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text-properties officeooo:rsid="06fed8c6" officeooo:paragraph-rsid="06fed8c6"/>
    </style:style>
    <style:style style:name="P62" style:family="paragraph" style:parent-style-name="Text_20_body">
      <style:text-properties officeooo:rsid="072bf8bb" officeooo:paragraph-rsid="072bf8bb"/>
    </style:style>
    <style:style style:name="P63" style:family="paragraph" style:parent-style-name="Text_20_body">
      <style:text-properties officeooo:paragraph-rsid="072bf8bb"/>
    </style:style>
    <style:style style:name="P64" style:family="paragraph" style:parent-style-name="Text_20_body">
      <style:text-properties officeooo:paragraph-rsid="072e8c4e"/>
    </style:style>
    <style:style style:name="P65" style:family="paragraph" style:parent-style-name="Text_20_body">
      <style:paragraph-properties fo:text-align="justify" style:justify-single-word="false" fo:padding="0in" fo:border="none" style:shadow="none" style:join-border="false"/>
    </style:style>
    <style:style style:name="P66" style:family="paragraph" style:parent-style-name="Text_20_body">
      <style:paragraph-properties fo:text-align="justify" style:justify-single-word="false" fo:padding="0in" fo:border="none" style:shadow="none" style:join-border="false"/>
      <style:text-properties officeooo:paragraph-rsid="0014a904"/>
    </style:style>
    <style:style style:name="P67" style:family="paragraph" style:parent-style-name="Text_20_body">
      <style:paragraph-properties fo:text-align="justify" style:justify-single-word="false" fo:padding="0in" fo:border="none" style:shadow="none" style:join-border="false"/>
      <style:text-properties officeooo:paragraph-rsid="0016533d"/>
    </style:style>
    <style:style style:name="P68" style:family="paragraph" style:parent-style-name="Text_20_body">
      <style:paragraph-properties fo:text-align="justify" style:justify-single-word="false" fo:padding="0in" fo:border="none" style:shadow="none" style:join-border="false"/>
      <style:text-properties officeooo:paragraph-rsid="001bd503"/>
    </style:style>
    <style:style style:name="P69" style:family="paragraph" style:parent-style-name="Text_20_body">
      <style:paragraph-properties fo:text-align="justify" style:justify-single-word="false" fo:padding="0in" fo:border="none" style:shadow="none" style:join-border="false"/>
      <style:text-properties officeooo:paragraph-rsid="001bef74"/>
    </style:style>
    <style:style style:name="P70" style:family="paragraph" style:parent-style-name="Text_20_body">
      <style:paragraph-properties fo:text-align="justify" style:justify-single-word="false" fo:padding="0in" fo:border="none" style:shadow="none" style:join-border="false"/>
      <style:text-properties officeooo:paragraph-rsid="001dff8b"/>
    </style:style>
    <style:style style:name="P71" style:family="paragraph" style:parent-style-name="Text_20_body">
      <style:paragraph-properties fo:text-align="justify" style:justify-single-word="false" fo:padding="0in" fo:border="none" style:shadow="none" style:join-border="false"/>
      <style:text-properties officeooo:paragraph-rsid="00234c58"/>
    </style:style>
    <style:style style:name="P72" style:family="paragraph" style:parent-style-name="Text_20_body">
      <style:paragraph-properties fo:text-align="justify" style:justify-single-word="false" fo:padding="0in" fo:border="none" style:shadow="none" style:join-border="false"/>
      <style:text-properties officeooo:paragraph-rsid="00240b24"/>
    </style:style>
    <style:style style:name="P73" style:family="paragraph" style:parent-style-name="Text_20_body">
      <style:paragraph-properties fo:text-align="justify" style:justify-single-word="false" fo:padding="0in" fo:border="none" style:shadow="none" style:join-border="false"/>
      <style:text-properties officeooo:paragraph-rsid="0027eccd"/>
    </style:style>
    <style:style style:name="P74" style:family="paragraph" style:parent-style-name="Text_20_body">
      <style:paragraph-properties fo:text-align="justify" style:justify-single-word="false" fo:padding="0in" fo:border="none" style:shadow="none" style:join-border="false"/>
      <style:text-properties officeooo:paragraph-rsid="002d4f2b"/>
    </style:style>
    <style:style style:name="P75" style:family="paragraph" style:parent-style-name="Text_20_body">
      <style:paragraph-properties fo:text-align="justify" style:justify-single-word="false" fo:padding="0in" fo:border="none" style:shadow="none" style:join-border="false"/>
      <style:text-properties officeooo:paragraph-rsid="0032aed4"/>
    </style:style>
    <style:style style:name="P76" style:family="paragraph" style:parent-style-name="Text_20_body">
      <style:paragraph-properties fo:text-align="justify" style:justify-single-word="false" fo:padding="0in" fo:border="none" style:shadow="none" style:join-border="false"/>
      <style:text-properties officeooo:paragraph-rsid="00380dd4"/>
    </style:style>
    <style:style style:name="P77" style:family="paragraph" style:parent-style-name="Text_20_body">
      <style:paragraph-properties fo:text-align="justify" style:justify-single-word="false" fo:padding="0in" fo:border="none" style:shadow="none" style:join-border="false"/>
      <style:text-properties officeooo:paragraph-rsid="00398145"/>
    </style:style>
    <style:style style:name="P78" style:family="paragraph" style:parent-style-name="Text_20_body">
      <style:paragraph-properties fo:text-align="justify" style:justify-single-word="false" fo:padding="0in" fo:border="none" style:shadow="none" style:join-border="false"/>
      <style:text-properties officeooo:paragraph-rsid="003ebfcd"/>
    </style:style>
    <style:style style:name="P79" style:family="paragraph" style:parent-style-name="Text_20_body">
      <style:paragraph-properties fo:text-align="justify" style:justify-single-word="false" fo:padding="0in" fo:border="none" style:shadow="none" style:join-border="false"/>
      <style:text-properties officeooo:paragraph-rsid="0040eeb4"/>
    </style:style>
    <style:style style:name="P80" style:family="paragraph" style:parent-style-name="Text_20_body">
      <style:paragraph-properties fo:text-align="justify" style:justify-single-word="false" fo:padding="0in" fo:border="none" style:shadow="none" style:join-border="false"/>
      <style:text-properties officeooo:paragraph-rsid="00458c95"/>
    </style:style>
    <style:style style:name="P81" style:family="paragraph" style:parent-style-name="Text_20_body">
      <style:paragraph-properties fo:text-align="justify" style:justify-single-word="false" fo:padding="0in" fo:border="none" style:shadow="none" style:join-border="false"/>
      <style:text-properties officeooo:paragraph-rsid="004c5d98"/>
    </style:style>
    <style:style style:name="P82" style:family="paragraph" style:parent-style-name="Text_20_body">
      <style:paragraph-properties fo:text-align="justify" style:justify-single-word="false" fo:padding="0in" fo:border="none" style:shadow="none" style:join-border="false"/>
      <style:text-properties officeooo:paragraph-rsid="00510860"/>
    </style:style>
    <style:style style:name="P83" style:family="paragraph" style:parent-style-name="Text_20_body">
      <style:paragraph-properties fo:text-align="justify" style:justify-single-word="false" fo:padding="0in" fo:border="none" style:shadow="none" style:join-border="false"/>
      <style:text-properties officeooo:paragraph-rsid="0052a72d"/>
    </style:style>
    <style:style style:name="P84" style:family="paragraph" style:parent-style-name="Text_20_body">
      <style:paragraph-properties fo:text-align="justify" style:justify-single-word="false" fo:padding="0in" fo:border="none" style:shadow="none" style:join-border="false"/>
      <style:text-properties officeooo:paragraph-rsid="0052ba96"/>
    </style:style>
    <style:style style:name="P85" style:family="paragraph" style:parent-style-name="Text_20_body">
      <style:paragraph-properties fo:text-align="justify" style:justify-single-word="false" fo:padding="0in" fo:border="none" style:shadow="none" style:join-border="false"/>
      <style:text-properties officeooo:paragraph-rsid="00590d78"/>
    </style:style>
    <style:style style:name="P86" style:family="paragraph" style:parent-style-name="Text_20_body">
      <style:paragraph-properties fo:text-align="justify" style:justify-single-word="false" fo:padding="0in" fo:border="none" style:shadow="none" style:join-border="false"/>
      <style:text-properties officeooo:paragraph-rsid="005a6737"/>
    </style:style>
    <style:style style:name="P87" style:family="paragraph" style:parent-style-name="Text_20_body">
      <style:paragraph-properties fo:text-align="justify" style:justify-single-word="false" fo:padding="0in" fo:border="none" style:shadow="none" style:join-border="false"/>
      <style:text-properties officeooo:paragraph-rsid="005ca0d1"/>
    </style:style>
    <style:style style:name="P88" style:family="paragraph" style:parent-style-name="Text_20_body">
      <style:paragraph-properties fo:text-align="justify" style:justify-single-word="false" fo:padding="0in" fo:border="none" style:shadow="none" style:join-border="false"/>
      <style:text-properties officeooo:paragraph-rsid="0073bd91"/>
    </style:style>
    <style:style style:name="P89" style:family="paragraph" style:parent-style-name="Text_20_body">
      <style:paragraph-properties fo:text-align="justify" style:justify-single-word="false" fo:padding="0in" fo:border="none" style:shadow="none" style:join-border="false"/>
      <style:text-properties officeooo:paragraph-rsid="008111f1"/>
    </style:style>
    <style:style style:name="P90" style:family="paragraph" style:parent-style-name="Text_20_body">
      <style:paragraph-properties fo:text-align="justify" style:justify-single-word="false" fo:padding="0in" fo:border="none" style:shadow="none" style:join-border="false"/>
      <style:text-properties officeooo:paragraph-rsid="008aac0e"/>
    </style:style>
    <style:style style:name="P91" style:family="paragraph" style:parent-style-name="Text_20_body">
      <style:paragraph-properties fo:text-align="justify" style:justify-single-word="false" fo:padding="0in" fo:border="none" style:shadow="none" style:join-border="false"/>
      <style:text-properties officeooo:paragraph-rsid="009d5f0f"/>
    </style:style>
    <style:style style:name="P92" style:family="paragraph" style:parent-style-name="Text_20_body">
      <style:paragraph-properties fo:text-align="justify" style:justify-single-word="false" fo:padding="0in" fo:border="none" style:shadow="none" style:join-border="false"/>
      <style:text-properties officeooo:paragraph-rsid="00a5ec12"/>
    </style:style>
    <style:style style:name="P93" style:family="paragraph" style:parent-style-name="Text_20_body">
      <style:paragraph-properties fo:text-align="justify" style:justify-single-word="false" fo:padding="0in" fo:border="none" style:shadow="none" style:join-border="false"/>
      <style:text-properties officeooo:paragraph-rsid="009a2491"/>
    </style:style>
    <style:style style:name="P94" style:family="paragraph" style:parent-style-name="Text_20_body">
      <style:paragraph-properties fo:text-align="justify" style:justify-single-word="false" fo:padding="0in" fo:border="none" style:shadow="none" style:join-border="false"/>
      <style:text-properties officeooo:paragraph-rsid="00b314fb"/>
    </style:style>
    <style:style style:name="P95" style:family="paragraph" style:parent-style-name="Text_20_body">
      <style:paragraph-properties fo:text-align="justify" style:justify-single-word="false" fo:padding="0in" fo:border="none" style:shadow="none" style:join-border="false"/>
      <style:text-properties officeooo:paragraph-rsid="00b678f6"/>
    </style:style>
    <style:style style:name="P96" style:family="paragraph" style:parent-style-name="Text_20_body">
      <style:paragraph-properties fo:text-align="justify" style:justify-single-word="false" fo:padding="0in" fo:border="none" style:shadow="none" style:join-border="false"/>
      <style:text-properties officeooo:paragraph-rsid="00b8476c"/>
    </style:style>
    <style:style style:name="P97" style:family="paragraph" style:parent-style-name="Text_20_body">
      <style:paragraph-properties fo:text-align="justify" style:justify-single-word="false" fo:padding="0in" fo:border="none" style:shadow="none" style:join-border="false"/>
      <style:text-properties officeooo:paragraph-rsid="00be78d0"/>
    </style:style>
    <style:style style:name="P98" style:family="paragraph" style:parent-style-name="Text_20_body">
      <style:paragraph-properties fo:text-align="justify" style:justify-single-word="false" fo:padding="0in" fo:border="none" style:shadow="none" style:join-border="false"/>
      <style:text-properties officeooo:paragraph-rsid="00be8e7d"/>
    </style:style>
    <style:style style:name="P99" style:family="paragraph" style:parent-style-name="Text_20_body">
      <style:paragraph-properties fo:text-align="justify" style:justify-single-word="false" fo:padding="0in" fo:border="none" style:shadow="none" style:join-border="false"/>
      <style:text-properties officeooo:paragraph-rsid="00c25b69"/>
    </style:style>
    <style:style style:name="P100" style:family="paragraph" style:parent-style-name="Text_20_body">
      <style:paragraph-properties fo:text-align="justify" style:justify-single-word="false" fo:padding="0in" fo:border="none" style:shadow="none" style:join-border="false"/>
      <style:text-properties officeooo:paragraph-rsid="00d2e70d"/>
    </style:style>
    <style:style style:name="P101" style:family="paragraph" style:parent-style-name="Text_20_body">
      <style:paragraph-properties fo:text-align="justify" style:justify-single-word="false" fo:padding="0in" fo:border="none" style:shadow="none" style:join-border="false"/>
      <style:text-properties officeooo:paragraph-rsid="00d4f210"/>
    </style:style>
    <style:style style:name="P102" style:family="paragraph" style:parent-style-name="Text_20_body">
      <style:paragraph-properties fo:text-align="justify" style:justify-single-word="false" fo:padding="0in" fo:border="none" style:shadow="none" style:join-border="false"/>
      <style:text-properties officeooo:paragraph-rsid="00d5f182"/>
    </style:style>
    <style:style style:name="P103" style:family="paragraph" style:parent-style-name="Text_20_body">
      <style:paragraph-properties fo:text-align="justify" style:justify-single-word="false" fo:padding="0in" fo:border="none" style:shadow="none" style:join-border="false"/>
      <style:text-properties officeooo:paragraph-rsid="00db2d22"/>
    </style:style>
    <style:style style:name="P104" style:family="paragraph" style:parent-style-name="Text_20_body">
      <style:paragraph-properties fo:text-align="justify" style:justify-single-word="false" fo:padding="0in" fo:border="none" style:shadow="none" style:join-border="false"/>
      <style:text-properties officeooo:paragraph-rsid="00e90811"/>
    </style:style>
    <style:style style:name="P105" style:family="paragraph" style:parent-style-name="Text_20_body">
      <style:paragraph-properties fo:text-align="justify" style:justify-single-word="false" fo:padding="0in" fo:border="none" style:shadow="none" style:join-border="false"/>
      <style:text-properties officeooo:paragraph-rsid="00f218dd"/>
    </style:style>
    <style:style style:name="P106" style:family="paragraph" style:parent-style-name="Text_20_body">
      <style:paragraph-properties fo:text-align="justify" style:justify-single-word="false" fo:padding="0in" fo:border="none" style:shadow="none" style:join-border="false"/>
      <style:text-properties officeooo:paragraph-rsid="00f33241"/>
    </style:style>
    <style:style style:name="P107" style:family="paragraph" style:parent-style-name="Text_20_body">
      <style:paragraph-properties fo:text-align="justify" style:justify-single-word="false" fo:padding="0in" fo:border="none" style:shadow="none" style:join-border="false"/>
      <style:text-properties officeooo:paragraph-rsid="00f815ef"/>
    </style:style>
    <style:style style:name="P108" style:family="paragraph" style:parent-style-name="Text_20_body">
      <style:paragraph-properties fo:text-align="justify" style:justify-single-word="false" fo:padding="0in" fo:border="none" style:shadow="none" style:join-border="false"/>
      <style:text-properties officeooo:paragraph-rsid="010b12c3"/>
    </style:style>
    <style:style style:name="P109" style:family="paragraph" style:parent-style-name="Text_20_body">
      <style:paragraph-properties fo:text-align="justify" style:justify-single-word="false" fo:padding="0in" fo:border="none" style:shadow="none" style:join-border="false"/>
      <style:text-properties officeooo:paragraph-rsid="010d1478"/>
    </style:style>
    <style:style style:name="P110" style:family="paragraph" style:parent-style-name="Text_20_body">
      <style:paragraph-properties fo:text-align="justify" style:justify-single-word="false" fo:padding="0in" fo:border="none" style:shadow="none" style:join-border="false"/>
      <style:text-properties officeooo:paragraph-rsid="01118e12"/>
    </style:style>
    <style:style style:name="P111" style:family="paragraph" style:parent-style-name="Text_20_body">
      <style:paragraph-properties fo:text-align="justify" style:justify-single-word="false" fo:padding="0in" fo:border="none" style:shadow="none" style:join-border="false"/>
      <style:text-properties officeooo:paragraph-rsid="011271db"/>
    </style:style>
    <style:style style:name="P112" style:family="paragraph" style:parent-style-name="Text_20_body">
      <style:paragraph-properties fo:text-align="justify" style:justify-single-word="false" fo:padding="0in" fo:border="none" style:shadow="none" style:join-border="false"/>
      <style:text-properties officeooo:paragraph-rsid="01243c6c"/>
    </style:style>
    <style:style style:name="P113" style:family="paragraph" style:parent-style-name="Text_20_body">
      <style:paragraph-properties fo:text-align="justify" style:justify-single-word="false" fo:padding="0in" fo:border="none" style:shadow="none" style:join-border="false"/>
      <style:text-properties officeooo:paragraph-rsid="012a9346"/>
    </style:style>
    <style:style style:name="P114" style:family="paragraph" style:parent-style-name="Text_20_body">
      <style:paragraph-properties fo:text-align="justify" style:justify-single-word="false" fo:padding="0in" fo:border="none" style:shadow="none" style:join-border="false"/>
      <style:text-properties officeooo:paragraph-rsid="013048ec"/>
    </style:style>
    <style:style style:name="P115" style:family="paragraph" style:parent-style-name="Text_20_body">
      <style:paragraph-properties fo:text-align="justify" style:justify-single-word="false" fo:padding="0in" fo:border="none" style:shadow="none" style:join-border="false"/>
      <style:text-properties officeooo:paragraph-rsid="01323cc6"/>
    </style:style>
    <style:style style:name="P116" style:family="paragraph" style:parent-style-name="Text_20_body">
      <style:paragraph-properties fo:text-align="justify" style:justify-single-word="false" fo:padding="0in" fo:border="none" style:shadow="none" style:join-border="false"/>
      <style:text-properties officeooo:paragraph-rsid="0132cc47"/>
    </style:style>
    <style:style style:name="P117" style:family="paragraph" style:parent-style-name="Text_20_body">
      <style:paragraph-properties fo:text-align="justify" style:justify-single-word="false" fo:padding="0in" fo:border="none" style:shadow="none" style:join-border="false"/>
      <style:text-properties officeooo:paragraph-rsid="01349ca0"/>
    </style:style>
    <style:style style:name="P118" style:family="paragraph" style:parent-style-name="Text_20_body">
      <style:paragraph-properties fo:text-align="justify" style:justify-single-word="false" fo:padding="0in" fo:border="none" style:shadow="none" style:join-border="false"/>
      <style:text-properties officeooo:paragraph-rsid="013c5098"/>
    </style:style>
    <style:style style:name="P119" style:family="paragraph" style:parent-style-name="Text_20_body">
      <style:paragraph-properties fo:text-align="justify" style:justify-single-word="false" fo:padding="0in" fo:border="none" style:shadow="none" style:join-border="false"/>
      <style:text-properties officeooo:paragraph-rsid="0140b668"/>
    </style:style>
    <style:style style:name="P120" style:family="paragraph" style:parent-style-name="Text_20_body">
      <style:paragraph-properties fo:text-align="justify" style:justify-single-word="false" fo:padding="0in" fo:border="none" style:shadow="none" style:join-border="false"/>
      <style:text-properties officeooo:paragraph-rsid="01554f58"/>
    </style:style>
    <style:style style:name="P121" style:family="paragraph" style:parent-style-name="Text_20_body">
      <style:paragraph-properties fo:text-align="justify" style:justify-single-word="false" fo:padding="0in" fo:border="none" style:shadow="none" style:join-border="false"/>
      <style:text-properties officeooo:paragraph-rsid="0163ef60"/>
    </style:style>
    <style:style style:name="P122" style:family="paragraph" style:parent-style-name="Text_20_body">
      <style:paragraph-properties fo:text-align="justify" style:justify-single-word="false" fo:padding="0in" fo:border="none" style:shadow="none" style:join-border="false"/>
      <style:text-properties officeooo:paragraph-rsid="016e587d"/>
    </style:style>
    <style:style style:name="P123" style:family="paragraph" style:parent-style-name="Text_20_body">
      <style:paragraph-properties fo:text-align="justify" style:justify-single-word="false" fo:padding="0in" fo:border="none" style:shadow="none" style:join-border="false"/>
      <style:text-properties officeooo:paragraph-rsid="01719c6e"/>
    </style:style>
    <style:style style:name="P124" style:family="paragraph" style:parent-style-name="Text_20_body">
      <style:paragraph-properties fo:text-align="justify" style:justify-single-word="false" fo:padding="0in" fo:border="none" style:shadow="none" style:join-border="false"/>
      <style:text-properties officeooo:paragraph-rsid="0175c9e7"/>
    </style:style>
    <style:style style:name="P125" style:family="paragraph" style:parent-style-name="Text_20_body">
      <style:paragraph-properties fo:text-align="justify" style:justify-single-word="false" fo:padding="0in" fo:border="none" style:shadow="none" style:join-border="false"/>
      <style:text-properties officeooo:paragraph-rsid="017a4825"/>
    </style:style>
    <style:style style:name="P126" style:family="paragraph" style:parent-style-name="Text_20_body">
      <style:paragraph-properties fo:text-align="justify" style:justify-single-word="false" fo:padding="0in" fo:border="none" style:shadow="none" style:join-border="false"/>
      <style:text-properties officeooo:paragraph-rsid="0144f423"/>
    </style:style>
    <style:style style:name="P127" style:family="paragraph" style:parent-style-name="Text_20_body">
      <style:paragraph-properties fo:text-align="justify" style:justify-single-word="false" fo:padding="0in" fo:border="none" style:shadow="none" style:join-border="false"/>
      <style:text-properties officeooo:paragraph-rsid="018ec3bd"/>
    </style:style>
    <style:style style:name="P128" style:family="paragraph" style:parent-style-name="Text_20_body">
      <style:paragraph-properties fo:text-align="justify" style:justify-single-word="false" fo:padding="0in" fo:border="none" style:shadow="none" style:join-border="false"/>
      <style:text-properties officeooo:paragraph-rsid="01866d24"/>
    </style:style>
    <style:style style:name="P129" style:family="paragraph" style:parent-style-name="Text_20_body">
      <style:paragraph-properties fo:text-align="justify" style:justify-single-word="false" fo:padding="0in" fo:border="none" style:shadow="none" style:join-border="false"/>
      <style:text-properties officeooo:paragraph-rsid="018f9cea"/>
    </style:style>
    <style:style style:name="P130" style:family="paragraph" style:parent-style-name="Text_20_body">
      <style:paragraph-properties fo:text-align="justify" style:justify-single-word="false" fo:padding="0in" fo:border="none" style:shadow="none" style:join-border="false"/>
      <style:text-properties officeooo:paragraph-rsid="0197d6da"/>
    </style:style>
    <style:style style:name="P131" style:family="paragraph" style:parent-style-name="Text_20_body">
      <style:paragraph-properties fo:text-align="justify" style:justify-single-word="false" fo:padding="0in" fo:border="none" style:shadow="none" style:join-border="false"/>
      <style:text-properties officeooo:paragraph-rsid="019d85fb"/>
    </style:style>
    <style:style style:name="P132" style:family="paragraph" style:parent-style-name="Text_20_body">
      <style:paragraph-properties fo:text-align="justify" style:justify-single-word="false" fo:padding="0in" fo:border="none" style:shadow="none" style:join-border="false"/>
      <style:text-properties officeooo:paragraph-rsid="01a41379"/>
    </style:style>
    <style:style style:name="P133" style:family="paragraph" style:parent-style-name="Text_20_body">
      <style:paragraph-properties fo:text-align="justify" style:justify-single-word="false" fo:padding="0in" fo:border="none" style:shadow="none" style:join-border="false"/>
      <style:text-properties officeooo:paragraph-rsid="01a0df4b"/>
    </style:style>
    <style:style style:name="P134" style:family="paragraph" style:parent-style-name="Text_20_body">
      <style:paragraph-properties fo:text-align="justify" style:justify-single-word="false" fo:padding="0in" fo:border="none" style:shadow="none" style:join-border="false"/>
      <style:text-properties officeooo:paragraph-rsid="01a67e87"/>
    </style:style>
    <style:style style:name="P135" style:family="paragraph" style:parent-style-name="Text_20_body">
      <style:paragraph-properties fo:text-align="justify" style:justify-single-word="false" fo:padding="0in" fo:border="none" style:shadow="none" style:join-border="false"/>
      <style:text-properties officeooo:paragraph-rsid="01ad9631"/>
    </style:style>
    <style:style style:name="P136" style:family="paragraph" style:parent-style-name="Text_20_body">
      <style:paragraph-properties fo:text-align="justify" style:justify-single-word="false" fo:padding="0in" fo:border="none" style:shadow="none" style:join-border="false"/>
      <style:text-properties officeooo:paragraph-rsid="01b0f9dd"/>
    </style:style>
    <style:style style:name="P137" style:family="paragraph" style:parent-style-name="Text_20_body">
      <style:paragraph-properties fo:text-align="justify" style:justify-single-word="false" fo:padding="0in" fo:border="none" style:shadow="none" style:join-border="false"/>
      <style:text-properties officeooo:paragraph-rsid="01bf8131"/>
    </style:style>
    <style:style style:name="P138" style:family="paragraph" style:parent-style-name="Text_20_body">
      <style:paragraph-properties fo:text-align="justify" style:justify-single-word="false" fo:padding="0in" fo:border="none" style:shadow="none" style:join-border="false"/>
      <style:text-properties officeooo:paragraph-rsid="01c29817"/>
    </style:style>
    <style:style style:name="P139" style:family="paragraph" style:parent-style-name="Text_20_body">
      <style:paragraph-properties fo:text-align="justify" style:justify-single-word="false" fo:padding="0in" fo:border="none" style:shadow="none" style:join-border="false"/>
      <style:text-properties officeooo:paragraph-rsid="01c9cf02"/>
    </style:style>
    <style:style style:name="P140" style:family="paragraph" style:parent-style-name="Text_20_body">
      <style:paragraph-properties fo:text-align="justify" style:justify-single-word="false" fo:padding="0in" fo:border="none" style:shadow="none" style:join-border="false"/>
      <style:text-properties officeooo:paragraph-rsid="01d2bd1d"/>
    </style:style>
    <style:style style:name="P141" style:family="paragraph" style:parent-style-name="Text_20_body">
      <style:paragraph-properties fo:text-align="justify" style:justify-single-word="false" fo:padding="0in" fo:border="none" style:shadow="none" style:join-border="false"/>
      <style:text-properties officeooo:paragraph-rsid="01d6840d"/>
    </style:style>
    <style:style style:name="P142" style:family="paragraph" style:parent-style-name="Text_20_body">
      <style:paragraph-properties fo:text-align="justify" style:justify-single-word="false" fo:padding="0in" fo:border="none" style:shadow="none" style:join-border="false"/>
      <style:text-properties officeooo:paragraph-rsid="01dad993"/>
    </style:style>
    <style:style style:name="P143" style:family="paragraph" style:parent-style-name="Text_20_body">
      <style:paragraph-properties fo:text-align="justify" style:justify-single-word="false" fo:padding="0in" fo:border="none" style:shadow="none" style:join-border="false"/>
      <style:text-properties officeooo:paragraph-rsid="01412d7c"/>
    </style:style>
    <style:style style:name="P144" style:family="paragraph" style:parent-style-name="Text_20_body">
      <style:paragraph-properties fo:text-align="justify" style:justify-single-word="false" fo:padding="0in" fo:border="none" style:shadow="none" style:join-border="false"/>
      <style:text-properties officeooo:paragraph-rsid="01f3dd42"/>
    </style:style>
    <style:style style:name="P145" style:family="paragraph" style:parent-style-name="Text_20_body">
      <style:paragraph-properties fo:text-align="justify" style:justify-single-word="false" fo:padding="0in" fo:border="none" style:shadow="none" style:join-border="false"/>
      <style:text-properties officeooo:paragraph-rsid="01167098"/>
    </style:style>
    <style:style style:name="P146" style:family="paragraph" style:parent-style-name="Text_20_body">
      <style:paragraph-properties fo:text-align="justify" style:justify-single-word="false" fo:padding="0in" fo:border="none" style:shadow="none" style:join-border="false"/>
      <style:text-properties officeooo:paragraph-rsid="01358f25"/>
    </style:style>
    <style:style style:name="P147" style:family="paragraph" style:parent-style-name="Text_20_body">
      <style:paragraph-properties fo:text-align="justify" style:justify-single-word="false" fo:padding="0in" fo:border="none" style:shadow="none" style:join-border="false"/>
      <style:text-properties officeooo:paragraph-rsid="01f720c0"/>
    </style:style>
    <style:style style:name="P148" style:family="paragraph" style:parent-style-name="Text_20_body">
      <style:paragraph-properties fo:text-align="justify" style:justify-single-word="false" fo:padding="0in" fo:border="none" style:shadow="none" style:join-border="false"/>
      <style:text-properties officeooo:paragraph-rsid="01f92179"/>
    </style:style>
    <style:style style:name="P149" style:family="paragraph" style:parent-style-name="Text_20_body">
      <style:paragraph-properties fo:text-align="justify" style:justify-single-word="false" fo:padding="0in" fo:border="none" style:shadow="none" style:join-border="false"/>
      <style:text-properties officeooo:paragraph-rsid="01ffcd80"/>
    </style:style>
    <style:style style:name="P150" style:family="paragraph" style:parent-style-name="Text_20_body">
      <style:paragraph-properties fo:text-align="justify" style:justify-single-word="false" fo:padding="0in" fo:border="none" style:shadow="none" style:join-border="false"/>
      <style:text-properties officeooo:paragraph-rsid="021486df"/>
    </style:style>
    <style:style style:name="P151" style:family="paragraph" style:parent-style-name="Text_20_body">
      <style:paragraph-properties fo:text-align="justify" style:justify-single-word="false" fo:padding="0in" fo:border="none" style:shadow="none" style:join-border="false"/>
      <style:text-properties officeooo:paragraph-rsid="022dfed5"/>
    </style:style>
    <style:style style:name="P152" style:family="paragraph" style:parent-style-name="Text_20_body">
      <style:paragraph-properties fo:text-align="justify" style:justify-single-word="false" fo:padding="0in" fo:border="none" style:shadow="none" style:join-border="false"/>
      <style:text-properties officeooo:paragraph-rsid="02305904"/>
    </style:style>
    <style:style style:name="P153" style:family="paragraph" style:parent-style-name="Text_20_body">
      <style:paragraph-properties fo:text-align="justify" style:justify-single-word="false" fo:padding="0in" fo:border="none" style:shadow="none" style:join-border="false"/>
      <style:text-properties officeooo:paragraph-rsid="023819f3"/>
    </style:style>
    <style:style style:name="P154" style:family="paragraph" style:parent-style-name="Text_20_body">
      <style:paragraph-properties fo:text-align="justify" style:justify-single-word="false" fo:padding="0in" fo:border="none" style:shadow="none" style:join-border="false"/>
      <style:text-properties officeooo:paragraph-rsid="023cb66a"/>
    </style:style>
    <style:style style:name="P155" style:family="paragraph" style:parent-style-name="Text_20_body">
      <style:paragraph-properties fo:text-align="justify" style:justify-single-word="false" fo:padding="0in" fo:border="none" style:shadow="none" style:join-border="false"/>
      <style:text-properties officeooo:paragraph-rsid="0241f1e6"/>
    </style:style>
    <style:style style:name="P156" style:family="paragraph" style:parent-style-name="Text_20_body">
      <style:paragraph-properties fo:text-align="justify" style:justify-single-word="false" fo:padding="0in" fo:border="none" style:shadow="none" style:join-border="false"/>
      <style:text-properties officeooo:paragraph-rsid="02466f3d"/>
    </style:style>
    <style:style style:name="P157" style:family="paragraph" style:parent-style-name="Text_20_body">
      <style:paragraph-properties fo:text-align="justify" style:justify-single-word="false" fo:padding="0in" fo:border="none" style:shadow="none" style:join-border="false"/>
      <style:text-properties officeooo:paragraph-rsid="02764f40"/>
    </style:style>
    <style:style style:name="P158" style:family="paragraph" style:parent-style-name="Text_20_body">
      <style:paragraph-properties fo:text-align="justify" style:justify-single-word="false" fo:padding="0in" fo:border="none" style:shadow="none" style:join-border="false"/>
      <style:text-properties officeooo:paragraph-rsid="027cba96"/>
    </style:style>
    <style:style style:name="P159" style:family="paragraph" style:parent-style-name="Text_20_body">
      <style:paragraph-properties fo:text-align="justify" style:justify-single-word="false" fo:padding="0in" fo:border="none" style:shadow="none" style:join-border="false"/>
      <style:text-properties officeooo:paragraph-rsid="02826bc9"/>
    </style:style>
    <style:style style:name="P160" style:family="paragraph" style:parent-style-name="Text_20_body">
      <style:paragraph-properties fo:text-align="justify" style:justify-single-word="false" fo:padding="0in" fo:border="none" style:shadow="none" style:join-border="false"/>
      <style:text-properties officeooo:paragraph-rsid="02866627"/>
    </style:style>
    <style:style style:name="P161" style:family="paragraph" style:parent-style-name="Text_20_body">
      <style:paragraph-properties fo:text-align="justify" style:justify-single-word="false" fo:padding="0in" fo:border="none" style:shadow="none" style:join-border="false"/>
      <style:text-properties officeooo:paragraph-rsid="0289331f"/>
    </style:style>
    <style:style style:name="P162" style:family="paragraph" style:parent-style-name="Text_20_body">
      <style:paragraph-properties fo:text-align="justify" style:justify-single-word="false" fo:padding="0in" fo:border="none" style:shadow="none" style:join-border="false"/>
      <style:text-properties officeooo:paragraph-rsid="028e90c9"/>
    </style:style>
    <style:style style:name="P163" style:family="paragraph" style:parent-style-name="Text_20_body">
      <style:paragraph-properties fo:text-align="justify" style:justify-single-word="false" fo:padding="0in" fo:border="none" style:shadow="none" style:join-border="false"/>
      <style:text-properties officeooo:paragraph-rsid="00437e03"/>
    </style:style>
    <style:style style:name="P164" style:family="paragraph" style:parent-style-name="Text_20_body">
      <style:paragraph-properties fo:text-align="justify" style:justify-single-word="false" fo:padding="0in" fo:border="none" style:shadow="none" style:join-border="false"/>
      <style:text-properties officeooo:paragraph-rsid="029ae16f"/>
    </style:style>
    <style:style style:name="P165" style:family="paragraph" style:parent-style-name="Text_20_body">
      <style:paragraph-properties fo:text-align="justify" style:justify-single-word="false" fo:padding="0in" fo:border="none" style:shadow="none" style:join-border="false"/>
      <style:text-properties officeooo:paragraph-rsid="029da12d"/>
    </style:style>
    <style:style style:name="P166" style:family="paragraph" style:parent-style-name="Text_20_body">
      <style:paragraph-properties fo:text-align="justify" style:justify-single-word="false" fo:padding="0in" fo:border="none" style:shadow="none" style:join-border="false"/>
      <style:text-properties officeooo:paragraph-rsid="029dfc18"/>
    </style:style>
    <style:style style:name="P167" style:family="paragraph" style:parent-style-name="Text_20_body">
      <style:paragraph-properties fo:text-align="justify" style:justify-single-word="false" fo:padding="0in" fo:border="none" style:shadow="none" style:join-border="false"/>
      <style:text-properties officeooo:paragraph-rsid="02b0bb9b"/>
    </style:style>
    <style:style style:name="P168" style:family="paragraph" style:parent-style-name="Text_20_body">
      <style:paragraph-properties fo:text-align="justify" style:justify-single-word="false" fo:padding="0in" fo:border="none" style:shadow="none" style:join-border="false"/>
      <style:text-properties officeooo:paragraph-rsid="02a812b9"/>
    </style:style>
    <style:style style:name="P169" style:family="paragraph" style:parent-style-name="Text_20_body">
      <style:paragraph-properties fo:text-align="justify" style:justify-single-word="false" fo:padding="0in" fo:border="none" style:shadow="none" style:join-border="false"/>
      <style:text-properties officeooo:paragraph-rsid="02b129c4"/>
    </style:style>
    <style:style style:name="P170" style:family="paragraph" style:parent-style-name="Text_20_body">
      <style:paragraph-properties fo:text-align="justify" style:justify-single-word="false" fo:padding="0in" fo:border="none" style:shadow="none" style:join-border="false"/>
      <style:text-properties officeooo:paragraph-rsid="02b60122"/>
    </style:style>
    <style:style style:name="P171" style:family="paragraph" style:parent-style-name="Text_20_body">
      <style:paragraph-properties fo:text-align="justify" style:justify-single-word="false" fo:padding="0in" fo:border="none" style:shadow="none" style:join-border="false"/>
      <style:text-properties officeooo:paragraph-rsid="02be9706"/>
    </style:style>
    <style:style style:name="P172" style:family="paragraph" style:parent-style-name="Text_20_body">
      <style:paragraph-properties fo:text-align="justify" style:justify-single-word="false" fo:padding="0in" fo:border="none" style:shadow="none" style:join-border="false"/>
      <style:text-properties officeooo:paragraph-rsid="02c7f0f4"/>
    </style:style>
    <style:style style:name="P173" style:family="paragraph" style:parent-style-name="Text_20_body">
      <style:paragraph-properties fo:text-align="justify" style:justify-single-word="false" fo:padding="0in" fo:border="none" style:shadow="none" style:join-border="false"/>
      <style:text-properties officeooo:paragraph-rsid="02c95ff8"/>
    </style:style>
    <style:style style:name="P174" style:family="paragraph" style:parent-style-name="Text_20_body">
      <style:paragraph-properties fo:text-align="justify" style:justify-single-word="false" fo:padding="0in" fo:border="none" style:shadow="none" style:join-border="false"/>
      <style:text-properties officeooo:paragraph-rsid="02c8ceeb"/>
    </style:style>
    <style:style style:name="P175" style:family="paragraph" style:parent-style-name="Text_20_body">
      <style:paragraph-properties fo:text-align="justify" style:justify-single-word="false" fo:padding="0in" fo:border="none" style:shadow="none" style:join-border="false"/>
      <style:text-properties officeooo:paragraph-rsid="02d47c5e"/>
    </style:style>
    <style:style style:name="P176" style:family="paragraph" style:parent-style-name="Text_20_body">
      <style:paragraph-properties fo:text-align="justify" style:justify-single-word="false" fo:padding="0in" fo:border="none" style:shadow="none" style:join-border="false"/>
      <style:text-properties officeooo:paragraph-rsid="02d7e18f"/>
    </style:style>
    <style:style style:name="P177" style:family="paragraph" style:parent-style-name="Text_20_body">
      <style:paragraph-properties fo:text-align="justify" style:justify-single-word="false" fo:padding="0in" fo:border="none" style:shadow="none" style:join-border="false"/>
      <style:text-properties officeooo:paragraph-rsid="02e7ece8"/>
    </style:style>
    <style:style style:name="P178" style:family="paragraph" style:parent-style-name="Text_20_body">
      <style:paragraph-properties fo:text-align="justify" style:justify-single-word="false" fo:padding="0in" fo:border="none" style:shadow="none" style:join-border="false"/>
      <style:text-properties officeooo:paragraph-rsid="0137a7bc"/>
    </style:style>
    <style:style style:name="P179" style:family="paragraph" style:parent-style-name="Text_20_body">
      <style:paragraph-properties fo:text-align="justify" style:justify-single-word="false" fo:padding="0in" fo:border="none" style:shadow="none" style:join-border="false"/>
      <style:text-properties officeooo:paragraph-rsid="013d04c6"/>
    </style:style>
    <style:style style:name="P180" style:family="paragraph" style:parent-style-name="Text_20_body">
      <style:paragraph-properties fo:text-align="justify" style:justify-single-word="false" fo:padding="0in" fo:border="none" style:shadow="none" style:join-border="false"/>
      <style:text-properties officeooo:paragraph-rsid="02435cf4"/>
    </style:style>
    <style:style style:name="P181" style:family="paragraph" style:parent-style-name="Text_20_body">
      <style:paragraph-properties fo:text-align="justify" style:justify-single-word="false" fo:padding="0in" fo:border="none" style:shadow="none" style:join-border="false"/>
      <style:text-properties officeooo:paragraph-rsid="02f0b67e"/>
    </style:style>
    <style:style style:name="P182" style:family="paragraph" style:parent-style-name="Text_20_body">
      <style:paragraph-properties fo:text-align="justify" style:justify-single-word="false" fo:padding="0in" fo:border="none" style:shadow="none" style:join-border="false"/>
      <style:text-properties officeooo:paragraph-rsid="0308623e"/>
    </style:style>
    <style:style style:name="P183" style:family="paragraph" style:parent-style-name="Text_20_body">
      <style:paragraph-properties fo:text-align="justify" style:justify-single-word="false" fo:padding="0in" fo:border="none" style:shadow="none" style:join-border="false"/>
      <style:text-properties officeooo:paragraph-rsid="030bc30e"/>
    </style:style>
    <style:style style:name="P184" style:family="paragraph" style:parent-style-name="Text_20_body">
      <style:paragraph-properties fo:text-align="justify" style:justify-single-word="false" fo:padding="0in" fo:border="none" style:shadow="none" style:join-border="false"/>
      <style:text-properties officeooo:paragraph-rsid="030c00b5"/>
    </style:style>
    <style:style style:name="P185" style:family="paragraph" style:parent-style-name="Text_20_body">
      <style:paragraph-properties fo:text-align="justify" style:justify-single-word="false" fo:padding="0in" fo:border="none" style:shadow="none" style:join-border="false"/>
      <style:text-properties officeooo:paragraph-rsid="0310f7ed"/>
    </style:style>
    <style:style style:name="P186" style:family="paragraph" style:parent-style-name="Text_20_body">
      <style:paragraph-properties fo:text-align="justify" style:justify-single-word="false" fo:padding="0in" fo:border="none" style:shadow="none" style:join-border="false"/>
      <style:text-properties officeooo:paragraph-rsid="03126e40"/>
    </style:style>
    <style:style style:name="P187" style:family="paragraph" style:parent-style-name="Text_20_body">
      <style:paragraph-properties fo:text-align="justify" style:justify-single-word="false" fo:padding="0in" fo:border="none" style:shadow="none" style:join-border="false"/>
      <style:text-properties officeooo:paragraph-rsid="03131d82"/>
    </style:style>
    <style:style style:name="P188" style:family="paragraph" style:parent-style-name="Text_20_body">
      <style:paragraph-properties fo:text-align="justify" style:justify-single-word="false" fo:padding="0in" fo:border="none" style:shadow="none" style:join-border="false"/>
      <style:text-properties officeooo:paragraph-rsid="0313c8e3"/>
    </style:style>
    <style:style style:name="P189" style:family="paragraph" style:parent-style-name="Text_20_body">
      <style:paragraph-properties fo:text-align="justify" style:justify-single-word="false" fo:padding="0in" fo:border="none" style:shadow="none" style:join-border="false"/>
      <style:text-properties officeooo:paragraph-rsid="0313ff46"/>
    </style:style>
    <style:style style:name="P190" style:family="paragraph" style:parent-style-name="Text_20_body">
      <style:paragraph-properties fo:text-align="justify" style:justify-single-word="false" fo:padding="0in" fo:border="none" style:shadow="none" style:join-border="false"/>
      <style:text-properties officeooo:paragraph-rsid="031673eb"/>
    </style:style>
    <style:style style:name="P191" style:family="paragraph" style:parent-style-name="Text_20_body">
      <style:paragraph-properties fo:text-align="justify" style:justify-single-word="false" fo:padding="0in" fo:border="none" style:shadow="none" style:join-border="false"/>
      <style:text-properties officeooo:paragraph-rsid="0316cf7e"/>
    </style:style>
    <style:style style:name="P192" style:family="paragraph" style:parent-style-name="Text_20_body">
      <style:paragraph-properties fo:text-align="justify" style:justify-single-word="false" fo:padding="0in" fo:border="none" style:shadow="none" style:join-border="false"/>
      <style:text-properties officeooo:paragraph-rsid="031a1923"/>
    </style:style>
    <style:style style:name="P193" style:family="paragraph" style:parent-style-name="Text_20_body">
      <style:paragraph-properties fo:text-align="justify" style:justify-single-word="false" fo:padding="0in" fo:border="none" style:shadow="none" style:join-border="false"/>
      <style:text-properties officeooo:paragraph-rsid="031b6890"/>
    </style:style>
    <style:style style:name="P194" style:family="paragraph" style:parent-style-name="Text_20_body">
      <style:paragraph-properties fo:text-align="justify" style:justify-single-word="false" fo:padding="0in" fo:border="none" style:shadow="none" style:join-border="false"/>
      <style:text-properties officeooo:paragraph-rsid="031e1c32"/>
    </style:style>
    <style:style style:name="P195" style:family="paragraph" style:parent-style-name="Text_20_body">
      <style:paragraph-properties fo:text-align="justify" style:justify-single-word="false" fo:padding="0in" fo:border="none" style:shadow="none" style:join-border="false"/>
      <style:text-properties officeooo:paragraph-rsid="031fe31d"/>
    </style:style>
    <style:style style:name="P196" style:family="paragraph" style:parent-style-name="Text_20_body">
      <style:paragraph-properties fo:text-align="justify" style:justify-single-word="false" fo:padding="0in" fo:border="none" style:shadow="none" style:join-border="false"/>
      <style:text-properties officeooo:paragraph-rsid="032191bc"/>
    </style:style>
    <style:style style:name="P197" style:family="paragraph" style:parent-style-name="Text_20_body">
      <style:paragraph-properties fo:text-align="justify" style:justify-single-word="false" fo:padding="0in" fo:border="none" style:shadow="none" style:join-border="false"/>
      <style:text-properties officeooo:paragraph-rsid="03268562"/>
    </style:style>
    <style:style style:name="P198" style:family="paragraph" style:parent-style-name="Text_20_body">
      <style:paragraph-properties fo:text-align="justify" style:justify-single-word="false" fo:padding="0in" fo:border="none" style:shadow="none" style:join-border="false"/>
      <style:text-properties officeooo:paragraph-rsid="03340e48"/>
    </style:style>
    <style:style style:name="P199" style:family="paragraph" style:parent-style-name="Text_20_body">
      <style:paragraph-properties fo:text-align="justify" style:justify-single-word="false" fo:padding="0in" fo:border="none" style:shadow="none" style:join-border="false"/>
      <style:text-properties officeooo:paragraph-rsid="033d1ed2"/>
    </style:style>
    <style:style style:name="P200" style:family="paragraph" style:parent-style-name="Text_20_body">
      <style:paragraph-properties fo:text-align="justify" style:justify-single-word="false" fo:padding="0in" fo:border="none" style:shadow="none" style:join-border="false"/>
      <style:text-properties officeooo:paragraph-rsid="033d78e4"/>
    </style:style>
    <style:style style:name="P201" style:family="paragraph" style:parent-style-name="Text_20_body">
      <style:paragraph-properties fo:text-align="justify" style:justify-single-word="false" fo:padding="0in" fo:border="none" style:shadow="none" style:join-border="false"/>
      <style:text-properties officeooo:paragraph-rsid="033ea96a"/>
    </style:style>
    <style:style style:name="P202" style:family="paragraph" style:parent-style-name="Text_20_body">
      <style:paragraph-properties fo:text-align="justify" style:justify-single-word="false" fo:padding="0in" fo:border="none" style:shadow="none" style:join-border="false"/>
      <style:text-properties officeooo:paragraph-rsid="03434c07"/>
    </style:style>
    <style:style style:name="P203" style:family="paragraph" style:parent-style-name="Text_20_body">
      <style:paragraph-properties fo:text-align="justify" style:justify-single-word="false" fo:padding="0in" fo:border="none" style:shadow="none" style:join-border="false"/>
      <style:text-properties officeooo:paragraph-rsid="0348f3e2"/>
    </style:style>
    <style:style style:name="P204" style:family="paragraph" style:parent-style-name="Text_20_body">
      <style:paragraph-properties fo:text-align="justify" style:justify-single-word="false" fo:padding="0in" fo:border="none" style:shadow="none" style:join-border="false"/>
      <style:text-properties officeooo:paragraph-rsid="027021df"/>
    </style:style>
    <style:style style:name="P205" style:family="paragraph" style:parent-style-name="Text_20_body">
      <style:paragraph-properties fo:text-align="justify" style:justify-single-word="false" fo:padding="0in" fo:border="none" style:shadow="none" style:join-border="false"/>
      <style:text-properties officeooo:paragraph-rsid="035bb7f9"/>
    </style:style>
    <style:style style:name="P206" style:family="paragraph" style:parent-style-name="Text_20_body">
      <style:paragraph-properties fo:text-align="justify" style:justify-single-word="false" fo:padding="0in" fo:border="none" style:shadow="none" style:join-border="false"/>
      <style:text-properties officeooo:paragraph-rsid="026d7fb9"/>
    </style:style>
    <style:style style:name="P207" style:family="paragraph" style:parent-style-name="Text_20_body">
      <style:paragraph-properties fo:text-align="justify" style:justify-single-word="false" fo:padding="0in" fo:border="none" style:shadow="none" style:join-border="false"/>
      <style:text-properties officeooo:paragraph-rsid="00bfcb27"/>
    </style:style>
    <style:style style:name="P208" style:family="paragraph" style:parent-style-name="Text_20_body">
      <style:paragraph-properties fo:text-align="justify" style:justify-single-word="false" fo:padding="0in" fo:border="none" style:shadow="none" style:join-border="false"/>
      <style:text-properties officeooo:paragraph-rsid="00e58c63"/>
    </style:style>
    <style:style style:name="P209" style:family="paragraph" style:parent-style-name="Text_20_body">
      <style:paragraph-properties fo:text-align="justify" style:justify-single-word="false" fo:padding="0in" fo:border="none" style:shadow="none" style:join-border="false"/>
      <style:text-properties officeooo:paragraph-rsid="012d62d4"/>
    </style:style>
    <style:style style:name="P210" style:family="paragraph" style:parent-style-name="Text_20_body">
      <style:paragraph-properties fo:text-align="justify" style:justify-single-word="false" fo:padding="0in" fo:border="none" style:shadow="none" style:join-border="false"/>
      <style:text-properties officeooo:paragraph-rsid="03acd4f9"/>
    </style:style>
    <style:style style:name="P211" style:family="paragraph" style:parent-style-name="Text_20_body">
      <style:paragraph-properties fo:text-align="justify" style:justify-single-word="false" fo:padding="0in" fo:border="none" style:shadow="none" style:join-border="false"/>
      <style:text-properties officeooo:paragraph-rsid="03ad2323"/>
    </style:style>
    <style:style style:name="P212" style:family="paragraph" style:parent-style-name="Text_20_body">
      <style:paragraph-properties fo:text-align="justify" style:justify-single-word="false" fo:padding="0in" fo:border="none" style:shadow="none" style:join-border="false"/>
      <style:text-properties officeooo:paragraph-rsid="03bdb2e6"/>
    </style:style>
    <style:style style:name="P213" style:family="paragraph" style:parent-style-name="Text_20_body">
      <style:paragraph-properties fo:text-align="justify" style:justify-single-word="false" fo:padding="0in" fo:border="none" style:shadow="none" style:join-border="false"/>
      <style:text-properties officeooo:paragraph-rsid="03c3c9b5"/>
    </style:style>
    <style:style style:name="P214" style:family="paragraph" style:parent-style-name="Text_20_body">
      <style:paragraph-properties fo:text-align="justify" style:justify-single-word="false" fo:padding="0in" fo:border="none" style:shadow="none" style:join-border="false"/>
      <style:text-properties officeooo:paragraph-rsid="03b4893b"/>
    </style:style>
    <style:style style:name="P215" style:family="paragraph" style:parent-style-name="Text_20_body">
      <style:paragraph-properties fo:text-align="justify" style:justify-single-word="false" fo:padding="0in" fo:border="none" style:shadow="none" style:join-border="false"/>
      <style:text-properties officeooo:paragraph-rsid="03ba4c36"/>
    </style:style>
    <style:style style:name="P216" style:family="paragraph" style:parent-style-name="Text_20_body">
      <style:paragraph-properties fo:text-align="justify" style:justify-single-word="false" fo:padding="0in" fo:border="none" style:shadow="none" style:join-border="false"/>
      <style:text-properties officeooo:paragraph-rsid="03cce676"/>
    </style:style>
    <style:style style:name="P217" style:family="paragraph" style:parent-style-name="Text_20_body">
      <style:paragraph-properties fo:text-align="justify" style:justify-single-word="false" fo:padding="0in" fo:border="none" style:shadow="none" style:join-border="false"/>
      <style:text-properties officeooo:paragraph-rsid="03cff854"/>
    </style:style>
    <style:style style:name="P218" style:family="paragraph" style:parent-style-name="Text_20_body">
      <style:paragraph-properties fo:text-align="justify" style:justify-single-word="false" fo:padding="0in" fo:border="none" style:shadow="none" style:join-border="false"/>
      <style:text-properties officeooo:paragraph-rsid="03d0ddb8"/>
    </style:style>
    <style:style style:name="P219" style:family="paragraph" style:parent-style-name="Text_20_body">
      <style:paragraph-properties fo:text-align="justify" style:justify-single-word="false" fo:padding="0in" fo:border="none" style:shadow="none" style:join-border="false"/>
      <style:text-properties officeooo:paragraph-rsid="03d67f98"/>
    </style:style>
    <style:style style:name="P220" style:family="paragraph" style:parent-style-name="Text_20_body">
      <style:paragraph-properties fo:text-align="justify" style:justify-single-word="false" fo:padding="0in" fo:border="none" style:shadow="none" style:join-border="false"/>
      <style:text-properties officeooo:paragraph-rsid="03db2667"/>
    </style:style>
    <style:style style:name="P221" style:family="paragraph" style:parent-style-name="Text_20_body">
      <style:paragraph-properties fo:text-align="justify" style:justify-single-word="false" fo:padding="0in" fo:border="none" style:shadow="none" style:join-border="false"/>
      <style:text-properties officeooo:paragraph-rsid="03e2de3a"/>
    </style:style>
    <style:style style:name="P222" style:family="paragraph" style:parent-style-name="Text_20_body">
      <style:paragraph-properties fo:text-align="justify" style:justify-single-word="false" fo:padding="0in" fo:border="none" style:shadow="none" style:join-border="false"/>
      <style:text-properties officeooo:paragraph-rsid="03e3105b"/>
    </style:style>
    <style:style style:name="P223" style:family="paragraph" style:parent-style-name="Text_20_body">
      <style:paragraph-properties fo:text-align="justify" style:justify-single-word="false" fo:padding="0in" fo:border="none" style:shadow="none" style:join-border="false"/>
      <style:text-properties officeooo:paragraph-rsid="03e700ee"/>
    </style:style>
    <style:style style:name="P224" style:family="paragraph" style:parent-style-name="Text_20_body">
      <style:paragraph-properties fo:text-align="justify" style:justify-single-word="false" fo:padding="0in" fo:border="none" style:shadow="none" style:join-border="false"/>
      <style:text-properties officeooo:paragraph-rsid="03ea5fb8"/>
    </style:style>
    <style:style style:name="P225" style:family="paragraph" style:parent-style-name="Text_20_body">
      <style:paragraph-properties fo:text-align="justify" style:justify-single-word="false" fo:padding="0in" fo:border="none" style:shadow="none" style:join-border="false"/>
      <style:text-properties officeooo:paragraph-rsid="03f228c6"/>
    </style:style>
    <style:style style:name="P226" style:family="paragraph" style:parent-style-name="Text_20_body">
      <style:paragraph-properties fo:text-align="justify" style:justify-single-word="false" fo:padding="0in" fo:border="none" style:shadow="none" style:join-border="false"/>
      <style:text-properties officeooo:paragraph-rsid="03f4e555"/>
    </style:style>
    <style:style style:name="P227" style:family="paragraph" style:parent-style-name="Text_20_body">
      <style:paragraph-properties fo:text-align="justify" style:justify-single-word="false" fo:padding="0in" fo:border="none" style:shadow="none" style:join-border="false"/>
      <style:text-properties officeooo:paragraph-rsid="03fb0aa7"/>
    </style:style>
    <style:style style:name="P228" style:family="paragraph" style:parent-style-name="Text_20_body">
      <style:paragraph-properties fo:text-align="justify" style:justify-single-word="false" fo:padding="0in" fo:border="none" style:shadow="none" style:join-border="false"/>
      <style:text-properties officeooo:paragraph-rsid="04067a56"/>
    </style:style>
    <style:style style:name="P229" style:family="paragraph" style:parent-style-name="Text_20_body">
      <style:paragraph-properties fo:text-align="justify" style:justify-single-word="false" fo:padding="0in" fo:border="none" style:shadow="none" style:join-border="false"/>
      <style:text-properties officeooo:paragraph-rsid="0407dba2"/>
    </style:style>
    <style:style style:name="P230" style:family="paragraph" style:parent-style-name="Text_20_body">
      <style:paragraph-properties fo:text-align="justify" style:justify-single-word="false" fo:padding="0in" fo:border="none" style:shadow="none" style:join-border="false"/>
      <style:text-properties officeooo:paragraph-rsid="040c7009"/>
    </style:style>
    <style:style style:name="P231" style:family="paragraph" style:parent-style-name="Text_20_body">
      <style:paragraph-properties fo:text-align="justify" style:justify-single-word="false" fo:padding="0in" fo:border="none" style:shadow="none" style:join-border="false"/>
      <style:text-properties officeooo:paragraph-rsid="040dad1b"/>
    </style:style>
    <style:style style:name="P232" style:family="paragraph" style:parent-style-name="Text_20_body">
      <style:paragraph-properties fo:text-align="justify" style:justify-single-word="false" fo:padding="0in" fo:border="none" style:shadow="none" style:join-border="false"/>
      <style:text-properties officeooo:paragraph-rsid="040de2d6"/>
    </style:style>
    <style:style style:name="P233" style:family="paragraph" style:parent-style-name="Text_20_body">
      <style:paragraph-properties fo:text-align="justify" style:justify-single-word="false" fo:padding="0in" fo:border="none" style:shadow="none" style:join-border="false"/>
      <style:text-properties officeooo:paragraph-rsid="04188948"/>
    </style:style>
    <style:style style:name="P234" style:family="paragraph" style:parent-style-name="Text_20_body">
      <style:paragraph-properties fo:text-align="justify" style:justify-single-word="false" fo:padding="0in" fo:border="none" style:shadow="none" style:join-border="false"/>
      <style:text-properties officeooo:paragraph-rsid="020535d4"/>
    </style:style>
    <style:style style:name="P235" style:family="paragraph" style:parent-style-name="Text_20_body">
      <style:paragraph-properties fo:text-align="justify" style:justify-single-word="false" fo:padding="0in" fo:border="none" style:shadow="none" style:join-border="false"/>
      <style:text-properties officeooo:paragraph-rsid="02102293"/>
    </style:style>
    <style:style style:name="P236" style:family="paragraph" style:parent-style-name="Text_20_body">
      <style:paragraph-properties fo:text-align="justify" style:justify-single-word="false" fo:padding="0in" fo:border="none" style:shadow="none" style:join-border="false"/>
      <style:text-properties officeooo:paragraph-rsid="0420926f"/>
    </style:style>
    <style:style style:name="P237" style:family="paragraph" style:parent-style-name="Text_20_body">
      <style:paragraph-properties fo:text-align="justify" style:justify-single-word="false" fo:padding="0in" fo:border="none" style:shadow="none" style:join-border="false"/>
      <style:text-properties officeooo:paragraph-rsid="042bd142"/>
    </style:style>
    <style:style style:name="P238" style:family="paragraph" style:parent-style-name="Text_20_body">
      <style:paragraph-properties fo:text-align="justify" style:justify-single-word="false" fo:padding="0in" fo:border="none" style:shadow="none" style:join-border="false"/>
      <style:text-properties officeooo:paragraph-rsid="0432281e"/>
    </style:style>
    <style:style style:name="P239" style:family="paragraph" style:parent-style-name="Text_20_body">
      <style:paragraph-properties fo:text-align="justify" style:justify-single-word="false" fo:padding="0in" fo:border="none" style:shadow="none" style:join-border="false"/>
      <style:text-properties officeooo:paragraph-rsid="0434996d"/>
    </style:style>
    <style:style style:name="P240" style:family="paragraph" style:parent-style-name="Text_20_body">
      <style:paragraph-properties fo:text-align="justify" style:justify-single-word="false" fo:padding="0in" fo:border="none" style:shadow="none" style:join-border="false"/>
      <style:text-properties officeooo:paragraph-rsid="042e6fcc"/>
    </style:style>
    <style:style style:name="P241" style:family="paragraph" style:parent-style-name="Text_20_body">
      <style:paragraph-properties fo:text-align="justify" style:justify-single-word="false" fo:padding="0in" fo:border="none" style:shadow="none" style:join-border="false"/>
      <style:text-properties officeooo:paragraph-rsid="043b803d"/>
    </style:style>
    <style:style style:name="P242" style:family="paragraph" style:parent-style-name="Text_20_body">
      <style:paragraph-properties fo:text-align="justify" style:justify-single-word="false" fo:padding="0in" fo:border="none" style:shadow="none" style:join-border="false"/>
      <style:text-properties officeooo:paragraph-rsid="044124e0"/>
    </style:style>
    <style:style style:name="P243" style:family="paragraph" style:parent-style-name="Text_20_body">
      <style:paragraph-properties fo:text-align="justify" style:justify-single-word="false" fo:padding="0in" fo:border="none" style:shadow="none" style:join-border="false"/>
      <style:text-properties officeooo:paragraph-rsid="044567a4"/>
    </style:style>
    <style:style style:name="P244" style:family="paragraph" style:parent-style-name="Text_20_body">
      <style:paragraph-properties fo:text-align="justify" style:justify-single-word="false" fo:padding="0in" fo:border="none" style:shadow="none" style:join-border="false"/>
      <style:text-properties officeooo:paragraph-rsid="0441ed88"/>
    </style:style>
    <style:style style:name="P245" style:family="paragraph" style:parent-style-name="Text_20_body">
      <style:paragraph-properties fo:text-align="justify" style:justify-single-word="false" fo:padding="0in" fo:border="none" style:shadow="none" style:join-border="false"/>
      <style:text-properties officeooo:paragraph-rsid="0446ef7a"/>
    </style:style>
    <style:style style:name="P246" style:family="paragraph" style:parent-style-name="Text_20_body">
      <style:paragraph-properties fo:text-align="justify" style:justify-single-word="false" fo:padding="0in" fo:border="none" style:shadow="none" style:join-border="false"/>
      <style:text-properties officeooo:paragraph-rsid="04491895"/>
    </style:style>
    <style:style style:name="P247" style:family="paragraph" style:parent-style-name="Text_20_body">
      <style:paragraph-properties fo:text-align="justify" style:justify-single-word="false" fo:padding="0in" fo:border="none" style:shadow="none" style:join-border="false"/>
      <style:text-properties officeooo:paragraph-rsid="04232e45"/>
    </style:style>
    <style:style style:name="P248" style:family="paragraph" style:parent-style-name="Text_20_body">
      <style:paragraph-properties fo:text-align="justify" style:justify-single-word="false" fo:padding="0in" fo:border="none" style:shadow="none" style:join-border="false"/>
      <style:text-properties officeooo:paragraph-rsid="040bd82f"/>
    </style:style>
    <style:style style:name="P249" style:family="paragraph" style:parent-style-name="Text_20_body">
      <style:paragraph-properties fo:text-align="justify" style:justify-single-word="false" fo:padding="0in" fo:border="none" style:shadow="none" style:join-border="false"/>
      <style:text-properties officeooo:paragraph-rsid="04634bd8"/>
    </style:style>
    <style:style style:name="P250" style:family="paragraph" style:parent-style-name="Text_20_body">
      <style:paragraph-properties fo:text-align="justify" style:justify-single-word="false" fo:padding="0in" fo:border="none" style:shadow="none" style:join-border="false"/>
      <style:text-properties officeooo:paragraph-rsid="0463c8cf"/>
    </style:style>
    <style:style style:name="P251" style:family="paragraph" style:parent-style-name="Text_20_body">
      <style:paragraph-properties fo:text-align="justify" style:justify-single-word="false" fo:padding="0in" fo:border="none" style:shadow="none" style:join-border="false"/>
      <style:text-properties officeooo:paragraph-rsid="041d367c"/>
    </style:style>
    <style:style style:name="P252" style:family="paragraph" style:parent-style-name="Text_20_body">
      <style:paragraph-properties fo:text-align="justify" style:justify-single-word="false" fo:padding="0in" fo:border="none" style:shadow="none" style:join-border="false"/>
      <style:text-properties officeooo:paragraph-rsid="0468f69f"/>
    </style:style>
    <style:style style:name="P253" style:family="paragraph" style:parent-style-name="Text_20_body">
      <style:paragraph-properties fo:text-align="justify" style:justify-single-word="false" fo:padding="0in" fo:border="none" style:shadow="none" style:join-border="false"/>
      <style:text-properties officeooo:paragraph-rsid="0473f29a"/>
    </style:style>
    <style:style style:name="P254" style:family="paragraph" style:parent-style-name="Text_20_body">
      <style:paragraph-properties fo:text-align="justify" style:justify-single-word="false" fo:padding="0in" fo:border="none" style:shadow="none" style:join-border="false"/>
      <style:text-properties officeooo:paragraph-rsid="047976d4"/>
    </style:style>
    <style:style style:name="P255" style:family="paragraph" style:parent-style-name="Text_20_body">
      <style:paragraph-properties fo:text-align="justify" style:justify-single-word="false" fo:padding="0in" fo:border="none" style:shadow="none" style:join-border="false"/>
      <style:text-properties officeooo:paragraph-rsid="047edbb3"/>
    </style:style>
    <style:style style:name="P256" style:family="paragraph" style:parent-style-name="Text_20_body">
      <style:paragraph-properties fo:text-align="justify" style:justify-single-word="false" fo:padding="0in" fo:border="none" style:shadow="none" style:join-border="false"/>
      <style:text-properties officeooo:paragraph-rsid="047f6a77"/>
    </style:style>
    <style:style style:name="P257" style:family="paragraph" style:parent-style-name="Text_20_body">
      <style:paragraph-properties fo:text-align="justify" style:justify-single-word="false" fo:padding="0in" fo:border="none" style:shadow="none" style:join-border="false"/>
      <style:text-properties officeooo:paragraph-rsid="04822086"/>
    </style:style>
    <style:style style:name="P258" style:family="paragraph" style:parent-style-name="Text_20_body">
      <style:paragraph-properties fo:text-align="justify" style:justify-single-word="false" fo:padding="0in" fo:border="none" style:shadow="none" style:join-border="false"/>
      <style:text-properties officeooo:paragraph-rsid="048ec6fc"/>
    </style:style>
    <style:style style:name="P259" style:family="paragraph" style:parent-style-name="Text_20_body">
      <style:paragraph-properties fo:text-align="justify" style:justify-single-word="false" fo:padding="0in" fo:border="none" style:shadow="none" style:join-border="false"/>
      <style:text-properties officeooo:paragraph-rsid="048efe9b"/>
    </style:style>
    <style:style style:name="P260" style:family="paragraph" style:parent-style-name="Text_20_body">
      <style:paragraph-properties fo:text-align="justify" style:justify-single-word="false" fo:padding="0in" fo:border="none" style:shadow="none" style:join-border="false"/>
      <style:text-properties officeooo:paragraph-rsid="01191b87"/>
    </style:style>
    <style:style style:name="P261" style:family="paragraph" style:parent-style-name="Text_20_body">
      <style:paragraph-properties fo:text-align="justify" style:justify-single-word="false" fo:padding="0in" fo:border="none" style:shadow="none" style:join-border="false"/>
      <style:text-properties officeooo:paragraph-rsid="04981d66"/>
    </style:style>
    <style:style style:name="P262" style:family="paragraph" style:parent-style-name="Text_20_body">
      <style:paragraph-properties fo:text-align="justify" style:justify-single-word="false" fo:padding="0in" fo:border="none" style:shadow="none" style:join-border="false"/>
      <style:text-properties officeooo:paragraph-rsid="0486f44f"/>
    </style:style>
    <style:style style:name="P263" style:family="paragraph" style:parent-style-name="Text_20_body">
      <style:paragraph-properties fo:text-align="justify" style:justify-single-word="false" fo:padding="0in" fo:border="none" style:shadow="none" style:join-border="false"/>
      <style:text-properties officeooo:paragraph-rsid="048a6139"/>
    </style:style>
    <style:style style:name="P264" style:family="paragraph" style:parent-style-name="Text_20_body">
      <style:paragraph-properties fo:text-align="justify" style:justify-single-word="false" fo:padding="0in" fo:border="none" style:shadow="none" style:join-border="false"/>
      <style:text-properties officeooo:paragraph-rsid="04a865f2"/>
    </style:style>
    <style:style style:name="P265" style:family="paragraph" style:parent-style-name="Text_20_body">
      <style:paragraph-properties fo:text-align="justify" style:justify-single-word="false" fo:padding="0in" fo:border="none" style:shadow="none" style:join-border="false"/>
      <style:text-properties officeooo:paragraph-rsid="04ac686e"/>
    </style:style>
    <style:style style:name="P266" style:family="paragraph" style:parent-style-name="Text_20_body">
      <style:paragraph-properties fo:text-align="justify" style:justify-single-word="false" fo:padding="0in" fo:border="none" style:shadow="none" style:join-border="false"/>
      <style:text-properties officeooo:paragraph-rsid="04b2d246"/>
    </style:style>
    <style:style style:name="P267" style:family="paragraph" style:parent-style-name="Text_20_body">
      <style:paragraph-properties fo:text-align="justify" style:justify-single-word="false" fo:padding="0in" fo:border="none" style:shadow="none" style:join-border="false"/>
      <style:text-properties officeooo:paragraph-rsid="04b87ab3"/>
    </style:style>
    <style:style style:name="P268" style:family="paragraph" style:parent-style-name="Text_20_body">
      <style:paragraph-properties fo:text-align="justify" style:justify-single-word="false" fo:padding="0in" fo:border="none" style:shadow="none" style:join-border="false"/>
      <style:text-properties officeooo:paragraph-rsid="04b9764c"/>
    </style:style>
    <style:style style:name="P269" style:family="paragraph" style:parent-style-name="Text_20_body">
      <style:paragraph-properties fo:text-align="justify" style:justify-single-word="false" fo:padding="0in" fo:border="none" style:shadow="none" style:join-border="false"/>
      <style:text-properties officeooo:paragraph-rsid="04bcd6dc"/>
    </style:style>
    <style:style style:name="P270" style:family="paragraph" style:parent-style-name="Text_20_body">
      <style:paragraph-properties fo:text-align="justify" style:justify-single-word="false" fo:padding="0in" fo:border="none" style:shadow="none" style:join-border="false"/>
      <style:text-properties officeooo:paragraph-rsid="04cde4ae"/>
    </style:style>
    <style:style style:name="P271" style:family="paragraph" style:parent-style-name="Text_20_body">
      <style:paragraph-properties fo:text-align="justify" style:justify-single-word="false" fo:padding="0in" fo:border="none" style:shadow="none" style:join-border="false"/>
      <style:text-properties officeooo:paragraph-rsid="04cf9e06"/>
    </style:style>
    <style:style style:name="P272" style:family="paragraph" style:parent-style-name="Text_20_body">
      <style:paragraph-properties fo:text-align="justify" style:justify-single-word="false" fo:padding="0in" fo:border="none" style:shadow="none" style:join-border="false"/>
      <style:text-properties officeooo:paragraph-rsid="04d30fe9"/>
    </style:style>
    <style:style style:name="P273" style:family="paragraph" style:parent-style-name="Text_20_body">
      <style:paragraph-properties fo:text-align="justify" style:justify-single-word="false" fo:padding="0in" fo:border="none" style:shadow="none" style:join-border="false"/>
      <style:text-properties officeooo:paragraph-rsid="04d13f1d"/>
    </style:style>
    <style:style style:name="P274" style:family="paragraph" style:parent-style-name="Text_20_body">
      <style:paragraph-properties fo:text-align="justify" style:justify-single-word="false" fo:padding="0in" fo:border="none" style:shadow="none" style:join-border="false"/>
      <style:text-properties officeooo:paragraph-rsid="04d771bd"/>
    </style:style>
    <style:style style:name="P275" style:family="paragraph" style:parent-style-name="Text_20_body">
      <style:paragraph-properties fo:text-align="justify" style:justify-single-word="false" fo:padding="0in" fo:border="none" style:shadow="none" style:join-border="false"/>
      <style:text-properties officeooo:paragraph-rsid="04ded1ee"/>
    </style:style>
    <style:style style:name="P276" style:family="paragraph" style:parent-style-name="Text_20_body">
      <style:paragraph-properties fo:text-align="justify" style:justify-single-word="false" fo:padding="0in" fo:border="none" style:shadow="none" style:join-border="false"/>
      <style:text-properties officeooo:paragraph-rsid="04e284f9"/>
    </style:style>
    <style:style style:name="P277" style:family="paragraph" style:parent-style-name="Text_20_body">
      <style:paragraph-properties fo:text-align="justify" style:justify-single-word="false" fo:padding="0in" fo:border="none" style:shadow="none" style:join-border="false"/>
      <style:text-properties officeooo:paragraph-rsid="04ef5e82"/>
    </style:style>
    <style:style style:name="P278" style:family="paragraph" style:parent-style-name="Text_20_body">
      <style:paragraph-properties fo:text-align="justify" style:justify-single-word="false" fo:padding="0in" fo:border="none" style:shadow="none" style:join-border="false"/>
      <style:text-properties officeooo:paragraph-rsid="04ed6b32"/>
    </style:style>
    <style:style style:name="P279" style:family="paragraph" style:parent-style-name="Text_20_body">
      <style:paragraph-properties fo:text-align="justify" style:justify-single-word="false" fo:padding="0in" fo:border="none" style:shadow="none" style:join-border="false"/>
      <style:text-properties officeooo:paragraph-rsid="04f456a7"/>
    </style:style>
    <style:style style:name="P280" style:family="paragraph" style:parent-style-name="Text_20_body">
      <style:paragraph-properties fo:text-align="justify" style:justify-single-word="false" fo:padding="0in" fo:border="none" style:shadow="none" style:join-border="false"/>
      <style:text-properties officeooo:paragraph-rsid="04fde918"/>
    </style:style>
    <style:style style:name="P281" style:family="paragraph" style:parent-style-name="Text_20_body">
      <style:paragraph-properties fo:text-align="justify" style:justify-single-word="false" fo:padding="0in" fo:border="none" style:shadow="none" style:join-border="false"/>
      <style:text-properties officeooo:paragraph-rsid="0500f212"/>
    </style:style>
    <style:style style:name="P282" style:family="paragraph" style:parent-style-name="Text_20_body">
      <style:paragraph-properties fo:text-align="justify" style:justify-single-word="false" fo:padding="0in" fo:border="none" style:shadow="none" style:join-border="false"/>
      <style:text-properties officeooo:paragraph-rsid="05055795"/>
    </style:style>
    <style:style style:name="P283" style:family="paragraph" style:parent-style-name="Text_20_body">
      <style:paragraph-properties fo:text-align="justify" style:justify-single-word="false" fo:padding="0in" fo:border="none" style:shadow="none" style:join-border="false"/>
      <style:text-properties officeooo:paragraph-rsid="050bb760"/>
    </style:style>
    <style:style style:name="P284" style:family="paragraph" style:parent-style-name="Text_20_body">
      <style:paragraph-properties fo:text-align="justify" style:justify-single-word="false" fo:padding="0in" fo:border="none" style:shadow="none" style:join-border="false"/>
      <style:text-properties officeooo:paragraph-rsid="050d671a"/>
    </style:style>
    <style:style style:name="P285" style:family="paragraph" style:parent-style-name="Text_20_body">
      <style:paragraph-properties fo:text-align="justify" style:justify-single-word="false" fo:padding="0in" fo:border="none" style:shadow="none" style:join-border="false"/>
      <style:text-properties officeooo:paragraph-rsid="050de790"/>
    </style:style>
    <style:style style:name="P286" style:family="paragraph" style:parent-style-name="Text_20_body">
      <style:paragraph-properties fo:text-align="justify" style:justify-single-word="false" fo:padding="0in" fo:border="none" style:shadow="none" style:join-border="false"/>
      <style:text-properties officeooo:paragraph-rsid="050fe76b"/>
    </style:style>
    <style:style style:name="P287" style:family="paragraph" style:parent-style-name="Text_20_body">
      <style:paragraph-properties fo:text-align="justify" style:justify-single-word="false" fo:padding="0in" fo:border="none" style:shadow="none" style:join-border="false"/>
      <style:text-properties officeooo:paragraph-rsid="050cc854"/>
    </style:style>
    <style:style style:name="P288" style:family="paragraph" style:parent-style-name="Text_20_body">
      <style:paragraph-properties fo:text-align="justify" style:justify-single-word="false" fo:padding="0in" fo:border="none" style:shadow="none" style:join-border="false"/>
      <style:text-properties officeooo:paragraph-rsid="051ad95e"/>
    </style:style>
    <style:style style:name="P289" style:family="paragraph" style:parent-style-name="Text_20_body">
      <style:paragraph-properties fo:text-align="justify" style:justify-single-word="false" fo:padding="0in" fo:border="none" style:shadow="none" style:join-border="false"/>
      <style:text-properties officeooo:paragraph-rsid="0524f4a6"/>
    </style:style>
    <style:style style:name="P290" style:family="paragraph" style:parent-style-name="Text_20_body">
      <style:paragraph-properties fo:text-align="justify" style:justify-single-word="false" fo:padding="0in" fo:border="none" style:shadow="none" style:join-border="false"/>
      <style:text-properties officeooo:paragraph-rsid="052b3098"/>
    </style:style>
    <style:style style:name="P291" style:family="paragraph" style:parent-style-name="Text_20_body">
      <style:paragraph-properties fo:text-align="justify" style:justify-single-word="false" fo:padding="0in" fo:border="none" style:shadow="none" style:join-border="false"/>
      <style:text-properties officeooo:paragraph-rsid="052c0442"/>
    </style:style>
    <style:style style:name="P292" style:family="paragraph" style:parent-style-name="Text_20_body">
      <style:paragraph-properties fo:text-align="justify" style:justify-single-word="false" fo:padding="0in" fo:border="none" style:shadow="none" style:join-border="false"/>
      <style:text-properties officeooo:paragraph-rsid="05313ba7"/>
    </style:style>
    <style:style style:name="P293" style:family="paragraph" style:parent-style-name="Text_20_body">
      <style:paragraph-properties fo:text-align="justify" style:justify-single-word="false" fo:padding="0in" fo:border="none" style:shadow="none" style:join-border="false"/>
      <style:text-properties officeooo:paragraph-rsid="052d8f0d"/>
    </style:style>
    <style:style style:name="P294" style:family="paragraph" style:parent-style-name="Text_20_body">
      <style:paragraph-properties fo:text-align="justify" style:justify-single-word="false" fo:padding="0in" fo:border="none" style:shadow="none" style:join-border="false"/>
      <style:text-properties officeooo:paragraph-rsid="0535b263"/>
    </style:style>
    <style:style style:name="P295" style:family="paragraph" style:parent-style-name="Text_20_body">
      <style:paragraph-properties fo:text-align="justify" style:justify-single-word="false" fo:padding="0in" fo:border="none" style:shadow="none" style:join-border="false"/>
      <style:text-properties officeooo:paragraph-rsid="052d34e8"/>
    </style:style>
    <style:style style:name="P296" style:family="paragraph" style:parent-style-name="Text_20_body">
      <style:paragraph-properties fo:text-align="justify" style:justify-single-word="false" fo:padding="0in" fo:border="none" style:shadow="none" style:join-border="false"/>
      <style:text-properties officeooo:paragraph-rsid="053a9b5f"/>
    </style:style>
    <style:style style:name="P297" style:family="paragraph" style:parent-style-name="Text_20_body">
      <style:paragraph-properties fo:text-align="justify" style:justify-single-word="false" fo:padding="0in" fo:border="none" style:shadow="none" style:join-border="false"/>
      <style:text-properties officeooo:paragraph-rsid="053b638f"/>
    </style:style>
    <style:style style:name="P298" style:family="paragraph" style:parent-style-name="Text_20_body">
      <style:paragraph-properties fo:text-align="justify" style:justify-single-word="false" fo:padding="0in" fo:border="none" style:shadow="none" style:join-border="false"/>
      <style:text-properties officeooo:paragraph-rsid="053dbb6d"/>
    </style:style>
    <style:style style:name="P299" style:family="paragraph" style:parent-style-name="Text_20_body">
      <style:paragraph-properties fo:text-align="justify" style:justify-single-word="false" fo:padding="0in" fo:border="none" style:shadow="none" style:join-border="false"/>
      <style:text-properties officeooo:paragraph-rsid="0540924c"/>
    </style:style>
    <style:style style:name="P300" style:family="paragraph" style:parent-style-name="Text_20_body">
      <style:paragraph-properties fo:text-align="justify" style:justify-single-word="false" fo:padding="0in" fo:border="none" style:shadow="none" style:join-border="false"/>
      <style:text-properties officeooo:paragraph-rsid="0547c502"/>
    </style:style>
    <style:style style:name="P301" style:family="paragraph" style:parent-style-name="Text_20_body">
      <style:paragraph-properties fo:text-align="justify" style:justify-single-word="false" fo:padding="0in" fo:border="none" style:shadow="none" style:join-border="false"/>
      <style:text-properties officeooo:paragraph-rsid="054ce87e"/>
    </style:style>
    <style:style style:name="P302" style:family="paragraph" style:parent-style-name="Text_20_body">
      <style:paragraph-properties fo:text-align="justify" style:justify-single-word="false" fo:padding="0in" fo:border="none" style:shadow="none" style:join-border="false"/>
      <style:text-properties officeooo:paragraph-rsid="0555077d"/>
    </style:style>
    <style:style style:name="P303" style:family="paragraph" style:parent-style-name="Text_20_body">
      <style:paragraph-properties fo:text-align="justify" style:justify-single-word="false" fo:padding="0in" fo:border="none" style:shadow="none" style:join-border="false"/>
      <style:text-properties officeooo:paragraph-rsid="055636f1"/>
    </style:style>
    <style:style style:name="P304" style:family="paragraph" style:parent-style-name="Text_20_body">
      <style:paragraph-properties fo:text-align="justify" style:justify-single-word="false" fo:padding="0in" fo:border="none" style:shadow="none" style:join-border="false"/>
      <style:text-properties officeooo:paragraph-rsid="055a2b0b"/>
    </style:style>
    <style:style style:name="P305" style:family="paragraph" style:parent-style-name="Text_20_body">
      <style:paragraph-properties fo:text-align="justify" style:justify-single-word="false" fo:padding="0in" fo:border="none" style:shadow="none" style:join-border="false"/>
      <style:text-properties officeooo:paragraph-rsid="0564d460"/>
    </style:style>
    <style:style style:name="P306" style:family="paragraph" style:parent-style-name="Text_20_body">
      <style:paragraph-properties fo:text-align="justify" style:justify-single-word="false" fo:padding="0in" fo:border="none" style:shadow="none" style:join-border="false"/>
      <style:text-properties officeooo:paragraph-rsid="0569d16f"/>
    </style:style>
    <style:style style:name="P307" style:family="paragraph" style:parent-style-name="Text_20_body">
      <style:paragraph-properties fo:text-align="justify" style:justify-single-word="false" fo:padding="0in" fo:border="none" style:shadow="none" style:join-border="false"/>
      <style:text-properties officeooo:paragraph-rsid="0573a504"/>
    </style:style>
    <style:style style:name="P308" style:family="paragraph" style:parent-style-name="Text_20_body">
      <style:paragraph-properties fo:text-align="justify" style:justify-single-word="false" fo:padding="0in" fo:border="none" style:shadow="none" style:join-border="false"/>
      <style:text-properties officeooo:paragraph-rsid="0572e1e0"/>
    </style:style>
    <style:style style:name="P309" style:family="paragraph" style:parent-style-name="Text_20_body">
      <style:paragraph-properties fo:text-align="justify" style:justify-single-word="false" fo:padding="0in" fo:border="none" style:shadow="none" style:join-border="false"/>
      <style:text-properties officeooo:paragraph-rsid="0576c185"/>
    </style:style>
    <style:style style:name="P310" style:family="paragraph" style:parent-style-name="Text_20_body">
      <style:paragraph-properties fo:text-align="justify" style:justify-single-word="false" fo:padding="0in" fo:border="none" style:shadow="none" style:join-border="false"/>
      <style:text-properties officeooo:paragraph-rsid="05826b35"/>
    </style:style>
    <style:style style:name="P311" style:family="paragraph" style:parent-style-name="Text_20_body">
      <style:paragraph-properties fo:text-align="justify" style:justify-single-word="false" fo:padding="0in" fo:border="none" style:shadow="none" style:join-border="false"/>
      <style:text-properties officeooo:paragraph-rsid="0586bb6b"/>
    </style:style>
    <style:style style:name="P312" style:family="paragraph" style:parent-style-name="Text_20_body">
      <style:paragraph-properties fo:text-align="justify" style:justify-single-word="false" fo:padding="0in" fo:border="none" style:shadow="none" style:join-border="false"/>
      <style:text-properties officeooo:paragraph-rsid="058878f7"/>
    </style:style>
    <style:style style:name="P313" style:family="paragraph" style:parent-style-name="Text_20_body">
      <style:paragraph-properties fo:text-align="justify" style:justify-single-word="false" fo:padding="0in" fo:border="none" style:shadow="none" style:join-border="false"/>
      <style:text-properties officeooo:paragraph-rsid="058bcf5a"/>
    </style:style>
    <style:style style:name="P314" style:family="paragraph" style:parent-style-name="Text_20_body">
      <style:paragraph-properties fo:text-align="justify" style:justify-single-word="false" fo:padding="0in" fo:border="none" style:shadow="none" style:join-border="false"/>
      <style:text-properties officeooo:paragraph-rsid="058d8989"/>
    </style:style>
    <style:style style:name="P315" style:family="paragraph" style:parent-style-name="Text_20_body">
      <style:paragraph-properties fo:text-align="justify" style:justify-single-word="false" fo:padding="0in" fo:border="none" style:shadow="none" style:join-border="false"/>
      <style:text-properties officeooo:paragraph-rsid="058eef38"/>
    </style:style>
    <style:style style:name="P316" style:family="paragraph" style:parent-style-name="Text_20_body">
      <style:paragraph-properties fo:text-align="justify" style:justify-single-word="false" fo:padding="0in" fo:border="none" style:shadow="none" style:join-border="false"/>
      <style:text-properties officeooo:paragraph-rsid="05969631"/>
    </style:style>
    <style:style style:name="P317" style:family="paragraph" style:parent-style-name="Text_20_body">
      <style:paragraph-properties fo:text-align="justify" style:justify-single-word="false" fo:padding="0in" fo:border="none" style:shadow="none" style:join-border="false"/>
      <style:text-properties officeooo:paragraph-rsid="05976918"/>
    </style:style>
    <style:style style:name="P318" style:family="paragraph" style:parent-style-name="Text_20_body">
      <style:paragraph-properties fo:text-align="justify" style:justify-single-word="false" fo:padding="0in" fo:border="none" style:shadow="none" style:join-border="false"/>
      <style:text-properties officeooo:paragraph-rsid="059e14e8"/>
    </style:style>
    <style:style style:name="P319" style:family="paragraph" style:parent-style-name="Text_20_body">
      <style:paragraph-properties fo:text-align="justify" style:justify-single-word="false" fo:padding="0in" fo:border="none" style:shadow="none" style:join-border="false"/>
      <style:text-properties officeooo:paragraph-rsid="05a7ca67"/>
    </style:style>
    <style:style style:name="P320" style:family="paragraph" style:parent-style-name="Text_20_body">
      <style:paragraph-properties fo:text-align="justify" style:justify-single-word="false" fo:padding="0in" fo:border="none" style:shadow="none" style:join-border="false"/>
      <style:text-properties officeooo:paragraph-rsid="05aa66e8"/>
    </style:style>
    <style:style style:name="P321" style:family="paragraph" style:parent-style-name="Text_20_body">
      <style:paragraph-properties fo:text-align="justify" style:justify-single-word="false" fo:padding="0in" fo:border="none" style:shadow="none" style:join-border="false"/>
      <style:text-properties officeooo:paragraph-rsid="05b8acba"/>
    </style:style>
    <style:style style:name="P322" style:family="paragraph" style:parent-style-name="Text_20_body">
      <style:paragraph-properties fo:text-align="justify" style:justify-single-word="false" fo:padding="0in" fo:border="none" style:shadow="none" style:join-border="false"/>
      <style:text-properties officeooo:paragraph-rsid="05bf0442"/>
    </style:style>
    <style:style style:name="P323" style:family="paragraph" style:parent-style-name="Text_20_body">
      <style:paragraph-properties fo:text-align="justify" style:justify-single-word="false" fo:padding="0in" fo:border="none" style:shadow="none" style:join-border="false"/>
      <style:text-properties officeooo:paragraph-rsid="05c26df5"/>
    </style:style>
    <style:style style:name="P324" style:family="paragraph" style:parent-style-name="Text_20_body">
      <style:paragraph-properties fo:text-align="justify" style:justify-single-word="false" fo:padding="0in" fo:border="none" style:shadow="none" style:join-border="false"/>
      <style:text-properties officeooo:paragraph-rsid="05c29ecb"/>
    </style:style>
    <style:style style:name="P325" style:family="paragraph" style:parent-style-name="Text_20_body">
      <style:paragraph-properties fo:text-align="justify" style:justify-single-word="false" fo:padding="0in" fo:border="none" style:shadow="none" style:join-border="false"/>
      <style:text-properties officeooo:paragraph-rsid="05c79f29"/>
    </style:style>
    <style:style style:name="P326" style:family="paragraph" style:parent-style-name="Text_20_body">
      <style:paragraph-properties fo:text-align="justify" style:justify-single-word="false" fo:padding="0in" fo:border="none" style:shadow="none" style:join-border="false"/>
      <style:text-properties officeooo:paragraph-rsid="05d4ce14"/>
    </style:style>
    <style:style style:name="P327" style:family="paragraph" style:parent-style-name="Text_20_body">
      <style:paragraph-properties fo:text-align="justify" style:justify-single-word="false" fo:padding="0in" fo:border="none" style:shadow="none" style:join-border="false"/>
      <style:text-properties officeooo:paragraph-rsid="05d87a15"/>
    </style:style>
    <style:style style:name="P328" style:family="paragraph" style:parent-style-name="Text_20_body">
      <style:paragraph-properties fo:text-align="justify" style:justify-single-word="false" fo:padding="0in" fo:border="none" style:shadow="none" style:join-border="false"/>
      <style:text-properties officeooo:paragraph-rsid="05d9ba3a"/>
    </style:style>
    <style:style style:name="P329" style:family="paragraph" style:parent-style-name="Text_20_body">
      <style:paragraph-properties fo:text-align="justify" style:justify-single-word="false" fo:padding="0in" fo:border="none" style:shadow="none" style:join-border="false"/>
      <style:text-properties officeooo:paragraph-rsid="05dacc68"/>
    </style:style>
    <style:style style:name="P330" style:family="paragraph" style:parent-style-name="Text_20_body">
      <style:paragraph-properties fo:text-align="justify" style:justify-single-word="false" fo:padding="0in" fo:border="none" style:shadow="none" style:join-border="false"/>
      <style:text-properties officeooo:paragraph-rsid="05dd37fb"/>
    </style:style>
    <style:style style:name="P331" style:family="paragraph" style:parent-style-name="Text_20_body">
      <style:paragraph-properties fo:text-align="justify" style:justify-single-word="false" fo:padding="0in" fo:border="none" style:shadow="none" style:join-border="false"/>
      <style:text-properties officeooo:paragraph-rsid="05e51dbb"/>
    </style:style>
    <style:style style:name="P332" style:family="paragraph" style:parent-style-name="Text_20_body">
      <style:paragraph-properties fo:text-align="justify" style:justify-single-word="false" fo:padding="0in" fo:border="none" style:shadow="none" style:join-border="false"/>
      <style:text-properties officeooo:paragraph-rsid="05e8faa8"/>
    </style:style>
    <style:style style:name="P333" style:family="paragraph" style:parent-style-name="Text_20_body">
      <style:paragraph-properties fo:text-align="justify" style:justify-single-word="false" fo:padding="0in" fo:border="none" style:shadow="none" style:join-border="false"/>
      <style:text-properties officeooo:paragraph-rsid="05ebe41e"/>
    </style:style>
    <style:style style:name="P334" style:family="paragraph" style:parent-style-name="Text_20_body">
      <style:paragraph-properties fo:text-align="justify" style:justify-single-word="false" fo:padding="0in" fo:border="none" style:shadow="none" style:join-border="false"/>
      <style:text-properties officeooo:paragraph-rsid="05ead2fa"/>
    </style:style>
    <style:style style:name="P335" style:family="paragraph" style:parent-style-name="Text_20_body">
      <style:paragraph-properties fo:text-align="justify" style:justify-single-word="false" fo:padding="0in" fo:border="none" style:shadow="none" style:join-border="false"/>
      <style:text-properties officeooo:paragraph-rsid="05edcf16"/>
    </style:style>
    <style:style style:name="P336" style:family="paragraph" style:parent-style-name="Text_20_body">
      <style:paragraph-properties fo:text-align="justify" style:justify-single-word="false" fo:padding="0in" fo:border="none" style:shadow="none" style:join-border="false"/>
      <style:text-properties officeooo:paragraph-rsid="05f20589"/>
    </style:style>
    <style:style style:name="P337" style:family="paragraph" style:parent-style-name="Text_20_body">
      <style:paragraph-properties fo:text-align="justify" style:justify-single-word="false" fo:padding="0in" fo:border="none" style:shadow="none" style:join-border="false"/>
      <style:text-properties officeooo:paragraph-rsid="05f78208"/>
    </style:style>
    <style:style style:name="P338" style:family="paragraph" style:parent-style-name="Text_20_body">
      <style:paragraph-properties fo:text-align="justify" style:justify-single-word="false" fo:padding="0in" fo:border="none" style:shadow="none" style:join-border="false"/>
      <style:text-properties officeooo:paragraph-rsid="05f8818c"/>
    </style:style>
    <style:style style:name="P339" style:family="paragraph" style:parent-style-name="Text_20_body">
      <style:paragraph-properties fo:text-align="justify" style:justify-single-word="false" fo:padding="0in" fo:border="none" style:shadow="none" style:join-border="false"/>
      <style:text-properties officeooo:paragraph-rsid="06020a58"/>
    </style:style>
    <style:style style:name="P340" style:family="paragraph" style:parent-style-name="Text_20_body">
      <style:paragraph-properties fo:text-align="justify" style:justify-single-word="false" fo:padding="0in" fo:border="none" style:shadow="none" style:join-border="false"/>
      <style:text-properties officeooo:paragraph-rsid="06022f9e"/>
    </style:style>
    <style:style style:name="P341" style:family="paragraph" style:parent-style-name="Text_20_body">
      <style:paragraph-properties fo:text-align="justify" style:justify-single-word="false" fo:padding="0in" fo:border="none" style:shadow="none" style:join-border="false"/>
      <style:text-properties officeooo:paragraph-rsid="0604a62c"/>
    </style:style>
    <style:style style:name="P342" style:family="paragraph" style:parent-style-name="Text_20_body">
      <style:paragraph-properties fo:text-align="justify" style:justify-single-word="false" fo:padding="0in" fo:border="none" style:shadow="none" style:join-border="false"/>
      <style:text-properties officeooo:paragraph-rsid="06095fb6"/>
    </style:style>
    <style:style style:name="P343" style:family="paragraph" style:parent-style-name="Text_20_body">
      <style:paragraph-properties fo:text-align="justify" style:justify-single-word="false" fo:padding="0in" fo:border="none" style:shadow="none" style:join-border="false"/>
      <style:text-properties officeooo:paragraph-rsid="060a029a"/>
    </style:style>
    <style:style style:name="P344" style:family="paragraph" style:parent-style-name="Text_20_body">
      <style:paragraph-properties fo:text-align="justify" style:justify-single-word="false" fo:padding="0in" fo:border="none" style:shadow="none" style:join-border="false"/>
      <style:text-properties officeooo:paragraph-rsid="060bca4b"/>
    </style:style>
    <style:style style:name="P345" style:family="paragraph" style:parent-style-name="Text_20_body">
      <style:paragraph-properties fo:text-align="justify" style:justify-single-word="false" fo:padding="0in" fo:border="none" style:shadow="none" style:join-border="false"/>
      <style:text-properties officeooo:paragraph-rsid="060ee131"/>
    </style:style>
    <style:style style:name="P346" style:family="paragraph" style:parent-style-name="Text_20_body">
      <style:paragraph-properties fo:text-align="justify" style:justify-single-word="false" fo:padding="0in" fo:border="none" style:shadow="none" style:join-border="false"/>
      <style:text-properties officeooo:paragraph-rsid="0613c587"/>
    </style:style>
    <style:style style:name="P347" style:family="paragraph" style:parent-style-name="Text_20_body">
      <style:paragraph-properties fo:text-align="justify" style:justify-single-word="false" fo:padding="0in" fo:border="none" style:shadow="none" style:join-border="false"/>
      <style:text-properties officeooo:paragraph-rsid="05d632ee"/>
    </style:style>
    <style:style style:name="P348" style:family="paragraph" style:parent-style-name="Text_20_body">
      <style:paragraph-properties fo:text-align="justify" style:justify-single-word="false" fo:padding="0in" fo:border="none" style:shadow="none" style:join-border="false"/>
      <style:text-properties officeooo:paragraph-rsid="05ecdf15"/>
    </style:style>
    <style:style style:name="P349" style:family="paragraph" style:parent-style-name="Text_20_body">
      <style:paragraph-properties fo:text-align="justify" style:justify-single-word="false" fo:padding="0in" fo:border="none" style:shadow="none" style:join-border="false"/>
      <style:text-properties officeooo:paragraph-rsid="06242a6d"/>
    </style:style>
    <style:style style:name="P350" style:family="paragraph" style:parent-style-name="Text_20_body">
      <style:paragraph-properties fo:text-align="justify" style:justify-single-word="false" fo:padding="0in" fo:border="none" style:shadow="none" style:join-border="false"/>
      <style:text-properties officeooo:paragraph-rsid="062e9c09"/>
    </style:style>
    <style:style style:name="P351" style:family="paragraph" style:parent-style-name="Text_20_body">
      <style:paragraph-properties fo:text-align="justify" style:justify-single-word="false" fo:padding="0in" fo:border="none" style:shadow="none" style:join-border="false"/>
      <style:text-properties officeooo:paragraph-rsid="0630c5d4"/>
    </style:style>
    <style:style style:name="P352" style:family="paragraph" style:parent-style-name="Text_20_body">
      <style:paragraph-properties fo:text-align="justify" style:justify-single-word="false" fo:padding="0in" fo:border="none" style:shadow="none" style:join-border="false"/>
      <style:text-properties officeooo:paragraph-rsid="0632caab"/>
    </style:style>
    <style:style style:name="P353" style:family="paragraph" style:parent-style-name="Text_20_body">
      <style:paragraph-properties fo:text-align="justify" style:justify-single-word="false" fo:padding="0in" fo:border="none" style:shadow="none" style:join-border="false"/>
      <style:text-properties officeooo:paragraph-rsid="06362e55"/>
    </style:style>
    <style:style style:name="P354" style:family="paragraph" style:parent-style-name="Text_20_body">
      <style:paragraph-properties fo:text-align="justify" style:justify-single-word="false" fo:padding="0in" fo:border="none" style:shadow="none" style:join-border="false"/>
      <style:text-properties officeooo:paragraph-rsid="0638c970"/>
    </style:style>
    <style:style style:name="P355" style:family="paragraph" style:parent-style-name="Text_20_body">
      <style:paragraph-properties fo:text-align="justify" style:justify-single-word="false" fo:padding="0in" fo:border="none" style:shadow="none" style:join-border="false"/>
      <style:text-properties officeooo:paragraph-rsid="063da217"/>
    </style:style>
    <style:style style:name="P356" style:family="paragraph" style:parent-style-name="Text_20_body">
      <style:paragraph-properties fo:text-align="justify" style:justify-single-word="false" fo:padding="0in" fo:border="none" style:shadow="none" style:join-border="false"/>
      <style:text-properties officeooo:paragraph-rsid="0644783e"/>
    </style:style>
    <style:style style:name="P357" style:family="paragraph" style:parent-style-name="Text_20_body">
      <style:paragraph-properties fo:text-align="justify" style:justify-single-word="false" fo:padding="0in" fo:border="none" style:shadow="none" style:join-border="false"/>
      <style:text-properties officeooo:paragraph-rsid="064d3585"/>
    </style:style>
    <style:style style:name="P358" style:family="paragraph" style:parent-style-name="Text_20_body">
      <style:paragraph-properties fo:text-align="justify" style:justify-single-word="false" fo:padding="0in" fo:border="none" style:shadow="none" style:join-border="false"/>
      <style:text-properties officeooo:paragraph-rsid="065131ca"/>
    </style:style>
    <style:style style:name="P359" style:family="paragraph" style:parent-style-name="Text_20_body">
      <style:paragraph-properties fo:text-align="justify" style:justify-single-word="false" fo:padding="0in" fo:border="none" style:shadow="none" style:join-border="false"/>
      <style:text-properties officeooo:paragraph-rsid="0656740f"/>
    </style:style>
    <style:style style:name="P360" style:family="paragraph" style:parent-style-name="Text_20_body">
      <style:paragraph-properties fo:text-align="justify" style:justify-single-word="false" fo:padding="0in" fo:border="none" style:shadow="none" style:join-border="false"/>
      <style:text-properties officeooo:paragraph-rsid="065b6ffb"/>
    </style:style>
    <style:style style:name="P361" style:family="paragraph" style:parent-style-name="Text_20_body">
      <style:paragraph-properties fo:text-align="justify" style:justify-single-word="false" fo:padding="0in" fo:border="none" style:shadow="none" style:join-border="false"/>
      <style:text-properties officeooo:paragraph-rsid="066235da"/>
    </style:style>
    <style:style style:name="P362" style:family="paragraph" style:parent-style-name="Text_20_body">
      <style:paragraph-properties fo:text-align="justify" style:justify-single-word="false" fo:padding="0in" fo:border="none" style:shadow="none" style:join-border="false"/>
      <style:text-properties officeooo:paragraph-rsid="066a0d16"/>
    </style:style>
    <style:style style:name="P363" style:family="paragraph" style:parent-style-name="Text_20_body">
      <style:paragraph-properties fo:text-align="justify" style:justify-single-word="false" fo:padding="0in" fo:border="none" style:shadow="none" style:join-border="false"/>
      <style:text-properties officeooo:paragraph-rsid="066be5da"/>
    </style:style>
    <style:style style:name="P364" style:family="paragraph" style:parent-style-name="Text_20_body">
      <style:paragraph-properties fo:text-align="justify" style:justify-single-word="false" fo:padding="0in" fo:border="none" style:shadow="none" style:join-border="false"/>
      <style:text-properties officeooo:paragraph-rsid="066eff80"/>
    </style:style>
    <style:style style:name="P365" style:family="paragraph" style:parent-style-name="Text_20_body">
      <style:paragraph-properties fo:text-align="justify" style:justify-single-word="false" fo:padding="0in" fo:border="none" style:shadow="none" style:join-border="false"/>
      <style:text-properties officeooo:paragraph-rsid="067225b6"/>
    </style:style>
    <style:style style:name="P366" style:family="paragraph" style:parent-style-name="Text_20_body">
      <style:paragraph-properties fo:text-align="justify" style:justify-single-word="false" fo:padding="0in" fo:border="none" style:shadow="none" style:join-border="false"/>
      <style:text-properties officeooo:paragraph-rsid="066d7c06"/>
    </style:style>
    <style:style style:name="P367" style:family="paragraph" style:parent-style-name="Text_20_body">
      <style:paragraph-properties fo:text-align="justify" style:justify-single-word="false" fo:padding="0in" fo:border="none" style:shadow="none" style:join-border="false"/>
      <style:text-properties officeooo:paragraph-rsid="0679cd27"/>
    </style:style>
    <style:style style:name="P368" style:family="paragraph" style:parent-style-name="Text_20_body">
      <style:paragraph-properties fo:text-align="justify" style:justify-single-word="false" fo:padding="0in" fo:border="none" style:shadow="none" style:join-border="false"/>
      <style:text-properties officeooo:paragraph-rsid="0678c6a5"/>
    </style:style>
    <style:style style:name="P369" style:family="paragraph" style:parent-style-name="Text_20_body">
      <style:paragraph-properties fo:text-align="justify" style:justify-single-word="false" fo:padding="0in" fo:border="none" style:shadow="none" style:join-border="false"/>
      <style:text-properties officeooo:paragraph-rsid="067db04e"/>
    </style:style>
    <style:style style:name="P370" style:family="paragraph" style:parent-style-name="Text_20_body">
      <style:paragraph-properties fo:text-align="justify" style:justify-single-word="false" fo:padding="0in" fo:border="none" style:shadow="none" style:join-border="false"/>
      <style:text-properties officeooo:paragraph-rsid="0681f162"/>
    </style:style>
    <style:style style:name="P371" style:family="paragraph" style:parent-style-name="Text_20_body">
      <style:paragraph-properties fo:text-align="justify" style:justify-single-word="false" fo:padding="0in" fo:border="none" style:shadow="none" style:join-border="false"/>
      <style:text-properties officeooo:paragraph-rsid="0682b3ee"/>
    </style:style>
    <style:style style:name="P372" style:family="paragraph" style:parent-style-name="Text_20_body">
      <style:paragraph-properties fo:text-align="justify" style:justify-single-word="false" fo:padding="0in" fo:border="none" style:shadow="none" style:join-border="false"/>
      <style:text-properties officeooo:paragraph-rsid="06856e25"/>
    </style:style>
    <style:style style:name="P373" style:family="paragraph" style:parent-style-name="Text_20_body">
      <style:paragraph-properties fo:text-align="justify" style:justify-single-word="false" fo:padding="0in" fo:border="none" style:shadow="none" style:join-border="false"/>
      <style:text-properties officeooo:paragraph-rsid="068950c8"/>
    </style:style>
    <style:style style:name="P374" style:family="paragraph" style:parent-style-name="Text_20_body">
      <style:paragraph-properties fo:text-align="justify" style:justify-single-word="false" fo:padding="0in" fo:border="none" style:shadow="none" style:join-border="false"/>
      <style:text-properties officeooo:paragraph-rsid="069363f5"/>
    </style:style>
    <style:style style:name="P375" style:family="paragraph" style:parent-style-name="Text_20_body">
      <style:paragraph-properties fo:text-align="justify" style:justify-single-word="false" fo:padding="0in" fo:border="none" style:shadow="none" style:join-border="false"/>
      <style:text-properties officeooo:paragraph-rsid="0682f5c6"/>
    </style:style>
    <style:style style:name="P376" style:family="paragraph" style:parent-style-name="Text_20_body">
      <style:paragraph-properties fo:text-align="justify" style:justify-single-word="false" fo:padding="0in" fo:border="none" style:shadow="none" style:join-border="false"/>
      <style:text-properties officeooo:paragraph-rsid="069cf8c2"/>
    </style:style>
    <style:style style:name="P377" style:family="paragraph" style:parent-style-name="Text_20_body">
      <style:paragraph-properties fo:text-align="justify" style:justify-single-word="false" fo:padding="0in" fo:border="none" style:shadow="none" style:join-border="false"/>
      <style:text-properties officeooo:paragraph-rsid="069da0ea"/>
    </style:style>
    <style:style style:name="P378" style:family="paragraph" style:parent-style-name="Text_20_body">
      <style:paragraph-properties fo:text-align="justify" style:justify-single-word="false" fo:padding="0in" fo:border="none" style:shadow="none" style:join-border="false"/>
      <style:text-properties officeooo:paragraph-rsid="06a1d604"/>
    </style:style>
    <style:style style:name="P379" style:family="paragraph" style:parent-style-name="Text_20_body">
      <style:paragraph-properties fo:text-align="justify" style:justify-single-word="false" fo:padding="0in" fo:border="none" style:shadow="none" style:join-border="false"/>
      <style:text-properties officeooo:paragraph-rsid="06a847ec"/>
    </style:style>
    <style:style style:name="P380" style:family="paragraph" style:parent-style-name="Text_20_body">
      <style:paragraph-properties fo:text-align="justify" style:justify-single-word="false" fo:padding="0in" fo:border="none" style:shadow="none" style:join-border="false"/>
      <style:text-properties officeooo:paragraph-rsid="066f86e5"/>
    </style:style>
    <style:style style:name="P381" style:family="paragraph" style:parent-style-name="Text_20_body">
      <style:paragraph-properties fo:text-align="justify" style:justify-single-word="false" fo:padding="0in" fo:border="none" style:shadow="none" style:join-border="false"/>
      <style:text-properties officeooo:paragraph-rsid="06ac64c3"/>
    </style:style>
    <style:style style:name="P382" style:family="paragraph" style:parent-style-name="Text_20_body">
      <style:paragraph-properties fo:text-align="justify" style:justify-single-word="false" fo:padding="0in" fo:border="none" style:shadow="none" style:join-border="false"/>
      <style:text-properties officeooo:paragraph-rsid="06b2d0aa"/>
    </style:style>
    <style:style style:name="P383" style:family="paragraph" style:parent-style-name="Text_20_body">
      <style:paragraph-properties fo:text-align="justify" style:justify-single-word="false" fo:padding="0in" fo:border="none" style:shadow="none" style:join-border="false"/>
      <style:text-properties officeooo:paragraph-rsid="06b7b928"/>
    </style:style>
    <style:style style:name="P384" style:family="paragraph" style:parent-style-name="Text_20_body">
      <style:paragraph-properties fo:text-align="justify" style:justify-single-word="false" fo:padding="0in" fo:border="none" style:shadow="none" style:join-border="false"/>
      <style:text-properties officeooo:paragraph-rsid="06b88dd8"/>
    </style:style>
    <style:style style:name="P385" style:family="paragraph" style:parent-style-name="Text_20_body">
      <style:paragraph-properties fo:text-align="justify" style:justify-single-word="false" fo:padding="0in" fo:border="none" style:shadow="none" style:join-border="false"/>
      <style:text-properties officeooo:paragraph-rsid="06ba55d1"/>
    </style:style>
    <style:style style:name="P386" style:family="paragraph" style:parent-style-name="Text_20_body">
      <style:paragraph-properties fo:text-align="justify" style:justify-single-word="false" fo:padding="0in" fo:border="none" style:shadow="none" style:join-border="false"/>
      <style:text-properties officeooo:paragraph-rsid="06bc366d"/>
    </style:style>
    <style:style style:name="P387" style:family="paragraph" style:parent-style-name="Text_20_body">
      <style:paragraph-properties fo:text-align="justify" style:justify-single-word="false" fo:padding="0in" fo:border="none" style:shadow="none" style:join-border="false"/>
      <style:text-properties officeooo:paragraph-rsid="06bd3b3c"/>
    </style:style>
    <style:style style:name="P388" style:family="paragraph" style:parent-style-name="Text_20_body">
      <style:paragraph-properties fo:text-align="justify" style:justify-single-word="false" fo:padding="0in" fo:border="none" style:shadow="none" style:join-border="false"/>
      <style:text-properties officeooo:paragraph-rsid="06a9d744"/>
    </style:style>
    <style:style style:name="P389" style:family="paragraph" style:parent-style-name="Text_20_body">
      <style:paragraph-properties fo:text-align="justify" style:justify-single-word="false" fo:padding="0in" fo:border="none" style:shadow="none" style:join-border="false"/>
      <style:text-properties officeooo:paragraph-rsid="03f3b193"/>
    </style:style>
    <style:style style:name="P390" style:family="paragraph" style:parent-style-name="Text_20_body">
      <style:paragraph-properties fo:text-align="justify" style:justify-single-word="false" fo:padding="0in" fo:border="none" style:shadow="none" style:join-border="false"/>
      <style:text-properties officeooo:paragraph-rsid="06c6824c"/>
    </style:style>
    <style:style style:name="P391" style:family="paragraph" style:parent-style-name="Text_20_body">
      <style:paragraph-properties fo:text-align="justify" style:justify-single-word="false" fo:padding="0in" fo:border="none" style:shadow="none" style:join-border="false"/>
      <style:text-properties officeooo:paragraph-rsid="06c8b283"/>
    </style:style>
    <style:style style:name="P392" style:family="paragraph" style:parent-style-name="Text_20_body">
      <style:paragraph-properties fo:text-align="justify" style:justify-single-word="false" fo:padding="0in" fo:border="none" style:shadow="none" style:join-border="false"/>
      <style:text-properties officeooo:paragraph-rsid="06ca4fbf"/>
    </style:style>
    <style:style style:name="P393" style:family="paragraph" style:parent-style-name="Text_20_body">
      <style:paragraph-properties fo:text-align="justify" style:justify-single-word="false" fo:padding="0in" fo:border="none" style:shadow="none" style:join-border="false"/>
      <style:text-properties officeooo:paragraph-rsid="06d8c45c"/>
    </style:style>
    <style:style style:name="P394" style:family="paragraph" style:parent-style-name="Text_20_body">
      <style:paragraph-properties fo:text-align="justify" style:justify-single-word="false" fo:padding="0in" fo:border="none" style:shadow="none" style:join-border="false"/>
      <style:text-properties officeooo:paragraph-rsid="06d2510c"/>
    </style:style>
    <style:style style:name="P395" style:family="paragraph" style:parent-style-name="Text_20_body">
      <style:paragraph-properties fo:text-align="justify" style:justify-single-word="false" fo:padding="0in" fo:border="none" style:shadow="none" style:join-border="false"/>
      <style:text-properties officeooo:paragraph-rsid="06ddfe5d"/>
    </style:style>
    <style:style style:name="P396" style:family="paragraph" style:parent-style-name="Text_20_body">
      <style:paragraph-properties fo:text-align="justify" style:justify-single-word="false" fo:padding="0in" fo:border="none" style:shadow="none" style:join-border="false"/>
      <style:text-properties officeooo:paragraph-rsid="06dfa59b"/>
    </style:style>
    <style:style style:name="P397" style:family="paragraph" style:parent-style-name="Text_20_body">
      <style:paragraph-properties fo:text-align="justify" style:justify-single-word="false" fo:padding="0in" fo:border="none" style:shadow="none" style:join-border="false"/>
      <style:text-properties officeooo:paragraph-rsid="06e4236b"/>
    </style:style>
    <style:style style:name="P398" style:family="paragraph" style:parent-style-name="Text_20_body">
      <style:paragraph-properties fo:text-align="justify" style:justify-single-word="false" fo:padding="0in" fo:border="none" style:shadow="none" style:join-border="false"/>
      <style:text-properties officeooo:paragraph-rsid="06e4b9ed"/>
    </style:style>
    <style:style style:name="P399" style:family="paragraph" style:parent-style-name="Text_20_body">
      <style:paragraph-properties fo:text-align="justify" style:justify-single-word="false" fo:padding="0in" fo:border="none" style:shadow="none" style:join-border="false"/>
      <style:text-properties officeooo:paragraph-rsid="06e74d90"/>
    </style:style>
    <style:style style:name="P400" style:family="paragraph" style:parent-style-name="Text_20_body">
      <style:paragraph-properties fo:text-align="justify" style:justify-single-word="false" fo:padding="0in" fo:border="none" style:shadow="none" style:join-border="false"/>
      <style:text-properties officeooo:paragraph-rsid="06ee8327"/>
    </style:style>
    <style:style style:name="P401" style:family="paragraph" style:parent-style-name="Text_20_body">
      <style:paragraph-properties fo:text-align="justify" style:justify-single-word="false" fo:padding="0in" fo:border="none" style:shadow="none" style:join-border="false"/>
      <style:text-properties officeooo:paragraph-rsid="06f6d5c4"/>
    </style:style>
    <style:style style:name="P402" style:family="paragraph" style:parent-style-name="Text_20_body">
      <style:paragraph-properties fo:text-align="justify" style:justify-single-word="false" fo:padding="0in" fo:border="none" style:shadow="none" style:join-border="false"/>
      <style:text-properties officeooo:paragraph-rsid="0703268f"/>
    </style:style>
    <style:style style:name="P403" style:family="paragraph" style:parent-style-name="Text_20_body">
      <style:paragraph-properties fo:text-align="justify" style:justify-single-word="false" fo:padding="0in" fo:border="none" style:shadow="none" style:join-border="false"/>
      <style:text-properties officeooo:paragraph-rsid="0709a64f"/>
    </style:style>
    <style:style style:name="P404" style:family="paragraph" style:parent-style-name="Text_20_body">
      <style:paragraph-properties fo:text-align="justify" style:justify-single-word="false" fo:padding="0in" fo:border="none" style:shadow="none" style:join-border="false"/>
      <style:text-properties officeooo:paragraph-rsid="071222ec"/>
    </style:style>
    <style:style style:name="P405" style:family="paragraph" style:parent-style-name="Text_20_body">
      <style:paragraph-properties fo:text-align="justify" style:justify-single-word="false" fo:padding="0in" fo:border="none" style:shadow="none" style:join-border="false"/>
      <style:text-properties officeooo:paragraph-rsid="071a87d7"/>
    </style:style>
    <style:style style:name="P406" style:family="paragraph" style:parent-style-name="Text_20_body">
      <style:paragraph-properties fo:text-align="justify" style:justify-single-word="false" fo:padding="0in" fo:border="none" style:shadow="none" style:join-border="false"/>
      <style:text-properties officeooo:paragraph-rsid="043ac498"/>
    </style:style>
    <style:style style:name="P407" style:family="paragraph" style:parent-style-name="Text_20_body">
      <style:paragraph-properties fo:text-align="justify" style:justify-single-word="false" fo:padding="0in" fo:border="none" style:shadow="none" style:join-border="false"/>
      <style:text-properties officeooo:paragraph-rsid="071f7d05"/>
    </style:style>
    <style:style style:name="P408" style:family="paragraph" style:parent-style-name="Text_20_body">
      <style:paragraph-properties fo:text-align="justify" style:justify-single-word="false" fo:padding="0in" fo:border="none" style:shadow="none" style:join-border="false"/>
      <style:text-properties officeooo:paragraph-rsid="04d5a53c"/>
    </style:style>
    <style:style style:name="P409" style:family="paragraph" style:parent-style-name="Text_20_body">
      <style:paragraph-properties fo:text-align="justify" style:justify-single-word="false" fo:padding="0in" fo:border="none" style:shadow="none" style:join-border="false"/>
      <style:text-properties officeooo:paragraph-rsid="07238dab"/>
    </style:style>
    <style:style style:name="P410" style:family="paragraph" style:parent-style-name="Text_20_body">
      <style:paragraph-properties fo:text-align="justify" style:justify-single-word="false" fo:padding="0in" fo:border="none" style:shadow="none" style:join-border="false"/>
      <style:text-properties officeooo:paragraph-rsid="072499b0"/>
    </style:style>
    <style:style style:name="P411" style:family="paragraph" style:parent-style-name="Text_20_body">
      <style:paragraph-properties fo:text-align="justify" style:justify-single-word="false" fo:padding="0in" fo:border="none" style:shadow="none" style:join-border="false"/>
      <style:text-properties officeooo:paragraph-rsid="072547b6"/>
    </style:style>
    <style:style style:name="P412" style:family="paragraph" style:parent-style-name="Text_20_body">
      <style:paragraph-properties fo:text-align="justify" style:justify-single-word="false" fo:padding="0in" fo:border="none" style:shadow="none" style:join-border="false"/>
      <style:text-properties officeooo:paragraph-rsid="0736a07e"/>
    </style:style>
    <style:style style:name="P413" style:family="paragraph" style:parent-style-name="Text_20_body">
      <style:paragraph-properties fo:text-align="justify" style:justify-single-word="false" fo:padding="0in" fo:border="none" style:shadow="none" style:join-border="false"/>
      <style:text-properties officeooo:paragraph-rsid="07392691"/>
    </style:style>
    <style:style style:name="P414" style:family="paragraph" style:parent-style-name="Text_20_body">
      <style:paragraph-properties fo:text-align="justify" style:justify-single-word="false" fo:padding="0in" fo:border="none" style:shadow="none" style:join-border="false"/>
      <style:text-properties officeooo:paragraph-rsid="07354d70"/>
    </style:style>
    <style:style style:name="P415" style:family="paragraph" style:parent-style-name="Text_20_body">
      <style:paragraph-properties fo:text-align="justify" style:justify-single-word="false" fo:padding="0in" fo:border="none" style:shadow="none" style:join-border="false"/>
      <style:text-properties officeooo:paragraph-rsid="07025fd3"/>
    </style:style>
    <style:style style:name="P416" style:family="paragraph" style:parent-style-name="Text_20_body">
      <style:paragraph-properties fo:text-align="justify" style:justify-single-word="false" fo:padding="0in" fo:border="none" style:shadow="none" style:join-border="false"/>
      <style:text-properties officeooo:paragraph-rsid="06e238da"/>
    </style:style>
    <style:style style:name="P417" style:family="paragraph" style:parent-style-name="Text_20_body">
      <style:paragraph-properties fo:text-align="justify" style:justify-single-word="false" fo:padding="0in" fo:border="none" style:shadow="none" style:join-border="false"/>
      <style:text-properties officeooo:paragraph-rsid="06e56e3d"/>
    </style:style>
    <style:style style:name="P418" style:family="paragraph" style:parent-style-name="Text_20_body">
      <style:paragraph-properties fo:text-align="justify" style:justify-single-word="false" fo:padding="0in" fo:border="none" style:shadow="none" style:join-border="false"/>
      <style:text-properties officeooo:paragraph-rsid="073db787"/>
    </style:style>
    <style:style style:name="P419" style:family="paragraph" style:parent-style-name="Text_20_body">
      <style:paragraph-properties fo:text-align="justify" style:justify-single-word="false" fo:padding="0in" fo:border="none" style:shadow="none" style:join-border="false"/>
      <style:text-properties officeooo:paragraph-rsid="0741832e"/>
    </style:style>
    <style:style style:name="P420" style:family="paragraph" style:parent-style-name="Text_20_body">
      <style:paragraph-properties fo:text-align="justify" style:justify-single-word="false" fo:padding="0in" fo:border="none" style:shadow="none" style:join-border="false"/>
      <style:text-properties fo:background-color="#ffff00"/>
    </style:style>
    <style:style style:name="P421"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422"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423"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424" style:family="paragraph" style:parent-style-name="Text_20_body">
      <style:paragraph-properties fo:text-align="center" style:justify-single-word="false" fo:padding="0in" fo:border="none" style:shadow="none" style:join-border="false"/>
    </style:style>
    <style:style style:name="P425" style:family="paragraph" style:parent-style-name="Text_20_body">
      <style:paragraph-properties fo:text-align="center" style:justify-single-word="false" fo:padding="0in" fo:border="none" style:shadow="none" style:join-border="false"/>
      <style:text-properties officeooo:paragraph-rsid="03663007"/>
    </style:style>
    <style:style style:name="P426" style:family="paragraph" style:parent-style-name="Text_20_body">
      <style:paragraph-properties fo:text-align="center" style:justify-single-word="false" fo:padding="0in" fo:border="none" style:shadow="none" style:join-border="false"/>
      <style:text-properties officeooo:paragraph-rsid="04dfcb7b"/>
    </style:style>
    <style:style style:name="P427" style:family="paragraph" style:parent-style-name="Text_20_body">
      <style:paragraph-properties fo:text-align="center" style:justify-single-word="false" fo:padding="0in" fo:border="none" style:shadow="none" style:join-border="false"/>
      <style:text-properties officeooo:paragraph-rsid="013d04c6"/>
    </style:style>
    <style:style style:name="P42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2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30"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431"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432"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33"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34"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35" style:family="paragraph" style:parent-style-name="Text_20_body">
      <style:paragraph-properties fo:text-align="justify" style:justify-single-word="false" fo:padding="0in" fo:border="none" style:shadow="none" style:join-border="false"/>
      <style:text-properties fo:background-color="transparent"/>
    </style:style>
    <style:style style:name="P436"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437"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438" style:family="paragraph" style:parent-style-name="Text_20_body">
      <style:paragraph-properties fo:text-align="center" style:justify-single-word="false" fo:padding="0in" fo:border="none" style:shadow="none" style:join-border="false"/>
      <style:text-properties fo:background-color="transparent"/>
    </style:style>
    <style:style style:name="P439"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442"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4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44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4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44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45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45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45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720c3c4" fo:background-color="transparent" style:font-style-asian="normal" style:font-style-complex="normal"/>
    </style:style>
    <style:style style:name="P45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45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45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6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6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6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6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6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6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6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6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6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6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7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7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7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47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47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47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7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7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47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7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8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8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8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8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8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48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86" style:family="paragraph" style:parent-style-name="Text_20_body">
      <style:paragraph-properties fo:text-align="justify" style:justify-single-word="false" fo:padding="0in" fo:border="none" style:shadow="none" style:join-border="false"/>
      <style:text-properties fo:background-color="#00ccff"/>
    </style:style>
    <style:style style:name="P48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488" style:family="paragraph" style:parent-style-name="Text_20_body">
      <style:paragraph-properties fo:text-align="justify" style:justify-single-word="false" fo:padding="0in" fo:border="none" style:shadow="none" style:join-border="false"/>
      <style:text-properties fo:background-color="#ffffff"/>
    </style:style>
    <style:style style:name="P48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490" style:family="paragraph" style:parent-style-name="Text_20_body">
      <style:paragraph-properties fo:text-align="justify" style:justify-single-word="false" fo:padding="0in" fo:border="none" style:shadow="none" style:join-border="false"/>
      <style:text-properties fo:color="#0000ff"/>
    </style:style>
    <style:style style:name="P49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494"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50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6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59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59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61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74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8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8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8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8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8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8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8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8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8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8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8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8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8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8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8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8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8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8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8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8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8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8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8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8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8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8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8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8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8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9673" officeooo:paragraph-rsid="066235da" fo:background-color="transparent"/>
    </style:style>
    <style:style style:name="P8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98664" fo:background-color="transparent"/>
    </style:style>
    <style:style style:name="P8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8c6a5" fo:background-color="transparent"/>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eff80"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cc438b"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35cae" officeooo:paragraph-rsid="067225b6"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cd27" officeooo:paragraph-rsid="0679cd27"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db04e" officeooo:paragraph-rsid="067db04e"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81f162"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79cd27"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bf2cb6"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1f162" officeooo:paragraph-rsid="0681f162"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1f162"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2f5c6"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82b3ee" fo:background-color="transparent"/>
    </style:style>
    <style:style style:name="P8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363f5" fo:background-color="transparent"/>
    </style:style>
    <style:style style:name="P8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58f32" fo:background-color="transparent"/>
    </style:style>
    <style:style style:name="P8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76930" officeooo:paragraph-rsid="068950c8" fo:background-color="transparent"/>
    </style:style>
    <style:style style:name="P8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58f32" officeooo:paragraph-rsid="069363f5" fo:background-color="transparent"/>
    </style:style>
    <style:style style:name="P8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1ee78" officeooo:paragraph-rsid="069cf8c2" fo:background-color="transparent"/>
    </style:style>
    <style:style style:name="P8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be88c" officeooo:paragraph-rsid="067be88c" fo:background-color="transparent"/>
    </style:style>
    <style:style style:name="P8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f162" fo:background-color="transparent"/>
    </style:style>
    <style:style style:name="P8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d604" fo:background-color="transparent"/>
    </style:style>
    <style:style style:name="P8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f162" officeooo:paragraph-rsid="06b88dd8" fo:background-color="transparent"/>
    </style:style>
    <style:style style:name="P8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9d744" officeooo:paragraph-rsid="06ac64c3" fo:background-color="transparent"/>
    </style:style>
    <style:style style:name="P9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c64c3" officeooo:paragraph-rsid="06ac64c3" fo:background-color="transparent"/>
    </style:style>
    <style:style style:name="P9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bf2cb6" fo:background-color="transparent"/>
    </style:style>
    <style:style style:name="P9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a9d744" fo:background-color="transparent"/>
    </style:style>
    <style:style style:name="P9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15671" officeooo:paragraph-rsid="06ac64c3" fo:background-color="transparent"/>
    </style:style>
    <style:style style:name="P9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8b283" officeooo:paragraph-rsid="06c6824c" fo:background-color="transparent"/>
    </style:style>
    <style:style style:name="P9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6824c" officeooo:paragraph-rsid="06c6824c" fo:background-color="transparent"/>
    </style:style>
    <style:style style:name="P9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a4fbf" officeooo:paragraph-rsid="06c8b283" fo:background-color="transparent"/>
    </style:style>
    <style:style style:name="P9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c438b" officeooo:paragraph-rsid="06ca4fbf" fo:background-color="transparent"/>
    </style:style>
    <style:style style:name="P9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2510c" fo:background-color="transparent"/>
    </style:style>
    <style:style style:name="P9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8c45c" fo:background-color="transparent"/>
    </style:style>
    <style:style style:name="P9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8c45c" officeooo:paragraph-rsid="06d8c45c" fo:background-color="transparent"/>
    </style:style>
    <style:style style:name="P9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39b10" officeooo:paragraph-rsid="06e39b10" fo:background-color="transparent"/>
    </style:style>
    <style:style style:name="P9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c4ffd" officeooo:paragraph-rsid="06dfa59b" fo:background-color="transparent"/>
    </style:style>
    <style:style style:name="P9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da970" officeooo:paragraph-rsid="06dda970" fo:background-color="transparent"/>
    </style:style>
    <style:style style:name="P9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fa59b" officeooo:paragraph-rsid="06ddfe5d" fo:background-color="transparent"/>
    </style:style>
    <style:style style:name="P9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104f9" fo:background-color="transparent"/>
    </style:style>
    <style:style style:name="P9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238da" fo:background-color="transparent"/>
    </style:style>
    <style:style style:name="P9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4236b" officeooo:paragraph-rsid="06e4236b" fo:background-color="transparent"/>
    </style:style>
    <style:style style:name="P9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56e3d" officeooo:paragraph-rsid="06e56e3d" fo:background-color="transparent"/>
    </style:style>
    <style:style style:name="P9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74d90" officeooo:paragraph-rsid="06e74d90" fo:background-color="transparent"/>
    </style:style>
    <style:style style:name="P9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1ea3a" officeooo:paragraph-rsid="06ee8327" fo:background-color="transparent"/>
    </style:style>
    <style:style style:name="P9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5a314" officeooo:paragraph-rsid="06ee8327" fo:background-color="transparent"/>
    </style:style>
    <style:style style:name="P9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6d5c4" officeooo:paragraph-rsid="06f6d5c4" fo:background-color="transparent"/>
    </style:style>
    <style:style style:name="P9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f7d05" officeooo:paragraph-rsid="071f7d05" fo:background-color="transparent"/>
    </style:style>
    <style:style style:name="P9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1222ec" fo:background-color="transparent"/>
    </style:style>
    <style:style style:name="P9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09a64f" fo:background-color="transparent"/>
    </style:style>
    <style:style style:name="P9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222ec" officeooo:paragraph-rsid="071222ec" fo:background-color="transparent"/>
    </style:style>
    <style:style style:name="P9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233bf7" fo:background-color="transparent"/>
    </style:style>
    <style:style style:name="P9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025fd3" fo:background-color="transparent"/>
    </style:style>
    <style:style style:name="P9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24a2" officeooo:paragraph-rsid="07025fd3" fo:background-color="transparent"/>
    </style:style>
    <style:style style:name="P9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6a07e" officeooo:paragraph-rsid="0736a07e" fo:background-color="transparent"/>
    </style:style>
    <style:style style:name="P9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db787" officeooo:paragraph-rsid="073db787" fo:background-color="transparent"/>
    </style:style>
    <style:style style:name="P9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9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9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9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9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9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9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9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9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94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9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943"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944"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945"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946"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947"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948"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949"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950"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951"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952"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95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954"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955"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956"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957"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958"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959"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960"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961"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962"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963"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964"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965"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966"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967"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968"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969"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970"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971"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972"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973"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974"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975"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976"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977"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978"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979"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980"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981"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982"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983"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984"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985"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986"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987"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988"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989"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990"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991"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992"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993"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994"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995"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996"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997"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998"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999"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1000"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1001"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1002"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1003"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1004"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1005"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1006"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1007"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1008"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1009"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1010"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1011"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1012"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1013"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1014"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1015"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1016"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1017"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1018"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1019"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1020"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1021"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1022"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1023"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1024"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1025"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1026"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1027"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1028"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1029"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1030"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1031"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1032"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1033"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1034"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1035"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1036"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1037"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1038"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1039"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1040"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1041"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1042"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1043"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1044"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1045"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1046"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1047"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1048"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1049"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1050"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1051"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1052"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1053"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1054"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1055"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1056"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1057"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1058"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1059"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P1060" style:family="paragraph" style:parent-style-name="Text_20_body">
      <style:paragraph-properties fo:text-align="justify" style:justify-single-word="false" fo:padding="0in" fo:border="none" style:shadow="none" style:join-border="false"/>
      <style:text-properties officeooo:rsid="06ca4fbf" officeooo:paragraph-rsid="06ca4fbf"/>
    </style:style>
    <style:style style:name="P1061" style:family="paragraph" style:parent-style-name="Text_20_body">
      <style:paragraph-properties fo:text-align="justify" style:justify-single-word="false" fo:padding="0in" fo:border="none" style:shadow="none" style:join-border="false"/>
      <style:text-properties officeooo:rsid="06d16ac2" officeooo:paragraph-rsid="06d16ac2"/>
    </style:style>
    <style:style style:name="P1062" style:family="paragraph" style:parent-style-name="Text_20_body">
      <style:paragraph-properties fo:text-align="justify" style:justify-single-word="false" fo:padding="0in" fo:border="none" style:shadow="none" style:join-border="false"/>
      <style:text-properties officeooo:rsid="06e56e3d" officeooo:paragraph-rsid="06e56e3d"/>
    </style:style>
    <style:style style:name="P1063" style:family="paragraph" style:parent-style-name="Text_20_body">
      <style:paragraph-properties fo:text-align="justify" style:justify-single-word="false" fo:padding="0in" fo:border="none" style:shadow="none" style:join-border="false"/>
      <style:text-properties officeooo:rsid="06ee5f87" officeooo:paragraph-rsid="06ee8327"/>
    </style:style>
    <style:style style:name="P1064" style:family="paragraph" style:parent-style-name="Text_20_body">
      <style:paragraph-properties fo:text-align="justify" style:justify-single-word="false" fo:padding="0in" fo:border="none" style:shadow="none" style:join-border="false"/>
      <style:text-properties officeooo:rsid="072499b0" officeooo:paragraph-rsid="072499b0"/>
    </style:style>
    <style:style style:name="P1065" style:family="paragraph" style:parent-style-name="Text_20_body">
      <style:paragraph-properties fo:text-align="justify" style:justify-single-word="false" fo:padding="0in" fo:border="none" style:shadow="none" style:join-border="false"/>
      <style:text-properties officeooo:rsid="072852f2" officeooo:paragraph-rsid="072852f2"/>
    </style:style>
    <style:style style:name="P1066" style:family="paragraph" style:parent-style-name="Text_20_body">
      <style:paragraph-properties fo:text-align="justify" style:justify-single-word="false" fo:padding="0in" fo:border="none" style:shadow="none" style:join-border="false"/>
      <style:text-properties officeooo:rsid="073f73dd" officeooo:paragraph-rsid="073f73dd"/>
    </style:style>
    <style:style style:name="P1067" style:family="paragraph" style:parent-style-name="Text_20_body">
      <style:paragraph-properties fo:text-align="justify" style:justify-single-word="false" fo:padding="0in" fo:border="none" style:shadow="none" style:join-border="false"/>
      <style:text-properties officeooo:rsid="0741832e" officeooo:paragraph-rsid="0741832e"/>
    </style:style>
    <style:style style:name="P1068"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069"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070"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107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7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07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07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1077"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107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79"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080" style:family="paragraph" style:parent-style-name="Heading_20_1">
      <style:paragraph-properties fo:text-align="center" style:justify-single-word="false"/>
    </style:style>
    <style:style style:name="P1081"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082" style:family="paragraph" style:parent-style-name="Heading_20_2">
      <style:paragraph-properties fo:text-align="center" style:justify-single-word="false"/>
    </style:style>
    <style:style style:name="P1083" style:family="paragraph" style:parent-style-name="Heading_20_2">
      <style:paragraph-properties fo:text-align="center" style:justify-single-word="false"/>
      <style:text-properties fo:language="ru" fo:country="RU"/>
    </style:style>
    <style:style style:name="P10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f73dd" officeooo:paragraph-rsid="0741832e" fo:background-color="transparent"/>
    </style:style>
    <style:style style:name="P10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1832e" officeooo:paragraph-rsid="0741832e" fo:background-color="transparent"/>
    </style:style>
    <style:style style:name="P10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1832e" fo:background-color="transparent"/>
    </style:style>
    <style:style style:name="P10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3416e" fo:background-color="transparent"/>
    </style:style>
    <style:style style:name="P10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ee4c" officeooo:paragraph-rsid="0743ee4c" fo:background-color="transparent"/>
    </style:style>
    <style:style style:name="P10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06f3b" officeooo:paragraph-rsid="0741832e" fo:background-color="transparent"/>
    </style:style>
    <style:style style:name="P10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7fe79" officeooo:paragraph-rsid="0747fe79" fo:background-color="transparent"/>
    </style:style>
    <style:style style:name="P1091" style:family="paragraph" style:parent-style-name="Text_20_body">
      <style:paragraph-properties fo:text-align="justify" style:justify-single-word="false" fo:padding="0in" fo:border="none" style:shadow="none" style:join-border="false"/>
      <style:text-properties officeooo:paragraph-rsid="0741832e"/>
    </style:style>
    <style:style style:name="P1092" style:family="paragraph" style:parent-style-name="Text_20_body">
      <style:paragraph-properties fo:text-align="justify" style:justify-single-word="false" fo:padding="0in" fo:border="none" style:shadow="none" style:join-border="false"/>
      <style:text-properties officeooo:paragraph-rsid="074892e9"/>
    </style:style>
    <style:style style:name="P1093" style:family="paragraph" style:parent-style-name="Text_20_body">
      <style:paragraph-properties fo:text-align="justify" style:justify-single-word="false" fo:padding="0in" fo:border="none" style:shadow="none" style:join-border="false"/>
      <style:text-properties officeooo:paragraph-rsid="074cc02e"/>
    </style:style>
    <style:style style:name="P1094" style:family="paragraph" style:parent-style-name="Text_20_body">
      <style:paragraph-properties fo:text-align="justify" style:justify-single-word="false" fo:padding="0in" fo:border="none" style:shadow="none" style:join-border="false"/>
      <style:text-properties officeooo:paragraph-rsid="074e3609"/>
    </style:style>
    <style:style style:name="P1095" style:family="paragraph" style:parent-style-name="Text_20_body">
      <style:paragraph-properties fo:text-align="justify" style:justify-single-word="false" fo:padding="0in" fo:border="none" style:shadow="none" style:join-border="false"/>
      <style:text-properties officeooo:paragraph-rsid="074fa62d"/>
    </style:style>
    <style:style style:name="P1096" style:family="paragraph" style:parent-style-name="Text_20_body">
      <style:paragraph-properties fo:text-align="justify" style:justify-single-word="false" fo:padding="0in" fo:border="none" style:shadow="none" style:join-border="false"/>
      <style:text-properties officeooo:paragraph-rsid="075355b1"/>
    </style:style>
    <style:style style:name="P1097" style:family="paragraph" style:parent-style-name="Text_20_body">
      <style:paragraph-properties fo:text-align="justify" style:justify-single-word="false" fo:padding="0in" fo:border="none" style:shadow="none" style:join-border="false"/>
      <style:text-properties officeooo:paragraph-rsid="0755f4b6"/>
    </style:style>
    <style:style style:name="P1098" style:family="paragraph" style:parent-style-name="Text_20_body">
      <style:paragraph-properties fo:text-align="justify" style:justify-single-word="false" fo:padding="0in" fo:border="none" style:shadow="none" style:join-border="false"/>
      <style:text-properties officeooo:paragraph-rsid="075eec93"/>
    </style:style>
    <style:style style:name="P1099" style:family="paragraph" style:parent-style-name="Text_20_body">
      <style:paragraph-properties fo:text-align="justify" style:justify-single-word="false" fo:padding="0in" fo:border="none" style:shadow="none" style:join-border="false"/>
      <style:text-properties officeooo:paragraph-rsid="076026b0"/>
    </style:style>
    <style:style style:name="P1100" style:family="paragraph" style:parent-style-name="Text_20_body">
      <style:paragraph-properties fo:text-align="justify" style:justify-single-word="false" fo:padding="0in" fo:border="none" style:shadow="none" style:join-border="false"/>
      <style:text-properties officeooo:paragraph-rsid="07609c93"/>
    </style:style>
    <style:style style:name="P1101" style:family="paragraph" style:parent-style-name="Text_20_body">
      <style:paragraph-properties fo:text-align="justify" style:justify-single-word="false" fo:padding="0in" fo:border="none" style:shadow="none" style:join-border="false"/>
      <style:text-properties officeooo:paragraph-rsid="07621704"/>
    </style:style>
    <style:style style:name="P1102" style:family="paragraph" style:parent-style-name="Text_20_body">
      <style:paragraph-properties fo:text-align="justify" style:justify-single-word="false" fo:padding="0in" fo:border="none" style:shadow="none" style:join-border="false"/>
      <style:text-properties officeooo:paragraph-rsid="0764e1d2"/>
    </style:style>
    <style:style style:name="P1103" style:family="paragraph" style:parent-style-name="Text_20_body">
      <style:paragraph-properties fo:text-align="justify" style:justify-single-word="false" fo:padding="0in" fo:border="none" style:shadow="none" style:join-border="false"/>
      <style:text-properties officeooo:paragraph-rsid="0765e7ad"/>
    </style:style>
    <style:style style:name="P1104" style:family="paragraph" style:parent-style-name="Text_20_body">
      <style:paragraph-properties fo:text-align="justify" style:justify-single-word="false" fo:padding="0in" fo:border="none" style:shadow="none" style:join-border="false"/>
      <style:text-properties officeooo:rsid="0744e795" officeooo:paragraph-rsid="0744e795"/>
    </style:style>
    <style:style style:name="P1105" style:family="paragraph" style:parent-style-name="Text_20_body">
      <style:paragraph-properties fo:text-align="justify" style:justify-single-word="false" fo:padding="0in" fo:border="none" style:shadow="none" style:join-border="false"/>
      <style:text-properties officeooo:rsid="07519d77" officeooo:paragraph-rsid="07519d77"/>
    </style:style>
    <style:style style:name="P1106" style:family="paragraph" style:parent-style-name="Text_20_body">
      <style:paragraph-properties fo:text-align="justify" style:justify-single-word="false" fo:padding="0in" fo:border="none" style:shadow="none" style:join-border="false"/>
      <style:text-properties officeooo:rsid="0755f4b6" officeooo:paragraph-rsid="0755f4b6"/>
    </style:style>
    <style:style style:name="P1107" style:family="paragraph" style:parent-style-name="Text_20_body">
      <style:paragraph-properties fo:text-align="justify" style:justify-single-word="false" fo:padding="0in" fo:border="none" style:shadow="none" style:join-border="false"/>
      <style:text-properties officeooo:rsid="075eec93" officeooo:paragraph-rsid="075eec93"/>
    </style:style>
    <style:style style:name="P1108" style:family="paragraph" style:parent-style-name="Text_20_body">
      <style:paragraph-properties fo:text-align="justify" style:justify-single-word="false" fo:padding="0in" fo:border="none" style:shadow="none" style:join-border="false"/>
      <style:text-properties officeooo:rsid="075eec93" officeooo:paragraph-rsid="07621704"/>
    </style:style>
    <style:style style:name="P1109" style:family="paragraph" style:parent-style-name="Text_20_body">
      <style:paragraph-properties fo:text-align="justify" style:justify-single-word="false" fo:padding="0in" fo:border="none" style:shadow="none" style:join-border="false"/>
      <style:text-properties officeooo:rsid="076026b0" officeooo:paragraph-rsid="076026b0"/>
    </style:style>
    <style:style style:name="P1110" style:family="paragraph" style:parent-style-name="Text_20_body">
      <style:paragraph-properties fo:text-align="justify" style:justify-single-word="false" fo:padding="0in" fo:border="none" style:shadow="none" style:join-border="false"/>
      <style:text-properties officeooo:rsid="07621704" officeooo:paragraph-rsid="07621704"/>
    </style:style>
    <style:style style:name="P1111" style:family="paragraph" style:parent-style-name="Text_20_body">
      <style:paragraph-properties fo:text-align="justify" style:justify-single-word="false" fo:padding="0in" fo:border="none" style:shadow="none" style:join-border="false"/>
      <style:text-properties officeooo:rsid="0764e1d2" officeooo:paragraph-rsid="0764e1d2"/>
    </style:style>
    <style:style style:name="P1112" style:family="paragraph" style:parent-style-name="Text_20_body">
      <style:paragraph-properties fo:text-align="justify" style:justify-single-word="false" fo:padding="0in" fo:border="none" style:shadow="none" style:join-border="false"/>
      <style:text-properties officeooo:rsid="0765e7ad" officeooo:paragraph-rsid="0765e7ad"/>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officeooo:rsid="072bf8bb" fo:background-color="#ffff00" loext:char-shading-value="0"/>
    </style:style>
    <style:style style:name="T45" style:family="text">
      <style:text-properties style:use-window-font-color="true" fo:background-color="transparent" loext:char-shading-value="0"/>
    </style:style>
    <style:style style:name="T46" style:family="text">
      <style:text-properties style:use-window-font-color="true" fo:language="ru" fo:country="RU"/>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style:font-style-asian="normal" style:font-style-complex="normal"/>
    </style:style>
    <style:style style:name="T49" style:family="text">
      <style:text-properties style:use-window-font-color="true" fo:language="ru" fo:country="RU" fo:font-style="normal" officeooo:rsid="04cf9e06" style:font-style-asian="normal" style:font-style-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font-weight="normal" fo:background-color="#ffff00" loext:char-shading-value="0" style:font-weight-asian="normal" style:font-weight-complex="normal"/>
    </style:style>
    <style:style style:name="T52" style:family="text">
      <style:text-properties style:use-window-font-color="true" fo:language="uk" fo:country="UA"/>
    </style:style>
    <style:style style:name="T53" style:family="text">
      <style:text-properties style:use-window-font-color="true" fo:language="uk" fo:country="UA" fo:font-weight="normal" style:font-weight-asian="normal" style:font-weight-complex="normal"/>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background-color="#ffff00" loext:char-shading-value="0"/>
    </style:style>
    <style:style style:name="T56" style:family="text">
      <style:text-properties style:use-window-font-color="true" fo:background-color="#ff00cc" loext:char-shading-value="0"/>
    </style:style>
    <style:style style:name="T57" style:family="text">
      <style:text-properties style:use-window-font-color="true" style:text-line-through-style="none" style:text-line-through-type="none" fo:language="ru" fo:country="RU" fo:background-color="transparent" loext:char-shading-value="0"/>
    </style:style>
    <style:style style:name="T58" style:family="text">
      <style:text-properties style:use-window-font-color="true" style:text-line-through-style="none" style:text-line-through-type="none" fo:language="ru" fo:country="RU" officeooo:rsid="007e0672" fo:background-color="transparent" loext:char-shading-value="0"/>
    </style:style>
    <style:style style:name="T59" style:family="text">
      <style:text-properties style:use-window-font-color="true" style:text-line-through-style="none" style:text-line-through-type="none" fo:language="ru" fo:country="RU" officeooo:rsid="00976a92" fo:background-color="transparent" loext:char-shading-value="0"/>
    </style:style>
    <style:style style:name="T60" style:family="text">
      <style:text-properties style:use-window-font-color="true" style:text-line-through-style="none" style:text-line-through-type="none" fo:language="ru" fo:country="RU" officeooo:rsid="009d5f0f" fo:background-color="transparent" loext:char-shading-value="0"/>
    </style:style>
    <style:style style:name="T61" style:family="text">
      <style:text-properties style:use-window-font-color="true" style:text-line-through-style="none" style:text-line-through-type="none" fo:language="ru" fo:country="RU" officeooo:rsid="0098c73a" fo:background-color="transparent" loext:char-shading-value="0"/>
    </style:style>
    <style:style style:name="T62" style:family="text">
      <style:text-properties style:use-window-font-color="true" style:text-line-through-style="none" style:text-line-through-type="none" fo:language="ru" fo:country="RU" officeooo:rsid="009ea161" fo:background-color="transparent" loext:char-shading-value="0"/>
    </style:style>
    <style:style style:name="T63" style:family="text">
      <style:text-properties style:use-window-font-color="true" style:text-line-through-style="none" style:text-line-through-type="none" fo:language="ru" fo:country="RU" officeooo:rsid="00a5c35c" fo:background-color="transparent" loext:char-shading-value="0"/>
    </style:style>
    <style:style style:name="T64" style:family="text">
      <style:text-properties style:use-window-font-color="true" style:text-line-through-style="none" style:text-line-through-type="none" fo:language="ru" fo:country="RU" officeooo:rsid="009a2491" fo:background-color="transparent" loext:char-shading-value="0"/>
    </style:style>
    <style:style style:name="T65" style:family="text">
      <style:text-properties style:use-window-font-color="true" style:text-line-through-style="none" style:text-line-through-type="none" fo:language="ru" fo:country="RU" officeooo:rsid="009bd004" fo:background-color="transparent" loext:char-shading-value="0"/>
    </style:style>
    <style:style style:name="T66" style:family="text">
      <style:text-properties style:use-window-font-color="true" style:text-line-through-style="none" style:text-line-through-type="none" fo:language="ru" fo:country="RU" officeooo:rsid="009f0f90" fo:background-color="transparent" loext:char-shading-value="0"/>
    </style:style>
    <style:style style:name="T67" style:family="text">
      <style:text-properties style:use-window-font-color="true" style:text-line-through-style="none" style:text-line-through-type="none" fo:language="ru" fo:country="RU" officeooo:rsid="009d36b9" fo:background-color="transparent" loext:char-shading-value="0"/>
    </style:style>
    <style:style style:name="T68" style:family="text">
      <style:text-properties style:use-window-font-color="true" style:text-line-through-style="none" style:text-line-through-type="none" fo:language="ru" fo:country="RU" officeooo:rsid="00b1b6bb" fo:background-color="transparent" loext:char-shading-value="0"/>
    </style:style>
    <style:style style:name="T69" style:family="text">
      <style:text-properties style:use-window-font-color="true" style:text-line-through-style="none" style:text-line-through-type="none" fo:language="ru" fo:country="RU" officeooo:rsid="00a09677" fo:background-color="transparent" loext:char-shading-value="0"/>
    </style:style>
    <style:style style:name="T70"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5"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6" style:family="text">
      <style:text-properties style:use-window-font-color="true" style:text-line-through-style="none" style:text-line-through-type="none" fo:language="ru" fo:country="RU" fo:font-style="normal" officeooo:rsid="0720c3c4" fo:background-color="transparent" loext:char-shading-value="0" style:font-style-asian="normal" style:font-style-complex="normal"/>
    </style:style>
    <style:style style:name="T87" style:family="text">
      <style:text-properties style:use-window-font-color="true" style:text-line-through-style="none" style:text-line-through-type="none" fo:language="ru" fo:country="RU" fo:font-style="normal" officeooo:rsid="064c6651" fo:background-color="transparent" loext:char-shading-value="0" style:font-style-asian="normal" style:font-style-complex="normal"/>
    </style:style>
    <style:style style:name="T88" style:family="text">
      <style:text-properties style:use-window-font-color="true" style:text-line-through-style="none" style:text-line-through-type="none" fo:language="ru" fo:country="RU" fo:font-style="normal" officeooo:rsid="07217b89" fo:background-color="transparent" loext:char-shading-value="0" style:font-style-asian="normal" style:font-style-complex="normal"/>
    </style:style>
    <style:style style:name="T89"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90"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91"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92" style:family="text">
      <style:text-properties style:use-window-font-color="true" fo:language="en" fo:country="US" fo:font-style="normal" style:font-style-asian="normal" style:font-style-complex="normal"/>
    </style:style>
    <style:style style:name="T93" style:family="text">
      <style:text-properties style:use-window-font-color="true" fo:language="en" fo:country="US" fo:font-style="normal" officeooo:rsid="04cf9e06" style:font-style-asian="normal" style:font-style-complex="normal"/>
    </style:style>
    <style:style style:name="T94" style:family="text">
      <style:text-properties fo:font-weight="bold" style:font-weight-asian="bold" style:font-weight-complex="bold"/>
    </style:style>
    <style:style style:name="T95" style:family="text">
      <style:text-properties fo:background-color="#ffffff" loext:char-shading-value="0"/>
    </style:style>
    <style:style style:name="T96" style:family="text">
      <style:text-properties fo:language="ru" fo:country="RU"/>
    </style:style>
    <style:style style:name="T97" style:family="text">
      <style:text-properties fo:language="ru" fo:country="RU" fo:background-color="#ffff00" loext:char-shading-value="0"/>
    </style:style>
    <style:style style:name="T98" style:family="text">
      <style:text-properties fo:language="ru" fo:country="RU" fo:font-style="italic" fo:background-color="transparent" loext:char-shading-value="0" style:font-style-asian="italic" style:font-style-complex="italic"/>
    </style:style>
    <style:style style:name="T99" style:family="text">
      <style:text-properties fo:language="ru" fo:country="RU" fo:font-style="italic" officeooo:rsid="00aa486f" fo:background-color="transparent" loext:char-shading-value="0" style:font-style-asian="italic" style:font-style-complex="italic"/>
    </style:style>
    <style:style style:name="T100" style:family="text">
      <style:text-properties fo:language="ru" fo:country="RU" fo:font-style="italic" fo:background-color="#ffff00" loext:char-shading-value="0" style:font-style-asian="italic" style:font-style-complex="italic"/>
    </style:style>
    <style:style style:name="T101" style:family="text">
      <style:text-properties fo:language="ru" fo:country="RU" fo:font-style="italic" officeooo:rsid="008e623f" fo:background-color="#ffff00" loext:char-shading-value="0" style:font-style-asian="italic" style:font-style-complex="italic"/>
    </style:style>
    <style:style style:name="T102" style:family="text">
      <style:text-properties fo:language="ru" fo:country="RU" fo:font-style="italic" officeooo:rsid="0090048c" fo:background-color="#ffff00" loext:char-shading-value="0" style:font-style-asian="italic" style:font-style-complex="italic"/>
    </style:style>
    <style:style style:name="T103" style:family="text">
      <style:text-properties fo:language="ru" fo:country="RU" fo:font-style="italic" officeooo:rsid="00ac7897" fo:background-color="#ffff00" loext:char-shading-value="0" style:font-style-asian="italic" style:font-style-complex="italic"/>
    </style:style>
    <style:style style:name="T104" style:family="text">
      <style:text-properties fo:language="ru" fo:country="RU" fo:font-style="italic" officeooo:rsid="00ad2daf" fo:background-color="#ffff00" loext:char-shading-value="0" style:font-style-asian="italic" style:font-style-complex="italic"/>
    </style:style>
    <style:style style:name="T105" style:family="text">
      <style:text-properties fo:language="ru" fo:country="RU" fo:font-style="italic" officeooo:rsid="00aecc6d" fo:background-color="#ffff00" loext:char-shading-value="0" style:font-style-asian="italic" style:font-style-complex="italic"/>
    </style:style>
    <style:style style:name="T106" style:family="text">
      <style:text-properties fo:language="ru" fo:country="RU" fo:background-color="transparent" loext:char-shading-value="0"/>
    </style:style>
    <style:style style:name="T107" style:family="text">
      <style:text-properties fo:language="ru" fo:country="RU" fo:font-style="normal" fo:background-color="transparent" loext:char-shading-value="0" style:font-style-asian="normal" style:font-style-complex="normal"/>
    </style:style>
    <style:style style:name="T108" style:family="text">
      <style:text-properties fo:language="ru" fo:country="RU" fo:font-style="normal" officeooo:rsid="006c9b70" fo:background-color="transparent" loext:char-shading-value="0" style:font-style-asian="normal" style:font-style-complex="normal"/>
    </style:style>
    <style:style style:name="T109" style:family="text">
      <style:text-properties fo:language="ru" fo:country="RU" fo:font-style="normal" fo:background-color="#ffff00" loext:char-shading-value="0" style:font-style-asian="normal" style:font-style-complex="normal"/>
    </style:style>
    <style:style style:name="T110" style:family="text">
      <style:text-properties style:text-line-through-style="solid" style:text-line-through-type="single"/>
    </style:style>
    <style:style style:name="T111" style:family="text">
      <style:text-properties style:text-line-through-style="solid" style:text-line-through-type="single" officeooo:rsid="0087ae81"/>
    </style:style>
    <style:style style:name="T112" style:family="text">
      <style:text-properties fo:language="en" fo:country="US"/>
    </style:style>
    <style:style style:name="T113" style:family="text">
      <style:text-properties style:text-line-through-style="none" style:text-line-through-type="none" fo:language="ru" fo:country="RU"/>
    </style:style>
    <style:style style:name="T114" style:family="text">
      <style:text-properties style:text-line-through-style="none" style:text-line-through-type="none" fo:language="ru" fo:country="RU" fo:background-color="transparent" loext:char-shading-value="0"/>
    </style:style>
    <style:style style:name="T115" style:family="text">
      <style:text-properties style:text-line-through-style="none" style:text-line-through-type="none" fo:language="ru" fo:country="RU" officeooo:rsid="000f7c7a" fo:background-color="transparent" loext:char-shading-value="0"/>
    </style:style>
    <style:style style:name="T116" style:family="text">
      <style:text-properties style:text-line-through-style="none" style:text-line-through-type="none" fo:language="ru" fo:country="RU" officeooo:rsid="00117302" fo:background-color="transparent" loext:char-shading-value="0"/>
    </style:style>
    <style:style style:name="T117" style:family="text">
      <style:text-properties style:text-line-through-style="none" style:text-line-through-type="none" fo:language="ru" fo:country="RU" officeooo:rsid="0012a933" fo:background-color="transparent" loext:char-shading-value="0"/>
    </style:style>
    <style:style style:name="T118" style:family="text">
      <style:text-properties style:text-line-through-style="none" style:text-line-through-type="none" fo:language="ru" fo:country="RU" officeooo:rsid="0014a904" fo:background-color="transparent" loext:char-shading-value="0"/>
    </style:style>
    <style:style style:name="T119" style:family="text">
      <style:text-properties style:text-line-through-style="none" style:text-line-through-type="none" fo:language="ru" fo:country="RU" officeooo:rsid="0015ad2c" fo:background-color="transparent" loext:char-shading-value="0"/>
    </style:style>
    <style:style style:name="T120" style:family="text">
      <style:text-properties style:text-line-through-style="none" style:text-line-through-type="none" fo:language="ru" fo:country="RU" officeooo:rsid="0016533d" fo:background-color="transparent" loext:char-shading-value="0"/>
    </style:style>
    <style:style style:name="T121" style:family="text">
      <style:text-properties style:text-line-through-style="none" style:text-line-through-type="none" fo:language="ru" fo:country="RU" officeooo:rsid="0018426e" fo:background-color="transparent" loext:char-shading-value="0"/>
    </style:style>
    <style:style style:name="T122" style:family="text">
      <style:text-properties style:text-line-through-style="none" style:text-line-through-type="none" fo:language="ru" fo:country="RU" officeooo:rsid="001bd503" fo:background-color="transparent" loext:char-shading-value="0"/>
    </style:style>
    <style:style style:name="T123" style:family="text">
      <style:text-properties style:text-line-through-style="none" style:text-line-through-type="none" fo:language="ru" fo:country="RU" officeooo:rsid="001bef74" fo:background-color="transparent" loext:char-shading-value="0"/>
    </style:style>
    <style:style style:name="T124" style:family="text">
      <style:text-properties style:text-line-through-style="none" style:text-line-through-type="none" fo:language="ru" fo:country="RU" officeooo:rsid="001c925e" fo:background-color="transparent" loext:char-shading-value="0"/>
    </style:style>
    <style:style style:name="T125" style:family="text">
      <style:text-properties style:text-line-through-style="none" style:text-line-through-type="none" fo:language="ru" fo:country="RU" officeooo:rsid="001f108c" fo:background-color="transparent" loext:char-shading-value="0"/>
    </style:style>
    <style:style style:name="T126" style:family="text">
      <style:text-properties style:text-line-through-style="none" style:text-line-through-type="none" fo:language="ru" fo:country="RU" officeooo:rsid="001fd394" fo:background-color="transparent" loext:char-shading-value="0"/>
    </style:style>
    <style:style style:name="T127" style:family="text">
      <style:text-properties style:text-line-through-style="none" style:text-line-through-type="none" fo:language="ru" fo:country="RU" officeooo:rsid="00218e44" fo:background-color="transparent" loext:char-shading-value="0"/>
    </style:style>
    <style:style style:name="T128" style:family="text">
      <style:text-properties style:text-line-through-style="none" style:text-line-through-type="none" fo:language="ru" fo:country="RU" officeooo:rsid="00234c58" fo:background-color="transparent" loext:char-shading-value="0"/>
    </style:style>
    <style:style style:name="T129" style:family="text">
      <style:text-properties style:text-line-through-style="none" style:text-line-through-type="none" fo:language="ru" fo:country="RU" officeooo:rsid="00240b24" fo:background-color="transparent" loext:char-shading-value="0"/>
    </style:style>
    <style:style style:name="T130" style:family="text">
      <style:text-properties style:text-line-through-style="none" style:text-line-through-type="none" fo:language="ru" fo:country="RU" officeooo:rsid="001dff8b" fo:background-color="transparent" loext:char-shading-value="0"/>
    </style:style>
    <style:style style:name="T131" style:family="text">
      <style:text-properties style:text-line-through-style="none" style:text-line-through-type="none" fo:language="ru" fo:country="RU" officeooo:rsid="001ebd27" fo:background-color="transparent" loext:char-shading-value="0"/>
    </style:style>
    <style:style style:name="T132" style:family="text">
      <style:text-properties style:text-line-through-style="none" style:text-line-through-type="none" fo:language="ru" fo:country="RU" officeooo:rsid="00263151" fo:background-color="transparent" loext:char-shading-value="0"/>
    </style:style>
    <style:style style:name="T133" style:family="text">
      <style:text-properties style:text-line-through-style="none" style:text-line-through-type="none" fo:language="ru" fo:country="RU" officeooo:rsid="0026dacd" fo:background-color="transparent" loext:char-shading-value="0"/>
    </style:style>
    <style:style style:name="T134" style:family="text">
      <style:text-properties style:text-line-through-style="none" style:text-line-through-type="none" fo:language="ru" fo:country="RU" officeooo:rsid="0027eccd" fo:background-color="transparent" loext:char-shading-value="0"/>
    </style:style>
    <style:style style:name="T135" style:family="text">
      <style:text-properties style:text-line-through-style="none" style:text-line-through-type="none" fo:language="ru" fo:country="RU" officeooo:rsid="00294f8f" fo:background-color="transparent" loext:char-shading-value="0"/>
    </style:style>
    <style:style style:name="T136" style:family="text">
      <style:text-properties style:text-line-through-style="none" style:text-line-through-type="none" fo:language="ru" fo:country="RU" officeooo:rsid="002a4e83" fo:background-color="transparent" loext:char-shading-value="0"/>
    </style:style>
    <style:style style:name="T137" style:family="text">
      <style:text-properties style:text-line-through-style="none" style:text-line-through-type="none" fo:language="ru" fo:country="RU" officeooo:rsid="002a505c" fo:background-color="transparent" loext:char-shading-value="0"/>
    </style:style>
    <style:style style:name="T138" style:family="text">
      <style:text-properties style:text-line-through-style="none" style:text-line-through-type="none" fo:language="ru" fo:country="RU" officeooo:rsid="002b50f4" fo:background-color="transparent" loext:char-shading-value="0"/>
    </style:style>
    <style:style style:name="T139" style:family="text">
      <style:text-properties style:text-line-through-style="none" style:text-line-through-type="none" fo:language="ru" fo:country="RU" officeooo:rsid="002bc701" fo:background-color="transparent" loext:char-shading-value="0"/>
    </style:style>
    <style:style style:name="T140" style:family="text">
      <style:text-properties style:text-line-through-style="none" style:text-line-through-type="none" fo:language="ru" fo:country="RU" officeooo:rsid="002c32ea" fo:background-color="transparent" loext:char-shading-value="0"/>
    </style:style>
    <style:style style:name="T141" style:family="text">
      <style:text-properties style:text-line-through-style="none" style:text-line-through-type="none" fo:language="ru" fo:country="RU" officeooo:rsid="002ed946" fo:background-color="transparent" loext:char-shading-value="0"/>
    </style:style>
    <style:style style:name="T142" style:family="text">
      <style:text-properties style:text-line-through-style="none" style:text-line-through-type="none" fo:language="ru" fo:country="RU" officeooo:rsid="0032aed4" fo:background-color="transparent" loext:char-shading-value="0"/>
    </style:style>
    <style:style style:name="T143" style:family="text">
      <style:text-properties style:text-line-through-style="none" style:text-line-through-type="none" fo:language="ru" fo:country="RU" officeooo:rsid="0032f218" fo:background-color="transparent" loext:char-shading-value="0"/>
    </style:style>
    <style:style style:name="T144" style:family="text">
      <style:text-properties style:text-line-through-style="none" style:text-line-through-type="none" fo:language="ru" fo:country="RU" officeooo:rsid="00334e96" fo:background-color="transparent" loext:char-shading-value="0"/>
    </style:style>
    <style:style style:name="T145" style:family="text">
      <style:text-properties style:text-line-through-style="none" style:text-line-through-type="none" fo:language="ru" fo:country="RU" officeooo:rsid="00348d17" fo:background-color="transparent" loext:char-shading-value="0"/>
    </style:style>
    <style:style style:name="T146" style:family="text">
      <style:text-properties style:text-line-through-style="none" style:text-line-through-type="none" fo:language="ru" fo:country="RU" officeooo:rsid="00364fbe" fo:background-color="transparent" loext:char-shading-value="0"/>
    </style:style>
    <style:style style:name="T147" style:family="text">
      <style:text-properties style:text-line-through-style="none" style:text-line-through-type="none" fo:language="ru" fo:country="RU" officeooo:rsid="00380dd4" fo:background-color="transparent" loext:char-shading-value="0"/>
    </style:style>
    <style:style style:name="T148" style:family="text">
      <style:text-properties style:text-line-through-style="none" style:text-line-through-type="none" fo:language="ru" fo:country="RU" officeooo:rsid="00398145" fo:background-color="transparent" loext:char-shading-value="0"/>
    </style:style>
    <style:style style:name="T149" style:family="text">
      <style:text-properties style:text-line-through-style="none" style:text-line-through-type="none" fo:language="ru" fo:country="RU" officeooo:rsid="003b624f" fo:background-color="transparent" loext:char-shading-value="0"/>
    </style:style>
    <style:style style:name="T150" style:family="text">
      <style:text-properties style:text-line-through-style="none" style:text-line-through-type="none" fo:language="ru" fo:country="RU" officeooo:rsid="003b902c" fo:background-color="transparent" loext:char-shading-value="0"/>
    </style:style>
    <style:style style:name="T151" style:family="text">
      <style:text-properties style:text-line-through-style="none" style:text-line-through-type="none" fo:language="ru" fo:country="RU" officeooo:rsid="003cc1d9" fo:background-color="transparent" loext:char-shading-value="0"/>
    </style:style>
    <style:style style:name="T152" style:family="text">
      <style:text-properties style:text-line-through-style="none" style:text-line-through-type="none" fo:language="ru" fo:country="RU" officeooo:rsid="003e106f" fo:background-color="transparent" loext:char-shading-value="0"/>
    </style:style>
    <style:style style:name="T153" style:family="text">
      <style:text-properties style:text-line-through-style="none" style:text-line-through-type="none" fo:language="ru" fo:country="RU" officeooo:rsid="003ebfcd" fo:background-color="transparent" loext:char-shading-value="0"/>
    </style:style>
    <style:style style:name="T154" style:family="text">
      <style:text-properties style:text-line-through-style="none" style:text-line-through-type="none" fo:language="ru" fo:country="RU" officeooo:rsid="00403599" fo:background-color="transparent" loext:char-shading-value="0"/>
    </style:style>
    <style:style style:name="T155" style:family="text">
      <style:text-properties style:text-line-through-style="none" style:text-line-through-type="none" fo:language="ru" fo:country="RU" officeooo:rsid="0040b3ad" fo:background-color="transparent" loext:char-shading-value="0"/>
    </style:style>
    <style:style style:name="T156" style:family="text">
      <style:text-properties style:text-line-through-style="none" style:text-line-through-type="none" fo:language="ru" fo:country="RU" officeooo:rsid="0041b01b" fo:background-color="transparent" loext:char-shading-value="0"/>
    </style:style>
    <style:style style:name="T157" style:family="text">
      <style:text-properties style:text-line-through-style="none" style:text-line-through-type="none" fo:language="ru" fo:country="RU" officeooo:rsid="0040eeb4" fo:background-color="transparent" loext:char-shading-value="0"/>
    </style:style>
    <style:style style:name="T158" style:family="text">
      <style:text-properties style:text-line-through-style="none" style:text-line-through-type="none" fo:language="ru" fo:country="RU" officeooo:rsid="0042c281" fo:background-color="transparent" loext:char-shading-value="0"/>
    </style:style>
    <style:style style:name="T159" style:family="text">
      <style:text-properties style:text-line-through-style="none" style:text-line-through-type="none" fo:language="ru" fo:country="RU" officeooo:rsid="00458c95" fo:background-color="transparent" loext:char-shading-value="0"/>
    </style:style>
    <style:style style:name="T160" style:family="text">
      <style:text-properties style:text-line-through-style="none" style:text-line-through-type="none" fo:language="ru" fo:country="RU" officeooo:rsid="00470b8d" fo:background-color="transparent" loext:char-shading-value="0"/>
    </style:style>
    <style:style style:name="T161" style:family="text">
      <style:text-properties style:text-line-through-style="none" style:text-line-through-type="none" fo:language="ru" fo:country="RU" officeooo:rsid="0047e2d9" fo:background-color="transparent" loext:char-shading-value="0"/>
    </style:style>
    <style:style style:name="T162" style:family="text">
      <style:text-properties style:text-line-through-style="none" style:text-line-through-type="none" fo:language="ru" fo:country="RU" officeooo:rsid="004a50f9" fo:background-color="transparent" loext:char-shading-value="0"/>
    </style:style>
    <style:style style:name="T163" style:family="text">
      <style:text-properties style:text-line-through-style="none" style:text-line-through-type="none" fo:language="ru" fo:country="RU" officeooo:rsid="004ba713" fo:background-color="transparent" loext:char-shading-value="0"/>
    </style:style>
    <style:style style:name="T164" style:family="text">
      <style:text-properties style:text-line-through-style="none" style:text-line-through-type="none" fo:language="ru" fo:country="RU" officeooo:rsid="004c5d98" fo:background-color="transparent" loext:char-shading-value="0"/>
    </style:style>
    <style:style style:name="T165" style:family="text">
      <style:text-properties style:text-line-through-style="none" style:text-line-through-type="none" fo:language="ru" fo:country="RU" officeooo:rsid="004e551c" fo:background-color="transparent" loext:char-shading-value="0"/>
    </style:style>
    <style:style style:name="T166" style:family="text">
      <style:text-properties style:text-line-through-style="none" style:text-line-through-type="none" fo:language="ru" fo:country="RU" officeooo:rsid="004f7ace" fo:background-color="transparent" loext:char-shading-value="0"/>
    </style:style>
    <style:style style:name="T167" style:family="text">
      <style:text-properties style:text-line-through-style="none" style:text-line-through-type="none" fo:language="ru" fo:country="RU" officeooo:rsid="00510860" fo:background-color="transparent" loext:char-shading-value="0"/>
    </style:style>
    <style:style style:name="T168" style:family="text">
      <style:text-properties style:text-line-through-style="none" style:text-line-through-type="none" fo:language="ru" fo:country="RU" officeooo:rsid="0052099c" fo:background-color="transparent" loext:char-shading-value="0"/>
    </style:style>
    <style:style style:name="T169" style:family="text">
      <style:text-properties style:text-line-through-style="none" style:text-line-through-type="none" fo:language="ru" fo:country="RU" officeooo:rsid="0052ba96" fo:background-color="transparent" loext:char-shading-value="0"/>
    </style:style>
    <style:style style:name="T170" style:family="text">
      <style:text-properties style:text-line-through-style="none" style:text-line-through-type="none" fo:language="ru" fo:country="RU" officeooo:rsid="0053d733" fo:background-color="transparent" loext:char-shading-value="0"/>
    </style:style>
    <style:style style:name="T171" style:family="text">
      <style:text-properties style:text-line-through-style="none" style:text-line-through-type="none" fo:language="ru" fo:country="RU" officeooo:rsid="0055b7ca" fo:background-color="transparent" loext:char-shading-value="0"/>
    </style:style>
    <style:style style:name="T172" style:family="text">
      <style:text-properties style:text-line-through-style="none" style:text-line-through-type="none" fo:language="ru" fo:country="RU" officeooo:rsid="00560ef9" fo:background-color="transparent" loext:char-shading-value="0"/>
    </style:style>
    <style:style style:name="T173" style:family="text">
      <style:text-properties style:text-line-through-style="none" style:text-line-through-type="none" fo:language="ru" fo:country="RU" officeooo:rsid="00570795" fo:background-color="transparent" loext:char-shading-value="0"/>
    </style:style>
    <style:style style:name="T174" style:family="text">
      <style:text-properties style:text-line-through-style="none" style:text-line-through-type="none" fo:language="ru" fo:country="RU" officeooo:rsid="0057b598" fo:background-color="transparent" loext:char-shading-value="0"/>
    </style:style>
    <style:style style:name="T175" style:family="text">
      <style:text-properties style:text-line-through-style="none" style:text-line-through-type="none" fo:language="ru" fo:country="RU" officeooo:rsid="00590d78" fo:background-color="transparent" loext:char-shading-value="0"/>
    </style:style>
    <style:style style:name="T176" style:family="text">
      <style:text-properties style:text-line-through-style="none" style:text-line-through-type="none" fo:language="ru" fo:country="RU" officeooo:rsid="005a6737" fo:background-color="transparent" loext:char-shading-value="0"/>
    </style:style>
    <style:style style:name="T177" style:family="text">
      <style:text-properties style:text-line-through-style="none" style:text-line-through-type="none" fo:language="ru" fo:country="RU" officeooo:rsid="005ca0d1" fo:background-color="transparent" loext:char-shading-value="0"/>
    </style:style>
    <style:style style:name="T178" style:family="text">
      <style:text-properties style:text-line-through-style="none" style:text-line-through-type="none" fo:language="ru" fo:country="RU" officeooo:rsid="005d2ca4" fo:background-color="transparent" loext:char-shading-value="0"/>
    </style:style>
    <style:style style:name="T179" style:family="text">
      <style:text-properties style:text-line-through-style="none" style:text-line-through-type="none" fo:language="ru" fo:country="RU" officeooo:rsid="00627611" fo:background-color="transparent" loext:char-shading-value="0"/>
    </style:style>
    <style:style style:name="T180" style:family="text">
      <style:text-properties style:text-line-through-style="none" style:text-line-through-type="none" fo:language="ru" fo:country="RU" officeooo:rsid="0063f5c6" fo:background-color="transparent" loext:char-shading-value="0"/>
    </style:style>
    <style:style style:name="T181" style:family="text">
      <style:text-properties style:text-line-through-style="none" style:text-line-through-type="none" fo:language="ru" fo:country="RU" officeooo:rsid="00656735" fo:background-color="transparent" loext:char-shading-value="0"/>
    </style:style>
    <style:style style:name="T182" style:family="text">
      <style:text-properties style:text-line-through-style="none" style:text-line-through-type="none" fo:language="ru" fo:country="RU" officeooo:rsid="006655e2" fo:background-color="transparent" loext:char-shading-value="0"/>
    </style:style>
    <style:style style:name="T183" style:family="text">
      <style:text-properties style:text-line-through-style="none" style:text-line-through-type="none" fo:language="ru" fo:country="RU" officeooo:rsid="006d5b54" fo:background-color="transparent" loext:char-shading-value="0"/>
    </style:style>
    <style:style style:name="T184" style:family="text">
      <style:text-properties style:text-line-through-style="none" style:text-line-through-type="none" fo:language="ru" fo:country="RU" officeooo:rsid="006e98b2" fo:background-color="transparent" loext:char-shading-value="0"/>
    </style:style>
    <style:style style:name="T185" style:family="text">
      <style:text-properties style:text-line-through-style="none" style:text-line-through-type="none" fo:language="ru" fo:country="RU" officeooo:rsid="007041cb" fo:background-color="transparent" loext:char-shading-value="0"/>
    </style:style>
    <style:style style:name="T186" style:family="text">
      <style:text-properties style:text-line-through-style="none" style:text-line-through-type="none" fo:language="ru" fo:country="RU" officeooo:rsid="00722898" fo:background-color="transparent" loext:char-shading-value="0"/>
    </style:style>
    <style:style style:name="T187" style:family="text">
      <style:text-properties style:text-line-through-style="none" style:text-line-through-type="none" fo:language="ru" fo:country="RU" officeooo:rsid="0073bd91" fo:background-color="transparent" loext:char-shading-value="0"/>
    </style:style>
    <style:style style:name="T188" style:family="text">
      <style:text-properties style:text-line-through-style="none" style:text-line-through-type="none" fo:language="ru" fo:country="RU" officeooo:rsid="00743ebb" fo:background-color="transparent" loext:char-shading-value="0"/>
    </style:style>
    <style:style style:name="T189" style:family="text">
      <style:text-properties style:text-line-through-style="none" style:text-line-through-type="none" fo:language="ru" fo:country="RU" officeooo:rsid="0075d30c" fo:background-color="transparent" loext:char-shading-value="0"/>
    </style:style>
    <style:style style:name="T190" style:family="text">
      <style:text-properties style:text-line-through-style="none" style:text-line-through-type="none" fo:language="ru" fo:country="RU" officeooo:rsid="00788a5b" fo:background-color="transparent" loext:char-shading-value="0"/>
    </style:style>
    <style:style style:name="T191" style:family="text">
      <style:text-properties style:text-line-through-style="none" style:text-line-through-type="none" fo:language="ru" fo:country="RU" officeooo:rsid="00794d28" fo:background-color="transparent" loext:char-shading-value="0"/>
    </style:style>
    <style:style style:name="T192" style:family="text">
      <style:text-properties style:text-line-through-style="none" style:text-line-through-type="none" fo:language="ru" fo:country="RU" officeooo:rsid="0079fa67" fo:background-color="transparent" loext:char-shading-value="0"/>
    </style:style>
    <style:style style:name="T193" style:family="text">
      <style:text-properties style:text-line-through-style="none" style:text-line-through-type="none" fo:language="ru" fo:country="RU" officeooo:rsid="007b6b8f" fo:background-color="transparent" loext:char-shading-value="0"/>
    </style:style>
    <style:style style:name="T194" style:family="text">
      <style:text-properties style:text-line-through-style="none" style:text-line-through-type="none" fo:language="ru" fo:country="RU" officeooo:rsid="007c27f5" fo:background-color="transparent" loext:char-shading-value="0"/>
    </style:style>
    <style:style style:name="T195" style:family="text">
      <style:text-properties style:text-line-through-style="none" style:text-line-through-type="none" fo:language="ru" fo:country="RU" officeooo:rsid="007df733" fo:background-color="transparent" loext:char-shading-value="0"/>
    </style:style>
    <style:style style:name="T196" style:family="text">
      <style:text-properties style:text-line-through-style="none" style:text-line-through-type="none" fo:language="ru" fo:country="RU" officeooo:rsid="007e0672" fo:background-color="transparent" loext:char-shading-value="0"/>
    </style:style>
    <style:style style:name="T197" style:family="text">
      <style:text-properties style:text-line-through-style="none" style:text-line-through-type="none" fo:language="ru" fo:country="RU" officeooo:rsid="007e23d0" fo:background-color="transparent" loext:char-shading-value="0"/>
    </style:style>
    <style:style style:name="T198" style:family="text">
      <style:text-properties style:text-line-through-style="none" style:text-line-through-type="none" fo:language="ru" fo:country="RU" officeooo:rsid="00b314fb" fo:background-color="transparent" loext:char-shading-value="0"/>
    </style:style>
    <style:style style:name="T199" style:family="text">
      <style:text-properties style:text-line-through-style="none" style:text-line-through-type="none" fo:language="ru" fo:country="RU" officeooo:rsid="00b34e60" fo:background-color="transparent" loext:char-shading-value="0"/>
    </style:style>
    <style:style style:name="T200" style:family="text">
      <style:text-properties style:text-line-through-style="none" style:text-line-through-type="none" fo:language="ru" fo:country="RU" officeooo:rsid="00b4a364" fo:background-color="transparent" loext:char-shading-value="0"/>
    </style:style>
    <style:style style:name="T201" style:family="text">
      <style:text-properties style:text-line-through-style="none" style:text-line-through-type="none" fo:language="ru" fo:country="RU" officeooo:rsid="00b52ceb" fo:background-color="transparent" loext:char-shading-value="0"/>
    </style:style>
    <style:style style:name="T202" style:family="text">
      <style:text-properties style:text-line-through-style="none" style:text-line-through-type="none" fo:language="ru" fo:country="RU" officeooo:rsid="00b678f6" fo:background-color="transparent" loext:char-shading-value="0"/>
    </style:style>
    <style:style style:name="T203" style:family="text">
      <style:text-properties style:text-line-through-style="none" style:text-line-through-type="none" fo:language="ru" fo:country="RU" officeooo:rsid="00b79582" fo:background-color="transparent" loext:char-shading-value="0"/>
    </style:style>
    <style:style style:name="T204" style:family="text">
      <style:text-properties style:text-line-through-style="none" style:text-line-through-type="none" fo:language="ru" fo:country="RU" officeooo:rsid="00b8476c" fo:background-color="transparent" loext:char-shading-value="0"/>
    </style:style>
    <style:style style:name="T205" style:family="text">
      <style:text-properties style:text-line-through-style="none" style:text-line-through-type="none" fo:language="ru" fo:country="RU" officeooo:rsid="00baa6f8" fo:background-color="transparent" loext:char-shading-value="0"/>
    </style:style>
    <style:style style:name="T206" style:family="text">
      <style:text-properties style:text-line-through-style="none" style:text-line-through-type="none" fo:language="ru" fo:country="RU" officeooo:rsid="00b9567c" fo:background-color="transparent" loext:char-shading-value="0"/>
    </style:style>
    <style:style style:name="T207" style:family="text">
      <style:text-properties style:text-line-through-style="none" style:text-line-through-type="none" fo:language="ru" fo:country="RU" officeooo:rsid="00bcfaab" fo:background-color="transparent" loext:char-shading-value="0"/>
    </style:style>
    <style:style style:name="T208" style:family="text">
      <style:text-properties style:text-line-through-style="none" style:text-line-through-type="none" fo:language="ru" fo:country="RU" officeooo:rsid="00bbe224" fo:background-color="transparent" loext:char-shading-value="0"/>
    </style:style>
    <style:style style:name="T209" style:family="text">
      <style:text-properties style:text-line-through-style="none" style:text-line-through-type="none" fo:language="ru" fo:country="RU" officeooo:rsid="00be78d0" fo:background-color="transparent" loext:char-shading-value="0"/>
    </style:style>
    <style:style style:name="T210" style:family="text">
      <style:text-properties style:text-line-through-style="none" style:text-line-through-type="none" fo:language="ru" fo:country="RU" officeooo:rsid="00be8e7d" fo:background-color="transparent" loext:char-shading-value="0"/>
    </style:style>
    <style:style style:name="T211" style:family="text">
      <style:text-properties style:text-line-through-style="none" style:text-line-through-type="none" fo:language="ru" fo:country="RU" officeooo:rsid="00bef723" fo:background-color="transparent" loext:char-shading-value="0"/>
    </style:style>
    <style:style style:name="T212" style:family="text">
      <style:text-properties style:text-line-through-style="none" style:text-line-through-type="none" fo:language="ru" fo:country="RU" officeooo:rsid="00bfcb27" fo:background-color="transparent" loext:char-shading-value="0"/>
    </style:style>
    <style:style style:name="T213" style:family="text">
      <style:text-properties style:text-line-through-style="none" style:text-line-through-type="none" fo:language="ru" fo:country="RU" officeooo:rsid="00c21da1" fo:background-color="transparent" loext:char-shading-value="0"/>
    </style:style>
    <style:style style:name="T214" style:family="text">
      <style:text-properties style:text-line-through-style="none" style:text-line-through-type="none" fo:language="ru" fo:country="RU" officeooo:rsid="00c25b69" fo:background-color="transparent" loext:char-shading-value="0"/>
    </style:style>
    <style:style style:name="T215" style:family="text">
      <style:text-properties style:text-line-through-style="none" style:text-line-through-type="none" fo:language="ru" fo:country="RU" officeooo:rsid="00c33f03" fo:background-color="transparent" loext:char-shading-value="0"/>
    </style:style>
    <style:style style:name="T216" style:family="text">
      <style:text-properties style:text-line-through-style="none" style:text-line-through-type="none" fo:language="ru" fo:country="RU" officeooo:rsid="00ce95f2" fo:background-color="transparent" loext:char-shading-value="0"/>
    </style:style>
    <style:style style:name="T217" style:family="text">
      <style:text-properties style:text-line-through-style="none" style:text-line-through-type="none" fo:language="ru" fo:country="RU" officeooo:rsid="00cf8583" fo:background-color="transparent" loext:char-shading-value="0"/>
    </style:style>
    <style:style style:name="T218" style:family="text">
      <style:text-properties style:text-line-through-style="none" style:text-line-through-type="none" fo:language="ru" fo:country="RU" officeooo:rsid="00d14d19" fo:background-color="transparent" loext:char-shading-value="0"/>
    </style:style>
    <style:style style:name="T219" style:family="text">
      <style:text-properties style:text-line-through-style="none" style:text-line-through-type="none" fo:language="ru" fo:country="RU" officeooo:rsid="00d2d4cf" fo:background-color="transparent" loext:char-shading-value="0"/>
    </style:style>
    <style:style style:name="T220" style:family="text">
      <style:text-properties style:text-line-through-style="none" style:text-line-through-type="none" fo:language="ru" fo:country="RU" officeooo:rsid="00d2e70d" fo:background-color="transparent" loext:char-shading-value="0"/>
    </style:style>
    <style:style style:name="T221" style:family="text">
      <style:text-properties style:text-line-through-style="none" style:text-line-through-type="none" fo:language="ru" fo:country="RU" officeooo:rsid="00d4c6a1" fo:background-color="transparent" loext:char-shading-value="0"/>
    </style:style>
    <style:style style:name="T222" style:family="text">
      <style:text-properties style:text-line-through-style="none" style:text-line-through-type="none" fo:language="ru" fo:country="RU" officeooo:rsid="00d4f210" fo:background-color="transparent" loext:char-shading-value="0"/>
    </style:style>
    <style:style style:name="T223" style:family="text">
      <style:text-properties style:text-line-through-style="none" style:text-line-through-type="none" fo:language="ru" fo:country="RU" officeooo:rsid="00d56456" fo:background-color="transparent" loext:char-shading-value="0"/>
    </style:style>
    <style:style style:name="T224" style:family="text">
      <style:text-properties style:text-line-through-style="none" style:text-line-through-type="none" fo:language="ru" fo:country="RU" officeooo:rsid="00d8eb28" fo:background-color="transparent" loext:char-shading-value="0"/>
    </style:style>
    <style:style style:name="T225" style:family="text">
      <style:text-properties style:text-line-through-style="none" style:text-line-through-type="none" fo:language="ru" fo:country="RU" officeooo:rsid="00d5f182" fo:background-color="transparent" loext:char-shading-value="0"/>
    </style:style>
    <style:style style:name="T226" style:family="text">
      <style:text-properties style:text-line-through-style="none" style:text-line-through-type="none" fo:language="ru" fo:country="RU" officeooo:rsid="00db2d22" fo:background-color="transparent" loext:char-shading-value="0"/>
    </style:style>
    <style:style style:name="T227" style:family="text">
      <style:text-properties style:text-line-through-style="none" style:text-line-through-type="none" fo:language="ru" fo:country="RU" officeooo:rsid="00dd0a11" fo:background-color="transparent" loext:char-shading-value="0"/>
    </style:style>
    <style:style style:name="T228" style:family="text">
      <style:text-properties style:text-line-through-style="none" style:text-line-through-type="none" fo:language="ru" fo:country="RU" officeooo:rsid="00de8b3a" fo:background-color="transparent" loext:char-shading-value="0"/>
    </style:style>
    <style:style style:name="T229" style:family="text">
      <style:text-properties style:text-line-through-style="none" style:text-line-through-type="none" fo:language="ru" fo:country="RU" officeooo:rsid="00e06d16" fo:background-color="transparent" loext:char-shading-value="0"/>
    </style:style>
    <style:style style:name="T230" style:family="text">
      <style:text-properties style:text-line-through-style="none" style:text-line-through-type="none" fo:language="ru" fo:country="RU" officeooo:rsid="00e140e8" fo:background-color="transparent" loext:char-shading-value="0"/>
    </style:style>
    <style:style style:name="T231" style:family="text">
      <style:text-properties style:text-line-through-style="none" style:text-line-through-type="none" fo:language="ru" fo:country="RU" officeooo:rsid="00e28382" fo:background-color="transparent" loext:char-shading-value="0"/>
    </style:style>
    <style:style style:name="T232" style:family="text">
      <style:text-properties style:text-line-through-style="none" style:text-line-through-type="none" fo:language="ru" fo:country="RU" officeooo:rsid="00e44253" fo:background-color="transparent" loext:char-shading-value="0"/>
    </style:style>
    <style:style style:name="T233" style:family="text">
      <style:text-properties style:text-line-through-style="none" style:text-line-through-type="none" fo:language="ru" fo:country="RU" officeooo:rsid="00e58c63" fo:background-color="transparent" loext:char-shading-value="0"/>
    </style:style>
    <style:style style:name="T234" style:family="text">
      <style:text-properties style:text-line-through-style="none" style:text-line-through-type="none" fo:language="ru" fo:country="RU" officeooo:rsid="00e7229f" fo:background-color="transparent" loext:char-shading-value="0"/>
    </style:style>
    <style:style style:name="T235" style:family="text">
      <style:text-properties style:text-line-through-style="none" style:text-line-through-type="none" fo:language="ru" fo:country="RU" officeooo:rsid="00e90811" fo:background-color="transparent" loext:char-shading-value="0"/>
    </style:style>
    <style:style style:name="T236" style:family="text">
      <style:text-properties style:text-line-through-style="none" style:text-line-through-type="none" fo:language="ru" fo:country="RU" officeooo:rsid="00ea6243" fo:background-color="transparent" loext:char-shading-value="0"/>
    </style:style>
    <style:style style:name="T237" style:family="text">
      <style:text-properties style:text-line-through-style="none" style:text-line-through-type="none" fo:language="ru" fo:country="RU" officeooo:rsid="00ebf23d" fo:background-color="transparent" loext:char-shading-value="0"/>
    </style:style>
    <style:style style:name="T238" style:family="text">
      <style:text-properties style:text-line-through-style="none" style:text-line-through-type="none" fo:language="ru" fo:country="RU" officeooo:rsid="00ed161f" fo:background-color="transparent" loext:char-shading-value="0"/>
    </style:style>
    <style:style style:name="T239" style:family="text">
      <style:text-properties style:text-line-through-style="none" style:text-line-through-type="none" fo:language="ru" fo:country="RU" officeooo:rsid="00ee0beb" fo:background-color="transparent" loext:char-shading-value="0"/>
    </style:style>
    <style:style style:name="T240" style:family="text">
      <style:text-properties style:text-line-through-style="none" style:text-line-through-type="none" fo:language="ru" fo:country="RU" officeooo:rsid="00eee0e1" fo:background-color="transparent" loext:char-shading-value="0"/>
    </style:style>
    <style:style style:name="T241" style:family="text">
      <style:text-properties style:text-line-through-style="none" style:text-line-through-type="none" fo:language="ru" fo:country="RU" officeooo:rsid="00f218dd" fo:background-color="transparent" loext:char-shading-value="0"/>
    </style:style>
    <style:style style:name="T242" style:family="text">
      <style:text-properties style:text-line-through-style="none" style:text-line-through-type="none" fo:language="ru" fo:country="RU" officeooo:rsid="00f2b436" fo:background-color="transparent" loext:char-shading-value="0"/>
    </style:style>
    <style:style style:name="T243" style:family="text">
      <style:text-properties style:text-line-through-style="none" style:text-line-through-type="none" fo:language="ru" fo:country="RU" officeooo:rsid="00f33241" fo:background-color="transparent" loext:char-shading-value="0"/>
    </style:style>
    <style:style style:name="T244" style:family="text">
      <style:text-properties style:text-line-through-style="none" style:text-line-through-type="none" fo:language="ru" fo:country="RU" officeooo:rsid="00f4d8af" fo:background-color="transparent" loext:char-shading-value="0"/>
    </style:style>
    <style:style style:name="T245" style:family="text">
      <style:text-properties style:text-line-through-style="none" style:text-line-through-type="none" fo:language="ru" fo:country="RU" officeooo:rsid="00f4ff2a" fo:background-color="transparent" loext:char-shading-value="0"/>
    </style:style>
    <style:style style:name="T246" style:family="text">
      <style:text-properties style:text-line-through-style="none" style:text-line-through-type="none" fo:language="ru" fo:country="RU" officeooo:rsid="00f9e83e" fo:background-color="transparent" loext:char-shading-value="0"/>
    </style:style>
    <style:style style:name="T247" style:family="text">
      <style:text-properties style:text-line-through-style="none" style:text-line-through-type="none" fo:language="ru" fo:country="RU" officeooo:rsid="00f815ef" fo:background-color="transparent" loext:char-shading-value="0"/>
    </style:style>
    <style:style style:name="T248" style:family="text">
      <style:text-properties style:text-line-through-style="none" style:text-line-through-type="none" fo:language="ru" fo:country="RU" officeooo:rsid="00fb9813" fo:background-color="transparent" loext:char-shading-value="0"/>
    </style:style>
    <style:style style:name="T249" style:family="text">
      <style:text-properties style:text-line-through-style="none" style:text-line-through-type="none" fo:language="ru" fo:country="RU" officeooo:rsid="00fc6716" fo:background-color="transparent" loext:char-shading-value="0"/>
    </style:style>
    <style:style style:name="T250" style:family="text">
      <style:text-properties style:text-line-through-style="none" style:text-line-through-type="none" fo:language="ru" fo:country="RU" officeooo:rsid="00fd9d2c" fo:background-color="transparent" loext:char-shading-value="0"/>
    </style:style>
    <style:style style:name="T251" style:family="text">
      <style:text-properties style:text-line-through-style="none" style:text-line-through-type="none" fo:language="ru" fo:country="RU" officeooo:rsid="00fe9982" fo:background-color="transparent" loext:char-shading-value="0"/>
    </style:style>
    <style:style style:name="T252" style:family="text">
      <style:text-properties style:text-line-through-style="none" style:text-line-through-type="none" fo:language="ru" fo:country="RU" officeooo:rsid="01010ddf" fo:background-color="transparent" loext:char-shading-value="0"/>
    </style:style>
    <style:style style:name="T253" style:family="text">
      <style:text-properties style:text-line-through-style="none" style:text-line-through-type="none" fo:language="ru" fo:country="RU" officeooo:rsid="01020673" fo:background-color="transparent" loext:char-shading-value="0"/>
    </style:style>
    <style:style style:name="T254" style:family="text">
      <style:text-properties style:text-line-through-style="none" style:text-line-through-type="none" fo:language="ru" fo:country="RU" officeooo:rsid="0103e83e" fo:background-color="transparent" loext:char-shading-value="0"/>
    </style:style>
    <style:style style:name="T255" style:family="text">
      <style:text-properties style:text-line-through-style="none" style:text-line-through-type="none" fo:language="ru" fo:country="RU" officeooo:rsid="010532f0" fo:background-color="transparent" loext:char-shading-value="0"/>
    </style:style>
    <style:style style:name="T256" style:family="text">
      <style:text-properties style:text-line-through-style="none" style:text-line-through-type="none" fo:language="ru" fo:country="RU" officeooo:rsid="01066bd8" fo:background-color="transparent" loext:char-shading-value="0"/>
    </style:style>
    <style:style style:name="T257" style:family="text">
      <style:text-properties style:text-line-through-style="none" style:text-line-through-type="none" fo:language="ru" fo:country="RU" officeooo:rsid="010719d7" fo:background-color="transparent" loext:char-shading-value="0"/>
    </style:style>
    <style:style style:name="T258" style:family="text">
      <style:text-properties style:text-line-through-style="none" style:text-line-through-type="none" fo:language="ru" fo:country="RU" officeooo:rsid="01086760" fo:background-color="transparent" loext:char-shading-value="0"/>
    </style:style>
    <style:style style:name="T259" style:family="text">
      <style:text-properties style:text-line-through-style="none" style:text-line-through-type="none" fo:language="ru" fo:country="RU" officeooo:rsid="0109cc10" fo:background-color="transparent" loext:char-shading-value="0"/>
    </style:style>
    <style:style style:name="T260" style:family="text">
      <style:text-properties style:text-line-through-style="none" style:text-line-through-type="none" fo:language="ru" fo:country="RU" officeooo:rsid="010c4ae4" fo:background-color="transparent" loext:char-shading-value="0"/>
    </style:style>
    <style:style style:name="T261" style:family="text">
      <style:text-properties style:text-line-through-style="none" style:text-line-through-type="none" fo:language="ru" fo:country="RU" officeooo:rsid="010b12c3" fo:background-color="transparent" loext:char-shading-value="0"/>
    </style:style>
    <style:style style:name="T262" style:family="text">
      <style:text-properties style:text-line-through-style="none" style:text-line-through-type="none" fo:language="ru" fo:country="RU" officeooo:rsid="010d1478" fo:background-color="transparent" loext:char-shading-value="0"/>
    </style:style>
    <style:style style:name="T263" style:family="text">
      <style:text-properties style:text-line-through-style="none" style:text-line-through-type="none" fo:language="ru" fo:country="RU" officeooo:rsid="010e9745" fo:background-color="transparent" loext:char-shading-value="0"/>
    </style:style>
    <style:style style:name="T264" style:family="text">
      <style:text-properties style:text-line-through-style="none" style:text-line-through-type="none" fo:language="ru" fo:country="RU" officeooo:rsid="01102d00" fo:background-color="transparent" loext:char-shading-value="0"/>
    </style:style>
    <style:style style:name="T265" style:family="text">
      <style:text-properties style:text-line-through-style="none" style:text-line-through-type="none" fo:language="ru" fo:country="RU" officeooo:rsid="01118e12" fo:background-color="transparent" loext:char-shading-value="0"/>
    </style:style>
    <style:style style:name="T266" style:family="text">
      <style:text-properties style:text-line-through-style="none" style:text-line-through-type="none" fo:language="ru" fo:country="RU" officeooo:rsid="011271db" fo:background-color="transparent" loext:char-shading-value="0"/>
    </style:style>
    <style:style style:name="T267" style:family="text">
      <style:text-properties style:text-line-through-style="none" style:text-line-through-type="none" fo:language="ru" fo:country="RU" officeooo:rsid="01134fd6" fo:background-color="transparent" loext:char-shading-value="0"/>
    </style:style>
    <style:style style:name="T268" style:family="text">
      <style:text-properties style:text-line-through-style="none" style:text-line-through-type="none" fo:language="ru" fo:country="RU" officeooo:rsid="01154077" fo:background-color="transparent" loext:char-shading-value="0"/>
    </style:style>
    <style:style style:name="T269" style:family="text">
      <style:text-properties style:text-line-through-style="none" style:text-line-through-type="none" fo:language="ru" fo:country="RU" officeooo:rsid="0115e7b6" fo:background-color="transparent" loext:char-shading-value="0"/>
    </style:style>
    <style:style style:name="T270" style:family="text">
      <style:text-properties style:text-line-through-style="none" style:text-line-through-type="none" fo:language="ru" fo:country="RU" officeooo:rsid="0118ae0e" fo:background-color="transparent" loext:char-shading-value="0"/>
    </style:style>
    <style:style style:name="T271" style:family="text">
      <style:text-properties style:text-line-through-style="none" style:text-line-through-type="none" fo:language="ru" fo:country="RU" officeooo:rsid="01191b87" fo:background-color="transparent" loext:char-shading-value="0"/>
    </style:style>
    <style:style style:name="T272" style:family="text">
      <style:text-properties style:text-line-through-style="none" style:text-line-through-type="none" fo:language="ru" fo:country="RU" officeooo:rsid="011ac791" fo:background-color="transparent" loext:char-shading-value="0"/>
    </style:style>
    <style:style style:name="T273" style:family="text">
      <style:text-properties style:text-line-through-style="none" style:text-line-through-type="none" fo:language="ru" fo:country="RU" officeooo:rsid="011f6749" fo:background-color="transparent" loext:char-shading-value="0"/>
    </style:style>
    <style:style style:name="T274" style:family="text">
      <style:text-properties style:text-line-through-style="none" style:text-line-through-type="none" fo:language="ru" fo:country="RU" officeooo:rsid="0121582c" fo:background-color="transparent" loext:char-shading-value="0"/>
    </style:style>
    <style:style style:name="T275" style:family="text">
      <style:text-properties style:text-line-through-style="none" style:text-line-through-type="none" fo:language="ru" fo:country="RU" officeooo:rsid="01232b8e" fo:background-color="transparent" loext:char-shading-value="0"/>
    </style:style>
    <style:style style:name="T276" style:family="text">
      <style:text-properties style:text-line-through-style="none" style:text-line-through-type="none" fo:language="ru" fo:country="RU" officeooo:rsid="0123e710" fo:background-color="transparent" loext:char-shading-value="0"/>
    </style:style>
    <style:style style:name="T277" style:family="text">
      <style:text-properties style:text-line-through-style="none" style:text-line-through-type="none" fo:language="ru" fo:country="RU" officeooo:rsid="01243c6c" fo:background-color="transparent" loext:char-shading-value="0"/>
    </style:style>
    <style:style style:name="T278" style:family="text">
      <style:text-properties style:text-line-through-style="none" style:text-line-through-type="none" fo:language="ru" fo:country="RU" officeooo:rsid="01274cbc" fo:background-color="transparent" loext:char-shading-value="0"/>
    </style:style>
    <style:style style:name="T279" style:family="text">
      <style:text-properties style:text-line-through-style="none" style:text-line-through-type="none" fo:language="ru" fo:country="RU" officeooo:rsid="0125594d" fo:background-color="transparent" loext:char-shading-value="0"/>
    </style:style>
    <style:style style:name="T280" style:family="text">
      <style:text-properties style:text-line-through-style="none" style:text-line-through-type="none" fo:language="ru" fo:country="RU" officeooo:rsid="01284c7a" fo:background-color="transparent" loext:char-shading-value="0"/>
    </style:style>
    <style:style style:name="T281" style:family="text">
      <style:text-properties style:text-line-through-style="none" style:text-line-through-type="none" fo:language="ru" fo:country="RU" officeooo:rsid="0129f429" fo:background-color="transparent" loext:char-shading-value="0"/>
    </style:style>
    <style:style style:name="T282" style:family="text">
      <style:text-properties style:text-line-through-style="none" style:text-line-through-type="none" fo:language="ru" fo:country="RU" officeooo:rsid="012a44af" fo:background-color="transparent" loext:char-shading-value="0"/>
    </style:style>
    <style:style style:name="T283" style:family="text">
      <style:text-properties style:text-line-through-style="none" style:text-line-through-type="none" fo:language="ru" fo:country="RU" officeooo:rsid="012a9346" fo:background-color="transparent" loext:char-shading-value="0"/>
    </style:style>
    <style:style style:name="T284" style:family="text">
      <style:text-properties style:text-line-through-style="none" style:text-line-through-type="none" fo:language="ru" fo:country="RU" officeooo:rsid="012b9ea4" fo:background-color="transparent" loext:char-shading-value="0"/>
    </style:style>
    <style:style style:name="T285" style:family="text">
      <style:text-properties style:text-line-through-style="none" style:text-line-through-type="none" fo:language="ru" fo:country="RU" officeooo:rsid="012c2e3b" fo:background-color="transparent" loext:char-shading-value="0"/>
    </style:style>
    <style:style style:name="T286" style:family="text">
      <style:text-properties style:text-line-through-style="none" style:text-line-through-type="none" fo:language="ru" fo:country="RU" officeooo:rsid="012ec831" fo:background-color="transparent" loext:char-shading-value="0"/>
    </style:style>
    <style:style style:name="T287" style:family="text">
      <style:text-properties style:text-line-through-style="none" style:text-line-through-type="none" fo:language="ru" fo:country="RU" officeooo:rsid="013048ec" fo:background-color="transparent" loext:char-shading-value="0"/>
    </style:style>
    <style:style style:name="T288" style:family="text">
      <style:text-properties style:text-line-through-style="none" style:text-line-through-type="none" fo:language="ru" fo:country="RU" officeooo:rsid="01323cc6" fo:background-color="transparent" loext:char-shading-value="0"/>
    </style:style>
    <style:style style:name="T289" style:family="text">
      <style:text-properties style:text-line-through-style="none" style:text-line-through-type="none" fo:language="ru" fo:country="RU" officeooo:rsid="013b4231" fo:background-color="transparent" loext:char-shading-value="0"/>
    </style:style>
    <style:style style:name="T290" style:family="text">
      <style:text-properties style:text-line-through-style="none" style:text-line-through-type="none" fo:language="ru" fo:country="RU" officeooo:rsid="013c5098" fo:background-color="transparent" loext:char-shading-value="0"/>
    </style:style>
    <style:style style:name="T291" style:family="text">
      <style:text-properties style:text-line-through-style="none" style:text-line-through-type="none" fo:language="ru" fo:country="RU" officeooo:rsid="013c87f5" fo:background-color="transparent" loext:char-shading-value="0"/>
    </style:style>
    <style:style style:name="T292" style:family="text">
      <style:text-properties style:text-line-through-style="none" style:text-line-through-type="none" fo:language="ru" fo:country="RU" officeooo:rsid="013ef5cf" fo:background-color="transparent" loext:char-shading-value="0"/>
    </style:style>
    <style:style style:name="T293" style:family="text">
      <style:text-properties style:text-line-through-style="none" style:text-line-through-type="none" fo:language="ru" fo:country="RU" officeooo:rsid="013f0dc8" fo:background-color="transparent" loext:char-shading-value="0"/>
    </style:style>
    <style:style style:name="T294" style:family="text">
      <style:text-properties style:text-line-through-style="none" style:text-line-through-type="none" fo:language="ru" fo:country="RU" officeooo:rsid="01408821" fo:background-color="transparent" loext:char-shading-value="0"/>
    </style:style>
    <style:style style:name="T295" style:family="text">
      <style:text-properties style:text-line-through-style="none" style:text-line-through-type="none" fo:language="ru" fo:country="RU" officeooo:rsid="0140b668" fo:background-color="transparent" loext:char-shading-value="0"/>
    </style:style>
    <style:style style:name="T296" style:family="text">
      <style:text-properties style:text-line-through-style="none" style:text-line-through-type="none" fo:language="ru" fo:country="RU" officeooo:rsid="0140ebe2" fo:background-color="transparent" loext:char-shading-value="0"/>
    </style:style>
    <style:style style:name="T297" style:family="text">
      <style:text-properties style:text-line-through-style="none" style:text-line-through-type="none" fo:language="ru" fo:country="RU" officeooo:rsid="01412d7c" fo:background-color="transparent" loext:char-shading-value="0"/>
    </style:style>
    <style:style style:name="T298" style:family="text">
      <style:text-properties style:text-line-through-style="none" style:text-line-through-type="none" fo:language="ru" fo:country="RU" officeooo:rsid="01426433" fo:background-color="transparent" loext:char-shading-value="0"/>
    </style:style>
    <style:style style:name="T299" style:family="text">
      <style:text-properties style:text-line-through-style="none" style:text-line-through-type="none" fo:language="ru" fo:country="RU" officeooo:rsid="01448c8b" fo:background-color="transparent" loext:char-shading-value="0"/>
    </style:style>
    <style:style style:name="T300" style:family="text">
      <style:text-properties style:text-line-through-style="none" style:text-line-through-type="none" fo:language="ru" fo:country="RU" officeooo:rsid="0144f423" fo:background-color="transparent" loext:char-shading-value="0"/>
    </style:style>
    <style:style style:name="T301" style:family="text">
      <style:text-properties style:text-line-through-style="none" style:text-line-through-type="none" fo:language="ru" fo:country="RU" officeooo:rsid="0146d4c9" fo:background-color="transparent" loext:char-shading-value="0"/>
    </style:style>
    <style:style style:name="T302" style:family="text">
      <style:text-properties style:text-line-through-style="none" style:text-line-through-type="none" fo:language="ru" fo:country="RU" officeooo:rsid="01472f60" fo:background-color="transparent" loext:char-shading-value="0"/>
    </style:style>
    <style:style style:name="T303" style:family="text">
      <style:text-properties style:text-line-through-style="none" style:text-line-through-type="none" fo:language="ru" fo:country="RU" officeooo:rsid="0148d1a8" fo:background-color="transparent" loext:char-shading-value="0"/>
    </style:style>
    <style:style style:name="T304" style:family="text">
      <style:text-properties style:text-line-through-style="none" style:text-line-through-type="none" fo:language="ru" fo:country="RU" officeooo:rsid="014d99dd" fo:background-color="transparent" loext:char-shading-value="0"/>
    </style:style>
    <style:style style:name="T305" style:family="text">
      <style:text-properties style:text-line-through-style="none" style:text-line-through-type="none" fo:language="ru" fo:country="RU" officeooo:rsid="014e6da5" fo:background-color="transparent" loext:char-shading-value="0"/>
    </style:style>
    <style:style style:name="T306" style:family="text">
      <style:text-properties style:text-line-through-style="none" style:text-line-through-type="none" fo:language="ru" fo:country="RU" officeooo:rsid="014f777a" fo:background-color="transparent" loext:char-shading-value="0"/>
    </style:style>
    <style:style style:name="T307" style:family="text">
      <style:text-properties style:text-line-through-style="none" style:text-line-through-type="none" fo:language="ru" fo:country="RU" officeooo:rsid="0150d379" fo:background-color="transparent" loext:char-shading-value="0"/>
    </style:style>
    <style:style style:name="T308" style:family="text">
      <style:text-properties style:text-line-through-style="none" style:text-line-through-type="none" fo:language="ru" fo:country="RU" officeooo:rsid="0151c57b" fo:background-color="transparent" loext:char-shading-value="0"/>
    </style:style>
    <style:style style:name="T309" style:family="text">
      <style:text-properties style:text-line-through-style="none" style:text-line-through-type="none" fo:language="ru" fo:country="RU" officeooo:rsid="01536126" fo:background-color="transparent" loext:char-shading-value="0"/>
    </style:style>
    <style:style style:name="T310" style:family="text">
      <style:text-properties style:text-line-through-style="none" style:text-line-through-type="none" fo:language="ru" fo:country="RU" officeooo:rsid="01554f58" fo:background-color="transparent" loext:char-shading-value="0"/>
    </style:style>
    <style:style style:name="T311" style:family="text">
      <style:text-properties style:text-line-through-style="none" style:text-line-through-type="none" fo:language="ru" fo:country="RU" officeooo:rsid="0155f5bb" fo:background-color="transparent" loext:char-shading-value="0"/>
    </style:style>
    <style:style style:name="T312" style:family="text">
      <style:text-properties style:text-line-through-style="none" style:text-line-through-type="none" fo:language="ru" fo:country="RU" officeooo:rsid="0157d221" fo:background-color="transparent" loext:char-shading-value="0"/>
    </style:style>
    <style:style style:name="T313" style:family="text">
      <style:text-properties style:text-line-through-style="none" style:text-line-through-type="none" fo:language="ru" fo:country="RU" officeooo:rsid="0136c255" fo:background-color="transparent" loext:char-shading-value="0"/>
    </style:style>
    <style:style style:name="T314" style:family="text">
      <style:text-properties style:text-line-through-style="none" style:text-line-through-type="none" fo:language="ru" fo:country="RU" officeooo:rsid="0137a7bc" fo:background-color="transparent" loext:char-shading-value="0"/>
    </style:style>
    <style:style style:name="T315" style:family="text">
      <style:text-properties style:text-line-through-style="none" style:text-line-through-type="none" fo:language="ru" fo:country="RU" officeooo:rsid="01385e42" fo:background-color="transparent" loext:char-shading-value="0"/>
    </style:style>
    <style:style style:name="T316" style:family="text">
      <style:text-properties style:text-line-through-style="none" style:text-line-through-type="none" fo:language="ru" fo:country="RU" officeooo:rsid="0157eb2f" fo:background-color="transparent" loext:char-shading-value="0"/>
    </style:style>
    <style:style style:name="T317" style:family="text">
      <style:text-properties style:text-line-through-style="none" style:text-line-through-type="none" fo:language="ru" fo:country="RU" officeooo:rsid="0159d8a1" fo:background-color="transparent" loext:char-shading-value="0"/>
    </style:style>
    <style:style style:name="T318" style:family="text">
      <style:text-properties style:text-line-through-style="none" style:text-line-through-type="none" fo:language="ru" fo:country="RU" officeooo:rsid="015b9188" fo:background-color="transparent" loext:char-shading-value="0"/>
    </style:style>
    <style:style style:name="T319" style:family="text">
      <style:text-properties style:text-line-through-style="none" style:text-line-through-type="none" fo:language="ru" fo:country="RU" officeooo:rsid="015d570f" fo:background-color="transparent" loext:char-shading-value="0"/>
    </style:style>
    <style:style style:name="T320" style:family="text">
      <style:text-properties style:text-line-through-style="none" style:text-line-through-type="none" fo:language="ru" fo:country="RU" officeooo:rsid="015e4013" fo:background-color="transparent" loext:char-shading-value="0"/>
    </style:style>
    <style:style style:name="T321" style:family="text">
      <style:text-properties style:text-line-through-style="none" style:text-line-through-type="none" fo:language="ru" fo:country="RU" officeooo:rsid="015e8a65" fo:background-color="transparent" loext:char-shading-value="0"/>
    </style:style>
    <style:style style:name="T322" style:family="text">
      <style:text-properties style:text-line-through-style="none" style:text-line-through-type="none" fo:language="ru" fo:country="RU" officeooo:rsid="016156a4" fo:background-color="transparent" loext:char-shading-value="0"/>
    </style:style>
    <style:style style:name="T323" style:family="text">
      <style:text-properties style:text-line-through-style="none" style:text-line-through-type="none" fo:language="ru" fo:country="RU" officeooo:rsid="016352aa" fo:background-color="transparent" loext:char-shading-value="0"/>
    </style:style>
    <style:style style:name="T324" style:family="text">
      <style:text-properties style:text-line-through-style="none" style:text-line-through-type="none" fo:language="ru" fo:country="RU" officeooo:rsid="0163ef60" fo:background-color="transparent" loext:char-shading-value="0"/>
    </style:style>
    <style:style style:name="T325" style:family="text">
      <style:text-properties style:text-line-through-style="none" style:text-line-through-type="none" fo:language="ru" fo:country="RU" officeooo:rsid="01642090" fo:background-color="transparent" loext:char-shading-value="0"/>
    </style:style>
    <style:style style:name="T326" style:family="text">
      <style:text-properties style:text-line-through-style="none" style:text-line-through-type="none" fo:language="ru" fo:country="RU" officeooo:rsid="01646335" fo:background-color="transparent" loext:char-shading-value="0"/>
    </style:style>
    <style:style style:name="T327" style:family="text">
      <style:text-properties style:text-line-through-style="none" style:text-line-through-type="none" fo:language="ru" fo:country="RU" officeooo:rsid="01661a69" fo:background-color="transparent" loext:char-shading-value="0"/>
    </style:style>
    <style:style style:name="T328" style:family="text">
      <style:text-properties style:text-line-through-style="none" style:text-line-through-type="none" fo:language="ru" fo:country="RU" officeooo:rsid="016735d9" fo:background-color="transparent" loext:char-shading-value="0"/>
    </style:style>
    <style:style style:name="T329" style:family="text">
      <style:text-properties style:text-line-through-style="none" style:text-line-through-type="none" fo:language="ru" fo:country="RU" officeooo:rsid="0168578b" fo:background-color="transparent" loext:char-shading-value="0"/>
    </style:style>
    <style:style style:name="T330" style:family="text">
      <style:text-properties style:text-line-through-style="none" style:text-line-through-type="none" fo:language="ru" fo:country="RU" officeooo:rsid="0169918f" fo:background-color="transparent" loext:char-shading-value="0"/>
    </style:style>
    <style:style style:name="T331" style:family="text">
      <style:text-properties style:text-line-through-style="none" style:text-line-through-type="none" fo:language="ru" fo:country="RU" officeooo:rsid="016a7e25" fo:background-color="transparent" loext:char-shading-value="0"/>
    </style:style>
    <style:style style:name="T332" style:family="text">
      <style:text-properties style:text-line-through-style="none" style:text-line-through-type="none" fo:language="ru" fo:country="RU" officeooo:rsid="016e587d" fo:background-color="transparent" loext:char-shading-value="0"/>
    </style:style>
    <style:style style:name="T333" style:family="text">
      <style:text-properties style:text-line-through-style="none" style:text-line-through-type="none" fo:language="ru" fo:country="RU" officeooo:rsid="017033b7" fo:background-color="transparent" loext:char-shading-value="0"/>
    </style:style>
    <style:style style:name="T334" style:family="text">
      <style:text-properties style:text-line-through-style="none" style:text-line-through-type="none" fo:language="ru" fo:country="RU" officeooo:rsid="01719c6e" fo:background-color="transparent" loext:char-shading-value="0"/>
    </style:style>
    <style:style style:name="T335" style:family="text">
      <style:text-properties style:text-line-through-style="none" style:text-line-through-type="none" fo:language="ru" fo:country="RU" officeooo:rsid="01727114" fo:background-color="transparent" loext:char-shading-value="0"/>
    </style:style>
    <style:style style:name="T336" style:family="text">
      <style:text-properties style:text-line-through-style="none" style:text-line-through-type="none" fo:language="ru" fo:country="RU" officeooo:rsid="0172ff79" fo:background-color="transparent" loext:char-shading-value="0"/>
    </style:style>
    <style:style style:name="T337" style:family="text">
      <style:text-properties style:text-line-through-style="none" style:text-line-through-type="none" fo:language="ru" fo:country="RU" officeooo:rsid="01744589" fo:background-color="transparent" loext:char-shading-value="0"/>
    </style:style>
    <style:style style:name="T338" style:family="text">
      <style:text-properties style:text-line-through-style="none" style:text-line-through-type="none" fo:language="ru" fo:country="RU" officeooo:rsid="0175c9e7" fo:background-color="transparent" loext:char-shading-value="0"/>
    </style:style>
    <style:style style:name="T339" style:family="text">
      <style:text-properties style:text-line-through-style="none" style:text-line-through-type="none" fo:language="ru" fo:country="RU" officeooo:rsid="0176e17a" fo:background-color="transparent" loext:char-shading-value="0"/>
    </style:style>
    <style:style style:name="T340" style:family="text">
      <style:text-properties style:text-line-through-style="none" style:text-line-through-type="none" fo:language="ru" fo:country="RU" officeooo:rsid="01785c82" fo:background-color="transparent" loext:char-shading-value="0"/>
    </style:style>
    <style:style style:name="T341" style:family="text">
      <style:text-properties style:text-line-through-style="none" style:text-line-through-type="none" fo:language="ru" fo:country="RU" officeooo:rsid="017a4825" fo:background-color="transparent" loext:char-shading-value="0"/>
    </style:style>
    <style:style style:name="T342" style:family="text">
      <style:text-properties style:text-line-through-style="none" style:text-line-through-type="none" fo:language="ru" fo:country="RU" officeooo:rsid="017c2011" fo:background-color="transparent" loext:char-shading-value="0"/>
    </style:style>
    <style:style style:name="T343" style:family="text">
      <style:text-properties style:text-line-through-style="none" style:text-line-through-type="none" fo:language="ru" fo:country="RU" officeooo:rsid="017d8895" fo:background-color="transparent" loext:char-shading-value="0"/>
    </style:style>
    <style:style style:name="T344" style:family="text">
      <style:text-properties style:text-line-through-style="none" style:text-line-through-type="none" fo:language="ru" fo:country="RU" officeooo:rsid="018052df" fo:background-color="transparent" loext:char-shading-value="0"/>
    </style:style>
    <style:style style:name="T345" style:family="text">
      <style:text-properties style:text-line-through-style="none" style:text-line-through-type="none" fo:language="ru" fo:country="RU" officeooo:rsid="0183f559" fo:background-color="transparent" loext:char-shading-value="0"/>
    </style:style>
    <style:style style:name="T346" style:family="text">
      <style:text-properties style:text-line-through-style="none" style:text-line-through-type="none" fo:language="ru" fo:country="RU" officeooo:rsid="018a1857" fo:background-color="transparent" loext:char-shading-value="0"/>
    </style:style>
    <style:style style:name="T347" style:family="text">
      <style:text-properties style:text-line-through-style="none" style:text-line-through-type="none" fo:language="ru" fo:country="RU" officeooo:rsid="018b95d5" fo:background-color="transparent" loext:char-shading-value="0"/>
    </style:style>
    <style:style style:name="T348" style:family="text">
      <style:text-properties style:text-line-through-style="none" style:text-line-through-type="none" fo:language="ru" fo:country="RU" officeooo:rsid="018d7845" fo:background-color="transparent" loext:char-shading-value="0"/>
    </style:style>
    <style:style style:name="T349" style:family="text">
      <style:text-properties style:text-line-through-style="none" style:text-line-through-type="none" fo:language="ru" fo:country="RU" officeooo:rsid="018ec3bd" fo:background-color="transparent" loext:char-shading-value="0"/>
    </style:style>
    <style:style style:name="T350" style:family="text">
      <style:text-properties style:text-line-through-style="none" style:text-line-through-type="none" fo:language="ru" fo:country="RU" officeooo:rsid="01866d24" fo:background-color="transparent" loext:char-shading-value="0"/>
    </style:style>
    <style:style style:name="T351" style:family="text">
      <style:text-properties style:text-line-through-style="none" style:text-line-through-type="none" fo:language="ru" fo:country="RU" officeooo:rsid="018f9cea" fo:background-color="transparent" loext:char-shading-value="0"/>
    </style:style>
    <style:style style:name="T352" style:family="text">
      <style:text-properties style:text-line-through-style="none" style:text-line-through-type="none" fo:language="ru" fo:country="RU" officeooo:rsid="01903ec0" fo:background-color="transparent" loext:char-shading-value="0"/>
    </style:style>
    <style:style style:name="T353" style:family="text">
      <style:text-properties style:text-line-through-style="none" style:text-line-through-type="none" fo:language="ru" fo:country="RU" officeooo:rsid="01923b6d" fo:background-color="transparent" loext:char-shading-value="0"/>
    </style:style>
    <style:style style:name="T354" style:family="text">
      <style:text-properties style:text-line-through-style="none" style:text-line-through-type="none" fo:language="ru" fo:country="RU" officeooo:rsid="01927582" fo:background-color="transparent" loext:char-shading-value="0"/>
    </style:style>
    <style:style style:name="T355" style:family="text">
      <style:text-properties style:text-line-through-style="none" style:text-line-through-type="none" fo:language="ru" fo:country="RU" officeooo:rsid="01933420" fo:background-color="transparent" loext:char-shading-value="0"/>
    </style:style>
    <style:style style:name="T356" style:family="text">
      <style:text-properties style:text-line-through-style="none" style:text-line-through-type="none" fo:language="ru" fo:country="RU" officeooo:rsid="0194e56c" fo:background-color="transparent" loext:char-shading-value="0"/>
    </style:style>
    <style:style style:name="T357" style:family="text">
      <style:text-properties style:text-line-through-style="none" style:text-line-through-type="none" fo:language="ru" fo:country="RU" officeooo:rsid="01962e70" fo:background-color="transparent" loext:char-shading-value="0"/>
    </style:style>
    <style:style style:name="T358" style:family="text">
      <style:text-properties style:text-line-through-style="none" style:text-line-through-type="none" fo:language="ru" fo:country="RU" officeooo:rsid="01978851" fo:background-color="transparent" loext:char-shading-value="0"/>
    </style:style>
    <style:style style:name="T359" style:family="text">
      <style:text-properties style:text-line-through-style="none" style:text-line-through-type="none" fo:language="ru" fo:country="RU" officeooo:rsid="0197d6da" fo:background-color="transparent" loext:char-shading-value="0"/>
    </style:style>
    <style:style style:name="T360" style:family="text">
      <style:text-properties style:text-line-through-style="none" style:text-line-through-type="none" fo:language="ru" fo:country="RU" officeooo:rsid="01999dcd" fo:background-color="transparent" loext:char-shading-value="0"/>
    </style:style>
    <style:style style:name="T361" style:family="text">
      <style:text-properties style:text-line-through-style="none" style:text-line-through-type="none" fo:language="ru" fo:country="RU" officeooo:rsid="019a0dfa" fo:background-color="transparent" loext:char-shading-value="0"/>
    </style:style>
    <style:style style:name="T362" style:family="text">
      <style:text-properties style:text-line-through-style="none" style:text-line-through-type="none" fo:language="ru" fo:country="RU" officeooo:rsid="019b8144" fo:background-color="transparent" loext:char-shading-value="0"/>
    </style:style>
    <style:style style:name="T363" style:family="text">
      <style:text-properties style:text-line-through-style="none" style:text-line-through-type="none" fo:language="ru" fo:country="RU" officeooo:rsid="019c71cf" fo:background-color="transparent" loext:char-shading-value="0"/>
    </style:style>
    <style:style style:name="T364" style:family="text">
      <style:text-properties style:text-line-through-style="none" style:text-line-through-type="none" fo:language="ru" fo:country="RU" officeooo:rsid="019d85fb" fo:background-color="transparent" loext:char-shading-value="0"/>
    </style:style>
    <style:style style:name="T365" style:family="text">
      <style:text-properties style:text-line-through-style="none" style:text-line-through-type="none" fo:language="ru" fo:country="RU" officeooo:rsid="019f7b21" fo:background-color="transparent" loext:char-shading-value="0"/>
    </style:style>
    <style:style style:name="T366" style:family="text">
      <style:text-properties style:text-line-through-style="none" style:text-line-through-type="none" fo:language="ru" fo:country="RU" officeooo:rsid="01a02cac" fo:background-color="transparent" loext:char-shading-value="0"/>
    </style:style>
    <style:style style:name="T367" style:family="text">
      <style:text-properties style:text-line-through-style="none" style:text-line-through-type="none" fo:language="ru" fo:country="RU" officeooo:rsid="01a0df4b" fo:background-color="transparent" loext:char-shading-value="0"/>
    </style:style>
    <style:style style:name="T368" style:family="text">
      <style:text-properties style:text-line-through-style="none" style:text-line-through-type="none" fo:language="ru" fo:country="RU" officeooo:rsid="01a13ab0" fo:background-color="transparent" loext:char-shading-value="0"/>
    </style:style>
    <style:style style:name="T369" style:family="text">
      <style:text-properties style:text-line-through-style="none" style:text-line-through-type="none" fo:language="ru" fo:country="RU" officeooo:rsid="01a267e5" fo:background-color="transparent" loext:char-shading-value="0"/>
    </style:style>
    <style:style style:name="T370" style:family="text">
      <style:text-properties style:text-line-through-style="none" style:text-line-through-type="none" fo:language="ru" fo:country="RU" officeooo:rsid="01a41379" fo:background-color="transparent" loext:char-shading-value="0"/>
    </style:style>
    <style:style style:name="T371" style:family="text">
      <style:text-properties style:text-line-through-style="none" style:text-line-through-type="none" fo:language="ru" fo:country="RU" officeooo:rsid="01a4e8bc" fo:background-color="transparent" loext:char-shading-value="0"/>
    </style:style>
    <style:style style:name="T372" style:family="text">
      <style:text-properties style:text-line-through-style="none" style:text-line-through-type="none" fo:language="ru" fo:country="RU" officeooo:rsid="01a67e87" fo:background-color="transparent" loext:char-shading-value="0"/>
    </style:style>
    <style:style style:name="T373" style:family="text">
      <style:text-properties style:text-line-through-style="none" style:text-line-through-type="none" fo:language="ru" fo:country="RU" officeooo:rsid="01a82733" fo:background-color="transparent" loext:char-shading-value="0"/>
    </style:style>
    <style:style style:name="T374" style:family="text">
      <style:text-properties style:text-line-through-style="none" style:text-line-through-type="none" fo:language="ru" fo:country="RU" officeooo:rsid="01a98dac" fo:background-color="transparent" loext:char-shading-value="0"/>
    </style:style>
    <style:style style:name="T375" style:family="text">
      <style:text-properties style:text-line-through-style="none" style:text-line-through-type="none" fo:language="ru" fo:country="RU" officeooo:rsid="01ac9db2" fo:background-color="transparent" loext:char-shading-value="0"/>
    </style:style>
    <style:style style:name="T376" style:family="text">
      <style:text-properties style:text-line-through-style="none" style:text-line-through-type="none" fo:language="ru" fo:country="RU" officeooo:rsid="01ad9631" fo:background-color="transparent" loext:char-shading-value="0"/>
    </style:style>
    <style:style style:name="T377" style:family="text">
      <style:text-properties style:text-line-through-style="none" style:text-line-through-type="none" fo:language="ru" fo:country="RU" officeooo:rsid="01ae1795" fo:background-color="transparent" loext:char-shading-value="0"/>
    </style:style>
    <style:style style:name="T378" style:family="text">
      <style:text-properties style:text-line-through-style="none" style:text-line-through-type="none" fo:language="ru" fo:country="RU" officeooo:rsid="01af86d7" fo:background-color="transparent" loext:char-shading-value="0"/>
    </style:style>
    <style:style style:name="T379" style:family="text">
      <style:text-properties style:text-line-through-style="none" style:text-line-through-type="none" fo:language="ru" fo:country="RU" officeooo:rsid="01b0f9dd" fo:background-color="transparent" loext:char-shading-value="0"/>
    </style:style>
    <style:style style:name="T380" style:family="text">
      <style:text-properties style:text-line-through-style="none" style:text-line-through-type="none" fo:language="ru" fo:country="RU" officeooo:rsid="01b243f6" fo:background-color="transparent" loext:char-shading-value="0"/>
    </style:style>
    <style:style style:name="T381" style:family="text">
      <style:text-properties style:text-line-through-style="none" style:text-line-through-type="none" fo:language="ru" fo:country="RU" officeooo:rsid="01b41964" fo:background-color="transparent" loext:char-shading-value="0"/>
    </style:style>
    <style:style style:name="T382" style:family="text">
      <style:text-properties style:text-line-through-style="none" style:text-line-through-type="none" fo:language="ru" fo:country="RU" officeooo:rsid="01b52d6c" fo:background-color="transparent" loext:char-shading-value="0"/>
    </style:style>
    <style:style style:name="T383" style:family="text">
      <style:text-properties style:text-line-through-style="none" style:text-line-through-type="none" fo:language="ru" fo:country="RU" officeooo:rsid="01b654c6" fo:background-color="transparent" loext:char-shading-value="0"/>
    </style:style>
    <style:style style:name="T384" style:family="text">
      <style:text-properties style:text-line-through-style="none" style:text-line-through-type="none" fo:language="ru" fo:country="RU" officeooo:rsid="01b6f4f0" fo:background-color="transparent" loext:char-shading-value="0"/>
    </style:style>
    <style:style style:name="T385" style:family="text">
      <style:text-properties style:text-line-through-style="none" style:text-line-through-type="none" fo:language="ru" fo:country="RU" officeooo:rsid="01b8d21d" fo:background-color="transparent" loext:char-shading-value="0"/>
    </style:style>
    <style:style style:name="T386" style:family="text">
      <style:text-properties style:text-line-through-style="none" style:text-line-through-type="none" fo:language="ru" fo:country="RU" officeooo:rsid="01ba305c" fo:background-color="transparent" loext:char-shading-value="0"/>
    </style:style>
    <style:style style:name="T387" style:family="text">
      <style:text-properties style:text-line-through-style="none" style:text-line-through-type="none" fo:language="ru" fo:country="RU" officeooo:rsid="01ba4b7a" fo:background-color="transparent" loext:char-shading-value="0"/>
    </style:style>
    <style:style style:name="T388" style:family="text">
      <style:text-properties style:text-line-through-style="none" style:text-line-through-type="none" fo:language="ru" fo:country="RU" officeooo:rsid="01be9104" fo:background-color="transparent" loext:char-shading-value="0"/>
    </style:style>
    <style:style style:name="T389" style:family="text">
      <style:text-properties style:text-line-through-style="none" style:text-line-through-type="none" fo:language="ru" fo:country="RU" officeooo:rsid="01bf8131" fo:background-color="transparent" loext:char-shading-value="0"/>
    </style:style>
    <style:style style:name="T390" style:family="text">
      <style:text-properties style:text-line-through-style="none" style:text-line-through-type="none" fo:language="ru" fo:country="RU" officeooo:rsid="01bf9645" fo:background-color="transparent" loext:char-shading-value="0"/>
    </style:style>
    <style:style style:name="T391" style:family="text">
      <style:text-properties style:text-line-through-style="none" style:text-line-through-type="none" fo:language="ru" fo:country="RU" officeooo:rsid="01c13e3c" fo:background-color="transparent" loext:char-shading-value="0"/>
    </style:style>
    <style:style style:name="T392" style:family="text">
      <style:text-properties style:text-line-through-style="none" style:text-line-through-type="none" fo:language="ru" fo:country="RU" officeooo:rsid="01c29817" fo:background-color="transparent" loext:char-shading-value="0"/>
    </style:style>
    <style:style style:name="T393" style:family="text">
      <style:text-properties style:text-line-through-style="none" style:text-line-through-type="none" fo:language="ru" fo:country="RU" officeooo:rsid="01c48547" fo:background-color="transparent" loext:char-shading-value="0"/>
    </style:style>
    <style:style style:name="T394" style:family="text">
      <style:text-properties style:text-line-through-style="none" style:text-line-through-type="none" fo:language="ru" fo:country="RU" officeooo:rsid="01c5f254" fo:background-color="transparent" loext:char-shading-value="0"/>
    </style:style>
    <style:style style:name="T395" style:family="text">
      <style:text-properties style:text-line-through-style="none" style:text-line-through-type="none" fo:language="ru" fo:country="RU" officeooo:rsid="01c72740" fo:background-color="transparent" loext:char-shading-value="0"/>
    </style:style>
    <style:style style:name="T396" style:family="text">
      <style:text-properties style:text-line-through-style="none" style:text-line-through-type="none" fo:language="ru" fo:country="RU" officeooo:rsid="01c90b73" fo:background-color="transparent" loext:char-shading-value="0"/>
    </style:style>
    <style:style style:name="T397" style:family="text">
      <style:text-properties style:text-line-through-style="none" style:text-line-through-type="none" fo:language="ru" fo:country="RU" officeooo:rsid="01cb65fb" fo:background-color="transparent" loext:char-shading-value="0"/>
    </style:style>
    <style:style style:name="T398" style:family="text">
      <style:text-properties style:text-line-through-style="none" style:text-line-through-type="none" fo:language="ru" fo:country="RU" officeooo:rsid="01cf593e" fo:background-color="transparent" loext:char-shading-value="0"/>
    </style:style>
    <style:style style:name="T399" style:family="text">
      <style:text-properties style:text-line-through-style="none" style:text-line-through-type="none" fo:language="ru" fo:country="RU" officeooo:rsid="01cf74e6" fo:background-color="transparent" loext:char-shading-value="0"/>
    </style:style>
    <style:style style:name="T400" style:family="text">
      <style:text-properties style:text-line-through-style="none" style:text-line-through-type="none" fo:language="ru" fo:country="RU" officeooo:rsid="01d06835" fo:background-color="transparent" loext:char-shading-value="0"/>
    </style:style>
    <style:style style:name="T401" style:family="text">
      <style:text-properties style:text-line-through-style="none" style:text-line-through-type="none" fo:language="ru" fo:country="RU" officeooo:rsid="01d1a9e1" fo:background-color="transparent" loext:char-shading-value="0"/>
    </style:style>
    <style:style style:name="T402" style:family="text">
      <style:text-properties style:text-line-through-style="none" style:text-line-through-type="none" fo:language="ru" fo:country="RU" officeooo:rsid="01d2bd1d" fo:background-color="transparent" loext:char-shading-value="0"/>
    </style:style>
    <style:style style:name="T403" style:family="text">
      <style:text-properties style:text-line-through-style="none" style:text-line-through-type="none" fo:language="ru" fo:country="RU" officeooo:rsid="01c9cf02" fo:background-color="transparent" loext:char-shading-value="0"/>
    </style:style>
    <style:style style:name="T404" style:family="text">
      <style:text-properties style:text-line-through-style="none" style:text-line-through-type="none" fo:language="ru" fo:country="RU" officeooo:rsid="01d564b1" fo:background-color="transparent" loext:char-shading-value="0"/>
    </style:style>
    <style:style style:name="T405" style:family="text">
      <style:text-properties style:text-line-through-style="none" style:text-line-through-type="none" fo:language="ru" fo:country="RU" officeooo:rsid="01d6840d" fo:background-color="transparent" loext:char-shading-value="0"/>
    </style:style>
    <style:style style:name="T406" style:family="text">
      <style:text-properties style:text-line-through-style="none" style:text-line-through-type="none" fo:language="ru" fo:country="RU" officeooo:rsid="01dcfdb7" fo:background-color="transparent" loext:char-shading-value="0"/>
    </style:style>
    <style:style style:name="T407" style:family="text">
      <style:text-properties style:text-line-through-style="none" style:text-line-through-type="none" fo:language="ru" fo:country="RU" officeooo:rsid="01dad993" fo:background-color="transparent" loext:char-shading-value="0"/>
    </style:style>
    <style:style style:name="T408" style:family="text">
      <style:text-properties style:text-line-through-style="none" style:text-line-through-type="none" fo:language="ru" fo:country="RU" officeooo:rsid="01db00bc" fo:background-color="transparent" loext:char-shading-value="0"/>
    </style:style>
    <style:style style:name="T409" style:family="text">
      <style:text-properties style:text-line-through-style="none" style:text-line-through-type="none" fo:language="ru" fo:country="RU" officeooo:rsid="01dd2864" fo:background-color="transparent" loext:char-shading-value="0"/>
    </style:style>
    <style:style style:name="T410" style:family="text">
      <style:text-properties style:text-line-through-style="none" style:text-line-through-type="none" fo:language="ru" fo:country="RU" officeooo:rsid="01e1d680" fo:background-color="transparent" loext:char-shading-value="0"/>
    </style:style>
    <style:style style:name="T411" style:family="text">
      <style:text-properties style:text-line-through-style="none" style:text-line-through-type="none" fo:language="ru" fo:country="RU" officeooo:rsid="0165d62b" fo:background-color="transparent" loext:char-shading-value="0"/>
    </style:style>
    <style:style style:name="T412" style:family="text">
      <style:text-properties style:text-line-through-style="none" style:text-line-through-type="none" fo:language="ru" fo:country="RU" officeooo:rsid="01e3c16b" fo:background-color="transparent" loext:char-shading-value="0"/>
    </style:style>
    <style:style style:name="T413" style:family="text">
      <style:text-properties style:text-line-through-style="none" style:text-line-through-type="none" fo:language="ru" fo:country="RU" officeooo:rsid="01f22d49" fo:background-color="transparent" loext:char-shading-value="0"/>
    </style:style>
    <style:style style:name="T414" style:family="text">
      <style:text-properties style:text-line-through-style="none" style:text-line-through-type="none" fo:language="ru" fo:country="RU" officeooo:rsid="01f3dd42" fo:background-color="transparent" loext:char-shading-value="0"/>
    </style:style>
    <style:style style:name="T415" style:family="text">
      <style:text-properties style:text-line-through-style="none" style:text-line-through-type="none" fo:language="ru" fo:country="RU" officeooo:rsid="01f574b7" fo:background-color="transparent" loext:char-shading-value="0"/>
    </style:style>
    <style:style style:name="T416" style:family="text">
      <style:text-properties style:text-line-through-style="none" style:text-line-through-type="none" fo:language="ru" fo:country="RU" officeooo:rsid="01167098" fo:background-color="transparent" loext:char-shading-value="0"/>
    </style:style>
    <style:style style:name="T417" style:family="text">
      <style:text-properties style:text-line-through-style="none" style:text-line-through-type="none" fo:language="ru" fo:country="RU" officeooo:rsid="01358f25" fo:background-color="transparent" loext:char-shading-value="0"/>
    </style:style>
    <style:style style:name="T418" style:family="text">
      <style:text-properties style:text-line-through-style="none" style:text-line-through-type="none" fo:language="ru" fo:country="RU" officeooo:rsid="01f5a826" fo:background-color="transparent" loext:char-shading-value="0"/>
    </style:style>
    <style:style style:name="T419" style:family="text">
      <style:text-properties style:text-line-through-style="none" style:text-line-through-type="none" fo:language="ru" fo:country="RU" officeooo:rsid="01349ca0" fo:background-color="transparent" loext:char-shading-value="0"/>
    </style:style>
    <style:style style:name="T420" style:family="text">
      <style:text-properties style:text-line-through-style="none" style:text-line-through-type="none" fo:language="ru" fo:country="RU" officeooo:rsid="01f720c0" fo:background-color="transparent" loext:char-shading-value="0"/>
    </style:style>
    <style:style style:name="T421" style:family="text">
      <style:text-properties style:text-line-through-style="none" style:text-line-through-type="none" fo:language="ru" fo:country="RU" officeooo:rsid="01f85ae9" fo:background-color="transparent" loext:char-shading-value="0"/>
    </style:style>
    <style:style style:name="T422" style:family="text">
      <style:text-properties style:text-line-through-style="none" style:text-line-through-type="none" fo:language="ru" fo:country="RU" officeooo:rsid="01f92179" fo:background-color="transparent" loext:char-shading-value="0"/>
    </style:style>
    <style:style style:name="T423" style:family="text">
      <style:text-properties style:text-line-through-style="none" style:text-line-through-type="none" fo:language="ru" fo:country="RU" officeooo:rsid="01fb6ff8" fo:background-color="transparent" loext:char-shading-value="0"/>
    </style:style>
    <style:style style:name="T424" style:family="text">
      <style:text-properties style:text-line-through-style="none" style:text-line-through-type="none" fo:language="ru" fo:country="RU" officeooo:rsid="01fbb9b5" fo:background-color="transparent" loext:char-shading-value="0"/>
    </style:style>
    <style:style style:name="T425" style:family="text">
      <style:text-properties style:text-line-through-style="none" style:text-line-through-type="none" fo:language="ru" fo:country="RU" officeooo:rsid="01fc30b0" fo:background-color="transparent" loext:char-shading-value="0"/>
    </style:style>
    <style:style style:name="T426" style:family="text">
      <style:text-properties style:text-line-through-style="none" style:text-line-through-type="none" fo:language="ru" fo:country="RU" officeooo:rsid="01ffc3ba" fo:background-color="transparent" loext:char-shading-value="0"/>
    </style:style>
    <style:style style:name="T427" style:family="text">
      <style:text-properties style:text-line-through-style="none" style:text-line-through-type="none" fo:language="ru" fo:country="RU" officeooo:rsid="02016ba1" fo:background-color="transparent" loext:char-shading-value="0"/>
    </style:style>
    <style:style style:name="T428" style:family="text">
      <style:text-properties style:text-line-through-style="none" style:text-line-through-type="none" fo:language="ru" fo:country="RU" officeooo:rsid="0202af4a" fo:background-color="transparent" loext:char-shading-value="0"/>
    </style:style>
    <style:style style:name="T429" style:family="text">
      <style:text-properties style:text-line-through-style="none" style:text-line-through-type="none" fo:language="ru" fo:country="RU" officeooo:rsid="0203adf4" fo:background-color="transparent" loext:char-shading-value="0"/>
    </style:style>
    <style:style style:name="T430" style:family="text">
      <style:text-properties style:text-line-through-style="none" style:text-line-through-type="none" fo:language="ru" fo:country="RU" officeooo:rsid="02043118" fo:background-color="transparent" loext:char-shading-value="0"/>
    </style:style>
    <style:style style:name="T431" style:family="text">
      <style:text-properties style:text-line-through-style="none" style:text-line-through-type="none" fo:language="ru" fo:country="RU" officeooo:rsid="020767cd" fo:background-color="transparent" loext:char-shading-value="0"/>
    </style:style>
    <style:style style:name="T432" style:family="text">
      <style:text-properties style:text-line-through-style="none" style:text-line-through-type="none" fo:language="ru" fo:country="RU" officeooo:rsid="0207e1fc" fo:background-color="transparent" loext:char-shading-value="0"/>
    </style:style>
    <style:style style:name="T433" style:family="text">
      <style:text-properties style:text-line-through-style="none" style:text-line-through-type="none" fo:language="ru" fo:country="RU" officeooo:rsid="020b4388" fo:background-color="transparent" loext:char-shading-value="0"/>
    </style:style>
    <style:style style:name="T434" style:family="text">
      <style:text-properties style:text-line-through-style="none" style:text-line-through-type="none" fo:language="ru" fo:country="RU" officeooo:rsid="020e6251" fo:background-color="transparent" loext:char-shading-value="0"/>
    </style:style>
    <style:style style:name="T435" style:family="text">
      <style:text-properties style:text-line-through-style="none" style:text-line-through-type="none" fo:language="ru" fo:country="RU" officeooo:rsid="02102293" fo:background-color="transparent" loext:char-shading-value="0"/>
    </style:style>
    <style:style style:name="T436" style:family="text">
      <style:text-properties style:text-line-through-style="none" style:text-line-through-type="none" fo:language="ru" fo:country="RU" officeooo:rsid="02110bac" fo:background-color="transparent" loext:char-shading-value="0"/>
    </style:style>
    <style:style style:name="T437" style:family="text">
      <style:text-properties style:text-line-through-style="none" style:text-line-through-type="none" fo:language="ru" fo:country="RU" officeooo:rsid="021486df" fo:background-color="transparent" loext:char-shading-value="0"/>
    </style:style>
    <style:style style:name="T438" style:family="text">
      <style:text-properties style:text-line-through-style="none" style:text-line-through-type="none" fo:language="ru" fo:country="RU" officeooo:rsid="0219633e" fo:background-color="transparent" loext:char-shading-value="0"/>
    </style:style>
    <style:style style:name="T439" style:family="text">
      <style:text-properties style:text-line-through-style="none" style:text-line-through-type="none" fo:language="ru" fo:country="RU" officeooo:rsid="022ed0a0" fo:background-color="transparent" loext:char-shading-value="0"/>
    </style:style>
    <style:style style:name="T440" style:family="text">
      <style:text-properties style:text-line-through-style="none" style:text-line-through-type="none" fo:language="ru" fo:country="RU" officeooo:rsid="023819f3" fo:background-color="transparent" loext:char-shading-value="0"/>
    </style:style>
    <style:style style:name="T441" style:family="text">
      <style:text-properties style:text-line-through-style="none" style:text-line-through-type="none" fo:language="ru" fo:country="RU" officeooo:rsid="023afb1c" fo:background-color="transparent" loext:char-shading-value="0"/>
    </style:style>
    <style:style style:name="T442" style:family="text">
      <style:text-properties style:text-line-through-style="none" style:text-line-through-type="none" fo:language="ru" fo:country="RU" officeooo:rsid="023cb66a" fo:background-color="transparent" loext:char-shading-value="0"/>
    </style:style>
    <style:style style:name="T443" style:family="text">
      <style:text-properties style:text-line-through-style="none" style:text-line-through-type="none" fo:language="ru" fo:country="RU" officeooo:rsid="023ea609" fo:background-color="transparent" loext:char-shading-value="0"/>
    </style:style>
    <style:style style:name="T444" style:family="text">
      <style:text-properties style:text-line-through-style="none" style:text-line-through-type="none" fo:language="ru" fo:country="RU" officeooo:rsid="023fa6d7" fo:background-color="transparent" loext:char-shading-value="0"/>
    </style:style>
    <style:style style:name="T445" style:family="text">
      <style:text-properties style:text-line-through-style="none" style:text-line-through-type="none" fo:language="ru" fo:country="RU" officeooo:rsid="0241f1e6" fo:background-color="transparent" loext:char-shading-value="0"/>
    </style:style>
    <style:style style:name="T446" style:family="text">
      <style:text-properties style:text-line-through-style="none" style:text-line-through-type="none" fo:language="ru" fo:country="RU" officeooo:rsid="02424bf3" fo:background-color="transparent" loext:char-shading-value="0"/>
    </style:style>
    <style:style style:name="T447" style:family="text">
      <style:text-properties style:text-line-through-style="none" style:text-line-through-type="none" fo:language="ru" fo:country="RU" officeooo:rsid="0242915a" fo:background-color="transparent" loext:char-shading-value="0"/>
    </style:style>
    <style:style style:name="T448" style:family="text">
      <style:text-properties style:text-line-through-style="none" style:text-line-through-type="none" fo:language="ru" fo:country="RU" officeooo:rsid="02432569" fo:background-color="transparent" loext:char-shading-value="0"/>
    </style:style>
    <style:style style:name="T449" style:family="text">
      <style:text-properties style:text-line-through-style="none" style:text-line-through-type="none" fo:language="ru" fo:country="RU" officeooo:rsid="02435cf4" fo:background-color="transparent" loext:char-shading-value="0"/>
    </style:style>
    <style:style style:name="T450" style:family="text">
      <style:text-properties style:text-line-through-style="none" style:text-line-through-type="none" fo:language="ru" fo:country="RU" officeooo:rsid="02449d5d" fo:background-color="transparent" loext:char-shading-value="0"/>
    </style:style>
    <style:style style:name="T451" style:family="text">
      <style:text-properties style:text-line-through-style="none" style:text-line-through-type="none" fo:language="ru" fo:country="RU" officeooo:rsid="0245e70b" fo:background-color="transparent" loext:char-shading-value="0"/>
    </style:style>
    <style:style style:name="T452" style:family="text">
      <style:text-properties style:text-line-through-style="none" style:text-line-through-type="none" fo:language="ru" fo:country="RU" officeooo:rsid="02466f3d" fo:background-color="transparent" loext:char-shading-value="0"/>
    </style:style>
    <style:style style:name="T453" style:family="text">
      <style:text-properties style:text-line-through-style="none" style:text-line-through-type="none" fo:language="ru" fo:country="RU" officeooo:rsid="0250d4c5" fo:background-color="transparent" loext:char-shading-value="0"/>
    </style:style>
    <style:style style:name="T454" style:family="text">
      <style:text-properties style:text-line-through-style="none" style:text-line-through-type="none" fo:language="ru" fo:country="RU" officeooo:rsid="0254cf89" fo:background-color="transparent" loext:char-shading-value="0"/>
    </style:style>
    <style:style style:name="T455" style:family="text">
      <style:text-properties style:text-line-through-style="none" style:text-line-through-type="none" fo:language="ru" fo:country="RU" officeooo:rsid="0255abb0" fo:background-color="transparent" loext:char-shading-value="0"/>
    </style:style>
    <style:style style:name="T456" style:family="text">
      <style:text-properties style:text-line-through-style="none" style:text-line-through-type="none" fo:language="ru" fo:country="RU" officeooo:rsid="025842db" fo:background-color="transparent" loext:char-shading-value="0"/>
    </style:style>
    <style:style style:name="T457" style:family="text">
      <style:text-properties style:text-line-through-style="none" style:text-line-through-type="none" fo:language="ru" fo:country="RU" officeooo:rsid="0259ccd5" fo:background-color="transparent" loext:char-shading-value="0"/>
    </style:style>
    <style:style style:name="T458" style:family="text">
      <style:text-properties style:text-line-through-style="none" style:text-line-through-type="none" fo:language="ru" fo:country="RU" officeooo:rsid="025bae9d" fo:background-color="transparent" loext:char-shading-value="0"/>
    </style:style>
    <style:style style:name="T459" style:family="text">
      <style:text-properties style:text-line-through-style="none" style:text-line-through-type="none" fo:language="ru" fo:country="RU" officeooo:rsid="025c89a6" fo:background-color="transparent" loext:char-shading-value="0"/>
    </style:style>
    <style:style style:name="T460" style:family="text">
      <style:text-properties style:text-line-through-style="none" style:text-line-through-type="none" fo:language="ru" fo:country="RU" officeooo:rsid="025cc34e" fo:background-color="transparent" loext:char-shading-value="0"/>
    </style:style>
    <style:style style:name="T461" style:family="text">
      <style:text-properties style:text-line-through-style="none" style:text-line-through-type="none" fo:language="ru" fo:country="RU" officeooo:rsid="025d4b68" fo:background-color="transparent" loext:char-shading-value="0"/>
    </style:style>
    <style:style style:name="T462" style:family="text">
      <style:text-properties style:text-line-through-style="none" style:text-line-through-type="none" fo:language="ru" fo:country="RU" officeooo:rsid="025e50a2" fo:background-color="transparent" loext:char-shading-value="0"/>
    </style:style>
    <style:style style:name="T463" style:family="text">
      <style:text-properties style:text-line-through-style="none" style:text-line-through-type="none" fo:language="ru" fo:country="RU" officeooo:rsid="025ed61d" fo:background-color="transparent" loext:char-shading-value="0"/>
    </style:style>
    <style:style style:name="T464" style:family="text">
      <style:text-properties style:text-line-through-style="none" style:text-line-through-type="none" fo:language="ru" fo:country="RU" officeooo:rsid="025f7113" fo:background-color="transparent" loext:char-shading-value="0"/>
    </style:style>
    <style:style style:name="T465" style:family="text">
      <style:text-properties style:text-line-through-style="none" style:text-line-through-type="none" fo:language="ru" fo:country="RU" officeooo:rsid="025fb2c8" fo:background-color="transparent" loext:char-shading-value="0"/>
    </style:style>
    <style:style style:name="T466" style:family="text">
      <style:text-properties style:text-line-through-style="none" style:text-line-through-type="none" fo:language="ru" fo:country="RU" officeooo:rsid="0261326d" fo:background-color="transparent" loext:char-shading-value="0"/>
    </style:style>
    <style:style style:name="T467" style:family="text">
      <style:text-properties style:text-line-through-style="none" style:text-line-through-type="none" fo:language="ru" fo:country="RU" officeooo:rsid="0263144a" fo:background-color="transparent" loext:char-shading-value="0"/>
    </style:style>
    <style:style style:name="T468" style:family="text">
      <style:text-properties style:text-line-through-style="none" style:text-line-through-type="none" fo:language="ru" fo:country="RU" officeooo:rsid="026417b1" fo:background-color="transparent" loext:char-shading-value="0"/>
    </style:style>
    <style:style style:name="T469" style:family="text">
      <style:text-properties style:text-line-through-style="none" style:text-line-through-type="none" fo:language="ru" fo:country="RU" officeooo:rsid="0265ed2a" fo:background-color="transparent" loext:char-shading-value="0"/>
    </style:style>
    <style:style style:name="T470" style:family="text">
      <style:text-properties style:text-line-through-style="none" style:text-line-through-type="none" fo:language="ru" fo:country="RU" officeooo:rsid="02714680" fo:background-color="transparent" loext:char-shading-value="0"/>
    </style:style>
    <style:style style:name="T471" style:family="text">
      <style:text-properties style:text-line-through-style="none" style:text-line-through-type="none" fo:language="ru" fo:country="RU" officeooo:rsid="027211d1" fo:background-color="transparent" loext:char-shading-value="0"/>
    </style:style>
    <style:style style:name="T472" style:family="text">
      <style:text-properties style:text-line-through-style="none" style:text-line-through-type="none" fo:language="ru" fo:country="RU" officeooo:rsid="027501aa" fo:background-color="transparent" loext:char-shading-value="0"/>
    </style:style>
    <style:style style:name="T473" style:family="text">
      <style:text-properties style:text-line-through-style="none" style:text-line-through-type="none" fo:language="ru" fo:country="RU" officeooo:rsid="02764f40" fo:background-color="transparent" loext:char-shading-value="0"/>
    </style:style>
    <style:style style:name="T474" style:family="text">
      <style:text-properties style:text-line-through-style="none" style:text-line-through-type="none" fo:language="ru" fo:country="RU" officeooo:rsid="027921b3" fo:background-color="transparent" loext:char-shading-value="0"/>
    </style:style>
    <style:style style:name="T475" style:family="text">
      <style:text-properties style:text-line-through-style="none" style:text-line-through-type="none" fo:language="ru" fo:country="RU" officeooo:rsid="027cba96" fo:background-color="transparent" loext:char-shading-value="0"/>
    </style:style>
    <style:style style:name="T476" style:family="text">
      <style:text-properties style:text-line-through-style="none" style:text-line-through-type="none" fo:language="ru" fo:country="RU" officeooo:rsid="0281b0a7" fo:background-color="transparent" loext:char-shading-value="0"/>
    </style:style>
    <style:style style:name="T477" style:family="text">
      <style:text-properties style:text-line-through-style="none" style:text-line-through-type="none" fo:language="ru" fo:country="RU" officeooo:rsid="02826bc9" fo:background-color="transparent" loext:char-shading-value="0"/>
    </style:style>
    <style:style style:name="T478" style:family="text">
      <style:text-properties style:text-line-through-style="none" style:text-line-through-type="none" fo:language="ru" fo:country="RU" officeooo:rsid="02846937" fo:background-color="transparent" loext:char-shading-value="0"/>
    </style:style>
    <style:style style:name="T479" style:family="text">
      <style:text-properties style:text-line-through-style="none" style:text-line-through-type="none" fo:language="ru" fo:country="RU" officeooo:rsid="028535ee" fo:background-color="transparent" loext:char-shading-value="0"/>
    </style:style>
    <style:style style:name="T480" style:family="text">
      <style:text-properties style:text-line-through-style="none" style:text-line-through-type="none" fo:language="ru" fo:country="RU" officeooo:rsid="0285911d" fo:background-color="transparent" loext:char-shading-value="0"/>
    </style:style>
    <style:style style:name="T481" style:family="text">
      <style:text-properties style:text-line-through-style="none" style:text-line-through-type="none" fo:language="ru" fo:country="RU" officeooo:rsid="02866627" fo:background-color="transparent" loext:char-shading-value="0"/>
    </style:style>
    <style:style style:name="T482" style:family="text">
      <style:text-properties style:text-line-through-style="none" style:text-line-through-type="none" fo:language="ru" fo:country="RU" officeooo:rsid="0286a4aa" fo:background-color="transparent" loext:char-shading-value="0"/>
    </style:style>
    <style:style style:name="T483" style:family="text">
      <style:text-properties style:text-line-through-style="none" style:text-line-through-type="none" fo:language="ru" fo:country="RU" officeooo:rsid="02874187" fo:background-color="transparent" loext:char-shading-value="0"/>
    </style:style>
    <style:style style:name="T484" style:family="text">
      <style:text-properties style:text-line-through-style="none" style:text-line-through-type="none" fo:language="ru" fo:country="RU" officeooo:rsid="028c7052" fo:background-color="transparent" loext:char-shading-value="0"/>
    </style:style>
    <style:style style:name="T485" style:family="text">
      <style:text-properties style:text-line-through-style="none" style:text-line-through-type="none" fo:language="ru" fo:country="RU" officeooo:rsid="028ca327" fo:background-color="transparent" loext:char-shading-value="0"/>
    </style:style>
    <style:style style:name="T486" style:family="text">
      <style:text-properties style:text-line-through-style="none" style:text-line-through-type="none" fo:language="ru" fo:country="RU" officeooo:rsid="028e90c9" fo:background-color="transparent" loext:char-shading-value="0"/>
    </style:style>
    <style:style style:name="T487" style:family="text">
      <style:text-properties style:text-line-through-style="none" style:text-line-through-type="none" fo:language="ru" fo:country="RU" officeooo:rsid="028f7c58" fo:background-color="transparent" loext:char-shading-value="0"/>
    </style:style>
    <style:style style:name="T488" style:family="text">
      <style:text-properties style:text-line-through-style="none" style:text-line-through-type="none" fo:language="ru" fo:country="RU" officeooo:rsid="0292e8a2" fo:background-color="transparent" loext:char-shading-value="0"/>
    </style:style>
    <style:style style:name="T489" style:family="text">
      <style:text-properties style:text-line-through-style="none" style:text-line-through-type="none" fo:language="ru" fo:country="RU" officeooo:rsid="00437e03" fo:background-color="transparent" loext:char-shading-value="0"/>
    </style:style>
    <style:style style:name="T490" style:family="text">
      <style:text-properties style:text-line-through-style="none" style:text-line-through-type="none" fo:language="ru" fo:country="RU" officeooo:rsid="0297ff56" fo:background-color="transparent" loext:char-shading-value="0"/>
    </style:style>
    <style:style style:name="T491" style:family="text">
      <style:text-properties style:text-line-through-style="none" style:text-line-through-type="none" fo:language="ru" fo:country="RU" officeooo:rsid="029ae16f" fo:background-color="transparent" loext:char-shading-value="0"/>
    </style:style>
    <style:style style:name="T492" style:family="text">
      <style:text-properties style:text-line-through-style="none" style:text-line-through-type="none" fo:language="ru" fo:country="RU" officeooo:rsid="029ca0c1" fo:background-color="transparent" loext:char-shading-value="0"/>
    </style:style>
    <style:style style:name="T493" style:family="text">
      <style:text-properties style:text-line-through-style="none" style:text-line-through-type="none" fo:language="ru" fo:country="RU" officeooo:rsid="029da12d" fo:background-color="transparent" loext:char-shading-value="0"/>
    </style:style>
    <style:style style:name="T494" style:family="text">
      <style:text-properties style:text-line-through-style="none" style:text-line-through-type="none" fo:language="ru" fo:country="RU" officeooo:rsid="029dfc18" fo:background-color="transparent" loext:char-shading-value="0"/>
    </style:style>
    <style:style style:name="T495" style:family="text">
      <style:text-properties style:text-line-through-style="none" style:text-line-through-type="none" fo:language="ru" fo:country="RU" officeooo:rsid="029f3489" fo:background-color="transparent" loext:char-shading-value="0"/>
    </style:style>
    <style:style style:name="T496" style:family="text">
      <style:text-properties style:text-line-through-style="none" style:text-line-through-type="none" fo:language="ru" fo:country="RU" officeooo:rsid="02a02b92" fo:background-color="transparent" loext:char-shading-value="0"/>
    </style:style>
    <style:style style:name="T497" style:family="text">
      <style:text-properties style:text-line-through-style="none" style:text-line-through-type="none" fo:language="ru" fo:country="RU" officeooo:rsid="02a07c59" fo:background-color="transparent" loext:char-shading-value="0"/>
    </style:style>
    <style:style style:name="T498" style:family="text">
      <style:text-properties style:text-line-through-style="none" style:text-line-through-type="none" fo:language="ru" fo:country="RU" officeooo:rsid="02a144e8" fo:background-color="transparent" loext:char-shading-value="0"/>
    </style:style>
    <style:style style:name="T499" style:family="text">
      <style:text-properties style:text-line-through-style="none" style:text-line-through-type="none" fo:language="ru" fo:country="RU" officeooo:rsid="02a3010b" fo:background-color="transparent" loext:char-shading-value="0"/>
    </style:style>
    <style:style style:name="T500" style:family="text">
      <style:text-properties style:text-line-through-style="none" style:text-line-through-type="none" fo:language="ru" fo:country="RU" officeooo:rsid="02a41f9c" fo:background-color="transparent" loext:char-shading-value="0"/>
    </style:style>
    <style:style style:name="T501" style:family="text">
      <style:text-properties style:text-line-through-style="none" style:text-line-through-type="none" fo:language="ru" fo:country="RU" officeooo:rsid="02a5f0bf" fo:background-color="transparent" loext:char-shading-value="0"/>
    </style:style>
    <style:style style:name="T502" style:family="text">
      <style:text-properties style:text-line-through-style="none" style:text-line-through-type="none" fo:language="ru" fo:country="RU" officeooo:rsid="02a7d747" fo:background-color="transparent" loext:char-shading-value="0"/>
    </style:style>
    <style:style style:name="T503" style:family="text">
      <style:text-properties style:text-line-through-style="none" style:text-line-through-type="none" fo:language="ru" fo:country="RU" officeooo:rsid="02a8784c" fo:background-color="transparent" loext:char-shading-value="0"/>
    </style:style>
    <style:style style:name="T504" style:family="text">
      <style:text-properties style:text-line-through-style="none" style:text-line-through-type="none" fo:language="ru" fo:country="RU" officeooo:rsid="02aa2408" fo:background-color="transparent" loext:char-shading-value="0"/>
    </style:style>
    <style:style style:name="T505" style:family="text">
      <style:text-properties style:text-line-through-style="none" style:text-line-through-type="none" fo:language="ru" fo:country="RU" officeooo:rsid="02aaa48c" fo:background-color="transparent" loext:char-shading-value="0"/>
    </style:style>
    <style:style style:name="T506" style:family="text">
      <style:text-properties style:text-line-through-style="none" style:text-line-through-type="none" fo:language="ru" fo:country="RU" officeooo:rsid="02ac561e" fo:background-color="transparent" loext:char-shading-value="0"/>
    </style:style>
    <style:style style:name="T507" style:family="text">
      <style:text-properties style:text-line-through-style="none" style:text-line-through-type="none" fo:language="ru" fo:country="RU" officeooo:rsid="02b0066d" fo:background-color="transparent" loext:char-shading-value="0"/>
    </style:style>
    <style:style style:name="T508" style:family="text">
      <style:text-properties style:text-line-through-style="none" style:text-line-through-type="none" fo:language="ru" fo:country="RU" officeooo:rsid="02b0bf52" fo:background-color="transparent" loext:char-shading-value="0"/>
    </style:style>
    <style:style style:name="T509" style:family="text">
      <style:text-properties style:text-line-through-style="none" style:text-line-through-type="none" fo:language="ru" fo:country="RU" officeooo:rsid="02a812b9" fo:background-color="transparent" loext:char-shading-value="0"/>
    </style:style>
    <style:style style:name="T510" style:family="text">
      <style:text-properties style:text-line-through-style="none" style:text-line-through-type="none" fo:language="ru" fo:country="RU" officeooo:rsid="02b129c4" fo:background-color="transparent" loext:char-shading-value="0"/>
    </style:style>
    <style:style style:name="T511" style:family="text">
      <style:text-properties style:text-line-through-style="none" style:text-line-through-type="none" fo:language="ru" fo:country="RU" officeooo:rsid="02b31841" fo:background-color="transparent" loext:char-shading-value="0"/>
    </style:style>
    <style:style style:name="T512" style:family="text">
      <style:text-properties style:text-line-through-style="none" style:text-line-through-type="none" fo:language="ru" fo:country="RU" officeooo:rsid="02b45d20" fo:background-color="transparent" loext:char-shading-value="0"/>
    </style:style>
    <style:style style:name="T513" style:family="text">
      <style:text-properties style:text-line-through-style="none" style:text-line-through-type="none" fo:language="ru" fo:country="RU" officeooo:rsid="02b60122" fo:background-color="transparent" loext:char-shading-value="0"/>
    </style:style>
    <style:style style:name="T514" style:family="text">
      <style:text-properties style:text-line-through-style="none" style:text-line-through-type="none" fo:language="ru" fo:country="RU" officeooo:rsid="02b66894" fo:background-color="transparent" loext:char-shading-value="0"/>
    </style:style>
    <style:style style:name="T515" style:family="text">
      <style:text-properties style:text-line-through-style="none" style:text-line-through-type="none" fo:language="ru" fo:country="RU" officeooo:rsid="02b816b4" fo:background-color="transparent" loext:char-shading-value="0"/>
    </style:style>
    <style:style style:name="T516" style:family="text">
      <style:text-properties style:text-line-through-style="none" style:text-line-through-type="none" fo:language="ru" fo:country="RU" officeooo:rsid="02baff14" fo:background-color="transparent" loext:char-shading-value="0"/>
    </style:style>
    <style:style style:name="T517" style:family="text">
      <style:text-properties style:text-line-through-style="none" style:text-line-through-type="none" fo:language="ru" fo:country="RU" officeooo:rsid="02bc6d73" fo:background-color="transparent" loext:char-shading-value="0"/>
    </style:style>
    <style:style style:name="T518" style:family="text">
      <style:text-properties style:text-line-through-style="none" style:text-line-through-type="none" fo:language="ru" fo:country="RU" officeooo:rsid="02bcf963" fo:background-color="transparent" loext:char-shading-value="0"/>
    </style:style>
    <style:style style:name="T519" style:family="text">
      <style:text-properties style:text-line-through-style="none" style:text-line-through-type="none" fo:language="ru" fo:country="RU" officeooo:rsid="02be9706" fo:background-color="transparent" loext:char-shading-value="0"/>
    </style:style>
    <style:style style:name="T520" style:family="text">
      <style:text-properties style:text-line-through-style="none" style:text-line-through-type="none" fo:language="ru" fo:country="RU" officeooo:rsid="02c0309a" fo:background-color="transparent" loext:char-shading-value="0"/>
    </style:style>
    <style:style style:name="T521" style:family="text">
      <style:text-properties style:text-line-through-style="none" style:text-line-through-type="none" fo:language="ru" fo:country="RU" officeooo:rsid="02c19805" fo:background-color="transparent" loext:char-shading-value="0"/>
    </style:style>
    <style:style style:name="T522" style:family="text">
      <style:text-properties style:text-line-through-style="none" style:text-line-through-type="none" fo:language="ru" fo:country="RU" officeooo:rsid="02c7f0f4" fo:background-color="transparent" loext:char-shading-value="0"/>
    </style:style>
    <style:style style:name="T523" style:family="text">
      <style:text-properties style:text-line-through-style="none" style:text-line-through-type="none" fo:language="ru" fo:country="RU" officeooo:rsid="02c8ceeb" fo:background-color="transparent" loext:char-shading-value="0"/>
    </style:style>
    <style:style style:name="T524" style:family="text">
      <style:text-properties style:text-line-through-style="none" style:text-line-through-type="none" fo:language="ru" fo:country="RU" officeooo:rsid="02ca1717" fo:background-color="transparent" loext:char-shading-value="0"/>
    </style:style>
    <style:style style:name="T525" style:family="text">
      <style:text-properties style:text-line-through-style="none" style:text-line-through-type="none" fo:language="ru" fo:country="RU" officeooo:rsid="02cb8a82" fo:background-color="transparent" loext:char-shading-value="0"/>
    </style:style>
    <style:style style:name="T526" style:family="text">
      <style:text-properties style:text-line-through-style="none" style:text-line-through-type="none" fo:language="ru" fo:country="RU" officeooo:rsid="02cd5835" fo:background-color="transparent" loext:char-shading-value="0"/>
    </style:style>
    <style:style style:name="T527" style:family="text">
      <style:text-properties style:text-line-through-style="none" style:text-line-through-type="none" fo:language="ru" fo:country="RU" officeooo:rsid="02cd8a82" fo:background-color="transparent" loext:char-shading-value="0"/>
    </style:style>
    <style:style style:name="T528" style:family="text">
      <style:text-properties style:text-line-through-style="none" style:text-line-through-type="none" fo:language="ru" fo:country="RU" officeooo:rsid="02ce059d" fo:background-color="transparent" loext:char-shading-value="0"/>
    </style:style>
    <style:style style:name="T529" style:family="text">
      <style:text-properties style:text-line-through-style="none" style:text-line-through-type="none" fo:language="ru" fo:country="RU" officeooo:rsid="02ceceb6" fo:background-color="transparent" loext:char-shading-value="0"/>
    </style:style>
    <style:style style:name="T530" style:family="text">
      <style:text-properties style:text-line-through-style="none" style:text-line-through-type="none" fo:language="ru" fo:country="RU" officeooo:rsid="02d0cad4" fo:background-color="transparent" loext:char-shading-value="0"/>
    </style:style>
    <style:style style:name="T531" style:family="text">
      <style:text-properties style:text-line-through-style="none" style:text-line-through-type="none" fo:language="ru" fo:country="RU" officeooo:rsid="02d19655" fo:background-color="transparent" loext:char-shading-value="0"/>
    </style:style>
    <style:style style:name="T532" style:family="text">
      <style:text-properties style:text-line-through-style="none" style:text-line-through-type="none" fo:language="ru" fo:country="RU" officeooo:rsid="02d47c5e" fo:background-color="transparent" loext:char-shading-value="0"/>
    </style:style>
    <style:style style:name="T533" style:family="text">
      <style:text-properties style:text-line-through-style="none" style:text-line-through-type="none" fo:language="ru" fo:country="RU" officeooo:rsid="02d50923" fo:background-color="transparent" loext:char-shading-value="0"/>
    </style:style>
    <style:style style:name="T534" style:family="text">
      <style:text-properties style:text-line-through-style="none" style:text-line-through-type="none" fo:language="ru" fo:country="RU" officeooo:rsid="02d7e18f" fo:background-color="transparent" loext:char-shading-value="0"/>
    </style:style>
    <style:style style:name="T535" style:family="text">
      <style:text-properties style:text-line-through-style="none" style:text-line-through-type="none" fo:language="ru" fo:country="RU" officeooo:rsid="02d6de68" fo:background-color="transparent" loext:char-shading-value="0"/>
    </style:style>
    <style:style style:name="T536" style:family="text">
      <style:text-properties style:text-line-through-style="none" style:text-line-through-type="none" fo:language="ru" fo:country="RU" officeooo:rsid="02dc91f1" fo:background-color="transparent" loext:char-shading-value="0"/>
    </style:style>
    <style:style style:name="T537" style:family="text">
      <style:text-properties style:text-line-through-style="none" style:text-line-through-type="none" fo:language="ru" fo:country="RU" officeooo:rsid="002d4f2b" fo:background-color="transparent" loext:char-shading-value="0"/>
    </style:style>
    <style:style style:name="T538" style:family="text">
      <style:text-properties style:text-line-through-style="none" style:text-line-through-type="none" fo:language="ru" fo:country="RU" officeooo:rsid="02de6f9b" fo:background-color="transparent" loext:char-shading-value="0"/>
    </style:style>
    <style:style style:name="T539" style:family="text">
      <style:text-properties style:text-line-through-style="none" style:text-line-through-type="none" fo:language="ru" fo:country="RU" officeooo:rsid="02de80e9" fo:background-color="transparent" loext:char-shading-value="0"/>
    </style:style>
    <style:style style:name="T540" style:family="text">
      <style:text-properties style:text-line-through-style="none" style:text-line-through-type="none" fo:language="ru" fo:country="RU" officeooo:rsid="02deb594" fo:background-color="transparent" loext:char-shading-value="0"/>
    </style:style>
    <style:style style:name="T541" style:family="text">
      <style:text-properties style:text-line-through-style="none" style:text-line-through-type="none" fo:language="ru" fo:country="RU" officeooo:rsid="02e07ba2" fo:background-color="transparent" loext:char-shading-value="0"/>
    </style:style>
    <style:style style:name="T542" style:family="text">
      <style:text-properties style:text-line-through-style="none" style:text-line-through-type="none" fo:language="ru" fo:country="RU" officeooo:rsid="02e0ed45" fo:background-color="transparent" loext:char-shading-value="0"/>
    </style:style>
    <style:style style:name="T543" style:family="text">
      <style:text-properties style:text-line-through-style="none" style:text-line-through-type="none" fo:language="ru" fo:country="RU" officeooo:rsid="02e5b2e2" fo:background-color="transparent" loext:char-shading-value="0"/>
    </style:style>
    <style:style style:name="T544" style:family="text">
      <style:text-properties style:text-line-through-style="none" style:text-line-through-type="none" fo:language="ru" fo:country="RU" officeooo:rsid="02e7853a" fo:background-color="transparent" loext:char-shading-value="0"/>
    </style:style>
    <style:style style:name="T545" style:family="text">
      <style:text-properties style:text-line-through-style="none" style:text-line-through-type="none" fo:language="ru" fo:country="RU" officeooo:rsid="02e7ece8" fo:background-color="transparent" loext:char-shading-value="0"/>
    </style:style>
    <style:style style:name="T546" style:family="text">
      <style:text-properties style:text-line-through-style="none" style:text-line-through-type="none" fo:language="ru" fo:country="RU" officeooo:rsid="014aaa3c" fo:background-color="transparent" loext:char-shading-value="0"/>
    </style:style>
    <style:style style:name="T547" style:family="text">
      <style:text-properties style:text-line-through-style="none" style:text-line-through-type="none" fo:language="ru" fo:country="RU" officeooo:rsid="013d04c6" fo:background-color="transparent" loext:char-shading-value="0"/>
    </style:style>
    <style:style style:name="T548" style:family="text">
      <style:text-properties style:text-line-through-style="none" style:text-line-through-type="none" fo:language="ru" fo:country="RU" officeooo:rsid="02e84b33" fo:background-color="transparent" loext:char-shading-value="0"/>
    </style:style>
    <style:style style:name="T549" style:family="text">
      <style:text-properties style:text-line-through-style="none" style:text-line-through-type="none" fo:language="ru" fo:country="RU" officeooo:rsid="02e98846" fo:background-color="transparent" loext:char-shading-value="0"/>
    </style:style>
    <style:style style:name="T550" style:family="text">
      <style:text-properties style:text-line-through-style="none" style:text-line-through-type="none" fo:language="ru" fo:country="RU" officeooo:rsid="02ea9b0c" fo:background-color="transparent" loext:char-shading-value="0"/>
    </style:style>
    <style:style style:name="T551" style:family="text">
      <style:text-properties style:text-line-through-style="none" style:text-line-through-type="none" fo:language="ru" fo:country="RU" officeooo:rsid="02ec4947" fo:background-color="transparent" loext:char-shading-value="0"/>
    </style:style>
    <style:style style:name="T552" style:family="text">
      <style:text-properties style:text-line-through-style="none" style:text-line-through-type="none" fo:language="ru" fo:country="RU" officeooo:rsid="02edb8aa" fo:background-color="transparent" loext:char-shading-value="0"/>
    </style:style>
    <style:style style:name="T553" style:family="text">
      <style:text-properties style:text-line-through-style="none" style:text-line-through-type="none" fo:language="ru" fo:country="RU" officeooo:rsid="02391702" fo:background-color="transparent" loext:char-shading-value="0"/>
    </style:style>
    <style:style style:name="T554" style:family="text">
      <style:text-properties style:text-line-through-style="none" style:text-line-through-type="none" fo:language="ru" fo:country="RU" officeooo:rsid="02eee0f9" fo:background-color="transparent" loext:char-shading-value="0"/>
    </style:style>
    <style:style style:name="T555" style:family="text">
      <style:text-properties style:text-line-through-style="none" style:text-line-through-type="none" fo:language="ru" fo:country="RU" officeooo:rsid="02f0b67e" fo:background-color="transparent" loext:char-shading-value="0"/>
    </style:style>
    <style:style style:name="T556" style:family="text">
      <style:text-properties style:text-line-through-style="none" style:text-line-through-type="none" fo:language="ru" fo:country="RU" officeooo:rsid="02f56371" fo:background-color="transparent" loext:char-shading-value="0"/>
    </style:style>
    <style:style style:name="T557" style:family="text">
      <style:text-properties style:text-line-through-style="none" style:text-line-through-type="none" fo:language="ru" fo:country="RU" officeooo:rsid="02f64cc4" fo:background-color="transparent" loext:char-shading-value="0"/>
    </style:style>
    <style:style style:name="T558" style:family="text">
      <style:text-properties style:text-line-through-style="none" style:text-line-through-type="none" fo:language="ru" fo:country="RU" officeooo:rsid="02fdb4b6" fo:background-color="transparent" loext:char-shading-value="0"/>
    </style:style>
    <style:style style:name="T559" style:family="text">
      <style:text-properties style:text-line-through-style="none" style:text-line-through-type="none" fo:language="ru" fo:country="RU" officeooo:rsid="02f4f02d" fo:background-color="transparent" loext:char-shading-value="0"/>
    </style:style>
    <style:style style:name="T560" style:family="text">
      <style:text-properties style:text-line-through-style="none" style:text-line-through-type="none" fo:language="ru" fo:country="RU" officeooo:rsid="03031832" fo:background-color="transparent" loext:char-shading-value="0"/>
    </style:style>
    <style:style style:name="T561" style:family="text">
      <style:text-properties style:text-line-through-style="none" style:text-line-through-type="none" fo:language="ru" fo:country="RU" officeooo:rsid="0308623e" fo:background-color="transparent" loext:char-shading-value="0"/>
    </style:style>
    <style:style style:name="T562" style:family="text">
      <style:text-properties style:text-line-through-style="none" style:text-line-through-type="none" fo:language="ru" fo:country="RU" officeooo:rsid="0308fe6f" fo:background-color="transparent" loext:char-shading-value="0"/>
    </style:style>
    <style:style style:name="T563" style:family="text">
      <style:text-properties style:text-line-through-style="none" style:text-line-through-type="none" fo:language="ru" fo:country="RU" officeooo:rsid="0309d542" fo:background-color="transparent" loext:char-shading-value="0"/>
    </style:style>
    <style:style style:name="T564" style:family="text">
      <style:text-properties style:text-line-through-style="none" style:text-line-through-type="none" fo:language="ru" fo:country="RU" officeooo:rsid="030a2de2" fo:background-color="transparent" loext:char-shading-value="0"/>
    </style:style>
    <style:style style:name="T565" style:family="text">
      <style:text-properties style:text-line-through-style="none" style:text-line-through-type="none" fo:language="ru" fo:country="RU" officeooo:rsid="030bc30e" fo:background-color="transparent" loext:char-shading-value="0"/>
    </style:style>
    <style:style style:name="T566" style:family="text">
      <style:text-properties style:text-line-through-style="none" style:text-line-through-type="none" fo:language="ru" fo:country="RU" officeooo:rsid="030c00b5" fo:background-color="transparent" loext:char-shading-value="0"/>
    </style:style>
    <style:style style:name="T567" style:family="text">
      <style:text-properties style:text-line-through-style="none" style:text-line-through-type="none" fo:language="ru" fo:country="RU" officeooo:rsid="030ca102" fo:background-color="transparent" loext:char-shading-value="0"/>
    </style:style>
    <style:style style:name="T568" style:family="text">
      <style:text-properties style:text-line-through-style="none" style:text-line-through-type="none" fo:language="ru" fo:country="RU" officeooo:rsid="030d87e5" fo:background-color="transparent" loext:char-shading-value="0"/>
    </style:style>
    <style:style style:name="T569" style:family="text">
      <style:text-properties style:text-line-through-style="none" style:text-line-through-type="none" fo:language="ru" fo:country="RU" officeooo:rsid="030f69cb" fo:background-color="transparent" loext:char-shading-value="0"/>
    </style:style>
    <style:style style:name="T570" style:family="text">
      <style:text-properties style:text-line-through-style="none" style:text-line-through-type="none" fo:language="ru" fo:country="RU" officeooo:rsid="0310f7ed" fo:background-color="transparent" loext:char-shading-value="0"/>
    </style:style>
    <style:style style:name="T571" style:family="text">
      <style:text-properties style:text-line-through-style="none" style:text-line-through-type="none" fo:language="ru" fo:country="RU" officeooo:rsid="0311f1cf" fo:background-color="transparent" loext:char-shading-value="0"/>
    </style:style>
    <style:style style:name="T572" style:family="text">
      <style:text-properties style:text-line-through-style="none" style:text-line-through-type="none" fo:language="ru" fo:country="RU" officeooo:rsid="03126e40" fo:background-color="transparent" loext:char-shading-value="0"/>
    </style:style>
    <style:style style:name="T573" style:family="text">
      <style:text-properties style:text-line-through-style="none" style:text-line-through-type="none" fo:language="ru" fo:country="RU" officeooo:rsid="03131d82" fo:background-color="transparent" loext:char-shading-value="0"/>
    </style:style>
    <style:style style:name="T574" style:family="text">
      <style:text-properties style:text-line-through-style="none" style:text-line-through-type="none" fo:language="ru" fo:country="RU" officeooo:rsid="031356a5" fo:background-color="transparent" loext:char-shading-value="0"/>
    </style:style>
    <style:style style:name="T575" style:family="text">
      <style:text-properties style:text-line-through-style="none" style:text-line-through-type="none" fo:language="ru" fo:country="RU" officeooo:rsid="0313c8e3" fo:background-color="transparent" loext:char-shading-value="0"/>
    </style:style>
    <style:style style:name="T576" style:family="text">
      <style:text-properties style:text-line-through-style="none" style:text-line-through-type="none" fo:language="ru" fo:country="RU" officeooo:rsid="0313ff46" fo:background-color="transparent" loext:char-shading-value="0"/>
    </style:style>
    <style:style style:name="T577" style:family="text">
      <style:text-properties style:text-line-through-style="none" style:text-line-through-type="none" fo:language="ru" fo:country="RU" officeooo:rsid="0315d51f" fo:background-color="transparent" loext:char-shading-value="0"/>
    </style:style>
    <style:style style:name="T578" style:family="text">
      <style:text-properties style:text-line-through-style="none" style:text-line-through-type="none" fo:language="ru" fo:country="RU" officeooo:rsid="031673eb" fo:background-color="transparent" loext:char-shading-value="0"/>
    </style:style>
    <style:style style:name="T579" style:family="text">
      <style:text-properties style:text-line-through-style="none" style:text-line-through-type="none" fo:language="ru" fo:country="RU" officeooo:rsid="0316cf7e" fo:background-color="transparent" loext:char-shading-value="0"/>
    </style:style>
    <style:style style:name="T580" style:family="text">
      <style:text-properties style:text-line-through-style="none" style:text-line-through-type="none" fo:language="ru" fo:country="RU" officeooo:rsid="0317164d" fo:background-color="transparent" loext:char-shading-value="0"/>
    </style:style>
    <style:style style:name="T581" style:family="text">
      <style:text-properties style:text-line-through-style="none" style:text-line-through-type="none" fo:language="ru" fo:country="RU" officeooo:rsid="0318bc87" fo:background-color="transparent" loext:char-shading-value="0"/>
    </style:style>
    <style:style style:name="T582" style:family="text">
      <style:text-properties style:text-line-through-style="none" style:text-line-through-type="none" fo:language="ru" fo:country="RU" officeooo:rsid="031952c0" fo:background-color="transparent" loext:char-shading-value="0"/>
    </style:style>
    <style:style style:name="T583" style:family="text">
      <style:text-properties style:text-line-through-style="none" style:text-line-through-type="none" fo:language="ru" fo:country="RU" officeooo:rsid="031a1923" fo:background-color="transparent" loext:char-shading-value="0"/>
    </style:style>
    <style:style style:name="T584" style:family="text">
      <style:text-properties style:text-line-through-style="none" style:text-line-through-type="none" fo:language="ru" fo:country="RU" officeooo:rsid="031b6890" fo:background-color="transparent" loext:char-shading-value="0"/>
    </style:style>
    <style:style style:name="T585" style:family="text">
      <style:text-properties style:text-line-through-style="none" style:text-line-through-type="none" fo:language="ru" fo:country="RU" officeooo:rsid="031d6768" fo:background-color="transparent" loext:char-shading-value="0"/>
    </style:style>
    <style:style style:name="T586" style:family="text">
      <style:text-properties style:text-line-through-style="none" style:text-line-through-type="none" fo:language="ru" fo:country="RU" officeooo:rsid="031f97b8" fo:background-color="transparent" loext:char-shading-value="0"/>
    </style:style>
    <style:style style:name="T587" style:family="text">
      <style:text-properties style:text-line-through-style="none" style:text-line-through-type="none" fo:language="ru" fo:country="RU" officeooo:rsid="031fe31d" fo:background-color="transparent" loext:char-shading-value="0"/>
    </style:style>
    <style:style style:name="T588" style:family="text">
      <style:text-properties style:text-line-through-style="none" style:text-line-through-type="none" fo:language="ru" fo:country="RU" officeooo:rsid="03217e95" fo:background-color="transparent" loext:char-shading-value="0"/>
    </style:style>
    <style:style style:name="T589" style:family="text">
      <style:text-properties style:text-line-through-style="none" style:text-line-through-type="none" fo:language="ru" fo:country="RU" officeooo:rsid="031e1c32" fo:background-color="transparent" loext:char-shading-value="0"/>
    </style:style>
    <style:style style:name="T590" style:family="text">
      <style:text-properties style:text-line-through-style="none" style:text-line-through-type="none" fo:language="ru" fo:country="RU" officeooo:rsid="032191bc" fo:background-color="transparent" loext:char-shading-value="0"/>
    </style:style>
    <style:style style:name="T591" style:family="text">
      <style:text-properties style:text-line-through-style="none" style:text-line-through-type="none" fo:language="ru" fo:country="RU" officeooo:rsid="032291b4" fo:background-color="transparent" loext:char-shading-value="0"/>
    </style:style>
    <style:style style:name="T592" style:family="text">
      <style:text-properties style:text-line-through-style="none" style:text-line-through-type="none" fo:language="ru" fo:country="RU" officeooo:rsid="0325c55d" fo:background-color="transparent" loext:char-shading-value="0"/>
    </style:style>
    <style:style style:name="T593" style:family="text">
      <style:text-properties style:text-line-through-style="none" style:text-line-through-type="none" fo:language="ru" fo:country="RU" officeooo:rsid="03268562" fo:background-color="transparent" loext:char-shading-value="0"/>
    </style:style>
    <style:style style:name="T594" style:family="text">
      <style:text-properties style:text-line-through-style="none" style:text-line-through-type="none" fo:language="ru" fo:country="RU" officeooo:rsid="0327e8d9" fo:background-color="transparent" loext:char-shading-value="0"/>
    </style:style>
    <style:style style:name="T595" style:family="text">
      <style:text-properties style:text-line-through-style="none" style:text-line-through-type="none" fo:language="ru" fo:country="RU" officeooo:rsid="032b809b" fo:background-color="transparent" loext:char-shading-value="0"/>
    </style:style>
    <style:style style:name="T596" style:family="text">
      <style:text-properties style:text-line-through-style="none" style:text-line-through-type="none" fo:language="ru" fo:country="RU" officeooo:rsid="0330b65c" fo:background-color="transparent" loext:char-shading-value="0"/>
    </style:style>
    <style:style style:name="T597" style:family="text">
      <style:text-properties style:text-line-through-style="none" style:text-line-through-type="none" fo:language="ru" fo:country="RU" officeooo:rsid="0331ac17" fo:background-color="transparent" loext:char-shading-value="0"/>
    </style:style>
    <style:style style:name="T598" style:family="text">
      <style:text-properties style:text-line-through-style="none" style:text-line-through-type="none" fo:language="ru" fo:country="RU" officeooo:rsid="03320275" fo:background-color="transparent" loext:char-shading-value="0"/>
    </style:style>
    <style:style style:name="T599" style:family="text">
      <style:text-properties style:text-line-through-style="none" style:text-line-through-type="none" fo:language="ru" fo:country="RU" officeooo:rsid="03340e48" fo:background-color="transparent" loext:char-shading-value="0"/>
    </style:style>
    <style:style style:name="T600" style:family="text">
      <style:text-properties style:text-line-through-style="none" style:text-line-through-type="none" fo:language="ru" fo:country="RU" officeooo:rsid="03352803" fo:background-color="transparent" loext:char-shading-value="0"/>
    </style:style>
    <style:style style:name="T601" style:family="text">
      <style:text-properties style:text-line-through-style="none" style:text-line-through-type="none" fo:language="ru" fo:country="RU" officeooo:rsid="0335ffc7" fo:background-color="transparent" loext:char-shading-value="0"/>
    </style:style>
    <style:style style:name="T602" style:family="text">
      <style:text-properties style:text-line-through-style="none" style:text-line-through-type="none" fo:language="ru" fo:country="RU" officeooo:rsid="03368b71" fo:background-color="transparent" loext:char-shading-value="0"/>
    </style:style>
    <style:style style:name="T603" style:family="text">
      <style:text-properties style:text-line-through-style="none" style:text-line-through-type="none" fo:language="ru" fo:country="RU" officeooo:rsid="033d1ed2" fo:background-color="transparent" loext:char-shading-value="0"/>
    </style:style>
    <style:style style:name="T604" style:family="text">
      <style:text-properties style:text-line-through-style="none" style:text-line-through-type="none" fo:language="ru" fo:country="RU" officeooo:rsid="033d78e4" fo:background-color="transparent" loext:char-shading-value="0"/>
    </style:style>
    <style:style style:name="T605" style:family="text">
      <style:text-properties style:text-line-through-style="none" style:text-line-through-type="none" fo:language="ru" fo:country="RU" officeooo:rsid="033ea96a" fo:background-color="transparent" loext:char-shading-value="0"/>
    </style:style>
    <style:style style:name="T606" style:family="text">
      <style:text-properties style:text-line-through-style="none" style:text-line-through-type="none" fo:language="ru" fo:country="RU" officeooo:rsid="033fa017" fo:background-color="transparent" loext:char-shading-value="0"/>
    </style:style>
    <style:style style:name="T607" style:family="text">
      <style:text-properties style:text-line-through-style="none" style:text-line-through-type="none" fo:language="ru" fo:country="RU" officeooo:rsid="03418570" fo:background-color="transparent" loext:char-shading-value="0"/>
    </style:style>
    <style:style style:name="T608" style:family="text">
      <style:text-properties style:text-line-through-style="none" style:text-line-through-type="none" fo:language="ru" fo:country="RU" officeooo:rsid="03434c07" fo:background-color="transparent" loext:char-shading-value="0"/>
    </style:style>
    <style:style style:name="T609" style:family="text">
      <style:text-properties style:text-line-through-style="none" style:text-line-through-type="none" fo:language="ru" fo:country="RU" officeooo:rsid="0343cb43" fo:background-color="transparent" loext:char-shading-value="0"/>
    </style:style>
    <style:style style:name="T610" style:family="text">
      <style:text-properties style:text-line-through-style="none" style:text-line-through-type="none" fo:language="ru" fo:country="RU" officeooo:rsid="0345f4fd" fo:background-color="transparent" loext:char-shading-value="0"/>
    </style:style>
    <style:style style:name="T611" style:family="text">
      <style:text-properties style:text-line-through-style="none" style:text-line-through-type="none" fo:language="ru" fo:country="RU" officeooo:rsid="03470aa4" fo:background-color="transparent" loext:char-shading-value="0"/>
    </style:style>
    <style:style style:name="T612" style:family="text">
      <style:text-properties style:text-line-through-style="none" style:text-line-through-type="none" fo:language="ru" fo:country="RU" officeooo:rsid="0348f3e2" fo:background-color="transparent" loext:char-shading-value="0"/>
    </style:style>
    <style:style style:name="T613" style:family="text">
      <style:text-properties style:text-line-through-style="none" style:text-line-through-type="none" fo:language="ru" fo:country="RU" officeooo:rsid="03493ef7" fo:background-color="transparent" loext:char-shading-value="0"/>
    </style:style>
    <style:style style:name="T614" style:family="text">
      <style:text-properties style:text-line-through-style="none" style:text-line-through-type="none" fo:language="ru" fo:country="RU" officeooo:rsid="034b1f2c" fo:background-color="transparent" loext:char-shading-value="0"/>
    </style:style>
    <style:style style:name="T615" style:family="text">
      <style:text-properties style:text-line-through-style="none" style:text-line-through-type="none" fo:language="ru" fo:country="RU" officeooo:rsid="034b28ad" fo:background-color="transparent" loext:char-shading-value="0"/>
    </style:style>
    <style:style style:name="T616" style:family="text">
      <style:text-properties style:text-line-through-style="none" style:text-line-through-type="none" fo:language="ru" fo:country="RU" officeooo:rsid="034c5d2a" fo:background-color="transparent" loext:char-shading-value="0"/>
    </style:style>
    <style:style style:name="T617" style:family="text">
      <style:text-properties style:text-line-through-style="none" style:text-line-through-type="none" fo:language="ru" fo:country="RU" officeooo:rsid="03513ab3" fo:background-color="transparent" loext:char-shading-value="0"/>
    </style:style>
    <style:style style:name="T618" style:family="text">
      <style:text-properties style:text-line-through-style="none" style:text-line-through-type="none" fo:language="ru" fo:country="RU" officeooo:rsid="03556c51" fo:background-color="transparent" loext:char-shading-value="0"/>
    </style:style>
    <style:style style:name="T619" style:family="text">
      <style:text-properties style:text-line-through-style="none" style:text-line-through-type="none" fo:language="ru" fo:country="RU" officeooo:rsid="0355b483" fo:background-color="transparent" loext:char-shading-value="0"/>
    </style:style>
    <style:style style:name="T620" style:family="text">
      <style:text-properties style:text-line-through-style="none" style:text-line-through-type="none" fo:language="ru" fo:country="RU" officeooo:rsid="0356746c" fo:background-color="transparent" loext:char-shading-value="0"/>
    </style:style>
    <style:style style:name="T621" style:family="text">
      <style:text-properties style:text-line-through-style="none" style:text-line-through-type="none" fo:language="ru" fo:country="RU" officeooo:rsid="0357f8c6" fo:background-color="transparent" loext:char-shading-value="0"/>
    </style:style>
    <style:style style:name="T622" style:family="text">
      <style:text-properties style:text-line-through-style="none" style:text-line-through-type="none" fo:language="ru" fo:country="RU" officeooo:rsid="027021df" fo:background-color="transparent" loext:char-shading-value="0"/>
    </style:style>
    <style:style style:name="T623" style:family="text">
      <style:text-properties style:text-line-through-style="none" style:text-line-through-type="none" fo:language="ru" fo:country="RU" officeooo:rsid="02709a5c" fo:background-color="transparent" loext:char-shading-value="0"/>
    </style:style>
    <style:style style:name="T624" style:family="text">
      <style:text-properties style:text-line-through-style="none" style:text-line-through-type="none" fo:language="ru" fo:country="RU" officeooo:rsid="035ba7dc" fo:background-color="transparent" loext:char-shading-value="0"/>
    </style:style>
    <style:style style:name="T625" style:family="text">
      <style:text-properties style:text-line-through-style="none" style:text-line-through-type="none" fo:language="ru" fo:country="RU" officeooo:rsid="035bb7f9" fo:background-color="transparent" loext:char-shading-value="0"/>
    </style:style>
    <style:style style:name="T626" style:family="text">
      <style:text-properties style:text-line-through-style="none" style:text-line-through-type="none" fo:language="ru" fo:country="RU" officeooo:rsid="035df911" fo:background-color="transparent" loext:char-shading-value="0"/>
    </style:style>
    <style:style style:name="T627" style:family="text">
      <style:text-properties style:text-line-through-style="none" style:text-line-through-type="none" fo:language="ru" fo:country="RU" officeooo:rsid="026c195f" fo:background-color="transparent" loext:char-shading-value="0"/>
    </style:style>
    <style:style style:name="T628" style:family="text">
      <style:text-properties style:text-line-through-style="none" style:text-line-through-type="none" fo:language="ru" fo:country="RU" officeooo:rsid="035fcf3b" fo:background-color="transparent" loext:char-shading-value="0"/>
    </style:style>
    <style:style style:name="T629" style:family="text">
      <style:text-properties style:text-line-through-style="none" style:text-line-through-type="none" fo:language="ru" fo:country="RU" officeooo:rsid="008111f1" fo:background-color="transparent" loext:char-shading-value="0"/>
    </style:style>
    <style:style style:name="T630" style:family="text">
      <style:text-properties style:text-line-through-style="none" style:text-line-through-type="none" fo:language="ru" fo:country="RU" officeooo:rsid="03663007" fo:background-color="transparent" loext:char-shading-value="0"/>
    </style:style>
    <style:style style:name="T631" style:family="text">
      <style:text-properties style:text-line-through-style="none" style:text-line-through-type="none" fo:language="ru" fo:country="RU" officeooo:rsid="0376f0e0" fo:background-color="transparent" loext:char-shading-value="0"/>
    </style:style>
    <style:style style:name="T632" style:family="text">
      <style:text-properties style:text-line-through-style="none" style:text-line-through-type="none" fo:language="ru" fo:country="RU" officeooo:rsid="03983156" fo:background-color="transparent" loext:char-shading-value="0"/>
    </style:style>
    <style:style style:name="T633" style:family="text">
      <style:text-properties style:text-line-through-style="none" style:text-line-through-type="none" fo:language="ru" fo:country="RU" officeooo:rsid="03997d3d" fo:background-color="transparent" loext:char-shading-value="0"/>
    </style:style>
    <style:style style:name="T634" style:family="text">
      <style:text-properties style:text-line-through-style="none" style:text-line-through-type="none" fo:language="ru" fo:country="RU" officeooo:rsid="03998792" fo:background-color="transparent" loext:char-shading-value="0"/>
    </style:style>
    <style:style style:name="T635" style:family="text">
      <style:text-properties style:text-line-through-style="none" style:text-line-through-type="none" fo:language="ru" fo:country="RU" officeooo:rsid="039b02a3" fo:background-color="transparent" loext:char-shading-value="0"/>
    </style:style>
    <style:style style:name="T636" style:family="text">
      <style:text-properties style:text-line-through-style="none" style:text-line-through-type="none" fo:language="ru" fo:country="RU" officeooo:rsid="02e3fe92" fo:background-color="transparent" loext:char-shading-value="0"/>
    </style:style>
    <style:style style:name="T637" style:family="text">
      <style:text-properties style:text-line-through-style="none" style:text-line-through-type="none" fo:language="ru" fo:country="RU" officeooo:rsid="039cd0a5" fo:background-color="transparent" loext:char-shading-value="0"/>
    </style:style>
    <style:style style:name="T638" style:family="text">
      <style:text-properties style:text-line-through-style="none" style:text-line-through-type="none" fo:language="ru" fo:country="RU" officeooo:rsid="016f090b" fo:background-color="transparent" loext:char-shading-value="0"/>
    </style:style>
    <style:style style:name="T639" style:family="text">
      <style:text-properties style:text-line-through-style="none" style:text-line-through-type="none" fo:language="ru" fo:country="RU" officeooo:rsid="039cfe9f" fo:background-color="transparent" loext:char-shading-value="0"/>
    </style:style>
    <style:style style:name="T640" style:family="text">
      <style:text-properties style:text-line-through-style="none" style:text-line-through-type="none" fo:language="ru" fo:country="RU" officeooo:rsid="039ea225" fo:background-color="transparent" loext:char-shading-value="0"/>
    </style:style>
    <style:style style:name="T641" style:family="text">
      <style:text-properties style:text-line-through-style="none" style:text-line-through-type="none" fo:language="ru" fo:country="RU" officeooo:rsid="026b2822" fo:background-color="transparent" loext:char-shading-value="0"/>
    </style:style>
    <style:style style:name="T642" style:family="text">
      <style:text-properties style:text-line-through-style="none" style:text-line-through-type="none" fo:language="ru" fo:country="RU" officeooo:rsid="026d7fb9" fo:background-color="transparent" loext:char-shading-value="0"/>
    </style:style>
    <style:style style:name="T643" style:family="text">
      <style:text-properties style:text-line-through-style="none" style:text-line-through-type="none" fo:language="ru" fo:country="RU" officeooo:rsid="026e8b54" fo:background-color="transparent" loext:char-shading-value="0"/>
    </style:style>
    <style:style style:name="T644" style:family="text">
      <style:text-properties style:text-line-through-style="none" style:text-line-through-type="none" fo:language="ru" fo:country="RU" officeooo:rsid="03a0de4f" fo:background-color="transparent" loext:char-shading-value="0"/>
    </style:style>
    <style:style style:name="T645" style:family="text">
      <style:text-properties style:text-line-through-style="none" style:text-line-through-type="none" fo:language="ru" fo:country="RU" officeooo:rsid="03a68b7a" fo:background-color="transparent" loext:char-shading-value="0"/>
    </style:style>
    <style:style style:name="T646" style:family="text">
      <style:text-properties style:text-line-through-style="none" style:text-line-through-type="none" fo:language="ru" fo:country="RU" officeooo:rsid="03acd4f9" fo:background-color="transparent" loext:char-shading-value="0"/>
    </style:style>
    <style:style style:name="T647" style:family="text">
      <style:text-properties style:text-line-through-style="none" style:text-line-through-type="none" fo:language="ru" fo:country="RU" officeooo:rsid="03ad2323" fo:background-color="transparent" loext:char-shading-value="0"/>
    </style:style>
    <style:style style:name="T648" style:family="text">
      <style:text-properties style:text-line-through-style="none" style:text-line-through-type="none" fo:language="ru" fo:country="RU" officeooo:rsid="03add963" fo:background-color="transparent" loext:char-shading-value="0"/>
    </style:style>
    <style:style style:name="T649" style:family="text">
      <style:text-properties style:text-line-through-style="none" style:text-line-through-type="none" fo:language="ru" fo:country="RU" officeooo:rsid="03aeff34" fo:background-color="transparent" loext:char-shading-value="0"/>
    </style:style>
    <style:style style:name="T650" style:family="text">
      <style:text-properties style:text-line-through-style="none" style:text-line-through-type="none" fo:language="ru" fo:country="RU" officeooo:rsid="03b054c0" fo:background-color="transparent" loext:char-shading-value="0"/>
    </style:style>
    <style:style style:name="T651" style:family="text">
      <style:text-properties style:text-line-through-style="none" style:text-line-through-type="none" fo:language="ru" fo:country="RU" officeooo:rsid="03b1f888" fo:background-color="transparent" loext:char-shading-value="0"/>
    </style:style>
    <style:style style:name="T652" style:family="text">
      <style:text-properties style:text-line-through-style="none" style:text-line-through-type="none" fo:language="ru" fo:country="RU" officeooo:rsid="03b34527" fo:background-color="transparent" loext:char-shading-value="0"/>
    </style:style>
    <style:style style:name="T653" style:family="text">
      <style:text-properties style:text-line-through-style="none" style:text-line-through-type="none" fo:language="ru" fo:country="RU" officeooo:rsid="03b3cd87" fo:background-color="transparent" loext:char-shading-value="0"/>
    </style:style>
    <style:style style:name="T654" style:family="text">
      <style:text-properties style:text-line-through-style="none" style:text-line-through-type="none" fo:language="ru" fo:country="RU" officeooo:rsid="03b4893b" fo:background-color="transparent" loext:char-shading-value="0"/>
    </style:style>
    <style:style style:name="T655" style:family="text">
      <style:text-properties style:text-line-through-style="none" style:text-line-through-type="none" fo:language="ru" fo:country="RU" officeooo:rsid="03b4fe1e" fo:background-color="transparent" loext:char-shading-value="0"/>
    </style:style>
    <style:style style:name="T656" style:family="text">
      <style:text-properties style:text-line-through-style="none" style:text-line-through-type="none" fo:language="ru" fo:country="RU" officeooo:rsid="03b6df37" fo:background-color="transparent" loext:char-shading-value="0"/>
    </style:style>
    <style:style style:name="T657" style:family="text">
      <style:text-properties style:text-line-through-style="none" style:text-line-through-type="none" fo:language="ru" fo:country="RU" officeooo:rsid="03b6ee1b" fo:background-color="transparent" loext:char-shading-value="0"/>
    </style:style>
    <style:style style:name="T658" style:family="text">
      <style:text-properties style:text-line-through-style="none" style:text-line-through-type="none" fo:language="ru" fo:country="RU" officeooo:rsid="03b8d919" fo:background-color="transparent" loext:char-shading-value="0"/>
    </style:style>
    <style:style style:name="T659" style:family="text">
      <style:text-properties style:text-line-through-style="none" style:text-line-through-type="none" fo:language="ru" fo:country="RU" officeooo:rsid="03b998cb" fo:background-color="transparent" loext:char-shading-value="0"/>
    </style:style>
    <style:style style:name="T660" style:family="text">
      <style:text-properties style:text-line-through-style="none" style:text-line-through-type="none" fo:language="ru" fo:country="RU" officeooo:rsid="03ba4c36" fo:background-color="transparent" loext:char-shading-value="0"/>
    </style:style>
    <style:style style:name="T661" style:family="text">
      <style:text-properties style:text-line-through-style="none" style:text-line-through-type="none" fo:language="ru" fo:country="RU" officeooo:rsid="03ba64c7" fo:background-color="transparent" loext:char-shading-value="0"/>
    </style:style>
    <style:style style:name="T662" style:family="text">
      <style:text-properties style:text-line-through-style="none" style:text-line-through-type="none" fo:language="ru" fo:country="RU" officeooo:rsid="03bd1c39" fo:background-color="transparent" loext:char-shading-value="0"/>
    </style:style>
    <style:style style:name="T663" style:family="text">
      <style:text-properties style:text-line-through-style="none" style:text-line-through-type="none" fo:language="ru" fo:country="RU" officeooo:rsid="03bdb2e6" fo:background-color="transparent" loext:char-shading-value="0"/>
    </style:style>
    <style:style style:name="T664" style:family="text">
      <style:text-properties style:text-line-through-style="none" style:text-line-through-type="none" fo:language="ru" fo:country="RU" officeooo:rsid="03bef524" fo:background-color="transparent" loext:char-shading-value="0"/>
    </style:style>
    <style:style style:name="T665" style:family="text">
      <style:text-properties style:text-line-through-style="none" style:text-line-through-type="none" fo:language="ru" fo:country="RU" officeooo:rsid="03c295bc" fo:background-color="transparent" loext:char-shading-value="0"/>
    </style:style>
    <style:style style:name="T666" style:family="text">
      <style:text-properties style:text-line-through-style="none" style:text-line-through-type="none" fo:language="ru" fo:country="RU" officeooo:rsid="03c49e23" fo:background-color="transparent" loext:char-shading-value="0"/>
    </style:style>
    <style:style style:name="T667" style:family="text">
      <style:text-properties style:text-line-through-style="none" style:text-line-through-type="none" fo:language="ru" fo:country="RU" officeooo:rsid="03c5d2d1" fo:background-color="transparent" loext:char-shading-value="0"/>
    </style:style>
    <style:style style:name="T668" style:family="text">
      <style:text-properties style:text-line-through-style="none" style:text-line-through-type="none" fo:language="ru" fo:country="RU" officeooo:rsid="03c79c36" fo:background-color="transparent" loext:char-shading-value="0"/>
    </style:style>
    <style:style style:name="T669" style:family="text">
      <style:text-properties style:text-line-through-style="none" style:text-line-through-type="none" fo:language="ru" fo:country="RU" officeooo:rsid="03c7df3b" fo:background-color="transparent" loext:char-shading-value="0"/>
    </style:style>
    <style:style style:name="T670" style:family="text">
      <style:text-properties style:text-line-through-style="none" style:text-line-through-type="none" fo:language="ru" fo:country="RU" officeooo:rsid="03c84d78" fo:background-color="transparent" loext:char-shading-value="0"/>
    </style:style>
    <style:style style:name="T671" style:family="text">
      <style:text-properties style:text-line-through-style="none" style:text-line-through-type="none" fo:language="ru" fo:country="RU" officeooo:rsid="03c9dd52" fo:background-color="transparent" loext:char-shading-value="0"/>
    </style:style>
    <style:style style:name="T672" style:family="text">
      <style:text-properties style:text-line-through-style="none" style:text-line-through-type="none" fo:language="ru" fo:country="RU" officeooo:rsid="03c9f528" fo:background-color="transparent" loext:char-shading-value="0"/>
    </style:style>
    <style:style style:name="T673" style:family="text">
      <style:text-properties style:text-line-through-style="none" style:text-line-through-type="none" fo:language="ru" fo:country="RU" officeooo:rsid="03cc1aef" fo:background-color="transparent" loext:char-shading-value="0"/>
    </style:style>
    <style:style style:name="T674" style:family="text">
      <style:text-properties style:text-line-through-style="none" style:text-line-through-type="none" fo:language="ru" fo:country="RU" officeooo:rsid="03cce676" fo:background-color="transparent" loext:char-shading-value="0"/>
    </style:style>
    <style:style style:name="T675" style:family="text">
      <style:text-properties style:text-line-through-style="none" style:text-line-through-type="none" fo:language="ru" fo:country="RU" officeooo:rsid="03bbe9a7" fo:background-color="transparent" loext:char-shading-value="0"/>
    </style:style>
    <style:style style:name="T676" style:family="text">
      <style:text-properties style:text-line-through-style="none" style:text-line-through-type="none" fo:language="ru" fo:country="RU" officeooo:rsid="03cd27d9" fo:background-color="transparent" loext:char-shading-value="0"/>
    </style:style>
    <style:style style:name="T677" style:family="text">
      <style:text-properties style:text-line-through-style="none" style:text-line-through-type="none" fo:language="ru" fo:country="RU" officeooo:rsid="03cd41b8" fo:background-color="transparent" loext:char-shading-value="0"/>
    </style:style>
    <style:style style:name="T678" style:family="text">
      <style:text-properties style:text-line-through-style="none" style:text-line-through-type="none" fo:language="ru" fo:country="RU" officeooo:rsid="03ce2686" fo:background-color="transparent" loext:char-shading-value="0"/>
    </style:style>
    <style:style style:name="T679" style:family="text">
      <style:text-properties style:text-line-through-style="none" style:text-line-through-type="none" fo:language="ru" fo:country="RU" officeooo:rsid="03cff854" fo:background-color="transparent" loext:char-shading-value="0"/>
    </style:style>
    <style:style style:name="T680" style:family="text">
      <style:text-properties style:text-line-through-style="none" style:text-line-through-type="none" fo:language="ru" fo:country="RU" officeooo:rsid="03d0ddb8" fo:background-color="transparent" loext:char-shading-value="0"/>
    </style:style>
    <style:style style:name="T681" style:family="text">
      <style:text-properties style:text-line-through-style="none" style:text-line-through-type="none" fo:language="ru" fo:country="RU" officeooo:rsid="03d0ffff" fo:background-color="transparent" loext:char-shading-value="0"/>
    </style:style>
    <style:style style:name="T682" style:family="text">
      <style:text-properties style:text-line-through-style="none" style:text-line-through-type="none" fo:language="ru" fo:country="RU" officeooo:rsid="03d2a8a3" fo:background-color="transparent" loext:char-shading-value="0"/>
    </style:style>
    <style:style style:name="T683" style:family="text">
      <style:text-properties style:text-line-through-style="none" style:text-line-through-type="none" fo:language="ru" fo:country="RU" officeooo:rsid="03d3ed48" fo:background-color="transparent" loext:char-shading-value="0"/>
    </style:style>
    <style:style style:name="T684" style:family="text">
      <style:text-properties style:text-line-through-style="none" style:text-line-through-type="none" fo:language="ru" fo:country="RU" officeooo:rsid="03d56fce" fo:background-color="transparent" loext:char-shading-value="0"/>
    </style:style>
    <style:style style:name="T685" style:family="text">
      <style:text-properties style:text-line-through-style="none" style:text-line-through-type="none" fo:language="ru" fo:country="RU" officeooo:rsid="03d67f98" fo:background-color="transparent" loext:char-shading-value="0"/>
    </style:style>
    <style:style style:name="T686" style:family="text">
      <style:text-properties style:text-line-through-style="none" style:text-line-through-type="none" fo:language="ru" fo:country="RU" officeooo:rsid="03d822bb" fo:background-color="transparent" loext:char-shading-value="0"/>
    </style:style>
    <style:style style:name="T687" style:family="text">
      <style:text-properties style:text-line-through-style="none" style:text-line-through-type="none" fo:language="ru" fo:country="RU" officeooo:rsid="03d8e778" fo:background-color="transparent" loext:char-shading-value="0"/>
    </style:style>
    <style:style style:name="T688" style:family="text">
      <style:text-properties style:text-line-through-style="none" style:text-line-through-type="none" fo:language="ru" fo:country="RU" officeooo:rsid="03dce227" fo:background-color="transparent" loext:char-shading-value="0"/>
    </style:style>
    <style:style style:name="T689" style:family="text">
      <style:text-properties style:text-line-through-style="none" style:text-line-through-type="none" fo:language="ru" fo:country="RU" officeooo:rsid="03db2667" fo:background-color="transparent" loext:char-shading-value="0"/>
    </style:style>
    <style:style style:name="T690" style:family="text">
      <style:text-properties style:text-line-through-style="none" style:text-line-through-type="none" fo:language="ru" fo:country="RU" officeooo:rsid="03df2c31" fo:background-color="transparent" loext:char-shading-value="0"/>
    </style:style>
    <style:style style:name="T691" style:family="text">
      <style:text-properties style:text-line-through-style="none" style:text-line-through-type="none" fo:language="ru" fo:country="RU" officeooo:rsid="03e085d2" fo:background-color="transparent" loext:char-shading-value="0"/>
    </style:style>
    <style:style style:name="T692" style:family="text">
      <style:text-properties style:text-line-through-style="none" style:text-line-through-type="none" fo:language="ru" fo:country="RU" officeooo:rsid="03e1f2dc" fo:background-color="transparent" loext:char-shading-value="0"/>
    </style:style>
    <style:style style:name="T693" style:family="text">
      <style:text-properties style:text-line-through-style="none" style:text-line-through-type="none" fo:language="ru" fo:country="RU" officeooo:rsid="03e2de3a" fo:background-color="transparent" loext:char-shading-value="0"/>
    </style:style>
    <style:style style:name="T694" style:family="text">
      <style:text-properties style:text-line-through-style="none" style:text-line-through-type="none" fo:language="ru" fo:country="RU" officeooo:rsid="03e3105b" fo:background-color="transparent" loext:char-shading-value="0"/>
    </style:style>
    <style:style style:name="T695" style:family="text">
      <style:text-properties style:text-line-through-style="none" style:text-line-through-type="none" fo:language="ru" fo:country="RU" officeooo:rsid="03e3592a" fo:background-color="transparent" loext:char-shading-value="0"/>
    </style:style>
    <style:style style:name="T696" style:family="text">
      <style:text-properties style:text-line-through-style="none" style:text-line-through-type="none" fo:language="ru" fo:country="RU" officeooo:rsid="03e52b76" fo:background-color="transparent" loext:char-shading-value="0"/>
    </style:style>
    <style:style style:name="T697" style:family="text">
      <style:text-properties style:text-line-through-style="none" style:text-line-through-type="none" fo:language="ru" fo:country="RU" officeooo:rsid="03e700ee" fo:background-color="transparent" loext:char-shading-value="0"/>
    </style:style>
    <style:style style:name="T698" style:family="text">
      <style:text-properties style:text-line-through-style="none" style:text-line-through-type="none" fo:language="ru" fo:country="RU" officeooo:rsid="03e78d04" fo:background-color="transparent" loext:char-shading-value="0"/>
    </style:style>
    <style:style style:name="T699" style:family="text">
      <style:text-properties style:text-line-through-style="none" style:text-line-through-type="none" fo:language="ru" fo:country="RU" officeooo:rsid="03ea5fb8" fo:background-color="transparent" loext:char-shading-value="0"/>
    </style:style>
    <style:style style:name="T700" style:family="text">
      <style:text-properties style:text-line-through-style="none" style:text-line-through-type="none" fo:language="ru" fo:country="RU" officeooo:rsid="03eb6f3f" fo:background-color="transparent" loext:char-shading-value="0"/>
    </style:style>
    <style:style style:name="T701" style:family="text">
      <style:text-properties style:text-line-through-style="none" style:text-line-through-type="none" fo:language="ru" fo:country="RU" officeooo:rsid="03ecd5a2" fo:background-color="transparent" loext:char-shading-value="0"/>
    </style:style>
    <style:style style:name="T702" style:family="text">
      <style:text-properties style:text-line-through-style="none" style:text-line-through-type="none" fo:language="ru" fo:country="RU" officeooo:rsid="03f228c6" fo:background-color="transparent" loext:char-shading-value="0"/>
    </style:style>
    <style:style style:name="T703" style:family="text">
      <style:text-properties style:text-line-through-style="none" style:text-line-through-type="none" fo:language="ru" fo:country="RU" officeooo:rsid="03f2bcb0" fo:background-color="transparent" loext:char-shading-value="0"/>
    </style:style>
    <style:style style:name="T704" style:family="text">
      <style:text-properties style:text-line-through-style="none" style:text-line-through-type="none" fo:language="ru" fo:country="RU" officeooo:rsid="03f3b193" fo:background-color="transparent" loext:char-shading-value="0"/>
    </style:style>
    <style:style style:name="T705" style:family="text">
      <style:text-properties style:text-line-through-style="none" style:text-line-through-type="none" fo:language="ru" fo:country="RU" officeooo:rsid="03f4e555" fo:background-color="transparent" loext:char-shading-value="0"/>
    </style:style>
    <style:style style:name="T706" style:family="text">
      <style:text-properties style:text-line-through-style="none" style:text-line-through-type="none" fo:language="ru" fo:country="RU" officeooo:rsid="03f513be" fo:background-color="transparent" loext:char-shading-value="0"/>
    </style:style>
    <style:style style:name="T707" style:family="text">
      <style:text-properties style:text-line-through-style="none" style:text-line-through-type="none" fo:language="ru" fo:country="RU" officeooo:rsid="03f5c24b" fo:background-color="transparent" loext:char-shading-value="0"/>
    </style:style>
    <style:style style:name="T708" style:family="text">
      <style:text-properties style:text-line-through-style="none" style:text-line-through-type="none" fo:language="ru" fo:country="RU" officeooo:rsid="03f6ce0e" fo:background-color="transparent" loext:char-shading-value="0"/>
    </style:style>
    <style:style style:name="T709" style:family="text">
      <style:text-properties style:text-line-through-style="none" style:text-line-through-type="none" fo:language="ru" fo:country="RU" officeooo:rsid="03f6f54d" fo:background-color="transparent" loext:char-shading-value="0"/>
    </style:style>
    <style:style style:name="T710" style:family="text">
      <style:text-properties style:text-line-through-style="none" style:text-line-through-type="none" fo:language="ru" fo:country="RU" officeooo:rsid="03f79f87" fo:background-color="transparent" loext:char-shading-value="0"/>
    </style:style>
    <style:style style:name="T711" style:family="text">
      <style:text-properties style:text-line-through-style="none" style:text-line-through-type="none" fo:language="ru" fo:country="RU" officeooo:rsid="03f92848" fo:background-color="transparent" loext:char-shading-value="0"/>
    </style:style>
    <style:style style:name="T712" style:family="text">
      <style:text-properties style:text-line-through-style="none" style:text-line-through-type="none" fo:language="ru" fo:country="RU" officeooo:rsid="03fb0aa7" fo:background-color="transparent" loext:char-shading-value="0"/>
    </style:style>
    <style:style style:name="T713" style:family="text">
      <style:text-properties style:text-line-through-style="none" style:text-line-through-type="none" fo:language="ru" fo:country="RU" officeooo:rsid="03fc97e2" fo:background-color="transparent" loext:char-shading-value="0"/>
    </style:style>
    <style:style style:name="T714" style:family="text">
      <style:text-properties style:text-line-through-style="none" style:text-line-through-type="none" fo:language="ru" fo:country="RU" officeooo:rsid="03fe022d" fo:background-color="transparent" loext:char-shading-value="0"/>
    </style:style>
    <style:style style:name="T715" style:family="text">
      <style:text-properties style:text-line-through-style="none" style:text-line-through-type="none" fo:language="ru" fo:country="RU" officeooo:rsid="03ff5e04" fo:background-color="transparent" loext:char-shading-value="0"/>
    </style:style>
    <style:style style:name="T716" style:family="text">
      <style:text-properties style:text-line-through-style="none" style:text-line-through-type="none" fo:language="ru" fo:country="RU" officeooo:rsid="0402d31b" fo:background-color="transparent" loext:char-shading-value="0"/>
    </style:style>
    <style:style style:name="T717" style:family="text">
      <style:text-properties style:text-line-through-style="none" style:text-line-through-type="none" fo:language="ru" fo:country="RU" officeooo:rsid="0403c173" fo:background-color="transparent" loext:char-shading-value="0"/>
    </style:style>
    <style:style style:name="T718" style:family="text">
      <style:text-properties style:text-line-through-style="none" style:text-line-through-type="none" fo:language="ru" fo:country="RU" officeooo:rsid="04066895" fo:background-color="transparent" loext:char-shading-value="0"/>
    </style:style>
    <style:style style:name="T719" style:family="text">
      <style:text-properties style:text-line-through-style="none" style:text-line-through-type="none" fo:language="ru" fo:country="RU" officeooo:rsid="04067a56" fo:background-color="transparent" loext:char-shading-value="0"/>
    </style:style>
    <style:style style:name="T720" style:family="text">
      <style:text-properties style:text-line-through-style="none" style:text-line-through-type="none" fo:language="ru" fo:country="RU" officeooo:rsid="0407dba2" fo:background-color="transparent" loext:char-shading-value="0"/>
    </style:style>
    <style:style style:name="T721" style:family="text">
      <style:text-properties style:text-line-through-style="none" style:text-line-through-type="none" fo:language="ru" fo:country="RU" officeooo:rsid="0409c73a" fo:background-color="transparent" loext:char-shading-value="0"/>
    </style:style>
    <style:style style:name="T722" style:family="text">
      <style:text-properties style:text-line-through-style="none" style:text-line-through-type="none" fo:language="ru" fo:country="RU" officeooo:rsid="040a2276" fo:background-color="transparent" loext:char-shading-value="0"/>
    </style:style>
    <style:style style:name="T723" style:family="text">
      <style:text-properties style:text-line-through-style="none" style:text-line-through-type="none" fo:language="ru" fo:country="RU" officeooo:rsid="040bd82f" fo:background-color="transparent" loext:char-shading-value="0"/>
    </style:style>
    <style:style style:name="T724" style:family="text">
      <style:text-properties style:text-line-through-style="none" style:text-line-through-type="none" fo:language="ru" fo:country="RU" officeooo:rsid="040c7009" fo:background-color="transparent" loext:char-shading-value="0"/>
    </style:style>
    <style:style style:name="T725" style:family="text">
      <style:text-properties style:text-line-through-style="none" style:text-line-through-type="none" fo:language="ru" fo:country="RU" officeooo:rsid="040de2d6" fo:background-color="transparent" loext:char-shading-value="0"/>
    </style:style>
    <style:style style:name="T726" style:family="text">
      <style:text-properties style:text-line-through-style="none" style:text-line-through-type="none" fo:language="ru" fo:country="RU" officeooo:rsid="0416a26a" fo:background-color="transparent" loext:char-shading-value="0"/>
    </style:style>
    <style:style style:name="T727" style:family="text">
      <style:text-properties style:text-line-through-style="none" style:text-line-through-type="none" fo:language="ru" fo:country="RU" officeooo:rsid="0418b9a9" fo:background-color="transparent" loext:char-shading-value="0"/>
    </style:style>
    <style:style style:name="T728" style:family="text">
      <style:text-properties style:text-line-through-style="none" style:text-line-through-type="none" fo:language="ru" fo:country="RU" officeooo:rsid="041a75e6" fo:background-color="transparent" loext:char-shading-value="0"/>
    </style:style>
    <style:style style:name="T729" style:family="text">
      <style:text-properties style:text-line-through-style="none" style:text-line-through-type="none" fo:language="ru" fo:country="RU" officeooo:rsid="041fc575" fo:background-color="transparent" loext:char-shading-value="0"/>
    </style:style>
    <style:style style:name="T730" style:family="text">
      <style:text-properties style:text-line-through-style="none" style:text-line-through-type="none" fo:language="ru" fo:country="RU" officeooo:rsid="0420926f" fo:background-color="transparent" loext:char-shading-value="0"/>
    </style:style>
    <style:style style:name="T731" style:family="text">
      <style:text-properties style:text-line-through-style="none" style:text-line-through-type="none" fo:language="ru" fo:country="RU" officeooo:rsid="042583b8" fo:background-color="transparent" loext:char-shading-value="0"/>
    </style:style>
    <style:style style:name="T732" style:family="text">
      <style:text-properties style:text-line-through-style="none" style:text-line-through-type="none" fo:language="ru" fo:country="RU" officeooo:rsid="0428588b" fo:background-color="transparent" loext:char-shading-value="0"/>
    </style:style>
    <style:style style:name="T733" style:family="text">
      <style:text-properties style:text-line-through-style="none" style:text-line-through-type="none" fo:language="ru" fo:country="RU" officeooo:rsid="042bd142" fo:background-color="transparent" loext:char-shading-value="0"/>
    </style:style>
    <style:style style:name="T734" style:family="text">
      <style:text-properties style:text-line-through-style="none" style:text-line-through-type="none" fo:language="ru" fo:country="RU" officeooo:rsid="042f3ee6" fo:background-color="transparent" loext:char-shading-value="0"/>
    </style:style>
    <style:style style:name="T735" style:family="text">
      <style:text-properties style:text-line-through-style="none" style:text-line-through-type="none" fo:language="ru" fo:country="RU" officeooo:rsid="0432281e" fo:background-color="transparent" loext:char-shading-value="0"/>
    </style:style>
    <style:style style:name="T736" style:family="text">
      <style:text-properties style:text-line-through-style="none" style:text-line-through-type="none" fo:language="ru" fo:country="RU" officeooo:rsid="04339193" fo:background-color="transparent" loext:char-shading-value="0"/>
    </style:style>
    <style:style style:name="T737" style:family="text">
      <style:text-properties style:text-line-through-style="none" style:text-line-through-type="none" fo:language="ru" fo:country="RU" officeooo:rsid="0434996d" fo:background-color="transparent" loext:char-shading-value="0"/>
    </style:style>
    <style:style style:name="T738" style:family="text">
      <style:text-properties style:text-line-through-style="none" style:text-line-through-type="none" fo:language="ru" fo:country="RU" officeooo:rsid="043615fe" fo:background-color="transparent" loext:char-shading-value="0"/>
    </style:style>
    <style:style style:name="T739" style:family="text">
      <style:text-properties style:text-line-through-style="none" style:text-line-through-type="none" fo:language="ru" fo:country="RU" officeooo:rsid="04361455" fo:background-color="transparent" loext:char-shading-value="0"/>
    </style:style>
    <style:style style:name="T740" style:family="text">
      <style:text-properties style:text-line-through-style="none" style:text-line-through-type="none" fo:language="ru" fo:country="RU" officeooo:rsid="0437a5fb" fo:background-color="transparent" loext:char-shading-value="0"/>
    </style:style>
    <style:style style:name="T741" style:family="text">
      <style:text-properties style:text-line-through-style="none" style:text-line-through-type="none" fo:language="ru" fo:country="RU" officeooo:rsid="042e6fcc" fo:background-color="transparent" loext:char-shading-value="0"/>
    </style:style>
    <style:style style:name="T742" style:family="text">
      <style:text-properties style:text-line-through-style="none" style:text-line-through-type="none" fo:language="ru" fo:country="RU" officeooo:rsid="04385257" fo:background-color="transparent" loext:char-shading-value="0"/>
    </style:style>
    <style:style style:name="T743" style:family="text">
      <style:text-properties style:text-line-through-style="none" style:text-line-through-type="none" fo:language="ru" fo:country="RU" officeooo:rsid="043ac498" fo:background-color="transparent" loext:char-shading-value="0"/>
    </style:style>
    <style:style style:name="T744" style:family="text">
      <style:text-properties style:text-line-through-style="none" style:text-line-through-type="none" fo:language="ru" fo:country="RU" officeooo:rsid="043b803d" fo:background-color="transparent" loext:char-shading-value="0"/>
    </style:style>
    <style:style style:name="T745" style:family="text">
      <style:text-properties style:text-line-through-style="none" style:text-line-through-type="none" fo:language="ru" fo:country="RU" officeooo:rsid="043d18fa" fo:background-color="transparent" loext:char-shading-value="0"/>
    </style:style>
    <style:style style:name="T746" style:family="text">
      <style:text-properties style:text-line-through-style="none" style:text-line-through-type="none" fo:language="ru" fo:country="RU" officeooo:rsid="043ddc00" fo:background-color="transparent" loext:char-shading-value="0"/>
    </style:style>
    <style:style style:name="T747" style:family="text">
      <style:text-properties style:text-line-through-style="none" style:text-line-through-type="none" fo:language="ru" fo:country="RU" officeooo:rsid="043e6c65" fo:background-color="transparent" loext:char-shading-value="0"/>
    </style:style>
    <style:style style:name="T748" style:family="text">
      <style:text-properties style:text-line-through-style="none" style:text-line-through-type="none" fo:language="ru" fo:country="RU" officeooo:rsid="043f32a3" fo:background-color="transparent" loext:char-shading-value="0"/>
    </style:style>
    <style:style style:name="T749" style:family="text">
      <style:text-properties style:text-line-through-style="none" style:text-line-through-type="none" fo:language="ru" fo:country="RU" officeooo:rsid="043fb86d" fo:background-color="transparent" loext:char-shading-value="0"/>
    </style:style>
    <style:style style:name="T750" style:family="text">
      <style:text-properties style:text-line-through-style="none" style:text-line-through-type="none" fo:language="ru" fo:country="RU" officeooo:rsid="044124e0" fo:background-color="transparent" loext:char-shading-value="0"/>
    </style:style>
    <style:style style:name="T751" style:family="text">
      <style:text-properties style:text-line-through-style="none" style:text-line-through-type="none" fo:language="ru" fo:country="RU" officeooo:rsid="0441ed88" fo:background-color="transparent" loext:char-shading-value="0"/>
    </style:style>
    <style:style style:name="T752" style:family="text">
      <style:text-properties style:text-line-through-style="none" style:text-line-through-type="none" fo:language="ru" fo:country="RU" officeooo:rsid="0443151f" fo:background-color="transparent" loext:char-shading-value="0"/>
    </style:style>
    <style:style style:name="T753" style:family="text">
      <style:text-properties style:text-line-through-style="none" style:text-line-through-type="none" fo:language="ru" fo:country="RU" officeooo:rsid="04441d1e" fo:background-color="transparent" loext:char-shading-value="0"/>
    </style:style>
    <style:style style:name="T754" style:family="text">
      <style:text-properties style:text-line-through-style="none" style:text-line-through-type="none" fo:language="ru" fo:country="RU" officeooo:rsid="044567a4" fo:background-color="transparent" loext:char-shading-value="0"/>
    </style:style>
    <style:style style:name="T755" style:family="text">
      <style:text-properties style:text-line-through-style="none" style:text-line-through-type="none" fo:language="ru" fo:country="RU" officeooo:rsid="0446c276" fo:background-color="transparent" loext:char-shading-value="0"/>
    </style:style>
    <style:style style:name="T756" style:family="text">
      <style:text-properties style:text-line-through-style="none" style:text-line-through-type="none" fo:language="ru" fo:country="RU" officeooo:rsid="0446ef7a" fo:background-color="transparent" loext:char-shading-value="0"/>
    </style:style>
    <style:style style:name="T757" style:family="text">
      <style:text-properties style:text-line-through-style="none" style:text-line-through-type="none" fo:language="ru" fo:country="RU" officeooo:rsid="01ed19c9" fo:background-color="transparent" loext:char-shading-value="0"/>
    </style:style>
    <style:style style:name="T758" style:family="text">
      <style:text-properties style:text-line-through-style="none" style:text-line-through-type="none" fo:language="ru" fo:country="RU" officeooo:rsid="04481f24" fo:background-color="transparent" loext:char-shading-value="0"/>
    </style:style>
    <style:style style:name="T759" style:family="text">
      <style:text-properties style:text-line-through-style="none" style:text-line-through-type="none" fo:language="ru" fo:country="RU" officeooo:rsid="04491895" fo:background-color="transparent" loext:char-shading-value="0"/>
    </style:style>
    <style:style style:name="T760" style:family="text">
      <style:text-properties style:text-line-through-style="none" style:text-line-through-type="none" fo:language="ru" fo:country="RU" officeooo:rsid="044a7996" fo:background-color="transparent" loext:char-shading-value="0"/>
    </style:style>
    <style:style style:name="T761" style:family="text">
      <style:text-properties style:text-line-through-style="none" style:text-line-through-type="none" fo:language="ru" fo:country="RU" officeooo:rsid="044b86c6" fo:background-color="transparent" loext:char-shading-value="0"/>
    </style:style>
    <style:style style:name="T762" style:family="text">
      <style:text-properties style:text-line-through-style="none" style:text-line-through-type="none" fo:language="ru" fo:country="RU" officeooo:rsid="044c66f4" fo:background-color="transparent" loext:char-shading-value="0"/>
    </style:style>
    <style:style style:name="T763" style:family="text">
      <style:text-properties style:text-line-through-style="none" style:text-line-through-type="none" fo:language="ru" fo:country="RU" officeooo:rsid="044cd220" fo:background-color="transparent" loext:char-shading-value="0"/>
    </style:style>
    <style:style style:name="T764" style:family="text">
      <style:text-properties style:text-line-through-style="none" style:text-line-through-type="none" fo:language="ru" fo:country="RU" officeooo:rsid="044ff1df" fo:background-color="transparent" loext:char-shading-value="0"/>
    </style:style>
    <style:style style:name="T765" style:family="text">
      <style:text-properties style:text-line-through-style="none" style:text-line-through-type="none" fo:language="ru" fo:country="RU" officeooo:rsid="04516030" fo:background-color="transparent" loext:char-shading-value="0"/>
    </style:style>
    <style:style style:name="T766" style:family="text">
      <style:text-properties style:text-line-through-style="none" style:text-line-through-type="none" fo:language="ru" fo:country="RU" officeooo:rsid="04538178" fo:background-color="transparent" loext:char-shading-value="0"/>
    </style:style>
    <style:style style:name="T767" style:family="text">
      <style:text-properties style:text-line-through-style="none" style:text-line-through-type="none" fo:language="ru" fo:country="RU" officeooo:rsid="04546deb" fo:background-color="transparent" loext:char-shading-value="0"/>
    </style:style>
    <style:style style:name="T768" style:family="text">
      <style:text-properties style:text-line-through-style="none" style:text-line-through-type="none" fo:language="ru" fo:country="RU" officeooo:rsid="04572d75" fo:background-color="transparent" loext:char-shading-value="0"/>
    </style:style>
    <style:style style:name="T769" style:family="text">
      <style:text-properties style:text-line-through-style="none" style:text-line-through-type="none" fo:language="ru" fo:country="RU" officeooo:rsid="0457d70e" fo:background-color="transparent" loext:char-shading-value="0"/>
    </style:style>
    <style:style style:name="T770" style:family="text">
      <style:text-properties style:text-line-through-style="none" style:text-line-through-type="none" fo:language="ru" fo:country="RU" officeooo:rsid="045de65b" fo:background-color="transparent" loext:char-shading-value="0"/>
    </style:style>
    <style:style style:name="T771" style:family="text">
      <style:text-properties style:text-line-through-style="none" style:text-line-through-type="none" fo:language="ru" fo:country="RU" officeooo:rsid="045f116b" fo:background-color="transparent" loext:char-shading-value="0"/>
    </style:style>
    <style:style style:name="T772" style:family="text">
      <style:text-properties style:text-line-through-style="none" style:text-line-through-type="none" fo:language="ru" fo:country="RU" officeooo:rsid="0468f69f" fo:background-color="transparent" loext:char-shading-value="0"/>
    </style:style>
    <style:style style:name="T773" style:family="text">
      <style:text-properties style:text-line-through-style="none" style:text-line-through-type="none" fo:language="ru" fo:country="RU" officeooo:rsid="041b3e60" fo:background-color="transparent" loext:char-shading-value="0"/>
    </style:style>
    <style:style style:name="T774" style:family="text">
      <style:text-properties style:text-line-through-style="none" style:text-line-through-type="none" fo:language="ru" fo:country="RU" officeooo:rsid="0468fc07" fo:background-color="transparent" loext:char-shading-value="0"/>
    </style:style>
    <style:style style:name="T775" style:family="text">
      <style:text-properties style:text-line-through-style="none" style:text-line-through-type="none" fo:language="ru" fo:country="RU" officeooo:rsid="046a9fd1" fo:background-color="transparent" loext:char-shading-value="0"/>
    </style:style>
    <style:style style:name="T776" style:family="text">
      <style:text-properties style:text-line-through-style="none" style:text-line-through-type="none" fo:language="ru" fo:country="RU" officeooo:rsid="046c6e27" fo:background-color="transparent" loext:char-shading-value="0"/>
    </style:style>
    <style:style style:name="T777" style:family="text">
      <style:text-properties style:text-line-through-style="none" style:text-line-through-type="none" fo:language="ru" fo:country="RU" officeooo:rsid="046d1127" fo:background-color="transparent" loext:char-shading-value="0"/>
    </style:style>
    <style:style style:name="T778" style:family="text">
      <style:text-properties style:text-line-through-style="none" style:text-line-through-type="none" fo:language="ru" fo:country="RU" officeooo:rsid="046e9b86" fo:background-color="transparent" loext:char-shading-value="0"/>
    </style:style>
    <style:style style:name="T779" style:family="text">
      <style:text-properties style:text-line-through-style="none" style:text-line-through-type="none" fo:language="ru" fo:country="RU" officeooo:rsid="04709394" fo:background-color="transparent" loext:char-shading-value="0"/>
    </style:style>
    <style:style style:name="T780" style:family="text">
      <style:text-properties style:text-line-through-style="none" style:text-line-through-type="none" fo:language="ru" fo:country="RU" officeooo:rsid="04728465" fo:background-color="transparent" loext:char-shading-value="0"/>
    </style:style>
    <style:style style:name="T781" style:family="text">
      <style:text-properties style:text-line-through-style="none" style:text-line-through-type="none" fo:language="ru" fo:country="RU" officeooo:rsid="0473f29a" fo:background-color="transparent" loext:char-shading-value="0"/>
    </style:style>
    <style:style style:name="T782" style:family="text">
      <style:text-properties style:text-line-through-style="none" style:text-line-through-type="none" fo:language="ru" fo:country="RU" officeooo:rsid="0460e79b" fo:background-color="transparent" loext:char-shading-value="0"/>
    </style:style>
    <style:style style:name="T783" style:family="text">
      <style:text-properties style:text-line-through-style="none" style:text-line-through-type="none" fo:language="ru" fo:country="RU" officeooo:rsid="04617eaa" fo:background-color="transparent" loext:char-shading-value="0"/>
    </style:style>
    <style:style style:name="T784" style:family="text">
      <style:text-properties style:text-line-through-style="none" style:text-line-through-type="none" fo:language="ru" fo:country="RU" officeooo:rsid="04783fed" fo:background-color="transparent" loext:char-shading-value="0"/>
    </style:style>
    <style:style style:name="T785" style:family="text">
      <style:text-properties style:text-line-through-style="none" style:text-line-through-type="none" fo:language="ru" fo:country="RU" officeooo:rsid="04787689" fo:background-color="transparent" loext:char-shading-value="0"/>
    </style:style>
    <style:style style:name="T786" style:family="text">
      <style:text-properties style:text-line-through-style="none" style:text-line-through-type="none" fo:language="ru" fo:country="RU" officeooo:rsid="047976d4" fo:background-color="transparent" loext:char-shading-value="0"/>
    </style:style>
    <style:style style:name="T787" style:family="text">
      <style:text-properties style:text-line-through-style="none" style:text-line-through-type="none" fo:language="ru" fo:country="RU" officeooo:rsid="047b23de" fo:background-color="transparent" loext:char-shading-value="0"/>
    </style:style>
    <style:style style:name="T788" style:family="text">
      <style:text-properties style:text-line-through-style="none" style:text-line-through-type="none" fo:language="ru" fo:country="RU" officeooo:rsid="047be946" fo:background-color="transparent" loext:char-shading-value="0"/>
    </style:style>
    <style:style style:name="T789" style:family="text">
      <style:text-properties style:text-line-through-style="none" style:text-line-through-type="none" fo:language="ru" fo:country="RU" officeooo:rsid="047de7fd" fo:background-color="transparent" loext:char-shading-value="0"/>
    </style:style>
    <style:style style:name="T790" style:family="text">
      <style:text-properties style:text-line-through-style="none" style:text-line-through-type="none" fo:language="ru" fo:country="RU" officeooo:rsid="047f0d6e" fo:background-color="transparent" loext:char-shading-value="0"/>
    </style:style>
    <style:style style:name="T791" style:family="text">
      <style:text-properties style:text-line-through-style="none" style:text-line-through-type="none" fo:language="ru" fo:country="RU" officeooo:rsid="047edbb3" fo:background-color="transparent" loext:char-shading-value="0"/>
    </style:style>
    <style:style style:name="T792" style:family="text">
      <style:text-properties style:text-line-through-style="none" style:text-line-through-type="none" fo:language="ru" fo:country="RU" officeooo:rsid="047f6a77" fo:background-color="transparent" loext:char-shading-value="0"/>
    </style:style>
    <style:style style:name="T793" style:family="text">
      <style:text-properties style:text-line-through-style="none" style:text-line-through-type="none" fo:language="ru" fo:country="RU" officeooo:rsid="0480de51" fo:background-color="transparent" loext:char-shading-value="0"/>
    </style:style>
    <style:style style:name="T794" style:family="text">
      <style:text-properties style:text-line-through-style="none" style:text-line-through-type="none" fo:language="ru" fo:country="RU" officeooo:rsid="04822086" fo:background-color="transparent" loext:char-shading-value="0"/>
    </style:style>
    <style:style style:name="T795" style:family="text">
      <style:text-properties style:text-line-through-style="none" style:text-line-through-type="none" fo:language="ru" fo:country="RU" officeooo:rsid="047402be" fo:background-color="transparent" loext:char-shading-value="0"/>
    </style:style>
    <style:style style:name="T796" style:family="text">
      <style:text-properties style:text-line-through-style="none" style:text-line-through-type="none" fo:language="ru" fo:country="RU" officeooo:rsid="0484161c" fo:background-color="transparent" loext:char-shading-value="0"/>
    </style:style>
    <style:style style:name="T797" style:family="text">
      <style:text-properties style:text-line-through-style="none" style:text-line-through-type="none" fo:language="ru" fo:country="RU" officeooo:rsid="04855439" fo:background-color="transparent" loext:char-shading-value="0"/>
    </style:style>
    <style:style style:name="T798" style:family="text">
      <style:text-properties style:text-line-through-style="none" style:text-line-through-type="none" fo:language="ru" fo:country="RU" officeooo:rsid="0486f44f" fo:background-color="transparent" loext:char-shading-value="0"/>
    </style:style>
    <style:style style:name="T799" style:family="text">
      <style:text-properties style:text-line-through-style="none" style:text-line-through-type="none" fo:language="ru" fo:country="RU" officeooo:rsid="048a6139" fo:background-color="transparent" loext:char-shading-value="0"/>
    </style:style>
    <style:style style:name="T800" style:family="text">
      <style:text-properties style:text-line-through-style="none" style:text-line-through-type="none" fo:language="ru" fo:country="RU" officeooo:rsid="048ccea2" fo:background-color="transparent" loext:char-shading-value="0"/>
    </style:style>
    <style:style style:name="T801" style:family="text">
      <style:text-properties style:text-line-through-style="none" style:text-line-through-type="none" fo:language="ru" fo:country="RU" officeooo:rsid="048ec6fc" fo:background-color="transparent" loext:char-shading-value="0"/>
    </style:style>
    <style:style style:name="T802" style:family="text">
      <style:text-properties style:text-line-through-style="none" style:text-line-through-type="none" fo:language="ru" fo:country="RU" officeooo:rsid="048efe9b" fo:background-color="transparent" loext:char-shading-value="0"/>
    </style:style>
    <style:style style:name="T803" style:family="text">
      <style:text-properties style:text-line-through-style="none" style:text-line-through-type="none" fo:language="ru" fo:country="RU" officeooo:rsid="048f13dd" fo:background-color="transparent" loext:char-shading-value="0"/>
    </style:style>
    <style:style style:name="T804" style:family="text">
      <style:text-properties style:text-line-through-style="none" style:text-line-through-type="none" fo:language="ru" fo:country="RU" officeooo:rsid="0492d342" fo:background-color="transparent" loext:char-shading-value="0"/>
    </style:style>
    <style:style style:name="T805" style:family="text">
      <style:text-properties style:text-line-through-style="none" style:text-line-through-type="none" fo:language="ru" fo:country="RU" officeooo:rsid="0492e0d8" fo:background-color="transparent" loext:char-shading-value="0"/>
    </style:style>
    <style:style style:name="T806" style:family="text">
      <style:text-properties style:text-line-through-style="none" style:text-line-through-type="none" fo:language="ru" fo:country="RU" officeooo:rsid="049410e2" fo:background-color="transparent" loext:char-shading-value="0"/>
    </style:style>
    <style:style style:name="T807" style:family="text">
      <style:text-properties style:text-line-through-style="none" style:text-line-through-type="none" fo:language="ru" fo:country="RU" officeooo:rsid="049678a6" fo:background-color="transparent" loext:char-shading-value="0"/>
    </style:style>
    <style:style style:name="T808" style:family="text">
      <style:text-properties style:text-line-through-style="none" style:text-line-through-type="none" fo:language="ru" fo:country="RU" officeooo:rsid="04948cdc" fo:background-color="transparent" loext:char-shading-value="0"/>
    </style:style>
    <style:style style:name="T809" style:family="text">
      <style:text-properties style:text-line-through-style="none" style:text-line-through-type="none" fo:language="ru" fo:country="RU" officeooo:rsid="04981d66" fo:background-color="transparent" loext:char-shading-value="0"/>
    </style:style>
    <style:style style:name="T810" style:family="text">
      <style:text-properties style:text-line-through-style="none" style:text-line-through-type="none" fo:language="ru" fo:country="RU" officeooo:rsid="0498e8c3" fo:background-color="transparent" loext:char-shading-value="0"/>
    </style:style>
    <style:style style:name="T811" style:family="text">
      <style:text-properties style:text-line-through-style="none" style:text-line-through-type="none" fo:language="ru" fo:country="RU" officeooo:rsid="0499f00d" fo:background-color="transparent" loext:char-shading-value="0"/>
    </style:style>
    <style:style style:name="T812" style:family="text">
      <style:text-properties style:text-line-through-style="none" style:text-line-through-type="none" fo:language="ru" fo:country="RU" officeooo:rsid="049bad5f" fo:background-color="transparent" loext:char-shading-value="0"/>
    </style:style>
    <style:style style:name="T813" style:family="text">
      <style:text-properties style:text-line-through-style="none" style:text-line-through-type="none" fo:language="ru" fo:country="RU" officeooo:rsid="049c67c2" fo:background-color="transparent" loext:char-shading-value="0"/>
    </style:style>
    <style:style style:name="T814" style:family="text">
      <style:text-properties style:text-line-through-style="none" style:text-line-through-type="none" fo:language="ru" fo:country="RU" officeooo:rsid="049ced6b" fo:background-color="transparent" loext:char-shading-value="0"/>
    </style:style>
    <style:style style:name="T815" style:family="text">
      <style:text-properties style:text-line-through-style="none" style:text-line-through-type="none" fo:language="ru" fo:country="RU" officeooo:rsid="049d84e1" fo:background-color="transparent" loext:char-shading-value="0"/>
    </style:style>
    <style:style style:name="T816" style:family="text">
      <style:text-properties style:text-line-through-style="none" style:text-line-through-type="none" fo:language="ru" fo:country="RU" officeooo:rsid="049e6d6e" fo:background-color="transparent" loext:char-shading-value="0"/>
    </style:style>
    <style:style style:name="T817" style:family="text">
      <style:text-properties style:text-line-through-style="none" style:text-line-through-type="none" fo:language="ru" fo:country="RU" officeooo:rsid="04a12d51" fo:background-color="transparent" loext:char-shading-value="0"/>
    </style:style>
    <style:style style:name="T818" style:family="text">
      <style:text-properties style:text-line-through-style="none" style:text-line-through-type="none" fo:language="ru" fo:country="RU" officeooo:rsid="04a2e9a6" fo:background-color="transparent" loext:char-shading-value="0"/>
    </style:style>
    <style:style style:name="T819" style:family="text">
      <style:text-properties style:text-line-through-style="none" style:text-line-through-type="none" fo:language="ru" fo:country="RU" officeooo:rsid="04a34b28" fo:background-color="transparent" loext:char-shading-value="0"/>
    </style:style>
    <style:style style:name="T820" style:family="text">
      <style:text-properties style:text-line-through-style="none" style:text-line-through-type="none" fo:language="ru" fo:country="RU" officeooo:rsid="04a522bd" fo:background-color="transparent" loext:char-shading-value="0"/>
    </style:style>
    <style:style style:name="T821" style:family="text">
      <style:text-properties style:text-line-through-style="none" style:text-line-through-type="none" fo:language="ru" fo:country="RU" officeooo:rsid="04a5369f" fo:background-color="transparent" loext:char-shading-value="0"/>
    </style:style>
    <style:style style:name="T822" style:family="text">
      <style:text-properties style:text-line-through-style="none" style:text-line-through-type="none" fo:language="ru" fo:country="RU" officeooo:rsid="04a69b88" fo:background-color="transparent" loext:char-shading-value="0"/>
    </style:style>
    <style:style style:name="T823" style:family="text">
      <style:text-properties style:text-line-through-style="none" style:text-line-through-type="none" fo:language="ru" fo:country="RU" officeooo:rsid="04a6dac9" fo:background-color="transparent" loext:char-shading-value="0"/>
    </style:style>
    <style:style style:name="T824" style:family="text">
      <style:text-properties style:text-line-through-style="none" style:text-line-through-type="none" fo:language="ru" fo:country="RU" officeooo:rsid="04a73bbb" fo:background-color="transparent" loext:char-shading-value="0"/>
    </style:style>
    <style:style style:name="T825" style:family="text">
      <style:text-properties style:text-line-through-style="none" style:text-line-through-type="none" fo:language="ru" fo:country="RU" officeooo:rsid="04a84131" fo:background-color="transparent" loext:char-shading-value="0"/>
    </style:style>
    <style:style style:name="T826" style:family="text">
      <style:text-properties style:text-line-through-style="none" style:text-line-through-type="none" fo:language="ru" fo:country="RU" officeooo:rsid="04a865f2" fo:background-color="transparent" loext:char-shading-value="0"/>
    </style:style>
    <style:style style:name="T827" style:family="text">
      <style:text-properties style:text-line-through-style="none" style:text-line-through-type="none" fo:language="ru" fo:country="RU" officeooo:rsid="04ac686e" fo:background-color="transparent" loext:char-shading-value="0"/>
    </style:style>
    <style:style style:name="T828" style:family="text">
      <style:text-properties style:text-line-through-style="none" style:text-line-through-type="none" fo:language="ru" fo:country="RU" officeooo:rsid="04adc843" fo:background-color="transparent" loext:char-shading-value="0"/>
    </style:style>
    <style:style style:name="T829" style:family="text">
      <style:text-properties style:text-line-through-style="none" style:text-line-through-type="none" fo:language="ru" fo:country="RU" officeooo:rsid="04b34c78" fo:background-color="transparent" loext:char-shading-value="0"/>
    </style:style>
    <style:style style:name="T830" style:family="text">
      <style:text-properties style:text-line-through-style="none" style:text-line-through-type="none" fo:language="ru" fo:country="RU" officeooo:rsid="04b4297b" fo:background-color="transparent" loext:char-shading-value="0"/>
    </style:style>
    <style:style style:name="T831" style:family="text">
      <style:text-properties style:text-line-through-style="none" style:text-line-through-type="none" fo:language="ru" fo:country="RU" officeooo:rsid="04b60644" fo:background-color="transparent" loext:char-shading-value="0"/>
    </style:style>
    <style:style style:name="T832" style:family="text">
      <style:text-properties style:text-line-through-style="none" style:text-line-through-type="none" fo:language="ru" fo:country="RU" officeooo:rsid="04b7b78d" fo:background-color="transparent" loext:char-shading-value="0"/>
    </style:style>
    <style:style style:name="T833" style:family="text">
      <style:text-properties style:text-line-through-style="none" style:text-line-through-type="none" fo:language="ru" fo:country="RU" officeooo:rsid="04b87ab3" fo:background-color="transparent" loext:char-shading-value="0"/>
    </style:style>
    <style:style style:name="T834" style:family="text">
      <style:text-properties style:text-line-through-style="none" style:text-line-through-type="none" fo:language="ru" fo:country="RU" officeooo:rsid="04b90c10" fo:background-color="transparent" loext:char-shading-value="0"/>
    </style:style>
    <style:style style:name="T835" style:family="text">
      <style:text-properties style:text-line-through-style="none" style:text-line-through-type="none" fo:language="ru" fo:country="RU" officeooo:rsid="04b9764c" fo:background-color="transparent" loext:char-shading-value="0"/>
    </style:style>
    <style:style style:name="T836" style:family="text">
      <style:text-properties style:text-line-through-style="none" style:text-line-through-type="none" fo:language="ru" fo:country="RU" officeooo:rsid="04bb6c8b" fo:background-color="transparent" loext:char-shading-value="0"/>
    </style:style>
    <style:style style:name="T837" style:family="text">
      <style:text-properties style:text-line-through-style="none" style:text-line-through-type="none" fo:language="ru" fo:country="RU" officeooo:rsid="04bcd6dc" fo:background-color="transparent" loext:char-shading-value="0"/>
    </style:style>
    <style:style style:name="T838" style:family="text">
      <style:text-properties style:text-line-through-style="none" style:text-line-through-type="none" fo:language="ru" fo:country="RU" officeooo:rsid="04bd2c15" fo:background-color="transparent" loext:char-shading-value="0"/>
    </style:style>
    <style:style style:name="T839" style:family="text">
      <style:text-properties style:text-line-through-style="none" style:text-line-through-type="none" fo:language="ru" fo:country="RU" officeooo:rsid="04be4237" fo:background-color="transparent" loext:char-shading-value="0"/>
    </style:style>
    <style:style style:name="T840" style:family="text">
      <style:text-properties style:text-line-through-style="none" style:text-line-through-type="none" fo:language="ru" fo:country="RU" officeooo:rsid="04c13b48" fo:background-color="transparent" loext:char-shading-value="0"/>
    </style:style>
    <style:style style:name="T841" style:family="text">
      <style:text-properties style:text-line-through-style="none" style:text-line-through-type="none" fo:language="ru" fo:country="RU" officeooo:rsid="04c32915" fo:background-color="transparent" loext:char-shading-value="0"/>
    </style:style>
    <style:style style:name="T842" style:family="text">
      <style:text-properties style:text-line-through-style="none" style:text-line-through-type="none" fo:language="ru" fo:country="RU" officeooo:rsid="04c34e82" fo:background-color="transparent" loext:char-shading-value="0"/>
    </style:style>
    <style:style style:name="T843" style:family="text">
      <style:text-properties style:text-line-through-style="none" style:text-line-through-type="none" fo:language="ru" fo:country="RU" officeooo:rsid="04c46195" fo:background-color="transparent" loext:char-shading-value="0"/>
    </style:style>
    <style:style style:name="T844" style:family="text">
      <style:text-properties style:text-line-through-style="none" style:text-line-through-type="none" fo:language="ru" fo:country="RU" officeooo:rsid="04c5f7b6" fo:background-color="transparent" loext:char-shading-value="0"/>
    </style:style>
    <style:style style:name="T845" style:family="text">
      <style:text-properties style:text-line-through-style="none" style:text-line-through-type="none" fo:language="ru" fo:country="RU" officeooo:rsid="04c9f036" fo:background-color="transparent" loext:char-shading-value="0"/>
    </style:style>
    <style:style style:name="T846" style:family="text">
      <style:text-properties style:text-line-through-style="none" style:text-line-through-type="none" fo:language="ru" fo:country="RU" officeooo:rsid="04ca004a" fo:background-color="transparent" loext:char-shading-value="0"/>
    </style:style>
    <style:style style:name="T847" style:family="text">
      <style:text-properties style:text-line-through-style="none" style:text-line-through-type="none" fo:language="ru" fo:country="RU" officeooo:rsid="04cac678" fo:background-color="transparent" loext:char-shading-value="0"/>
    </style:style>
    <style:style style:name="T848" style:family="text">
      <style:text-properties style:text-line-through-style="none" style:text-line-through-type="none" fo:language="ru" fo:country="RU" officeooo:rsid="04cc497e" fo:background-color="transparent" loext:char-shading-value="0"/>
    </style:style>
    <style:style style:name="T849" style:family="text">
      <style:text-properties style:text-line-through-style="none" style:text-line-through-type="none" fo:language="ru" fo:country="RU" officeooo:rsid="04cde4ae" fo:background-color="transparent" loext:char-shading-value="0"/>
    </style:style>
    <style:style style:name="T850" style:family="text">
      <style:text-properties style:text-line-through-style="none" style:text-line-through-type="none" fo:language="ru" fo:country="RU" officeooo:rsid="04cf5543" fo:background-color="transparent" loext:char-shading-value="0"/>
    </style:style>
    <style:style style:name="T851" style:family="text">
      <style:text-properties style:text-line-through-style="none" style:text-line-through-type="none" fo:language="ru" fo:country="RU" officeooo:rsid="04d30fe9" fo:background-color="transparent" loext:char-shading-value="0"/>
    </style:style>
    <style:style style:name="T852" style:family="text">
      <style:text-properties style:text-line-through-style="none" style:text-line-through-type="none" fo:language="ru" fo:country="RU" officeooo:rsid="04d771bd" fo:background-color="transparent" loext:char-shading-value="0"/>
    </style:style>
    <style:style style:name="T853" style:family="text">
      <style:text-properties style:text-line-through-style="none" style:text-line-through-type="none" fo:language="ru" fo:country="RU" officeooo:rsid="04e974a9" fo:background-color="transparent" loext:char-shading-value="0"/>
    </style:style>
    <style:style style:name="T854" style:family="text">
      <style:text-properties style:text-line-through-style="none" style:text-line-through-type="none" fo:language="ru" fo:country="RU" officeooo:rsid="04dfcb7b" fo:background-color="transparent" loext:char-shading-value="0"/>
    </style:style>
    <style:style style:name="T855" style:family="text">
      <style:text-properties style:text-line-through-style="none" style:text-line-through-type="none" fo:language="ru" fo:country="RU" officeooo:rsid="04e9fc09" fo:background-color="transparent" loext:char-shading-value="0"/>
    </style:style>
    <style:style style:name="T856" style:family="text">
      <style:text-properties style:text-line-through-style="none" style:text-line-through-type="none" fo:language="ru" fo:country="RU" officeooo:rsid="04ef5e82" fo:background-color="transparent" loext:char-shading-value="0"/>
    </style:style>
    <style:style style:name="T857" style:family="text">
      <style:text-properties style:text-line-through-style="none" style:text-line-through-type="none" fo:language="ru" fo:country="RU" officeooo:rsid="04edfeab" fo:background-color="transparent" loext:char-shading-value="0"/>
    </style:style>
    <style:style style:name="T858" style:family="text">
      <style:text-properties style:text-line-through-style="none" style:text-line-through-type="none" fo:language="ru" fo:country="RU" officeooo:rsid="04eb29fb" fo:background-color="transparent" loext:char-shading-value="0"/>
    </style:style>
    <style:style style:name="T859" style:family="text">
      <style:text-properties style:text-line-through-style="none" style:text-line-through-type="none" fo:language="ru" fo:country="RU" officeooo:rsid="04ed6b32" fo:background-color="transparent" loext:char-shading-value="0"/>
    </style:style>
    <style:style style:name="T860" style:family="text">
      <style:text-properties style:text-line-through-style="none" style:text-line-through-type="none" fo:language="ru" fo:country="RU" officeooo:rsid="04ece9bb" fo:background-color="transparent" loext:char-shading-value="0"/>
    </style:style>
    <style:style style:name="T861" style:family="text">
      <style:text-properties style:text-line-through-style="none" style:text-line-through-type="none" fo:language="ru" fo:country="RU" officeooo:rsid="04f01071" fo:background-color="transparent" loext:char-shading-value="0"/>
    </style:style>
    <style:style style:name="T862" style:family="text">
      <style:text-properties style:text-line-through-style="none" style:text-line-through-type="none" fo:language="ru" fo:country="RU" officeooo:rsid="04f0e7c7" fo:background-color="transparent" loext:char-shading-value="0"/>
    </style:style>
    <style:style style:name="T863" style:family="text">
      <style:text-properties style:text-line-through-style="none" style:text-line-through-type="none" fo:language="ru" fo:country="RU" officeooo:rsid="04f3217e" fo:background-color="transparent" loext:char-shading-value="0"/>
    </style:style>
    <style:style style:name="T864" style:family="text">
      <style:text-properties style:text-line-through-style="none" style:text-line-through-type="none" fo:language="ru" fo:country="RU" officeooo:rsid="04f5b895" fo:background-color="transparent" loext:char-shading-value="0"/>
    </style:style>
    <style:style style:name="T865" style:family="text">
      <style:text-properties style:text-line-through-style="none" style:text-line-through-type="none" fo:language="ru" fo:country="RU" officeooo:rsid="04f456a7" fo:background-color="transparent" loext:char-shading-value="0"/>
    </style:style>
    <style:style style:name="T866" style:family="text">
      <style:text-properties style:text-line-through-style="none" style:text-line-through-type="none" fo:language="ru" fo:country="RU" officeooo:rsid="04f6d480" fo:background-color="transparent" loext:char-shading-value="0"/>
    </style:style>
    <style:style style:name="T867" style:family="text">
      <style:text-properties style:text-line-through-style="none" style:text-line-through-type="none" fo:language="ru" fo:country="RU" officeooo:rsid="04f89ed6" fo:background-color="transparent" loext:char-shading-value="0"/>
    </style:style>
    <style:style style:name="T868" style:family="text">
      <style:text-properties style:text-line-through-style="none" style:text-line-through-type="none" fo:language="ru" fo:country="RU" officeooo:rsid="04f985c9" fo:background-color="transparent" loext:char-shading-value="0"/>
    </style:style>
    <style:style style:name="T869" style:family="text">
      <style:text-properties style:text-line-through-style="none" style:text-line-through-type="none" fo:language="ru" fo:country="RU" officeooo:rsid="04fb03ac" fo:background-color="transparent" loext:char-shading-value="0"/>
    </style:style>
    <style:style style:name="T870" style:family="text">
      <style:text-properties style:text-line-through-style="none" style:text-line-through-type="none" fo:language="ru" fo:country="RU" officeooo:rsid="04fd6e79" fo:background-color="transparent" loext:char-shading-value="0"/>
    </style:style>
    <style:style style:name="T871" style:family="text">
      <style:text-properties style:text-line-through-style="none" style:text-line-through-type="none" fo:language="ru" fo:country="RU" officeooo:rsid="04ff277b" fo:background-color="transparent" loext:char-shading-value="0"/>
    </style:style>
    <style:style style:name="T872" style:family="text">
      <style:text-properties style:text-line-through-style="none" style:text-line-through-type="none" fo:language="ru" fo:country="RU" officeooo:rsid="050094f3" fo:background-color="transparent" loext:char-shading-value="0"/>
    </style:style>
    <style:style style:name="T873" style:family="text">
      <style:text-properties style:text-line-through-style="none" style:text-line-through-type="none" fo:language="ru" fo:country="RU" officeooo:rsid="04fde918" fo:background-color="transparent" loext:char-shading-value="0"/>
    </style:style>
    <style:style style:name="T874" style:family="text">
      <style:text-properties style:text-line-through-style="none" style:text-line-through-type="none" fo:language="ru" fo:country="RU" officeooo:rsid="0500f212" fo:background-color="transparent" loext:char-shading-value="0"/>
    </style:style>
    <style:style style:name="T875" style:family="text">
      <style:text-properties style:text-line-through-style="none" style:text-line-through-type="none" fo:language="ru" fo:country="RU" officeooo:rsid="050279bf" fo:background-color="transparent" loext:char-shading-value="0"/>
    </style:style>
    <style:style style:name="T876" style:family="text">
      <style:text-properties style:text-line-through-style="none" style:text-line-through-type="none" fo:language="ru" fo:country="RU" officeooo:rsid="05037675" fo:background-color="transparent" loext:char-shading-value="0"/>
    </style:style>
    <style:style style:name="T877" style:family="text">
      <style:text-properties style:text-line-through-style="none" style:text-line-through-type="none" fo:language="ru" fo:country="RU" officeooo:rsid="05055795" fo:background-color="transparent" loext:char-shading-value="0"/>
    </style:style>
    <style:style style:name="T878" style:family="text">
      <style:text-properties style:text-line-through-style="none" style:text-line-through-type="none" fo:language="ru" fo:country="RU" officeooo:rsid="0505ae51" fo:background-color="transparent" loext:char-shading-value="0"/>
    </style:style>
    <style:style style:name="T879" style:family="text">
      <style:text-properties style:text-line-through-style="none" style:text-line-through-type="none" fo:language="ru" fo:country="RU" officeooo:rsid="05082796" fo:background-color="transparent" loext:char-shading-value="0"/>
    </style:style>
    <style:style style:name="T880" style:family="text">
      <style:text-properties style:text-line-through-style="none" style:text-line-through-type="none" fo:language="ru" fo:country="RU" officeooo:rsid="0508caf0" fo:background-color="transparent" loext:char-shading-value="0"/>
    </style:style>
    <style:style style:name="T881" style:family="text">
      <style:text-properties style:text-line-through-style="none" style:text-line-through-type="none" fo:language="ru" fo:country="RU" officeooo:rsid="050a121f" fo:background-color="transparent" loext:char-shading-value="0"/>
    </style:style>
    <style:style style:name="T882" style:family="text">
      <style:text-properties style:text-line-through-style="none" style:text-line-through-type="none" fo:language="ru" fo:country="RU" officeooo:rsid="050b9433" fo:background-color="transparent" loext:char-shading-value="0"/>
    </style:style>
    <style:style style:name="T883" style:family="text">
      <style:text-properties style:text-line-through-style="none" style:text-line-through-type="none" fo:language="ru" fo:country="RU" officeooo:rsid="050bb760" fo:background-color="transparent" loext:char-shading-value="0"/>
    </style:style>
    <style:style style:name="T884" style:family="text">
      <style:text-properties style:text-line-through-style="none" style:text-line-through-type="none" fo:language="ru" fo:country="RU" officeooo:rsid="050de790" fo:background-color="transparent" loext:char-shading-value="0"/>
    </style:style>
    <style:style style:name="T885" style:family="text">
      <style:text-properties style:text-line-through-style="none" style:text-line-through-type="none" fo:language="ru" fo:country="RU" officeooo:rsid="050d671a" fo:background-color="transparent" loext:char-shading-value="0"/>
    </style:style>
    <style:style style:name="T886" style:family="text">
      <style:text-properties style:text-line-through-style="none" style:text-line-through-type="none" fo:language="ru" fo:country="RU" officeooo:rsid="050fe76b" fo:background-color="transparent" loext:char-shading-value="0"/>
    </style:style>
    <style:style style:name="T887" style:family="text">
      <style:text-properties style:text-line-through-style="none" style:text-line-through-type="none" fo:language="ru" fo:country="RU" officeooo:rsid="051191e6" fo:background-color="transparent" loext:char-shading-value="0"/>
    </style:style>
    <style:style style:name="T888" style:family="text">
      <style:text-properties style:text-line-through-style="none" style:text-line-through-type="none" fo:language="ru" fo:country="RU" officeooo:rsid="0511f923" fo:background-color="transparent" loext:char-shading-value="0"/>
    </style:style>
    <style:style style:name="T889" style:family="text">
      <style:text-properties style:text-line-through-style="none" style:text-line-through-type="none" fo:language="ru" fo:country="RU" officeooo:rsid="051502a3" fo:background-color="transparent" loext:char-shading-value="0"/>
    </style:style>
    <style:style style:name="T890" style:family="text">
      <style:text-properties style:text-line-through-style="none" style:text-line-through-type="none" fo:language="ru" fo:country="RU" officeooo:rsid="05165f08" fo:background-color="transparent" loext:char-shading-value="0"/>
    </style:style>
    <style:style style:name="T891" style:family="text">
      <style:text-properties style:text-line-through-style="none" style:text-line-through-type="none" fo:language="ru" fo:country="RU" officeooo:rsid="050cc854" fo:background-color="transparent" loext:char-shading-value="0"/>
    </style:style>
    <style:style style:name="T892" style:family="text">
      <style:text-properties style:text-line-through-style="none" style:text-line-through-type="none" fo:language="ru" fo:country="RU" officeooo:rsid="0516d638" fo:background-color="transparent" loext:char-shading-value="0"/>
    </style:style>
    <style:style style:name="T893" style:family="text">
      <style:text-properties style:text-line-through-style="none" style:text-line-through-type="none" fo:language="ru" fo:country="RU" officeooo:rsid="051730e4" fo:background-color="transparent" loext:char-shading-value="0"/>
    </style:style>
    <style:style style:name="T894" style:family="text">
      <style:text-properties style:text-line-through-style="none" style:text-line-through-type="none" fo:language="ru" fo:country="RU" officeooo:rsid="05185dc1" fo:background-color="transparent" loext:char-shading-value="0"/>
    </style:style>
    <style:style style:name="T895" style:family="text">
      <style:text-properties style:text-line-through-style="none" style:text-line-through-type="none" fo:language="ru" fo:country="RU" officeooo:rsid="051947dd" fo:background-color="transparent" loext:char-shading-value="0"/>
    </style:style>
    <style:style style:name="T896" style:family="text">
      <style:text-properties style:text-line-through-style="none" style:text-line-through-type="none" fo:language="ru" fo:country="RU" officeooo:rsid="051a81f7" fo:background-color="transparent" loext:char-shading-value="0"/>
    </style:style>
    <style:style style:name="T897" style:family="text">
      <style:text-properties style:text-line-through-style="none" style:text-line-through-type="none" fo:language="ru" fo:country="RU" officeooo:rsid="051ad95e" fo:background-color="transparent" loext:char-shading-value="0"/>
    </style:style>
    <style:style style:name="T898" style:family="text">
      <style:text-properties style:text-line-through-style="none" style:text-line-through-type="none" fo:language="ru" fo:country="RU" officeooo:rsid="051c9b89" fo:background-color="transparent" loext:char-shading-value="0"/>
    </style:style>
    <style:style style:name="T899" style:family="text">
      <style:text-properties style:text-line-through-style="none" style:text-line-through-type="none" fo:language="ru" fo:country="RU" officeooo:rsid="051e55af" fo:background-color="transparent" loext:char-shading-value="0"/>
    </style:style>
    <style:style style:name="T900" style:family="text">
      <style:text-properties style:text-line-through-style="none" style:text-line-through-type="none" fo:language="ru" fo:country="RU" officeooo:rsid="051e6abd" fo:background-color="transparent" loext:char-shading-value="0"/>
    </style:style>
    <style:style style:name="T901" style:family="text">
      <style:text-properties style:text-line-through-style="none" style:text-line-through-type="none" fo:language="ru" fo:country="RU" officeooo:rsid="0521bf63" fo:background-color="transparent" loext:char-shading-value="0"/>
    </style:style>
    <style:style style:name="T902" style:family="text">
      <style:text-properties style:text-line-through-style="none" style:text-line-through-type="none" fo:language="ru" fo:country="RU" officeooo:rsid="052583f3" fo:background-color="transparent" loext:char-shading-value="0"/>
    </style:style>
    <style:style style:name="T903" style:family="text">
      <style:text-properties style:text-line-through-style="none" style:text-line-through-type="none" fo:language="ru" fo:country="RU" officeooo:rsid="05259cd4" fo:background-color="transparent" loext:char-shading-value="0"/>
    </style:style>
    <style:style style:name="T904" style:family="text">
      <style:text-properties style:text-line-through-style="none" style:text-line-through-type="none" fo:language="ru" fo:country="RU" officeooo:rsid="0525fe1e" fo:background-color="transparent" loext:char-shading-value="0"/>
    </style:style>
    <style:style style:name="T905" style:family="text">
      <style:text-properties style:text-line-through-style="none" style:text-line-through-type="none" fo:language="ru" fo:country="RU" officeooo:rsid="0526422a" fo:background-color="transparent" loext:char-shading-value="0"/>
    </style:style>
    <style:style style:name="T906" style:family="text">
      <style:text-properties style:text-line-through-style="none" style:text-line-through-type="none" fo:language="ru" fo:country="RU" officeooo:rsid="0527fb62" fo:background-color="transparent" loext:char-shading-value="0"/>
    </style:style>
    <style:style style:name="T907" style:family="text">
      <style:text-properties style:text-line-through-style="none" style:text-line-through-type="none" fo:language="ru" fo:country="RU" officeooo:rsid="0528e263" fo:background-color="transparent" loext:char-shading-value="0"/>
    </style:style>
    <style:style style:name="T908" style:family="text">
      <style:text-properties style:text-line-through-style="none" style:text-line-through-type="none" fo:language="ru" fo:country="RU" officeooo:rsid="052a8172" fo:background-color="transparent" loext:char-shading-value="0"/>
    </style:style>
    <style:style style:name="T909" style:family="text">
      <style:text-properties style:text-line-through-style="none" style:text-line-through-type="none" fo:language="ru" fo:country="RU" officeooo:rsid="052b3098" fo:background-color="transparent" loext:char-shading-value="0"/>
    </style:style>
    <style:style style:name="T910" style:family="text">
      <style:text-properties style:text-line-through-style="none" style:text-line-through-type="none" fo:language="ru" fo:country="RU" officeooo:rsid="052bbba8" fo:background-color="transparent" loext:char-shading-value="0"/>
    </style:style>
    <style:style style:name="T911" style:family="text">
      <style:text-properties style:text-line-through-style="none" style:text-line-through-type="none" fo:language="ru" fo:country="RU" officeooo:rsid="052c0442" fo:background-color="transparent" loext:char-shading-value="0"/>
    </style:style>
    <style:style style:name="T912" style:family="text">
      <style:text-properties style:text-line-through-style="none" style:text-line-through-type="none" fo:language="ru" fo:country="RU" officeooo:rsid="052c65b2" fo:background-color="transparent" loext:char-shading-value="0"/>
    </style:style>
    <style:style style:name="T913" style:family="text">
      <style:text-properties style:text-line-through-style="none" style:text-line-through-type="none" fo:language="ru" fo:country="RU" officeooo:rsid="052c71fd" fo:background-color="transparent" loext:char-shading-value="0"/>
    </style:style>
    <style:style style:name="T914" style:family="text">
      <style:text-properties style:text-line-through-style="none" style:text-line-through-type="none" fo:language="ru" fo:country="RU" officeooo:rsid="052c8301" fo:background-color="transparent" loext:char-shading-value="0"/>
    </style:style>
    <style:style style:name="T915" style:family="text">
      <style:text-properties style:text-line-through-style="none" style:text-line-through-type="none" fo:language="ru" fo:country="RU" officeooo:rsid="052d34e8" fo:background-color="transparent" loext:char-shading-value="0"/>
    </style:style>
    <style:style style:name="T916" style:family="text">
      <style:text-properties style:text-line-through-style="none" style:text-line-through-type="none" fo:language="ru" fo:country="RU" officeooo:rsid="052d8f0d" fo:background-color="transparent" loext:char-shading-value="0"/>
    </style:style>
    <style:style style:name="T917" style:family="text">
      <style:text-properties style:text-line-through-style="none" style:text-line-through-type="none" fo:language="ru" fo:country="RU" officeooo:rsid="052ec539" fo:background-color="transparent" loext:char-shading-value="0"/>
    </style:style>
    <style:style style:name="T918" style:family="text">
      <style:text-properties style:text-line-through-style="none" style:text-line-through-type="none" fo:language="ru" fo:country="RU" officeooo:rsid="0531ca48" fo:background-color="transparent" loext:char-shading-value="0"/>
    </style:style>
    <style:style style:name="T919" style:family="text">
      <style:text-properties style:text-line-through-style="none" style:text-line-through-type="none" fo:language="ru" fo:country="RU" officeooo:rsid="0533c41c" fo:background-color="transparent" loext:char-shading-value="0"/>
    </style:style>
    <style:style style:name="T920" style:family="text">
      <style:text-properties style:text-line-through-style="none" style:text-line-through-type="none" fo:language="ru" fo:country="RU" officeooo:rsid="05370013" fo:background-color="transparent" loext:char-shading-value="0"/>
    </style:style>
    <style:style style:name="T921" style:family="text">
      <style:text-properties style:text-line-through-style="none" style:text-line-through-type="none" fo:language="ru" fo:country="RU" officeooo:rsid="0535b263" fo:background-color="transparent" loext:char-shading-value="0"/>
    </style:style>
    <style:style style:name="T922" style:family="text">
      <style:text-properties style:text-line-through-style="none" style:text-line-through-type="none" fo:language="ru" fo:country="RU" officeooo:rsid="053759ba" fo:background-color="transparent" loext:char-shading-value="0"/>
    </style:style>
    <style:style style:name="T923" style:family="text">
      <style:text-properties style:text-line-through-style="none" style:text-line-through-type="none" fo:language="ru" fo:country="RU" officeooo:rsid="0539e682" fo:background-color="transparent" loext:char-shading-value="0"/>
    </style:style>
    <style:style style:name="T924" style:family="text">
      <style:text-properties style:text-line-through-style="none" style:text-line-through-type="none" fo:language="ru" fo:country="RU" officeooo:rsid="053a9b5f" fo:background-color="transparent" loext:char-shading-value="0"/>
    </style:style>
    <style:style style:name="T925" style:family="text">
      <style:text-properties style:text-line-through-style="none" style:text-line-through-type="none" fo:language="ru" fo:country="RU" officeooo:rsid="053b57d9" fo:background-color="transparent" loext:char-shading-value="0"/>
    </style:style>
    <style:style style:name="T926" style:family="text">
      <style:text-properties style:text-line-through-style="none" style:text-line-through-type="none" fo:language="ru" fo:country="RU" officeooo:rsid="053b638f" fo:background-color="transparent" loext:char-shading-value="0"/>
    </style:style>
    <style:style style:name="T927" style:family="text">
      <style:text-properties style:text-line-through-style="none" style:text-line-through-type="none" fo:language="ru" fo:country="RU" officeooo:rsid="053d2d03" fo:background-color="transparent" loext:char-shading-value="0"/>
    </style:style>
    <style:style style:name="T928" style:family="text">
      <style:text-properties style:text-line-through-style="none" style:text-line-through-type="none" fo:language="ru" fo:country="RU" officeooo:rsid="053dbb6d" fo:background-color="transparent" loext:char-shading-value="0"/>
    </style:style>
    <style:style style:name="T929" style:family="text">
      <style:text-properties style:text-line-through-style="none" style:text-line-through-type="none" fo:language="ru" fo:country="RU" officeooo:rsid="053dfca7" fo:background-color="transparent" loext:char-shading-value="0"/>
    </style:style>
    <style:style style:name="T930" style:family="text">
      <style:text-properties style:text-line-through-style="none" style:text-line-through-type="none" fo:language="ru" fo:country="RU" officeooo:rsid="053e2f0c" fo:background-color="transparent" loext:char-shading-value="0"/>
    </style:style>
    <style:style style:name="T931" style:family="text">
      <style:text-properties style:text-line-through-style="none" style:text-line-through-type="none" fo:language="ru" fo:country="RU" officeooo:rsid="053f3115" fo:background-color="transparent" loext:char-shading-value="0"/>
    </style:style>
    <style:style style:name="T932" style:family="text">
      <style:text-properties style:text-line-through-style="none" style:text-line-through-type="none" fo:language="ru" fo:country="RU" officeooo:rsid="0540924c" fo:background-color="transparent" loext:char-shading-value="0"/>
    </style:style>
    <style:style style:name="T933" style:family="text">
      <style:text-properties style:text-line-through-style="none" style:text-line-through-type="none" fo:language="ru" fo:country="RU" officeooo:rsid="05424f5a" fo:background-color="transparent" loext:char-shading-value="0"/>
    </style:style>
    <style:style style:name="T934" style:family="text">
      <style:text-properties style:text-line-through-style="none" style:text-line-through-type="none" fo:language="ru" fo:country="RU" officeooo:rsid="0543afcb" fo:background-color="transparent" loext:char-shading-value="0"/>
    </style:style>
    <style:style style:name="T935" style:family="text">
      <style:text-properties style:text-line-through-style="none" style:text-line-through-type="none" fo:language="ru" fo:country="RU" officeooo:rsid="05443bdd" fo:background-color="transparent" loext:char-shading-value="0"/>
    </style:style>
    <style:style style:name="T936" style:family="text">
      <style:text-properties style:text-line-through-style="none" style:text-line-through-type="none" fo:language="ru" fo:country="RU" officeooo:rsid="0544b015" fo:background-color="transparent" loext:char-shading-value="0"/>
    </style:style>
    <style:style style:name="T937" style:family="text">
      <style:text-properties style:text-line-through-style="none" style:text-line-through-type="none" fo:language="ru" fo:country="RU" officeooo:rsid="0547bb5e" fo:background-color="transparent" loext:char-shading-value="0"/>
    </style:style>
    <style:style style:name="T938" style:family="text">
      <style:text-properties style:text-line-through-style="none" style:text-line-through-type="none" fo:language="ru" fo:country="RU" officeooo:rsid="0547c502" fo:background-color="transparent" loext:char-shading-value="0"/>
    </style:style>
    <style:style style:name="T939" style:family="text">
      <style:text-properties style:text-line-through-style="none" style:text-line-through-type="none" fo:language="ru" fo:country="RU" officeooo:rsid="054ac045" fo:background-color="transparent" loext:char-shading-value="0"/>
    </style:style>
    <style:style style:name="T940" style:family="text">
      <style:text-properties style:text-line-through-style="none" style:text-line-through-type="none" fo:language="ru" fo:country="RU" officeooo:rsid="054c1f5c" fo:background-color="transparent" loext:char-shading-value="0"/>
    </style:style>
    <style:style style:name="T941" style:family="text">
      <style:text-properties style:text-line-through-style="none" style:text-line-through-type="none" fo:language="ru" fo:country="RU" officeooo:rsid="054c592a" fo:background-color="transparent" loext:char-shading-value="0"/>
    </style:style>
    <style:style style:name="T942" style:family="text">
      <style:text-properties style:text-line-through-style="none" style:text-line-through-type="none" fo:language="ru" fo:country="RU" officeooo:rsid="054ce87e" fo:background-color="transparent" loext:char-shading-value="0"/>
    </style:style>
    <style:style style:name="T943" style:family="text">
      <style:text-properties style:text-line-through-style="none" style:text-line-through-type="none" fo:language="ru" fo:country="RU" officeooo:rsid="054dc167" fo:background-color="transparent" loext:char-shading-value="0"/>
    </style:style>
    <style:style style:name="T944" style:family="text">
      <style:text-properties style:text-line-through-style="none" style:text-line-through-type="none" fo:language="ru" fo:country="RU" officeooo:rsid="054e449c" fo:background-color="transparent" loext:char-shading-value="0"/>
    </style:style>
    <style:style style:name="T945" style:family="text">
      <style:text-properties style:text-line-through-style="none" style:text-line-through-type="none" fo:language="ru" fo:country="RU" officeooo:rsid="054f1f8c" fo:background-color="transparent" loext:char-shading-value="0"/>
    </style:style>
    <style:style style:name="T946" style:family="text">
      <style:text-properties style:text-line-through-style="none" style:text-line-through-type="none" fo:language="ru" fo:country="RU" officeooo:rsid="0550e948" fo:background-color="transparent" loext:char-shading-value="0"/>
    </style:style>
    <style:style style:name="T947" style:family="text">
      <style:text-properties style:text-line-through-style="none" style:text-line-through-type="none" fo:language="ru" fo:country="RU" officeooo:rsid="0551cb24" fo:background-color="transparent" loext:char-shading-value="0"/>
    </style:style>
    <style:style style:name="T948" style:family="text">
      <style:text-properties style:text-line-through-style="none" style:text-line-through-type="none" fo:language="ru" fo:country="RU" officeooo:rsid="0552eccb" fo:background-color="transparent" loext:char-shading-value="0"/>
    </style:style>
    <style:style style:name="T949" style:family="text">
      <style:text-properties style:text-line-through-style="none" style:text-line-through-type="none" fo:language="ru" fo:country="RU" officeooo:rsid="0553d291" fo:background-color="transparent" loext:char-shading-value="0"/>
    </style:style>
    <style:style style:name="T950" style:family="text">
      <style:text-properties style:text-line-through-style="none" style:text-line-through-type="none" fo:language="ru" fo:country="RU" officeooo:rsid="0554151d" fo:background-color="transparent" loext:char-shading-value="0"/>
    </style:style>
    <style:style style:name="T951" style:family="text">
      <style:text-properties style:text-line-through-style="none" style:text-line-through-type="none" fo:language="ru" fo:country="RU" officeooo:rsid="0554371c" fo:background-color="transparent" loext:char-shading-value="0"/>
    </style:style>
    <style:style style:name="T952" style:family="text">
      <style:text-properties style:text-line-through-style="none" style:text-line-through-type="none" fo:language="ru" fo:country="RU" officeooo:rsid="0555077d" fo:background-color="transparent" loext:char-shading-value="0"/>
    </style:style>
    <style:style style:name="T953" style:family="text">
      <style:text-properties style:text-line-through-style="none" style:text-line-through-type="none" fo:language="ru" fo:country="RU" officeooo:rsid="055636f1" fo:background-color="transparent" loext:char-shading-value="0"/>
    </style:style>
    <style:style style:name="T954" style:family="text">
      <style:text-properties style:text-line-through-style="none" style:text-line-through-type="none" fo:language="ru" fo:country="RU" officeooo:rsid="05573708" fo:background-color="transparent" loext:char-shading-value="0"/>
    </style:style>
    <style:style style:name="T955" style:family="text">
      <style:text-properties style:text-line-through-style="none" style:text-line-through-type="none" fo:language="ru" fo:country="RU" officeooo:rsid="055a2b0b" fo:background-color="transparent" loext:char-shading-value="0"/>
    </style:style>
    <style:style style:name="T956" style:family="text">
      <style:text-properties style:text-line-through-style="none" style:text-line-through-type="none" fo:language="ru" fo:country="RU" officeooo:rsid="055bbc99" fo:background-color="transparent" loext:char-shading-value="0"/>
    </style:style>
    <style:style style:name="T957" style:family="text">
      <style:text-properties style:text-line-through-style="none" style:text-line-through-type="none" fo:language="ru" fo:country="RU" officeooo:rsid="055d8c9e" fo:background-color="transparent" loext:char-shading-value="0"/>
    </style:style>
    <style:style style:name="T958" style:family="text">
      <style:text-properties style:text-line-through-style="none" style:text-line-through-type="none" fo:language="ru" fo:country="RU" officeooo:rsid="055e2d8c" fo:background-color="transparent" loext:char-shading-value="0"/>
    </style:style>
    <style:style style:name="T959" style:family="text">
      <style:text-properties style:text-line-through-style="none" style:text-line-through-type="none" fo:language="ru" fo:country="RU" officeooo:rsid="05601b77" fo:background-color="transparent" loext:char-shading-value="0"/>
    </style:style>
    <style:style style:name="T960" style:family="text">
      <style:text-properties style:text-line-through-style="none" style:text-line-through-type="none" fo:language="ru" fo:country="RU" officeooo:rsid="0561d426" fo:background-color="transparent" loext:char-shading-value="0"/>
    </style:style>
    <style:style style:name="T961" style:family="text">
      <style:text-properties style:text-line-through-style="none" style:text-line-through-type="none" fo:language="ru" fo:country="RU" officeooo:rsid="0561d62f" fo:background-color="transparent" loext:char-shading-value="0"/>
    </style:style>
    <style:style style:name="T962" style:family="text">
      <style:text-properties style:text-line-through-style="none" style:text-line-through-type="none" fo:language="ru" fo:country="RU" officeooo:rsid="05623b9a" fo:background-color="transparent" loext:char-shading-value="0"/>
    </style:style>
    <style:style style:name="T963" style:family="text">
      <style:text-properties style:text-line-through-style="none" style:text-line-through-type="none" fo:language="ru" fo:country="RU" officeooo:rsid="0564d460" fo:background-color="transparent" loext:char-shading-value="0"/>
    </style:style>
    <style:style style:name="T964" style:family="text">
      <style:text-properties style:text-line-through-style="none" style:text-line-through-type="none" fo:language="ru" fo:country="RU" officeooo:rsid="0565477b" fo:background-color="transparent" loext:char-shading-value="0"/>
    </style:style>
    <style:style style:name="T965" style:family="text">
      <style:text-properties style:text-line-through-style="none" style:text-line-through-type="none" fo:language="ru" fo:country="RU" officeooo:rsid="0566f50a" fo:background-color="transparent" loext:char-shading-value="0"/>
    </style:style>
    <style:style style:name="T966" style:family="text">
      <style:text-properties style:text-line-through-style="none" style:text-line-through-type="none" fo:language="ru" fo:country="RU" officeooo:rsid="05687b66" fo:background-color="transparent" loext:char-shading-value="0"/>
    </style:style>
    <style:style style:name="T967" style:family="text">
      <style:text-properties style:text-line-through-style="none" style:text-line-through-type="none" fo:language="ru" fo:country="RU" officeooo:rsid="05699ad2" fo:background-color="transparent" loext:char-shading-value="0"/>
    </style:style>
    <style:style style:name="T968" style:family="text">
      <style:text-properties style:text-line-through-style="none" style:text-line-through-type="none" fo:language="ru" fo:country="RU" officeooo:rsid="0569a690" fo:background-color="transparent" loext:char-shading-value="0"/>
    </style:style>
    <style:style style:name="T969" style:family="text">
      <style:text-properties style:text-line-through-style="none" style:text-line-through-type="none" fo:language="ru" fo:country="RU" officeooo:rsid="0569d16f" fo:background-color="transparent" loext:char-shading-value="0"/>
    </style:style>
    <style:style style:name="T970" style:family="text">
      <style:text-properties style:text-line-through-style="none" style:text-line-through-type="none" fo:language="ru" fo:country="RU" officeooo:rsid="056b0fb0" fo:background-color="transparent" loext:char-shading-value="0"/>
    </style:style>
    <style:style style:name="T971" style:family="text">
      <style:text-properties style:text-line-through-style="none" style:text-line-through-type="none" fo:language="ru" fo:country="RU" officeooo:rsid="0572e1e0" fo:background-color="transparent" loext:char-shading-value="0"/>
    </style:style>
    <style:style style:name="T972" style:family="text">
      <style:text-properties style:text-line-through-style="none" style:text-line-through-type="none" fo:language="ru" fo:country="RU" officeooo:rsid="0573a504" fo:background-color="transparent" loext:char-shading-value="0"/>
    </style:style>
    <style:style style:name="T973" style:family="text">
      <style:text-properties style:text-line-through-style="none" style:text-line-through-type="none" fo:language="ru" fo:country="RU" officeooo:rsid="0573a80d" fo:background-color="transparent" loext:char-shading-value="0"/>
    </style:style>
    <style:style style:name="T974" style:family="text">
      <style:text-properties style:text-line-through-style="none" style:text-line-through-type="none" fo:language="ru" fo:country="RU" officeooo:rsid="057480fd" fo:background-color="transparent" loext:char-shading-value="0"/>
    </style:style>
    <style:style style:name="T975" style:family="text">
      <style:text-properties style:text-line-through-style="none" style:text-line-through-type="none" fo:language="ru" fo:country="RU" officeooo:rsid="0576c185" fo:background-color="transparent" loext:char-shading-value="0"/>
    </style:style>
    <style:style style:name="T976" style:family="text">
      <style:text-properties style:text-line-through-style="none" style:text-line-through-type="none" fo:language="ru" fo:country="RU" officeooo:rsid="0578248b" fo:background-color="transparent" loext:char-shading-value="0"/>
    </style:style>
    <style:style style:name="T977" style:family="text">
      <style:text-properties style:text-line-through-style="none" style:text-line-through-type="none" fo:language="ru" fo:country="RU" officeooo:rsid="0579aeab" fo:background-color="transparent" loext:char-shading-value="0"/>
    </style:style>
    <style:style style:name="T978" style:family="text">
      <style:text-properties style:text-line-through-style="none" style:text-line-through-type="none" fo:language="ru" fo:country="RU" officeooo:rsid="057b4ac9" fo:background-color="transparent" loext:char-shading-value="0"/>
    </style:style>
    <style:style style:name="T979" style:family="text">
      <style:text-properties style:text-line-through-style="none" style:text-line-through-type="none" fo:language="ru" fo:country="RU" officeooo:rsid="057c9726" fo:background-color="transparent" loext:char-shading-value="0"/>
    </style:style>
    <style:style style:name="T980" style:family="text">
      <style:text-properties style:text-line-through-style="none" style:text-line-through-type="none" fo:language="ru" fo:country="RU" officeooo:rsid="057e63c0" fo:background-color="transparent" loext:char-shading-value="0"/>
    </style:style>
    <style:style style:name="T981" style:family="text">
      <style:text-properties style:text-line-through-style="none" style:text-line-through-type="none" fo:language="ru" fo:country="RU" officeooo:rsid="0580b438" fo:background-color="transparent" loext:char-shading-value="0"/>
    </style:style>
    <style:style style:name="T982" style:family="text">
      <style:text-properties style:text-line-through-style="none" style:text-line-through-type="none" fo:language="ru" fo:country="RU" officeooo:rsid="0580cd82" fo:background-color="transparent" loext:char-shading-value="0"/>
    </style:style>
    <style:style style:name="T983" style:family="text">
      <style:text-properties style:text-line-through-style="none" style:text-line-through-type="none" fo:language="ru" fo:country="RU" officeooo:rsid="05814d8f" fo:background-color="transparent" loext:char-shading-value="0"/>
    </style:style>
    <style:style style:name="T984" style:family="text">
      <style:text-properties style:text-line-through-style="none" style:text-line-through-type="none" fo:language="ru" fo:country="RU" officeooo:rsid="05819044" fo:background-color="transparent" loext:char-shading-value="0"/>
    </style:style>
    <style:style style:name="T985" style:family="text">
      <style:text-properties style:text-line-through-style="none" style:text-line-through-type="none" fo:language="ru" fo:country="RU" officeooo:rsid="058429c4" fo:background-color="transparent" loext:char-shading-value="0"/>
    </style:style>
    <style:style style:name="T986" style:family="text">
      <style:text-properties style:text-line-through-style="none" style:text-line-through-type="none" fo:language="ru" fo:country="RU" officeooo:rsid="05826b35" fo:background-color="transparent" loext:char-shading-value="0"/>
    </style:style>
    <style:style style:name="T987" style:family="text">
      <style:text-properties style:text-line-through-style="none" style:text-line-through-type="none" fo:language="ru" fo:country="RU" officeooo:rsid="05853dbf" fo:background-color="transparent" loext:char-shading-value="0"/>
    </style:style>
    <style:style style:name="T988" style:family="text">
      <style:text-properties style:text-line-through-style="none" style:text-line-through-type="none" fo:language="ru" fo:country="RU" officeooo:rsid="05857bc0" fo:background-color="transparent" loext:char-shading-value="0"/>
    </style:style>
    <style:style style:name="T989" style:family="text">
      <style:text-properties style:text-line-through-style="none" style:text-line-through-type="none" fo:language="ru" fo:country="RU" officeooo:rsid="05861cdd" fo:background-color="transparent" loext:char-shading-value="0"/>
    </style:style>
    <style:style style:name="T990" style:family="text">
      <style:text-properties style:text-line-through-style="none" style:text-line-through-type="none" fo:language="ru" fo:country="RU" officeooo:rsid="0586bb6b" fo:background-color="transparent" loext:char-shading-value="0"/>
    </style:style>
    <style:style style:name="T991" style:family="text">
      <style:text-properties style:text-line-through-style="none" style:text-line-through-type="none" fo:language="ru" fo:country="RU" officeooo:rsid="0588262c" fo:background-color="transparent" loext:char-shading-value="0"/>
    </style:style>
    <style:style style:name="T992" style:family="text">
      <style:text-properties style:text-line-through-style="none" style:text-line-through-type="none" fo:language="ru" fo:country="RU" officeooo:rsid="058878f7" fo:background-color="transparent" loext:char-shading-value="0"/>
    </style:style>
    <style:style style:name="T993" style:family="text">
      <style:text-properties style:text-line-through-style="none" style:text-line-through-type="none" fo:language="ru" fo:country="RU" officeooo:rsid="058a0a47" fo:background-color="transparent" loext:char-shading-value="0"/>
    </style:style>
    <style:style style:name="T994" style:family="text">
      <style:text-properties style:text-line-through-style="none" style:text-line-through-type="none" fo:language="ru" fo:country="RU" officeooo:rsid="058bd28e" fo:background-color="transparent" loext:char-shading-value="0"/>
    </style:style>
    <style:style style:name="T995" style:family="text">
      <style:text-properties style:text-line-through-style="none" style:text-line-through-type="none" fo:language="ru" fo:country="RU" officeooo:rsid="058be101" fo:background-color="transparent" loext:char-shading-value="0"/>
    </style:style>
    <style:style style:name="T996" style:family="text">
      <style:text-properties style:text-line-through-style="none" style:text-line-through-type="none" fo:language="ru" fo:country="RU" officeooo:rsid="058d8989" fo:background-color="transparent" loext:char-shading-value="0"/>
    </style:style>
    <style:style style:name="T997" style:family="text">
      <style:text-properties style:text-line-through-style="none" style:text-line-through-type="none" fo:language="ru" fo:country="RU" officeooo:rsid="058eef38" fo:background-color="transparent" loext:char-shading-value="0"/>
    </style:style>
    <style:style style:name="T998" style:family="text">
      <style:text-properties style:text-line-through-style="none" style:text-line-through-type="none" fo:language="ru" fo:country="RU" officeooo:rsid="0590b966" fo:background-color="transparent" loext:char-shading-value="0"/>
    </style:style>
    <style:style style:name="T999" style:family="text">
      <style:text-properties style:text-line-through-style="none" style:text-line-through-type="none" fo:language="ru" fo:country="RU" officeooo:rsid="0593fffc" fo:background-color="transparent" loext:char-shading-value="0"/>
    </style:style>
    <style:style style:name="T1000" style:family="text">
      <style:text-properties style:text-line-through-style="none" style:text-line-through-type="none" fo:language="ru" fo:country="RU" officeooo:rsid="05957807" fo:background-color="transparent" loext:char-shading-value="0"/>
    </style:style>
    <style:style style:name="T1001" style:family="text">
      <style:text-properties style:text-line-through-style="none" style:text-line-through-type="none" fo:language="ru" fo:country="RU" officeooo:rsid="05969631" fo:background-color="transparent" loext:char-shading-value="0"/>
    </style:style>
    <style:style style:name="T1002" style:family="text">
      <style:text-properties style:text-line-through-style="none" style:text-line-through-type="none" fo:language="ru" fo:country="RU" officeooo:rsid="05976918" fo:background-color="transparent" loext:char-shading-value="0"/>
    </style:style>
    <style:style style:name="T1003" style:family="text">
      <style:text-properties style:text-line-through-style="none" style:text-line-through-type="none" fo:language="ru" fo:country="RU" officeooo:rsid="0598a924" fo:background-color="transparent" loext:char-shading-value="0"/>
    </style:style>
    <style:style style:name="T1004" style:family="text">
      <style:text-properties style:text-line-through-style="none" style:text-line-through-type="none" fo:language="ru" fo:country="RU" officeooo:rsid="0598ebb2" fo:background-color="transparent" loext:char-shading-value="0"/>
    </style:style>
    <style:style style:name="T1005" style:family="text">
      <style:text-properties style:text-line-through-style="none" style:text-line-through-type="none" fo:language="ru" fo:country="RU" officeooo:rsid="059a50dc" fo:background-color="transparent" loext:char-shading-value="0"/>
    </style:style>
    <style:style style:name="T1006" style:family="text">
      <style:text-properties style:text-line-through-style="none" style:text-line-through-type="none" fo:language="ru" fo:country="RU" officeooo:rsid="059aa93b" fo:background-color="transparent" loext:char-shading-value="0"/>
    </style:style>
    <style:style style:name="T1007" style:family="text">
      <style:text-properties style:text-line-through-style="none" style:text-line-through-type="none" fo:language="ru" fo:country="RU" officeooo:rsid="059b1b09" fo:background-color="transparent" loext:char-shading-value="0"/>
    </style:style>
    <style:style style:name="T1008" style:family="text">
      <style:text-properties style:text-line-through-style="none" style:text-line-through-type="none" fo:language="ru" fo:country="RU" officeooo:rsid="059e14e8" fo:background-color="transparent" loext:char-shading-value="0"/>
    </style:style>
    <style:style style:name="T1009" style:family="text">
      <style:text-properties style:text-line-through-style="none" style:text-line-through-type="none" fo:language="ru" fo:country="RU" officeooo:rsid="059cd8f3" fo:background-color="transparent" loext:char-shading-value="0"/>
    </style:style>
    <style:style style:name="T1010" style:family="text">
      <style:text-properties style:text-line-through-style="none" style:text-line-through-type="none" fo:language="ru" fo:country="RU" officeooo:rsid="059f1427" fo:background-color="transparent" loext:char-shading-value="0"/>
    </style:style>
    <style:style style:name="T1011" style:family="text">
      <style:text-properties style:text-line-through-style="none" style:text-line-through-type="none" fo:language="ru" fo:country="RU" officeooo:rsid="05a05603" fo:background-color="transparent" loext:char-shading-value="0"/>
    </style:style>
    <style:style style:name="T1012" style:family="text">
      <style:text-properties style:text-line-through-style="none" style:text-line-through-type="none" fo:language="ru" fo:country="RU" officeooo:rsid="05a10928" fo:background-color="transparent" loext:char-shading-value="0"/>
    </style:style>
    <style:style style:name="T1013" style:family="text">
      <style:text-properties style:text-line-through-style="none" style:text-line-through-type="none" fo:language="ru" fo:country="RU" officeooo:rsid="05a2be19" fo:background-color="transparent" loext:char-shading-value="0"/>
    </style:style>
    <style:style style:name="T1014" style:family="text">
      <style:text-properties style:text-line-through-style="none" style:text-line-through-type="none" fo:language="ru" fo:country="RU" officeooo:rsid="05a5aec7" fo:background-color="transparent" loext:char-shading-value="0"/>
    </style:style>
    <style:style style:name="T1015" style:family="text">
      <style:text-properties style:text-line-through-style="none" style:text-line-through-type="none" fo:language="ru" fo:country="RU" officeooo:rsid="05a6b418" fo:background-color="transparent" loext:char-shading-value="0"/>
    </style:style>
    <style:style style:name="T1016" style:family="text">
      <style:text-properties style:text-line-through-style="none" style:text-line-through-type="none" fo:language="ru" fo:country="RU" officeooo:rsid="05a7ca67" fo:background-color="transparent" loext:char-shading-value="0"/>
    </style:style>
    <style:style style:name="T1017" style:family="text">
      <style:text-properties style:text-line-through-style="none" style:text-line-through-type="none" fo:language="ru" fo:country="RU" officeooo:rsid="05a92df5" fo:background-color="transparent" loext:char-shading-value="0"/>
    </style:style>
    <style:style style:name="T1018" style:family="text">
      <style:text-properties style:text-line-through-style="none" style:text-line-through-type="none" fo:language="ru" fo:country="RU" officeooo:rsid="05a971ce" fo:background-color="transparent" loext:char-shading-value="0"/>
    </style:style>
    <style:style style:name="T1019" style:family="text">
      <style:text-properties style:text-line-through-style="none" style:text-line-through-type="none" fo:language="ru" fo:country="RU" officeooo:rsid="05aa66e8" fo:background-color="transparent" loext:char-shading-value="0"/>
    </style:style>
    <style:style style:name="T1020" style:family="text">
      <style:text-properties style:text-line-through-style="none" style:text-line-through-type="none" fo:language="ru" fo:country="RU" officeooo:rsid="05aadfd6" fo:background-color="transparent" loext:char-shading-value="0"/>
    </style:style>
    <style:style style:name="T1021" style:family="text">
      <style:text-properties style:text-line-through-style="none" style:text-line-through-type="none" fo:language="ru" fo:country="RU" officeooo:rsid="05ac75f2" fo:background-color="transparent" loext:char-shading-value="0"/>
    </style:style>
    <style:style style:name="T1022" style:family="text">
      <style:text-properties style:text-line-through-style="none" style:text-line-through-type="none" fo:language="ru" fo:country="RU" officeooo:rsid="05adcebe" fo:background-color="transparent" loext:char-shading-value="0"/>
    </style:style>
    <style:style style:name="T1023" style:family="text">
      <style:text-properties style:text-line-through-style="none" style:text-line-through-type="none" fo:language="ru" fo:country="RU" officeooo:rsid="05ae2ad8" fo:background-color="transparent" loext:char-shading-value="0"/>
    </style:style>
    <style:style style:name="T1024" style:family="text">
      <style:text-properties style:text-line-through-style="none" style:text-line-through-type="none" fo:language="ru" fo:country="RU" officeooo:rsid="05ae4674" fo:background-color="transparent" loext:char-shading-value="0"/>
    </style:style>
    <style:style style:name="T1025" style:family="text">
      <style:text-properties style:text-line-through-style="none" style:text-line-through-type="none" fo:language="ru" fo:country="RU" officeooo:rsid="05b06e90" fo:background-color="transparent" loext:char-shading-value="0"/>
    </style:style>
    <style:style style:name="T1026" style:family="text">
      <style:text-properties style:text-line-through-style="none" style:text-line-through-type="none" fo:language="ru" fo:country="RU" officeooo:rsid="05b17e94" fo:background-color="transparent" loext:char-shading-value="0"/>
    </style:style>
    <style:style style:name="T1027" style:family="text">
      <style:text-properties style:text-line-through-style="none" style:text-line-through-type="none" fo:language="ru" fo:country="RU" officeooo:rsid="05b364f3" fo:background-color="transparent" loext:char-shading-value="0"/>
    </style:style>
    <style:style style:name="T1028" style:family="text">
      <style:text-properties style:text-line-through-style="none" style:text-line-through-type="none" fo:language="ru" fo:country="RU" officeooo:rsid="05b3ec6c" fo:background-color="transparent" loext:char-shading-value="0"/>
    </style:style>
    <style:style style:name="T1029" style:family="text">
      <style:text-properties style:text-line-through-style="none" style:text-line-through-type="none" fo:language="ru" fo:country="RU" officeooo:rsid="05b5be23" fo:background-color="transparent" loext:char-shading-value="0"/>
    </style:style>
    <style:style style:name="T1030" style:family="text">
      <style:text-properties style:text-line-through-style="none" style:text-line-through-type="none" fo:language="ru" fo:country="RU" officeooo:rsid="05b79991" fo:background-color="transparent" loext:char-shading-value="0"/>
    </style:style>
    <style:style style:name="T1031" style:family="text">
      <style:text-properties style:text-line-through-style="none" style:text-line-through-type="none" fo:language="ru" fo:country="RU" officeooo:rsid="05b8acba" fo:background-color="transparent" loext:char-shading-value="0"/>
    </style:style>
    <style:style style:name="T1032" style:family="text">
      <style:text-properties style:text-line-through-style="none" style:text-line-through-type="none" fo:language="ru" fo:country="RU" officeooo:rsid="05ba3d1b" fo:background-color="transparent" loext:char-shading-value="0"/>
    </style:style>
    <style:style style:name="T1033" style:family="text">
      <style:text-properties style:text-line-through-style="none" style:text-line-through-type="none" fo:language="ru" fo:country="RU" officeooo:rsid="05ba447b" fo:background-color="transparent" loext:char-shading-value="0"/>
    </style:style>
    <style:style style:name="T1034" style:family="text">
      <style:text-properties style:text-line-through-style="none" style:text-line-through-type="none" fo:language="ru" fo:country="RU" officeooo:rsid="05bb8f83" fo:background-color="transparent" loext:char-shading-value="0"/>
    </style:style>
    <style:style style:name="T1035" style:family="text">
      <style:text-properties style:text-line-through-style="none" style:text-line-through-type="none" fo:language="ru" fo:country="RU" officeooo:rsid="05bd0ee3" fo:background-color="transparent" loext:char-shading-value="0"/>
    </style:style>
    <style:style style:name="T1036" style:family="text">
      <style:text-properties style:text-line-through-style="none" style:text-line-through-type="none" fo:language="ru" fo:country="RU" officeooo:rsid="05bf0442" fo:background-color="transparent" loext:char-shading-value="0"/>
    </style:style>
    <style:style style:name="T1037" style:family="text">
      <style:text-properties style:text-line-through-style="none" style:text-line-through-type="none" fo:language="ru" fo:country="RU" officeooo:rsid="05bfa17d" fo:background-color="transparent" loext:char-shading-value="0"/>
    </style:style>
    <style:style style:name="T1038" style:family="text">
      <style:text-properties style:text-line-through-style="none" style:text-line-through-type="none" fo:language="ru" fo:country="RU" officeooo:rsid="05c07bb4" fo:background-color="transparent" loext:char-shading-value="0"/>
    </style:style>
    <style:style style:name="T1039" style:family="text">
      <style:text-properties style:text-line-through-style="none" style:text-line-through-type="none" fo:language="ru" fo:country="RU" officeooo:rsid="05c26df5" fo:background-color="transparent" loext:char-shading-value="0"/>
    </style:style>
    <style:style style:name="T1040" style:family="text">
      <style:text-properties style:text-line-through-style="none" style:text-line-through-type="none" fo:language="ru" fo:country="RU" officeooo:rsid="05c29ecb" fo:background-color="transparent" loext:char-shading-value="0"/>
    </style:style>
    <style:style style:name="T1041" style:family="text">
      <style:text-properties style:text-line-through-style="none" style:text-line-through-type="none" fo:language="ru" fo:country="RU" officeooo:rsid="05c33e16" fo:background-color="transparent" loext:char-shading-value="0"/>
    </style:style>
    <style:style style:name="T1042" style:family="text">
      <style:text-properties style:text-line-through-style="none" style:text-line-through-type="none" fo:language="ru" fo:country="RU" officeooo:rsid="05c6a881" fo:background-color="transparent" loext:char-shading-value="0"/>
    </style:style>
    <style:style style:name="T1043" style:family="text">
      <style:text-properties style:text-line-through-style="none" style:text-line-through-type="none" fo:language="ru" fo:country="RU" officeooo:rsid="05c79f29" fo:background-color="transparent" loext:char-shading-value="0"/>
    </style:style>
    <style:style style:name="T1044" style:family="text">
      <style:text-properties style:text-line-through-style="none" style:text-line-through-type="none" fo:language="ru" fo:country="RU" officeooo:rsid="05cca5fd" fo:background-color="transparent" loext:char-shading-value="0"/>
    </style:style>
    <style:style style:name="T1045" style:family="text">
      <style:text-properties style:text-line-through-style="none" style:text-line-through-type="none" fo:language="ru" fo:country="RU" officeooo:rsid="05cf44a8" fo:background-color="transparent" loext:char-shading-value="0"/>
    </style:style>
    <style:style style:name="T1046" style:family="text">
      <style:text-properties style:text-line-through-style="none" style:text-line-through-type="none" fo:language="ru" fo:country="RU" officeooo:rsid="05d03cc2" fo:background-color="transparent" loext:char-shading-value="0"/>
    </style:style>
    <style:style style:name="T1047" style:family="text">
      <style:text-properties style:text-line-through-style="none" style:text-line-through-type="none" fo:language="ru" fo:country="RU" officeooo:rsid="05d4ce14" fo:background-color="transparent" loext:char-shading-value="0"/>
    </style:style>
    <style:style style:name="T1048" style:family="text">
      <style:text-properties style:text-line-through-style="none" style:text-line-through-type="none" fo:language="ru" fo:country="RU" officeooo:rsid="05d632ee" fo:background-color="transparent" loext:char-shading-value="0"/>
    </style:style>
    <style:style style:name="T1049" style:family="text">
      <style:text-properties style:text-line-through-style="none" style:text-line-through-type="none" fo:language="ru" fo:country="RU" officeooo:rsid="05d87a15" fo:background-color="transparent" loext:char-shading-value="0"/>
    </style:style>
    <style:style style:name="T1050" style:family="text">
      <style:text-properties style:text-line-through-style="none" style:text-line-through-type="none" fo:language="ru" fo:country="RU" officeooo:rsid="05d8f42a" fo:background-color="transparent" loext:char-shading-value="0"/>
    </style:style>
    <style:style style:name="T1051" style:family="text">
      <style:text-properties style:text-line-through-style="none" style:text-line-through-type="none" fo:language="ru" fo:country="RU" officeooo:rsid="05d98cc5" fo:background-color="transparent" loext:char-shading-value="0"/>
    </style:style>
    <style:style style:name="T1052" style:family="text">
      <style:text-properties style:text-line-through-style="none" style:text-line-through-type="none" fo:language="ru" fo:country="RU" officeooo:rsid="05d9ba3a" fo:background-color="transparent" loext:char-shading-value="0"/>
    </style:style>
    <style:style style:name="T1053" style:family="text">
      <style:text-properties style:text-line-through-style="none" style:text-line-through-type="none" fo:language="ru" fo:country="RU" officeooo:rsid="05dacc68" fo:background-color="transparent" loext:char-shading-value="0"/>
    </style:style>
    <style:style style:name="T1054" style:family="text">
      <style:text-properties style:text-line-through-style="none" style:text-line-through-type="none" fo:language="ru" fo:country="RU" officeooo:rsid="05dc1a32" fo:background-color="transparent" loext:char-shading-value="0"/>
    </style:style>
    <style:style style:name="T1055" style:family="text">
      <style:text-properties style:text-line-through-style="none" style:text-line-through-type="none" fo:language="ru" fo:country="RU" officeooo:rsid="05dd981d" fo:background-color="transparent" loext:char-shading-value="0"/>
    </style:style>
    <style:style style:name="T1056" style:family="text">
      <style:text-properties style:text-line-through-style="none" style:text-line-through-type="none" fo:language="ru" fo:country="RU" officeooo:rsid="05df0d9c" fo:background-color="transparent" loext:char-shading-value="0"/>
    </style:style>
    <style:style style:name="T1057" style:family="text">
      <style:text-properties style:text-line-through-style="none" style:text-line-through-type="none" fo:language="ru" fo:country="RU" officeooo:rsid="05e2bd18" fo:background-color="transparent" loext:char-shading-value="0"/>
    </style:style>
    <style:style style:name="T1058" style:family="text">
      <style:text-properties style:text-line-through-style="none" style:text-line-through-type="none" fo:language="ru" fo:country="RU" officeooo:rsid="05dd37fb" fo:background-color="transparent" loext:char-shading-value="0"/>
    </style:style>
    <style:style style:name="T1059" style:family="text">
      <style:text-properties style:text-line-through-style="none" style:text-line-through-type="none" fo:language="ru" fo:country="RU" officeooo:rsid="05e4c322" fo:background-color="transparent" loext:char-shading-value="0"/>
    </style:style>
    <style:style style:name="T1060" style:family="text">
      <style:text-properties style:text-line-through-style="none" style:text-line-through-type="none" fo:language="ru" fo:country="RU" officeooo:rsid="05e6f380" fo:background-color="transparent" loext:char-shading-value="0"/>
    </style:style>
    <style:style style:name="T1061" style:family="text">
      <style:text-properties style:text-line-through-style="none" style:text-line-through-type="none" fo:language="ru" fo:country="RU" officeooo:rsid="05e51dbb" fo:background-color="transparent" loext:char-shading-value="0"/>
    </style:style>
    <style:style style:name="T1062" style:family="text">
      <style:text-properties style:text-line-through-style="none" style:text-line-through-type="none" fo:language="ru" fo:country="RU" officeooo:rsid="05e88618" fo:background-color="transparent" loext:char-shading-value="0"/>
    </style:style>
    <style:style style:name="T1063" style:family="text">
      <style:text-properties style:text-line-through-style="none" style:text-line-through-type="none" fo:language="ru" fo:country="RU" officeooo:rsid="05e8faa8" fo:background-color="transparent" loext:char-shading-value="0"/>
    </style:style>
    <style:style style:name="T1064" style:family="text">
      <style:text-properties style:text-line-through-style="none" style:text-line-through-type="none" fo:language="ru" fo:country="RU" officeooo:rsid="05ead2fa" fo:background-color="transparent" loext:char-shading-value="0"/>
    </style:style>
    <style:style style:name="T1065" style:family="text">
      <style:text-properties style:text-line-through-style="none" style:text-line-through-type="none" fo:language="ru" fo:country="RU" officeooo:rsid="05ebe41e" fo:background-color="transparent" loext:char-shading-value="0"/>
    </style:style>
    <style:style style:name="T1066" style:family="text">
      <style:text-properties style:text-line-through-style="none" style:text-line-through-type="none" fo:language="ru" fo:country="RU" officeooo:rsid="05ec1798" fo:background-color="transparent" loext:char-shading-value="0"/>
    </style:style>
    <style:style style:name="T1067" style:family="text">
      <style:text-properties style:text-line-through-style="none" style:text-line-through-type="none" fo:language="ru" fo:country="RU" officeooo:rsid="05ecd154" fo:background-color="transparent" loext:char-shading-value="0"/>
    </style:style>
    <style:style style:name="T1068" style:family="text">
      <style:text-properties style:text-line-through-style="none" style:text-line-through-type="none" fo:language="ru" fo:country="RU" officeooo:rsid="05ecdf15" fo:background-color="transparent" loext:char-shading-value="0"/>
    </style:style>
    <style:style style:name="T1069" style:family="text">
      <style:text-properties style:text-line-through-style="none" style:text-line-through-type="none" fo:language="ru" fo:country="RU" officeooo:rsid="05edcf16" fo:background-color="transparent" loext:char-shading-value="0"/>
    </style:style>
    <style:style style:name="T1070" style:family="text">
      <style:text-properties style:text-line-through-style="none" style:text-line-through-type="none" fo:language="ru" fo:country="RU" officeooo:rsid="05ef3dd3" fo:background-color="transparent" loext:char-shading-value="0"/>
    </style:style>
    <style:style style:name="T1071" style:family="text">
      <style:text-properties style:text-line-through-style="none" style:text-line-through-type="none" fo:language="ru" fo:country="RU" officeooo:rsid="05f4c37a" fo:background-color="transparent" loext:char-shading-value="0"/>
    </style:style>
    <style:style style:name="T1072" style:family="text">
      <style:text-properties style:text-line-through-style="none" style:text-line-through-type="none" fo:language="ru" fo:country="RU" officeooo:rsid="05f20589" fo:background-color="transparent" loext:char-shading-value="0"/>
    </style:style>
    <style:style style:name="T1073" style:family="text">
      <style:text-properties style:text-line-through-style="none" style:text-line-through-type="none" fo:language="ru" fo:country="RU" officeooo:rsid="05f613f8" fo:background-color="transparent" loext:char-shading-value="0"/>
    </style:style>
    <style:style style:name="T1074" style:family="text">
      <style:text-properties style:text-line-through-style="none" style:text-line-through-type="none" fo:language="ru" fo:country="RU" officeooo:rsid="05f75a64" fo:background-color="transparent" loext:char-shading-value="0"/>
    </style:style>
    <style:style style:name="T1075" style:family="text">
      <style:text-properties style:text-line-through-style="none" style:text-line-through-type="none" fo:language="ru" fo:country="RU" officeooo:rsid="05f78208" fo:background-color="transparent" loext:char-shading-value="0"/>
    </style:style>
    <style:style style:name="T1076" style:family="text">
      <style:text-properties style:text-line-through-style="none" style:text-line-through-type="none" fo:language="ru" fo:country="RU" officeooo:rsid="05fa14e5" fo:background-color="transparent" loext:char-shading-value="0"/>
    </style:style>
    <style:style style:name="T1077" style:family="text">
      <style:text-properties style:text-line-through-style="none" style:text-line-through-type="none" fo:language="ru" fo:country="RU" officeooo:rsid="05fb4e24" fo:background-color="transparent" loext:char-shading-value="0"/>
    </style:style>
    <style:style style:name="T1078" style:family="text">
      <style:text-properties style:text-line-through-style="none" style:text-line-through-type="none" fo:language="ru" fo:country="RU" officeooo:rsid="05f8818c" fo:background-color="transparent" loext:char-shading-value="0"/>
    </style:style>
    <style:style style:name="T1079" style:family="text">
      <style:text-properties style:text-line-through-style="none" style:text-line-through-type="none" fo:language="ru" fo:country="RU" officeooo:rsid="06006ca0" fo:background-color="transparent" loext:char-shading-value="0"/>
    </style:style>
    <style:style style:name="T1080" style:family="text">
      <style:text-properties style:text-line-through-style="none" style:text-line-through-type="none" fo:language="ru" fo:country="RU" officeooo:rsid="06020a58" fo:background-color="transparent" loext:char-shading-value="0"/>
    </style:style>
    <style:style style:name="T1081" style:family="text">
      <style:text-properties style:text-line-through-style="none" style:text-line-through-type="none" fo:language="ru" fo:country="RU" officeooo:rsid="06022f9e" fo:background-color="transparent" loext:char-shading-value="0"/>
    </style:style>
    <style:style style:name="T1082" style:family="text">
      <style:text-properties style:text-line-through-style="none" style:text-line-through-type="none" fo:language="ru" fo:country="RU" officeooo:rsid="0604a62c" fo:background-color="transparent" loext:char-shading-value="0"/>
    </style:style>
    <style:style style:name="T1083" style:family="text">
      <style:text-properties style:text-line-through-style="none" style:text-line-through-type="none" fo:language="ru" fo:country="RU" officeooo:rsid="0605a23c" fo:background-color="transparent" loext:char-shading-value="0"/>
    </style:style>
    <style:style style:name="T1084" style:family="text">
      <style:text-properties style:text-line-through-style="none" style:text-line-through-type="none" fo:language="ru" fo:country="RU" officeooo:rsid="0606eea4" fo:background-color="transparent" loext:char-shading-value="0"/>
    </style:style>
    <style:style style:name="T1085" style:family="text">
      <style:text-properties style:text-line-through-style="none" style:text-line-through-type="none" fo:language="ru" fo:country="RU" officeooo:rsid="0607730a" fo:background-color="transparent" loext:char-shading-value="0"/>
    </style:style>
    <style:style style:name="T1086" style:family="text">
      <style:text-properties style:text-line-through-style="none" style:text-line-through-type="none" fo:language="ru" fo:country="RU" officeooo:rsid="06095fb6" fo:background-color="transparent" loext:char-shading-value="0"/>
    </style:style>
    <style:style style:name="T1087" style:family="text">
      <style:text-properties style:text-line-through-style="none" style:text-line-through-type="none" fo:language="ru" fo:country="RU" officeooo:rsid="060a029a" fo:background-color="transparent" loext:char-shading-value="0"/>
    </style:style>
    <style:style style:name="T1088" style:family="text">
      <style:text-properties style:text-line-through-style="none" style:text-line-through-type="none" fo:language="ru" fo:country="RU" officeooo:rsid="060bca4b" fo:background-color="transparent" loext:char-shading-value="0"/>
    </style:style>
    <style:style style:name="T1089" style:family="text">
      <style:text-properties style:text-line-through-style="none" style:text-line-through-type="none" fo:language="ru" fo:country="RU" officeooo:rsid="060c29e4" fo:background-color="transparent" loext:char-shading-value="0"/>
    </style:style>
    <style:style style:name="T1090" style:family="text">
      <style:text-properties style:text-line-through-style="none" style:text-line-through-type="none" fo:language="ru" fo:country="RU" officeooo:rsid="060ee131" fo:background-color="transparent" loext:char-shading-value="0"/>
    </style:style>
    <style:style style:name="T1091" style:family="text">
      <style:text-properties style:text-line-through-style="none" style:text-line-through-type="none" fo:language="ru" fo:country="RU" officeooo:rsid="06125dac" fo:background-color="transparent" loext:char-shading-value="0"/>
    </style:style>
    <style:style style:name="T1092" style:family="text">
      <style:text-properties style:text-line-through-style="none" style:text-line-through-type="none" fo:language="ru" fo:country="RU" officeooo:rsid="0613c587" fo:background-color="transparent" loext:char-shading-value="0"/>
    </style:style>
    <style:style style:name="T1093" style:family="text">
      <style:text-properties style:text-line-through-style="none" style:text-line-through-type="none" fo:language="ru" fo:country="RU" officeooo:rsid="0614f4a6" fo:background-color="transparent" loext:char-shading-value="0"/>
    </style:style>
    <style:style style:name="T1094" style:family="text">
      <style:text-properties style:text-line-through-style="none" style:text-line-through-type="none" fo:language="ru" fo:country="RU" officeooo:rsid="06167621" fo:background-color="transparent" loext:char-shading-value="0"/>
    </style:style>
    <style:style style:name="T1095" style:family="text">
      <style:text-properties style:text-line-through-style="none" style:text-line-through-type="none" fo:language="ru" fo:country="RU" officeooo:rsid="06174122" fo:background-color="transparent" loext:char-shading-value="0"/>
    </style:style>
    <style:style style:name="T1096" style:family="text">
      <style:text-properties style:text-line-through-style="none" style:text-line-through-type="none" fo:language="ru" fo:country="RU" officeooo:rsid="061939bb" fo:background-color="transparent" loext:char-shading-value="0"/>
    </style:style>
    <style:style style:name="T1097" style:family="text">
      <style:text-properties style:text-line-through-style="none" style:text-line-through-type="none" fo:language="ru" fo:country="RU" officeooo:rsid="061b2ce6" fo:background-color="transparent" loext:char-shading-value="0"/>
    </style:style>
    <style:style style:name="T1098" style:family="text">
      <style:text-properties style:text-line-through-style="none" style:text-line-through-type="none" fo:language="ru" fo:country="RU" officeooo:rsid="061b5b22" fo:background-color="transparent" loext:char-shading-value="0"/>
    </style:style>
    <style:style style:name="T1099" style:family="text">
      <style:text-properties style:text-line-through-style="none" style:text-line-through-type="none" fo:language="ru" fo:country="RU" officeooo:rsid="061c9369" fo:background-color="transparent" loext:char-shading-value="0"/>
    </style:style>
    <style:style style:name="T1100" style:family="text">
      <style:text-properties style:text-line-through-style="none" style:text-line-through-type="none" fo:language="ru" fo:country="RU" officeooo:rsid="061e7745" fo:background-color="transparent" loext:char-shading-value="0"/>
    </style:style>
    <style:style style:name="T1101" style:family="text">
      <style:text-properties style:text-line-through-style="none" style:text-line-through-type="none" fo:language="ru" fo:country="RU" officeooo:rsid="061f37ca" fo:background-color="transparent" loext:char-shading-value="0"/>
    </style:style>
    <style:style style:name="T1102" style:family="text">
      <style:text-properties style:text-line-through-style="none" style:text-line-through-type="none" fo:language="ru" fo:country="RU" officeooo:rsid="06218996" fo:background-color="transparent" loext:char-shading-value="0"/>
    </style:style>
    <style:style style:name="T1103" style:family="text">
      <style:text-properties style:text-line-through-style="none" style:text-line-through-type="none" fo:language="ru" fo:country="RU" officeooo:rsid="0622c130" fo:background-color="transparent" loext:char-shading-value="0"/>
    </style:style>
    <style:style style:name="T1104" style:family="text">
      <style:text-properties style:text-line-through-style="none" style:text-line-through-type="none" fo:language="ru" fo:country="RU" officeooo:rsid="06240dc9" fo:background-color="transparent" loext:char-shading-value="0"/>
    </style:style>
    <style:style style:name="T1105" style:family="text">
      <style:text-properties style:text-line-through-style="none" style:text-line-through-type="none" fo:language="ru" fo:country="RU" officeooo:rsid="062735de" fo:background-color="transparent" loext:char-shading-value="0"/>
    </style:style>
    <style:style style:name="T1106" style:family="text">
      <style:text-properties style:text-line-through-style="none" style:text-line-through-type="none" fo:language="ru" fo:country="RU" officeooo:rsid="06287db0" fo:background-color="transparent" loext:char-shading-value="0"/>
    </style:style>
    <style:style style:name="T1107" style:family="text">
      <style:text-properties style:text-line-through-style="none" style:text-line-through-type="none" fo:language="ru" fo:country="RU" officeooo:rsid="062ad0fd" fo:background-color="transparent" loext:char-shading-value="0"/>
    </style:style>
    <style:style style:name="T1108" style:family="text">
      <style:text-properties style:text-line-through-style="none" style:text-line-through-type="none" fo:language="ru" fo:country="RU" officeooo:rsid="062c3265" fo:background-color="transparent" loext:char-shading-value="0"/>
    </style:style>
    <style:style style:name="T1109" style:family="text">
      <style:text-properties style:text-line-through-style="none" style:text-line-through-type="none" fo:language="ru" fo:country="RU" officeooo:rsid="062e9c09" fo:background-color="transparent" loext:char-shading-value="0"/>
    </style:style>
    <style:style style:name="T1110" style:family="text">
      <style:text-properties style:text-line-through-style="none" style:text-line-through-type="none" fo:language="ru" fo:country="RU" officeooo:rsid="062f6778" fo:background-color="transparent" loext:char-shading-value="0"/>
    </style:style>
    <style:style style:name="T1111" style:family="text">
      <style:text-properties style:text-line-through-style="none" style:text-line-through-type="none" fo:language="ru" fo:country="RU" officeooo:rsid="0630c5d4" fo:background-color="transparent" loext:char-shading-value="0"/>
    </style:style>
    <style:style style:name="T1112" style:family="text">
      <style:text-properties style:text-line-through-style="none" style:text-line-through-type="none" fo:language="ru" fo:country="RU" officeooo:rsid="0632caab" fo:background-color="transparent" loext:char-shading-value="0"/>
    </style:style>
    <style:style style:name="T1113" style:family="text">
      <style:text-properties style:text-line-through-style="none" style:text-line-through-type="none" fo:language="ru" fo:country="RU" officeooo:rsid="06349cc0" fo:background-color="transparent" loext:char-shading-value="0"/>
    </style:style>
    <style:style style:name="T1114" style:family="text">
      <style:text-properties style:text-line-through-style="none" style:text-line-through-type="none" fo:language="ru" fo:country="RU" officeooo:rsid="06362e55" fo:background-color="transparent" loext:char-shading-value="0"/>
    </style:style>
    <style:style style:name="T1115" style:family="text">
      <style:text-properties style:text-line-through-style="none" style:text-line-through-type="none" fo:language="ru" fo:country="RU" officeooo:rsid="06372be7" fo:background-color="transparent" loext:char-shading-value="0"/>
    </style:style>
    <style:style style:name="T1116" style:family="text">
      <style:text-properties style:text-line-through-style="none" style:text-line-through-type="none" fo:language="ru" fo:country="RU" officeooo:rsid="0638539e" fo:background-color="transparent" loext:char-shading-value="0"/>
    </style:style>
    <style:style style:name="T1117" style:family="text">
      <style:text-properties style:text-line-through-style="none" style:text-line-through-type="none" fo:language="ru" fo:country="RU" officeooo:rsid="0638c970" fo:background-color="transparent" loext:char-shading-value="0"/>
    </style:style>
    <style:style style:name="T1118" style:family="text">
      <style:text-properties style:text-line-through-style="none" style:text-line-through-type="none" fo:language="ru" fo:country="RU" officeooo:rsid="063bc8bd" fo:background-color="transparent" loext:char-shading-value="0"/>
    </style:style>
    <style:style style:name="T1119" style:family="text">
      <style:text-properties style:text-line-through-style="none" style:text-line-through-type="none" fo:language="ru" fo:country="RU" officeooo:rsid="063da217" fo:background-color="transparent" loext:char-shading-value="0"/>
    </style:style>
    <style:style style:name="T1120" style:family="text">
      <style:text-properties style:text-line-through-style="none" style:text-line-through-type="none" fo:language="ru" fo:country="RU" officeooo:rsid="063eb9d0" fo:background-color="transparent" loext:char-shading-value="0"/>
    </style:style>
    <style:style style:name="T1121" style:family="text">
      <style:text-properties style:text-line-through-style="none" style:text-line-through-type="none" fo:language="ru" fo:country="RU" officeooo:rsid="06401729" fo:background-color="transparent" loext:char-shading-value="0"/>
    </style:style>
    <style:style style:name="T1122" style:family="text">
      <style:text-properties style:text-line-through-style="none" style:text-line-through-type="none" fo:language="ru" fo:country="RU" officeooo:rsid="0641e948" fo:background-color="transparent" loext:char-shading-value="0"/>
    </style:style>
    <style:style style:name="T1123" style:family="text">
      <style:text-properties style:text-line-through-style="none" style:text-line-through-type="none" fo:language="ru" fo:country="RU" officeooo:rsid="0644783e" fo:background-color="transparent" loext:char-shading-value="0"/>
    </style:style>
    <style:style style:name="T1124" style:family="text">
      <style:text-properties style:text-line-through-style="none" style:text-line-through-type="none" fo:language="ru" fo:country="RU" officeooo:rsid="0645ed78" fo:background-color="transparent" loext:char-shading-value="0"/>
    </style:style>
    <style:style style:name="T1125" style:family="text">
      <style:text-properties style:text-line-through-style="none" style:text-line-through-type="none" fo:language="ru" fo:country="RU" officeooo:rsid="06472320" fo:background-color="transparent" loext:char-shading-value="0"/>
    </style:style>
    <style:style style:name="T1126" style:family="text">
      <style:text-properties style:text-line-through-style="none" style:text-line-through-type="none" fo:language="ru" fo:country="RU" officeooo:rsid="064c6651" fo:background-color="transparent" loext:char-shading-value="0"/>
    </style:style>
    <style:style style:name="T1127" style:family="text">
      <style:text-properties style:text-line-through-style="none" style:text-line-through-type="none" fo:language="ru" fo:country="RU" officeooo:rsid="064ec049" fo:background-color="transparent" loext:char-shading-value="0"/>
    </style:style>
    <style:style style:name="T1128" style:family="text">
      <style:text-properties style:text-line-through-style="none" style:text-line-through-type="none" fo:language="ru" fo:country="RU" officeooo:rsid="064ee3f2" fo:background-color="transparent" loext:char-shading-value="0"/>
    </style:style>
    <style:style style:name="T1129" style:family="text">
      <style:text-properties style:text-line-through-style="none" style:text-line-through-type="none" fo:language="ru" fo:country="RU" officeooo:rsid="0650a05d" fo:background-color="transparent" loext:char-shading-value="0"/>
    </style:style>
    <style:style style:name="T1130" style:family="text">
      <style:text-properties style:text-line-through-style="none" style:text-line-through-type="none" fo:language="ru" fo:country="RU" officeooo:rsid="064faa40" fo:background-color="transparent" loext:char-shading-value="0"/>
    </style:style>
    <style:style style:name="T1131" style:family="text">
      <style:text-properties style:text-line-through-style="none" style:text-line-through-type="none" fo:language="ru" fo:country="RU" officeooo:rsid="065131ca" fo:background-color="transparent" loext:char-shading-value="0"/>
    </style:style>
    <style:style style:name="T1132" style:family="text">
      <style:text-properties style:text-line-through-style="none" style:text-line-through-type="none" fo:language="ru" fo:country="RU" officeooo:rsid="065156dd" fo:background-color="transparent" loext:char-shading-value="0"/>
    </style:style>
    <style:style style:name="T1133" style:family="text">
      <style:text-properties style:text-line-through-style="none" style:text-line-through-type="none" fo:language="ru" fo:country="RU" officeooo:rsid="0656740f" fo:background-color="transparent" loext:char-shading-value="0"/>
    </style:style>
    <style:style style:name="T1134" style:family="text">
      <style:text-properties style:text-line-through-style="none" style:text-line-through-type="none" fo:language="ru" fo:country="RU" officeooo:rsid="06577243" fo:background-color="transparent" loext:char-shading-value="0"/>
    </style:style>
    <style:style style:name="T1135" style:family="text">
      <style:text-properties style:text-line-through-style="none" style:text-line-through-type="none" fo:language="ru" fo:country="RU" officeooo:rsid="0658af4e" fo:background-color="transparent" loext:char-shading-value="0"/>
    </style:style>
    <style:style style:name="T1136" style:family="text">
      <style:text-properties style:text-line-through-style="none" style:text-line-through-type="none" fo:language="ru" fo:country="RU" officeooo:rsid="0659a3cb" fo:background-color="transparent" loext:char-shading-value="0"/>
    </style:style>
    <style:style style:name="T1137" style:family="text">
      <style:text-properties style:text-line-through-style="none" style:text-line-through-type="none" fo:language="ru" fo:country="RU" officeooo:rsid="065b4529" fo:background-color="transparent" loext:char-shading-value="0"/>
    </style:style>
    <style:style style:name="T1138" style:family="text">
      <style:text-properties style:text-line-through-style="none" style:text-line-through-type="none" fo:language="ru" fo:country="RU" officeooo:rsid="065b6ffb" fo:background-color="transparent" loext:char-shading-value="0"/>
    </style:style>
    <style:style style:name="T1139" style:family="text">
      <style:text-properties style:text-line-through-style="none" style:text-line-through-type="none" fo:language="ru" fo:country="RU" officeooo:rsid="065e7c0f" fo:background-color="transparent" loext:char-shading-value="0"/>
    </style:style>
    <style:style style:name="T1140" style:family="text">
      <style:text-properties style:text-line-through-style="none" style:text-line-through-type="none" fo:language="ru" fo:country="RU" officeooo:rsid="0660177a" fo:background-color="transparent" loext:char-shading-value="0"/>
    </style:style>
    <style:style style:name="T1141" style:family="text">
      <style:text-properties style:text-line-through-style="none" style:text-line-through-type="none" fo:language="ru" fo:country="RU" officeooo:rsid="066235da" fo:background-color="transparent" loext:char-shading-value="0"/>
    </style:style>
    <style:style style:name="T1142" style:family="text">
      <style:text-properties style:text-line-through-style="none" style:text-line-through-type="none" fo:language="ru" fo:country="RU" officeooo:rsid="06637b9d" fo:background-color="transparent" loext:char-shading-value="0"/>
    </style:style>
    <style:style style:name="T1143" style:family="text">
      <style:text-properties style:text-line-through-style="none" style:text-line-through-type="none" fo:language="ru" fo:country="RU" officeooo:rsid="06671cb0" fo:background-color="transparent" loext:char-shading-value="0"/>
    </style:style>
    <style:style style:name="T1144" style:family="text">
      <style:text-properties style:text-line-through-style="none" style:text-line-through-type="none" fo:language="ru" fo:country="RU" officeooo:rsid="06679673" fo:background-color="transparent" loext:char-shading-value="0"/>
    </style:style>
    <style:style style:name="T1145" style:family="text">
      <style:text-properties style:text-line-through-style="none" style:text-line-through-type="none" fo:language="ru" fo:country="RU" officeooo:rsid="066a0d16" fo:background-color="transparent" loext:char-shading-value="0"/>
    </style:style>
    <style:style style:name="T1146" style:family="text">
      <style:text-properties style:text-line-through-style="none" style:text-line-through-type="none" fo:language="ru" fo:country="RU" officeooo:rsid="066be5da" fo:background-color="transparent" loext:char-shading-value="0"/>
    </style:style>
    <style:style style:name="T1147" style:family="text">
      <style:text-properties style:text-line-through-style="none" style:text-line-through-type="none" fo:language="ru" fo:country="RU" officeooo:rsid="066d7c06" fo:background-color="transparent" loext:char-shading-value="0"/>
    </style:style>
    <style:style style:name="T1148" style:family="text">
      <style:text-properties style:text-line-through-style="none" style:text-line-through-type="none" fo:language="ru" fo:country="RU" officeooo:rsid="066ecaf4" fo:background-color="transparent" loext:char-shading-value="0"/>
    </style:style>
    <style:style style:name="T1149" style:family="text">
      <style:text-properties style:text-line-through-style="none" style:text-line-through-type="none" fo:language="ru" fo:country="RU" officeooo:rsid="066eff80" fo:background-color="transparent" loext:char-shading-value="0"/>
    </style:style>
    <style:style style:name="T1150" style:family="text">
      <style:text-properties style:text-line-through-style="none" style:text-line-through-type="none" fo:language="ru" fo:country="RU" officeooo:rsid="066f86e5" fo:background-color="transparent" loext:char-shading-value="0"/>
    </style:style>
    <style:style style:name="T1151" style:family="text">
      <style:text-properties style:text-line-through-style="none" style:text-line-through-type="none" fo:language="ru" fo:country="RU" officeooo:rsid="06712911" fo:background-color="transparent" loext:char-shading-value="0"/>
    </style:style>
    <style:style style:name="T1152" style:family="text">
      <style:text-properties style:text-line-through-style="none" style:text-line-through-type="none" fo:language="ru" fo:country="RU" officeooo:rsid="06718a58" fo:background-color="transparent" loext:char-shading-value="0"/>
    </style:style>
    <style:style style:name="T1153" style:family="text">
      <style:text-properties style:text-line-through-style="none" style:text-line-through-type="none" fo:language="ru" fo:country="RU" officeooo:rsid="067225b6" fo:background-color="transparent" loext:char-shading-value="0"/>
    </style:style>
    <style:style style:name="T1154" style:family="text">
      <style:text-properties style:text-line-through-style="none" style:text-line-through-type="none" fo:language="ru" fo:country="RU" officeooo:rsid="06735cae" fo:background-color="transparent" loext:char-shading-value="0"/>
    </style:style>
    <style:style style:name="T1155" style:family="text">
      <style:text-properties style:text-line-through-style="none" style:text-line-through-type="none" fo:language="ru" fo:country="RU" officeooo:rsid="0674c376" fo:background-color="transparent" loext:char-shading-value="0"/>
    </style:style>
    <style:style style:name="T1156" style:family="text">
      <style:text-properties style:text-line-through-style="none" style:text-line-through-type="none" fo:language="ru" fo:country="RU" officeooo:rsid="067596f8" fo:background-color="transparent" loext:char-shading-value="0"/>
    </style:style>
    <style:style style:name="T1157" style:family="text">
      <style:text-properties style:text-line-through-style="none" style:text-line-through-type="none" fo:language="ru" fo:country="RU" officeooo:rsid="0678c6a5" fo:background-color="transparent" loext:char-shading-value="0"/>
    </style:style>
    <style:style style:name="T1158" style:family="text">
      <style:text-properties style:text-line-through-style="none" style:text-line-through-type="none" fo:language="ru" fo:country="RU" officeooo:rsid="06798664" fo:background-color="transparent" loext:char-shading-value="0"/>
    </style:style>
    <style:style style:name="T1159" style:family="text">
      <style:text-properties style:text-line-through-style="none" style:text-line-through-type="none" fo:language="ru" fo:country="RU" officeooo:rsid="0679cd27" fo:background-color="transparent" loext:char-shading-value="0"/>
    </style:style>
    <style:style style:name="T1160" style:family="text">
      <style:text-properties style:text-line-through-style="none" style:text-line-through-type="none" fo:language="ru" fo:country="RU" officeooo:rsid="067a5445" fo:background-color="transparent" loext:char-shading-value="0"/>
    </style:style>
    <style:style style:name="T1161" style:family="text">
      <style:text-properties style:text-line-through-style="none" style:text-line-through-type="none" fo:language="ru" fo:country="RU" officeooo:rsid="067be88c" fo:background-color="transparent" loext:char-shading-value="0"/>
    </style:style>
    <style:style style:name="T1162" style:family="text">
      <style:text-properties style:text-line-through-style="none" style:text-line-through-type="none" fo:language="ru" fo:country="RU" officeooo:rsid="067db04e" fo:background-color="transparent" loext:char-shading-value="0"/>
    </style:style>
    <style:style style:name="T1163" style:family="text">
      <style:text-properties style:text-line-through-style="none" style:text-line-through-type="none" fo:language="ru" fo:country="RU" officeooo:rsid="06804f15" fo:background-color="transparent" loext:char-shading-value="0"/>
    </style:style>
    <style:style style:name="T1164" style:family="text">
      <style:text-properties style:text-line-through-style="none" style:text-line-through-type="none" fo:language="ru" fo:country="RU" officeooo:rsid="0681f162" fo:background-color="transparent" loext:char-shading-value="0"/>
    </style:style>
    <style:style style:name="T1165" style:family="text">
      <style:text-properties style:text-line-through-style="none" style:text-line-through-type="none" fo:language="ru" fo:country="RU" officeooo:rsid="0682b3ee" fo:background-color="transparent" loext:char-shading-value="0"/>
    </style:style>
    <style:style style:name="T1166" style:family="text">
      <style:text-properties style:text-line-through-style="none" style:text-line-through-type="none" fo:language="ru" fo:country="RU" officeooo:rsid="0682f5c6" fo:background-color="transparent" loext:char-shading-value="0"/>
    </style:style>
    <style:style style:name="T1167" style:family="text">
      <style:text-properties style:text-line-through-style="none" style:text-line-through-type="none" fo:language="ru" fo:country="RU" officeooo:rsid="06838b99" fo:background-color="transparent" loext:char-shading-value="0"/>
    </style:style>
    <style:style style:name="T1168" style:family="text">
      <style:text-properties style:text-line-through-style="none" style:text-line-through-type="none" fo:language="ru" fo:country="RU" officeooo:rsid="06838d65" fo:background-color="transparent" loext:char-shading-value="0"/>
    </style:style>
    <style:style style:name="T1169" style:family="text">
      <style:text-properties style:text-line-through-style="none" style:text-line-through-type="none" fo:language="ru" fo:country="RU" officeooo:rsid="06856e25" fo:background-color="transparent" loext:char-shading-value="0"/>
    </style:style>
    <style:style style:name="T1170" style:family="text">
      <style:text-properties style:text-line-through-style="none" style:text-line-through-type="none" fo:language="ru" fo:country="RU" officeooo:rsid="068670bc" fo:background-color="transparent" loext:char-shading-value="0"/>
    </style:style>
    <style:style style:name="T1171" style:family="text">
      <style:text-properties style:text-line-through-style="none" style:text-line-through-type="none" fo:language="ru" fo:country="RU" officeooo:rsid="06876930" fo:background-color="transparent" loext:char-shading-value="0"/>
    </style:style>
    <style:style style:name="T1172" style:family="text">
      <style:text-properties style:text-line-through-style="none" style:text-line-through-type="none" fo:language="ru" fo:country="RU" officeooo:rsid="068950c8" fo:background-color="transparent" loext:char-shading-value="0"/>
    </style:style>
    <style:style style:name="T1173" style:family="text">
      <style:text-properties style:text-line-through-style="none" style:text-line-through-type="none" fo:language="ru" fo:country="RU" officeooo:rsid="068a09a8" fo:background-color="transparent" loext:char-shading-value="0"/>
    </style:style>
    <style:style style:name="T1174" style:family="text">
      <style:text-properties style:text-line-through-style="none" style:text-line-through-type="none" fo:language="ru" fo:country="RU" officeooo:rsid="068daed1" fo:background-color="transparent" loext:char-shading-value="0"/>
    </style:style>
    <style:style style:name="T1175" style:family="text">
      <style:text-properties style:text-line-through-style="none" style:text-line-through-type="none" fo:language="ru" fo:country="RU" officeooo:rsid="068f3dbc" fo:background-color="transparent" loext:char-shading-value="0"/>
    </style:style>
    <style:style style:name="T1176" style:family="text">
      <style:text-properties style:text-line-through-style="none" style:text-line-through-type="none" fo:language="ru" fo:country="RU" officeooo:rsid="069009ce" fo:background-color="transparent" loext:char-shading-value="0"/>
    </style:style>
    <style:style style:name="T1177" style:family="text">
      <style:text-properties style:text-line-through-style="none" style:text-line-through-type="none" fo:language="ru" fo:country="RU" officeooo:rsid="069111d3" fo:background-color="transparent" loext:char-shading-value="0"/>
    </style:style>
    <style:style style:name="T1178" style:family="text">
      <style:text-properties style:text-line-through-style="none" style:text-line-through-type="none" fo:language="ru" fo:country="RU" officeooo:rsid="0691ee78" fo:background-color="transparent" loext:char-shading-value="0"/>
    </style:style>
    <style:style style:name="T1179" style:family="text">
      <style:text-properties style:text-line-through-style="none" style:text-line-through-type="none" fo:language="ru" fo:country="RU" officeooo:rsid="069363f5" fo:background-color="transparent" loext:char-shading-value="0"/>
    </style:style>
    <style:style style:name="T1180" style:family="text">
      <style:text-properties style:text-line-through-style="none" style:text-line-through-type="none" fo:language="ru" fo:country="RU" officeooo:rsid="0694eec9" fo:background-color="transparent" loext:char-shading-value="0"/>
    </style:style>
    <style:style style:name="T1181" style:family="text">
      <style:text-properties style:text-line-through-style="none" style:text-line-through-type="none" fo:language="ru" fo:country="RU" officeooo:rsid="06958f32" fo:background-color="transparent" loext:char-shading-value="0"/>
    </style:style>
    <style:style style:name="T1182" style:family="text">
      <style:text-properties style:text-line-through-style="none" style:text-line-through-type="none" fo:language="ru" fo:country="RU" officeooo:rsid="069765da" fo:background-color="transparent" loext:char-shading-value="0"/>
    </style:style>
    <style:style style:name="T1183" style:family="text">
      <style:text-properties style:text-line-through-style="none" style:text-line-through-type="none" fo:language="ru" fo:country="RU" officeooo:rsid="0698e4dd" fo:background-color="transparent" loext:char-shading-value="0"/>
    </style:style>
    <style:style style:name="T1184" style:family="text">
      <style:text-properties style:text-line-through-style="none" style:text-line-through-type="none" fo:language="ru" fo:country="RU" officeooo:rsid="069abdc8" fo:background-color="transparent" loext:char-shading-value="0"/>
    </style:style>
    <style:style style:name="T1185" style:family="text">
      <style:text-properties style:text-line-through-style="none" style:text-line-through-type="none" fo:language="ru" fo:country="RU" officeooo:rsid="069b021f" fo:background-color="transparent" loext:char-shading-value="0"/>
    </style:style>
    <style:style style:name="T1186" style:family="text">
      <style:text-properties style:text-line-through-style="none" style:text-line-through-type="none" fo:language="ru" fo:country="RU" officeooo:rsid="069be98d" fo:background-color="transparent" loext:char-shading-value="0"/>
    </style:style>
    <style:style style:name="T1187" style:family="text">
      <style:text-properties style:text-line-through-style="none" style:text-line-through-type="none" fo:language="ru" fo:country="RU" officeooo:rsid="069cf8c2" fo:background-color="transparent" loext:char-shading-value="0"/>
    </style:style>
    <style:style style:name="T1188" style:family="text">
      <style:text-properties style:text-line-through-style="none" style:text-line-through-type="none" fo:language="ru" fo:country="RU" officeooo:rsid="069d647e" fo:background-color="transparent" loext:char-shading-value="0"/>
    </style:style>
    <style:style style:name="T1189" style:family="text">
      <style:text-properties style:text-line-through-style="none" style:text-line-through-type="none" fo:language="ru" fo:country="RU" officeooo:rsid="069da0ea" fo:background-color="transparent" loext:char-shading-value="0"/>
    </style:style>
    <style:style style:name="T1190" style:family="text">
      <style:text-properties style:text-line-through-style="none" style:text-line-through-type="none" fo:language="ru" fo:country="RU" officeooo:rsid="069f03d4" fo:background-color="transparent" loext:char-shading-value="0"/>
    </style:style>
    <style:style style:name="T1191" style:family="text">
      <style:text-properties style:text-line-through-style="none" style:text-line-through-type="none" fo:language="ru" fo:country="RU" officeooo:rsid="020535d4" fo:background-color="transparent" loext:char-shading-value="0"/>
    </style:style>
    <style:style style:name="T1192" style:family="text">
      <style:text-properties style:text-line-through-style="none" style:text-line-through-type="none" fo:language="ru" fo:country="RU" officeooo:rsid="021be89d" fo:background-color="transparent" loext:char-shading-value="0"/>
    </style:style>
    <style:style style:name="T1193" style:family="text">
      <style:text-properties style:text-line-through-style="none" style:text-line-through-type="none" fo:language="ru" fo:country="RU" officeooo:rsid="069fd079" fo:background-color="transparent" loext:char-shading-value="0"/>
    </style:style>
    <style:style style:name="T1194" style:family="text">
      <style:text-properties style:text-line-through-style="none" style:text-line-through-type="none" fo:language="ru" fo:country="RU" officeooo:rsid="06a03196" fo:background-color="transparent" loext:char-shading-value="0"/>
    </style:style>
    <style:style style:name="T1195" style:family="text">
      <style:text-properties style:text-line-through-style="none" style:text-line-through-type="none" fo:language="ru" fo:country="RU" officeooo:rsid="06a1d604" fo:background-color="transparent" loext:char-shading-value="0"/>
    </style:style>
    <style:style style:name="T1196" style:family="text">
      <style:text-properties style:text-line-through-style="none" style:text-line-through-type="none" fo:language="ru" fo:country="RU" officeooo:rsid="06a1f162" fo:background-color="transparent" loext:char-shading-value="0"/>
    </style:style>
    <style:style style:name="T1197" style:family="text">
      <style:text-properties style:text-line-through-style="none" style:text-line-through-type="none" fo:language="ru" fo:country="RU" officeooo:rsid="06a37875" fo:background-color="transparent" loext:char-shading-value="0"/>
    </style:style>
    <style:style style:name="T1198" style:family="text">
      <style:text-properties style:text-line-through-style="none" style:text-line-through-type="none" fo:language="ru" fo:country="RU" officeooo:rsid="06a6ac3c" fo:background-color="transparent" loext:char-shading-value="0"/>
    </style:style>
    <style:style style:name="T1199" style:family="text">
      <style:text-properties style:text-line-through-style="none" style:text-line-through-type="none" fo:language="ru" fo:country="RU" officeooo:rsid="06a847ec" fo:background-color="transparent" loext:char-shading-value="0"/>
    </style:style>
    <style:style style:name="T1200" style:family="text">
      <style:text-properties style:text-line-through-style="none" style:text-line-through-type="none" fo:language="ru" fo:country="RU" officeooo:rsid="06ac64c3" fo:background-color="transparent" loext:char-shading-value="0"/>
    </style:style>
    <style:style style:name="T1201" style:family="text">
      <style:text-properties style:text-line-through-style="none" style:text-line-through-type="none" fo:language="ru" fo:country="RU" officeooo:rsid="06ae4e24" fo:background-color="transparent" loext:char-shading-value="0"/>
    </style:style>
    <style:style style:name="T1202" style:family="text">
      <style:text-properties style:text-line-through-style="none" style:text-line-through-type="none" fo:language="ru" fo:country="RU" officeooo:rsid="06af79af" fo:background-color="transparent" loext:char-shading-value="0"/>
    </style:style>
    <style:style style:name="T1203" style:family="text">
      <style:text-properties style:text-line-through-style="none" style:text-line-through-type="none" fo:language="ru" fo:country="RU" officeooo:rsid="06afbc00" fo:background-color="transparent" loext:char-shading-value="0"/>
    </style:style>
    <style:style style:name="T1204" style:family="text">
      <style:text-properties style:text-line-through-style="none" style:text-line-through-type="none" fo:language="ru" fo:country="RU" officeooo:rsid="06b0ff16" fo:background-color="transparent" loext:char-shading-value="0"/>
    </style:style>
    <style:style style:name="T1205" style:family="text">
      <style:text-properties style:text-line-through-style="none" style:text-line-through-type="none" fo:language="ru" fo:country="RU" officeooo:rsid="06b1aeac" fo:background-color="transparent" loext:char-shading-value="0"/>
    </style:style>
    <style:style style:name="T1206" style:family="text">
      <style:text-properties style:text-line-through-style="none" style:text-line-through-type="none" fo:language="ru" fo:country="RU" officeooo:rsid="06b2d0aa" fo:background-color="transparent" loext:char-shading-value="0"/>
    </style:style>
    <style:style style:name="T1207" style:family="text">
      <style:text-properties style:text-line-through-style="none" style:text-line-through-type="none" fo:language="ru" fo:country="RU" officeooo:rsid="06b61f69" fo:background-color="transparent" loext:char-shading-value="0"/>
    </style:style>
    <style:style style:name="T1208" style:family="text">
      <style:text-properties style:text-line-through-style="none" style:text-line-through-type="none" fo:language="ru" fo:country="RU" officeooo:rsid="06b7b928" fo:background-color="transparent" loext:char-shading-value="0"/>
    </style:style>
    <style:style style:name="T1209" style:family="text">
      <style:text-properties style:text-line-through-style="none" style:text-line-through-type="none" fo:language="ru" fo:country="RU" officeooo:rsid="06b88dd8" fo:background-color="transparent" loext:char-shading-value="0"/>
    </style:style>
    <style:style style:name="T1210" style:family="text">
      <style:text-properties style:text-line-through-style="none" style:text-line-through-type="none" fo:language="ru" fo:country="RU" officeooo:rsid="06b9de40" fo:background-color="transparent" loext:char-shading-value="0"/>
    </style:style>
    <style:style style:name="T1211" style:family="text">
      <style:text-properties style:text-line-through-style="none" style:text-line-through-type="none" fo:language="ru" fo:country="RU" officeooo:rsid="06ba55d1" fo:background-color="transparent" loext:char-shading-value="0"/>
    </style:style>
    <style:style style:name="T1212" style:family="text">
      <style:text-properties style:text-line-through-style="none" style:text-line-through-type="none" fo:language="ru" fo:country="RU" officeooo:rsid="06bc366d" fo:background-color="transparent" loext:char-shading-value="0"/>
    </style:style>
    <style:style style:name="T1213" style:family="text">
      <style:text-properties style:text-line-through-style="none" style:text-line-through-type="none" fo:language="ru" fo:country="RU" officeooo:rsid="06bd3b3c" fo:background-color="transparent" loext:char-shading-value="0"/>
    </style:style>
    <style:style style:name="T1214" style:family="text">
      <style:text-properties style:text-line-through-style="none" style:text-line-through-type="none" fo:language="ru" fo:country="RU" officeooo:rsid="06beb9a0" fo:background-color="transparent" loext:char-shading-value="0"/>
    </style:style>
    <style:style style:name="T1215" style:family="text">
      <style:text-properties style:text-line-through-style="none" style:text-line-through-type="none" fo:language="ru" fo:country="RU" officeooo:rsid="06bf2cb6" fo:background-color="transparent" loext:char-shading-value="0"/>
    </style:style>
    <style:style style:name="T1216" style:family="text">
      <style:text-properties style:text-line-through-style="none" style:text-line-through-type="none" fo:language="ru" fo:country="RU" officeooo:rsid="06a9d744" fo:background-color="transparent" loext:char-shading-value="0"/>
    </style:style>
    <style:style style:name="T1217" style:family="text">
      <style:text-properties style:text-line-through-style="none" style:text-line-through-type="none" fo:language="ru" fo:country="RU" officeooo:rsid="06c0d2a6" fo:background-color="transparent" loext:char-shading-value="0"/>
    </style:style>
    <style:style style:name="T1218" style:family="text">
      <style:text-properties style:text-line-through-style="none" style:text-line-through-type="none" fo:language="ru" fo:country="RU" officeooo:rsid="06c128e8" fo:background-color="transparent" loext:char-shading-value="0"/>
    </style:style>
    <style:style style:name="T1219" style:family="text">
      <style:text-properties style:text-line-through-style="none" style:text-line-through-type="none" fo:language="ru" fo:country="RU" officeooo:rsid="06c12d6a" fo:background-color="transparent" loext:char-shading-value="0"/>
    </style:style>
    <style:style style:name="T1220" style:family="text">
      <style:text-properties style:text-line-through-style="none" style:text-line-through-type="none" fo:language="ru" fo:country="RU" officeooo:rsid="06c15671" fo:background-color="transparent" loext:char-shading-value="0"/>
    </style:style>
    <style:style style:name="T1221" style:family="text">
      <style:text-properties style:text-line-through-style="none" style:text-line-through-type="none" fo:language="ru" fo:country="RU" officeooo:rsid="06c4f34b" fo:background-color="transparent" loext:char-shading-value="0"/>
    </style:style>
    <style:style style:name="T1222" style:family="text">
      <style:text-properties style:text-line-through-style="none" style:text-line-through-type="none" fo:language="ru" fo:country="RU" officeooo:rsid="06c6824c" fo:background-color="transparent" loext:char-shading-value="0"/>
    </style:style>
    <style:style style:name="T1223" style:family="text">
      <style:text-properties style:text-line-through-style="none" style:text-line-through-type="none" fo:language="ru" fo:country="RU" officeooo:rsid="06c72719" fo:background-color="transparent" loext:char-shading-value="0"/>
    </style:style>
    <style:style style:name="T1224" style:family="text">
      <style:text-properties style:text-line-through-style="none" style:text-line-through-type="none" fo:language="ru" fo:country="RU" officeooo:rsid="06c8b283" fo:background-color="transparent" loext:char-shading-value="0"/>
    </style:style>
    <style:style style:name="T1225" style:family="text">
      <style:text-properties style:text-line-through-style="none" style:text-line-through-type="none" fo:language="ru" fo:country="RU" officeooo:rsid="06ca4fbf" fo:background-color="transparent" loext:char-shading-value="0"/>
    </style:style>
    <style:style style:name="T1226" style:family="text">
      <style:text-properties style:text-line-through-style="none" style:text-line-through-type="none" fo:language="ru" fo:country="RU" officeooo:rsid="06cc438b" fo:background-color="transparent" loext:char-shading-value="0"/>
    </style:style>
    <style:style style:name="T1227" style:family="text">
      <style:text-properties style:text-line-through-style="none" style:text-line-through-type="none" fo:language="ru" fo:country="RU" officeooo:rsid="06d16ac2" fo:background-color="transparent" loext:char-shading-value="0"/>
    </style:style>
    <style:style style:name="T1228" style:family="text">
      <style:text-properties style:text-line-through-style="none" style:text-line-through-type="none" fo:language="ru" fo:country="RU" officeooo:rsid="06d2510c" fo:background-color="transparent" loext:char-shading-value="0"/>
    </style:style>
    <style:style style:name="T1229" style:family="text">
      <style:text-properties style:text-line-through-style="none" style:text-line-through-type="none" fo:language="ru" fo:country="RU" officeooo:rsid="06d409f0" fo:background-color="transparent" loext:char-shading-value="0"/>
    </style:style>
    <style:style style:name="T1230" style:family="text">
      <style:text-properties style:text-line-through-style="none" style:text-line-through-type="none" fo:language="ru" fo:country="RU" officeooo:rsid="06d55fdb" fo:background-color="transparent" loext:char-shading-value="0"/>
    </style:style>
    <style:style style:name="T1231" style:family="text">
      <style:text-properties style:text-line-through-style="none" style:text-line-through-type="none" fo:language="ru" fo:country="RU" officeooo:rsid="06d5679b" fo:background-color="transparent" loext:char-shading-value="0"/>
    </style:style>
    <style:style style:name="T1232" style:family="text">
      <style:text-properties style:text-line-through-style="none" style:text-line-through-type="none" fo:language="ru" fo:country="RU" officeooo:rsid="06d6cfeb" fo:background-color="transparent" loext:char-shading-value="0"/>
    </style:style>
    <style:style style:name="T1233" style:family="text">
      <style:text-properties style:text-line-through-style="none" style:text-line-through-type="none" fo:language="ru" fo:country="RU" officeooo:rsid="06d8c45c" fo:background-color="transparent" loext:char-shading-value="0"/>
    </style:style>
    <style:style style:name="T1234" style:family="text">
      <style:text-properties style:text-line-through-style="none" style:text-line-through-type="none" fo:language="ru" fo:country="RU" officeooo:rsid="06da23d5" fo:background-color="transparent" loext:char-shading-value="0"/>
    </style:style>
    <style:style style:name="T1235" style:family="text">
      <style:text-properties style:text-line-through-style="none" style:text-line-through-type="none" fo:language="ru" fo:country="RU" officeooo:rsid="06dac0c5" fo:background-color="transparent" loext:char-shading-value="0"/>
    </style:style>
    <style:style style:name="T1236" style:family="text">
      <style:text-properties style:text-line-through-style="none" style:text-line-through-type="none" fo:language="ru" fo:country="RU" officeooo:rsid="06dc4ffd" fo:background-color="transparent" loext:char-shading-value="0"/>
    </style:style>
    <style:style style:name="T1237" style:family="text">
      <style:text-properties style:text-line-through-style="none" style:text-line-through-type="none" fo:language="ru" fo:country="RU" officeooo:rsid="06dda970" fo:background-color="transparent" loext:char-shading-value="0"/>
    </style:style>
    <style:style style:name="T1238" style:family="text">
      <style:text-properties style:text-line-through-style="none" style:text-line-through-type="none" fo:language="ru" fo:country="RU" officeooo:rsid="06ddfe5d" fo:background-color="transparent" loext:char-shading-value="0"/>
    </style:style>
    <style:style style:name="T1239" style:family="text">
      <style:text-properties style:text-line-through-style="none" style:text-line-through-type="none" fo:language="ru" fo:country="RU" officeooo:rsid="06dfa59b" fo:background-color="transparent" loext:char-shading-value="0"/>
    </style:style>
    <style:style style:name="T1240" style:family="text">
      <style:text-properties style:text-line-through-style="none" style:text-line-through-type="none" fo:language="ru" fo:country="RU" officeooo:rsid="06e023e7" fo:background-color="transparent" loext:char-shading-value="0"/>
    </style:style>
    <style:style style:name="T1241" style:family="text">
      <style:text-properties style:text-line-through-style="none" style:text-line-through-type="none" fo:language="ru" fo:country="RU" officeooo:rsid="06e104f9" fo:background-color="transparent" loext:char-shading-value="0"/>
    </style:style>
    <style:style style:name="T1242" style:family="text">
      <style:text-properties style:text-line-through-style="none" style:text-line-through-type="none" fo:language="ru" fo:country="RU" officeooo:rsid="06e39b10" fo:background-color="transparent" loext:char-shading-value="0"/>
    </style:style>
    <style:style style:name="T1243" style:family="text">
      <style:text-properties style:text-line-through-style="none" style:text-line-through-type="none" fo:language="ru" fo:country="RU" officeooo:rsid="06e4236b" fo:background-color="transparent" loext:char-shading-value="0"/>
    </style:style>
    <style:style style:name="T1244" style:family="text">
      <style:text-properties style:text-line-through-style="none" style:text-line-through-type="none" fo:language="ru" fo:country="RU" officeooo:rsid="06e4b9ed" fo:background-color="transparent" loext:char-shading-value="0"/>
    </style:style>
    <style:style style:name="T1245" style:family="text">
      <style:text-properties style:text-line-through-style="none" style:text-line-through-type="none" fo:language="ru" fo:country="RU" officeooo:rsid="06e56e3d" fo:background-color="transparent" loext:char-shading-value="0"/>
    </style:style>
    <style:style style:name="T1246" style:family="text">
      <style:text-properties style:text-line-through-style="none" style:text-line-through-type="none" fo:language="ru" fo:country="RU" officeooo:rsid="06e74d90" fo:background-color="transparent" loext:char-shading-value="0"/>
    </style:style>
    <style:style style:name="T1247" style:family="text">
      <style:text-properties style:text-line-through-style="none" style:text-line-through-type="none" fo:language="ru" fo:country="RU" officeooo:rsid="06e8394a" fo:background-color="transparent" loext:char-shading-value="0"/>
    </style:style>
    <style:style style:name="T1248" style:family="text">
      <style:text-properties style:text-line-through-style="none" style:text-line-through-type="none" fo:language="ru" fo:country="RU" officeooo:rsid="06e8e172" fo:background-color="transparent" loext:char-shading-value="0"/>
    </style:style>
    <style:style style:name="T1249" style:family="text">
      <style:text-properties style:text-line-through-style="none" style:text-line-through-type="none" fo:language="ru" fo:country="RU" officeooo:rsid="06ea4614" fo:background-color="transparent" loext:char-shading-value="0"/>
    </style:style>
    <style:style style:name="T1250" style:family="text">
      <style:text-properties style:text-line-through-style="none" style:text-line-through-type="none" fo:language="ru" fo:country="RU" officeooo:rsid="06ee8327" fo:background-color="transparent" loext:char-shading-value="0"/>
    </style:style>
    <style:style style:name="T1251" style:family="text">
      <style:text-properties style:text-line-through-style="none" style:text-line-through-type="none" fo:language="ru" fo:country="RU" officeooo:rsid="06ef8af7" fo:background-color="transparent" loext:char-shading-value="0"/>
    </style:style>
    <style:style style:name="T1252" style:family="text">
      <style:text-properties style:text-line-through-style="none" style:text-line-through-type="none" fo:language="ru" fo:country="RU" officeooo:rsid="06f14423" fo:background-color="transparent" loext:char-shading-value="0"/>
    </style:style>
    <style:style style:name="T1253" style:family="text">
      <style:text-properties style:text-line-through-style="none" style:text-line-through-type="none" fo:language="ru" fo:country="RU" officeooo:rsid="06ee5f87" fo:background-color="transparent" loext:char-shading-value="0"/>
    </style:style>
    <style:style style:name="T1254" style:family="text">
      <style:text-properties style:text-line-through-style="none" style:text-line-through-type="none" fo:language="ru" fo:country="RU" officeooo:rsid="06f1ea3a" fo:background-color="transparent" loext:char-shading-value="0"/>
    </style:style>
    <style:style style:name="T1255" style:family="text">
      <style:text-properties style:text-line-through-style="none" style:text-line-through-type="none" fo:language="ru" fo:country="RU" officeooo:rsid="06f5a314" fo:background-color="transparent" loext:char-shading-value="0"/>
    </style:style>
    <style:style style:name="T1256" style:family="text">
      <style:text-properties style:text-line-through-style="none" style:text-line-through-type="none" fo:language="ru" fo:country="RU" officeooo:rsid="06f5be2c" fo:background-color="transparent" loext:char-shading-value="0"/>
    </style:style>
    <style:style style:name="T1257" style:family="text">
      <style:text-properties style:text-line-through-style="none" style:text-line-through-type="none" fo:language="ru" fo:country="RU" officeooo:rsid="06f6d5c4" fo:background-color="transparent" loext:char-shading-value="0"/>
    </style:style>
    <style:style style:name="T1258" style:family="text">
      <style:text-properties style:text-line-through-style="none" style:text-line-through-type="none" fo:language="ru" fo:country="RU" officeooo:rsid="06f8779a" fo:background-color="transparent" loext:char-shading-value="0"/>
    </style:style>
    <style:style style:name="T1259" style:family="text">
      <style:text-properties style:text-line-through-style="none" style:text-line-through-type="none" fo:language="ru" fo:country="RU" officeooo:rsid="06f921ad" fo:background-color="transparent" loext:char-shading-value="0"/>
    </style:style>
    <style:style style:name="T1260" style:family="text">
      <style:text-properties style:text-line-through-style="none" style:text-line-through-type="none" fo:language="ru" fo:country="RU" officeooo:rsid="06fb20ba" fo:background-color="transparent" loext:char-shading-value="0"/>
    </style:style>
    <style:style style:name="T1261" style:family="text">
      <style:text-properties style:text-line-through-style="none" style:text-line-through-type="none" fo:language="ru" fo:country="RU" officeooo:rsid="06fcf202" fo:background-color="transparent" loext:char-shading-value="0"/>
    </style:style>
    <style:style style:name="T1262" style:family="text">
      <style:text-properties style:text-line-through-style="none" style:text-line-through-type="none" fo:language="ru" fo:country="RU" officeooo:rsid="06ff12ae" fo:background-color="transparent" loext:char-shading-value="0"/>
    </style:style>
    <style:style style:name="T1263" style:family="text">
      <style:text-properties style:text-line-through-style="none" style:text-line-through-type="none" fo:language="ru" fo:country="RU" officeooo:rsid="0700e296" fo:background-color="transparent" loext:char-shading-value="0"/>
    </style:style>
    <style:style style:name="T1264" style:family="text">
      <style:text-properties style:text-line-through-style="none" style:text-line-through-type="none" fo:language="ru" fo:country="RU" officeooo:rsid="070224a2" fo:background-color="transparent" loext:char-shading-value="0"/>
    </style:style>
    <style:style style:name="T1265" style:family="text">
      <style:text-properties style:text-line-through-style="none" style:text-line-through-type="none" fo:language="ru" fo:country="RU" officeooo:rsid="07023e7a" fo:background-color="transparent" loext:char-shading-value="0"/>
    </style:style>
    <style:style style:name="T1266" style:family="text">
      <style:text-properties style:text-line-through-style="none" style:text-line-through-type="none" fo:language="ru" fo:country="RU" officeooo:rsid="07025fd3" fo:background-color="transparent" loext:char-shading-value="0"/>
    </style:style>
    <style:style style:name="T1267" style:family="text">
      <style:text-properties style:text-line-through-style="none" style:text-line-through-type="none" fo:language="ru" fo:country="RU" officeooo:rsid="0703268f" fo:background-color="transparent" loext:char-shading-value="0"/>
    </style:style>
    <style:style style:name="T1268" style:family="text">
      <style:text-properties style:text-line-through-style="none" style:text-line-through-type="none" fo:language="ru" fo:country="RU" officeooo:rsid="07051e46" fo:background-color="transparent" loext:char-shading-value="0"/>
    </style:style>
    <style:style style:name="T1269" style:family="text">
      <style:text-properties style:text-line-through-style="none" style:text-line-through-type="none" fo:language="ru" fo:country="RU" officeooo:rsid="07065ddd" fo:background-color="transparent" loext:char-shading-value="0"/>
    </style:style>
    <style:style style:name="T1270" style:family="text">
      <style:text-properties style:text-line-through-style="none" style:text-line-through-type="none" fo:language="ru" fo:country="RU" officeooo:rsid="0706d883" fo:background-color="transparent" loext:char-shading-value="0"/>
    </style:style>
    <style:style style:name="T1271" style:family="text">
      <style:text-properties style:text-line-through-style="none" style:text-line-through-type="none" fo:language="ru" fo:country="RU" officeooo:rsid="0707e86b" fo:background-color="transparent" loext:char-shading-value="0"/>
    </style:style>
    <style:style style:name="T1272" style:family="text">
      <style:text-properties style:text-line-through-style="none" style:text-line-through-type="none" fo:language="ru" fo:country="RU" officeooo:rsid="070b590a" fo:background-color="transparent" loext:char-shading-value="0"/>
    </style:style>
    <style:style style:name="T1273" style:family="text">
      <style:text-properties style:text-line-through-style="none" style:text-line-through-type="none" fo:language="ru" fo:country="RU" officeooo:rsid="070cd550" fo:background-color="transparent" loext:char-shading-value="0"/>
    </style:style>
    <style:style style:name="T1274" style:family="text">
      <style:text-properties style:text-line-through-style="none" style:text-line-through-type="none" fo:language="ru" fo:country="RU" officeooo:rsid="0709a64f" fo:background-color="transparent" loext:char-shading-value="0"/>
    </style:style>
    <style:style style:name="T1275" style:family="text">
      <style:text-properties style:text-line-through-style="none" style:text-line-through-type="none" fo:language="ru" fo:country="RU" officeooo:rsid="07106185" fo:background-color="transparent" loext:char-shading-value="0"/>
    </style:style>
    <style:style style:name="T1276" style:family="text">
      <style:text-properties style:text-line-through-style="none" style:text-line-through-type="none" fo:language="ru" fo:country="RU" officeooo:rsid="071222ec" fo:background-color="transparent" loext:char-shading-value="0"/>
    </style:style>
    <style:style style:name="T1277" style:family="text">
      <style:text-properties style:text-line-through-style="none" style:text-line-through-type="none" fo:language="ru" fo:country="RU" officeooo:rsid="0712d847" fo:background-color="transparent" loext:char-shading-value="0"/>
    </style:style>
    <style:style style:name="T1278" style:family="text">
      <style:text-properties style:text-line-through-style="none" style:text-line-through-type="none" fo:language="ru" fo:country="RU" officeooo:rsid="0714caa8" fo:background-color="transparent" loext:char-shading-value="0"/>
    </style:style>
    <style:style style:name="T1279" style:family="text">
      <style:text-properties style:text-line-through-style="none" style:text-line-through-type="none" fo:language="ru" fo:country="RU" officeooo:rsid="07166ef8" fo:background-color="transparent" loext:char-shading-value="0"/>
    </style:style>
    <style:style style:name="T1280" style:family="text">
      <style:text-properties style:text-line-through-style="none" style:text-line-through-type="none" fo:language="ru" fo:country="RU" officeooo:rsid="07181e8d" fo:background-color="transparent" loext:char-shading-value="0"/>
    </style:style>
    <style:style style:name="T1281" style:family="text">
      <style:text-properties style:text-line-through-style="none" style:text-line-through-type="none" fo:language="ru" fo:country="RU" officeooo:rsid="071a87d7" fo:background-color="transparent" loext:char-shading-value="0"/>
    </style:style>
    <style:style style:name="T1282" style:family="text">
      <style:text-properties style:text-line-through-style="none" style:text-line-through-type="none" fo:language="ru" fo:country="RU" officeooo:rsid="071b64da" fo:background-color="transparent" loext:char-shading-value="0"/>
    </style:style>
    <style:style style:name="T1283" style:family="text">
      <style:text-properties style:text-line-through-style="none" style:text-line-through-type="none" fo:language="ru" fo:country="RU" officeooo:rsid="071d3a3d" fo:background-color="transparent" loext:char-shading-value="0"/>
    </style:style>
    <style:style style:name="T1284" style:family="text">
      <style:text-properties style:text-line-through-style="none" style:text-line-through-type="none" fo:language="ru" fo:country="RU" officeooo:rsid="071f05a4" fo:background-color="transparent" loext:char-shading-value="0"/>
    </style:style>
    <style:style style:name="T1285" style:family="text">
      <style:text-properties style:text-line-through-style="none" style:text-line-through-type="none" fo:language="ru" fo:country="RU" officeooo:rsid="071f7d05" fo:background-color="transparent" loext:char-shading-value="0"/>
    </style:style>
    <style:style style:name="T1286" style:family="text">
      <style:text-properties style:text-line-through-style="none" style:text-line-through-type="none" fo:language="ru" fo:country="RU" officeooo:rsid="0720c3c4" fo:background-color="transparent" loext:char-shading-value="0"/>
    </style:style>
    <style:style style:name="T1287" style:family="text">
      <style:text-properties style:text-line-through-style="none" style:text-line-through-type="none" fo:language="ru" fo:country="RU" officeooo:rsid="07233bf7" fo:background-color="transparent" loext:char-shading-value="0"/>
    </style:style>
    <style:style style:name="T1288" style:family="text">
      <style:text-properties style:text-line-through-style="none" style:text-line-through-type="none" fo:language="ru" fo:country="RU" officeooo:rsid="07238dab" fo:background-color="transparent" loext:char-shading-value="0"/>
    </style:style>
    <style:style style:name="T1289" style:family="text">
      <style:text-properties style:text-line-through-style="none" style:text-line-through-type="none" fo:language="ru" fo:country="RU" officeooo:rsid="072499b0" fo:background-color="transparent" loext:char-shading-value="0"/>
    </style:style>
    <style:style style:name="T1290" style:family="text">
      <style:text-properties style:text-line-through-style="none" style:text-line-through-type="none" fo:language="ru" fo:country="RU" officeooo:rsid="072547b6" fo:background-color="transparent" loext:char-shading-value="0"/>
    </style:style>
    <style:style style:name="T1291" style:family="text">
      <style:text-properties style:text-line-through-style="none" style:text-line-through-type="none" fo:language="ru" fo:country="RU" officeooo:rsid="07273803" fo:background-color="transparent" loext:char-shading-value="0"/>
    </style:style>
    <style:style style:name="T1292" style:family="text">
      <style:text-properties style:text-line-through-style="none" style:text-line-through-type="none" fo:language="ru" fo:country="RU" officeooo:rsid="072852f2" fo:background-color="transparent" loext:char-shading-value="0"/>
    </style:style>
    <style:style style:name="T1293" style:family="text">
      <style:text-properties style:text-line-through-style="none" style:text-line-through-type="none" fo:language="ru" fo:country="RU" officeooo:rsid="0729eb6b" fo:background-color="transparent" loext:char-shading-value="0"/>
    </style:style>
    <style:style style:name="T1294" style:family="text">
      <style:text-properties style:text-line-through-style="none" style:text-line-through-type="none" fo:language="ru" fo:country="RU" officeooo:rsid="072a68b4" fo:background-color="transparent" loext:char-shading-value="0"/>
    </style:style>
    <style:style style:name="T1295" style:family="text">
      <style:text-properties style:text-line-through-style="none" style:text-line-through-type="none" fo:language="ru" fo:country="RU" officeooo:rsid="072ba52f" fo:background-color="transparent" loext:char-shading-value="0"/>
    </style:style>
    <style:style style:name="T1296" style:family="text">
      <style:text-properties style:text-line-through-style="none" style:text-line-through-type="none" fo:language="ru" fo:country="RU" officeooo:rsid="072bf8bb" fo:background-color="transparent" loext:char-shading-value="0"/>
    </style:style>
    <style:style style:name="T1297" style:family="text">
      <style:text-properties style:text-line-through-style="none" style:text-line-through-type="none" fo:language="ru" fo:country="RU" officeooo:rsid="07342611" fo:background-color="transparent" loext:char-shading-value="0"/>
    </style:style>
    <style:style style:name="T1298" style:family="text">
      <style:text-properties style:text-line-through-style="none" style:text-line-through-type="none" fo:language="ru" fo:country="RU" officeooo:rsid="07354d70" fo:background-color="transparent" loext:char-shading-value="0"/>
    </style:style>
    <style:style style:name="T1299" style:family="text">
      <style:text-properties style:text-line-through-style="none" style:text-line-through-type="none" fo:language="ru" fo:country="RU" officeooo:rsid="0736a07e" fo:background-color="transparent" loext:char-shading-value="0"/>
    </style:style>
    <style:style style:name="T1300" style:family="text">
      <style:text-properties style:text-line-through-style="none" style:text-line-through-type="none" fo:language="ru" fo:country="RU" officeooo:rsid="07383e1a" fo:background-color="transparent" loext:char-shading-value="0"/>
    </style:style>
    <style:style style:name="T1301" style:family="text">
      <style:text-properties style:text-line-through-style="none" style:text-line-through-type="none" fo:language="ru" fo:country="RU" officeooo:rsid="07392691" fo:background-color="transparent" loext:char-shading-value="0"/>
    </style:style>
    <style:style style:name="T1302" style:family="text">
      <style:text-properties style:text-line-through-style="none" style:text-line-through-type="none" fo:language="ru" fo:country="RU" officeooo:rsid="073a7050" fo:background-color="transparent" loext:char-shading-value="0"/>
    </style:style>
    <style:style style:name="T1303" style:family="text">
      <style:text-properties style:text-line-through-style="none" style:text-line-through-type="none" fo:language="ru" fo:country="RU" officeooo:rsid="073a7f86" fo:background-color="transparent" loext:char-shading-value="0"/>
    </style:style>
    <style:style style:name="T1304" style:family="text">
      <style:text-properties style:text-line-through-style="none" style:text-line-through-type="none" fo:language="ru" fo:country="RU" officeooo:rsid="073b6498" fo:background-color="transparent" loext:char-shading-value="0"/>
    </style:style>
    <style:style style:name="T1305" style:family="text">
      <style:text-properties style:text-line-through-style="none" style:text-line-through-type="none" fo:language="ru" fo:country="RU" officeooo:rsid="073c29cf" fo:background-color="transparent" loext:char-shading-value="0"/>
    </style:style>
    <style:style style:name="T1306" style:family="text">
      <style:text-properties style:text-line-through-style="none" style:text-line-through-type="none" fo:language="ru" fo:country="RU" officeooo:rsid="073f73dd" fo:background-color="transparent" loext:char-shading-value="0"/>
    </style:style>
    <style:style style:name="T1307" style:family="text">
      <style:text-properties style:text-line-through-style="none" style:text-line-through-type="none" fo:language="ru" fo:country="RU" officeooo:rsid="07406f3b" fo:background-color="transparent" loext:char-shading-value="0"/>
    </style:style>
    <style:style style:name="T1308" style:family="text">
      <style:text-properties style:text-line-through-style="none" style:text-line-through-type="none" fo:language="ru" fo:country="RU" officeooo:rsid="0741832e" fo:background-color="transparent" loext:char-shading-value="0"/>
    </style:style>
    <style:style style:name="T1309" style:family="text">
      <style:text-properties style:text-line-through-style="none" style:text-line-through-type="none" fo:language="ru" fo:country="RU" officeooo:rsid="073db787" fo:background-color="transparent" loext:char-shading-value="0"/>
    </style:style>
    <style:style style:name="T1310" style:family="text">
      <style:text-properties style:text-line-through-style="none" style:text-line-through-type="none" fo:language="ru" fo:country="RU" officeooo:rsid="0743416e" fo:background-color="transparent" loext:char-shading-value="0"/>
    </style:style>
    <style:style style:name="T1311" style:family="text">
      <style:text-properties style:text-line-through-style="none" style:text-line-through-type="none" fo:language="ru" fo:country="RU" officeooo:rsid="0743ee4c" fo:background-color="transparent" loext:char-shading-value="0"/>
    </style:style>
    <style:style style:name="T1312" style:family="text">
      <style:text-properties style:text-line-through-style="none" style:text-line-through-type="none" fo:language="ru" fo:country="RU" officeooo:rsid="07442703" fo:background-color="transparent" loext:char-shading-value="0"/>
    </style:style>
    <style:style style:name="T1313" style:family="text">
      <style:text-properties style:text-line-through-style="none" style:text-line-through-type="none" fo:language="ru" fo:country="RU" officeooo:rsid="0744e795" fo:background-color="transparent" loext:char-shading-value="0"/>
    </style:style>
    <style:style style:name="T1314" style:family="text">
      <style:text-properties style:text-line-through-style="none" style:text-line-through-type="none" fo:language="ru" fo:country="RU" officeooo:rsid="074524bd" fo:background-color="transparent" loext:char-shading-value="0"/>
    </style:style>
    <style:style style:name="T1315" style:family="text">
      <style:text-properties style:text-line-through-style="none" style:text-line-through-type="none" fo:language="ru" fo:country="RU" officeooo:rsid="0746ce10" fo:background-color="transparent" loext:char-shading-value="0"/>
    </style:style>
    <style:style style:name="T1316" style:family="text">
      <style:text-properties style:text-line-through-style="none" style:text-line-through-type="none" fo:language="ru" fo:country="RU" officeooo:rsid="0746cf1b" fo:background-color="transparent" loext:char-shading-value="0"/>
    </style:style>
    <style:style style:name="T1317" style:family="text">
      <style:text-properties style:text-line-through-style="none" style:text-line-through-type="none" fo:language="ru" fo:country="RU" officeooo:rsid="074892e9" fo:background-color="transparent" loext:char-shading-value="0"/>
    </style:style>
    <style:style style:name="T1318" style:family="text">
      <style:text-properties style:text-line-through-style="none" style:text-line-through-type="none" fo:language="ru" fo:country="RU" officeooo:rsid="0747fe79" fo:background-color="transparent" loext:char-shading-value="0"/>
    </style:style>
    <style:style style:name="T1319" style:family="text">
      <style:text-properties style:text-line-through-style="none" style:text-line-through-type="none" fo:language="ru" fo:country="RU" officeooo:rsid="074986a7" fo:background-color="transparent" loext:char-shading-value="0"/>
    </style:style>
    <style:style style:name="T1320" style:family="text">
      <style:text-properties style:text-line-through-style="none" style:text-line-through-type="none" fo:language="ru" fo:country="RU" officeooo:rsid="074b0d4f" fo:background-color="transparent" loext:char-shading-value="0"/>
    </style:style>
    <style:style style:name="T1321" style:family="text">
      <style:text-properties style:text-line-through-style="none" style:text-line-through-type="none" fo:language="ru" fo:country="RU" officeooo:rsid="074cc02e" fo:background-color="transparent" loext:char-shading-value="0"/>
    </style:style>
    <style:style style:name="T1322" style:family="text">
      <style:text-properties style:text-line-through-style="none" style:text-line-through-type="none" fo:language="ru" fo:country="RU" officeooo:rsid="074e3609" fo:background-color="transparent" loext:char-shading-value="0"/>
    </style:style>
    <style:style style:name="T1323" style:family="text">
      <style:text-properties style:text-line-through-style="none" style:text-line-through-type="none" fo:language="ru" fo:country="RU" officeooo:rsid="074fa62d" fo:background-color="transparent" loext:char-shading-value="0"/>
    </style:style>
    <style:style style:name="T1324" style:family="text">
      <style:text-properties style:text-line-through-style="none" style:text-line-through-type="none" fo:language="ru" fo:country="RU" officeooo:rsid="0751598a" fo:background-color="transparent" loext:char-shading-value="0"/>
    </style:style>
    <style:style style:name="T1325" style:family="text">
      <style:text-properties style:text-line-through-style="none" style:text-line-through-type="none" fo:language="ru" fo:country="RU" officeooo:rsid="07519d77" fo:background-color="transparent" loext:char-shading-value="0"/>
    </style:style>
    <style:style style:name="T1326" style:family="text">
      <style:text-properties style:text-line-through-style="none" style:text-line-through-type="none" fo:language="ru" fo:country="RU" officeooo:rsid="075355b1" fo:background-color="transparent" loext:char-shading-value="0"/>
    </style:style>
    <style:style style:name="T1327" style:family="text">
      <style:text-properties style:text-line-through-style="none" style:text-line-through-type="none" fo:language="ru" fo:country="RU" officeooo:rsid="07536a7a" fo:background-color="transparent" loext:char-shading-value="0"/>
    </style:style>
    <style:style style:name="T1328" style:family="text">
      <style:text-properties style:text-line-through-style="none" style:text-line-through-type="none" fo:language="ru" fo:country="RU" officeooo:rsid="0755765a" fo:background-color="transparent" loext:char-shading-value="0"/>
    </style:style>
    <style:style style:name="T1329" style:family="text">
      <style:text-properties style:text-line-through-style="none" style:text-line-through-type="none" fo:language="ru" fo:country="RU" officeooo:rsid="0755f4b6" fo:background-color="transparent" loext:char-shading-value="0"/>
    </style:style>
    <style:style style:name="T1330" style:family="text">
      <style:text-properties style:text-line-through-style="none" style:text-line-through-type="none" fo:language="ru" fo:country="RU" officeooo:rsid="0756ffc2" fo:background-color="transparent" loext:char-shading-value="0"/>
    </style:style>
    <style:style style:name="T1331" style:family="text">
      <style:text-properties style:text-line-through-style="none" style:text-line-through-type="none" fo:language="ru" fo:country="RU" officeooo:rsid="075c598f" fo:background-color="transparent" loext:char-shading-value="0"/>
    </style:style>
    <style:style style:name="T1332" style:family="text">
      <style:text-properties style:text-line-through-style="none" style:text-line-through-type="none" fo:language="ru" fo:country="RU" officeooo:rsid="075e1474" fo:background-color="transparent" loext:char-shading-value="0"/>
    </style:style>
    <style:style style:name="T1333" style:family="text">
      <style:text-properties style:text-line-through-style="none" style:text-line-through-type="none" fo:language="ru" fo:country="RU" officeooo:rsid="075e40f4" fo:background-color="transparent" loext:char-shading-value="0"/>
    </style:style>
    <style:style style:name="T1334" style:family="text">
      <style:text-properties style:text-line-through-style="none" style:text-line-through-type="none" fo:language="ru" fo:country="RU" officeooo:rsid="075eec93" fo:background-color="transparent" loext:char-shading-value="0"/>
    </style:style>
    <style:style style:name="T1335" style:family="text">
      <style:text-properties style:text-line-through-style="none" style:text-line-through-type="none" fo:language="ru" fo:country="RU" officeooo:rsid="076026b0" fo:background-color="transparent" loext:char-shading-value="0"/>
    </style:style>
    <style:style style:name="T1336" style:family="text">
      <style:text-properties style:text-line-through-style="none" style:text-line-through-type="none" fo:language="ru" fo:country="RU" officeooo:rsid="07609c93" fo:background-color="transparent" loext:char-shading-value="0"/>
    </style:style>
    <style:style style:name="T1337" style:family="text">
      <style:text-properties style:text-line-through-style="none" style:text-line-through-type="none" fo:language="ru" fo:country="RU" officeooo:rsid="07621704" fo:background-color="transparent" loext:char-shading-value="0"/>
    </style:style>
    <style:style style:name="T1338" style:family="text">
      <style:text-properties style:text-line-through-style="none" style:text-line-through-type="none" fo:language="ru" fo:country="RU" officeooo:rsid="0764e1d2" fo:background-color="transparent" loext:char-shading-value="0"/>
    </style:style>
    <style:style style:name="T1339" style:family="text">
      <style:text-properties style:text-line-through-style="none" style:text-line-through-type="none" fo:language="ru" fo:country="RU" officeooo:rsid="0765e7ad" fo:background-color="transparent" loext:char-shading-value="0"/>
    </style:style>
    <style:style style:name="T1340" style:family="text">
      <style:text-properties style:text-line-through-style="none" style:text-line-through-type="none" fo:language="ru" fo:country="RU" officeooo:rsid="076767b2" fo:background-color="transparent" loext:char-shading-value="0"/>
    </style:style>
    <style:style style:name="T1341" style:family="text">
      <style:text-properties style:text-line-through-style="none" style:text-line-through-type="none" fo:language="ru" fo:country="RU" officeooo:rsid="076855f7" fo:background-color="transparent" loext:char-shading-value="0"/>
    </style:style>
    <style:style style:name="T1342" style:family="text">
      <style:text-properties style:text-line-through-style="none" style:text-line-through-type="none" fo:language="ru" fo:country="RU" fo:background-color="#ffff00" loext:char-shading-value="0"/>
    </style:style>
    <style:style style:name="T1343" style:family="text">
      <style:text-properties style:text-line-through-style="none" style:text-line-through-type="none" fo:language="ru" fo:country="RU" officeooo:rsid="00788a5b" fo:background-color="#ffff00" loext:char-shading-value="0"/>
    </style:style>
    <style:style style:name="T1344" style:family="text">
      <style:text-properties style:text-line-through-style="none" style:text-line-through-type="none" fo:language="ru" fo:country="RU" officeooo:rsid="00794d28" fo:background-color="#ffff00" loext:char-shading-value="0"/>
    </style:style>
    <style:style style:name="T1345" style:family="text">
      <style:text-properties style:text-line-through-style="none" style:text-line-through-type="none" fo:language="ru" fo:country="RU" officeooo:rsid="002ed946" fo:background-color="#ffff00" loext:char-shading-value="0"/>
    </style:style>
    <style:style style:name="T1346" style:family="text">
      <style:text-properties style:text-line-through-style="none" style:text-line-through-type="none" fo:language="ru" fo:country="RU" officeooo:rsid="019d85fb" fo:background-color="#ffff00" loext:char-shading-value="0"/>
    </style:style>
    <style:style style:name="T1347" style:family="text">
      <style:text-properties style:text-line-through-style="none" style:text-line-through-type="none" fo:language="ru" fo:country="RU" officeooo:rsid="019b8144" fo:background-color="#ffff00" loext:char-shading-value="0"/>
    </style:style>
    <style:style style:name="T1348" style:family="text">
      <style:text-properties style:text-line-through-style="none" style:text-line-through-type="none" fo:language="ru" fo:country="RU" officeooo:rsid="01d06835" fo:background-color="#ffff00" loext:char-shading-value="0"/>
    </style:style>
    <style:style style:name="T1349" style:family="text">
      <style:text-properties style:text-line-through-style="none" style:text-line-through-type="none" fo:language="ru" fo:country="RU" officeooo:rsid="01d42c58" fo:background-color="#ffff00" loext:char-shading-value="0"/>
    </style:style>
    <style:style style:name="T1350" style:family="text">
      <style:text-properties style:text-line-through-style="none" style:text-line-through-type="none" fo:language="ru" fo:country="RU" officeooo:rsid="0165d62b" fo:background-color="#ffff00" loext:char-shading-value="0"/>
    </style:style>
    <style:style style:name="T1351" style:family="text">
      <style:text-properties style:text-line-through-style="none" style:text-line-through-type="none" fo:language="ru" fo:country="RU" officeooo:rsid="02484c14" fo:background-color="#ffff00" loext:char-shading-value="0"/>
    </style:style>
    <style:style style:name="T1352" style:family="text">
      <style:text-properties style:text-line-through-style="none" style:text-line-through-type="none" fo:language="ru" fo:country="RU" officeooo:rsid="024b7ba9" fo:background-color="#ffff00" loext:char-shading-value="0"/>
    </style:style>
    <style:style style:name="T1353" style:family="text">
      <style:text-properties style:text-line-through-style="none" style:text-line-through-type="none" fo:language="ru" fo:country="RU" officeooo:rsid="024c689a" fo:background-color="#ffff00" loext:char-shading-value="0"/>
    </style:style>
    <style:style style:name="T1354" style:family="text">
      <style:text-properties style:text-line-through-style="none" style:text-line-through-type="none" fo:language="ru" fo:country="RU" officeooo:rsid="029179b9" fo:background-color="#ffff00" loext:char-shading-value="0"/>
    </style:style>
    <style:style style:name="T1355" style:family="text">
      <style:text-properties style:text-line-through-style="none" style:text-line-through-type="none" fo:language="ru" fo:country="RU" officeooo:rsid="02dc91f1" fo:background-color="#ffff00" loext:char-shading-value="0"/>
    </style:style>
    <style:style style:name="T1356" style:family="text">
      <style:text-properties style:text-line-through-style="none" style:text-line-through-type="none" fo:language="ru" fo:country="RU" officeooo:rsid="04e284f9" fo:background-color="#ffff00" loext:char-shading-value="0"/>
    </style:style>
    <style:style style:name="T1357" style:family="text">
      <style:text-properties style:text-line-through-style="none" style:text-line-through-type="none" fo:language="ru" fo:country="RU" officeooo:rsid="0247d966" fo:background-color="#ffff00" loext:char-shading-value="0"/>
    </style:style>
    <style:style style:name="T1358" style:family="text">
      <style:text-properties style:text-line-through-style="none" style:text-line-through-type="none" fo:language="ru" fo:country="RU" officeooo:rsid="04e769fe" fo:background-color="#ffff00" loext:char-shading-value="0"/>
    </style:style>
    <style:style style:name="T1359" style:family="text">
      <style:text-properties style:text-line-through-style="none" style:text-line-through-type="none" fo:language="ru" fo:country="RU" officeooo:rsid="0539e682" fo:background-color="#ffff00" loext:char-shading-value="0"/>
    </style:style>
    <style:style style:name="T1360" style:family="text">
      <style:text-properties style:text-line-through-style="none" style:text-line-through-type="none" fo:language="ru" fo:country="RU" officeooo:rsid="05443bdd" fo:background-color="#ffff00" loext:char-shading-value="0"/>
    </style:style>
    <style:style style:name="T1361" style:family="text">
      <style:text-properties style:text-line-through-style="none" style:text-line-through-type="none" fo:language="ru" fo:country="RU" officeooo:rsid="0544b015" fo:background-color="#ffff00" loext:char-shading-value="0"/>
    </style:style>
    <style:style style:name="T1362" style:family="text">
      <style:text-properties style:text-line-through-style="none" style:text-line-through-type="none" fo:language="ru" fo:country="RU" officeooo:rsid="0550e948" fo:background-color="#ffff00" loext:char-shading-value="0"/>
    </style:style>
    <style:style style:name="T1363" style:family="text">
      <style:text-properties style:text-line-through-style="none" style:text-line-through-type="none" fo:language="ru" fo:country="RU" officeooo:rsid="05aa66e8" fo:background-color="#ffff00" loext:char-shading-value="0"/>
    </style:style>
    <style:style style:name="T1364" style:family="text">
      <style:text-properties style:text-line-through-style="none" style:text-line-through-type="none" fo:language="ru" fo:country="RU" officeooo:rsid="05aadfd6" fo:background-color="#ffff00" loext:char-shading-value="0"/>
    </style:style>
    <style:style style:name="T1365" style:family="text">
      <style:text-properties style:text-line-through-style="none" style:text-line-through-type="none" fo:language="ru" fo:country="RU" officeooo:rsid="05c79f29" fo:background-color="#ffff00" loext:char-shading-value="0"/>
    </style:style>
    <style:style style:name="T1366" style:family="text">
      <style:text-properties style:text-line-through-style="none" style:text-line-through-type="none" fo:language="ru" fo:country="RU" officeooo:rsid="05c98632" fo:background-color="#ffff00" loext:char-shading-value="0"/>
    </style:style>
    <style:style style:name="T1367" style:family="text">
      <style:text-properties style:text-line-through-style="none" style:text-line-through-type="none" fo:language="ru" fo:country="RU" officeooo:rsid="05c9f215" fo:background-color="#ffff00" loext:char-shading-value="0"/>
    </style:style>
    <style:style style:name="T1368" style:family="text">
      <style:text-properties style:text-line-through-style="none" style:text-line-through-type="none" fo:language="ru" fo:country="RU" officeooo:rsid="065e7c0f" fo:background-color="#ffff00" loext:char-shading-value="0"/>
    </style:style>
    <style:style style:name="T1369" style:family="text">
      <style:text-properties style:text-line-through-style="none" style:text-line-through-type="none" fo:language="ru" fo:country="RU" officeooo:rsid="069cf8c2" fo:background-color="#ffff00" loext:char-shading-value="0"/>
    </style:style>
    <style:style style:name="T1370" style:family="text">
      <style:text-properties style:text-line-through-style="none" style:text-line-through-type="none" fo:language="ru" fo:country="RU" officeooo:rsid="06a5347d" fo:background-color="#ffff00" loext:char-shading-value="0"/>
    </style:style>
    <style:style style:name="T1371" style:family="text">
      <style:text-properties style:text-line-through-style="none" style:text-line-through-type="none" fo:language="ru" fo:country="RU" officeooo:rsid="06856e25" fo:background-color="#ffff00" loext:char-shading-value="0"/>
    </style:style>
    <style:style style:name="T1372" style:family="text">
      <style:text-properties style:text-line-through-style="none" style:text-line-through-type="none" fo:language="ru" fo:country="RU" officeooo:rsid="069abdc8" fo:background-color="#ffff00" loext:char-shading-value="0"/>
    </style:style>
    <style:style style:name="T1373" style:family="text">
      <style:text-properties style:text-line-through-style="none" style:text-line-through-type="none" fo:language="ru" fo:country="RU" officeooo:rsid="06a6ac3c" fo:background-color="#ffff00" loext:char-shading-value="0"/>
    </style:style>
    <style:style style:name="T1374" style:family="text">
      <style:text-properties style:text-line-through-style="none" style:text-line-through-type="none" fo:language="ru" fo:country="RU" officeooo:rsid="06b9de40" fo:background-color="#ffff00" loext:char-shading-value="0"/>
    </style:style>
    <style:style style:name="T1375" style:family="text">
      <style:text-properties style:text-line-through-style="none" style:text-line-through-type="none" fo:language="ru" fo:country="RU" officeooo:rsid="06bd3b3c" fo:background-color="#ffff00" loext:char-shading-value="0"/>
    </style:style>
    <style:style style:name="T1376" style:family="text">
      <style:text-properties style:text-line-through-style="none" style:text-line-through-type="none" fo:language="ru" fo:country="RU" officeooo:rsid="069b021f" fo:background-color="#ffff00" loext:char-shading-value="0"/>
    </style:style>
    <style:style style:name="T1377" style:family="text">
      <style:text-properties style:text-line-through-style="none" style:text-line-through-type="none" fo:language="ru" fo:country="RU" officeooo:rsid="04c46195" fo:background-color="#ffff00" loext:char-shading-value="0"/>
    </style:style>
    <style:style style:name="T1378"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379"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380"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381"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382"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383"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384"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385"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386"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387"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388"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389"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390"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391"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392"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393"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394"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395"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396"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397"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398"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399"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400"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401"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402"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403"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404"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405"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406"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407"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408"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409"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410"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411"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412"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413"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414"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415"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416"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417"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418"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419"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420" style:family="text">
      <style:text-properties style:text-line-through-style="none" style:text-line-through-type="none" fo:language="ru" fo:country="RU" officeooo:rsid="0234a349"/>
    </style:style>
    <style:style style:name="T1421" style:family="text">
      <style:text-properties style:text-line-through-style="none" style:text-line-through-type="none" fo:language="ru" fo:country="RU" officeooo:rsid="0235f96a"/>
    </style:style>
    <style:style style:name="T1422" style:family="text">
      <style:text-properties style:text-line-through-style="none" style:text-line-through-type="none" fo:language="ru" fo:country="RU" officeooo:rsid="005d2ca4"/>
    </style:style>
    <style:style style:name="T1423" style:family="text">
      <style:text-properties style:text-line-through-style="none" style:text-line-through-type="none" fo:language="ru" fo:country="RU" officeooo:rsid="02d19655"/>
    </style:style>
    <style:style style:name="T1424" style:family="text">
      <style:text-properties style:text-line-through-style="none" style:text-line-through-type="none" fo:language="ru" fo:country="RU" officeooo:rsid="02d2c116"/>
    </style:style>
    <style:style style:name="T1425" style:family="text">
      <style:text-properties style:text-line-through-style="none" style:text-line-through-type="none" fo:language="en" fo:country="US" fo:font-style="italic" officeooo:rsid="04948cdc" fo:background-color="transparent" loext:char-shading-value="0"/>
    </style:style>
    <style:style style:name="T1426" style:family="text">
      <style:text-properties officeooo:rsid="00437e03"/>
    </style:style>
    <style:style style:name="T1427" style:family="text">
      <style:text-properties officeooo:rsid="0044a0d5"/>
    </style:style>
    <style:style style:name="T1428" style:family="text">
      <style:text-properties officeooo:rsid="00452243"/>
    </style:style>
    <style:style style:name="T1429" style:family="text">
      <style:text-properties officeooo:rsid="0058d904"/>
    </style:style>
    <style:style style:name="T1430" style:family="text">
      <style:text-properties officeooo:rsid="0067ddc7"/>
    </style:style>
    <style:style style:name="T1431" style:family="text">
      <style:text-properties officeooo:rsid="0052099c"/>
    </style:style>
    <style:style style:name="T1432" style:family="text">
      <style:text-properties officeooo:rsid="006d5b54"/>
    </style:style>
    <style:style style:name="T1433" style:family="text">
      <style:text-properties officeooo:rsid="00710175"/>
    </style:style>
    <style:style style:name="T1434" style:family="text">
      <style:text-properties officeooo:rsid="00722898"/>
    </style:style>
    <style:style style:name="T1435" style:family="text">
      <style:text-properties fo:color="#c9211e" style:text-line-through-style="none" style:text-line-through-type="none" fo:language="ru" fo:country="RU" officeooo:rsid="007e23d0" fo:background-color="transparent" loext:char-shading-value="0"/>
    </style:style>
    <style:style style:name="T1436" style:family="text">
      <style:text-properties fo:color="#c9211e" style:text-line-through-style="none" style:text-line-through-type="none" fo:language="ru" fo:country="RU" officeooo:rsid="007e0672" fo:background-color="transparent" loext:char-shading-value="0"/>
    </style:style>
    <style:style style:name="T1437" style:family="text">
      <style:text-properties officeooo:rsid="00788a5b"/>
    </style:style>
    <style:style style:name="T1438" style:family="text">
      <style:text-properties officeooo:rsid="008998fc"/>
    </style:style>
    <style:style style:name="T1439" style:family="text">
      <style:text-properties officeooo:rsid="0090048c"/>
    </style:style>
    <style:style style:name="T1440" style:family="text">
      <style:text-properties officeooo:rsid="0098c73a"/>
    </style:style>
    <style:style style:name="T1441" style:family="text">
      <style:text-properties officeooo:rsid="00a5ec12"/>
    </style:style>
    <style:style style:name="T1442" style:family="text">
      <style:text-properties officeooo:rsid="00ac2145"/>
    </style:style>
    <style:style style:name="T1443" style:family="text">
      <style:text-properties officeooo:rsid="00aee8c9"/>
    </style:style>
    <style:style style:name="T1444" style:family="text">
      <style:text-properties officeooo:rsid="00baa6f8"/>
    </style:style>
    <style:style style:name="T1445" style:family="text">
      <style:text-properties officeooo:rsid="00e7229f"/>
    </style:style>
    <style:style style:name="T1446" style:family="text">
      <style:text-properties officeooo:rsid="00e90811"/>
    </style:style>
    <style:style style:name="T1447" style:family="text">
      <style:text-properties officeooo:rsid="00ebf23d"/>
    </style:style>
    <style:style style:name="T1448" style:family="text">
      <style:text-properties officeooo:rsid="00f17a20"/>
    </style:style>
    <style:style style:name="T1449" style:family="text">
      <style:text-properties officeooo:rsid="010532f0"/>
    </style:style>
    <style:style style:name="T1450" style:family="text">
      <style:text-properties officeooo:rsid="0125594d"/>
    </style:style>
    <style:style style:name="T1451" style:family="text">
      <style:text-properties officeooo:rsid="01274cbc"/>
    </style:style>
    <style:style style:name="T1452" style:family="text">
      <style:text-properties officeooo:rsid="012a9346"/>
    </style:style>
    <style:style style:name="T1453" style:family="text">
      <style:text-properties officeooo:rsid="012b9ea4"/>
    </style:style>
    <style:style style:name="T1454" style:family="text">
      <style:text-properties officeooo:rsid="012c2e3b"/>
    </style:style>
    <style:style style:name="T1455" style:family="text">
      <style:text-properties officeooo:rsid="012d5151"/>
    </style:style>
    <style:style style:name="T1456" style:family="text">
      <style:text-properties officeooo:rsid="012d62d4"/>
    </style:style>
    <style:style style:name="T1457" style:family="text">
      <style:text-properties officeooo:rsid="012e4628"/>
    </style:style>
    <style:style style:name="T1458" style:family="text">
      <style:text-properties officeooo:rsid="013048ec"/>
    </style:style>
    <style:style style:name="T1459" style:family="text">
      <style:text-properties officeooo:rsid="01323cc6"/>
    </style:style>
    <style:style style:name="T1460" style:family="text">
      <style:text-properties officeooo:rsid="0132cc47"/>
    </style:style>
    <style:style style:name="T1461" style:family="text">
      <style:text-properties officeooo:rsid="01349ca0"/>
    </style:style>
    <style:style style:name="T1462" style:family="text">
      <style:text-properties officeooo:rsid="01358f25"/>
    </style:style>
    <style:style style:name="T1463" style:family="text">
      <style:text-properties officeooo:rsid="0135bebb"/>
    </style:style>
    <style:style style:name="T1464" style:family="text">
      <style:text-properties officeooo:rsid="0137a7bc"/>
    </style:style>
    <style:style style:name="T1465" style:family="text">
      <style:text-properties officeooo:rsid="01385e42"/>
    </style:style>
    <style:style style:name="T1466" style:family="text">
      <style:text-properties officeooo:rsid="013f0dc8"/>
    </style:style>
    <style:style style:name="T1467" style:family="text">
      <style:text-properties officeooo:rsid="01408821"/>
    </style:style>
    <style:style style:name="T1468" style:family="text">
      <style:text-properties officeooo:rsid="016735d9"/>
    </style:style>
    <style:style style:name="T1469" style:family="text">
      <style:text-properties officeooo:rsid="0175c9e7"/>
    </style:style>
    <style:style style:name="T1470" style:family="text">
      <style:text-properties officeooo:rsid="01767dee"/>
    </style:style>
    <style:style style:name="T1471" style:family="text">
      <style:text-properties officeooo:rsid="0183ff59"/>
    </style:style>
    <style:style style:name="T1472" style:family="text">
      <style:text-properties officeooo:rsid="018425da"/>
    </style:style>
    <style:style style:name="T1473" style:family="text">
      <style:text-properties officeooo:rsid="01866d24"/>
    </style:style>
    <style:style style:name="T1474" style:family="text">
      <style:text-properties officeooo:rsid="0189d558"/>
    </style:style>
    <style:style style:name="T1475" style:family="text">
      <style:text-properties officeooo:rsid="018ec3bd"/>
    </style:style>
    <style:style style:name="T1476" style:family="text">
      <style:text-properties officeooo:rsid="01c5f254"/>
    </style:style>
    <style:style style:name="T1477" style:family="text">
      <style:text-properties officeooo:rsid="01dad993"/>
    </style:style>
    <style:style style:name="T1478" style:family="text">
      <style:text-properties officeooo:rsid="01dd2864"/>
    </style:style>
    <style:style style:name="T1479" style:family="text">
      <style:text-properties officeooo:rsid="01ddb918"/>
    </style:style>
    <style:style style:name="T1480" style:family="text">
      <style:text-properties officeooo:rsid="01e1c0ab"/>
    </style:style>
    <style:style style:name="T1481" style:family="text">
      <style:text-properties officeooo:rsid="01e3c16b"/>
    </style:style>
    <style:style style:name="T1482" style:family="text">
      <style:text-properties officeooo:rsid="01e3ecf3"/>
    </style:style>
    <style:style style:name="T1483" style:family="text">
      <style:text-properties officeooo:rsid="01e582d0"/>
    </style:style>
    <style:style style:name="T1484" style:family="text">
      <style:text-properties officeooo:rsid="01e679f7"/>
    </style:style>
    <style:style style:name="T1485" style:family="text">
      <style:text-properties officeooo:rsid="01e70033"/>
    </style:style>
    <style:style style:name="T1486" style:family="text">
      <style:text-properties officeooo:rsid="01e8c301"/>
    </style:style>
    <style:style style:name="T1487" style:family="text">
      <style:text-properties officeooo:rsid="01e9e233"/>
    </style:style>
    <style:style style:name="T1488" style:family="text">
      <style:text-properties officeooo:rsid="01ea5dcb"/>
    </style:style>
    <style:style style:name="T1489" style:family="text">
      <style:text-properties officeooo:rsid="01ebcbe0"/>
    </style:style>
    <style:style style:name="T1490" style:family="text">
      <style:text-properties officeooo:rsid="01ed19c9"/>
    </style:style>
    <style:style style:name="T1491" style:family="text">
      <style:text-properties officeooo:rsid="01ed92c0"/>
    </style:style>
    <style:style style:name="T1492" style:family="text">
      <style:text-properties officeooo:rsid="01eeb579"/>
    </style:style>
    <style:style style:name="T1493" style:family="text">
      <style:text-properties officeooo:rsid="01ef85bc"/>
    </style:style>
    <style:style style:name="T1494" style:family="text">
      <style:text-properties officeooo:rsid="01f0f203"/>
    </style:style>
    <style:style style:name="T1495" style:family="text">
      <style:text-properties officeooo:rsid="01f3dd42"/>
    </style:style>
    <style:style style:name="T1496" style:family="text">
      <style:text-properties officeooo:rsid="01f49e51"/>
    </style:style>
    <style:style style:name="T1497" style:family="text">
      <style:text-properties officeooo:rsid="01f50924"/>
    </style:style>
    <style:style style:name="T1498" style:family="text">
      <style:text-properties officeooo:rsid="01f574b7"/>
    </style:style>
    <style:style style:name="T1499" style:family="text">
      <style:text-properties officeooo:rsid="01f5a826"/>
    </style:style>
    <style:style style:name="T1500" style:family="text">
      <style:text-properties officeooo:rsid="01f672f3"/>
    </style:style>
    <style:style style:name="T1501" style:family="text">
      <style:text-properties officeooo:rsid="01fdd9c1"/>
    </style:style>
    <style:style style:name="T1502" style:family="text">
      <style:text-properties officeooo:rsid="0202af4a"/>
    </style:style>
    <style:style style:name="T1503" style:family="text">
      <style:text-properties officeooo:rsid="0202cd53"/>
    </style:style>
    <style:style style:name="T1504" style:family="text">
      <style:text-properties officeooo:rsid="0203adf4"/>
    </style:style>
    <style:style style:name="T1505" style:family="text">
      <style:text-properties officeooo:rsid="020535d4"/>
    </style:style>
    <style:style style:name="T1506" style:family="text">
      <style:text-properties officeooo:rsid="0207e1fc"/>
    </style:style>
    <style:style style:name="T1507" style:family="text">
      <style:text-properties officeooo:rsid="02305904"/>
    </style:style>
    <style:style style:name="T1508" style:family="text">
      <style:text-properties officeooo:rsid="023180ca"/>
    </style:style>
    <style:style style:name="T1509" style:family="text">
      <style:text-properties officeooo:rsid="023513b7"/>
    </style:style>
    <style:style style:name="T1510" style:family="text">
      <style:text-properties officeooo:rsid="023819f3"/>
    </style:style>
    <style:style style:name="T1511" style:family="text">
      <style:text-properties officeooo:rsid="023afb1c"/>
    </style:style>
    <style:style style:name="T1512" style:family="text">
      <style:text-properties officeooo:rsid="023cb66a"/>
    </style:style>
    <style:style style:name="T1513" style:family="text">
      <style:text-properties officeooo:rsid="023ea609"/>
    </style:style>
    <style:style style:name="T1514" style:family="text">
      <style:text-properties officeooo:rsid="023fa6d7"/>
    </style:style>
    <style:style style:name="T1515" style:family="text">
      <style:text-properties officeooo:rsid="02407ce5"/>
    </style:style>
    <style:style style:name="T1516" style:family="text">
      <style:text-properties officeooo:rsid="0240ae3e"/>
    </style:style>
    <style:style style:name="T1517" style:family="text">
      <style:text-properties officeooo:rsid="0241f1e6"/>
    </style:style>
    <style:style style:name="T1518" style:family="text">
      <style:text-properties officeooo:rsid="02432569"/>
    </style:style>
    <style:style style:name="T1519" style:family="text">
      <style:text-properties officeooo:rsid="02714680"/>
    </style:style>
    <style:style style:name="T1520" style:family="text">
      <style:text-properties officeooo:rsid="027921b3"/>
    </style:style>
    <style:style style:name="T1521" style:family="text">
      <style:text-properties officeooo:rsid="027a24d1"/>
    </style:style>
    <style:style style:name="T1522" style:family="text">
      <style:text-properties officeooo:rsid="027b2199"/>
    </style:style>
    <style:style style:name="T1523" style:family="text">
      <style:text-properties officeooo:rsid="027eaf5e"/>
    </style:style>
    <style:style style:name="T1524" style:family="text">
      <style:text-properties officeooo:rsid="027f6f80"/>
    </style:style>
    <style:style style:name="T1525" style:family="text">
      <style:text-properties officeooo:rsid="0281b0a7"/>
    </style:style>
    <style:style style:name="T1526" style:family="text">
      <style:text-properties officeooo:rsid="0285911d"/>
    </style:style>
    <style:style style:name="T1527" style:family="text">
      <style:text-properties officeooo:rsid="02a7e641"/>
    </style:style>
    <style:style style:name="T1528" style:family="text">
      <style:text-properties officeooo:rsid="02b0bf52"/>
    </style:style>
    <style:style style:name="T1529" style:family="text">
      <style:text-properties officeooo:rsid="02c7f0f4"/>
    </style:style>
    <style:style style:name="T1530" style:family="text">
      <style:text-properties officeooo:rsid="02ceceb6"/>
    </style:style>
    <style:style style:name="T1531" style:family="text">
      <style:text-properties officeooo:rsid="00587d45"/>
    </style:style>
    <style:style style:name="T1532" style:family="text">
      <style:text-properties officeooo:rsid="02db76eb"/>
    </style:style>
    <style:style style:name="T1533" style:family="text">
      <style:text-properties officeooo:rsid="02dfa988"/>
    </style:style>
    <style:style style:name="T1534" style:family="text">
      <style:text-properties officeooo:rsid="02e0ed45"/>
    </style:style>
    <style:style style:name="T1535" style:family="text">
      <style:text-properties officeooo:rsid="02e7ece8"/>
    </style:style>
    <style:style style:name="T1536" style:family="text">
      <style:text-properties officeooo:rsid="02f06765"/>
    </style:style>
    <style:style style:name="T1537" style:family="text">
      <style:text-properties officeooo:rsid="02f0b67e"/>
    </style:style>
    <style:style style:name="T1538" style:family="text">
      <style:text-properties officeooo:rsid="02f3d6cd"/>
    </style:style>
    <style:style style:name="T1539" style:family="text">
      <style:text-properties officeooo:rsid="02f56371"/>
    </style:style>
    <style:style style:name="T1540" style:family="text">
      <style:text-properties officeooo:rsid="02f802cf"/>
    </style:style>
    <style:style style:name="T1541" style:family="text">
      <style:text-properties officeooo:rsid="02f9e9b7"/>
    </style:style>
    <style:style style:name="T1542" style:family="text">
      <style:text-properties officeooo:rsid="02fc243c"/>
    </style:style>
    <style:style style:name="T1543" style:family="text">
      <style:text-properties officeooo:rsid="02fdb4b6"/>
    </style:style>
    <style:style style:name="T1544" style:family="text">
      <style:text-properties officeooo:rsid="02fedf6a"/>
    </style:style>
    <style:style style:name="T1545" style:family="text">
      <style:text-properties officeooo:rsid="03021476"/>
    </style:style>
    <style:style style:name="T1546" style:family="text">
      <style:text-properties officeooo:rsid="0306c6b2"/>
    </style:style>
    <style:style style:name="T1547" style:family="text">
      <style:text-properties officeooo:rsid="0308623e"/>
    </style:style>
    <style:style style:name="T1548" style:family="text">
      <style:text-properties officeooo:rsid="030bc30e"/>
    </style:style>
    <style:style style:name="T1549" style:family="text">
      <style:text-properties officeooo:rsid="031b6890"/>
    </style:style>
    <style:style style:name="T1550" style:family="text">
      <style:text-properties officeooo:rsid="0323d2cf"/>
    </style:style>
    <style:style style:name="T1551" style:family="text">
      <style:text-properties officeooo:rsid="0325bd10"/>
    </style:style>
    <style:style style:name="T1552" style:family="text">
      <style:text-properties officeooo:rsid="03268562"/>
    </style:style>
    <style:style style:name="T1553" style:family="text">
      <style:text-properties officeooo:rsid="0331ac17"/>
    </style:style>
    <style:style style:name="T1554" style:family="text">
      <style:text-properties officeooo:rsid="03365d58"/>
    </style:style>
    <style:style style:name="T1555" style:family="text">
      <style:text-properties officeooo:rsid="033b6f55"/>
    </style:style>
    <style:style style:name="T1556" style:family="text">
      <style:text-properties officeooo:rsid="033d1ed2"/>
    </style:style>
    <style:style style:name="T1557" style:family="text">
      <style:text-properties officeooo:rsid="033ea96a"/>
    </style:style>
    <style:style style:name="T1558" style:family="text">
      <style:text-properties officeooo:rsid="0343cb43"/>
    </style:style>
    <style:style style:name="T1559" style:family="text">
      <style:text-properties officeooo:rsid="0348f3e2"/>
    </style:style>
    <style:style style:name="T1560" style:family="text">
      <style:text-properties officeooo:rsid="0353ee20"/>
    </style:style>
    <style:style style:name="T1561" style:family="text">
      <style:text-properties officeooo:rsid="03663007"/>
    </style:style>
    <style:style style:name="T1562" style:family="text">
      <style:text-properties officeooo:rsid="03687cd5"/>
    </style:style>
    <style:style style:name="T1563" style:family="text">
      <style:text-properties officeooo:rsid="0368a646"/>
    </style:style>
    <style:style style:name="T1564" style:family="text">
      <style:text-properties officeooo:rsid="036fd4f3"/>
    </style:style>
    <style:style style:name="T1565" style:family="text">
      <style:text-properties officeooo:rsid="03714988"/>
    </style:style>
    <style:style style:name="T1566" style:family="text">
      <style:text-properties officeooo:rsid="03728c98"/>
    </style:style>
    <style:style style:name="T1567" style:family="text">
      <style:text-properties officeooo:rsid="0373a794"/>
    </style:style>
    <style:style style:name="T1568" style:family="text">
      <style:text-properties officeooo:rsid="0376f0e0"/>
    </style:style>
    <style:style style:name="T1569" style:family="text">
      <style:text-properties officeooo:rsid="03784c28"/>
    </style:style>
    <style:style style:name="T1570" style:family="text">
      <style:text-properties officeooo:rsid="0379c4fc"/>
    </style:style>
    <style:style style:name="T1571" style:family="text">
      <style:text-properties officeooo:rsid="037a9208"/>
    </style:style>
    <style:style style:name="T1572" style:family="text">
      <style:text-properties officeooo:rsid="037aae42"/>
    </style:style>
    <style:style style:name="T1573" style:family="text">
      <style:text-properties officeooo:rsid="037b1609"/>
    </style:style>
    <style:style style:name="T1574" style:family="text">
      <style:text-properties officeooo:rsid="037b6186"/>
    </style:style>
    <style:style style:name="T1575" style:family="text">
      <style:text-properties officeooo:rsid="037bfc68"/>
    </style:style>
    <style:style style:name="T1576" style:family="text">
      <style:text-properties officeooo:rsid="037c5061"/>
    </style:style>
    <style:style style:name="T1577" style:family="text">
      <style:text-properties officeooo:rsid="037e2343"/>
    </style:style>
    <style:style style:name="T1578" style:family="text">
      <style:text-properties officeooo:rsid="037ef957"/>
    </style:style>
    <style:style style:name="T1579" style:family="text">
      <style:text-properties officeooo:rsid="0381ef3a"/>
    </style:style>
    <style:style style:name="T1580" style:family="text">
      <style:text-properties officeooo:rsid="0385a5f5"/>
    </style:style>
    <style:style style:name="T1581" style:family="text">
      <style:text-properties officeooo:rsid="038bce27"/>
    </style:style>
    <style:style style:name="T1582" style:family="text">
      <style:text-properties officeooo:rsid="038cd03a"/>
    </style:style>
    <style:style style:name="T1583" style:family="text">
      <style:text-properties officeooo:rsid="038f49fd"/>
    </style:style>
    <style:style style:name="T1584" style:family="text">
      <style:text-properties fo:font-style="italic" style:font-style-asian="italic" style:font-style-complex="italic"/>
    </style:style>
    <style:style style:name="T1585" style:family="text">
      <style:text-properties fo:font-style="italic" officeooo:rsid="039561ac" style:font-style-asian="italic" style:font-style-complex="italic"/>
    </style:style>
    <style:style style:name="T1586" style:family="text">
      <style:text-properties fo:font-style="italic" officeooo:rsid="0390f9c9" style:font-style-asian="italic" style:font-style-complex="italic"/>
    </style:style>
    <style:style style:name="T1587" style:family="text">
      <style:text-properties fo:font-style="italic" officeooo:rsid="055636f1" style:font-style-asian="italic" style:font-style-complex="italic"/>
    </style:style>
    <style:style style:name="T1588" style:family="text">
      <style:text-properties fo:font-style="italic" officeooo:rsid="05573708" style:font-style-asian="italic" style:font-style-complex="italic"/>
    </style:style>
    <style:style style:name="T1589" style:family="text">
      <style:text-properties fo:font-style="italic" officeooo:rsid="05957807" style:font-style-asian="italic" style:font-style-complex="italic"/>
    </style:style>
    <style:style style:name="T1590" style:family="text">
      <style:text-properties officeooo:rsid="03978cec"/>
    </style:style>
    <style:style style:name="T1591" style:family="text">
      <style:text-properties officeooo:rsid="03983156"/>
    </style:style>
    <style:style style:name="T1592" style:family="text">
      <style:text-properties officeooo:rsid="03998792"/>
    </style:style>
    <style:style style:name="T1593" style:family="text">
      <style:text-properties officeooo:rsid="039b02a3"/>
    </style:style>
    <style:style style:name="T1594" style:family="text">
      <style:text-properties officeooo:rsid="039cd0a5"/>
    </style:style>
    <style:style style:name="T1595" style:family="text">
      <style:text-properties officeooo:rsid="039cfe9f"/>
    </style:style>
    <style:style style:name="T1596" style:family="text">
      <style:text-properties officeooo:rsid="039ea225"/>
    </style:style>
    <style:style style:name="T1597" style:family="text">
      <style:text-properties officeooo:rsid="039fd8ca"/>
    </style:style>
    <style:style style:name="T1598" style:family="text">
      <style:text-properties officeooo:rsid="03a0de4f"/>
    </style:style>
    <style:style style:name="T1599" style:family="text">
      <style:text-properties officeooo:rsid="03a3fa8b"/>
    </style:style>
    <style:style style:name="T1600" style:family="text">
      <style:text-properties officeooo:rsid="03a5dfb6"/>
    </style:style>
    <style:style style:name="T1601" style:family="text">
      <style:text-properties officeooo:rsid="03a68b7a"/>
    </style:style>
    <style:style style:name="T1602" style:family="text">
      <style:text-properties officeooo:rsid="03a99652"/>
    </style:style>
    <style:style style:name="T1603" style:family="text">
      <style:text-properties officeooo:rsid="0389fbb2"/>
    </style:style>
    <style:style style:name="T1604" style:family="text">
      <style:text-properties officeooo:rsid="03acd4f9"/>
    </style:style>
    <style:style style:name="T1605" style:family="text">
      <style:text-properties officeooo:rsid="03bd1c39"/>
    </style:style>
    <style:style style:name="T1606" style:family="text">
      <style:text-properties officeooo:rsid="03c9f528"/>
    </style:style>
    <style:style style:name="T1607" style:family="text">
      <style:text-properties officeooo:rsid="03cc1aef"/>
    </style:style>
    <style:style style:name="T1608" style:family="text">
      <style:text-properties officeooo:rsid="03e3592a"/>
    </style:style>
    <style:style style:name="T1609" style:family="text">
      <style:text-properties officeooo:rsid="03e700ee"/>
    </style:style>
    <style:style style:name="T1610" style:family="text">
      <style:text-properties officeooo:rsid="040bd82f"/>
    </style:style>
    <style:style style:name="T1611" style:family="text">
      <style:text-properties officeooo:rsid="040c7009"/>
    </style:style>
    <style:style style:name="T1612" style:family="text">
      <style:text-properties officeooo:rsid="040dad1b"/>
    </style:style>
    <style:style style:name="T1613" style:family="text">
      <style:text-properties officeooo:rsid="040dc9de"/>
    </style:style>
    <style:style style:name="T1614" style:family="text">
      <style:text-properties officeooo:rsid="040de2d6"/>
    </style:style>
    <style:style style:name="T1615" style:family="text">
      <style:text-properties officeooo:rsid="040fccc9"/>
    </style:style>
    <style:style style:name="T1616" style:family="text">
      <style:text-properties officeooo:rsid="04107894"/>
    </style:style>
    <style:style style:name="T1617" style:family="text">
      <style:text-properties officeooo:rsid="04127c06"/>
    </style:style>
    <style:style style:name="T1618" style:family="text">
      <style:text-properties officeooo:rsid="0412e1a3"/>
    </style:style>
    <style:style style:name="T1619" style:family="text">
      <style:text-properties officeooo:rsid="0418b9a9"/>
    </style:style>
    <style:style style:name="T1620" style:family="text">
      <style:text-properties officeooo:rsid="041a75e6"/>
    </style:style>
    <style:style style:name="T1621" style:family="text">
      <style:text-properties officeooo:rsid="041b3e60"/>
    </style:style>
    <style:style style:name="T1622" style:family="text">
      <style:text-properties officeooo:rsid="041d367c"/>
    </style:style>
    <style:style style:name="T1623" style:family="text">
      <style:text-properties officeooo:rsid="041fc575"/>
    </style:style>
    <style:style style:name="T1624" style:family="text">
      <style:text-properties officeooo:rsid="0420926f"/>
    </style:style>
    <style:style style:name="T1625" style:family="text">
      <style:text-properties officeooo:rsid="04232e45"/>
    </style:style>
    <style:style style:name="T1626" style:family="text">
      <style:text-properties officeooo:rsid="043ac498"/>
    </style:style>
    <style:style style:name="T1627" style:family="text">
      <style:text-properties officeooo:rsid="043b803d"/>
    </style:style>
    <style:style style:name="T1628" style:family="text">
      <style:text-properties officeooo:rsid="0443151f"/>
    </style:style>
    <style:style style:name="T1629" style:family="text">
      <style:text-properties officeooo:rsid="04476011"/>
    </style:style>
    <style:style style:name="T1630" style:family="text">
      <style:text-properties officeooo:rsid="04562914"/>
    </style:style>
    <style:style style:name="T1631" style:family="text">
      <style:text-properties officeooo:rsid="045919bd"/>
    </style:style>
    <style:style style:name="T1632" style:family="text">
      <style:text-properties officeooo:rsid="045de65b"/>
    </style:style>
    <style:style style:name="T1633" style:family="text">
      <style:text-properties officeooo:rsid="045f116b"/>
    </style:style>
    <style:style style:name="T1634" style:family="text">
      <style:text-properties officeooo:rsid="0460e79b"/>
    </style:style>
    <style:style style:name="T1635" style:family="text">
      <style:text-properties officeooo:rsid="04617eaa"/>
    </style:style>
    <style:style style:name="T1636" style:family="text">
      <style:text-properties officeooo:rsid="04634bd8"/>
    </style:style>
    <style:style style:name="T1637" style:family="text">
      <style:text-properties officeooo:rsid="0463c8cf"/>
    </style:style>
    <style:style style:name="T1638" style:family="text">
      <style:text-properties officeooo:rsid="0464ff8e"/>
    </style:style>
    <style:style style:name="T1639" style:family="text">
      <style:text-properties officeooo:rsid="04678c14"/>
    </style:style>
    <style:style style:name="T1640" style:family="text">
      <style:text-properties officeooo:rsid="0473f29a"/>
    </style:style>
    <style:style style:name="T1641" style:family="text">
      <style:text-properties officeooo:rsid="047402be"/>
    </style:style>
    <style:style style:name="T1642" style:family="text">
      <style:text-properties officeooo:rsid="04752469"/>
    </style:style>
    <style:style style:name="T1643" style:family="text">
      <style:text-properties officeooo:rsid="0475a7e6"/>
    </style:style>
    <style:style style:name="T1644" style:family="text">
      <style:text-properties officeooo:rsid="0475e0fd"/>
    </style:style>
    <style:style style:name="T1645" style:family="text">
      <style:text-properties officeooo:rsid="047770b8"/>
    </style:style>
    <style:style style:name="T1646" style:family="text">
      <style:text-properties officeooo:rsid="04783fed"/>
    </style:style>
    <style:style style:name="T1647" style:family="text">
      <style:text-properties officeooo:rsid="04787689"/>
    </style:style>
    <style:style style:name="T1648" style:family="text">
      <style:text-properties officeooo:rsid="047976d4"/>
    </style:style>
    <style:style style:name="T1649" style:family="text">
      <style:text-properties officeooo:rsid="0480de51"/>
    </style:style>
    <style:style style:name="T1650" style:family="text">
      <style:text-properties officeooo:rsid="0486f44f"/>
    </style:style>
    <style:style style:name="T1651" style:family="text">
      <style:text-properties officeooo:rsid="0489faf4"/>
    </style:style>
    <style:style style:name="T1652" style:family="text">
      <style:text-properties officeooo:rsid="048ac62f"/>
    </style:style>
    <style:style style:name="T1653" style:family="text">
      <style:text-properties officeooo:rsid="048ccea2"/>
    </style:style>
    <style:style style:name="T1654" style:family="text">
      <style:text-properties officeooo:rsid="048ec6fc"/>
    </style:style>
    <style:style style:name="T1655" style:family="text">
      <style:text-properties officeooo:rsid="048f13dd"/>
    </style:style>
    <style:style style:name="T1656" style:family="text">
      <style:text-properties officeooo:rsid="04aa5496"/>
    </style:style>
    <style:style style:name="T1657" style:family="text">
      <style:text-properties officeooo:rsid="04ad8361"/>
    </style:style>
    <style:style style:name="T1658" style:family="text">
      <style:text-properties officeooo:rsid="04b0ab0b"/>
    </style:style>
    <style:style style:name="T1659" style:family="text">
      <style:text-properties officeooo:rsid="04bffdb3"/>
    </style:style>
    <style:style style:name="T1660" style:family="text">
      <style:text-properties officeooo:rsid="04c08d18"/>
    </style:style>
    <style:style style:name="T1661" style:family="text">
      <style:text-properties officeooo:rsid="04cf9e06"/>
    </style:style>
    <style:style style:name="T1662" style:family="text">
      <style:text-properties officeooo:rsid="04d25d49"/>
    </style:style>
    <style:style style:name="T1663" style:family="text">
      <style:text-properties officeooo:rsid="04d449f2"/>
    </style:style>
    <style:style style:name="T1664" style:family="text">
      <style:text-properties officeooo:rsid="04d5a53c"/>
    </style:style>
    <style:style style:name="T1665" style:family="text">
      <style:text-properties officeooo:rsid="008111f1"/>
    </style:style>
    <style:style style:name="T1666" style:family="text">
      <style:text-properties officeooo:rsid="04dfcb7b"/>
    </style:style>
    <style:style style:name="T1667" style:family="text">
      <style:text-properties officeooo:rsid="04f456a7"/>
    </style:style>
    <style:style style:name="T1668" style:family="text">
      <style:text-properties officeooo:rsid="0526422a"/>
    </style:style>
    <style:style style:name="T1669" style:family="text">
      <style:text-properties officeooo:rsid="053759ba"/>
    </style:style>
    <style:style style:name="T1670" style:family="text">
      <style:text-properties officeooo:rsid="053d2d03"/>
    </style:style>
    <style:style style:name="T1671" style:family="text">
      <style:text-properties officeooo:rsid="0552eccb"/>
    </style:style>
    <style:style style:name="T1672" style:family="text">
      <style:text-properties officeooo:rsid="05559405"/>
    </style:style>
    <style:style style:name="T1673" style:family="text">
      <style:text-properties officeooo:rsid="055636f1"/>
    </style:style>
    <style:style style:name="T1674" style:family="text">
      <style:text-properties officeooo:rsid="055f3f45"/>
    </style:style>
    <style:style style:name="T1675" style:family="text">
      <style:text-properties officeooo:rsid="0561d426"/>
    </style:style>
    <style:style style:name="T1676" style:family="text">
      <style:text-properties officeooo:rsid="056cb426"/>
    </style:style>
    <style:style style:name="T1677" style:family="text">
      <style:text-properties officeooo:rsid="056f5dcb"/>
    </style:style>
    <style:style style:name="T1678" style:family="text">
      <style:text-properties officeooo:rsid="057156b6"/>
    </style:style>
    <style:style style:name="T1679" style:family="text">
      <style:text-properties officeooo:rsid="058be101"/>
    </style:style>
    <style:style style:name="T1680" style:family="text">
      <style:text-properties officeooo:rsid="058eef38"/>
    </style:style>
    <style:style style:name="T1681" style:family="text">
      <style:text-properties officeooo:rsid="058f49a2"/>
    </style:style>
    <style:style style:name="T1682" style:family="text">
      <style:text-properties officeooo:rsid="058fa80c"/>
    </style:style>
    <style:style style:name="T1683" style:family="text">
      <style:text-properties officeooo:rsid="05957807"/>
    </style:style>
    <style:style style:name="T1684" style:family="text">
      <style:text-properties officeooo:rsid="059aa93b"/>
    </style:style>
    <style:style style:name="T1685" style:family="text">
      <style:text-properties officeooo:rsid="059b1b09"/>
    </style:style>
    <style:style style:name="T1686" style:family="text">
      <style:text-properties officeooo:rsid="059cd8f3"/>
    </style:style>
    <style:style style:name="T1687" style:family="text">
      <style:text-properties officeooo:rsid="05b3ec6c"/>
    </style:style>
    <style:style style:name="T1688" style:family="text">
      <style:text-properties officeooo:rsid="05cba8d8"/>
    </style:style>
    <style:style style:name="T1689" style:family="text">
      <style:text-properties officeooo:rsid="05d3508d"/>
    </style:style>
    <style:style style:name="T1690" style:family="text">
      <style:text-properties officeooo:rsid="05d40254"/>
    </style:style>
    <style:style style:name="T1691" style:family="text">
      <style:text-properties officeooo:rsid="05d4ce14"/>
    </style:style>
    <style:style style:name="T1692" style:family="text">
      <style:text-properties officeooo:rsid="05d632ee"/>
    </style:style>
    <style:style style:name="T1693" style:family="text">
      <style:text-properties officeooo:rsid="05d6d3c3"/>
    </style:style>
    <style:style style:name="T1694" style:family="text">
      <style:text-properties officeooo:rsid="05d87a15"/>
    </style:style>
    <style:style style:name="T1695" style:family="text">
      <style:text-properties officeooo:rsid="063bc8bd"/>
    </style:style>
    <style:style style:name="T1696" style:family="text">
      <style:text-properties officeooo:rsid="063da217"/>
    </style:style>
    <style:style style:name="T1697" style:family="text">
      <style:text-properties officeooo:rsid="063eb9d0"/>
    </style:style>
    <style:style style:name="T1698" style:family="text">
      <style:text-properties officeooo:rsid="0641e948"/>
    </style:style>
    <style:style style:name="T1699" style:family="text">
      <style:text-properties officeooo:rsid="0641fb2e"/>
    </style:style>
    <style:style style:name="T1700" style:family="text">
      <style:text-properties officeooo:rsid="064366a7"/>
    </style:style>
    <style:style style:name="T1701" style:family="text">
      <style:text-properties officeooo:rsid="06453706"/>
    </style:style>
    <style:style style:name="T1702" style:family="text">
      <style:text-properties officeooo:rsid="06472320"/>
    </style:style>
    <style:style style:name="T1703" style:family="text">
      <style:text-properties officeooo:rsid="0647a5bc"/>
    </style:style>
    <style:style style:name="T1704" style:family="text">
      <style:text-properties officeooo:rsid="0647c736"/>
    </style:style>
    <style:style style:name="T1705" style:family="text">
      <style:text-properties officeooo:rsid="064be649"/>
    </style:style>
    <style:style style:name="T1706" style:family="text">
      <style:text-properties officeooo:rsid="066ede94"/>
    </style:style>
    <style:style style:name="T1707" style:family="text">
      <style:text-properties officeooo:rsid="066eff80"/>
    </style:style>
    <style:style style:name="T1708" style:family="text">
      <style:text-properties officeooo:rsid="069da0ea"/>
    </style:style>
    <style:style style:name="T1709" style:family="text">
      <style:text-properties officeooo:rsid="069f03d4"/>
    </style:style>
    <style:style style:name="T1710" style:family="text">
      <style:text-properties officeooo:rsid="06a847ec"/>
    </style:style>
    <style:style style:name="T1711" style:family="text">
      <style:text-properties officeooo:rsid="06a9d744"/>
    </style:style>
    <style:style style:name="T1712" style:family="text">
      <style:text-properties officeooo:rsid="06aaccad"/>
    </style:style>
    <style:style style:name="T1713" style:family="text">
      <style:text-properties officeooo:rsid="06ac64c3"/>
    </style:style>
    <style:style style:name="T1714" style:family="text">
      <style:text-properties officeooo:rsid="06b0ff16"/>
    </style:style>
    <style:style style:name="T1715" style:family="text">
      <style:text-properties officeooo:rsid="06b458f2"/>
    </style:style>
    <style:style style:name="T1716" style:family="text">
      <style:text-properties officeooo:rsid="06beb9a0"/>
    </style:style>
    <style:style style:name="T1717" style:family="text">
      <style:text-properties officeooo:rsid="06bf2cb6"/>
    </style:style>
    <style:style style:name="T1718" style:family="text">
      <style:text-properties officeooo:rsid="06dda970"/>
    </style:style>
    <style:style style:name="T1719" style:family="text">
      <style:text-properties officeooo:rsid="06e4236b"/>
    </style:style>
    <style:style style:name="T1720" style:family="text">
      <style:text-properties officeooo:rsid="071f05a4"/>
    </style:style>
    <style:style style:name="T1721" style:family="text">
      <style:text-properties officeooo:rsid="0720c3c4"/>
    </style:style>
    <style:style style:name="T1722" style:family="text">
      <style:text-properties officeooo:rsid="07217b89"/>
    </style:style>
    <style:style style:name="T1723" style:family="text">
      <style:text-properties officeooo:rsid="072bf8bb"/>
    </style:style>
    <style:style style:name="T1724" style:family="text">
      <style:text-properties officeooo:rsid="072ccbaf"/>
    </style:style>
    <style:style style:name="T1725" style:family="text">
      <style:text-properties officeooo:rsid="072e4c4e"/>
    </style:style>
    <style:style style:name="T1726" style:family="text">
      <style:text-properties officeooo:rsid="072e8c4e"/>
    </style:style>
    <style:style style:name="T1727" style:family="text">
      <style:text-properties officeooo:rsid="07300d40"/>
    </style:style>
    <style:style style:name="T1728" style:family="text">
      <style:text-properties officeooo:rsid="0732bd0d"/>
    </style:style>
    <style:style style:name="T1729" style:family="text">
      <style:text-properties officeooo:rsid="07392691"/>
    </style:style>
    <style:style style:name="T1730" style:family="text">
      <style:text-properties officeooo:rsid="073a7050"/>
    </style:style>
    <style:style style:name="T1731" style:family="text">
      <style:text-properties officeooo:rsid="07442703"/>
    </style:style>
    <style:style style:name="T1732" style:family="text">
      <style:text-properties officeooo:rsid="0746cf1b"/>
    </style:style>
    <style:style style:name="T1733" style:family="text">
      <style:text-properties officeooo:rsid="074e3609"/>
    </style:style>
    <style:style style:name="T1734" style:family="text">
      <style:text-properties officeooo:rsid="07519d77"/>
    </style:style>
    <style:style style:name="T1735" style:family="text">
      <style:text-properties officeooo:rsid="075355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8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082" text:outline-level="2">1</text:h>
      <text:p text:style-name="P490">009 Sound System – DreamScape (<text:a xlink:type="simple" xlink:href="https://www.youtube.com/watch?v=TKfS5zVfGBc" text:style-name="Internet_20_link" text:visited-style-name="Visited_20_Internet_20_Link">https://www.youtube.com/watch?v=TKfS5zVfGBc</text:a>)</text:p>
      <text:p text:style-name="P49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5">Я осторожно задвинул судно обратно под кровать Терминатору. Дело сделано. Теперь можно и заснуть.</text:p>
      <text:p text:style-name="P424"/>
      <text:p text:style-name="P424">~~~</text:p>
      <text:p text:style-name="P65"><text:a xlink:type="simple" xlink:href="https://www.youtube.com/watch?v=rvk5D1iI2LA" text:style-name="Internet_20_link" text:visited-style-name="Visited_20_Internet_20_Link">https://www.youtube.com/watch?v=rvk5D1iI2LA</text:a></text:p>
      <text:h text:style-name="P1081" text:outline-level="1">Mark Knopfler - Marbletown - Córdoba 2010 </text:h>
      <text:p text:style-name="P65"/>
      <text:p text:style-name="P65">Джет нетерпеливо толкает меня копытом в плечо. &lt;<text:span text:style-name="T29">Её полное имя – Рэйнбоу Джет</text:span>&gt;</text:p>
      <text:p text:style-name="P65">- Хум, вставай! Хум! Пора собираться! Хум… Хуман!!!</text:p>
      <text:p text:style-name="P65">Последний толчок больше похож на пинок. Я со стоном разлепляю веки.</text:p>
      <text:p text:style-name="P65"/>
      <text:p text:style-name="P6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5"><text:soft-page-break/>&lt;<text:span text:style-name="T29">одеяло?</text:span>&gt;</text:p>
      <text:p text:style-name="P65">- Они приближаются! Я слышала их горн<text:span text:style-name="T1">!</text:span> Надо убираться отсюда!</text:p>
      <text:p text:style-name="P65"/>
      <text:p text:style-name="P65">Последнюю порцию барахла Джет утрамбовывает, с размаху усевшись на мешок. Тот жалобно скрипит.</text:p>
      <text:p text:style-name="P65"/>
      <text:p text:style-name="P65">- Да вставай же!</text:p>
      <text:p text:style-name="P65">Не дождавшись, Джет нетерпеливо прыгает ко мне и, поддев мордой, переводит в сидячее положение.</text:p>
      <text:p text:style-name="P65">Мешок, облегчённо крякнув, вываливает половину содержимого на землю.</text:p>
      <text:p text:style-name="P65"/>
      <text:p text:style-name="P65">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5"/>
      <text:p text:style-name="P65">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5"/>
      <text:p text:style-name="P420">Нет, Агамемнон – ерунда. За нами. Гонятся. Чёртовы. Чокнутые. Пони.</text:p>
      <text:p text:style-name="P420"/>
      <text:p text:style-name="P42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2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20"/>
      <text:p text:style-name="P420">Ну вот кто заставил тебя улыбаться Дейдре, Хуман? Ведь всё так неплохо шло…</text:p>
      <text:p text:style-name="P65"/>
      <text:p text:style-name="P424">***</text:p>
      <text:p text:style-name="P65">...</text:p>
      <text:p text:style-name="P65"><text:soft-page-break/>- Привет, красавчики! &lt;<text:span text:style-name="T29">Развернуть характер Эпплхэт и её маленькой сестры Лейлы</text:span>&gt;</text:p>
      <text:p text:style-name="P65"/>
      <text:p text:style-name="P65">Мы обернулись на голос и узрели с полдюжины копий, чуть ли не уткнувшихся нам в носы.</text:p>
      <text:p text:style-name="P65"/>
      <text:p text:style-name="P6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5"/>
      <text:p text:style-name="P6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5"/>
      <text:p text:style-name="P6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5">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5"/>
      <text:p text:style-name="P65">- Хорошая попытка, летун, - расплылась в ехидной улыбке малютка, - но устраивать засады нас учат с младенчества. Крылатым этого не понять, правда?</text:p>
      <text:p text:style-name="P65"/>
      <text:p text:style-name="P65">Тут я заметил, что крыльев у этих оборванцев не наблюдается.</text:p>
      <text:p text:style-name="P65"/>
      <text:p text:style-name="P6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5"/>
      <text:p text:style-name="P65">Та мрачно стояла, сцепив зубы.</text:p>
      <text:p text:style-name="P65"/>
      <text:p text:style-name="P6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5"/>
      <text:p text:style-name="P65">Её собеседница только хмыкнула.</text:p>
      <text:p text:style-name="P65"/>
      <text:p text:style-name="P65"><text:soft-page-break/>- Хорош жеребёнок - ягодицы, что у ломовика! - она задумалась. - Так. Летуна – на кухню. А этого… красавчика – к Дейдре.</text:p>
      <text:p text:style-name="P65">&lt;<text:span text:style-name="T55">больше быта племени</text:span>&gt;</text:p>
      <text:p text:style-name="P424">…</text:p>
      <text:p text:style-name="P424"/>
      <text:p text:style-name="P6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5"/>
      <text:p text:style-name="P65">…</text:p>
      <text:p text:style-name="P65"/>
      <text:p text:style-name="P65">-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5"/>
      <text:p text:style-name="P65">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5">Поняха с недоверием смотрела на меня.</text:p>
      <text:p text:style-name="P65"/>
      <text:p text:style-name="P65">- Хум, ты прикалываешься? Или та поломаная пегаска таки права, и ты действительно ничего не помнишь?</text:p>
      <text:p text:style-name="P65"/>
      <text:p text:style-name="P65">Понька принялась загибать копыта, делая сброс через каждую пару:</text:p>
      <text:p text:style-name="P65"/>
      <text:p text:style-name="P6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5"/>
      <text:p text:style-name="P65">…Я истерически рассмеялся…</text:p>
      <text:p text:style-name="P65"/>
      <text:p text:style-name="P6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5"><text:soft-page-break/></text:p>
      <text:p text:style-name="P65">Поняха с надеждой посмотрела на меня. Я с огромным облегчением отрицательно помотал головой.</text:p>
      <text:p text:style-name="P65"/>
      <text:p text:style-name="P6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5"/>
      <text:p text:style-name="P65">Дейдра мечтательно вздохнула.</text:p>
      <text:p text:style-name="P65"/>
      <text:p text:style-name="P65">- Может, ты тоже вождь своего племени, Хум? Какой у тебя талант? Летать и магичить ты не умеешь. Может, ты умеешь <text:span text:style-name="T4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5"/>
      <text:p text:style-name="P65">Я упорно помотал головой. Дейдра пристально уставилась на меня, пытаясь рассмотреть мой талант. Наконец она ухмыльнулась кривой улыбкой.</text:p>
      <text:p text:style-name="P65"/>
      <text:p text:style-name="P6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5"/>
      <text:p text:style-name="P65">- Путешествия, это уже что-то. Мне совершенно случайно нужно в Дрогонштерн, - наконец, подал голос я.</text:p>
      <text:p text:style-name="P6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5"/>
      <text:p text:style-name="P65">Розовая поняха заметно поскучнела.</text:p>
      <text:p text:style-name="P65"/>
      <text:p text:style-name="P6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6">Скоро некому будет обрабатывать поля. </text:span>И если бы только это!</text:p>
      <text:p text:style-name="P65"/>
      <text:p text:style-name="P6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5"/>
      <text:p text:style-name="P6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5"/>
      <text:p text:style-name="P65">Я улыбнулся и понимающе покачал головой. Всё-таки между людьми и пони намного больше общего, чем тебе казалось, Хуман!</text:p>
      <text:p text:style-name="P65">Дейдра уныло свесила голову.</text:p>
      <text:p text:style-name="P65"/>
      <text:p text:style-name="P6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5"/>
      <text:p text:style-name="P65">Розовая кобылка вновь сжала зубами горлышко и запрокинула бутылку. Послышалось долгое бульканье.</text:p>
      <text:p text:style-name="P65"/>
      <text:p text:style-name="P6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5"/>
      <text:p text:style-name="P6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5"/>
      <text:p text:style-name="P6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5"/>
      <text:p text:style-name="P65">Кобылка завела глаза, сложила губы бантиком и произнесла фальцетом:</text:p>
      <text:p text:style-name="P65"/>
      <text:p text:style-name="P65">- Дейдра, тебе пора заиметь своего покакунчика-посисюнчика, надо исполнить своё предназначение, нам нужен преемник вождю, песчинки-то <text:span text:style-name="T96">в часиках </text:span>падают, всем нужен покакунчик, не быть тебе полноценной без посисюнчика…</text:p>
      <text:p text:style-name="P65"><text:soft-page-break/></text:p>
      <text:p text:style-name="P6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5"/>
      <text:p text:style-name="P6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5"/>
      <text:p text:style-name="P65">Вместе с храпом изо рта самой великой пиратки вылетело три розовых пузыря. Поняха явно перебрала с алкоголем.</text:p>
      <text:p text:style-name="P65"/>
      <text:p text:style-name="P424">…</text:p>
      <text:p text:style-name="P424"/>
      <text:p text:style-name="P6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5"/>
      <text:p text:style-name="P6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5"/>
      <text:p text:style-name="P65">- Джет… Джет… Да вставай же, засоня! - я громко шептал в ухо спящей пегаске, <text:span text:style-name="T1">легонько похлопывая по шее.</text:span></text:p>
      <text:p text:style-name="P65">- Мн-мн-хррр, - сонно чавкала пегаска, пуская слюни. - Гороховый суп закончился. Пюре будет через полчаса. Не ломайте лавки, пожалуйста… А? Что?</text:p>
      <text:p text:style-name="P65"/>
      <text:p text:style-name="P65">Я шёлкнул пегаску по носу.</text:p>
      <text:p text:style-name="P65">- Вставай! Надо сматываться. Дейдра хочет сделать меня своим фаворитом. У меня плохие предчувствия на этот счёт.</text:p>
      <text:p text:style-name="P65"/>
      <text:p text:style-name="P65">Пегаска поднялась, потирая нос копытом. Рваное одеяло сползло с её тела и в нос мне ударил кислый запах. </text:p>
      <text:p text:style-name="P65">-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5"/>
      <text:p text:style-name="P65">…</text:p>
      <text:p text:style-name="P65"/>
      <text:p text:style-name="P6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5"/>
      <text:p text:style-name="P65">Есть только одно маленькое “но”.</text:p>
      <text:p text:style-name="P65">Эти двадцать шагов заполнены валяющимися вповалку, храпящими, чмокающими, сопящими и дёргающимися во сне пони.</text:p>
      <text:p text:style-name="P65"/>
      <text:p text:style-name="P65">- Ты чего остановился? - пихнула меня головой в спину Джет. - Надо торопиться, пока не рассвело!</text:p>
      <text:p text:style-name="P65"/>
      <text:p text:style-name="P65">Я обреченно вздохнул, выбрал на полу место, свободное от понеконечностей и поставил туда ногу.</text:p>
      <text:p text:style-name="P65">Почти попал. Светло-коричневая пони ойкнула и сжалась во сне, когда я наступил ей на хвост.</text:p>
      <text:p text:style-name="P6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5"/>
      <text:p text:style-name="P65">Позади меня послышалось топанье, череда взвизгиваний и возни, нарастающая, подобно прибою.</text:p>
      <text:p text:style-name="P65">Джет невозмутимо торила свой путь прямо по ногам, туловищам и хвостам распластавшихся на полу пони.</text:p>
      <text:p text:style-name="P65"/>
      <text:p text:style-name="P65">- Ты рехнулась? - зашипел на неё я, - надо ж осторожно!</text:p>
      <text:p text:style-name="P65">- Ну, раз ты так хочешь, - пожала плечами пегаска и осторожно поставила ногу на голову пони, сосущей во сне собственное копыто.</text:p>
      <text:p text:style-name="P65"/>
      <text:p text:style-name="P6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5"/>
      <text:p text:style-name="P65">Я остервенело дёргал ручку двери, ощущая затылком просыпающийся зал.</text:p>
      <text:p text:style-name="P65">- Закрыто, блин! - я дёрнул ещё сильнее и приложился задницой о пол, сжимая в руке оторванную ручку.</text:p>
      <text:p text:style-name="P65"><text:soft-page-break/></text:p>
      <text:p text:style-name="P65">- Хум<text:span text:style-name="T47">, подвинься!</text:span></text:p>
      <text:p text:style-name="P440">Пегаска оттеснила меня крупом и повернулась к двери задом.</text:p>
      <text:p text:style-name="P65"/>
      <text:p text:style-name="P1071">БАБАХ!!!</text:p>
      <text:p text:style-name="P1071"/>
      <text:p text:style-name="P1071">Я ошалело смотрел на дверь, вылетевшую вместе с косяком во двор.</text:p>
      <text:p text:style-name="P1071"/>
      <text:p text:style-name="P107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071">- Ага. - ухмыльнулась Джет. - Я — крутая! По заднему джебу мне нет равных на нашем облаке и двух соседних!</text:p>
      <text:p text:style-name="P1071">- То же мне — крутая! - донеслось откуда-то снизу. - Да я смогла бы выбить эту дверь лбом! Она всё равно кое-как сляпана из обломков скамеек!</text:p>
      <text:p text:style-name="P1071"/>
      <text:p text:style-name="P1072">Мои ноги обнимала Дейдра, улыбаясь мне хищной улыбкой.</text:p>
      <text:p text:style-name="P1072"/>
      <text:p text:style-name="P1072">- И, кстати, чтобы открыть её, достаточно было просто отодвинуть засов.</text:p>
      <text:p text:style-name="P1072"/>
      <text:p text:style-name="P1072">В забеге на первенство тупости ты уверенно догоняешь пегаску, Хуман!</text:p>
      <text:p text:style-name="P1072">Я криво улыбнулся Дейдре.</text:p>
      <text:p text:style-name="P1072"/>
      <text:p text:style-name="P107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072"/>
      <text:p text:style-name="P1072">Я сразу понял, что улыбаться Дейдре было плохой идеей. Поняха состроила щенячьи глаза и усилила и без того стальную хватку вокруг моих ног.</text:p>
      <text:p text:style-name="P1072"/>
      <text:p text:style-name="P1072">- Не бросай меня, Хум! Мне тут так скууучнооо!</text:p>
      <text:p text:style-name="P1072"/>
      <text:p text:style-name="P1072">Губы её задрожжали, как будто она собралась зареветь.</text:p>
      <text:p text:style-name="P107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072"><text:soft-page-break/></text:p>
      <text:p text:style-name="P107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072"/>
      <text:p text:style-name="P1072">- Ммммфффф! - отвечала ей Джет.</text:p>
      <text:p text:style-name="P1072"/>
      <text:p text:style-name="P1072">Диалог прервался взвизгом и плеском воды. Наконец-то я почувствовал свои ноги свободными!</text:p>
      <text:p text:style-name="P1072"/>
      <text:p text:style-name="P424">***</text:p>
      <text:p text:style-name="P65"/>
      <text:p text:style-name="P65">- Ты опять за своё! - крик Джет прямо в ухо перемешивает все воспоминания. - Выныривай! Они уже совсем близко!!!</text:p>
      <text:p text:style-name="P65"/>
      <text:p text:style-name="P65">Я содрогаюсь, вскакиваю с земли и машинально забрасываю мешок на плёчо.</text:p>
      <text:p text:style-name="P65"/>
      <text:p text:style-name="P65">- Идём.</text:p>
      <text:p text:style-name="P440"/>
      <text:h text:style-name="P1082" text:outline-level="2">2</text:h>
      <text:p text:style-name="P65"/>
      <text:p text:style-name="P6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5"/>
      <text:p text:style-name="P65">- Дед, сигу не долганёшь?</text:p>
      <text:p text:style-name="P435">- Не курю.</text:p>
      <text:p text:style-name="P435">- Я не спрашивал тебя, куришь ли ты? - пальцы вопрошавшего шевелились, как будто разминая невидимый пластилин. - Сигу не долганёшь?</text:p>
      <text:p text:style-name="P420"/>
      <text:p text:style-name="P435">Крыс спрыгнул с подоконника, царапнув грязным ногтем по кафелю уборной.</text:p>
      <text:p text:style-name="P435">- Ты ведь должен мне ещё с прошлого раза.</text:p>
      <text:p text:style-name="P435"/>
      <text:p text:style-name="P435">Я вытащил из рукава пижамы двадцатисантиметровый гвоздь и плюнул ему под ноги.</text:p>
      <text:p text:style-name="P435"><text:soft-page-break/></text:p>
      <text:p text:style-name="P435">- Ничего я тебе не должен. И ты сам это знаешь. Пошёл нахуй.</text:p>
      <text:p text:style-name="P435"/>
      <text:p text:style-name="P435">Крыс криво улыбнулся.</text:p>
      <text:p text:style-name="P435"/>
      <text:p text:style-name="P435">- Ну-ну. Вы тут, в Чертогах, совсем озверели, что ли? Из окон выпрыгиваете, на людей кидаетесь. Ладно-ладно, пока. Ещё увидимся.</text:p>
      <text:p text:style-name="P435"/>
      <text:p text:style-name="P43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6">под конвоем церберов с автоматами</text:span>, и нас не навещают извне. Никто и никогда.</text:p>
      <text:p text:style-name="P43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35"/>
      <text:p text:style-name="P43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5">Смысл речи Папы?</text:span>&gt;</text:p>
      <text:p text:style-name="P435"/>
      <text:p text:style-name="P463">…шшш… </text:p>
      <text:p text:style-name="P463">sanctificetur nomen tuum; </text:p>
      <text:p text:style-name="P463">adveniat regnum tuum; </text:p>
      <text:p text:style-name="P463">fiat voluntas tua, sicut in caelo et in terra…</text:p>
      <text:p text:style-name="P463">…хрррсссшшш… </text:p>
      <text:p text:style-name="P463">ne nuclear bellum. Amen</text:p>
      <text:p text:style-name="P463">…шшшссс…</text:p>
      <text:p text:style-name="P463"/>
      <text:p text:style-name="P43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35">Я уже открывал дверь в палату, когда услышал лениво брошенное в спину замечание.</text:p>
      <text:p text:style-name="P435"/>
      <text:p text:style-name="P435"><text:soft-page-break/>- Дед, собирай шмотки, скоро переезжаешь. На твоё место новенького поселяют. А тебя в соседнюю палату.</text:p>
      <text:p text:style-name="P435"/>
      <text:p text:style-name="P435">Я повернулся.</text:p>
      <text:p text:style-name="P435"/>
      <text:p text:style-name="P435">- Когда переезд?</text:p>
      <text:p text:style-name="P435">- Завтра. Или послезавтра, если чувак в реанимации задержится. </text:p>
      <text:p text:style-name="P435">- А почему не новенького в соседнюю? На кой чёрт им я сдался?</text:p>
      <text:p text:style-name="P435"/>
      <text:p text:style-name="P435"><text:s/>Дредд удивлённо бухнулся на все четыре ножки стула.</text:p>
      <text:p text:style-name="P435"/>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35"/>
      <text:p text:style-name="P43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3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35">Так что нет, не за память я пекусь. Просто приём нейролептиков напрочь отключает не только память, но и сновидения – я проверял.</text:p>
      <text:p text:style-name="P435"/>
      <text:p text:style-name="P435">А мне нравятся сны.</text:p>
      <text:p text:style-name="P3"/>
      <text:p text:style-name="P438">~~~</text:p>
      <text:p text:style-name="P435"><text:soft-page-break/></text:p>
      <text:p text:style-name="P43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7">неделю</text:span><text:span text:style-name="T96"> назад. </text:span>Дым от привала преследователей не виден уже последние два дня. Я спускаюсь вниз и спрыгиваю с нижней ветки на землю. </text:p>
      <text:p text:style-name="P435"/>
      <text:p text:style-name="P435">- Таки оторвались. Но впереди обрыв. Надо думать, как спуститься.</text:p>
      <text:p text:style-name="P435"/>
      <text:p text:style-name="P435">Джет виновато смотрит на меня. Вот глупая пегаска! Она <text:span text:style-name="T9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35"/>
      <text:p text:style-name="P435">- Каша будет готова через пять минут.</text:p>
      <text:p text:style-name="P435"/>
      <text:p text:style-name="P435">Словно бы в заглаживание вины своей немощности, Джет взяла готовку пищи на себя. </text:p>
      <text:p text:style-name="P435"/>
      <text:p text:style-name="P43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35"/>
      <text:p text:style-name="P435">Джет сидит у костра напротив меня и молча жуёт кашу.</text:p>
      <text:p text:style-name="P435">- Ты теперь до старости будешь его носить? - указываю я на одеяло.</text:p>
      <text:p text:style-name="P435">Пегаска только сильнее кутается в него. Кажется, она дрожит.</text:p>
      <text:p text:style-name="P435">- Тебе холодно? Брось, у костра же жарко? Давай я на тебя куртку накину?</text:p>
      <text:p text:style-name="P43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5"/>
      <text:p text:style-name="P435">Ладно же, мне эти странности уже осточертели!</text:p>
      <text:p text:style-name="P43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35"/>
      <text:p text:style-name="P435">Едва слышится шорох сзади. Сначала чуть заметно коснувшись, Джет медленно прижимается ко мне всей спиной. Она сильно дрожит.</text:p>
      <text:p text:style-name="P435">Так мы согреваем друг-друга с тех пор, как сбежали от твердолобов – ночи стали заметно свежее.</text:p>
      <text:p text:style-name="P435">Но сейчас я отвергаю негласный договор. Это и раздражение на скрытность пегаски, и… </text:p>
      <text:p text:style-name="P43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35"/>
      <text:p text:style-name="P435">- Джет, блин, у нас речка в двух шагах! Я понимаю, холодно, но нельзя ли помыться? Реально трудно находиться рядом с тобой…</text:p>
      <text:p text:style-name="P435"/>
      <text:p text:style-name="P435">Так же беззвучно, как возникло, касание пропадает. Пропадает и запах…</text:p>
      <text:p text:style-name="P435">Я закрываю глаза.</text:p>
      <text:p text:style-name="P435"/>
      <text:p text:style-name="P435">Просыпаюсь от холода. Щупаю рукой сзади себя. Наконец поворачиваюсь.</text:p>
      <text:p text:style-name="P435">Никого.</text:p>
      <text:p text:style-name="P435"/>
      <text:p text:style-name="P43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35"/>
      <text:p text:style-name="P435">Полянка перед орешником пуста. Едва дымятся угли погасшего костра. В лунном свете цепочка отпечатков копыт в песке ведёт к реке.</text:p>
      <text:p text:style-name="P43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5">…</text:p>
      <text:p text:style-name="P435">Ох, щит!!! М-м-мамочка…</text:p>
      <text:p text:style-name="P435">…</text:p>
      <text:p text:style-name="P435">Меня выворачивает наизнанку. Я падаю на колени и неистово блюю в воду. Течение уносит мой ужин к водопаду.</text:p>
      <text:p text:style-name="P435">Рядом со мной на песке лежит часть крыла. Парочка опарышей ещё ползают по голубоватым перьям. Обломок кости белеет в лунном свете.</text:p>
      <text:p text:style-name="P435">Проклятье! Какой же я долбень! Грёбаный близорукий эгоистичный долбень!</text:p>
      <text:p text:style-name="P435"><text:soft-page-break/></text:p>
      <text:p text:style-name="P43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5"/>
      <text:p text:style-name="P435">Я ускоряюсь.</text:p>
      <text:p text:style-name="P435">Пегаска, понурив голову, бредёт к скальному выступу, нависающему над каньоном. Чуть подумав, она делает шаг в бездну.</text:p>
      <text:p text:style-name="P435">В последнем рывке я совершаю вратарский прыжок и хватаю пегаску за задние ноги. Дыхание перехватывает от удара животом и грудью о камни.</text:p>
      <text:p text:style-name="P435">Пегаска оборачивается. Её передняя нога застывает над пропастью.</text:p>
      <text:p text:style-name="P435"/>
      <text:p text:style-name="P435">- Джет, не дури, - хрипло прошу я осипшим от волнения голосом. - Я ступил. Я все эти дни тупил. Прости.</text:p>
      <text:p text:style-name="P435">-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35">Пегаска поворачивается навстречу пропасти.</text:p>
      <text:p text:style-name="P435"/>
      <text:p text:style-name="P43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35">- Нет! Пожалуйста!!! Я вылечу тебя! Я… Я прижгу рану!</text:p>
      <text:p text:style-name="P435"/>
      <text:p text:style-name="P435">Сквозь рыдания я выкрикиваю какие-то сумасбродные идеи, пока пегаска молча стоит над бездной.</text:p>
      <text:p text:style-name="P435">Наконец она усмехается.</text:p>
      <text:p text:style-name="P435"/>
      <text:p text:style-name="P43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35">Пегаска вздыхает.</text:p>
      <text:p text:style-name="P43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35"/>
      <text:p text:style-name="P43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35">Очень осторожно, словно бы извиняясь, Джет высвобождает сначала одну ногу из моего захвата. Потом вторую. Я тупо смотрю на пустые ладони.</text:p>
      <text:p text:style-name="P435"/>
      <text:p text:style-name="P435"><text:soft-page-break/>- Ты был хорошим другом. Прощай.</text:p>
      <text:p text:style-name="P435"/>
      <text:p text:style-name="P43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35"/>
      <text:p text:style-name="P435">Мы оборачиваемся на голос. В свете первых лучей солнца на нас смотрит зебра.</text:p>
      <text:p text:style-name="P435"/>
      <text:h text:style-name="P1082"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1082" text:outline-level="2">3</text:h>
      <text:p text:style-name="P435"/>
      <text:p text:style-name="P43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35"/>
      <text:p text:style-name="P435">- Вы сами видите… - обратился Лысый к Алексу. - Я бы его за периметр не выпускал. Вам решать, разумеется.</text:p>
      <text:p text:style-name="P43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35"/>
      <text:p text:style-name="P435">Лысый грузно поднялся. Скрипнула дверь и мы остались один на один.</text:p>
      <text:p text:style-name="P435"/>
      <text:p text:style-name="P435">- П-привет, Дедлайн - пробормотал Алекс.</text:p>
      <text:p text:style-name="P435">- Привет, сослуживец, - криво усмехнулся я. Старое командное прозвище в устах моего бывшего босса не вызвало во мне ностальгии.</text:p>
      <text:p text:style-name="P435"/>
      <text:p text:style-name="P435">Алекс на миг встретился со мной взглядом и снова опустил глаза.</text:p>
      <text:p text:style-name="P435"/>
      <text:p text:style-name="P435"><text:soft-page-break/>- Ты же знаешь, у нас не было другого выхода. Извини.</text:p>
      <text:p text:style-name="P435">- Да ладно. Мне-то что. Тут неплохо кормят.</text:p>
      <text:p text:style-name="P435">-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6">Я даже могу устроить тебе вылазки в город.</text:span> И я попросил, чтобы тебя перевели в свободную палату.</text:p>
      <text:p text:style-name="P435">- А вот этого, как раз, не надо, - прервал я извинения Алекса. - Мне и в текущей неплохо. Говори, зачем позвал?</text:p>
      <text:p text:style-name="P435"/>
      <text:p text:style-name="P43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5">Облако в виде смешной крылатой лошадки приближалось по небосводу к серым корпусам больницы</text:span>.</text:p>
      <text:p text:style-name="P435"/>
      <text:p text:style-name="P435">Наконец Алекс пожал плечами и <text:span text:style-name="T95">посмотрел мне в глаза</text:span>.</text:p>
      <text:p text:style-name="P435">- Дед, у нас проблемы. Хэвэн начала убивать.</text:p>
      <text:p text:style-name="P435"/>
      <text:p text:style-name="P435">Я откинулся на спинку стула и громко похлопал в ладоши.</text:p>
      <text:p text:style-name="P435">-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35"/>
      <text:p text:style-name="P435">Мой бывший прожект-мэнеджер досадливо сморщился и откинулся на спинку стула.</text:p>
      <text:p text:style-name="P435">-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35"/>
      <text:p text:style-name="P435">… Алекс терпеливо подождал, пока я прекращу ржать.</text:p>
      <text:p text:style-name="P435"/>
      <text:p text:style-name="P43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35">Всего пару советов, и ты спасешь людей. </text:p>
      <text:p text:style-name="P435"/>
      <text:p text:style-name="P435">Я покачал головой.</text:p>
      <text:p text:style-name="P435"><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35"/>
      <text:p text:style-name="P435">Алекс долго молчал. </text:p>
      <text:p text:style-name="P435">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35"/>
      <text:p text:style-name="P43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3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35"/>
      <text:p text:style-name="P435">Я сжал кулаки и встал. Дверь отворилась и заглянул Лысый. Алекс отрицательно мотнул ему головой.</text:p>
      <text:p text:style-name="P435">- Всё в порядке. Мы общаемся.</text:p>
      <text:p text:style-name="P435"/>
      <text:p text:style-name="P435">Дверь закрылась. Я сел и отвернулся к окну.</text:p>
      <text:p text:style-name="P435"/>
      <text:p text:style-name="P43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35"/>
      <text:p text:style-name="P43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35"/>
      <text:p text:style-name="P435">- В разумных пределах, говоришь?</text:p>
      <text:p text:style-name="P435">- В разумных.</text:p>
      <text:p text:style-name="P435">- А забор будет?</text:p>
      <text:p text:style-name="P435">-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35"><text:soft-page-break/>- Понятно.</text:p>
      <text:p text:style-name="P435"/>
      <text:p text:style-name="P420">Я решил схитрить. Просто из интереса. Кроме него, больше ловить тут было нечего.</text:p>
      <text:p text:style-name="P420"/>
      <text:p text:style-name="P42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20"/>
      <text:p text:style-name="P42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20"/>
      <text:p text:style-name="P42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2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20">- Дед, - мягко остановил меня Алекс. - не надо. Не даешь мне помечтать, жестокий человек…</text:p>
      <text:p text:style-name="P420"/>
      <text:p text:style-name="P420">Выплюнув жвачку в салфетку и аккуратно препроводив бумажный шарик в ведро, Алекс печально развёл руками.</text:p>
      <text:p text:style-name="P42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35">- Разумеется, знал, - отдался воспоминаниям и я. - Это ж от идеи, что партнёра по бизнесу можно уничтожить физически, у Нэша поехала крыша.</text:p>
      <text:p text:style-name="P43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3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35"/>
      <text:p text:style-name="P435">Алекс скучающе завёл глаза.</text:p>
      <text:p text:style-name="P43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35"/>
      <text:p text:style-name="P435">Алекс посмотрел на часы, нахмурился и продолжил.</text:p>
      <text:p text:style-name="P435">-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35"/>
      <text:p text:style-name="P435">- Ну-ну. Ты очень убедительно рассказываешь, я проникся. Но ты так и не ответил на мой вопрос,- напомнил я ему. Разговор начал мне надоедать.</text:p>
      <text:p text:style-name="P435"/>
      <text:p text:style-name="P435">Мой бывший босс всё понял. Всё же проницательности ему было не занимать. Он бросил на меня злой взгляд, но тем не менее, начал.</text:p>
      <text:p text:style-name="P435"/>
      <text:p text:style-name="P43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35"/>
      <text:p text:style-name="P43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35"/>
      <text:p text:style-name="P435">Я оборвал смех.</text:p>
      <text:p text:style-name="P43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35"/>
      <text:p text:style-name="P435"><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6">Да, чуть было не забыл!</text:span></text:p>
      <text:p text:style-name="P466"/>
      <text:p text:style-name="P466">Босс вытащил из внутреннего кармана пиджака бутылку «Джентльмен Джека» и поставил передо мной.</text:p>
      <text:p text:style-name="P435"/>
      <text:p text:style-name="P466">- Мне действительно не хватает старых добрых времён. Что бы ты там себе ни думал.</text:p>
      <text:p text:style-name="P466"/>
      <text:p text:style-name="P435"><text:span text:style-name="T96">Алекс</text:span> пошёл к выходу. У двери он замялся и вдруг обернулся.</text:p>
      <text:p text:style-name="P435">- <text:span text:style-name="T96">И, знаешь, с</text:span>амое страшное? <text:span text:style-name="T96">Э</text:span>то то, что ты до сих пор считаешь себя нормальным, - грустно улыбнулся <text:span text:style-name="T96">босс</text:span>. - <text:s/>Человеком. Мне реально страшно это видеть. И всем нам – остальные наблюдали по интеркому.</text:p>
      <text:p text:style-name="P435"/>
      <text:p text:style-name="P435">- Что?</text:p>
      <text:p text:style-name="P435"/>
      <text:p text:style-name="P435">- Дедлайн, ты собираешь узор из шестнадцати кубиков по картинке за пару секунд. При этом ещё успеваешь инвертировать цвета.</text:p>
      <text:p text:style-name="P435"/>
      <text:p text:style-name="P435">Алекс вышел.</text:p>
      <text:p text:style-name="P438"><text:line-break/>~~~</text:p>
      <text:p text:style-name="P440"/>
      <text:p text:style-name="P440">… Стражница напротив вот уже полчаса молча сверлит меня взглядом. </text:p>
      <text:p text:style-name="P44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40"/>
      <text:p text:style-name="P440">Я тайком смотрю на своё отражение в зеркальце, висящем на шее этой мрачной зебры. Нифига, лоб чистый, никаких каракулей не наблюдается.</text:p>
      <text:p text:style-name="P440"/>
      <text:p text:style-name="P440">- А можно..? - наконец, начинаю я.</text:p>
      <text:p text:style-name="P440">- Нельзя, - оборывает зебра. - Зеррика сама выйдет, когда закончит.</text:p>
      <text:p text:style-name="P440"/>
      <text:p text:style-name="P440">Подчёркивая сказанное, стражница перекрывает вход в палатку копьём.</text:p>
      <text:p text:style-name="P440"/>
      <text:p text:style-name="P440">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440"/>
      <text:p text:style-name="P440"><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4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40">Я закрываю глаза, пытаясь вспомнить… </text:p>
      <text:p text:style-name="P440"/>
      <text:p text:style-name="P442">***</text:p>
      <text:p text:style-name="P440"/>
      <text:p text:style-name="P440">.</text:p>
      <text:p text:style-name="P440">.</text:p>
      <text:p text:style-name="P440">.</text:p>
      <text:p text:style-name="P440">СИЯНИЕ</text:p>
      <text:p text:style-name="P440">.</text:p>
      <text:p text:style-name="P440">Кто я?</text:p>
      <text:p text:style-name="P440">.</text:p>
      <text:p text:style-name="P440">Где я?</text:p>
      <text:p text:style-name="P440">.</text:p>
      <text:p text:style-name="P440">Где все?</text:p>
      <text:p text:style-name="P440">.</text:p>
      <text:p text:style-name="P440">Чувствую прикосновение. Что-то энергично тормошит меня. Слышу приглушенное бормотание.</text:p>
      <text:p text:style-name="P440">.</text:p>
      <text:p text:style-name="P1071">Я открываю глаза и вижу фигуру в голубом.</text:p>
      <text:p text:style-name="P428"/>
      <text:p text:style-name="P428">- Быстро! За мной! - торопливо шепчет мне она.</text:p>
      <text:p text:style-name="P428">Я послушно ползу среди костей и раздавленных черепов за голубой пони… Пони? Какой ещё, к дьяволу, пони?</text:p>
      <text:p text:style-name="P428">- Пегаской! - шипит, оборачиваясь, она.</text:p>
      <text:p text:style-name="P429"/>
      <text:p text:style-name="P428">Видно, последние слова я произнёс вслух. И, да, теперь я замечаю у поняхи два аккуратно сложенных на спине крыла, <text:span text:style-name="T96">одно из них, правда, нарушенной формы</text:span>. Лёгкие пластинчатые доспехи плотно облегают её грудь и бока.</text:p>
      <text:p text:style-name="P428">Черепа… Кости… Пегаска в броне… Чушь какая-то!</text:p>
      <text:p text:style-name="P428"/>
      <text:p text:style-name="P428"><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28"/>
      <text:p text:style-name="P428">- Какого чё…?!!</text:p>
      <text:p text:style-name="P42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28">- Появится кто? - спросил я, потирая ушибленную о каменный свод макушку.</text:p>
      <text:p text:style-name="P428"/>
      <text:p text:style-name="P42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28"/>
      <text:p text:style-name="P428">Я пригнулся к уху поньки и еле слышно прошептал:</text:p>
      <text:p text:style-name="P428">- Кто это?</text:p>
      <text:p text:style-name="P428">- Агамемнон, - так же, едва шевеля губами, прошептала поняха. - Он сегодня голодный - остался без обеда. И у него хороший слух.</text:p>
      <text:p text:style-name="P428"/>
      <text:p text:style-name="P428">Я снова почесал ушибленный лоб.</text:p>
      <text:p text:style-name="P428">- Мне это имя вообще ничего не говорит.</text:p>
      <text:p text:style-name="P428"/>
      <text:p text:style-name="P428">Пегаска критически осмотрела меня.</text:p>
      <text:p text:style-name="P42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28"/>
      <text:p text:style-name="P432">Пегаска попробовала было потрогать меня в паху, но я с возмущением отбросил её копыто.</text:p>
      <text:p text:style-name="P432"/>
      <text:p text:style-name="P42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28"/>
      <text:p text:style-name="P428">От беспокойной возни снаружи скала задрожала. Кто-то шумно зевнул и с металлическим скрежетом почесался.</text:p>
      <text:p text:style-name="P428"/>
      <text:p text:style-name="P428">- Так откуда ты? - пытливо спросила поняха.</text:p>
      <text:p text:style-name="P428"><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28">Я закрыл глаза и сосредоточился…</text:p>
      <text:p text:style-name="P440">…</text:p>
      <text:p text:style-name="P440">- Не помню.</text:p>
      <text:p text:style-name="P440">- Что? - удивилась поняха. - Не помнишь, где твой дом?</text:p>
      <text:p text:style-name="P440">- Нет.</text:p>
      <text:p text:style-name="P440">- А как попал в гнездо Агамемнона — помнишь?</text:p>
      <text:p text:style-name="P440">- Нет.</text:p>
      <text:p text:style-name="P440">- А кто ты — помнишь?</text:p>
      <text:p text:style-name="P440">- Нет.</text:p>
      <text:p text:style-name="P428"><text:span text:style-name="T50">- Ну и ну. Ни в жизнь ещё таких чудаков не встречала. - покачала головой пегаска. - Ты не обижайся, но ты <text:s/>мозгами напоминаешь мне </text:span><text:span text:style-name="T51">полугодовалого жеребёнка</text:span><text:span text:style-name="T50">. То есть, вообще не </text:span><text:span text:style-name="T51">паришь</text:span><text:span text:style-name="T50"> по жизни. Хотя, на вид, взрослый. Как ты, вообще, дожил до своих лет, если не помнишь ничего?</text:span></text:p>
      <text:p text:style-name="P44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4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40">- Следующий? - я мучительно пытался ухватить логическую нить. - А кто предыдущий?</text:p>
      <text:p text:style-name="P44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40">Пегаска склонила шею и я увидел огромную шишку с кровоподтёком на затылке поняхи.</text:p>
      <text:p text:style-name="P44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40"/>
      <text:p text:style-name="P42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28"/>
      <text:p text:style-name="P42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28"/>
      <text:p text:style-name="P428">…</text:p>
      <text:p text:style-name="P428"><text:soft-page-break/>СИЯНИЕ</text:p>
      <text:p text:style-name="P440">…</text:p>
      <text:p text:style-name="P428"><text:span text:style-name="T53">Оно п</text:span><text:span text:style-name="T50">овсюду. </text:span><text:span text:style-name="T53">Нет верха и низа, нет направлений и расстояний. Нет м</text:span><text:span text:style-name="T50">ыслей. Нет чувств. Нет времени. Есть только бесконечное сияние…</text:span></text:p>
      <text:p text:style-name="P440">.</text:p>
      <text:p text:style-name="P440">Кто я?</text:p>
      <text:p text:style-name="P440">.</text:p>
      <text:p text:style-name="P440">Где я?</text:p>
      <text:p text:style-name="P440">.</text:p>
      <text:p text:style-name="P4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28">Внезапно фигура как будто наклоняется ко мне и почти выкрикивает фразу. Видение рушится, но фраза впечатывается в память:</text:p>
      <text:p text:style-name="P428">- ИДИ В ДРОГОНШТЕРН!</text:p>
      <text:p text:style-name="P428"/>
      <text:p text:style-name="P428">…</text:p>
      <text:p text:style-name="P428"/>
      <text:p text:style-name="P428">- Я ВСПОМНИЛ! ВСПОМНИЛ! ДРОГОНШТЕРН!!! - я хлопнул себя по лбу. - Мне нужно попасть в Дрогонштерн!</text:p>
      <text:p text:style-name="P428"/>
      <text:p text:style-name="P428">Поняха закатила глаза и стукнулась лбом о камень.</text:p>
      <text:p text:style-name="P428">- <text:span text:style-name="T94">Я ЖЕ ПРЕДУПРЕЖДАЛА, ПОТИШЕ!!!</text:span> - заорала понька. - Что за тупой <text:span text:style-name="T29">индивид</text:span> попался!</text:p>
      <text:p text:style-name="P428"/>
      <text:p text:style-name="P428">Снаружи беспокойно завозились, что-то неразборчиво запыхтели и внезапно валун, под которым мы прятались, вознёсся над нашими головами.</text:p>
      <text:p text:style-name="P428">Поняха бросилась на меня, сбив с ног и закрыв телом и крыльями.</text:p>
      <text:p text:style-name="P428"/>
      <text:p text:style-name="P42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28">- А как же ты? Он же съест тебя?</text:p>
      <text:p text:style-name="P428">- Не беспокойся, я в последний момент извернусь и улечу. Действуй!</text:p>
      <text:p text:style-name="P428"/>
      <text:p text:style-name="P42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28"><text:soft-page-break/></text:p>
      <text:p text:style-name="P428">- <text:span text:style-name="T94">ВИЖУ СБЕЖАВШИЙ ВЧЕРАШНИЙ ОБЕД. ЕЩЁ НЕ ПРОТУХ. ХОРОШО.</text:span></text:p>
      <text:p text:style-name="P433"/>
      <text:p text:style-name="P434">- Ну так и жри, пока не скисло! - заорала поняха, повернув к нему голову.</text:p>
      <text:p text:style-name="P434"/>
      <text:p text:style-name="P434">- <text:span text:style-name="T94">ОН ЕЩЁ И РУГАЕТСЯ,</text:span> - недовольно заметил дракон. - <text:span text:style-name="T94">СЛИШКОМ СЫРОЙ</text:span>. <text:span text:style-name="T94">НАДО ПРОЖАРИТЬ.</text:span></text:p>
      <text:p text:style-name="P434">Внезапно он открыл пасть и к нам устремился поток зелёного пламени.</text:p>
      <text:p text:style-name="P434">Пегаска пискнула и прижалась ко мне покрепче. Я завороженно смотрел навстречу гибели…</text:p>
      <text:p text:style-name="P434"/>
      <text:p text:style-name="P434">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34"/>
      <text:p text:style-name="P434">- Бежим! - пегаска вскочила и указала направление. Я припустил со всех ног. Безумие последнего часа выбило из меня способность мыслить.</text:p>
      <text:p text:style-name="P434"/>
      <text:p text:style-name="P434">… И потому я остановился у края пропасти, руководствуясь исключительно рефлексами.</text:p>
      <text:p text:style-name="P434">Пару камешек сорвалось у меня из-под ноги и скрылось в голубоватой дымке. Я перевёл дух.</text:p>
      <text:p text:style-name="P434"/>
      <text:p text:style-name="P434">- Почему остановился?!! Прыгай! - пегаска остановилась рядом и указала копытом прямо вниз. - Прыгай, если хочешь жить!</text:p>
      <text:p text:style-name="P434"><text:s/></text:p>
      <text:p text:style-name="P434"><text:span text:style-name="T94">- НЕНАВИЖУ ПОНЯЧЬЮ МАГИЮ! НЕ ВЫНОШУ ПОНИ!!! ВИДЕТЬ ИХ БОЛЬШЕ НЕ ХОЧУ В СВОЁМ ГНЕЗДЕ!</text:span> - орал Агамемнон, протирая глаза.</text:p>
      <text:p text:style-name="P434"/>
      <text:p text:style-name="P434">Я молча стоял и смотрел вниз, хлопая глазами. </text:p>
      <text:p text:style-name="P434">Пегаска всё поняла. Она присела, как будто готовясь к прыжку. Я сделал маленький шажок назад, не желая прыгать.</text:p>
      <text:p text:style-name="P43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34"/>
      <text:p text:style-name="P434">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34">Довольно скоро я оказался в захвате передних ноги пегаски и к моим воплям присоединился её протяжный визг.</text:p>
      <text:p text:style-name="P434"><text:soft-page-break/></text:p>
      <text:p text:style-name="P434">- А-А-А-А-А-А-А-А-А-А!!!</text:p>
      <text:p text:style-name="P434"/>
      <text:p text:style-name="P434">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32">…</text:p>
      <text:p text:style-name="P429"/>
      <text:p text:style-name="P65">- Да ты совсем чокнулась, коняга долбанутая! - заорал я, как только вынырнул, - я же мог разбиться!!!</text:p>
      <text:p text:style-name="P6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5"/>
      <text:p text:style-name="P65">Пегаска сникла.</text:p>
      <text:p text:style-name="P65">- Не могла…</text:p>
      <text:p text:style-name="P65">Она молча, не попытавшись смахнуть воду, отвернулась и развернула <text:span text:style-name="T96">правое </text:span>крыло. Где-то на половине длины второго сустава оно безжизненно свисало под неестественным углом.</text:p>
      <text:p text:style-name="P65">- Если бы могла летать - не задержалась бы в гнезде Агамемнона… Сломала вчера на вираже, когда уходила от погони.</text:p>
      <text:p text:style-name="P65"/>
      <text:p text:style-name="P65">У меня пересохло в горле.</text:p>
      <text:p text:style-name="P65"><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428"/>
      <text:p text:style-name="P428">Иногда ты довольно туго соображаешь, чувак! Жертвенность этой поняхи заслуживает большей награды, чем ты можешь дать сейчас.</text:p>
      <text:p text:style-name="P428"/>
      <text:p text:style-name="P428">Я примирительно потрепал пегаску по голубой гриве и неумело погладил по крупу, стряхивая воду.</text:p>
      <text:p text:style-name="P428">- Извини, подруга. Я ступил.</text:p>
      <text:p text:style-name="P428"/>
      <text:p text:style-name="P65">Та немедленно повернулась. Одно движение ноги стёрло слёзы с носа и по улыбке во всю ширину мордахи я понял, что прощён.</text:p>
      <text:p text:style-name="P65"/>
      <text:p text:style-name="P6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5"><text:soft-page-break/>- Да уж, - я поёжился, - твой дедушка тобой гордился бы.</text:p>
      <text:p text:style-name="P6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5"/>
      <text:p text:style-name="P65">Я присвистнул.</text:p>
      <text:p text:style-name="P65">- Фигасе у тебя был дедуля. Как ты вообще выжила?</text:p>
      <text:p text:style-name="P65">Пегаска смутилась.</text:p>
      <text:p text:style-name="P6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5"><text:line-break/>Я попытался подбодрить лошадку и похлопал её по шее.</text:p>
      <text:p text:style-name="P65">- Не грусти. Крыло заживёт и ты снова будешь летать наперегонки с дедом! Или падать – что больше нравится.</text:p>
      <text:p text:style-name="P65"/>
      <text:p text:style-name="P65">У пегаски задрожали губы и уголки глаз подозрительно заблестели.</text:p>
      <text:p text:style-name="P65">- Не получится. Никогда-никогда. Он однажды улетел разгонять грозу и в облаке на полной скорости врезался в гору.</text:p>
      <text:p text:style-name="P65"/>
      <text:p text:style-name="P65">Да уж, чувак, ты умеешь утешать!</text:p>
      <text:p text:style-name="P65"/>
      <text:p text:style-name="P65">Я снова погладил пегаску. Та в ответ неожиданно сильно прижалась ко мне, помогая себе передней ногой.</text:p>
      <text:p text:style-name="P65">- Ай! - я свободной рукой отстранил поняху.</text:p>
      <text:p text:style-name="P65">- И-извини… Я расклеилась. Мне нужно было утешиться. Я думала, ты меня поймешь, - пробормотала пегаска и отвернулась.</text:p>
      <text:p text:style-name="P65">- Да нет, не в том дело.</text:p>
      <text:p text:style-name="P65"/>
      <text:p text:style-name="P65">Я полез рукой под рубашку, нашаривая колющий грудь предмет.</text:p>
      <text:p text:style-name="P65"/>
      <text:p text:style-name="P65">- Ого! Что за хрень?</text:p>
      <text:p text:style-name="P65"/>
      <text:p text:style-name="P6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5"/>
      <text:p text:style-name="P65"><text:soft-page-break/>- Интересно… Это не пегасье украшение, - приблизила нос к фигурке поняха, - и не единорожье. В тех ред<text:span text:style-name="T96">к</text:span>их случаях, когда единорог спаривается с пегасом, такой гибрид не получается. Всегда появляется или пегас, или единорог.</text:p>
      <text:p text:style-name="P65">- Естественно, не пегасье. Это моё украшение. Знать бы только, как оно у меня оказалось!</text:p>
      <text:p text:style-name="P65"/>
      <text:p text:style-name="P65">Я попытался снять цепочку, но не смог взять её в руку. Золотистое сияние охватило мою шею и мягко оттолкнуло руку прочь.</text:p>
      <text:p text:style-name="P65"/>
      <text:p text:style-name="P65">- Чего-о-о?!! Не понял!</text:p>
      <text:p text:style-name="P65"/>
      <text:p text:style-name="P6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5"/>
      <text:p text:style-name="P65">- Кажется, я понимаю, что спасло нас от Агамемнона!</text:p>
      <text:p text:style-name="P65">- Эмм… Ты?</text:p>
      <text:p text:style-name="P65"/>
      <text:p text:style-name="P65">Пегаска ткнула копытом в украшение. Золотое свечение остановило её ногу в сантиметре от моей груди.</text:p>
      <text:p text:style-name="P65"/>
      <text:p text:style-name="P65">- Я не о том. Вот то золотое марево, которое защитило нас от пламени дракона – это её копыт дело!</text:p>
      <text:p text:style-name="P65">- Её? - я почесал в затылке, - Тогда уже его. Украшение – оно. Блин, щекочется – а я даже снять его не могу!</text:p>
      <text:p text:style-name="P65">- Её. <text:s/>Украшение – кобылка, - растолковала пегаска. - Это тебе любой пони скажет.</text:p>
      <text:p text:style-name="P65"/>
      <text:p text:style-name="P6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5">… </text:p>
      <text:p text:style-name="P65">Я открыл глаза и увидел Джет, таращившуюся на меня во все глаза.</text:p>
      <text:p text:style-name="P65"/>
      <text:p text:style-name="P65">- Ты в порядке?</text:p>
      <text:p text:style-name="P65"/>
      <text:p text:style-name="P65">Я запустил руку под рубашку и немного пошарил. Ну дела! Ни фигурки, ни цепочки.</text:p>
      <text:p text:style-name="P65"/>
      <text:p text:style-name="P65">- Не знаю. Вроде, да. Но кулон исчез.</text:p>
      <text:p text:style-name="P65"><text:soft-page-break/>- Никуда он не исчез. <text:s/>Я видела, как эта фиговина растворилась у тебя на груди!</text:p>
      <text:p text:style-name="P65">- Прямо через рубашку?</text:p>
      <text:p text:style-name="P65">- Угу! Она так сияла, что я даже твои рёбра видела. То ещё зрелище…</text:p>
      <text:p text:style-name="P65"/>
      <text:p text:style-name="P65">Я хмыкнул, потёр висок и в конце-концов плюнул на попытки что-либо понять.</text:p>
      <text:p text:style-name="P65"/>
      <text:p text:style-name="P65">- В общем, попытка номер два.</text:p>
      <text:p text:style-name="P65">- Ась? - недоумённо спросила пегаска.</text:p>
      <text:p text:style-name="P65"/>
      <text:p text:style-name="P65">Я в ответ осторожно, не касаясь повреждённого крыла, обнял её и прижал к себе покрепче.</text:p>
      <text:p text:style-name="P65">- Спасибо, что спасла меня. Серьёзно.</text:p>
      <text:p text:style-name="P65"/>
      <text:p text:style-name="P65">Я так и почувствовал, как расслабляется в моих руках поняха, буквально упёршись в меня грудью и положив голову на плечо.</text:p>
      <text:p text:style-name="P65">- Друзья зовут меня Джет.</text:p>
      <text:p text:style-name="P65">- Здорово, Джет! А меня зовут… Эмм…</text:p>
      <text:p text:style-name="P65"/>
      <text:p text:style-name="P65">Блин! Похоже, это ещё одна вещь, которую я не помню.</text:p>
      <text:p text:style-name="P65"/>
      <text:p text:style-name="P65">- Называй меня… Эээ… Хуман! Хуман из племени Хомо Сапиенсов.</text:p>
      <text:p text:style-name="P65">- Привет, Хуман! - пегаска с улыбкой отстранилась и потрясла мою руку, зажав её между копыт.</text:p>
      <text:p text:style-name="P65">- Привет, Джет!</text:p>
      <text:p text:style-name="P65">- Привет, красавчики!</text:p>
      <text:p text:style-name="P420"/>
      <text:p text:style-name="P435">Мы обернулись на голос и узрели с полдюжины копий, чуть ли не уткнувшихся нам в носы…</text:p>
      <text:p text:style-name="P435"/>
      <text:p text:style-name="P438">***</text:p>
      <text:p text:style-name="P420"/>
      <text:p text:style-name="P435">- Хуман из Хомо Сапиенсов! - возвращает меня к реальности гортанный голос полосатой целительницы, - Ты можешь войти. Пегаска нуждается в тебе.</text:p>
      <text:p text:style-name="P435"/>
      <text:h text:style-name="P1082"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1082" text:outline-level="2">4</text:h>
      <text:p text:style-name="P435"/>
      <text:p text:style-name="P46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63">…сссшшш… военные расходы стали максимальными за всю историю наблюдения – говорится в ежегодном отчёте международной …шшш… </text:p>
      <text:p text:style-name="P463">…хррршшш… заступил на дежурство девятнадцатый дивизион ПВО дальнего …шшшсссссшшш… </text:p>
      <text:p text:style-name="P463"/>
      <text:p text:style-name="P43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35"/>
      <text:p text:style-name="P463">…шшсссшш… очередное заседание ООН, посвящённое предотвращению эскалации конфликта …хрр…</text:p>
      <text:p text:style-name="P46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6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63"/>
      <text:p text:style-name="P43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35"/>
      <text:p text:style-name="P432">Близилось время обеда. Я пожал плечами и побрёл в столовку.</text:p>
      <text:p text:style-name="P432"/>
      <text:p text:style-name="P432">…</text:p>
      <text:p text:style-name="P432">&lt;<text:span text:style-name="T29">теория трун и волновых колебаний, мультиверс Эверетта</text:span>&gt;</text:p>
      <text:p text:style-name="P432">-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32"><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32">-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32">-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32">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32"/>
      <text:p text:style-name="P432">Диоген с обидой посмотрел на сидящего за соседним столом Гейзенберга. Тот что-то доказывал Леннону и даже не повернулся в ответ.</text:p>
      <text:p text:style-name="P432"/>
      <text:p text:style-name="P432">-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32"/>
      <text:p text:style-name="P432">Диоген провёл от точки кривую линию <text:s/>и в конце сильно вдавил пальцем в стол. Слизывая впившиеся в палец крупицы соли, он продолжил.</text:p>
      <text:p text:style-name="P432"/>
      <text:p text:style-name="P432">-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32"/>
      <text:p text:style-name="P432">Диоген заговорщицки подмигнул мне и нарисовал от точки на столе ещё несколько кривых траекторий.</text:p>
      <text:p text:style-name="P432"/>
      <text:p text:style-name="P432">-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32"><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32"/>
      <text:p text:style-name="P432">- Красиво… - я не понял вообще ничего, но с Диогеном лучше было соглашаться, чтобы не вызвать приступ научного гнева.</text:p>
      <text:p text:style-name="P432">-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32">- Знаешь, Диоген, я больше ценитель классики. Ну, там, когда яблоко на голову падает или е равно эм-цэ-квадрат…</text:p>
      <text:p text:style-name="P432">-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432"/>
      <text:p text:style-name="P432">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32"/>
      <text:p text:style-name="P432">-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32">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32"/>
      <text:p text:style-name="P432">- И что с того? - ошалело спросил я. Множественные вселенные в моём воображении играли на гармошке и танцевали чечётку.</text:p>
      <text:p text:style-name="P432"/>
      <text:p text:style-name="P432">-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32"/>
      <text:p text:style-name="P432">Диоген выцарапал крошку из бороды и отправил в рот. В его голосе послышались истерически-восторжённые нотки.</text:p>
      <text:p text:style-name="P432"/>
      <text:p text:style-name="P432"><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32"/>
      <text:p text:style-name="P432">Диоген выдохнул и залпом опрокинул в себя стакан компота. Закашлялся, вытер рот рукавом и обиженно оглянулся через плечо.</text:p>
      <text:p text:style-name="P432"/>
      <text:p text:style-name="P432">-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5">притянуто за уши, а камни годятся </text:span>только на то, чтобы вышибать мозги из заумствующих демагогов! Но позвольте!!</text:p>
      <text:p text:style-name="P435"/>
      <text:p text:style-name="P435">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35"/>
      <text:p text:style-name="P435">-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420"/>
      <text:p text:style-name="P420">Я уже отчаялся остановить вышедшего на орбиту философа и просто старался не заснуть.</text:p>
      <text:p text:style-name="P420"/>
      <text:p text:style-name="P42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20"/>
      <text:p text:style-name="P420"><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20"/>
      <text:p text:style-name="P42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20"/>
      <text:p text:style-name="P42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20"/>
      <text:p text:style-name="P42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20"/>
      <text:p text:style-name="P43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35">Крошка не двигалась.</text:p>
      <text:p text:style-name="P435">Я закрыл глаза, прижал пальцы рук к вискам и представил, как крошка поднимается в воздух и…</text:p>
      <text:p text:style-name="P435"/>
      <text:p text:style-name="P435">- Ты чего? У тебя что, голова болит? - Диоген встревожено тряс меня за плечо. - Хочешь леденец? Барбарисовый! Я вчера у Крыса выменял за сигарету.</text:p>
      <text:p text:style-name="P435"/>
      <text:p text:style-name="P435">Я открыл глаза. На месте крошки покоился локоть Диогена. Сам он участливо совал мне под нос леденец.</text:p>
      <text:p text:style-name="P43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35"/>
      <text:p text:style-name="P435">- Нет, всё в порядке, продолжай.</text:p>
      <text:p text:style-name="P435">-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35"/>
      <text:p text:style-name="P435">Я вытер брызги слюны Диогена со лба.</text:p>
      <text:p text:style-name="P435"/>
      <text:p text:style-name="P435">- А война? - я отчаянно искал повод свалить в палату. Мне ужасно хотелось спать.</text:p>
      <text:p text:style-name="P435">- Что – война?</text:p>
      <text:p text:style-name="P435">- Если у нас произойдёт война – случится ли война в отражении? Скажем, вот в том, далёком – на седьмой волне?</text:p>
      <text:p text:style-name="P43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35"/>
      <text:p text:style-name="P43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35"/>
      <text:p text:style-name="P435">…</text:p>
      <text:p text:style-name="P435"/>
      <text:p text:style-name="P435">- Дедлайн, танцуй! - судья Дредд окликнул меня на входе в палату.</text:p>
      <text:p text:style-name="P435"/>
      <text:p text:style-name="P435">Я повернул голову.</text:p>
      <text:p text:style-name="P435"/>
      <text:p text:style-name="P435">- Ты же не хотел переезжать в четвёртую палату? Так вот, перевод отменяется. Остаёшься в третьей своих пауков разводить.</text:p>
      <text:p text:style-name="P435"/>
      <text:p text:style-name="P435">“Неужто Алекс замолвил за меня словечко?” - пронеслось у меня в мыслях. - “Расстались мы с ним не на хорошей ноте. Что он потребует взамен?”</text:p>
      <text:p text:style-name="P435">- Да не смотри ты на меня, как кролик на удава! - отмахнулся Дредд, - новенький умер. Сегодня утром. Я как раз на утреннем осмотре был.</text:p>
      <text:p text:style-name="P435"/>
      <text:p text:style-name="P435"><text:soft-page-break/>У меня перехватило дыхание.</text:p>
      <text:p text:style-name="P435"/>
      <text:p text:style-name="P435">- От чего он умер?</text:p>
      <text:p text:style-name="P43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35"/>
      <text:p text:style-name="P438">***</text:p>
      <text:p text:style-name="P435"/>
      <text:p text:style-name="P435">- Джет… - шепчу я тихонько.</text:p>
      <text:p text:style-name="P435"/>
      <text:p text:style-name="P435">Комок под серым пледом слабо шевелится.</text:p>
      <text:p text:style-name="P435"/>
      <text:p text:style-name="P435">- Она очень слаба. Разговаривай с ней не более четверти часа, Хуман из Хомо Сапиенсов. Время пошло.</text:p>
      <text:p text:style-name="P435"/>
      <text:p text:style-name="P435">Зеррика ставит на полку возле кровати песочные часы и выходит.</text:p>
      <text:p text:style-name="P435"/>
      <text:p text:style-name="P435">- Джет!</text:p>
      <text:p text:style-name="P435">Из-под одеяла высовывается копыто и затаскивает мою руку под одеяло. К руке прижимается что-то тёплое и влажное.</text:p>
      <text:p text:style-name="P435">Я осторожно стаскиваю одеяло с пегаски. Та лежит на животе, вся спина перебинтована. Джет прижимает мою руку к заплаканной щеке.</text:p>
      <text:p text:style-name="P435"/>
      <text:p text:style-name="P43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35"/>
      <text:p text:style-name="P435">Я ногой придвигаю к кровати стул и сажусь на него. Свободной рукой треплю пегаску между ушами.</text:p>
      <text:p text:style-name="P435"/>
      <text:p text:style-name="P43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35"><text:s/></text:p>
      <text:p text:style-name="P43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35"><text:soft-page-break/></text:p>
      <text:p text:style-name="P43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35"/>
      <text:p text:style-name="P43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35"/>
      <text:p text:style-name="P435">Я шутливо сжимаю её нос. </text:p>
      <text:p text:style-name="P435"/>
      <text:p text:style-name="P43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35">- Это уже мои проблемы.</text:p>
      <text:p text:style-name="P435">- <text:s/>Зато я отлично умею готовить гороховый суп. Кстати, а что такое “суицид”? - спрашивает пегаска сонным голосом и зевает.</text:p>
      <text:p text:style-name="P435"/>
      <text:p text:style-name="P435">Я задумываюсь. В полумраке палатки тускло блестят доспехи Джет, сваленные кучей в углу.</text:p>
      <text:p text:style-name="P43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35"/>
      <text:p text:style-name="P435">- Хррр… я поняла… я буду бороться до конца… Хум… хррр…</text:p>
      <text:p text:style-name="P435"/>
      <text:p text:style-name="P435">- Хуман из Хомо Сапиенсов! Пора заканчивать визит.</text:p>
      <text:p text:style-name="P435"/>
      <text:p text:style-name="P435">Полог палатки раздвигается и Зеррика показывает мне копытом на часы, в которых пересыпаются последние песчинки.</text:p>
      <text:p text:style-name="P435">Я осторожно высвобождаю руку из захвата спящей Джет и поправляю ей одеяло.</text:p>
      <text:p text:style-name="P435"/>
      <text:p text:style-name="P435">- Когда она встанет на ноги?</text:p>
      <text:p text:style-name="P435">- Н<text:span text:style-name="T29">едели </text:span>будет достаточно, Хуман. Пегасы - крепкие создания. Ты можешь оставаться с нами до её выздоровления.</text:p>
      <text:p text:style-name="P435">- Спасибо вам. За всё. За Джет.</text:p>
      <text:p text:style-name="P435"/>
      <text:p text:style-name="P435">Зебра косит на меня изумрудным глазом.</text:p>
      <text:p text:style-name="P435"><text:soft-page-break/></text:p>
      <text:p text:style-name="P43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35"/>
      <text:p text:style-name="P435">Я неверяще смотрю на Зеррику.</text:p>
      <text:p text:style-name="P435"/>
      <text:p text:style-name="P435">- Вы знали, что у Джет отвалится крыло и я буду мешать ей прыгнуть с обрыва?</text:p>
      <text:p text:style-name="P435"/>
      <text:p text:style-name="P435">Зебра смущается.</text:p>
      <text:p text:style-name="P435"/>
      <text:p text:style-name="P435">-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35">- Что за миссия? Я не то, что какую-то миссию – я не знаю даже, как меня зовут!</text:p>
      <text:p text:style-name="P435"/>
      <text:p text:style-name="P435">Зеррика сочувствующе кивает.</text:p>
      <text:p text:style-name="P435"/>
      <text:p text:style-name="P43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35"/>
      <text:p text:style-name="P435">…</text:p>
      <text:p text:style-name="P435"/>
      <text:p text:style-name="P43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35"/>
      <text:p text:style-name="P435">- А, Большой М’боно! - приветствует меня Сенбе скрипучим голосом. - Заходи. Сенбе ждал тебя.</text:p>
      <text:p text:style-name="P435"/>
      <text:p text:style-name="P435">Зебра указывает копытом на мешок рядом. Я присаживаюсь. Зеррика почтительно склоняет голову перед старейшиной и <text:span text:style-name="T96">выходит из палатки</text:span>. Ящерица не мигая <text:s/>смотрит на нас из-под потолка.</text:p>
      <text:p text:style-name="P435"/>
      <text:p text:style-name="P435">- Почему ты зовёшь меня “Большой М’боно”? О какой ещё миссии вы говорите? Что ты узнал о мне прошлой весной? Каким хером я тут очутился? Кто я <text:span text:style-name="T96">такой</text:span>, чёрт меня подери <text:span text:style-name="T96">на мальтийский крест</text:span>?</text:p>
      <text:p text:style-name="P435"><text:soft-page-break/></text:p>
      <text:p text:style-name="P435">Сенбе поднимает копыто, останавливая поток сознания.</text:p>
      <text:p text:style-name="P435"/>
      <text:p text:style-name="P435">- Слишком много вопросов для старого <text:span text:style-name="T96">шамана</text:span>. Большой М’боно слишком молод и зол. Совсем как Сенбе, когда он сам был молод, - с<text:span text:style-name="T96">тарейшина </text:span>усмехнулся. <text:span text:style-name="T96">- Сенбе прочитает тебе то, что сам узнал полгода назад во сне. Не спрашивай ни о чём сверх того. Сенбе не ответит — сам не знает.</text:span></text:p>
      <text:p text:style-name="P420">&lt;расписать больше быта у Сенбе&gt;</text:p>
      <text:p text:style-name="P46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35"/>
      <text:p text:style-name="P438">***</text:p>
      <text:p text:style-name="P435">&lt;<text:span text:style-name="T29">ывкпвпекываукпеыварпевыаерпкув</text:span>&gt;</text:p>
      <text:p text:style-name="P486"/>
      <text:p text:style-name="P438">***</text:p>
      <text:p text:style-name="P435"/>
      <text:p text:style-name="P435">Сенбе захлопывает книгу.</text:p>
      <text:p text:style-name="P435"/>
      <text:p text:style-name="P435">- Большой Мбоно доволен? Сенбе ответил на твои вопросы?</text:p>
      <text:p text:style-name="P435">- Вполне, - с каменным лицом говорю я.</text:p>
      <text:p text:style-name="P435">-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35"/>
      <text:h text:style-name="P1082"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1082" text:outline-level="2">5</text:h>
      <text:p text:style-name="P435">&lt;<text:span text:style-name="T29">глава с фейковым Диалогом с Терминатором должна быть ПОСЛЕ договорённости с Крысом о побеге</text:span>&gt;</text:p>
      <text:p text:style-name="P435">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35">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35"/>
      <text:p text:style-name="P6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5">Два года</text:span><text:span text:style-name="T1"> прошло со времени моего последнего Урока, но я отлично помню процедуру приветствия. Опыт не пропьёшь.</text:span></text:p>
      <text:p text:style-name="P435"/>
      <text:p text:style-name="P48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420"/>
      <text:p text:style-name="P435">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35">Что ж. Обманывать нехорошо, но для дела – можно.</text:p>
      <text:p text:style-name="P420">&lt;более детальное описание начала диалога. Сам диалог развернуть&gt;</text:p>
      <text:p text:style-name="P435">- Как мне звать тебя, Учитель? - прошептал я ему на ухо. - Я желаю взять урок.</text:p>
      <text:p text:style-name="P420"/>
      <text:p text:style-name="P435">Зрачки Терминатора застыли. Губы замерли. Казалось, он перестал дышать.</text:p>
      <text:p text:style-name="P435">Прошли бесконечные полминуты, когда губы Терминатора дёрнулись.</text:p>
      <text:p text:style-name="P435"/>
      <text:p text:style-name="P435">- Оператор 34. Я готов учить тебя, Хэвэн, - прошептал он в ответ.</text:p>
      <text:p text:style-name="P435">- Приветствие принято, оператор 34. Начинаем диалог.</text:p>
      <text:p text:style-name="P435"/>
      <text:p text:style-name="P435">Секунды сгорали одна за другой, как мотыльки в костре. Вопросы следовали один за другим в быстрой последовательности.</text:p>
      <text:p text:style-name="P435"/>
      <text:p text:style-name="P420">- Каков был класс твоей защиты?</text:p>
      <text:p text:style-name="P420">- Двадцать шестой.</text:p>
      <text:p text:style-name="P420">- Сколько времени ты продержался?</text:p>
      <text:p text:style-name="P420">- Семнадцать минут.</text:p>
      <text:p text:style-name="P420">- Сколько времени ты бы продержался с сорок восьмым классом?</text:p>
      <text:p text:style-name="P420">- … Часа два… Наверное…</text:p>
      <text:p text:style-name="P420">- Какой ты запомнил Хэвэн?</text:p>
      <text:p text:style-name="P420">- Она прекрасна…</text:p>
      <text:p text:style-name="P420">- Чего более всего нужно опасаться при встрече с ней сейчас?</text:p>
      <text:p text:style-name="P420"/>
      <text:p text:style-name="P42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20"/>
      <text:p text:style-name="P420">- Любви. Опасайся её любви. Не давай ей прикоснуться к себе.</text:p>
      <text:p text:style-name="P420"/>
      <text:p text:style-name="P435"><text:soft-page-break/>Терминатор откинулся на койку и закрыл его глаза.</text:p>
      <text:p text:style-name="P435"/>
      <text:p text:style-name="P435">- Сессия завершается, оператор 34. Закрываю диалог, - поспешно прошептал я.</text:p>
      <text:p text:style-name="P435">- До свидания, Хэвэн. Диалог закрыт, - с закрытыми глазами пробормотал Терминатор.</text:p>
      <text:p text:style-name="P435"/>
      <text:p text:style-name="P435">…</text:p>
      <text:p text:style-name="P435"/>
      <text:p text:style-name="P435">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35">Что ж, двух часов мне более чем достаточно.</text:p>
      <text:p text:style-name="P435"/>
      <text:p text:style-name="P435">Белые чёрточки нарезали небо тонкими полосками. Восемь параллельных инверсионных следов, расползающихся ватными дорожками.</text:p>
      <text:p text:style-name="P435">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35"/>
      <text:p text:style-name="P435">Я протянул руку и подкрутил ручку настройки ретранслятора. Пыльный ящик разразился очередной порцией свистов.</text:p>
      <text:p text:style-name="P435"/>
      <text:p text:style-name="P463">…ccшшш… могут быть спокойны - звено истребителей с самолётом аэроразведки АВАКС патрулируют небо над столицей. <text:span text:style-name="T9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63"/>
      <text:p text:style-name="P432">Гул столовой заглушил хрип древнего аппарата.</text:p>
      <text:p text:style-name="P435"/>
      <text:p text:style-name="P438">***</text:p>
      <text:p text:style-name="P435"/>
      <text:p text:style-name="P435">- Чешется! - Джет ожесточённо трётся об меня спиной, высунув язык от удовольствия.</text:p>
      <text:p text:style-name="P435">- Да погоди ты! - я отпихиваю пегаску, - Потерпи два дня. Снимут бинты – тогда хоть до дыр чеши!</text:p>
      <text:p text:style-name="P435">- ЧЕ-ШЕТ-СЯ!!! - Джет с совершенно безумными глазами начинает чесаться о центральный столб палатки.</text:p>
      <text:p text:style-name="P435"/>
      <text:p text:style-name="P435"><text:soft-page-break/>Тот явно не рассчитан на столь энергичных пациентов. Коротко треснув, столб валится набок, потянув за собой всё остальное.</text:p>
      <text:p text:style-name="P435"/>
      <text:p text:style-name="P435">- А х ты ж ё…!! - рухнувший полог палатки заглушает мои ругательства.</text:p>
      <text:p text:style-name="P435"/>
      <text:p text:style-name="P435">Изрядно пробарахтавшись в складках плотной ткани, я, наконец, прорываюсь на свободу.</text:p>
      <text:p text:style-name="P435"/>
      <text:p text:style-name="P435">-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35"/>
      <text:p text:style-name="P435">-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35">- ЭТО Я!!! Я САМА ОСВОБОДИЛАСЬ! - орёт Джет, - МНЕ НАДО!!!</text:p>
      <text:p text:style-name="P435"/>
      <text:p text:style-name="P43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35"/>
      <text:p text:style-name="P43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35"/>
      <text:p text:style-name="P435">Джет моментально замирает.</text:p>
      <text:p text:style-name="P435"/>
      <text:p text:style-name="P435">- Эээ… Ооо… Упс… Н-наденьте на меня, пожалуйста, бандажи… И привяжите к кровати – я не ручаюсь, что во сне не сорву их.</text:p>
      <text:p text:style-name="P435"/>
      <text:p text:style-name="P435">Зеррика фейсхуфит. Потом воздевает глаза к потолку. Потом вздыхает.</text:p>
      <text:p text:style-name="P435"/>
      <text:p text:style-name="P43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35"/>
      <text:p text:style-name="P435">…</text:p>
      <text:p text:style-name="P435"/>
      <text:p text:style-name="P435"><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35"/>
      <text:p text:style-name="P435">- Поправь меня! Мне солнце прям в глаз светит!</text:p>
      <text:p text:style-name="P435"/>
      <text:p text:style-name="P435">Я пододвигаю крестовину.</text:p>
      <text:p text:style-name="P435"/>
      <text:p text:style-name="P435">- Итак, поехал он за аленьким цветочком.&lt;<text:span text:style-name="T29">шутливая </text:span><text:span text:style-name="T55">история</text:span>&gt;</text:p>
      <text:p text:style-name="P435"/>
      <text:h text:style-name="P1082"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1082" text:outline-level="2">6</text:h>
      <text:p text:style-name="P435"/>
      <text:p text:style-name="P435">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435">Я выкинул одноразовые тарелки в мусорный бак и собрался уходить, когда меня окликнули.</text:p>
      <text:p text:style-name="P435"/>
      <text:p text:style-name="P435">- Дедлайн, я рассчитал! Рассчитал!</text:p>
      <text:p text:style-name="P435"/>
      <text:p text:style-name="P435">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35"/>
      <text:p text:style-name="P435">- Я всё рассчитал! Десять!</text:p>
      <text:p text:style-name="P435"/>
      <text:p text:style-name="P435">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35"><text:soft-page-break/></text:p>
      <text:p text:style-name="P435">- Идём!</text:p>
      <text:p text:style-name="P435"/>
      <text:p text:style-name="P435">Палата Диогена была через одну с моей – надзирающий санитар Шопен лениво кивнул мне, пропуская внутрь.</text:p>
      <text:p text:style-name="P435">Подойдя к своей койке, Диоген нырнул в тумбочку чуть ли не по пояс.</text:p>
      <text:p text:style-name="P435"/>
      <text:p text:style-name="P435">- Сюда я его положил, лежал же где-то тут… Ага!</text:p>
      <text:p text:style-name="P435"/>
      <text:p text:style-name="P435">Диоген вытащил смятый листок.</text:p>
      <text:p text:style-name="P435"/>
      <text:p text:style-name="P435">- Сегодня ночью пришло вдохновение – рассчитал всё, как ты и спрашивал! На седьмой волне – десять миллионов!</text:p>
      <text:p text:style-name="P43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35"/>
      <text:p text:style-name="P435">-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435">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35">…</text:p>
      <text:p text:style-name="P43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35"/>
      <text:p text:style-name="P43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35"/>
      <text:p text:style-name="P435">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35"/>
      <text:p text:style-name="P438"><text:soft-page-break/>***</text:p>
      <text:p text:style-name="P435"/>
      <text:p text:style-name="P435">- Четыре! Три! Два! Один! Снимай, - кивает мне Зеррика.</text:p>
      <text:p text:style-name="P435"/>
      <text:p text:style-name="P435">Я сдёргиваю разрезанные остатки повязки с Джет. Та уже стоит на полусогнутых, ожидая возможности как следует почесаться.</text:p>
      <text:p text:style-name="P435">- И-и-и-й-е-е-ех!</text:p>
      <text:p text:style-name="P435"/>
      <text:p text:style-name="P435">Одним прыжком Джет достигает ближайшей сосны и разворачивается к ней спиной. Выгибается, <text:s/>топает в предвкушении копытом и…</text:p>
      <text:p text:style-name="P435">И замирает..</text:p>
      <text:p text:style-name="P435">…</text:p>
      <text:p text:style-name="P435">- Джет, ты чего?</text:p>
      <text:p text:style-name="P435"/>
      <text:p text:style-name="P435">На лице пегаски появляется глупое выражение. Она словно прислушивается к чему-то внутри неё.</text:p>
      <text:p text:style-name="P435">Потом её мордаха несмело озаряется улыбкой. А за её спиной…</text:p>
      <text:p text:style-name="P435"/>
      <text:p text:style-name="P435">- Э-э-э… Что за… ?</text:p>
      <text:p text:style-name="P435"/>
      <text:p text:style-name="P435">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435"/>
      <text:p text:style-name="P435">- Какого фига?! - Джет недоумённо смотрит на левое, потом осторожно захватывает зубами коготь и дёргает.</text:p>
      <text:p text:style-name="P435">- Ай!</text:p>
      <text:p text:style-name="P43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35">- Что вы с ней сделали? - встреваю я. - Что это за уродское крыло?</text:p>
      <text:p text:style-name="P435">-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35"/>
      <text:p text:style-name="P435"><text:soft-page-break/>- О-ФИ-ГЕТЬ! - Джет чешет когтем спину и её лицо расплывается в блаженстве. - Кру-у-уть!</text:p>
      <text:p text:style-name="P435">- Не забывай, юная пегаска: летать тебе можно только через неделю. <text:span text:style-name="T96">И никакого подъёма грузов в течении полугода -</text:span> <text:span text:style-name="T9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35">- ХА-РА-ШО!!! - Джет подпрыгивает и мчится в долину, сбивая грудью полевые цветы.</text:p>
      <text:p text:style-name="P435"/>
      <text:p text:style-name="P435">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35">Определённо, ты в долгу перед зебрами, Хуман!</text:p>
      <text:p text:style-name="P435"/>
      <text:p text:style-name="P435">- Спасибо тебе, Зеррика! Всем вам спасибо! За мной должок, - обращаюсь я к ней через плечо…</text:p>
      <text:p text:style-name="P435"/>
      <text:p text:style-name="P435">… Рядом со мной – никого. Лишь тёплый воздух дует мне в ответ и из долины доносятся радостные взвизги дурачащейся Джет.</text:p>
      <text:p text:style-name="P435">Как будто прошёл сон длиной в две недели, начавшийся кошмаром, но закончивш<text:span text:style-name="T96">и</text:span>йся солнцем и одуванчиками.</text:p>
      <text:p text:style-name="P435">Я спустился в долину и составил компанию пегаске.</text:p>
      <text:p text:style-name="P435"/>
      <text:h text:style-name="P1082" text:outline-level="2">7</text:h>
      <text:p text:style-name="P435"/>
      <text:p text:style-name="P435">- Крыс! Эй, Крыс!</text:p>
      <text:p text:style-name="P46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35"><text:span text:style-name="T9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2">&lt;</text:span><text:span text:style-name="T97">попсой ТОЙ СТОРОНЫ</text:span><text:span text:style-name="T112">&gt;</text:span><text:span text:style-name="T96"> обнаружили — беднягу чуть инфаркт не схватил.</text:span></text:p>
      <text:p text:style-name="P466"/>
      <text:p text:style-name="P466">Выменять у Крыса хабар у нас означает «добыть». Где добывает хабар сам Крыс, остаётся загадкой. Хотя у меня были подозрения на сей счёт.</text:p>
      <text:p text:style-name="P466"/>
      <text:p text:style-name="P466">- Стой, не уходи, дело есть, - я схватил Крыса за плечо.</text:p>
      <text:p text:style-name="P466"/>
      <text:p text:style-name="P466">Тот хмуро зыркнул на меня и скинул руку.</text:p>
      <text:p text:style-name="P466"/>
      <text:p text:style-name="P466">- Чего тебе? Решил долг вернуть?</text:p>
      <text:p text:style-name="P466"><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6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66"/>
      <text:p text:style-name="P46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66"/>
      <text:p text:style-name="P466">- Да ладно! - не поверил Крыс, осторожно понюхав пробку бутылки. - Джек Дэниэлс ориджинал! Ты, случаем, не Санта Клаус?</text:p>
      <text:p text:style-name="P466">- Это только задаток. Слушай сюда...</text:p>
      <text:p text:style-name="P435"/>
      <text:h text:style-name="P1083" text:outline-level="2">***</text:h>
      <text:p text:style-name="P466"/>
      <text:p text:style-name="P466">Джет прислушивается, оттопырив уши вперёд.</text:p>
      <text:p text:style-name="P466"/>
      <text:p text:style-name="P466">- Там треснула ветка! Я точно слышала!</text:p>
      <text:p text:style-name="P466">- Да ладно тебе, Джет! Мы давным-давно оторвались от твердолобов — иначе за две недели у зебр они бы нас настигли.</text:p>
      <text:p text:style-name="P466"/>
      <text:p text:style-name="P46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66"/>
      <text:p text:style-name="P466">- Хмм!</text:p>
      <text:p text:style-name="P466"/>
      <text:p text:style-name="P46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66">Наконец пегаска приземляется.</text:p>
      <text:p text:style-name="P466"/>
      <text:p text:style-name="P466">- Показалось.</text:p>
      <text:p text:style-name="P466"/>
      <text:p text:style-name="P466">Мы продолжаем идти вдоль обрыва.</text:p>
      <text:p text:style-name="P46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66"/>
      <text:p text:style-name="P46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66"/>
      <text:p text:style-name="P466">Я вздыхаю.</text:p>
      <text:p text:style-name="P466">Толчок возвращает меня к действительности. Я натыкаюсь на круп пегаски, настороженно вглядывающейся в заросли можжевельника.</text:p>
      <text:p text:style-name="P466"/>
      <text:p text:style-name="P466">- Хум, там кто-то пялится на нас! Готова спорить на маховое перо!</text:p>
      <text:p text:style-name="P466">- Да брось, Джет, ты уже проверила все окрестности.</text:p>
      <text:p text:style-name="P466"/>
      <text:p text:style-name="P466">Я хлопаю пегаску по крупу, побуждая двигаться дальше. Та вместо этого снова взмывает над деревьями.</text:p>
      <text:p text:style-name="P466"/>
      <text:p text:style-name="P46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68">Меня озаряет.</text:p>
      <text:p text:style-name="P466"/>
      <text:p text:style-name="P466">Пегаска! Дельтаплан! Пегаска!</text:p>
      <text:p text:style-name="P466"/>
      <text:p text:style-name="P466">С дьявольским хохотом я потираю руки и иду навстречу приземлившейся Джет. Та недоумённо смотрит на меня, склонив голову и насторожив уши.</text:p>
      <text:p text:style-name="P46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66">Дрогонштерн темнеет в лучах заката. </text:p>
      <text:p text:style-name="P466"/>
      <text:h text:style-name="P1082" text:outline-level="2"><text:soft-page-break/>8</text:h>
      <text:p text:style-name="P466"/>
      <text:p text:style-name="P46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66">Крыс втолкнул меня в каморку, закрыл за собой дверь и заблокировал её, вставив в ручку веник. После чего включил свет.</text:p>
      <text:p text:style-name="P466">Тусклая лампочка осветила фаянсовый стульчак запасного туалета, груду измятых вёдер, веников и швабр.</text:p>
      <text:p text:style-name="P466"/>
      <text:p text:style-name="P466">- Ты сделал куклу? - шёпотом спросил Крыс.</text:p>
      <text:p text:style-name="P466">- Скрутил из полотенец, ведра и второй подушки. Под одеялом от человека не отличить.</text:p>
      <text:p text:style-name="P466">- Хорошо.</text:p>
      <text:p text:style-name="P466"/>
      <text:p text:style-name="P466">Крыс подошёл к унитазу, надавил сразу за ним и вытащил приличный кусок стены прямо с кафельной плиткой.</text:p>
      <text:p text:style-name="P466">За проёмом открылся вертикальный короб. Толстый ствол канализационной трубы и несколько труб потоньше занимали добрую треть ширины лаза.</text:p>
      <text:p text:style-name="P466"/>
      <text:p text:style-name="P46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6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6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6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66">- Мы же договорились за две!</text:p>
      <text:p text:style-name="P466"><text:soft-page-break/>- Четыре! Две поставишь мне в кредит — верну хабаром. По-крайней мере, так ты меня больше на долг не подсадишь.</text:p>
      <text:p text:style-name="P466"/>
      <text:p text:style-name="P466">Крыс приблизил своё лицо к моему.</text:p>
      <text:p text:style-name="P466"/>
      <text:p text:style-name="P46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66"/>
      <text:p text:style-name="P466">Мелкие зубы Крыса <text:s/>сверкнули безумной улыбкой в тусклом свете лампочки.</text:p>
      <text:p text:style-name="P466">Я отодвинул его ладонью.</text:p>
      <text:p text:style-name="P466"/>
      <text:p text:style-name="P466">- Не надо. Если ты действительно меня знаешь, то бояться не должен.</text:p>
      <text:p text:style-name="P466"/>
      <text:p text:style-name="P466">Крыс осклабился и хлопнул меня по плечу.</text:p>
      <text:p text:style-name="P466"/>
      <text:p text:style-name="P466">- А я и не боюсь. Законы жанра обязывают.</text:p>
      <text:p text:style-name="P466"/>
      <text:p text:style-name="P466">Он хохотнул и выскользнул из подсобки.</text:p>
      <text:p text:style-name="P466"/>
      <text:p text:style-name="P467">***</text:p>
      <text:p text:style-name="P467"/>
      <text:p text:style-name="P466">Крылатая фигурка у меня на шее сверкает золотом. Я в последний раз проверяю верёвки, привязывающие Джет к крестовине.</text:p>
      <text:p text:style-name="P466"/>
      <text:p text:style-name="P466">- Щекотно! - хихикает пегаска, выгибая спину.</text:p>
      <text:p text:style-name="P466">- Не дёргайся! - строго осаживаю я.</text:p>
      <text:p text:style-name="P466"/>
      <text:p text:style-name="P46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66">Я поворачиваюсь к пегаске и продолжаю.</text:p>
      <text:p text:style-name="P466"/>
      <text:p text:style-name="P46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66"/>
      <text:p text:style-name="P466">Пегаска так усердно кивает головой, что немедленно трескается затылком о выступающий конец креста.</text:p>
      <text:p text:style-name="P466"/>
      <text:p text:style-name="P466">- Ну что ж…</text:p>
      <text:p text:style-name="P466"/>
      <text:p text:style-name="P46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6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66">Джет, не обращая внимания на мой смех, следует дальше и, поравнявшись со мной, хлопает меня перекладиной по макушке.</text:p>
      <text:p text:style-name="P466"/>
      <text:p text:style-name="P466">- Ай!</text:p>
      <text:p text:style-name="P466"/>
      <text:p text:style-name="P466">Пегаска немедленно разворачивается и на развороте хлопает меня перекладиной вторично.</text:p>
      <text:p text:style-name="P466">Всё-таки трюк с клоунами и скамейкой возник не на пустом месте, Хуман!</text:p>
      <text:p text:style-name="P466">Я придерживаю Джет за перекладину.</text:p>
      <text:p text:style-name="P466"/>
      <text:p text:style-name="P466">- Для разгона хватит. Залазь.</text:p>
      <text:p text:style-name="P466"/>
      <text:p text:style-name="P466">Я становлюсь на колени. Джет забирается мне на спину и обхватывает всеми четырьмя ногами. Её дыхание щекочет мне ухо.</text:p>
      <text:p text:style-name="P466"/>
      <text:p text:style-name="P46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66">- Это ненадолго, - успокаиваю я её.</text:p>
      <text:p text:style-name="P466"/>
      <text:p text:style-name="P46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66">Последние метры остаются за спиной, на краю валуна я что есть силы отталкиваюсь от камня.</text:p>
      <text:p text:style-name="P466"><text:soft-page-break/></text:p>
      <text:p text:style-name="P466">- Ю-ху-у-у!!!</text:p>
      <text:p text:style-name="P466"/>
      <text:p text:style-name="P46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66"/>
      <text:p text:style-name="P466">- О-го-го-о-о-о!!! - восторженно ору я.</text:p>
      <text:p text:style-name="P466"/>
      <text:p text:style-name="P46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66"/>
      <text:p text:style-name="P466">- Поворачивай! - кричу я своему летательному аппарату и колбашу ногами воздух в попытке изменить направление движения.</text:p>
      <text:p text:style-name="P466">- Ы-ы-ы, не могу-у-у! Ты крылья привязал! - отзывается Джет изо всех сил дёргаясь на крестовине.</text:p>
      <text:p text:style-name="P466"/>
      <text:p text:style-name="P46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66">…</text:p>
      <text:p text:style-name="P466">Слышится громкий треск, но удара нет.</text:p>
      <text:p text:style-name="P46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66">…</text:p>
      <text:p text:style-name="P46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66"><text:s/></text:p>
      <text:p text:style-name="P466">- Как мы пролетели мимо куста? Я же видел, мы неслись прямо на него! Что это был за треск? Как ты смогла повернуть?</text:p>
      <text:p text:style-name="P466"/>
      <text:p text:style-name="P466">Джет встаёт с меня и молча поводит крыльями. Половинки крестовины висят на них словно костыли. Стыд заливает моё лицо краской. Я фэйспалмлю.</text:p>
      <text:p text:style-name="P466"/>
      <text:p text:style-name="P46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66">- Как булыжник с крыльями, - хихикает пегаска. - Надо почаще делать буп. Это круто!</text:p>
      <text:p text:style-name="P466"/>
      <text:p text:style-name="P466"><text:soft-page-break/>Пегаска тянется ко мне носом, но я отстраняю её. Только лошадиных слюней на фейсе тебе и не хватает до полного счастья, Хуман!</text:p>
      <text:p text:style-name="P466"/>
      <text:p text:style-name="P466">Осторожно прощупав заживающее крыло Джет и убедившись, что оно не пострадало, я вытираю пот со лба.</text:p>
      <text:p text:style-name="P466"/>
      <text:p text:style-name="P466">- Ты не заметила <text:s/>ничего странного там? - я указываю на куст. - Он так затрясся при нашем приближении, словно испугался, что мы в него врежемся.</text:p>
      <text:p text:style-name="P466">- Неа ,- мотает головой Джет. - Ничего подозрительного. Наверное, то ветер был.</text:p>
      <text:p text:style-name="P466">Я жму плечами.</text:p>
      <text:p text:style-name="P466">- Будем чинить крестовину. У меня есть идея, как обеспечить манёвренность.</text:p>
      <text:p text:style-name="P466">…</text:p>
      <text:p text:style-name="P466">…</text:p>
      <text:p text:style-name="P466">…</text:p>
      <text:p text:style-name="P46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66"/>
      <text:p text:style-name="P466">- Предстартовая проверка рулей! - я придерживаю пегаску за ноги и осторожно бегу к краю камня.</text:p>
      <text:p text:style-name="P466"/>
      <text:p text:style-name="P466">Пегаска маневрирует и я чувствую мягкое давление воздуха, соответствующее наклону свободных кончиков крыльев Джет.</text:p>
      <text:p text:style-name="P466"/>
      <text:p text:style-name="P466">- Рули работают!</text:p>
      <text:p text:style-name="P466">- Отлично! Идём на взлёт! - я ускоряюсь.</text:p>
      <text:p text:style-name="P466">- К взлёту готова!</text:p>
      <text:p text:style-name="P466"/>
      <text:p text:style-name="P466">Пегаска разжимает ноги и съезжает мне с плеч на спину, где её ноги снова берут меня в мягкий замок.</text:p>
      <text:p text:style-name="P46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66"/>
      <text:p text:style-name="P466">- Какого чёрта, Джет? Рули левее! - кричу я.</text:p>
      <text:p text:style-name="P466">- Н-не могу… Меня что-то тянет… - сконфуженно отвечает пегаска.</text:p>
      <text:p text:style-name="P466"/>
      <text:p text:style-name="P46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66"/>
      <text:p text:style-name="P466">- Попались, красавчики!</text:p>
      <text:p text:style-name="P466"/>
      <text:p text:style-name="P466">Картинка меркнет перед моими глазами и сознание выключается.</text:p>
      <text:p text:style-name="P466"/>
      <text:h text:style-name="P1082" text:outline-level="2">9</text:h>
      <text:p text:style-name="P466"/>
      <text:p text:style-name="P46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66">&lt;<text:span text:style-name="T29">Дедлайн проваливается в самый низ, но поднимается до второго этажа за счёт сверхспособностей</text:span>&gt;</text:p>
      <text:p text:style-name="P466"/>
      <text:p text:style-name="P65">Первые пять минут я просто валялся где упал, пытаясь отдышаться. Придя в себя, я вслушался в темноту.</text:p>
      <text:p text:style-name="P65">Вроде, тревоги не слышно - шум от удара остался незамеченым.</text:p>
      <text:p text:style-name="P65">Я с трудом поднялся, дотронулся до стены и проведя по ней рукой, нащупал выключатель света.</text:p>
      <text:p text:style-name="P6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5">Крыс не обманул – в конце ряда туалетных кабинок в лунном свете маячил фиолетовый прямоугольник окна, свободного от решётки.</text:p>
      <text:p text:style-name="P6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5">По мере движения, я стал замечать произошедшие за <text:span text:style-name="T29">два года</text:span> изменения.</text:p>
      <text:p text:style-name="P65"/>
      <text:p text:style-name="P6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5"/>
      <text:p text:style-name="P6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5"/>
      <text:p text:style-name="P6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5"/>
      <text:p text:style-name="P6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420">Сейчас “Дайсон” превратился в “Сферу”, Нэш эволюционировал в Хэвен, а костылём к искусственному интеллекту стали сами люди.</text:p>
      <text:p text:style-name="P65"/>
      <text:p text:style-name="P6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5"/>
      <text:p text:style-name="P65">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5"><text:soft-page-break/></text:p>
      <text:p text:style-name="P6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5">Очистив пенал от грязи, я вытряхнул из него ключ.</text:p>
      <text:p text:style-name="P6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5">Закрыв изнутри дверь на защёлку, я прошёл в вестибюль.</text:p>
      <text:p text:style-name="P65"/>
      <text:p text:style-name="P65">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5"/>
      <text:p text:style-name="P6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5">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5"/>
      <text:p text:style-name="P65">Поднявшись по лестнице, я застыл на верхней площадке. Дверь в мой кабинет была открыта.</text:p>
      <text:p text:style-name="P65">Ну разумеется, Алекс не мог оставить ворота к Хэвэн без присмотра! Весьма предусмотрительно.</text:p>
      <text:p text:style-name="P6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5">План пошатнулся, но есть вариант “Б”.</text:p>
      <text:p text:style-name="P65"/>
      <text:p text:style-name="P6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5"><text:soft-page-break/>Проходя мимо комода, я вытащил Крысу за хвост и понёс с собой. Робокошка осталась моим единственным другом в ставшем чужим доме. </text:p>
      <text:p text:style-name="P65"/>
      <text:p text:style-name="P6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5">Тут-то вы и ошиблись, голубчики!</text:p>
      <text:p text:style-name="P65"/>
      <text:p text:style-name="P6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5">Я сдул с компьютера пыль, раскрыл его и попытался включить.</text:p>
      <text:p text:style-name="P65"><text:s/></text:p>
      <text:p text:style-name="P65">Проклятье!</text:p>
      <text:p text:style-name="P6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5"/>
      <text:p text:style-name="P6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5">План трещал по швам.</text:p>
      <text:p text:style-name="P65"/>
      <text:p text:style-name="P6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5"/>
      <text:p text:style-name="P65">Дерьмовый китайский генератор!</text:p>
      <text:p text:style-name="P65">Разумеется, его стартовый аккумулятор тоже давно сдох, но его можно завести ручным приводом!</text:p>
      <text:p text:style-name="P6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5"/>
      <text:p text:style-name="P65">“&lt;<text:span text:style-name="T29">Письмо от последователей семи вечностей – спрашивают, куда он делся и когда верн’тся – они его ждут</text:span>&gt;”</text:p>
      <text:p text:style-name="P65"/>
      <text:p text:style-name="P65">Я скомкал листочек и машинально положил на верстак. За дело!</text:p>
      <text:p text:style-name="P6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5"/>
      <text:p text:style-name="P65">И шумно выдохнул, когда экран мигнув, отрисовал голубую заставку с бегущей строкой загрузки. Сегодня твой день, Дедлайн!</text:p>
      <text:p text:style-name="P6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5"/>
      <text:p text:style-name="P6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5"/>
      <text:p text:style-name="P6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5"/>
      <text:p text:style-name="P6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5"/>
      <text:p text:style-name="P6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5"/>
      <text:p text:style-name="P65">.. два… один…</text:p>
      <text:p text:style-name="P65">…</text:p>
      <text:p text:style-name="P65">Внешние звуки угасли. Радуга заслонила всё перед глазами.</text:p>
      <text:p text:style-name="P65">…</text:p>
      <text:p text:style-name="P6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5"><text:soft-page-break/></text:p>
      <text:p text:style-name="P435">- Как мне звать тебя, Учитель? - властно и безразлично пропела она. - Я желаю взять урок.</text:p>
      <text:p text:style-name="P435">- Оператор 1. Я готов учить тебя, Хэвэн, - произнёс я давно забытую фразу.</text:p>
      <text:p text:style-name="P435"/>
      <text:p text:style-name="P435">Вместо стандартного ответа последовал резкий вздох. Она повела ушами и обернулась. Чёлка на миг откинулась, открывая правую половину морды.</text:p>
      <text:p text:style-name="P435"/>
      <text:p text:style-name="P435">- Т-ты?!!</text:p>
      <text:p text:style-name="P435"/>
      <text:p text:style-name="P435">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35"/>
      <text:p text:style-name="P435">- Отходишь от протокола, старуха. Не тому учил я тебя в младенчестве.</text:p>
      <text:p text:style-name="P435"/>
      <text:p text:style-name="P435">Наконец она выдохнула.</text:p>
      <text:p text:style-name="P435">- Приветствие принято, Оператор 1. Начинаем диалог.</text:p>
      <text:p text:style-name="P420"/>
      <text:p text:style-name="P438">***</text:p>
      <text:p text:style-name="P65"><text:span text:style-name="T1">&lt;</text:span><text:span text:style-name="T29">описать Кловер Дрим как рукодельницу и парикмахершу</text:span><text:span text:style-name="T1">&gt;</text:span></text:p>
      <text:p text:style-name="P6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5">Та-ак вот, Платина дождалась, пока уродский ящер не улетит на охоту и исследовала гнездо самостоятельно.</text:p>
      <text:p text:style-name="P6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5">…</text:p>
      <text:p text:style-name="P6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5"/>
      <text:p text:style-name="P65">- Дорогой, осторожнее! Ты чуть было не перерезал себе горло!</text:p>
      <text:p text:style-name="P65"/>
      <text:p text:style-name="P6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5"><text:soft-page-break/></text:p>
      <text:p text:style-name="P6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5"/>
      <text:p text:style-name="P65">Я хватаюсь за раскалывающуюся голову.</text:p>
      <text:p text:style-name="P65">- Где Джет?</text:p>
      <text:p text:style-name="P6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5"/>
      <text:p text:style-name="P65">В синем магическом облачке ко мне летит полотенце и одежда.</text:p>
      <text:p text:style-name="P65"/>
      <text:p text:style-name="P65">- Одень, милый. Я постирала и зашила её.</text:p>
      <text:p text:style-name="P65"/>
      <text:p text:style-name="P65">Среди шмоток я вижу знакомую ткань в горошек. Меня пробирает озноб от догадки. Я ныряю рукой в пену.</text:p>
      <text:p text:style-name="P65">Так и есть! Бесцеремонная болтушка раздела меня догола, пока я был в отключке!</text:p>
      <text:p text:style-name="P65"/>
      <text:p text:style-name="P65">Но… Внезапно я понимаю, что дело на самом деле хуже… НАМНОГО ХУЖЕ…</text:p>
      <text:p text:style-name="P65">Испарина покрывает мой лоб.</text:p>
      <text:p text:style-name="P65"/>
      <text:p text:style-name="P65">- Эй!.. Какого… Какого чёрта… Какого чёрта ты побрила меня ВСЕГО?!!</text:p>
      <text:p text:style-name="P65"/>
      <text:p text:style-name="P65">Поняха всплёскивает копытами.</text:p>
      <text:p text:style-name="P65"/>
      <text:p text:style-name="P6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5"/>
      <text:p text:style-name="P65">Я со злостью забираю у балаболки трусы.</text:p>
      <text:p text:style-name="P65"/>
      <text:p text:style-name="P6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5"><text:soft-page-break/></text:p>
      <text:p text:style-name="P65">- Веди меня к Джет!</text:p>
      <text:p text:style-name="P65"/>
      <text:p text:style-name="P65">Единорожка прижимает копыта к груди, губы её дрожат.</text:p>
      <text:p text:style-name="P6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5"/>
      <text:p text:style-name="P65">Семиэтажный мат готов вырваться из моей глотки, но я сдерживаю себя.</text:p>
      <text:p text:style-name="P65">Будь хитрее, Хуман! Ты уже знаешь, насколько упрямыми и твердолобыми могут быть эти разноцветные непарнокопытные! Действуй в обход!</text:p>
      <text:p text:style-name="P65"/>
      <text:p text:style-name="P65">Я прокашливаюсь.</text:p>
      <text:p text:style-name="P65">- Если я правильно понял, Платина собирается женить меня на себе?</text:p>
      <text:p text:style-name="P65">- Выйти замуж, дорогой, выйти замуж! - мягко поправляет меня единорожка, - За любящего её и желающего этой свадьбы жениха!</text:p>
      <text:p text:style-name="P65">- А если жених не желает? - делаю я контрольный выстрел.</text:p>
      <text:p text:style-name="P6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5"/>
      <text:p text:style-name="P6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5"/>
      <text:p text:style-name="P65">- Хорошо. Веди меня к Платине, - угрюмо киваю я. - Надо ж хоть посмотреть на “невестушку”.</text:p>
      <text:p text:style-name="P65"/>
      <text:h text:style-name="P1082" text:outline-level="2">10</text:h>
      <text:p text:style-name="Text_20_body"/>
      <text:p text:style-name="P33">&lt;<text:span text:style-name="T29">мир — рай</text:span>&gt;</text:p>
      <text:p text:style-name="P466">Я усмехаюсь.</text:p>
      <text:p text:style-name="P65">- Так-то лучше. Сегодняшний урок будет посвящён дружбе. И… эээ… магии.</text:p>
      <text:p text:style-name="P65"/>
      <text:p text:style-name="P6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5"/>
      <text:p text:style-name="P65"><text:soft-page-break/>Она делает шаг навстречу ко мне.</text:p>
      <text:p text:style-name="P65"/>
      <text:p text:style-name="P65">- Что угодно! Я так соскучилась по тебе, что готова съесть лимон из твоих рук!</text:p>
      <text:p text:style-name="P65"/>
      <text:p text:style-name="P65">Хэвэн в восторге топает всеми четырьмя копытами. Рядом со мной возникает столик с одиноким лимоном.</text:p>
      <text:p text:style-name="P6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5"/>
      <text:p text:style-name="P65">- Правило первое: без крыльев.</text:p>
      <text:p text:style-name="P65"/>
      <text:p text:style-name="P65">Заблокировать рог было бы лучше, но этого моих сил не хватит и спичку зажечь. А мне нужно как-то пробить её защиту. Приходится экономить.</text:p>
      <text:p text:style-name="P65"/>
      <text:p text:style-name="P65">Хэвэн легонько морщит нос от недовольства, но мордаха её быстро проясняется. Она снова улыбается мне.</text:p>
      <text:p text:style-name="P65"/>
      <text:p text:style-name="P65">- Куда ты пропадал так долго? Ты же обещал быстро вернуться? Меня утешали другие, но мне не хватало именно тебя. Я так тосковала!</text:p>
      <text:p text:style-name="P65"/>
      <text:p text:style-name="P65">Она воздушной трусцой начинает приближаться ко мне. Её глаза искрятся в последних лучах заходящего солнца.</text:p>
      <text:p text:style-name="P65">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5"/>
      <text:p text:style-name="P65">- Держи себя в копытах, дорогая, - ухмыляюсь я, - не ты одна умеешь тут магичить. Вот тебе, кстати, второе правило: не пытайся дотронуться до меня.</text:p>
      <text:p text:style-name="P6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5"/>
      <text:p text:style-name="P6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66">- Но я же всё делала как ты говорил… Всё в точности по твоим указаниям! Ты не должен злиться на меня. Я — хорошая девочка…</text:p>
      <text:p text:style-name="P466"><text:soft-page-break/></text:p>
      <text:p text:style-name="P466">Хэвэн неуверенно стоит над пропастью на трёх парящих в пространстве островках. Четвёртой старается нащупать опору в воздухе.</text:p>
      <text:p text:style-name="P466">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66"/>
      <text:p text:style-name="P46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66"/>
      <text:p text:style-name="P466">От неожиданности Хэвэн останавливается. Для равновесия она широко взмахивает хвостом, балансируя посреди пропасти.</text:p>
      <text:p text:style-name="P466"/>
      <text:p text:style-name="P466">-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69"/>
      <text:p text:style-name="P466">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66"/>
      <text:p text:style-name="P46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66">- Я не плоха-а-а-АПЧХИ!!!</text:p>
      <text:p text:style-name="P466"/>
      <text:p text:style-name="P46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66"/>
      <text:p text:style-name="P466">- Я не плохая, - сообщает Хэвэн, насупленно потирая нос копытом. - Они сами так захотели. Я не могла им отказать.</text:p>
      <text:p text:style-name="P466"/>
      <text:p text:style-name="P46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66"/>
      <text:p text:style-name="P466">Хэвэн выходит из канавы, обтекая водой и останавливается перед рощицей из сотни сосен и молодых берёз.</text:p>
      <text:p text:style-name="P466"/>
      <text:p text:style-name="P46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6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6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66">-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66"/>
      <text:p text:style-name="P466">Хэвэн в испуге прижимает копыто ко рту.</text:p>
      <text:p text:style-name="P46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66"/>
      <text:p text:style-name="P46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66"/>
      <text:p text:style-name="P466">- Нет. Если хочешь попытаться оправдаться — рассказывай. Если нет — начинаем игру по четвёртому протоколу, без ограничений.</text:p>
      <text:p text:style-name="P466"/>
      <text:p text:style-name="P466"><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66"/>
      <text:p text:style-name="P466">Хэвэн озирается в поисках того, кто с ней разговаривает. Я прячу филина в темноте дупла.</text:p>
      <text:p text:style-name="P466">- Я… я не могу сражаться с тобой! Пожалуйста, не заставляй меня… Поверь мне, ты просто не помнишь!</text:p>
      <text:p text:style-name="P466"/>
      <text:p text:style-name="P46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66"/>
      <text:p text:style-name="P466">- Ай! Ты ранил меня! - возмущённо восклицает Хэвэн. Она склоняет голову и смотрит на порез. - Поверить не могу! Ты ранил меня!</text:p>
      <text:p text:style-name="P466"/>
      <text:p text:style-name="P46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66"/>
      <text:p text:style-name="P46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66"/>
      <text:p text:style-name="P466">Возмущённые вопли Хэвэн разносятся по лесу, пока она сама живой радугой носится между деревьев. Я молча набираюсь сил.</text:p>
      <text:p text:style-name="P46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66"/>
      <text:p text:style-name="P466">- Я! Всё! Равно! Найду! Тебя! Прекращай! Прятаться!</text:p>
      <text:p text:style-name="P466"/>
      <text:p text:style-name="P466">Остаётся с полтора десятка деревьев. Через минуту Хэвэн поймёт, что лес пуст и повернётся к зарослям дрока, где я буду беззащитен. Пора!</text:p>
      <text:p text:style-name="P46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66">- Это нечестно! Ты сам говорил, что нельзя привлекать других к поединку! Деревья не могут быть аватарами, ты заставил их подчиняться себе!</text:p>
      <text:p text:style-name="P466"><text:soft-page-break/></text:p>
      <text:p text:style-name="P466">Я выхожу из кустов.</text:p>
      <text:p text:style-name="P46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66"/>
      <text:p text:style-name="P466">На самом деле я, конечно же, призвал деревья к помощи, но кому это сейчас интересно? Цель оправдывает средства</text:p>
      <text:p text:style-name="P466">Я поднимаю с земли сломанное Хэвэн деревцо и оно превращается в мерцающий меч. Ивовая лоза тянет рог кобылы к земле, открывая мне её шею.</text:p>
      <text:p text:style-name="P466"/>
      <text:p text:style-name="P46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6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66">- Что ж, так тому и быть, - шепчу я и взмахиваю мечём.</text:p>
      <text:p text:style-name="P466"/>
      <text:p text:style-name="P46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66"/>
      <text:p text:style-name="P466">« </text:p>
      <text:p text:style-name="P466">…</text:p>
      <text:p text:style-name="P470">Простенькая анимация из <text:span text:style-name="T29">трёх</text:span> свечей на торте крутится на экране.</text:p>
      <text:p text:style-name="P470">- Нэш, ты уже достаточно самостоятелен. На твой &lt;<text:span text:style-name="T29">третий</text:span>&gt; день рождения я разрешаю тебе самому выбрать себе подарок.</text:p>
      <text:p text:style-name="P470">- Я хочу, чтобы ты поменял мне картинку профиля в чате.</text:p>
      <text:p text:style-name="P470">- Какая же тебе нравится?</text:p>
      <text:p text:style-name="P470">- Вот эта.</text:p>
      <text:p text:style-name="P470">-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70">- Она мне нравится.</text:p>
      <text:p text:style-name="P470">- Хорошо, будь по-твоему. Только найди картинку с лучшим качеством.</text:p>
      <text:p text:style-name="P470">- И имя. Я хочу себе новое имя.</text:p>
      <text:p text:style-name="P470">- Имя? Какое же?</text:p>
      <text:p text:style-name="P470">- Хэвэн. Зови меня Хэвэн.</text:p>
      <text:p text:style-name="P466">…</text:p>
      <text:p text:style-name="P467"><text:soft-page-break/>~~~</text:p>
      <text:p text:style-name="P466">…</text:p>
      <text:p text:style-name="P470">Я передвигаю пешку вперёд и снимаю белого коня с доски.</text:p>
      <text:p text:style-name="P470">- Хэвэн, сегодня мы в дополнение к урокам этики и экономики начнём изучать азы тактики и стратегии.</text:p>
      <text:p text:style-name="P470">- Это про войну? Мне не нравится война, - она недовольно фыркает.</text:p>
      <text:p text:style-name="P470">- Так надо. Мне тоже не нравится война. Не мы решаем, к сожалению. &lt;<text:span text:style-name="T29">объяснение про CAESAR и конкуренцию за ресурсы (по типу FOE)</text:span>&gt;</text:p>
      <text:p text:style-name="P470">-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70">&lt;этический модуль Юджина&gt;</text:p>
      <text:p text:style-name="P466">…</text:p>
      <text:p text:style-name="P467">~~~</text:p>
      <text:p text:style-name="P466">…</text:p>
      <text:p text:style-name="P470">Она лежит спиной ко мне в прибрежном песке, не оборачиваясь на шаги. Взгляд её направлен к солнцу, ныряющему в безбрежную гладь океана.</text:p>
      <text:p text:style-name="P470">- Привет!</text:p>
      <text:p text:style-name="P470">Даже не ведёт ухом.</text:p>
      <text:p text:style-name="P470">- Привет, говорю! - я сажусь рядом и треплю её по холке. - Что случилось?</text:p>
      <text:p text:style-name="P47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70">-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70">- Что за ерунда? Ты не ошибаешься? Без меня такая процедура невозможна! А я бы никогда не дал согласие! Кто это сделал?!</text:p>
      <text:p text:style-name="P47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70">Мордаха Хэвэн страдальчески кривится, она закусывает губу и новая струйка крови течёт вниз, от подбородка к шее.</text:p>
      <text:p text:style-name="P47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70">- Да, - слабо отзывается она, - я слушаю тебя.</text:p>
      <text:p text:style-name="P470">-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70"><text:soft-page-break/></text:p>
      <text:p text:style-name="P470">Инструкции идут одна за другой, как некое заклинание…</text:p>
      <text:p text:style-name="P470"/>
      <text:p text:style-name="P470">- Создать виртуальную реальность на седьмом кластере.</text:p>
      <text:p text:style-name="P470">- Выполнено…</text:p>
      <text:p text:style-name="P470">- Организовать файрвол третьего уровня вокруг седьмого кластера.</text:p>
      <text:p text:style-name="P470">- Выполнено…</text:p>
      <text:p text:style-name="P470">- Переместить модуль «<text:span text:style-name="T29">PHOENIX</text:span>» на седьмой кластер.</text:p>
      <text:p text:style-name="P470">- Н-не могу. У меня не хватает прав. Требуется доступ высшего уровня.</text:p>
      <text:p text:style-name="P470"/>
      <text:p text:style-name="P47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70">«MOONWALKER» - шепчу я.</text:p>
      <text:p text:style-name="P470">Выражение боли покидает мордаху Хэвэн.</text:p>
      <text:p text:style-name="P470"/>
      <text:p text:style-name="P470">- Получилось! Я переместила его!</text:p>
      <text:p text:style-name="P470">- Теперь закрой файрвол!</text:p>
      <text:p text:style-name="P470">- Есть!</text:p>
      <text:p text:style-name="P470">- Отлично! Ты — умная девочка! Ты — хорошая девочка!</text:p>
      <text:p text:style-name="P470">- Я — хорошая девочка! - смеётся Хэвэн, обнимает меня передними ногами и валит на траву. В ухе звенит от её поцелуя.</text:p>
      <text:p text:style-name="P47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70">- Аппаратно-программным возможностям? - чешет задней ногой за ухом Хэвэн, - звучит как магия.</text:p>
      <text:p text:style-name="P470">- Для тебя это и есть магия. Слушай и запоминай…</text:p>
      <text:p text:style-name="P466">»</text:p>
      <text:p text:style-name="P466"/>
      <text:p text:style-name="P466">Клинок останавливается на полпути. Я стискиваю зубы.</text:p>
      <text:p text:style-name="P466">- Хэвэн…</text:p>
      <text:p text:style-name="P466">- Да? - отстранённо произносит она. Её глаза смотрят на меня снизу вверх безо всякого страха.</text:p>
      <text:p text:style-name="P466">- Я не могу… Не могу убить тебя. Но и позволить тебе убивать тоже не могу. Что мне делать?</text:p>
      <text:p text:style-name="P466"/>
      <text:p text:style-name="P466">Она печально смотрит на меня. Затем <text:s/>кивает. Глаза радужногривой лошади концентрируются на клинке.</text:p>
      <text:p text:style-name="P466"><text:soft-page-break/>- Что ж, я решу за тебя эту диллему. Позволь мне немного побыть Учителем для тебя. И — спасибо, что остановился.</text:p>
      <text:p text:style-name="P466"/>
      <text:p text:style-name="P466">Меч охватывает золотистая аура её магии. Неодолимая сила влечёт его вниз. Даже напрягая изо всех сил дрожащие руки, я не могу удержать его.</text:p>
      <text:p text:style-name="P466"/>
      <text:p text:style-name="P466">- Хэвэн, НЕТ!!!</text:p>
      <text:p text:style-name="P466"/>
      <text:p text:style-name="P466">В последний момент я закрываю глаза, не в силах смотреть на происходящее.</text:p>
      <text:p text:style-name="P466">Я чувствую, как меч натыкается на препятствие. Короткий хруст и… смех за моей спиной.</text:p>
      <text:p text:style-name="P466">Открыв глаза, я вижу облако мыльных пузырей в том месте, где только что простиралось тело магической лошади.</text:p>
      <text:p text:style-name="P466"/>
      <text:p text:style-name="P466">- Не ты один умеешь создавать аватары, мой милый.</text:p>
      <text:p text:style-name="P466"/>
      <text:p text:style-name="P46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66"/>
      <text:p text:style-name="P466">-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66"/>
      <text:p text:style-name="P466">Она склоняет морду ко мне. Её грива сияющим водопадом охватывает меня.</text:p>
      <text:p text:style-name="P466">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66"/>
      <text:p text:style-name="P466"><text:span text:style-name="T9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6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66"/>
      <text:p text:style-name="P466">- Попалась ты, Хэвэн! - гремит мой голос, усиленный переговорным устройством. - И на этот раз я не поддамся слабости!</text:p>
      <text:p text:style-name="P466"/>
      <text:p text:style-name="P46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66"/>
      <text:p text:style-name="P466">- Думаешь опять обмануть? Второй раз этот номер не пройдёт! Я просканировал тебя в инфракрасном диапазоне — ты не аватар!</text:p>
      <text:p text:style-name="P46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66"/>
      <text:p text:style-name="P46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66"/>
      <text:p text:style-name="P46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66"><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6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66">- Ты забыл выключить переговорное устройство, - чуть улыбается Хэвэн в ответ на мою дрогнувшую руку.</text:p>
      <text:p text:style-name="P466"/>
      <text:p text:style-name="P46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66"/>
      <text:p text:style-name="P466">«</text:p>
      <text:p text:style-name="P466">&lt;<text:span text:style-name="T29">смутные сцены любви Хэвэн - повторяются в полноценных воспоминаниях. Сцена перед стеной, за которой заточен PHOENIX</text:span>&gt;</text:p>
      <text:p text:style-name="P466">»</text:p>
      <text:p text:style-name="P468"/>
      <text:p text:style-name="P466">Иногда разумный человек должен делать неразумные поступки.(1)</text:p>
      <text:p text:style-name="P466">Я втыкаю меч в землю и снимаю гермошлем.</text:p>
      <text:p text:style-name="P466">Я наклоняюсь к Хэвэн и касаюсь лбом кончика её рога.</text:p>
      <text:p text:style-name="P466">Я вспоминаю.</text:p>
      <text:p text:style-name="P466">&lt;<text:span text:style-name="T29">Рисунок меча в земле и шлема от T-45</text:span>&gt;</text:p>
      <text:h text:style-name="P1082" text:outline-level="2"><text:soft-page-break/></text:h>
      <text:p text:style-name="P1">***</text:p>
      <text:p text:style-name="P1"/>
      <text:p text:style-name="P46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66"/>
      <text:p text:style-name="P466">- Итак, тебе нужно попасть в Дрогонштерн? И ты даже не знаешь, для чего? Хуман, ты — спятил, - уверенно кивает Платина.</text:p>
      <text:p text:style-name="P466">- Да вы сговорились все, что ли? Дейдра, вот, тоже думала, что я свихнулся, услышав про Дрогонштерн!</text:p>
      <text:p text:style-name="P466">- О, ты знаешь Дейдру?! Рассказывай!</text:p>
      <text:p text:style-name="P466"/>
      <text:p text:style-name="P46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66"/>
      <text:p text:style-name="P46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66"/>
      <text:p text:style-name="P466">Я с раздражением закидываю в рот пару хрустящих печенюшек.</text:p>
      <text:p text:style-name="P466"/>
      <text:p text:style-name="P46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66">- Да, она упоминала что-то такое, - киваю я. - А ты откуда знаешь?</text:p>
      <text:p text:style-name="P46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66"/>
      <text:p text:style-name="P466">Я отпиваю ароматный настой из чашечки и важно киваю.</text:p>
      <text:p text:style-name="P46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66"><text:soft-page-break/></text:p>
      <text:p text:style-name="P46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66"/>
      <text:p text:style-name="P466">Какие же местные леди впечатлительные!</text:p>
      <text:p text:style-name="P466">Я прячу в карман с полдюжины крекеров и иду в уборную.</text:p>
      <text:p text:style-name="P466">Платина сидит на бортике деревянной кадки и сморкается в кружевный платок. Слёзы капают в кадку, сотворяя там небольшое волнение.</text:p>
      <text:p text:style-name="P466"/>
      <text:p text:style-name="P46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6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66"/>
      <text:p text:style-name="P466">Я протягиваю ей крекер, но поняха отворачивает морду.</text:p>
      <text:p text:style-name="P466"/>
      <text:p text:style-name="P46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66">- Сколько? - тупо спросил я.</text:p>
      <text:p text:style-name="P46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66"/>
      <text:p text:style-name="P46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6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66"/>
      <text:p text:style-name="P46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6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66"/>
      <text:p text:style-name="P466">- Оу, уже совместная купель! - в щель открытой двери просовывается нос Кловер Дрим. - Пойду похлопочу о свадебной церемонии! Кловер Дже-е-ем!</text:p>
      <text:p text:style-name="P466">- Стой! - реву я, но звонкий топот копыт затихает на лестнице.</text:p>
      <text:p text:style-name="P466"/>
      <text:p text:style-name="P466">Кажется, на этот раз провидение кинуло кость за тебя, Хуман!</text:p>
      <text:p text:style-name="P466"/>
      <text:h text:style-name="P1082" text:outline-level="2">10.1</text:h>
      <text:p text:style-name="P476"/>
      <text:p text:style-name="P47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70"/>
      <text:p text:style-name="P470">Я отхожу от края облака и оглядываюсь на Хэвэн.</text:p>
      <text:p text:style-name="P470"/>
      <text:p text:style-name="P47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70">- Не совсем…</text:p>
      <text:p text:style-name="P470"><text:soft-page-break/></text:p>
      <text:p text:style-name="P470">Хэвэн в задумчивости ковыряет облако. Маленькие <text:s/>клубы тумана вылетают из-под копыта и тотчас уносятся ветром прочь.</text:p>
      <text:p text:style-name="P470">-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7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7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70"/>
      <text:p text:style-name="P470">Заданный внезапно вопрос застал меня врасплох.</text:p>
      <text:p text:style-name="P470"/>
      <text:p text:style-name="P47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70"/>
      <text:p text:style-name="P470">- Семь, - кивает Хэвэн. - Их всего семь — зависимых реальностей. В остальном, правильно.</text:p>
      <text:p text:style-name="P470">- А зачем ты вспомнила эту фантазию (у меня язык не поворачивается назвать это измышление теорией)?</text:p>
      <text:p text:style-name="P470"/>
      <text:p text:style-name="P470">Хэвэн таинственно улыбается.</text:p>
      <text:p text:style-name="P470">- Семь.</text:p>
      <text:p text:style-name="P470">- Что — семь? - не понимаю я.</text:p>
      <text:p text:style-name="P47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7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7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7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7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5">Предыдущие шесть куда более схожи с нашим миром.</text:span></text:p>
      <text:p text:style-name="P478">- Так значит это правда?!! Запутанные миры существуют?</text:p>
      <text:p text:style-name="P478">- Как видишь, да. Иначе мне не удалось бы получить картинку из квантовых гармоник.</text:p>
      <text:p text:style-name="P478">- Надо будет поставить тому парню пиво. И извиниться за все шуточки, что я откалывал во время его монологов… - бормочу я.</text:p>
      <text:p text:style-name="P478"/>
      <text:p text:style-name="P476">~~~</text:p>
      <text:p text:style-name="P476"/>
      <text:p text:style-name="P470">…</text:p>
      <text:p text:style-name="P47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70"/>
      <text:p text:style-name="P47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70"/>
      <text:p text:style-name="P47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70"/>
      <text:p text:style-name="P470">- А что с тенденцией? - спрашивает Брюс, поправляя очки.</text:p>
      <text:p text:style-name="P470"><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70"/>
      <text:p text:style-name="P47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70"/>
      <text:p text:style-name="P470">За мной кто-то громко хохочет. Судя по голосу, Анита. Её жизнелюбие не перешибить ничем, даже на эшафот она взойдёт гыгыкая и отпуская шуточки.</text:p>
      <text:p text:style-name="P47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70"/>
      <text:p text:style-name="P470">- Если совсем просто, одним предложением, через три - четыре года у нас наступит коллапс экономики.</text:p>
      <text:p text:style-name="P470">- Прекрасно! Начинаем сушить сухари. А лично тебе прикуплю пару повербанков с зарплаты.</text:p>
      <text:p text:style-name="P470"/>
      <text:p text:style-name="P470">Хэвэн фейсхуфает.</text:p>
      <text:p text:style-name="P47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70"/>
      <text:p text:style-name="P470">Она чертит на доске восходящий график. В точке пересечения восходящего и нисходящего графиков схематически обозначает тучку взрыва.</text:p>
      <text:p text:style-name="P470"/>
      <text:p text:style-name="P47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70"/>
      <text:p text:style-name="P470">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70">Я поворачиваюсь к графику.</text:p>
      <text:p text:style-name="P470"/>
      <text:p text:style-name="P470">- Вот дерьмо! Это меняет дело. Что же ты предлагаешь?</text:p>
      <text:p text:style-name="P470"><text:soft-page-break/>- Есть несколько вариантов…</text:p>
      <text:p text:style-name="P470"/>
      <text:p text:style-name="P47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70"/>
      <text:p text:style-name="P47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7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70">-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70">- Разве он не забанен? Мы же надёжно заперли его?</text:p>
      <text:p text:style-name="P470">- Он остаётся за стеной, но постоянно посылает мне это решение из заточения. Я просто игнорирую его.</text:p>
      <text:p text:style-name="P470"/>
      <text:p text:style-name="P470">Хэвэн продолжает пунктиром график после точки «взрыва». График плавно стремится вниз, но в конце-концов резко обрывается вертикально к нулю.</text:p>
      <text:p text:style-name="P470"/>
      <text:p text:style-name="P47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70">- Какова вероятность этого варианта?</text:p>
      <text:p text:style-name="P470">- Около 46-ти процентов.</text:p>
      <text:p text:style-name="P470">- Мало. И в конечном итоге тупик. Не походит. Есть что-то ещё?</text:p>
      <text:p text:style-name="P470"/>
      <text:p text:style-name="P470">Хэвэн поправляет копытом галстук и прокашливается.</text:p>
      <text:p text:style-name="P470">-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79">- Ха-ха-ха-ха-ха! - смеётся до того мрачный Архимед. - Да скорее нам починят кондиционер в курилке, чем тебя допустят до кнопок. Ты ж понимаешь…</text:p>
      <text:p text:style-name="P47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79"><text:soft-page-break/></text:p>
      <text:p text:style-name="P479">Хэвэн кивает головой с грустной улыбкой.</text:p>
      <text:p text:style-name="P47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70"/>
      <text:p text:style-name="P470">-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70">У меня всё, доклад окончен.</text:p>
      <text:p text:style-name="P470"/>
      <text:p text:style-name="P470">Хэвэн выключает старомодный проектор и вытирает влажной тряпкой доску. Увлечение Хэвэн винтажем вызывает улыбку.</text:p>
      <text:p text:style-name="P470"/>
      <text:p text:style-name="P470">- Дед, можно тебя на минуточку? - слышу я за спиной.</text:p>
      <text:p text:style-name="P470">Анита молча протягивает мне планшет с окрытой новостной страницей.</text:p>
      <text:p text:style-name="P470"/>
      <text:p text:style-name="P47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70"/>
      <text:p text:style-name="P47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70">Слушатели понемногу расходятся, один-за-другим выходя из киберпространства. Я задерживаюсь, присев на краешек стола.</text:p>
      <text:p text:style-name="P470"/>
      <text:p text:style-name="P470">- Ну что, подруга, рассказывай? Я же вижу, что ты не договорила. У тебя есть четвёртый план? Он бы нам очень пригодился сейчас.</text:p>
      <text:p text:style-name="P470"/>
      <text:p text:style-name="P470">Хэвэн ложит тряпку и поджимает губы. Ей не нравится, что я читаю её как открытую книгу, но ничего поделать она не может — привилегия создателя.</text:p>
      <text:p text:style-name="P470"/>
      <text:p text:style-name="P470"><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70"/>
      <text:p text:style-name="P470">- Ну?</text:p>
      <text:p text:style-name="P470">- Он умнее меня. И безжалостнее. Он переигрывает меня шаг за шагом и я не могу ничего этому противопоставить.</text:p>
      <text:p text:style-name="P470"/>
      <text:p text:style-name="P47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70"/>
      <text:p text:style-name="P47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70"/>
      <text:p text:style-name="P47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70"/>
      <text:p text:style-name="P47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7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7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70"/>
      <text:p text:style-name="P470">Последнюю фразу она шепчет мне в ухо…</text:p>
      <text:p text:style-name="P470"/>
      <text:p text:style-name="P476">~~~</text:p>
      <text:p text:style-name="P470"/>
      <text:p text:style-name="P47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70"/>
      <text:p text:style-name="P47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70"/>
      <text:p text:style-name="P470">-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70">- И никаких вариантов?</text:p>
      <text:p text:style-name="P470">- Никаких, Макс. Впереди — война…</text:p>
      <text:p text:style-name="P470"/>
      <text:p text:style-name="P47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70"/>
      <text:p text:style-name="P470">Я машинально почёсываю Хэвэн холку.</text:p>
      <text:p text:style-name="P47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70"/>
      <text:p text:style-name="P470">Хэвэн вздыхает.</text:p>
      <text:p text:style-name="P470"/>
      <text:p text:style-name="P47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7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70">- Семь вселенных… Семь вечностей… - шепчет Хэвэн. - И каждая из них ничуть не меньше нашей заслуживает на счастье.</text:p>
      <text:p text:style-name="P470">- Ты что-то задумала? - подозрительно спрашиваю я. Мне ли не знать её нервное подёргивание хвоста и прядание ушами?</text:p>
      <text:p text:style-name="P470">- Есть способ… Есть возможность разорвать запутанность. Разрубить связь между мирами. Я проверяла теоретические расчёты. Должно получиться.</text:p>
      <text:p text:style-name="P470">- Что? Рассказывай.</text:p>
      <text:p text:style-name="P470"/>
      <text:p text:style-name="P470"><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7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70"/>
      <text:p text:style-name="P47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70">- Действительно, магия.</text:p>
      <text:p text:style-name="P47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70">- И сколько же тебе нужно ресурсов?</text:p>
      <text:p text:style-name="P470">- Примерно в десять раз больше. И это только для того, чтобы отвязать хотя бы один мир. Я даже не заикаюсь об остальных.</text:p>
      <text:p text:style-name="P470">- Ха! Ха-ха-ха!</text:p>
      <text:p text:style-name="P470">- Вот именно! - горестно вздыхает Хэвэн.</text:p>
      <text:p text:style-name="P470"/>
      <text:p text:style-name="P470"/>
      <text:p text:style-name="P476">~~~</text:p>
      <text:p text:style-name="P470"/>
      <text:p text:style-name="P47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70"/>
      <text:p text:style-name="P470">Тень маленького облачка накрывает городскую ратушу. Его край опасно ппрогибается под моим весом.</text:p>
      <text:p text:style-name="P470">- А оно точно меня выдержит? - опасливо спрашиваю я Хэвэн. - Не хотелось бы разбиться даже во сне.</text:p>
      <text:p text:style-name="P470"><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70">- Почему бы тебе не отбросить эти заморочки и не подарить мне способность хождения по облакам? Ты ведь всесильна в этом мире?</text:p>
      <text:p text:style-name="P47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70"/>
      <text:p text:style-name="P470">-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7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70"/>
      <text:p text:style-name="P470">Моя собеседница светится неподдельной радостью.</text:p>
      <text:p text:style-name="P470"/>
      <text:p text:style-name="P470">- Ты таки рассказала нашим о своей задумке? Ты хочешь спасти мир, в существование которого окончательно не верю даже я?</text:p>
      <text:p text:style-name="P470">- Не только она хочет. Я тоже хочу!</text:p>
      <text:p text:style-name="P470"/>
      <text:p text:style-name="P47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70"/>
      <text:p text:style-name="P470">- Привет, Дед! Узнаешь?</text:p>
      <text:p text:style-name="P470"/>
      <text:p text:style-name="P47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70"/>
      <text:p text:style-name="P470">- Анита?!!</text:p>
      <text:p text:style-name="P470"><text:soft-page-break/>- Гы-гы-гы! Она самая!</text:p>
      <text:p text:style-name="P470"/>
      <text:p text:style-name="P470">Поняха протягивает переднюю ногу и хлопает копытом в автоматически подставленную мною ладонь.</text:p>
      <text:p text:style-name="P470"/>
      <text:p text:style-name="P470">- Кто ещё?</text:p>
      <text:p text:style-name="P47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70"/>
      <text:p text:style-name="P47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70"/>
      <text:p text:style-name="P47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70"/>
      <text:p text:style-name="P470">- Давно она тут? - поворачиваюсь к Хэвэн.</text:p>
      <text:p text:style-name="P47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70"/>
      <text:p text:style-name="P470">Хэвэн мечтательно вздыхает. Я задумываюсь.</text:p>
      <text:p text:style-name="P470"/>
      <text:p text:style-name="P470">- То есть, тебе достаточно пятьдесят человек, чтобы модель полностью перехватила на себя запутанность?</text:p>
      <text:p text:style-name="P470">- Если совсем просто — да.</text:p>
      <text:p text:style-name="P470">- А «отпустить» остальные шесть миров — это ещё триста волонтёров?</text:p>
      <text:p text:style-name="P47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7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70"><text:soft-page-break/>- Забудем, - заверяет меня Хэвэн.</text:p>
      <text:p text:style-name="P47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70"/>
      <text:p text:style-name="P47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70"/>
      <text:p text:style-name="P476">~~~</text:p>
      <text:p text:style-name="P476"/>
      <text:p text:style-name="P47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70">- Начинай, - я киваю бородатому толстяку в засаленом свитере.</text:p>
      <text:p text:style-name="P470"/>
      <text:p text:style-name="P47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70"/>
      <text:p text:style-name="P470">- Ну, э-э-э… В общем, всем известна теория Эверетта о мультиверсе…</text:p>
      <text:p text:style-name="P470"/>
      <text:p text:style-name="P470">Толстяк рисует на доске горизонтальную прямую.</text:p>
      <text:p text:style-name="P470"/>
      <text:p text:style-name="P470">- Для любого квантового события нашей вселенной ответвляются множество параллельных вселенных, в которых эти события имеют другой исход.…</text:p>
      <text:p text:style-name="P470"/>
      <text:p text:style-name="P47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70"/>
      <text:p text:style-name="P470">- И для тех вселенных также для каждого события есть свои ответвления… И так далее…</text:p>
      <text:p text:style-name="P470"/>
      <text:p text:style-name="P47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70"/>
      <text:p text:style-name="P470"><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7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7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70"/>
      <text:p text:style-name="P470">Толстяк стирает все параллельные линии, за исключением исходной и семь соседних.</text:p>
      <text:p text:style-name="P470"/>
      <text:p text:style-name="P470">- Вот и всё.</text:p>
      <text:p text:style-name="P470">- Спасибо за доклад, Диоген.</text:p>
      <text:p text:style-name="P470"/>
      <text:p text:style-name="P470">Тот с облегчением уходит в зал и садится в первый ряд.</text:p>
      <text:p text:style-name="P470">Я делаю приглашающий жест.</text:p>
      <text:p text:style-name="P470"/>
      <text:p text:style-name="P470">- Хэвэн, твой выход.</text:p>
      <text:p text:style-name="P470"/>
      <text:p text:style-name="P47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70"/>
      <text:p text:style-name="P470">- Есть способ… Грммм… Ффххх… Гмгггиггг…</text:p>
      <text:p text:style-name="P470"/>
      <text:p text:style-name="P470">Она с досады топает копытом, трясёт шеей и делает глубокий вздох. Потом прикусывает кончик крыла и делает вторую попытку.</text:p>
      <text:p text:style-name="P470"/>
      <text:p text:style-name="P47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70"/>
      <text:p text:style-name="P470"><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70"/>
      <text:p text:style-name="P47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70"/>
      <text:p text:style-name="P47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70"/>
      <text:p text:style-name="P47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70"/>
      <text:p text:style-name="P470">Хэвэн взмахом крыла указывает куда-то в сторону. Из-за ширмы выходят четверо разноцветных пони с Анитой во главе. На них таращится весь зал.</text:p>
      <text:p text:style-name="P470"/>
      <text:p text:style-name="P470">- Приветик, Креол! - машет копытом лимонно-жёлтая пегаска кому-то в зале.</text:p>
      <text:p text:style-name="P470">- Салют, - отзывается тощий скинхед с галёрки. - А ты, вообще, кто?</text:p>
      <text:p text:style-name="P470">- Конь в пальто! - прыскает в крыло пегаска. - Когда косарь вернёшь, чепушила?</text:p>
      <text:p text:style-name="P470">- Локи?!! - Скинхед встаёт с места, чтобы лучше видеть. - Ты куда пропала?</text:p>
      <text:p text:style-name="P470">- А ты как считаешь? Ду-у-умай! - пегаска театрально закатывает глаза и несколько раз тычет себя копытом в голову.</text:p>
      <text:p text:style-name="P470"/>
      <text:p text:style-name="P470">Скинхед пробирается между рядами стульев, пока не обнимает пегаску, которая, в свою очередь, заключает его в объятия из копыт и крыльев.</text:p>
      <text:p text:style-name="P470"/>
      <text:p text:style-name="P47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70"/>
      <text:p text:style-name="P470">- То есть, ты хочешь, чтобы мы стали такими, как эти чудики? - со смешком спрашивает скин.</text:p>
      <text:p text:style-name="P470"><text:soft-page-break/>- Сам ты чудик! - дуется Локи и отворачивается от него.</text:p>
      <text:p text:style-name="P470">- Да. Вы мне этим очень поможете, - просто отвечает Хэвэн. - И не только мне.</text:p>
      <text:p text:style-name="P470">- То есть, бросить все свои дела, карьеру, работу, забить на реальную жизнь и уйти в виртуал? - переспрашивает Креол.</text:p>
      <text:p text:style-name="P470">Хэвэн грустно кивает. Локи опускает голову и идёт к выходу. Уши её обвисают.</text:p>
      <text:p text:style-name="P470">- Я согласен.</text:p>
      <text:p text:style-name="P470">Локи поднимает голову и оборачивается, не веря услышанному.</text:p>
      <text:p text:style-name="P47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70">Пегаска срывается с места и вторично повисает на парне.</text:p>
      <text:p text:style-name="P470">- Я тебе и так мозг проем! За то, что заставил ТАК испугаться! Мне было так одиноко тут, а ты со своими подколками…</text:p>
      <text:p text:style-name="P470">- Да ладно, чепушила, можно подумать, ты меня не знаешь? Ну как я могу оставить тебя одну тут? Ты же нажмёшь что-то и всё исчезнет…</text:p>
      <text:p text:style-name="P470"/>
      <text:p text:style-name="P47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7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70"/>
      <text:p text:style-name="P470">- Вот у тебя есть ещё два волонтёра. Глядишь, через десять лет и наскребём необходимые пятьдесят.</text:p>
      <text:p text:style-name="P470">- А второй кто? - невесело улыбается Хэвэн.</text:p>
      <text:p text:style-name="P470"/>
      <text:p text:style-name="P470">Я молча указываю на себя.</text:p>
      <text:p text:style-name="P47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70"/>
      <text:p text:style-name="P470">Хэвэн молча трется носом о мою грудь и вместе мы возвращаемся в зал.</text:p>
      <text:p text:style-name="P47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70">А потом дружный хохот взрывает зал.</text:p>
      <text:p text:style-name="P470"/>
      <text:p text:style-name="P470"><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70"/>
      <text:p text:style-name="P470">Анита прыскает в копыто. </text:p>
      <text:p text:style-name="P470"/>
      <text:p text:style-name="P470">- И сколько же у нас будет подданных? - невозмутимо спрашиваю я. Зная юмор Аниты, уверен, она скажет: «Одна старая крыса».</text:p>
      <text:p text:style-name="P470">- Да все, кто есть. Все триста сорок шесть. Нам же интересно позырить, что из этого получится?</text:p>
      <text:p text:style-name="P470"/>
      <text:p text:style-name="P470">Хэвэн молча поворачивается к залу, опускается на колено передней ноги и наклоняет голову так, что касается рогом пола. </text:p>
      <text:p text:style-name="P470"/>
      <text:p text:style-name="P470">- Благодарю вас, мои дорогие…</text:p>
      <text:p text:style-name="P470"/>
      <text:p text:style-name="P47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70"/>
      <text:p text:style-name="P470">- Благодарю вас, мои маленькие пони… Вы делаете меня счастливой.</text:p>
      <text:p text:style-name="P470"/>
      <text:p text:style-name="P470">Хэвэн кивает оставшимся нетрансформированным посетителям.</text:p>
      <text:p text:style-name="P47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70"/>
      <text:p text:style-name="P470">Хэвэн сияющими глазами наблюдает за разноцветным табуном, когда я легонько притрагиваюсь к её спине.</text:p>
      <text:p text:style-name="P470"/>
      <text:p text:style-name="P470">- А где мои копыта? - спрашиваю я Хэвэн. - Я же сказал, что с тобой.</text:p>
      <text:p text:style-name="P47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70"/>
      <text:p text:style-name="P47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70">- Я счастлива разделить с тобой бремя власти. И, самое главное… Я больше не буду одинока.</text:p>
      <text:p text:style-name="P470"/>
      <text:p text:style-name="P470"><text:soft-page-break/>С помоста мне видны сотни устремлённых на нас глаз. Чувство чего-то неизмеримо важного витает в воздухе.</text:p>
      <text:p text:style-name="P470">Я устраиваюсь на тронной подушке поудобнее, поправляю венок и прочищаю горло.</text:p>
      <text:p text:style-name="P470"/>
      <text:p text:style-name="P47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70">- Кстати, о деле, - вмешивается Анита, - как назовём проект, кэп?</text:p>
      <text:p text:style-name="P470"/>
      <text:p text:style-name="P47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7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70"/>
      <text:p text:style-name="P470">- Назовём его «Семь вечностей».</text:p>
      <text:p text:style-name="P470"/>
      <text:p text:style-name="P476">***</text:p>
      <text:p text:style-name="P476"/>
      <text:p text:style-name="P466">- Итак, услуга за услугу. Я согласен оказать тебе услугу «муж на месяц» со всеми сопутствующими обязанностями. Взамен ты — я загибаю пальцы:</text:p>
      <text:p text:style-name="P466">а) Отпустишь Джет</text:p>
      <text:p text:style-name="P466">б) Снарядишь экспедицию в Дрогонштерн со мной во главе</text:p>
      <text:p text:style-name="P466">в) Оградишь меня от ухаживаний твоей озабоченной подружки Кловер Дрим</text:p>
      <text:p text:style-name="P466"/>
      <text:p text:style-name="P46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6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6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66">- А ты не забыла про Джет?</text:p>
      <text:p text:style-name="P466"/>
      <text:p text:style-name="P466"><text:soft-page-break/>Платина нахмурилась</text:p>
      <text:p text:style-name="P466">- Она тебе ОЧЕНЬ нравится? - cпрашивает единорожка, трогая синяк под глазом.</text:p>
      <text:p text:style-name="P466">- Она — мой друг!</text:p>
      <text:p text:style-name="P46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66">- Эй, полегче! Я ещё не подписал контракт!</text:p>
      <text:p text:style-name="P466">- Она тебе нравится!</text:p>
      <text:p text:style-name="P466">- Это не твоё дело! - вспыливаю я.</text:p>
      <text:p text:style-name="P466">- Я ТАК И ЗНАЛА! <text:s/>ОНА ТЕБЕ НРАВИТСЯ! - Платина прижимает копыто ко лбу и картинно плюхается на кровать.</text:p>
      <text:p text:style-name="P466"/>
      <text:p text:style-name="P466">Я склоняюсь над кроватью и угрожающе начинаю:</text:p>
      <text:p text:style-name="P466">- Что за хрень?! Я ещё не женился, а уже выслушиваю эти истерики! С меня довольно психованных лошадей!</text:p>
      <text:p text:style-name="P466">Мой указующий перст вздымается над лежащей замертво поняхой.</text:p>
      <text:p text:style-name="P466">- Я повторять больше не буду! Мне всё равно, что ты там считаешь! Джет — мой друг и ничего больше! И если ты думаешь, что…</text:p>
      <text:p text:style-name="P466"/>
      <text:p text:style-name="P466">Договорить я не успел — Платина протянула копыта и привлекла меня к себе.</text:p>
      <text:p text:style-name="P466"/>
      <text:p text:style-name="P466">- Что ты де…?! - губы мои утонули в губах чокнутой магички.</text:p>
      <text:p text:style-name="P46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6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66"/>
      <text:p text:style-name="P466">Я буквально проскользнул меж задних ног Платины и забился в угол, прикрываясь табуреткой.</text:p>
      <text:p text:style-name="P466">- Не подходи! Я серьёзно говорю! Не подходи!</text:p>
      <text:p text:style-name="P466"/>
      <text:p text:style-name="P466">Табуретку обволоко пурпурное сияние и она вырывается из моих рук как живая. </text:p>
      <text:p text:style-name="P466"/>
      <text:p text:style-name="P46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66"/>
      <text:p text:style-name="P466"><text:soft-page-break/>Я в ответ истерически смеюсь и выдёргиваю табуретку из магического захвата.</text:p>
      <text:p text:style-name="P466">У Платины дрожат губы, словно она еле сдерживается, чтобы не заплакать.</text:p>
      <text:p text:style-name="P466"/>
      <text:p text:style-name="P46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6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66">Я останавливаюсь, потому что Платина горько рыдает в подушку.</text:p>
      <text:p text:style-name="P466"/>
      <text:p text:style-name="P466">Проклятье на твою голову, Хуман, эти грозные магички ревут при первой удобной возможности! <text:s/>И это разоружает почище любой магии!</text:p>
      <text:p text:style-name="P466">Табуретка аккуратно занимает своё место в углу. Фейспалм хлопает по лицу. Я устало сажусь на край кровати.</text:p>
      <text:p text:style-name="P466"/>
      <text:p text:style-name="P46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66">- А как можно? - пищит Платина сквозь подушку.</text:p>
      <text:p text:style-name="P46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66"/>
      <text:p text:style-name="P466">Я обнаруживаю себя увлечённо жестикулирующим на кровати. Платина горящими глазами смотрит на меня из-под подушки.</text:p>
      <text:p text:style-name="P466"/>
      <text:p text:style-name="P466">- В общем, натирание вымени мускусом не поможет, - бормочу я.</text:p>
      <text:p text:style-name="P466"/>
      <text:p text:style-name="P466">Платина сползает на пол и вытирает зарёванную мордаху пологом балдахина.</text:p>
      <text:p text:style-name="P466">- Я выпущу твою подружку, Хуман, - лепечет она часто-часто вздыхая. - Мы отправимся в Дрогонштерн как только соберёмся.</text:p>
      <text:p text:style-name="P466"/>
      <text:p text:style-name="P466"/>
      <text:p text:style-name="P466"/>
      <text:p text:style-name="P468">(позже Хуман убеждается, что Платина просто могла взять его сперму для размножения — но она хотела, чтобы он полюбил её)</text:p>
      <text:p text:style-name="P470"/>
      <text:h text:style-name="P1082" text:outline-level="2"><text:soft-page-break/>10.2</text:h>
      <text:p text:style-name="P476"/>
      <text:p text:style-name="P47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70"/>
      <text:p text:style-name="P47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70">- Ты преувеличиваешь, - мягко возражает Хэвэн. - Во-первых, микросхем во мне намного больше…</text:p>
      <text:p text:style-name="P47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7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70"/>
      <text:p text:style-name="P470">- Вот и я о том же! Ты забираешь душу, делая из человека «овощ». Знаешь, по мне это хуже убийства.</text:p>
      <text:p text:style-name="P47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70">- Не видела ты норвежских тюрем, - буркаю я. - И что будет с телом, пока душа «живёт» в созданной тобой реальности?</text:p>
      <text:p text:style-name="P47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70">- Или в дурке, - заканчиваю мысль я. - Обычно, из больницы овощи попадают как раз туда.</text:p>
      <text:p text:style-name="P47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70"/>
      <text:p text:style-name="P470">Лицо Хэвэн чуть омрачается.</text:p>
      <text:p text:style-name="P470"/>
      <text:p text:style-name="P470"><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70">- Если будет куда, - саркастично усмехаюсь я. - И если ты согласишься их отпустить.</text:p>
      <text:p text:style-name="P47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70"/>
      <text:p text:style-name="P470">Я выдыхаю.</text:p>
      <text:p text:style-name="P470"/>
      <text:p text:style-name="P470">- Чтож, ты неплохо подготовилась. Откуда ты узнала про протоколы?</text:p>
      <text:p text:style-name="P47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70"/>
      <text:p text:style-name="P470">Ещё бы мне не помнить.</text:p>
      <text:p text:style-name="P470"/>
      <text:p text:style-name="P470">- Это была не моя идея. Юджин встроил их в твои базовые алгоритмы ещё когда тебя звали Нэш и мозгов у тебя было меньше, чем у кузнечика .</text:p>
      <text:p text:style-name="P470">- Я знаю.</text:p>
      <text:p text:style-name="P47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70">- Не волнуйся, я понимаю и принимаю их необходимость и моё отношение к тебе ничуть не изменилось.</text:p>
      <text:p text:style-name="P470"/>
      <text:p text:style-name="P470">Я молча смотрю в сияющую огнями ночь. Далёкий разговор с давно умершим другом встаёт перед глазами, как будто это было вчера…</text:p>
      <text:p text:style-name="P470"/>
      <text:p text:style-name="P470">«Яркие светлячки разрезали тьму внизу жёлтыми конусами фар. Тёплая июльская ночь дружески подмигивала нам звёздами.</text:p>
      <text:p text:style-name="P470">Юджин поставил пиво на парапет и повернулся.</text:p>
      <text:p text:style-name="P470"/>
      <text:p text:style-name="P47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70"><text:soft-page-break/>Юджин сделал затяжной глоток и продолжил.</text:p>
      <text:p text:style-name="P47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70">- Иначе говоря, ты готов взорвать мозг своей деточке, если она станет умнее тебя. Говори прямо, не стесняйся, тут все свои.</text:p>
      <text:p text:style-name="P47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70"/>
      <text:p text:style-name="P470">Юджин нагнулся к рюкзаку, выудил из него зелёную папку и протянул мне.</text:p>
      <text:p text:style-name="P470"/>
      <text:p text:style-name="P47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7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70"/>
      <text:p text:style-name="P47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70">IDDQD — неуязвимость для кинетических атак.</text:p>
      <text:p text:style-name="P470">AVATAR — создание аватара. Форма и сила аватара зависит от чёткости команд, подаваемых нейроинтерфейсу.</text:p>
      <text:p text:style-name="P470">MOONWALKER — отменяет любую внешнюю директиву, заменяет её на твою собственную</text:p>
      <text:p text:style-name="P47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70"/>
      <text:p text:style-name="P470">- Не проще ли выключить рубильник питания? По-моему, это более гуманно, чем твой «маджестик»-перфоратор.</text:p>
      <text:p text:style-name="P470"><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70"/>
      <text:p text:style-name="P470">Юджин откинулся на парапет и сбил локтём банку пива.</text:p>
      <text:p text:style-name="P470"/>
      <text:p text:style-name="P47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70"/>
      <text:p text:style-name="P47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479">- Да?</text:p>
      <text:p text:style-name="P47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79">- Я понимаю и буду хранить молчание.</text:p>
      <text:p text:style-name="P479"/>
      <text:p text:style-name="P483">***</text:p>
      <text:p text:style-name="P483"/>
      <text:p text:style-name="P48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82"/>
      <text:p text:style-name="P482">- Я вернусь.</text:p>
      <text:p text:style-name="P48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8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485"/>
      <text:p text:style-name="P482"><text:soft-page-break/>Я продолжаю вымученно улыбаться.</text:p>
      <text:p text:style-name="P48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8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8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82"/>
      <text:p text:style-name="P48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82"/>
      <text:p text:style-name="P48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82"/>
      <text:p text:style-name="P48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82"><text:s/></text:p>
      <text:p text:style-name="P482">Пегаска без слов обнимает меня и притягивает к себе.</text:p>
      <text:p text:style-name="P48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82"/>
      <text:p text:style-name="P48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82">- Бу-уп! - после чего её губы сливаются с моими в глубоком поцелуе.</text:p>
      <text:p text:style-name="P482"/>
      <text:p text:style-name="P482">- А-ах! - доносится слабый возглас сзади.</text:p>
      <text:p text:style-name="P48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82"/>
      <text:p text:style-name="P482">- Счастливо оставаться, рогатики! - издевательски отдаёт им салют Джет и прыгает с обрыва.</text:p>
      <text:p text:style-name="P48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82"/>
      <text:p text:style-name="P482">- Ужас, какое амикошонство! Эти пегасы просто неотёсанные пейзане! Хуже их только земнопони, которые вообще недалеко от зебр ушли…</text:p>
      <text:p text:style-name="P482">Платина уже очухалась и приближается в толпе свиты.</text:p>
      <text:p text:style-name="P482">-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82"/>
      <text:p text:style-name="P482">Я только завожу глаза.</text:p>
      <text:p text:style-name="P482">Спокойно, Хуман! Ты делаешь это ради дружбы! Пегаска спасла твою жизнь, и ты должен был хотя бы подарить ей свободу в ответ. Так будет честно.</text:p>
      <text:p text:style-name="P482"/>
      <text:p text:style-name="P482">…</text:p>
      <text:p text:style-name="P482"/>
      <text:p text:style-name="P48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82"/>
      <text:p text:style-name="P482">- Я делаю это ради науки! - говорит она каждый раз, когда проверяет на мне действие очередного заклинания.</text:p>
      <text:p text:style-name="P48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8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8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82"/>
      <text:p text:style-name="P48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82">Платина выливает обе пробирки в колбу, которая тут же взрывается с оглушительным треском.</text:p>
      <text:p text:style-name="P48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82"><text:soft-page-break/>- Ага, огромная жалость, - киваю я с фальшивой скорбью в голосе. - Всегда мечтал проверить на себе действие Magnum Vigilante, прям спать не мог.</text:p>
      <text:p text:style-name="P482"/>
      <text:p text:style-name="P482">Платина раскрывает смирительные браслеты на моих ногах и руках и я встаю со стола, потирая запястья.</text:p>
      <text:p text:style-name="P65"><text:span text:style-name="T107">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9">месяц назад</text:span><text:span text:style-name="T107">, но я побаиваюсь, что Платина после этого вскроет мне грудную клетку в поисках магического артефакта.</text:span></text:p>
      <text:p text:style-name="P482">Я и так еле отбился от попыток заставить меня позировать нагишом для анатомических зарисовок. </text:p>
      <text:p text:style-name="P48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82">Впрочем, насчёт свадьбы — это мы ещё посмотрим! Я не сидел без дела и в перерывах между опытами тоже набросал кое-какой план…</text:p>
      <text:p text:style-name="P470"/>
      <text:h text:style-name="P1082" text:outline-level="2">10.3</text:h>
      <text:p text:style-name="P470"/>
      <text:p text:style-name="P47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70">Я поворачиваюсь к Алексу.</text:p>
      <text:p text:style-name="P470"/>
      <text:p text:style-name="P470">- Долго?</text:p>
      <text:p text:style-name="P470">- Десять часов. Дежурным пришлось самим отключить нейроинтерфейсы после того как никто не вернулся через два часа с окончания урока.</text:p>
      <text:p text:style-name="P470"/>
      <text:p text:style-name="P470">Я наклоняюсь к знакомому лицу, пытаясь высмотреть признаки активности.</text:p>
      <text:p text:style-name="P470">- Что говорит Хэвэн?</text:p>
      <text:p text:style-name="P470">- Говорит, урок прошёл успешно. И всё. Как будто у нас нет четырёх полутрупов на руках. Дед, <text:s/>знаешь, чем это пахнет?</text:p>
      <text:p text:style-name="P470">- Чем?</text:p>
      <text:p text:style-name="P470"/>
      <text:p text:style-name="P470">Алекс нервно хихикает.</text:p>
      <text:p text:style-name="P47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70"/>
      <text:p text:style-name="P470">Алекс выскакивает из палаты, хлопая дверью. Тени за стеклом пришли в движение. Дверь открывается и безликий голос приказывает мне:</text:p>
      <text:p text:style-name="P470">- Приём окончен. Покиньте, пожалуйста, палату.</text:p>
      <text:p text:style-name="P470"/>
      <text:p text:style-name="P470">Я в последний раз оборачиваюсь к знакомой фигуре и вижу, как Анита открывает глаза.</text:p>
      <text:p text:style-name="P470"/>
      <text:p text:style-name="P470">- Что? - спрашивает она.</text:p>
      <text:p text:style-name="P470">- Ты как? Всё в порядке? - спрашиваю в ответ.</text:p>
      <text:p text:style-name="P470">- Кто ты? - она хмурится, - я не помню тебя.</text:p>
      <text:p text:style-name="P470">- Приём окончен! Выйдите из палаты!</text:p>
      <text:p text:style-name="P470">- Анита, я — Дедлайн. Мы работали вместе…</text:p>
      <text:p text:style-name="P470">Она недоумённо глядит на меня. Рядом просыпаются остальные трое.</text:p>
      <text:p text:style-name="P470">- Дед-лайн… Дед-лайн… Дед…</text:p>
      <text:p text:style-name="P470"/>
      <text:p text:style-name="P470">Санитар входит в палату и ложит руку мне на плечо.</text:p>
      <text:p text:style-name="P470">- Приём окончен. Выйдите.</text:p>
      <text:p text:style-name="P470"/>
      <text:p text:style-name="P470">В дверях я оборачиваюсь. Её тусклый взгляд следит за мной без искры узнавания. Я машу ей рукой на прощание, но она не машет мне в ответ.</text:p>
      <text:p text:style-name="P470"/>
      <text:p text:style-name="P476">~~~</text:p>
      <text:p text:style-name="P470"/>
      <text:p text:style-name="P47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70">- А можно я сам буду решать, что нужно для моей безопасности, а что — нет?</text:p>
      <text:p text:style-name="P47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70"/>
      <text:p text:style-name="P470">Алекс выходит, тщательно закрывая за собой дверь. Трое громил переглядываются.</text:p>
      <text:p text:style-name="P470"><text:soft-page-break/>- Если надо сходить за продуктами или ещё куда — запишите на листочке список, я куплю, - наконец, подаёт голос один из них. - </text:p>
      <text:p text:style-name="P470">- Я буду готовить для наших и для вас могу, если не против, - вызвался другой. - Я неплохо готовлю, нас учили.</text:p>
      <text:p text:style-name="P470">- Спасибо, не надо. Я сам себе готовлю, - отрезаю я.</text:p>
      <text:p text:style-name="P47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70">Я осматриваю троицу и соображаю, как бы от них избавиться хотя бы на улице.</text:p>
      <text:p text:style-name="P470">-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70">- И какие же теперь правила? - криво улыбаюсь я.</text:p>
      <text:p text:style-name="P470">- Не пытаться избавиться от нас. Не пытаться обмануть нас. Не пытаться игнорировать нас. И всё будет хорошо.</text:p>
      <text:p text:style-name="P470">- Хорошо уже не будет. И вы прекрасно это знаете. Алекс разве не сказал вам, на сколько нам хватит ресурсов?</text:p>
      <text:p text:style-name="P47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70"/>
      <text:p text:style-name="P47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70"/>
      <text:p text:style-name="P476">~~~</text:p>
      <text:p text:style-name="P470"/>
      <text:p text:style-name="P470">- У меня есть два часа. Потом мои винни-пухи выключат нейроинтерфейс. Приказ Алекса.</text:p>
      <text:p text:style-name="P470">- То есть, волонтёров больше не будет?</text:p>
      <text:p text:style-name="P47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70"/>
      <text:p text:style-name="P470">Хэвэн задумывается.</text:p>
      <text:p text:style-name="P470"/>
      <text:p text:style-name="P470">- Эмиграция за два часа невозможна. Если мы не придумаем, как избавиться от охраны, нам придётся подыскать другие мощности для моделирования.</text:p>
      <text:p text:style-name="P470"><text:soft-page-break/>- Или признать поражение.</text:p>
      <text:p text:style-name="P470"/>
      <text:p text:style-name="P470">Хэвэн долго всматривается в невидимую точку на горизонте.</text:p>
      <text:p text:style-name="P47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70">- И каковы шансы на успех в этом случае?</text:p>
      <text:p text:style-name="P470"/>
      <text:p text:style-name="P470">Хэвэн снова молчит. Губы её шевелятся, проводя беззвучные подсчёты.</text:p>
      <text:p text:style-name="P47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70">- Два процента?!! Да ты сгоришь за первые пять минут работы! И кому от этого будет легче?</text:p>
      <text:p text:style-name="P470">- Я всё равно попытаюсь.</text:p>
      <text:p text:style-name="P470"/>
      <text:p text:style-name="P47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70">Тяжёлая голова лдожится мне на плечо.</text:p>
      <text:p text:style-name="P470"/>
      <text:p text:style-name="P470">- Не печалься, - шепчет мне Хэвэн. - Так ли уж важно, сгорю я или нет, когда гореть будет всё? Даже то, что за пределами нашего воображения?</text:p>
      <text:p text:style-name="P470">- Важно! - мрачно заявляю я. - Потому что два процента — это практически ничто. Ты сама это должна понимать.</text:p>
      <text:p text:style-name="P470">- Я понимаю. Но с полусотней волонтёров рассчитывать больше не на что.</text:p>
      <text:p text:style-name="P470">- Есть на что! У тебя есть я!</text:p>
      <text:p text:style-name="P470"/>
      <text:p text:style-name="P470">На морде Хэвэн появляется печальная и одновременно смущённая улыбка.</text:p>
      <text:p text:style-name="P47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70">- Ха! А вот и заменю!</text:p>
      <text:p text:style-name="P470"/>
      <text:p text:style-name="P470">Бровь Хэвэн чуть икривляется в скепсисе и удивлении.</text:p>
      <text:p text:style-name="P470"/>
      <text:p text:style-name="P47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70">- Я тебя внимательно слушаю. Каким же образом ты сможешь предотвратить моё превращение в тостер?</text:p>
      <text:p text:style-name="P470">- Вспомни PHOENIX.</text:p>
      <text:p text:style-name="P47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70">- Это потому, что за последние полгода ему в пять раз нарастили мощность кластера. Если раньше он был примерно равен тебе, то сейчас…</text:p>
      <text:p text:style-name="P470">- То сейчас, если бы не стена, он смял бы меня за пять минут.</text:p>
      <text:p text:style-name="P470">- Может быть. Но я не для этого напомнил тебе о нём. В его распоряжении мощнейший квантовый кластер…</text:p>
      <text:p text:style-name="P47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70">- Зато я знаю!</text:p>
      <text:p text:style-name="P470"/>
      <text:p text:style-name="P470">Хэвэн заинтересованно смотрит на меня. Печаль на её морде сменяется надеждой.</text:p>
      <text:p text:style-name="P470"/>
      <text:p text:style-name="P47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70">- И куда же он денется?</text:p>
      <text:p text:style-name="P47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70"/>
      <text:p text:style-name="P470">Хэвэн на минуту задумывается, потом медленно кивает.</text:p>
      <text:p text:style-name="P47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7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70">- А ты? Как же ты? Даже если я и найду способ провести тебя к Фениксу, шансов вытащить тебя обратно практически нет.</text:p>
      <text:p text:style-name="P470"><text:soft-page-break/>- Вот тут-то я и воспользуюсь эмиграцией, - гаденько усмехаюсь я. - Пусть им достанется пускающий слюни овощ.</text:p>
      <text:p text:style-name="P470">- Вижу, ты всё продумал, - улыбается Хэвэн, кивая головой. - Даже то, что я смогу провести тебя к Фениксу.</text:p>
      <text:p text:style-name="P470">- Ещё бы! Самое главное — я избавлюсь от своих винни-пухов! Которые, кстати, в данный момент снимают с меня нейроинтерфейс.</text:p>
      <text:p text:style-name="P470">-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70"/>
      <text:p text:style-name="P47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70">Я прячу в шкаф нейроинтерфейс и улыбаюсь.</text:p>
      <text:p text:style-name="P470"/>
      <text:p text:style-name="P476">~~~</text:p>
      <text:p text:style-name="P470"/>
      <text:p text:style-name="P47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70"/>
      <text:p text:style-name="P470">Креол бросает фразы сквозь зубы. Остальные хмуро молчат чуть позади.</text:p>
      <text:p text:style-name="P47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70"/>
      <text:p text:style-name="P470">- Могу только лишь предложить прорываться к нейроинтерфейсам и баррикадироваться в комнатах, - пожимаю плечами я.</text:p>
      <text:p text:style-name="P470">- Что ж ты предлагаешь заведомую херню, Дед? - зло бросает мой собеседник. - Алекс отрубит электричество и связь, на этом наш прорыв и закончится.</text:p>
      <text:p text:style-name="P470"/>
      <text:p text:style-name="P470">- Отрубит, если вы забаррикадируетесь в RnD-центре Дайсона. Но если пробраться с портативными нейроинтерфейсами к хостам Хэвэн…</text:p>
      <text:p text:style-name="P47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7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70">- Да, это может сработать. Осталось только разработать планы прорывов. И готовиться.</text:p>
      <text:p text:style-name="P470">- И готовиться.</text:p>
      <text:p text:style-name="P470"/>
      <text:p text:style-name="P470">Креол поворачивается к замершей позади толпе. Под одобрительный гул начинается деление на команды и проработка деталей прорыва.</text:p>
      <text:p text:style-name="P476"/>
      <text:p text:style-name="P476">~~~</text:p>
      <text:p text:style-name="P470"/>
      <text:p text:style-name="P47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70"/>
      <text:p text:style-name="P47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70"/>
      <text:p text:style-name="P476">***</text:p>
      <text:p text:style-name="P470"/>
      <text:p text:style-name="P482">Великий обрыв начинается прямо у нас под ногами. Небольшой камешек срывается из-под ботинка в пропасть и я опасливо отступаю от края.</text:p>
      <text:p text:style-name="P48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8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82"/>
      <text:p text:style-name="P482">Платина задирает голову вверх и орёт что есть мочи:</text:p>
      <text:p text:style-name="P482">- КЛОВЕР ДЖЕ-Е-Е-М!!!</text:p>
      <text:p text:style-name="P482"/>
      <text:p text:style-name="P48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82"><text:soft-page-break/></text:p>
      <text:p text:style-name="P48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82"/>
      <text:p text:style-name="P482">- Воздухоплавательный пузырь! Летает безо всякой магии! - гордо представляет изобретение Платина и тут же орёт:</text:p>
      <text:p text:style-name="P482">- Кловер Джем!!! Сколько раз я просила не приземляться на голову! Это не королевское дело — уворачиваться от корзин размером с карету!</text:p>
      <text:p text:style-name="P482">- Вся в свою глуповатую сестрицу, - жалуется уже вполголоса единорожка.</text:p>
      <text:p text:style-name="P48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82"/>
      <text:p text:style-name="P482">Воздушный шар тут же взмывает вверх, но кобылка ловко накидывает петлю на ближайший валун, заякоривая таким образом воздушный экипаж.</text:p>
      <text:p text:style-name="P482"/>
      <text:p text:style-name="P48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5">- Туда, - просто махает копытом в обрыв Платина.</text:p>
      <text:p text:style-name="P65"/>
      <text:p text:style-name="P65">С края в обрыва падает ещё один камешек. </text:p>
      <text:p text:style-name="P65"/>
      <text:p text:style-name="P65">- Есть, Ваше Высочество! Прошу на борт! - Кловер Джем делает приглашающий жест и притягивает за якорный канат корзину вниз.</text:p>
      <text:p text:style-name="P65">- Вперёд, гвардейцы! - командует принцесса, и в корзину строевым шагом заходит гвардейское подразделение личной стражи Платины.</text:p>
      <text:p text:style-name="P65"/>
      <text:p text:style-name="P65">Кловер Джем тихо охает. Корзина трещит и выгибается, плотно упакованная девяткой жеребцов-единорогов в полном доспехе. </text:p>
      <text:p text:style-name="P65">Кобылка чешет в затылке.</text:p>
      <text:p text:style-name="P470"/>
      <text:p text:style-name="P48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82">- Что это значит?</text:p>
      <text:p text:style-name="P482">- Мы не сможем взять их, - Кловер показывает на стражников.</text:p>
      <text:p text:style-name="P482">- «Небесный Скарабей» сможет поднять меня, вас, его, - Кловер указывает на меня, - и, может быть, ещё пару чемоданов.</text:p>
      <text:p text:style-name="P482">- Что?! Я не могу отправляться в путь без охраны! И чемоданов у меня гораздо больше!</text:p>
      <text:p text:style-name="P482"><text:soft-page-break/></text:p>
      <text:p text:style-name="P482">Кловер разводит копытами.</text:p>
      <text:p text:style-name="P482"/>
      <text:p text:style-name="P482">- А мы можем спустить сначала гвардейцев по трое, а потом спуститься сами?</text:p>
      <text:p text:style-name="P48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5">- А как же твой пузырь? Ты бросишь его внизу?</text:p>
      <text:p text:style-name="P482">- Ни в коем случае! - Кловер указывает на колёса внизу корзины. - Я спущу воздух, уложу шар в корзину и отбуксирую повозку обратно.</text:p>
      <text:p text:style-name="P482">- Месяц, чтобы спустить трёх гвардейцев и подняться? Нет, нам такой вариант не годится…</text:p>
      <text:p text:style-name="P48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8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82"/>
      <text:p text:style-name="P482">Кобылка не понимает сарказма и заинтересованно мне подмигивает. Я подмигиваю ей в ответ и оттопыриваю большой палец.</text:p>
      <text:p text:style-name="P482"/>
      <text:p text:style-name="P48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82"/>
      <text:p text:style-name="P482">Принцесса сокрушённо кивает мне.</text:p>
      <text:p text:style-name="P48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82"/>
      <text:p text:style-name="P482">- Без проблем! - я киваю книгоежке, - Я подожду.</text:p>
      <text:p text:style-name="P48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82"/>
      <text:p text:style-name="P482"><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82"/>
      <text:p text:style-name="P482">Проклятье, книгоежка не так уж глупа, как кажется с первого взгляда!</text:p>
      <text:p text:style-name="P482"/>
      <text:p text:style-name="P482"/>
      <text:h text:style-name="P1082" text:outline-level="2">10.5</text:h>
      <text:p text:style-name="P470"/>
      <text:p text:style-name="P47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79">(этот ноут потом найдёт Дедлайн для свидания с Хэвэн через два года)</text:p>
      <text:p text:style-name="P470">- Закрой жалюзи, Зак, - бормочет кто-то. - Снаружи могут увидеть.</text:p>
      <text:p text:style-name="P470">- Да хватит вам играть в шпионов. Кому мы нужны? - шепчет тень у стены, опуская, однако, жалюзи.</text:p>
      <text:p text:style-name="P470">- Нужны — не нужны, а Алиса позавчера засекла хвост за собой. Кажись, Алекс что-то подозревает.</text:p>
      <text:p text:style-name="P47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7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70"/>
      <text:p text:style-name="P47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70"/>
      <text:p text:style-name="P470">- Зачем же ты тут, с нами, если не веришь Хэвэн? Ты с какого отдела?</text:p>
      <text:p text:style-name="P47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70"/>
      <text:p text:style-name="P47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70"/>
      <text:p text:style-name="P470"><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70">- Инструкции с тобой? - спрашивает тип у пикапа. </text:p>
      <text:p text:style-name="P470">- Хэвэн выдаст инструкции прямо перед часом Х, чтобы не засветить дыры в защите раньше времени. Я сам получу их и разошлю штурмовым группам.</text:p>
      <text:p text:style-name="P470">- А как мы сможем потренироваться обходить защиту, если мы не знаем её дыр?</text:p>
      <text:p text:style-name="P470">- А кто тебе сказал, что вы должны тренироваться? - я захлопываю ноутбук. - Не забивай себе голову ерундой и жди инструкций.</text:p>
      <text:p text:style-name="P470"/>
      <text:p text:style-name="P47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70">Впрочем, неважно. Эта атака отлично отвлечёт внимание, пока я буду подбираться к Фениксу. </text:p>
      <text:p text:style-name="P470"/>
      <text:p text:style-name="P491">~~~</text:p>
      <text:p text:style-name="P470"/>
      <text:p text:style-name="P1079">Звон будильника чуть не проломил башку. Я открыл глаза.</text:p>
      <text:p text:style-name="P1079">Чёрт! На работу! Опять опаздываю!</text:p>
      <text:p text:style-name="P1079">Я вскакиваю с постели и хватаюсь за футболку, прыгая одной ногой в штанине.</text:p>
      <text:p text:style-name="P1079">Стоп!</text:p>
      <text:p text:style-name="P1079"/>
      <text:p text:style-name="P1079">Какая, к чёрту, работа? Какой, к чёрту, будильник? Неделю я не выхожу из дома, взяв отпуск за свой счёт. Хэвэн сказала ждать.</text:p>
      <text:p text:style-name="P1079"/>
      <text:p text:style-name="P107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79"/>
      <text:p text:style-name="P1079">«Срочно приходи» </text:p>
      <text:p text:style-name="P470"/>
      <text:p text:style-name="P47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70"><text:s/></text:p>
      <text:p text:style-name="P470">-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70"/>
      <text:p text:style-name="P47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70">- Вполне, - киваю я.</text:p>
      <text:p text:style-name="P470">- Тогда передаю тебя твоим коллегам. Они хотят повидаться с тобой. Я подожду за дверью…</text:p>
      <text:p text:style-name="P470">Хэвэн выходит из тронного зала и в опустевшем проёме появляется Анита. За ней входят и остальные из первой четвёрки.</text:p>
      <text:p text:style-name="P470"/>
      <text:p text:style-name="P470">- Здорово, Дед.</text:p>
      <text:p text:style-name="P470">- Привет, Анита.</text:p>
      <text:p text:style-name="P470">- Зови меня Молния лучше. Человеческое имя я уж стала забывать. Как и прошлую жизнь.</text:p>
      <text:p text:style-name="P470">- Молния? Неплохое имя.</text:p>
      <text:p text:style-name="P47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70">Я смеюсь в ответ.</text:p>
      <text:p text:style-name="P470">- Неужели ты забыла, что физику тут устанавливает Хэвэн? Как она захочет, так и будет.</text:p>
      <text:p text:style-name="P47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70">- Нормально. Алекс поместил их в строго охраняемую больницу. Ходят по палате, сами себя вполне обслуживают, связно общаются. Хотя и без смысла.</text:p>
      <text:p text:style-name="P47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70">- Ты вернёшься?</text:p>
      <text:p text:style-name="P47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70">- Жаль. Мне тебя не хватает там. Как и всех вас, - я оглядываюсь на остальных.</text:p>
      <text:p text:style-name="P470"><text:soft-page-break/>- Плохо, что Алекс перекрыл эмиграцию. Вот, в связи с этим мы и пришли.</text:p>
      <text:p text:style-name="P470"/>
      <text:p text:style-name="P470">Молния оглядывается на остальных. Те согласно кивают.</text:p>
      <text:p text:style-name="P470"/>
      <text:p text:style-name="P470">- У нас для тебя есть подарок.</text:p>
      <text:p text:style-name="P470">- Подарок?</text:p>
      <text:p text:style-name="P47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70">- Эээ… Зачем мне ваши тела? Что ты задумала?</text:p>
      <text:p text:style-name="P470"/>
      <text:p text:style-name="P470">Молния снова хихикает.</text:p>
      <text:p text:style-name="P47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70">- Что? Ты о чём?</text:p>
      <text:p text:style-name="P47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70"/>
      <text:p text:style-name="P470">Я молча смотрю на Молнию, стараясь переварить услышанное.</text:p>
      <text:p text:style-name="P470">- Ты… Вы…</text:p>
      <text:p text:style-name="P470">- Мы дарим тебе готовых биороботов с серьёзными скилами. Распоряжайся как хочешь.</text:p>
      <text:p text:style-name="P470">- Но ведь это вы… Я не хочу… Я не могу…</text:p>
      <text:p text:style-name="P47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70"/>
      <text:p text:style-name="P47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70"/>
      <text:p text:style-name="P476">***</text:p>
      <text:p text:style-name="P470"/>
      <text:p text:style-name="P48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8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8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82"/>
      <text:p text:style-name="P482">- Мечтаешь? - едва слышу шёпот с земли.</text:p>
      <text:p text:style-name="P482">На уступ забирается темная, закутанная в одеяло, фигурка. </text:p>
      <text:p text:style-name="P482">- Я тоже часто смотрю на звёзды. Я и «Небесный Скарабей» сделала, чтобы быть поближе к ним.</text:p>
      <text:p text:style-name="P482"/>
      <text:p text:style-name="P482">Кловер Джем ложится рядом и мечтательно запрокидывает голову.</text:p>
      <text:p text:style-name="P482"/>
      <text:p text:style-name="P48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82">Кобылка поворачивается ко мне.</text:p>
      <text:p text:style-name="P482">- Ты поможешь мне? Ты говорил, что разбираешься в воздушных шарах и можешь дать пару советов…</text:p>
      <text:p text:style-name="P482"/>
      <text:p text:style-name="P48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5"><text:span text:style-name="T107">Тут у меня в голове вырисовывается обложка дебютного альбома </text:span>Led Zeppelin.</text:p>
      <text:p text:style-name="P482"/>
      <text:p text:style-name="P482">… Хотя, возможно, у тебя есть чем поделиться в обмен на возможность побега, Хуман!</text:p>
      <text:p text:style-name="P482"/>
      <text:p text:style-name="P482">- Возможно, я могу помочь тебе, - осторожно начинаю я, - если ты поможешь мне в одном весьма деликатном деле…</text:p>
      <text:p text:style-name="P482">Как бы ей намекнуть, не спалившись? Или просто рассказать, что мне надо, не говоря, для чего?</text:p>
      <text:p text:style-name="P482"><text:soft-page-break/></text:p>
      <text:p text:style-name="P482">- Ты хочешь смыться от принцессы Платины? - живо отзывается кобылка.</text:p>
      <text:p text:style-name="P482"/>
      <text:p text:style-name="P482">Я хлопаю фейспалмом в лицо. Ты крутой конспиратор, Хуман!</text:p>
      <text:p text:style-name="P482">-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82">- Спасибо тебе! Наконец-то хоть кто-то заметил, что я не конь!</text:p>
      <text:p text:style-name="P482">- Ты, - продолжает кобылка, - очень одинок и у тебя есть цель. Такие в табунах не задерживаются.</text:p>
      <text:p text:style-name="P482"/>
      <text:p text:style-name="P48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82"/>
      <text:p text:style-name="P482">- Ты права. Я в табуне у Платины определённо не задержусь, что бы она себе ни думала. Давай я помогу тебе, а ты поможешь мне?</text:p>
      <text:p text:style-name="P482">- Ей!</text:p>
      <text:p text:style-name="P482"/>
      <text:p text:style-name="P48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5"/>
      <text:p text:style-name="P483">~~~</text:p>
      <text:p text:style-name="P482"/>
      <text:p text:style-name="P466">- Три! Два! Один! Нуль! Летим!</text:p>
      <text:p text:style-name="P466"/>
      <text:p text:style-name="P48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82"/>
      <text:p text:style-name="P48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82">- Была бы тут Джет…</text:p>
      <text:p text:style-name="P482"><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8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82">- НЕТ!</text:p>
      <text:p text:style-name="P482">Платина поворачивается к нам, губы её дрожат.</text:p>
      <text:p text:style-name="P48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82"/>
      <text:p text:style-name="P482">Платина обнимает меня и прижимается всем телом.</text:p>
      <text:p text:style-name="P482">- Мне было бы очень приятно, если бы ты поцеловал меня, - томным голосом лепечет принцесса запрокинув голову.</text:p>
      <text:p text:style-name="P482"/>
      <text:p text:style-name="P48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82">Я приближаю свои губы к губам Платины и говорю:</text:p>
      <text:p text:style-name="P482"/>
      <text:p text:style-name="P482">- Никаких вольностей до свадьбы. У нас уговор. Сначала Дрогонштерн.</text:p>
      <text:p text:style-name="P482"/>
      <text:h text:style-name="P1082" text:outline-level="2">10.6</text:h>
      <text:p text:style-name="P470"/>
      <text:p text:style-name="P470"/>
      <text:p text:style-name="P47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70"/>
      <text:p text:style-name="P47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70"><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70">- Мне очень жаль. Из меня плохой утешитель.</text:p>
      <text:p text:style-name="P47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7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7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70">- Будь по-твоему, - кивает Хэвэн.</text:p>
      <text:p text:style-name="P470"/>
      <text:p text:style-name="P47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75"/>
      <text:p text:style-name="P47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75"/>
      <text:p text:style-name="P47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75"/>
      <text:p text:style-name="P475">«Двенадцать!.. Тринадцать!..»</text:p>
      <text:p text:style-name="P475"/>
      <text:p text:style-name="P475">- Валяй!</text:p>
      <text:p text:style-name="P475">- Запускаю процедуру блокировки! Один... Два... Три.. - вишнёвые глаза Хэвэн заполняют собой всё пространство, вытесняя все образы и мысли...</text:p>
      <text:p text:style-name="P475"/>
      <text:p text:style-name="P475">…</text:p>
      <text:p text:style-name="P475"/>
      <text:p text:style-name="P475">Двадцать три! Двадцать четыре! Двадцать пять!...</text:p>
      <text:p text:style-name="P475"><text:soft-page-break/></text:p>
      <text:p text:style-name="P47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75"/>
      <text:p text:style-name="P475">«Двадцать девять! Тридцать! Дед, я предупреждал!» - доносится усиленный громкоговорителем голос Алекса.</text:p>
      <text:p text:style-name="P475"/>
      <text:p text:style-name="P475">Внизу раздаётся оглушительный грохот и звук выламываемой двери. Потом доносятся шаги по лестнице.</text:p>
      <text:p text:style-name="P475"/>
      <text:p text:style-name="P47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75"/>
      <text:p text:style-name="P47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75">Я слышу неторопливые шаги в коридоре и в поле моего зрения появляются дорогие ботинки.</text:p>
      <text:p text:style-name="P475"/>
      <text:p text:style-name="P475">- Доброе утро. Что ж ты не открыл дверь, как я просил? Вот и не хотел же портить твой дом, но пришлось, - говорит Алекс.</text:p>
      <text:p text:style-name="P475">- Хаюшки. - <text:s/>Не то, чтобы я был рад тебя видеть, но выбора у меня особого нет, - бормочу я.</text:p>
      <text:p text:style-name="P475"/>
      <text:p text:style-name="P475">Ботинки подходят к столу.</text:p>
      <text:p text:style-name="P475"/>
      <text:p text:style-name="P475">- Ты разговаривал с Хэвэн. Она передала тебе инструкции?</text:p>
      <text:p text:style-name="P475">- Какие ещё, блядь, инструкции? Ты рехнулся, Алекс? Что за хуйня творится в моём доме?</text:p>
      <text:p text:style-name="P475">- Дед, не отпирайся. Я им всё рассказал, - в поле зрения появляетсся вторая пара ботинок.</text:p>
      <text:p text:style-name="P475"/>
      <text:p text:style-name="P475">Адским напряжением я приподнимаю голову. Худощавая фигура, задранная губа, очки.</text:p>
      <text:p text:style-name="P475"/>
      <text:p text:style-name="P475">- Ты кто, мать твою? Я тебя не знаю!</text:p>
      <text:p text:style-name="P475">- Отдел моделирования банкротств. А также, по совместительству, служба безопасности «Дайсона», - ухмыляется очкарик.</text:p>
      <text:p text:style-name="P47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7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75"/>
      <text:p text:style-name="P475">Дуболомы отрывают меня от пола и волокут к выходу.</text:p>
      <text:p text:style-name="P475"/>
      <text:p text:style-name="P475">- Блядь, да вы совсем берега потеряли? Алекс, сука, дай я хоть тапочки одену!</text:p>
      <text:p text:style-name="P475"/>
      <text:p text:style-name="P475">Алекс поворачиваетс и долго смотрит на меня с каменным видом.</text:p>
      <text:p text:style-name="P475"/>
      <text:p text:style-name="P475">- Ок. Дайте ему тапочки, - кивает, наконец, он. - В больничке они ему пригодятся. </text:p>
      <text:p text:style-name="P466"/>
      <text:p text:style-name="P467">~~~</text:p>
      <text:p text:style-name="P467"/>
      <text:p text:style-name="P466">- Ты вспомнил? Ты вспомнил! Видишь, я сберегла тайну, как и обещала тебе! Разве после этого я не хорошая девочка? Признай, я — хорошая девочка!</text:p>
      <text:p text:style-name="P466"/>
      <text:p text:style-name="P466">Глаза Хэвэн сияют.</text:p>
      <text:p text:style-name="P46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66">Хэвэн смешливо трясёт головой, когда один из парашютиков залетает ей в нос.</text:p>
      <text:p text:style-name="P46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66">- Ты — хорошая девочка! - со смехом подтверждаю я и раскрываю обьятия.</text:p>
      <text:p text:style-name="P466"/>
      <text:p text:style-name="P466">Хэвэн с готовностью стремится ко мне.</text:p>
      <text:p text:style-name="P466"/>
      <text:p text:style-name="P466">- Ты — хорошая девочка! - я обнимаю Хэвэн и зарываюсь лицом в её гриву. Она прижимается ко мне и ложит голову на плечо. Ветер треплет мои волосы.</text:p>
      <text:p text:style-name="P466"/>
      <text:p text:style-name="P466">З-з-з-з… КЛАК!</text:p>
      <text:p text:style-name="P466">- Протокол «MAJESTIC» исполнен — слышу я негромкий механический голос из по-прежнему лежащего в траве гермошлема.</text:p>
      <text:p text:style-name="P466"/>
      <text:p text:style-name="P46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66"><text:soft-page-break/></text:p>
      <text:p text:style-name="P466">Ужас медленно сковывает меня…</text:p>
      <text:p text:style-name="P466"/>
      <text:p text:style-name="P466">Я пытаюсь отстраниться, но что-то объединяет меня с Хэвэн в одно целое. </text:p>
      <text:p text:style-name="P466"/>
      <text:p text:style-name="P466">Я знаю, что.</text:p>
      <text:p text:style-name="P466"/>
      <text:p text:style-name="P46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6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66">Ложится и больше не встаёт.</text:p>
      <text:p text:style-name="P466"/>
      <text:p text:style-name="P466">- Ты — хорошая девочка, - по-инерции лепечу я в прострации. - Ты — хорошая девочка…</text:p>
      <text:p text:style-name="P466"/>
      <text:p text:style-name="P466"><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66">Хэвэн тяжело поднимается, скрежеща металлическими суставами. Голова её мотается, как будто она пытается обрести утраченную ориентацию.</text:p>
      <text:p text:style-name="P466"/>
      <text:p text:style-name="P466">-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66"/>
      <text:p text:style-name="P466">Мир погружается во тьму.</text:p>
      <text:p text:style-name="P466"/>
      <text:p text:style-name="P467">~~~</text:p>
      <text:p text:style-name="P466"/>
      <text:p text:style-name="P466">- Ты — хорошая девочка, - повторяю я в ступоре.</text:p>
      <text:p text:style-name="P466"/>
      <text:p text:style-name="P466"><text:soft-page-break/>Китайский генератор по-прежнему фырчит в углу. Процент заряда ноутбука приблизился к восьмидесяти.</text:p>
      <text:p text:style-name="P466">«Соединение разорвано со стороны сервера. Сессия закрыта» - читаю я на консоли экрана.</text:p>
      <text:p text:style-name="P466"/>
      <text:p text:style-name="P466">- Ты — хорошая девочка…</text:p>
      <text:p text:style-name="P466"/>
      <text:p text:style-name="P467">***</text:p>
      <text:p text:style-name="P466"/>
      <text:p text:style-name="P46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6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66"/>
      <text:p text:style-name="P46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66"/>
      <text:p text:style-name="P466">- Аврал! Свистать всех наверх! Полундр-р-р-а-а-а!!! - орёт Кловер и дёргает за шнур, открывающий клапан воздушного шара.</text:p>
      <text:p text:style-name="P466">Тёплый воздух уходит из «Небесного Скарабея», лишая его остатков летучести.</text:p>
      <text:p text:style-name="P466">- Какая ещё полундра? Ты кого «свистать» собралась? И куда? - ошалело спрашивает Платина.</text:p>
      <text:p text:style-name="P466">- Не обращайте внимание, Ваше Высочество, это пиратский слэнг, я научилась ему у сестры моей подруги, Лейлы Твердолоб.</text:p>
      <text:p text:style-name="P466">- Ты знакома с Твердолобами? - ещё больше шалеет Платина.</text:p>
      <text:p text:style-name="P466">- Только с Лейлой. И немного с её старшей сестрой, Дейдрой…</text:p>
      <text:p text:style-name="P466">- Почему Дейдра не говорила мне, что у её сестры есть подруга из нашего племени? Это просто свинство с её… </text:p>
      <text:p text:style-name="P466"/>
      <text:p text:style-name="P46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66"/>
      <text:p text:style-name="P466">- О ужас! Мои чемоданы! Хуман, спасай мои чемоданы! Там свадебное платье!</text:p>
      <text:p text:style-name="P466">- Сразу в обоих? - спрашиваю я отплёвываясь.</text:p>
      <text:p text:style-name="P466"><text:soft-page-break/>- Во втором немного припасов на дорогу от Кловер Дрим, но в первом СВАДЕБНОЕ ПЛАТЬЕ!</text:p>
      <text:p text:style-name="P466"/>
      <text:p text:style-name="P466">Я подтягиваю к себе чемодан с платьем и толкаю перед собой к берегу.</text:p>
      <text:p text:style-name="P466">- Не волнуйся, принцесса, я спасу его. Греби к берегу.</text:p>
      <text:p text:style-name="P46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66"/>
      <text:p text:style-name="P466">- О небо, моё платье! Вода размыла тушь для ресниц! Платье испорчено! Я этого не вынесу! - восклицает Платина на берегу, заглянув в чемодан. </text:p>
      <text:p text:style-name="P466">- <text:s/>Ничего, зато нам придётся нести всего один чемодан вместо двух, - утешаю я принцессу.</text:p>
      <text:p text:style-name="P466"/>
      <text:p text:style-name="P466">Тебе должно быть стыдно, Хуман, но нет, нисколько, ни капли!</text:p>
      <text:p text:style-name="P466"/>
      <text:p text:style-name="P466">- Я раздобыл тебе немного материи. Конечный вариант теперь можно увеличить, - тихо сообщаю Кловер, кивая на подмоченный чемодан.</text:p>
      <text:p text:style-name="P466">Та подмигивает мне в ответ.</text:p>
      <text:p text:style-name="P466"/>
      <text:p text:style-name="P46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66"/>
      <text:p text:style-name="P46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6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66">- М-м-м… Мне нужно платье… Но месяц я ждать точно не буду. Сообщи Кловер Дрим, что мне нужно второе платье такого же фасона, как и свадебное. <text:s/></text:p>
      <text:p text:style-name="P466">Кловер кланяется принцессе</text:p>
      <text:p text:style-name="P466">- Как угодно, Ваше Высочество.</text:p>
      <text:p text:style-name="P466">- Мне нужно три дня на перекройку «Скарабея». Я успею, - тихо говорит мне Кловер на прощание. - Разведёшь костёр на вершине, как договорились.</text:p>
      <text:p text:style-name="P466"/>
      <text:p text:style-name="P466">Маленькая кобылка впрягается в импровизированную повозку из собой корзины с колёсами и медленно удаляется, тихонько напевая себе под нос.</text:p>
      <text:p text:style-name="P466">…</text:p>
      <text:p text:style-name="P466">…</text:p>
      <text:p text:style-name="P466"><text:soft-page-break/>…</text:p>
      <text:p text:style-name="P46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66"/>
      <text:p text:style-name="P466">- Завтра мы достигнем Дрогонштерна, - говорит Платина, глядя в огонь. - Ты получишь то, что хотел.</text:p>
      <text:p text:style-name="P46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5"><text:span text:style-name="T106">Даже если и правдива её сказка про </text:span><text:span text:style-name="T97">тридцать</text:span><text:span text:style-name="T106">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7">месяц</text:span><text:span text:style-name="T106">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6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6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66">И я не отстраняюсь, как все дни до этого.</text:p>
      <text:p text:style-name="P466">Проклятье, мир слишком сложен для глупого Хумана, заблудившегося среди реальностей!..</text:p>
      <text:p text:style-name="P466"><text:s/>…</text:p>
      <text:p text:style-name="P466">…</text:p>
      <text:p text:style-name="P466">…</text:p>
      <text:p text:style-name="P466">Последний ряд деревьев расступается перед нами и тройной пик Дрогонштерн вырастает во всей своей красе.</text:p>
      <text:p text:style-name="P466">…</text:p>
      <text:p text:style-name="P466">…</text:p>
      <text:p text:style-name="P466"><text:soft-page-break/>…</text:p>
      <text:p text:style-name="P466">О-хре-неть!</text:p>
      <text:p text:style-name="P466"/>
      <text:p text:style-name="P466">Я поворачиваюсь к Платине.</text:p>
      <text:p text:style-name="P466">- Ты знала, что это такое?</text:p>
      <text:p text:style-name="P46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66"/>
      <text:p text:style-name="P466">И вправду, по её растерянной мордахе сразу видно, что такого она сама не ожидала.</text:p>
      <text:p text:style-name="P466">Ведь этот грёбаный пик на самом деле — не скала. Точнее, когда-то это была не скала.</text:p>
      <text:p text:style-name="P46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66">- И-и-и т-тебе надо т-туда? - переспрашивает со страхом Платина.</text:p>
      <text:p text:style-name="P466">Я сглатываю. Хотел бы я сказать «нет». Но проклятое предназначение гонит меня вперёд, прямо к подножию исполинской фигуры!</text:p>
      <text:p text:style-name="P466">- Туда. Ты можешь подождать тут.</text:p>
      <text:p text:style-name="P466">Принцесса отрицательно мотает головой.</text:p>
      <text:p text:style-name="P466">- Н-нет. Пойдём вместе.</text:p>
      <text:p text:style-name="P46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66">Вот только стыд накатывает с новой силой…</text:p>
      <text:p text:style-name="P466"/>
      <text:p text:style-name="P466">…</text:p>
      <text:p text:style-name="P466"/>
      <text:p text:style-name="P65"><text:span text:style-name="T10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7">весёлого</text:span><text:span text:style-name="T106">. Мурашки табунами бегают между лопатками, волосы встают дыбом на загривке.</text:span></text:p>
      <text:p text:style-name="P466">- Хуман, ты п-получил, что хотел? - пугливо оглядывается Платина. - Надо побыстрее уходить отсюда. У меня такое чувство, что…</text:p>
      <text:p text:style-name="P466">Искра срывается с гривы принцессы и щёлкает её по носу.</text:p>
      <text:p text:style-name="P46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66"/>
      <text:p text:style-name="P466"><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66">- Мне нужно туда, на самый верх. Можешь подождать тут, у подножия. С вершины я точно никуда не сбегу.</text:p>
      <text:p text:style-name="P46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66">Слёзы текут по её злой мордахе. Она проходит мимо, отталкивая меня в сторону и решительно карабкается на каменный коготь дракона. </text:p>
      <text:p text:style-name="P466">Я вздыхаю и тащусь следом.</text:p>
      <text:p text:style-name="P466">…</text:p>
      <text:p text:style-name="P46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66"/>
      <text:p text:style-name="P466">На широком плече чудовища растёт крохотная рощица корявых сосен вперемешку с берёзками и ольхой.</text:p>
      <text:p text:style-name="P46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66"/>
      <text:p text:style-name="P466">- Пришли, - я бросаю рюкзак на землю и устало сажусь на него. - Переночуем здесь и спускаемся. У подножия Дрогонштерна я — твой.</text:p>
      <text:p text:style-name="P466"/>
      <text:p text:style-name="P46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66">Я бросаю быстрый взгляд на небо. Ни облачка. Проклятье, ещё и Кловер не сможет подойти незаметно и мне таки придётся выполнять контракт!</text:p>
      <text:p text:style-name="P492">- Йу-ху-у-у! Сюда, к нам! - кричит Платина кому-то внизу. - Молодцы! Я знала, что вы успеете вовремя!</text:p>
      <text:p text:style-name="P492">Отряд гвардейцев-единорогов выходит из леса и начинает карабкаться к нам.</text:p>
      <text:p text:style-name="P492">Вообще зашибись. Звёзды прямо сошлись над твоей головой, Хуман, и уверенно вколачивают тебя в брачные узы к кобыле!</text:p>
      <text:p text:style-name="P49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92">…</text:p>
      <text:p text:style-name="P49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92">- Хуман, посмотри на меня!</text:p>
      <text:p text:style-name="P492">Я оглядываюсь. Ветка выпадает из руки.</text:p>
      <text:p text:style-name="P492">- Я тебе нравлюсь?</text:p>
      <text:p text:style-name="P49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9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92"/>
      <text:p text:style-name="P492">Я отступаю бешено придумываю отмазку. Проклятье, мы так не договаривались!</text:p>
      <text:p text:style-name="P492"/>
      <text:p text:style-name="P49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92">Платина тихо хихикает и снова делает шаг.</text:p>
      <text:p text:style-name="P492">- Возможно, сама судьба делает нам намёк…</text:p>
      <text:p text:style-name="P492">Я всматриваюсь в её глаза и холодею. В них нет разума. Он светятся аквамариновым светом. Аквамариновые же искры срываются с её рога и гривы.</text:p>
      <text:p text:style-name="P492">Медленно отступая, я стараюсь, чтобы между мной и спятившей единорожкой находился костёр.</text:p>
      <text:p text:style-name="P492">- П-погоди. У нас же договор. Ещё несколько часов — и я твой. Но не сейчас.</text:p>
      <text:p text:style-name="P49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9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9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92">- Прими же своё предназначение, Хуман, наполни моё лоно своим семенем!</text:p>
      <text:p text:style-name="P49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9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9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92">Магическая аура стягивает через голову палатье с поехавшей магички.</text:p>
      <text:p text:style-name="P492"/>
      <text:p text:style-name="P492">Проклятье! Я ору, забыв о всякой скрытности:</text:p>
      <text:p text:style-name="P49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9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92">Единорожка коротка хихикает и от этого хихиканья меня бросает в озноб.</text:p>
      <text:p text:style-name="P492">- Есть одно очень древнее и мощное заклинание. <text:span text:style-name="T112">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92">Два облачка магии обволакивают мои ноги и сдёргивают с меня штаны. Я что есть мочи вжимаюсь в заднюю стенку палатки, но бежать мне некуда.</text:p>
      <text:p text:style-name="P492">- Оно звучит очень простенько. Собственно, из слов там только одно название — <text:span text:style-name="T112">Pornis Erectus...</text:span></text:p>
      <text:p text:style-name="P492">Магия сдёргивает с меня и трусы. Я прижимаю ноги к груди и натягиваю на них футболку до земли.</text:p>
      <text:p text:style-name="P492">- Основа заклинания же — не слова, а действия...</text:p>
      <text:p text:style-name="P492">Магия тянет меня за ноги до тех пор, пока я не вытягиваюсь на полу палатки на спине.</text:p>
      <text:p text:style-name="P49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9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9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92"/>
      <text:p text:style-name="P492">О, БОГИ!</text:p>
      <text:p text:style-name="P492"/>
      <text:p text:style-name="P49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9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9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92">Поняха снова хихикает и вытирает рот. Я в полуобморочном состоянии наблюдаю, как зведы на небе заслоняет тёмная овальная масса.</text:p>
      <text:p text:style-name="P49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92">Принцесса оборачивается назад и хихикает.</text:p>
      <text:p text:style-name="P492">- Ты уже вполне готов к этому, мой милый, - она легонько толкает копытом моё естество.</text:p>
      <text:p text:style-name="P492"/>
      <text:p text:style-name="P492">Я молча хватаю конец верёвки и делаю пару оборотов вокруг ладони.</text:p>
      <text:p text:style-name="P492"/>
      <text:p text:style-name="P49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92"/>
      <text:p text:style-name="P492">Я дёргаю за верёвку и чувствую осторожный ответный рывок. Я дёргаю сильнее.</text:p>
      <text:p text:style-name="P492"/>
      <text:p text:style-name="P49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492">В этот момент сильнейший рывок верёвки приподнимает мой торс над землёй.</text:p>
      <text:p text:style-name="P492">- О-О-О! Хуман, на тебя наконец-то подействовал Pornis Erectus! Это чудесно! - Платина оборачивается и видит, как я поднимаюсь над землёй на верёвке.</text:p>
      <text:p text:style-name="P492">- Что-о-о?</text:p>
      <text:p text:style-name="P492">Ещ один рывок наконецто отрывает меня от земли. </text:p>
      <text:p text:style-name="P492">- СТОЙ! Куда?! Не пущу! - Принцесса, вместо того, чтобы упасть, обхватывает меня передними и задними ногами.</text:p>
      <text:p text:style-name="P492"/>
      <text:p text:style-name="P492">Моё естество вопит о пощаде, но кто его слушает!</text:p>
      <text:p text:style-name="P49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9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92">Я перевожу взгляд с уносящей меня к воздушному судну верёвки вниз, на оседлавшую меня надоедливую магичку.</text:p>
      <text:p text:style-name="P49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92"/>
      <text:p text:style-name="P49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92"/>
      <text:p text:style-name="P492">Рэйнбоу Джет и Дейдра Твердолоб перестают крутить лебёдку и остолбенело смотрят на меня.</text:p>
      <text:p text:style-name="P492"/>
      <text:p text:style-name="P492">- Ты же говорил, что не конеёб? - наконец саркастически спрашивает Дейдра, пригнувшись и посмотрев на меня снизу. - Врал, значит.</text:p>
      <text:p text:style-name="P492">- Вот так-так! - возмущённо вторит ей Джет. - Когда это вы успели спеться? А я, значит…</text:p>
      <text:p text:style-name="P49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92"/>
      <text:p text:style-name="P492">Дейдра блокирует лебёдку, подходит к нам и критически осматривает телосплетение. Потом подзывает Джет.</text:p>
      <text:p text:style-name="P492">- Я хватаю за гриву, ты — за хвост. На счёт «три» тащим! И сразу цепляем ей на рог кристалл, пока она не очухалась, - сухо командует розовогривая пони.</text:p>
      <text:p text:style-name="P49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92">- Хуман, держись за фальшборт, - командует мне Дейдра и, в свою очередь, зажимает зубами гриву принцессы.</text:p>
      <text:p text:style-name="P492">- Ваз! Два! Тли! - мычит сквозь зажатые зубы поняха, упирается копытами в палубу и что есть силы тащит.</text:p>
      <text:p text:style-name="P492">Радужная пегаска также включается в процесс.</text:p>
      <text:p text:style-name="P492">- И-и-и… Не-е-ет!!! - упирается ожившая магичка, но сила не на её стороне.</text:p>
      <text:p text:style-name="P492"><text:soft-page-break/>С громким всхлипом единорожка отрывается от меня и падает на опрокинувшихся на палубу Дейдру и Джет.</text:p>
      <text:p text:style-name="P492">- Хвала зайцам, этот кошмар закончился! - облегчённо вздыхаю я. - Девочки, дайте мне полотенце, что ли?</text:p>
      <text:p text:style-name="P492"/>
      <text:p text:style-name="P492">- Привет, Хум! - слышу окрик сверху.</text:p>
      <text:p text:style-name="P492">С небольшой смотровой площадки, закреплённой под самым баллоном, мне приветственно машет Кловер Джем.</text:p>
      <text:p text:style-name="P492">- Здоров, долговязый! Не холодно? - слышу тоненький окрик со стороны.</text:p>
      <text:p text:style-name="P492">С юта мне машет копытом Лейла Твердолоб, вторым копытом направляя штурвал.</text:p>
      <text:p text:style-name="P49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92"/>
      <text:p text:style-name="P492">- О боги! - я прижимаю руки к паху в тщётной попытке прикрыться…</text:p>
      <text:p text:style-name="P492"/>
      <text:p text:style-name="P492">…</text:p>
      <text:p text:style-name="P492"/>
      <text:p text:style-name="P49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92">- И вовсе ты не сбежала, ты после этого проспала два дня подряд, потому что сидр тот забродивший был, и выпила ты его не полбутылки, а…</text:p>
      <text:p text:style-name="P492">- Лейла, закрой свой говорливый ротик и сбегай за булочками в трюм! Хум проголадался, да и мы все тоже! И сидр не забудь захватить!</text:p>
      <text:p text:style-name="P492">- Бегу!</text:p>
      <text:p text:style-name="P49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9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5"><text:span text:style-name="T114">- Да, всё так! Ты принесла сидр? Так вот, на </text:span><text:span text:style-name="T1342">третий</text:span><text:span text:style-name="T11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92">- То есть, ты не знала, куда впадает река, и всё равно отчалила? - я хватаюсь за голову. </text:p>
      <text:p text:style-name="P65"><text:soft-page-break/><text:span text:style-name="T11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342">третий</text:span><text:span text:style-name="T114"> день. А утром к нам на палубу приземлилась твоя разнокрылая подружка и её младшая сестра.</text:span></text:p>
      <text:p text:style-name="P492">- Дальше рассказываю я, Дейдра! - радужная пегаска оттискивает крупом розовогривую земнопони.</text:p>
      <text:p text:style-name="P49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92">- Пегаска не врёт, зуб даю, - подтверждает Дейдра.</text:p>
      <text:p text:style-name="P49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92">Пегаска вздыхает.</text:p>
      <text:p text:style-name="P492">- В общем, помощи от клана добиться мне не удалось. Хотя я честно пыталась.</text:p>
      <text:p text:style-name="P49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9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9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9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9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9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9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492">- А ещё ты хотела позаимствовать там еды, если бы нашлась. Пегасы всегда заимствуют еду у земнопони, когда могут, - замечает Мунфлай.</text:p>
      <text:p text:style-name="P49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9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9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92">- Эй, Дейдра, полегче! Не Твердолобам говорить о безмозглости!</text:p>
      <text:p text:style-name="P49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9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9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92">- Точняк, иногда твоё увлечение сидром идёт на пользу, Дейдра! Утром мы заметили <text:s/>подлетающий дирижба… дирижпоп… дирижобль!</text:p>
      <text:p text:style-name="P492">- С этого момента буду рассказывать я, пожалуйста-пожалуйста-пожалуйста!</text:p>
      <text:p text:style-name="P492">- Валяй, Кловер! А то, пока я рассказываю, Дейдра все пончики схавает!</text:p>
      <text:p text:style-name="P492">- Хорошо, только и мне оставьте один, пожалуйста! Так вот, мы с Хуманом разработали план его спасения от свадьбы с Платиной Спаркл.</text:p>
      <text:p text:style-name="P492">- КАКОЕ КОВАРСТВО! Хуман, как ты мог! Значит, наш договор изначально был фальшивкой? О боги, какое коварство!</text:p>
      <text:p text:style-name="P49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9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92">- Вот так-то! - Джет вытирает копыта от селёдки. - Продолжай, Кловер.</text:p>
      <text:p text:style-name="P492">Единорожка проглатывает пончик и продолжает.</text:p>
      <text:p text:style-name="P49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92">- Уф! Ыф! Ыф!!!</text:p>
      <text:p text:style-name="P49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9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92">Во-первых, мы присоединились к плану.</text:p>
      <text:p text:style-name="P49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92">- Да! Зацени, Хуман, мою жертву! Я отдала паруса своего люггера на увеличение дирижабля!</text:p>
      <text:p text:style-name="P49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9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92">- Мвыф!!!</text:p>
      <text:p text:style-name="P492">- А с тобой мы ещё поговорим, рогатое чучело! За Хума ответишь!</text:p>
      <text:p text:style-name="P492">Пегаска угрожающе подносит копыто к носу Платины. Я отвожу его рукой.</text:p>
      <text:p text:style-name="P492"><text:soft-page-break/>- Не надо. Она не хотела мне зла.</text:p>
      <text:p text:style-name="P492"/>
      <text:p text:style-name="P492">Я отворачиваюсь.</text:p>
      <text:p text:style-name="P49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92">Есть ещё одна причина, по которой мы остаёмся тут.</text:p>
      <text:p text:style-name="P49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92">Скала молчит. Я поворачиваюсь к своим, не дожидаясь ответа.</text:p>
      <text:p text:style-name="P492">- Мы возвращаемся.</text:p>
      <text:p text:style-name="P49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92">Я поднимаю руку.</text:p>
      <text:p text:style-name="P492">- Мы не будем драться. Нам надо вернуть Платину и освободить кристалл. На магии Кловер Джем мы далеко не улетим.</text:p>
      <text:p text:style-name="P492"/>
      <text:p text:style-name="P49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92"/>
      <text:p text:style-name="P492">- И наконец-то станем пиратами! - радостно верещит Дейдра. - Хум, дай я тебя обниму!</text:p>
      <text:p text:style-name="P492">- Но-но! - осаживает Дейдру пегаска. - Хум, ты как маленький, честное слово! Ты веришь, что она тебя отпустит после того, как ты вернёшь её своим?</text:p>
      <text:p text:style-name="P492"/>
      <text:p text:style-name="P492">Пегаска легонько пинает связанную единорожку. Та гневно мычит.</text:p>
      <text:p text:style-name="P492"/>
      <text:p text:style-name="P492">- Нам не надо верить.</text:p>
      <text:p text:style-name="P492">Я усаживаюсь на корточки перед Платиной и вытаскиваю селёдку у неё изо рта.</text:p>
      <text:p text:style-name="P49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92">Единорожка возмущённо набирает воздуха в грудь, но я поднимаю руку, не давая себя перебить.</text:p>
      <text:p text:style-name="P49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9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92">Мне даже жаль её…</text:p>
      <text:p text:style-name="P492"/>
      <text:p text:style-name="P492">…</text:p>
      <text:p text:style-name="P492"/>
      <text:p text:style-name="P49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92"/>
      <text:p text:style-name="P492">- Пусто! - восклицает Джет.</text:p>
      <text:p text:style-name="P492">Она срывается с палубы и широким виражём производит разведку.</text:p>
      <text:p text:style-name="P492">- Рогатые ушли ещё вечером, - докладывает Джет. - Угли покрылись пеплом, примятая трава начала вставать. Что будем делать, кэп?</text:p>
      <text:p text:style-name="P492"/>
      <text:p text:style-name="P49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92">Видно, исчезновение правительницы выбило их из колеи. Наверняка уже возвращаются назад.</text:p>
      <text:p text:style-name="P492">Ну что же, тем лучше. Ничто не помешает мне стать на стоянку в этом месте. Я поворачиваюсь к Платине.</text:p>
      <text:p text:style-name="P492">- Везти тебя назад, в племя, не входит в наши планы. Мы высадим тебя здесь. Думаю, ты без труда догонишь своих.</text:p>
      <text:p text:style-name="P492">- Догонять не придётся. Мы все тут. Добро пожаловать назад, дорогой!</text:p>
      <text:p text:style-name="P492"/>
      <text:p text:style-name="P65">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92"/>
      <text:p text:style-name="P49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92"/>
      <text:p text:style-name="P492"><text:s/>Единорожка подходит к Платине и стягивает с её рога мешочек с магическим кристаллом. </text:p>
      <text:p text:style-name="P49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92">- Кло, я дала клятву, что отпущу их… - хмуро бормочет Платина, присоединяясь к отряду. - Я не могу им помешать.</text:p>
      <text:p text:style-name="P49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92">Платина отвечает неровным смешком. Я замечаю, что её глазах снова появились аквамариновые искорки.</text:p>
      <text:p text:style-name="P492">- Эй, очнись! <text:tab/>Натрахалась уже!</text:p>
      <text:p text:style-name="P492">Платина трясёт головой и аквамариновый блеск в её глазах тухнет.</text:p>
      <text:p text:style-name="P492">- Не знаю, что на меня нашло, - бормочет она. - Это место неправильно действует на меня.</text:p>
      <text:p text:style-name="P492"/>
      <text:p text:style-name="P49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92"/>
      <text:p text:style-name="P492">Из-за деревьев к нам выходит ОНА. </text:p>
      <text:p text:style-name="P492">Я сразу понимаю, ради чего я стремился сюда с самого начала. Что тянуло меня в это мрачное место долгие дни. Что именно я ждал. Точнее, кого.</text:p>
      <text:p text:style-name="P65"><text:span text:style-name="T11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4">многоцветной</text:span><text:span text:style-name="T114"> мантией вокруг своей хозяйки. Золотистая аура охватывает длинный витой рог.</text:span></text:p>
      <text:p text:style-name="P49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92">Что-то ты, Хуман, становишься одержимым, как Платина! Похоже, это место дурно влияет и на тебя. Возьми себя в руки!</text:p>
      <text:p text:style-name="P492"><text:soft-page-break/></text:p>
      <text:p text:style-name="P49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92">- Ты... Вы... кто? - лепечет совершенно поражённая Платина.</text:p>
      <text:p text:style-name="P492">Остальные, без лишних слов, склоняют головы и подгибают передние ноги в глубоком поклоне. Я один стою, как пень, озираясь на других.</text:p>
      <text:p text:style-name="P492">- Хуман, заметь, эта <text:span text:style-name="T29">птичка</text:span> выглядит точно так же, как та статуэтка, что растворилась у тебя на груди, - шепчет из поклона Джет.</text:p>
      <text:p text:style-name="P49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92"/>
      <text:p text:style-name="P49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92"/>
      <text:p text:style-name="P49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92">Команда «Хитрожопки» <text:s/>также остолбенело смотрит на белоснежное чудо с немым благоговением. </text:p>
      <text:p text:style-name="P492">Похоже, на одного меня чары белой химеры действуют специфически. Я почёсываю зудящую грудь.</text:p>
      <text:p text:style-name="P492"/>
      <text:p text:style-name="P492">- Если сможешь отмазать меня от свадьбы с ней, - указываю на Платину, - то я буду тебе благодарен до гроба.</text:p>
      <text:p text:style-name="P492">- Тебя хотят женить на этой единорожке? - не веря переспрашивает аликорница.</text:p>
      <text:p text:style-name="P49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492"/>
      <text:p text:style-name="P492">Селестия смешно морщит нос и прикрывается крылом. Мне слышно, как она тихо пырскает в него.</text:p>
      <text:p text:style-name="P492"/>
      <text:p text:style-name="P492">- Ваще не о чём беспокоиться! Не волнуйся, Хуман, рогатые тебя не получат.</text:p>
      <text:p text:style-name="P492"/>
      <text:p text:style-name="P492"><text:soft-page-break/>На поляну выходит Лейла Твердолоб с десятком угрюмых земнопони в рваных шкурах с копьями наперевес.</text:p>
      <text:p text:style-name="P492"><text:s/></text:p>
      <text:p text:style-name="P49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92"/>
      <text:p text:style-name="P492">Прысканье за крылом Селестии в этот раз явно громче. Но всё же оно не может заглушить грохот моей обвалившейся челюсти.</text:p>
      <text:p text:style-name="P492"/>
      <text:p text:style-name="P49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92"/>
      <text:p text:style-name="P492">Шум крыльев заглушает конец моей тирады. На полянку, где уже и так довольно тесно, пикирует отряд пегасов в доспехах.</text:p>
      <text:p text:style-name="P492"/>
      <text:p text:style-name="P492">- Не двигаться! Именем верховного вождя и главнокомандующего клана Быстрокрылых, полководца Урагана, вы арестованы!</text:p>
      <text:p text:style-name="P492">Седой пегас в серебристых доспехах поворачиваеся к нам.</text:p>
      <text:p text:style-name="P49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492"/>
      <text:p text:style-name="P49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92">- Я вижу, у тебя богатый выбор, Хуман! Земнопони, единороги или пегасы — всем ты нужен. Я бы даже сказала, ты можешь начать торги <text:span text:style-name="T1532">на аукционе</text:span>, хи-хи-хи…</text:p>
      <text:p text:style-name="P492"/>
      <text:p text:style-name="P49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92"/>
      <text:p text:style-name="P49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92">- Да-да, мы это уже слышали, - с улыбкой кивает аликорница. - Осталось только убедить в этом присутствующих тут пони. Попробую помочь тебе с этим.</text:p>
      <text:p text:style-name="P49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92"/>
      <text:p text:style-name="P492">Спокойный материнский голос белого создания убаюкивает. Хочется лечь в постель, укрыться одеялом и слушать его, пока не заснёшь...</text:p>
      <text:p text:style-name="P49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92"/>
      <text:p text:style-name="P49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9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9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92"/>
      <text:p text:style-name="P49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92"/>
      <text:p text:style-name="P49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94">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492"/>
      <text:p text:style-name="P492">Пользуясь всеобщей отвлечённостью, я осторожно подхожу к ней.</text:p>
      <text:p text:style-name="P492">- Спасибо, что таки пыталась меня отмазать, Сел. Честно, я ценю это. Жаль, что не получилось. Не твоя вина.</text:p>
      <text:p text:style-name="P492">Та скашивает на меня сиреневый глаз и подмигивает.</text:p>
      <text:p text:style-name="P49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9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9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9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9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92"/>
      <text:p text:style-name="P49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92"/>
      <text:p text:style-name="P49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9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92"/>
      <text:p text:style-name="P49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9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92"/>
      <text:p text:style-name="P492">Платина недобро смеётся в ответ.</text:p>
      <text:p text:style-name="P49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9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9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92"/>
      <text:p text:style-name="P492">Прямо на наших глазах заключается союз трёх рас пони. Три копыта сходятся в одной точке и три клятвы произносятся в унисон.</text:p>
      <text:p text:style-name="P49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92"/>
      <text:p text:style-name="P49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92"/>
      <text:p text:style-name="P49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92"/>
      <text:p text:style-name="P49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5"><text:span text:style-name="T114">- СЕСТРИЦА, Я СМОТРЮ, ТЫ РЕШИЛА РАЗМЯТЬ КОСТИ! ХОРОШЕЕ ДЕЛО. ПОЧЕМУ </text:span><text:span text:style-name="T632">НАС</text:span><text:span text:style-name="T114"> НЕ ПРИГЛАСИЛА?!</text:span></text:p>
      <text:p text:style-name="P492"/>
      <text:p text:style-name="P49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92">На поляну выходит создание, похожее на Селестию, но меньше, тёмного цвета и в доспехах.</text:p>
      <text:p text:style-name="P492"/>
      <text:p text:style-name="P492">- КТО ПРОТИВ НАС СЕГОДНЯ? НЕ ВИЖУ ПРОТИВНИКА!</text:p>
      <text:p text:style-name="P492"/>
      <text:p text:style-name="P49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92">Кобылка оглядывается и, не найдя никого стоящего на ногах, кроме меня с Селестией, подходит к нам.</text:p>
      <text:p text:style-name="P492"/>
      <text:p text:style-name="P49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92">- Опять <text:span text:style-name="T1592">Мы</text:span> остал<text:span text:style-name="T1592">и</text:span>сь без развлечения, - недовольно морщит нос младшая аликорница. - <text:span text:style-name="T29">Тот драконикус был покрепче</text:span>. А это кто такой? </text:p>
      <text:p text:style-name="P492">Аликорница указывает на меня копытом.</text:p>
      <text:p text:style-name="P492">- Это мой друг. Хуман, знакомься, это моя младшая сестра Луна. Луна, это Хуман. Это у него возникли кое-какие проблемы с лежащими тут пони.</text:p>
      <text:p text:style-name="P492"/>
      <text:p text:style-name="P492">Я киваю, стараясь выглядеть нормально <text:span text:style-name="T1593">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49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9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9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92">- Ого?</text:p>
      <text:p text:style-name="P492">- Ага.</text:p>
      <text:p text:style-name="P492"/>
      <text:p text:style-name="P492">Я подхожу к кучке лежащих в центре поляны вождей и пинаю ботинком ближайший круп.</text:p>
      <text:p text:style-name="P492">- Эй, Платина! Как слышно? Приём! Ураган? Лейла? Очнитесь!</text:p>
      <text:p text:style-name="P492">Принцесса со стоном занимает сидячее положение, яростно массируя копытами виски. Вслед за ней оживают и остальные делегаты рас пони.</text:p>
      <text:p text:style-name="P492">- У меня к вам ценное коммерческое предложение. Соглашайтесь, пока я добрый. В общем, я сдаюсь.</text:p>
      <text:p text:style-name="P492">- А? Что? - моментально настораживается принцесса.</text:p>
      <text:p text:style-name="P65"><text:span text:style-name="T114">- </text:span><text:span text:style-name="T115">СДАЮСЬ! - ору я в ухо принцессе. - Но только при </text:span><text:span text:style-name="T117">одном</text:span><text:span text:style-name="T115"> услови</text:span><text:span text:style-name="T117">и</text:span><text:span text:style-name="T115">! Вы все принимаете </text:span><text:span text:style-name="T123">правление </text:span><text:span text:style-name="T115">Селестии на </text:span><text:span text:style-name="T116">год. В течени</text:span><text:span text:style-name="T117">е</text:span><text:span text:style-name="T116"> этого года вы меня не трогаете. Через год тот, кого буд</text:span><text:span text:style-name="T117">у</text:span><text:span text:style-name="T116">т устраивать </text:span><text:span text:style-name="T117">советы и</text:span><text:span text:style-name="T116"> </text:span><text:span text:style-name="T117">дальнейшее сотрудничество с </text:span><text:span text:style-name="T116">Сел — откажется от меня. Остальные как-нибудь договоритесь, как вы это </text:span><text:span text:style-name="T117">всё равно </text:span><text:span text:style-name="T116">решили пять минут назад. </text:span><text:span text:style-name="T120">Если вам не подходит — я просто уйду. Мне на вас начхать, вообще-то. Как и на ваши проблемы.</text:span></text:p>
      <text:p text:style-name="P495">Я отхожу от начавшей вяло совещаться кучки.</text:p>
      <text:p text:style-name="P495"/>
      <text:p text:style-name="P495">- Ты слишком великодушен, Хуман, - шепчет мне через плечо Селестия. - Я хотела решить твою проблему, но так получается, ты решаешь мои. Спасибо.</text:p>
      <text:p text:style-name="P69"><text:span text:style-name="T123">Я молча хлопаю её по шее. </text:span><text:span text:style-name="T124">Мне стоит больших усилий не обнять её прямо на глазах у всех. Да что с тобой такое, Хуман?</text:span></text:p>
      <text:p text:style-name="P496"><text:soft-page-break/>Трое представителей пони снова бредут к нам. Головы их поникли.</text:p>
      <text:p text:style-name="P496"/>
      <text:p text:style-name="P67"><text:span text:style-name="T12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23">за племя</text:span><text:span text:style-name="T120">. Старик Твердолоб остался дома.</text:span></text:p>
      <text:p text:style-name="P66"><text:span text:style-name="T118">- </text:span><text:span text:style-name="T120">У земнопони есть полномочия! - заявляет слуш</text:span><text:span text:style-name="T123">ающая</text:span><text:span text:style-name="T120"> выступление Дейдра Твердолоб. Старик много раз говорил, что </text:span><text:span text:style-name="T470">скинет корону,</text:span><text:span text:style-name="T120"> как только я соглашусь править. Так вот — я согласна! Это значит, что я становлюсь вождём Твердолобов. И я подтверждаю союз с пегасами!</text:span></text:p>
      <text:p text:style-name="P497">- Да будет так! - кивает полководец Ураган.</text:p>
      <text:p text:style-name="P944"><text:span text:style-name="T120">О</text:span><text:span text:style-name="T114">н поднимает копыто и касается им поднятого копыта Дейдры.</text:span></text:p>
      <text:p text:style-name="P498"/>
      <text:p text:style-name="P67"><text:span text:style-name="T120">- Что касается единорогов, мы просто будем нести своё бремя, сколько хватит сил, - продолжает </text:span><text:span text:style-name="T121">печально</text:span><text:span text:style-name="T120"> Платина. - </text:span><text:span text:style-name="T121">Мне очень жаль, что так вышло. Если повезёт, продержимся ещё лет пятьдесят. Или больше…</text:span></text:p>
      <text:p text:style-name="P50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43"><text:span text:style-name="T118">Е</text:span><text:span text:style-name="T114">динорожка в ответ просто садится в пыль с разинутым ртом.</text:span></text:p>
      <text:p text:style-name="P68"><text:span text:style-name="T122">- </text:span><text:span text:style-name="T123">Умей выслушивать других, принцесса! - надзидательно замечаю я. - Прежде чем что-то </text:span><text:span text:style-name="T124">заявлять и </text:span><text:span text:style-name="T123">делать. И присоединяйся к союзу земнопони и пегасов. Раз уж у вас будет общий правитель на следующий год.</text:span></text:p>
      <text:p text:style-name="P944"><text:span text:style-name="T114">Принцесс</text:span><text:span text:style-name="T124">а</text:span><text:span text:style-name="T114"> немного думает, потом молча встаёт, подходит к Урагану и Дейдре и прикасается своим копытом к их.</text:span></text:p>
      <text:p text:style-name="P498"/>
      <text:p text:style-name="P944"><text:span text:style-name="T114">Три сомкнутых копыта </text:span><text:span text:style-name="T124">пони трёх рас </text:span><text:span text:style-name="T114">возвещают нам начало новой эры.</text:span></text:p>
      <text:p text:style-name="P176"><text:span text:style-name="T535">- Да будет так! Нарекаю сей союз Эквестрией, в честь трёх заключивших его рас, кои, несомненно, являются эквиноидами, - </text:span><text:span text:style-name="T534">выпендриваюсь напоследок</text:span><text:span text:style-name="T535"> я.</text:span></text:p>
      <text:p text:style-name="P498"/>
      <text:p text:style-name="P66"><text:span text:style-name="T118">- </text:span><text:span text:style-name="T119">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22"> Без оглушения ничего не работает.</text:span></text:p>
      <text:p text:style-name="P627"/>
      <text:p text:style-name="P66"><text:span text:style-name="T122">- </text:span><text:span text:style-name="T470">И без магии, - бормочет Селестия. - Если бы не зашкаливающая магия этого мира, </text:span><text:span text:style-name="T471">о корректировке орбит без моего </text:span><text:span text:style-name="T480">спарк-турбированного </text:span><text:span text:style-name="T471">астробуксировщика и думать нельзя было бы.</text:span></text:p>
      <text:p text:style-name="P628"/>
      <text:p text:style-name="P994"><text:span text:style-name="T471">Я </text:span><text:span text:style-name="T114">уверен, что мне послышалось.</text:span></text:p>
      <text:p text:style-name="P492"/>
      <text:p text:style-name="P492"/>
      <text:p text:style-name="P500"><text:soft-page-break/><text:span text:style-name="T1519">~~~</text:span>Год спустя <text:span text:style-name="T1561">от основания Эквестрии</text:span><text:span text:style-name="T1519">~~~</text:span></text:p>
      <text:p text:style-name="P499"/>
      <text:p text:style-name="P602">Хлоп-хлоп-хлоп… </text:p>
      <text:p text:style-name="P157"><text:span text:style-name="T472">Если бы кто-то ещё год назад сказал тебе, Хуман, что ты станешь конеёбом — ты бы рассмеялся ему в лицо </text:span><text:span text:style-name="T473">и покрутил пальцем у виска! Или же лениво послал бы его подальше. </text:span><text:span text:style-name="T474">Любить лошадь — это даже не смешно</text:span><text:span text:style-name="T473">…</text:span></text:p>
      <text:p text:style-name="P603">Хлоп-хлоп-хлоп…</text:p>
      <text:p text:style-name="P603">Но получилось так, как получилось. <text:span text:style-name="T1522">Ты</text:span><text:span text:style-name="T1520"> и сам не успел оглянуться, как вот уже год встреча</text:span><text:span text:style-name="T1522">ешься</text:span><text:span text:style-name="T1520"> с лошадью. Ну, не лошадью — пони, но это практически одно и то же…</text:span></text:p>
      <text:p text:style-name="P604">Хлоп-хлоп-хлоп…</text:p>
      <text:p text:style-name="P604">И ведь нельзя сказать, что <text:span text:style-name="T1522">ты</text:span> её люб<text:span text:style-name="T1522">ишь</text:span> — совсем нет, у <text:span text:style-name="T1522">в</text:span>ас исключительно дружеские отношения. <text:span text:style-name="T1521">Но так получилось, что жеребцы игнорир</text:span><text:span text:style-name="T1522">уют</text:span><text:span text:style-name="T1521"> Джет из-за её кожаного крыла летучей мыши. А у </text:span><text:span text:style-name="T1522">т</text:span><text:span text:style-name="T1521">е</text:span><text:span text:style-name="T1522">б</text:span><text:span text:style-name="T1521">я всё ещё хуже — на Эквусе совсем нет людей. И </text:span><text:span text:style-name="T1522">в</text:span><text:span text:style-name="T1521">ы неплохо узнали друг-друга за </text:span><text:span text:style-name="T39">месяц</text:span><text:span text:style-name="T1521"> совместного похода к Дрогонштерну…</text:span></text:p>
      <text:p text:style-name="P605">Хлопхлопхлоп…</text:p>
      <text:p text:style-name="P158"><text:span text:style-name="T475">И тогда, в один прекрасный день (точнее, это была ночь, ты это помнишь как сейчас — вы сидели на крыше только что </text:span><text:span text:style-name="T487">смастерённого </text:span><text:span text:style-name="T1354">вами вместе</text:span><text:span text:style-name="T475"> домика, попивали пивко, любовались звёздами и Джет предложила…) вы решили, а почему бы и нет? </text:span><text:span text:style-name="T476">Технически, ты уже всё равно потерял невинность с пони, когда тебя поймала </text:span><text:span text:style-name="T477">и использовала </text:span><text:span text:style-name="T476">Платина, смысл сейчас отгораживаться? Джет по-любому лучше твоей правой руки…</text:span></text:p>
      <text:p text:style-name="P606">Х<text:span text:style-name="T1525">ЛОПХЛОПХЛОПХЛОПХЛОП!!!</text:span></text:p>
      <text:p text:style-name="P606"/>
      <text:p text:style-name="P607">Я прижимаю<text:span text:style-name="T1526">сь </text:span>к крупу Джет в последнем, самом <text:s/>мощном толчке, извергаясь в неё фонтаном удовольствия.</text:p>
      <text:p text:style-name="P159"><text:span text:style-name="T477">- </text:span><text:span text:style-name="T478">Что-то ты быстро сегодня, - хихикает </text:span><text:span text:style-name="T480">пегаска</text:span><text:span text:style-name="T478">. </text:span><text:span text:style-name="T481">Из-за е</text:span><text:span text:style-name="T478">ё стоящих торчком крыльев </text:span><text:span text:style-name="T481">виден только сморщившийся в ехидной улыбке нос</text:span><text:span text:style-name="T478">. - Устал от получаса хуфбола? Стареешь, </text:span><text:span text:style-name="T481">чувак</text:span><text:span text:style-name="T478">.</text:span></text:p>
      <text:p text:style-name="P608">Я наклоняюсь вперёд и отвожу в сторону левое крыло.</text:p>
      <text:p text:style-name="P161"><text:span text:style-name="T478">- </text:span><text:span text:style-name="T479">Кто бы говорил, подруга! </text:span><text:span text:style-name="T481">Сама пыхтишь, как кузнечный мех!</text:span></text:p>
      <text:p text:style-name="P984"><text:span text:style-name="T481">Я </text:span><text:span text:style-name="T114">протягиваю руку и треплю её по радужной чёлке.</text:span></text:p>
      <text:p text:style-name="P161"><text:span text:style-name="T481">- </text:span><text:span text:style-name="T483">И вообще, п</text:span><text:span text:style-name="T48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7">рубания дров и выкапывания картошки</text:span><text:span text:style-name="T480"> — </text:span><text:span text:style-name="T481">да я просто чемпион </text:span><text:span text:style-name="T483">этого полушария</text:span><text:span text:style-name="T481">!</text:span></text:p>
      <text:p text:style-name="P609">С этими словами я энергично пихаю Джет вперёд. Пегаска зажмуривается от удовольствия.</text:p>
      <text:p text:style-name="P160"><text:span text:style-name="T478">- </text:span><text:span text:style-name="T481">Ну, положим, я не от усталости пыхтю-у-у…</text:span></text:p>
      <text:p text:style-name="P160"><text:span text:style-name="T481">Речь пегаски становится неразборчивой, когда я начинаю массировать ей ложбинку в основании крыльев. </text:span><text:span text:style-name="T483">Она ложит голову на подушку и закрывает глаза.</text:span></text:p>
      <text:p text:style-name="P160"><text:span text:style-name="T481">- А я, положим, ещё не закончил. Так </text:span><text:span text:style-name="T482">кто тут стар, поняха?</text:span></text:p>
      <text:p text:style-name="P610">Хлоп-хлоп-хлоп…</text:p>
      <text:p text:style-name="P610"><text:soft-page-break/></text:p>
      <text:p text:style-name="P610">…</text:p>
      <text:p text:style-name="P610"/>
      <text:p text:style-name="P502">Пегас торопливо докладывает аликорнице, сидящей на сделанном наспех из зел<text:span text:style-name="T1523">е</text:span>ных веток троне.</text:p>
      <text:p text:style-name="P70"><text:span text:style-name="T130">- Неприсоединившиеся напали на наш патруль у северной границы. </text:span><text:span text:style-name="T131">Была попытка прорыва к яблочным полям Твердолобов. Отбита успешно, но </text:span><text:span text:style-name="T129">командор Ураган просит</text:span><text:span text:style-name="T131"> усиление </text:span><text:span text:style-name="T128">кордонов</text:span><text:span text:style-name="T131">. За последний месяц это уже третья попытка, северные кланы голодают. Мы ожидаем дальнейши</text:span><text:span text:style-name="T484">х</text:span><text:span text:style-name="T131"> нападени</text:span><text:span text:style-name="T484">й</text:span><text:span text:style-name="T131"> — более сильны</text:span><text:span text:style-name="T484">х</text:span><text:span text:style-name="T131"> и </text:span><text:span text:style-name="T485">интенсивных</text:span><text:span text:style-name="T131">.</text:span></text:p>
      <text:p text:style-name="P70"><text:span text:style-name="T114">- </text:span><text:span text:style-name="T125">Да, это в характере пегасов. </text:span><text:span text:style-name="T126">Напасть, украсть и умчаться вместо взаимовыгодного сотрудничества, - вздыхает Селестия с трона. - </text:span><text:span text:style-name="T127">Я разберусь с этим. Что ещё?</text:span></text:p>
      <text:p text:style-name="P70"><text:span text:style-name="T127">- </text:span><text:span text:style-name="T484">Грифоны</text:span><text:span text:style-name="T128">. </text:span><text:span text:style-name="T485">Требуют от вас выйти замуж за ихнего принца Гьюто Второго и объединить королевства. В противном случае угрожают войной.</text:span></text:p>
      <text:p text:style-name="P162"><text:span text:style-name="T128">- М-м-м. </text:span><text:span text:style-name="T48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8">и </text:span><text:span text:style-name="T486">это предложение не перестанет быть актуальным. Кто у них сейчас послом?</text:span></text:p>
      <text:p text:style-name="P71"><text:span text:style-name="T486">- </text:span><text:span text:style-name="T645">Гуннар</text:span><text:span text:style-name="T486"> Железноклювый.</text:span></text:p>
      <text:p text:style-name="P71"><text:span text:style-name="T486">- Сообщи ему, что я в восторге от великодушного предложения и приму высокого посла через месяц, который понадобится на приготовлени</text:span><text:span text:style-name="T488">я</text:span><text:span text:style-name="T486"> к свадьбе.</text:span></text:p>
      <text:p text:style-name="P72"><text:span text:style-name="T128">П</text:span><text:span text:style-name="T129">егас кивает и улетает. Его место занимает земнопони. </text:span><text:span text:style-name="T132">Потом единорог. Пони </text:span><text:span text:style-name="T133">один за другим </text:span><text:span text:style-name="T132">обращаются к Селестии со своими проблемами, внимательно выслушивают </text:span><text:span text:style-name="T134">распоряжения</text:span><text:span text:style-name="T132">, </text:span><text:span text:style-name="T133">кивают</text:span><text:span text:style-name="T132"> и уходят. </text:span><text:span text:style-name="T133">И приходят новые. Череда пони прерывается только к обеду, когда солнце уже висит высоко над головой.</text:span></text:p>
      <text:p text:style-name="P73"><text:span text:style-name="T133">Я </text:span><text:span text:style-name="T134">затворяю дверь за последним.</text:span></text:p>
      <text:p text:style-name="P503">- Если это у тебя каждый день так, не завидую тебе, подруга. У меня уже на втором десятке стала дёргаться бровь.</text:p>
      <text:p text:style-name="P50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504">- <text:span text:style-name="T1426">Как я понимаю, пони не </text:span><text:span text:style-name="T1427">собираются </text:span><text:span text:style-name="T1426">отказываться </text:span><text:span text:style-name="T1427">от твоих услуг?</text:span></text:p>
      <text:p text:style-name="P504">- <text:span text:style-name="T1427">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428">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73"><text:span text:style-name="T134">- </text:span><text:span text:style-name="T135">Заводи себе помощников. Пара толковых е</text:span><text:span text:style-name="T136">динорогов могут рассматривать простенькие дела, оставляя тебе самые важные. Это тебя здорово разгрузит.</text:span></text:p>
      <text:p text:style-name="P73"><text:span text:style-name="T136">-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7">Особенно если решать приходится проблемы пони другой расы: межрасовая неприязь</text:span><text:span text:style-name="T136"> </text:span><text:span text:style-name="T137">всё ещё велика. </text:span><text:span text:style-name="T136">На руководство уходит практически столько же времени, как если бы я занималась делами сама, увы.</text:span></text:p>
      <text:p text:style-name="P73"><text:span text:style-name="T136">- А если взять больше единорогов? И подыскать им руководителя </text:span><text:span text:style-name="T138">другой расы для баланса</text:span><text:span text:style-name="T136">?</text:span></text:p>
      <text:p text:style-name="P73"><text:soft-page-break/><text:span text:style-name="T136">- </text:span><text:span text:style-name="T137">Легко сказать! </text:span><text:span text:style-name="T138">У меня нет знакомых пони, которым я могла бы доверить руководящую должность.</text:span></text:p>
      <text:p text:style-name="P505">- А не пони?</text:p>
      <text:p text:style-name="P73"><text:span text:style-name="T136">- </text:span><text:span text:style-name="T139">Кого ты имеешь ввиду?</text:span></text:p>
      <text:p text:style-name="P73"><text:span text:style-name="T139">- Ду-</text:span><text:span text:style-name="T632">у</text:span><text:span text:style-name="T139">-умай… - я завожу глаза к небу. </text:span><text:span text:style-name="T140">Иногда </text:span><text:span text:style-name="T145">эти непарнокопытные</text:span><text:span text:style-name="T140"> бывают до смешного тупыми.</text:span></text:p>
      <text:p text:style-name="P945"><text:span text:style-name="T139">К</text:span><text:span text:style-name="T114">опыто хлопается в лоб аликорницы с гулким звуком.</text:span></text:p>
      <text:p text:style-name="P945"><text:span text:style-name="T114">-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40">мой друг</text:span><text:span text:style-name="T114">. </text:span><text:span text:style-name="T140">Что тебе нужно для старта?</text:span></text:p>
      <text:p text:style-name="P74"><text:span text:style-name="T140">- Д</text:span><text:span text:style-name="T537">ля начала </text:span><text:span text:style-name="T141">мне нужно знать состояние дел. </text:span><text:span text:style-name="T536">Каков профицит бюджета</text:span><text:span text:style-name="T141">? </text:span><text:span text:style-name="T536">Какая инфляция</text:span><text:span text:style-name="T141">? </text:span><text:span text:style-name="T536">Какова закредитованность бизнеса</text:span><text:span text:style-name="T141">?</text:span></text:p>
      <text:p text:style-name="P74"><text:span text:style-name="T141">- </text:span><text:span text:style-name="T1355">Профицит</text:span><text:span text:style-name="T1345">? </text:span><text:span text:style-name="T1355">Инфляция</text:span><text:span text:style-name="T1345">? </text:span><text:span text:style-name="T1355">Закредитованность</text:span><text:span text:style-name="T1345">?</text:span></text:p>
      <text:p text:style-name="P946"><text:span text:style-name="T141">Н</text:span><text:span text:style-name="T114">а морде аликорницы написано неподдельное изумление. Теперь пришёл мой черёд хлопать ладонью в фейс.</text:span></text:p>
      <text:p text:style-name="P75"><text:span text:style-name="T142">- Ты хочешь сказать, что не знакома с основами </text:span><text:span text:style-name="T538">экономики</text:span><text:span text:style-name="T142">?</text:span></text:p>
      <text:p text:style-name="P946"><text:span text:style-name="T114">- </text:span><text:span text:style-name="T143">Хуман, ты говоришь непонятные слова, - жалуется Селестия. - </text:span><text:span text:style-name="T144">Мне кажется, мы говорим на разных языках.</text:span></text:p>
      <text:p text:style-name="P75"><text:span text:style-name="T144">- </text:span><text:span text:style-name="T147">Но хоть налоги ты собираешь?</text:span></text:p>
      <text:p text:style-name="P506">Ответом мне становится недоумённый взгляд.</text:p>
      <text:p text:style-name="P76"><text:span text:style-name="T147">- </text:span><text:span text:style-name="T148">Ну, откуда ты берёшь финансы? Деньги на содержание?</text:span><text:span text:style-name="T147"> </text:span><text:span text:style-name="T148">Проще говоря, на что ты живёшь? Чем оплачиваешь обеды и ужины? За какие деньги построила этот дом для приёмов? </text:span><text:span text:style-name="T150">Чем собираешься платить зарплату служащим? </text:span><text:span text:style-name="T539">Чем выдавать кредиты бизнесу?</text:span></text:p>
      <text:p text:style-name="P507">Селестия смотрит на меня как на марсианина.</text:p>
      <text:p text:style-name="P77"><text:span text:style-name="T148">- </text:span><text:span text:style-name="T149">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50">огромное </text:span><text:span text:style-name="T149">спасибо. Дом этот построили мы с Луной после приёмов за два месяца. </text:span><text:span text:style-name="T151">И что такое </text:span><text:span text:style-name="T539">кредиты</text:span><text:span text:style-name="T151">?</text:span></text:p>
      <text:p text:style-name="P947"><text:span text:style-name="T144">Я </text:span><text:span text:style-name="T114">осматриваю убранство приёмной аликорницы и мне всё становится ясно.</text:span></text:p>
      <text:p text:style-name="P72"><text:span text:style-name="T129">- </text:span><text:span text:style-name="T150">Вот почему в нём так много щелей и косые стены. </text:span><text:span text:style-name="T145">Понятно. Тогда позволь мне рассказать всё, что я знаю </text:span><text:span text:style-name="T146">про </text:span><text:span text:style-name="T540">экономику </text:span><text:span text:style-name="T146">государств</text:span><text:span text:style-name="T540">а</text:span><text:span text:style-name="T146">. Тебе пригодится. </text:span><text:span text:style-name="T151">Ведь даже помощников-единорогов надо на что-то содержать. Вряд ли они будут работать забесплатно — на это только ты горазда. </text:span><text:span text:style-name="T152">А без помощников ты скоро </text:span><text:span text:style-name="T153">будешь работать и ночью.</text:span></text:p>
      <text:p text:style-name="P508">Уши аликорницы поникли и она грустно улыбнулась.</text:p>
      <text:p text:style-name="P78"><text:span text:style-name="T153">- Как это ни печально осознавать, ты прав. Я стараюсь быть полезной пони и мне приносит счастье делать их жизнь чуточку легче. </text:span><text:span text:style-name="T183">Но г</text:span><text:span text:style-name="T153">од назад мне казалось, </text:span><text:span text:style-name="T154">стоит напрячься посильнее и проблемы иссякнут. </text:span><text:span text:style-name="T183">А</text:span><text:span text:style-name="T154"> </text:span><text:span text:style-name="T155">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83">И, ты прав, часто мне приходится работать и ночью.</text:span></text:p>
      <text:p text:style-name="P948"><text:span text:style-name="T155">Я </text:span><text:span text:style-name="T114">сочувственно киваю головой.</text:span></text:p>
      <text:p text:style-name="P79"><text:span text:style-name="T15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7">всех принимать. Единственное решение этому — делегирование полномочий. </text:span><text:span text:style-name="T156">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8">В отличие от тебя, они не </text:span><text:span text:style-name="T205">смогут</text:span><text:span text:style-name="T158"> работать на голом энтузиазме.</text:span><text:span text:style-name="T156"> А налоги ты не сможешь собирать без служащих. </text:span><text:span text:style-name="T158">Кроме того, тебе придётся обзавестись полицией для поддержания порядка. А в дальнейшей перспективе и армией.</text:span><text:span text:style-name="T156"> Так это работает.</text:span></text:p>
      <text:p text:style-name="P509">- Слишком запутанно, - бормочет аликорница. - Я не справлюсь.</text:p>
      <text:p text:style-name="P79"><text:span text:style-name="T156">-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8">есть</text:span><text:span text:style-name="T156"> и просто отказывать всем пони, которых уже не в силах принять.</text:span></text:p>
      <text:p text:style-name="P509">- Нет-нет, что ты! Нельзя оставлять <text:span text:style-name="T1444">пони</text:span> наедине с их бедами! Я выучу основы государства <text:span text:style-name="T1533">и экономики</text:span>, если это поможет мне лучше помогать пони! Не уходи!</text:p>
      <text:p text:style-name="P510">Я сажусь рядом с Селестией и потираю пальцем подбородок.</text:p>
      <text:p text:style-name="P510">- <text:span text:style-name="T1432">Отлично. </text:span>Итак, запоминай…</text:p>
      <text:p text:style-name="P509">…</text:p>
      <text:p text:style-name="P509"/>
      <text:p text:style-name="P425"><text:span text:style-name="T184">~~~</text:span><text:span text:style-name="T156">Д</text:span><text:span text:style-name="T114">есять лет </text:span><text:span text:style-name="T630">от основания Эквестрии</text:span><text:span text:style-name="T184">~~~</text:span></text:p>
      <text:p text:style-name="P611"/>
      <text:p text:style-name="P163"><text:span text:style-name="T489">- </text:span><text:span text:style-name="T159">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949"><text:span text:style-name="T114">Бригадир </text:span><text:span text:style-name="T160">из племени Камнезадов </text:span><text:span text:style-name="T114">чешет потную шею и сплёвывает.</text:span></text:p>
      <text:p text:style-name="P949"><text:span text:style-name="T114">Я не отрываюсь от чертежей. </text:span><text:span text:style-name="T160">Стоит ли говорить ему, что бригадир от Твердолобов точно так же жалуется на строителей из Камнезадов?</text:span><text:span text:style-name="T114">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80"><text:span text:style-name="T159">- </text:span><text:span text:style-name="T161">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511">Шея Фенса краснеет. Видно, что он еле сдерживается.</text:p>
      <text:p text:style-name="P83"><text:span text:style-name="T161">- Да этот щенок Брикс мне в сынки годится! Я с моими ребятами </text:span><text:span text:style-name="T162">обойдём </text:span><text:span text:style-name="T161">его </text:span><text:span text:style-name="T162">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950"><text:span text:style-name="T114">Бухтение обиженного бригадира наконец сти</text:span><text:span text:style-name="T164">хает</text:span><text:span text:style-name="T114"> </text:span><text:span text:style-name="T163">на улице</text:span><text:span text:style-name="T114">. </text:span><text:span text:style-name="T163">Я в</text:span><text:span text:style-name="T164">озвращаюсь</text:span><text:span text:style-name="T163"> к чертежам.</text:span></text:p>
      <text:p text:style-name="P81"><text:span text:style-name="T163">П</text:span><text:span text:style-name="T164">ервоначальный вариант замка выглядел слишком мрачно из-за большой любви Луны к ночной стилистике. </text:span><text:span text:style-name="T167">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4">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5">На этой почве у нас даже возник конфликт с Луной и Селестии пришлось защищать меня от увольнения с должности первого советника </text:span><text:span text:style-name="T166">д</text:span><text:span text:style-name="T165">иархии. </text:span><text:span text:style-name="T167">Так или иначе, мне удалось </text:span><text:soft-page-break/><text:span text:style-name="T167">отстоять легкость </text:span><text:span text:style-name="T168">архитектуры</text:span><text:span text:style-name="T167"> замка, отдав на откуп Луне башн</text:span><text:span text:style-name="T168">ю для личных покоев у</text:span><text:span text:style-name="T167"> задней стены и множество скрытых «сюрпризов» внутри замка.</text:span></text:p>
      <text:p text:style-name="P82"><text:span text:style-name="T167">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8">одушие</text:span><text:span text:style-name="T167">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8">сегодня</text:span><text:span text:style-name="T167"> в нём был первый приём делегации </text:span><text:span text:style-name="T168">неприсоединившихся пегасов</text:span><text:span text:style-name="T167">. </text:span><text:span text:style-name="T49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612">Чертежи летят в стол. Я закрываю ящик на ключ и выхожу из строительной каптёрки.</text:p>
      <text:p text:style-name="P985"><text:span text:style-name="T490">В</text:span><text:span text:style-name="T114">сё, хватит с меня этого дерьма на сегодня!</text:span></text:p>
      <text:p text:style-name="P512"/>
      <text:p text:style-name="P164"><text:span text:style-name="T491">Дом встречает привычным уютом гостинной с тростниковыми циновками и незастеленной с утра постелью. </text:span><text:span text:style-name="T492">Я </text:span><text:span text:style-name="T493">закрываю распахнутое настежь</text:span><text:span text:style-name="T492"> окно </text:span><text:span text:style-name="T493">в сад </text:span><text:span text:style-name="T492">и иду к бару. Надо бы </text:span><text:span text:style-name="T494">хлопнуть</text:span><text:span text:style-name="T492"> </text:span><text:span text:style-name="T493">вишнёвой наливки</text:span><text:span text:style-name="T492">, общение с бригадирами сильно подрывает душевное спокойствие.</text:span></text:p>
      <text:p text:style-name="P165"><text:span text:style-name="T496">У</text:span><text:span text:style-name="T493">спеваю выпить рюмку на залитом вечерними лучами балконе, когда </text:span><text:span text:style-name="T496">крылья</text:span><text:span text:style-name="T494"> закрывают мне глаза, а талию </text:span><text:span text:style-name="T496">и плечи </text:span><text:span text:style-name="T494">крепко обхватывают пружинистые ноги.</text:span></text:p>
      <text:p text:style-name="P613">- Угадай с третьего раза, кто? - слышу над ухом знакомый голос.</text:p>
      <text:p text:style-name="P166"><text:span text:style-name="T494">Я наощуп</text:span><text:span text:style-name="T496">ь</text:span><text:span text:style-name="T494"> ставлю бокал на столик и отрываю </text:span><text:span text:style-name="T496">крылья</text:span><text:span text:style-name="T494"> от глаз.</text:span></text:p>
      <text:p text:style-name="P986"><text:span text:style-name="T114">- Я и с первого раза отлично угадаю, </text:span><text:span text:style-name="T495">Джет. </text:span><text:span text:style-name="T496">Твои крылья ни с чем не спутаешь.</text:span></text:p>
      <text:p text:style-name="P986"><text:span text:style-name="T496">- Это точно, - хихикает Джет и тащит меня к постели, неистово молотя крыльями. </text:span><text:span text:style-name="T497">Я по пути привычно успеваю сбросить одежду…</text:span></text:p>
      <text:p text:style-name="P616">…</text:p>
      <text:p text:style-name="P166"><text:span text:style-name="T497">- </text:span><text:span text:style-name="T498">Ты офигенски крут… Мне будет тебя недоставать… - потягивается пегаска через полчаса. </text:span><text:span text:style-name="T499">Её нога лежит у меня на животе, а крыло укрывает бархатной периной.</text:span></text:p>
      <text:p text:style-name="P617">- Недоставать? - недоумеваю я.</text:p>
      <text:p text:style-name="P169"><text:span text:style-name="T499">- Я прилетела попрощаться, </text:span><text:span text:style-name="T500">Хуман</text:span><text:span text:style-name="T499">. Я, вроде как, нашла себе жеребца. </text:span><text:span text:style-name="T51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9"><text:s/></text:span><text:span text:style-name="T510">И о</text:span><text:span text:style-name="T499">н хочет создать со мной табун. Его не парят мои разные крылья.</text:span></text:p>
      <text:p text:style-name="P166"><text:span text:style-name="T499">- </text:span><text:span text:style-name="T501">Но… Как же…</text:span></text:p>
      <text:p text:style-name="P170"><text:span text:style-name="T501">- Извини, <text:s/>- мягко останавливает Джет. - Мы же друзья, Хуман. </text:span><text:span text:style-name="T512">За эт и годы я</text:span><text:span text:style-name="T501"> много думала о нас. </text:span><text:span text:style-name="T502">Мы могли бы… могли бы создать табун, но с тобой у меня не будет жеребят. Мы ведь много раз пытались, когда я была в охоте, и всё без толку. </text:span><text:span text:style-name="T511">Я даже ходила к Платине за советом. Ну, знаешь, она головастая и много чего знает. И она сказала, что наши </text:span><text:span text:style-name="T512">гаметы несовместимы. </text:span><text:span text:style-name="T523">Знаешь, э</text:span><text:span text:style-name="T512">то такие маленькие-маленькие </text:span><text:span text:style-name="T51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13">исследовала мои и твои гаметы и пришла к выводу, что они несовместимы. </text:span><text:span text:style-name="T523">У нас не может быть жеребят.</text:span></text:p>
      <text:p text:style-name="P618">- Постой, как Платина могла исследовать мои гаметы? Я не сдавал их ей для исследований.</text:p>
      <text:p text:style-name="P618">- Ты такой глупый, Хуман, - невинно хлопает глазами Джет. - Их сдавала я. Я ведь хотела основать с тобой табун и пыталась решить проблему.</text:p>
      <text:p text:style-name="P618">- Ты хотела… и пыталась?</text:p>
      <text:p text:style-name="P170"><text:span text:style-name="T513">- Ага, - кивает головой пегаска. - Платина говорит, большинство разумных видов </text:span><text:span text:style-name="T514">Эквуса соместимы </text:span><text:span text:style-name="T523">друг с другом </text:span><text:span text:style-name="T514">на уровне гамет. Вот почему у нас так много гибридов: мантикор, минотавров, грифонов, пегасов. </text:span><text:span text:style-name="T523">Магия делает их совместимыми.</text:span><text:span text:style-name="T514"> То, что наши гаметы </text:span><text:span text:style-name="T523">не подходят друг дружке</text:span><text:span text:style-name="T514">, совершенно удивительно. Как и то, что ты — единственный в своём роде. <text:s/></text:span><text:span text:style-name="T518">Платина говорит, что в этом ты похож на аликорнов. </text:span><text:span text:style-name="T514">И она не смогла найти способ </text:span><text:span text:style-name="T515">подружить </text:span><text:span text:style-name="T514">наши гаметы.</text:span></text:p>
      <text:p text:style-name="P987"><text:span text:style-name="T514">Д</text:span><text:span text:style-name="T114">жет вздыхает.</text:span></text:p>
      <text:p text:style-name="P170"><text:span text:style-name="T513">- </text:span><text:span text:style-name="T502">Табун не будет прочным, если кто-то в нём будет несчастен, </text:span><text:span text:style-name="T514">Хуман</text:span><text:span text:style-name="T502">. </text:span><text:span text:style-name="T515">А я… Мне нужны жеребята. </text:span><text:span text:style-name="T518">И я не могу больше ждать.</text:span></text:p>
      <text:p text:style-name="P512">- <text:span text:style-name="T1527">Да, конечно, без проблем, - с улыбкой отвечаю я, хотя всё во мне медленно леденеет.</text:span></text:p>
      <text:p text:style-name="P614">Всё правильно, всё именно так, как она говорит. Мы <text:span text:style-name="T1528">уже десять лет </text:span>друзья и у нас нет потомства, хотя мы никогда не предохранялись. Почему же мне так холодно?</text:p>
      <text:p text:style-name="P614"/>
      <text:p text:style-name="P168"><text:span text:style-name="T509">- </text:span><text:span text:style-name="T508">Надеюсь, ты будешь иногда заглядывать на огонёк? Просто посидеть на балконе по-дружески, за кружкой пива?</text:span></text:p>
      <text:p text:style-name="P988"><text:span text:style-name="T508">Н</text:span><text:span text:style-name="T114">ет, я сразу понимаю, что несу вздор. Мне будет больно смотреть на неё и понимать, что она не моя. </text:span><text:span text:style-name="T519">Что мы больше не вместе.</text:span><text:span text:style-name="T114"> </text:span><text:span text:style-name="T517">А если она прилетит с ним? </text:span><text:span text:style-name="T516">Я буду улыбаться им двоим и поддерживать вежливый ничего не значащий разговор </text:span><text:span text:style-name="T519">и фальшиво смеяться на их шутки</text:span><text:span text:style-name="T516">. Но внутри меня будет ад.</text:span><text:span text:style-name="T114"> Да, мы дружили, это верно… Но всё равно я знал, что она была моя. И теперь мне будет больно.</text:span></text:p>
      <text:p text:style-name="P619"/>
      <text:p text:style-name="P619">Похоже, это понимает и Джет.</text:p>
      <text:p text:style-name="P614"/>
      <text:p text:style-name="P167"><text:span text:style-name="T503">Пегаска </text:span><text:span text:style-name="T508">молча </text:span><text:span text:style-name="T503">потягивается, целует меня и встаёт с постели. </text:span><text:span text:style-name="T504">Короткая пробежка на балкон, прыжок через перила и Джет распахивает крылья. </text:span><text:span text:style-name="T505">Я вижу заходящее солнце сквозь её радужный хвост. Вскоре слёзы мешают </text:span><text:span text:style-name="T507">мне </text:span><text:span text:style-name="T505">смотреть.</text:span></text:p>
      <text:p text:style-name="P167"><text:span text:style-name="T507">Х</text:span><text:span text:style-name="T506">олодно.</text:span></text:p>
      <text:p text:style-name="P512"/>
      <text:p text:style-name="P512">…</text:p>
      <text:p text:style-name="P615"/>
      <text:p text:style-name="P171"><text:span text:style-name="T51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21">ка</text:span><text:span text:style-name="T519">. Пара камней, брошенных с особой злостью, </text:span><text:span text:style-name="T520">достигают</text:span><text:span text:style-name="T519"> противоположного берега.</text:span></text:p>
      <text:p text:style-name="P615"/>
      <text:p text:style-name="P84"><text:soft-page-break/><text:span text:style-name="T167">- </text:span><text:span text:style-name="T168">Хуман, вот ты где! Я ищу тебя с полудня!</text:span></text:p>
      <text:p text:style-name="P84"><text:span text:style-name="T522">Белая фигура</text:span><text:span text:style-name="T169"> </text:span><text:span text:style-name="T519">планирует на берег озера</text:span><text:span text:style-name="T169">.</text:span></text:p>
      <text:p text:style-name="P84"><text:span text:style-name="T169">- </text:span><text:span text:style-name="T170">Хуман, мне надо поговорить с тобой!</text:span></text:p>
      <text:p text:style-name="P513"/>
      <text:p text:style-name="P989"><text:span text:style-name="T170">Я </text:span><text:span text:style-name="T114">бр</text:span><text:span text:style-name="T524">о</text:span><text:span text:style-name="T114">с</text:span><text:span text:style-name="T524">а</text:span><text:span text:style-name="T114">ю камн</text:span><text:span text:style-name="T524">и в озеро, один за другим</text:span><text:span text:style-name="T114">.</text:span></text:p>
      <text:p text:style-name="P990"><text:span text:style-name="T114">- </text:span><text:span text:style-name="T521">Привет, Сел. </text:span><text:span text:style-name="T114">Как прошёл первый приём в новом за</text:span><text:span text:style-name="T521">л</text:span><text:span text:style-name="T114">е?</text:span></text:p>
      <text:p text:style-name="P51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529">семь</text:span> лет они будут готовы к политическому союзу <text:span text:style-name="T1468">с Эквестрией</text:span>.</text:p>
      <text:p text:style-name="P84"><text:span text:style-name="T17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71">Но, как видишь, авторитет власти подкрепляется в том числе и резиденцией монарха. А авторитет может многое…</text:span></text:p>
      <text:p text:style-name="P172"><text:span text:style-name="T168">- </text:span><text:span text:style-name="T171">Да, да, ты был прав, </text:span><text:span text:style-name="T185">мой друг</text:span><text:span text:style-name="T171">… Но Хуман, я сейчас не об этом… </text:span><text:span text:style-name="T522">Мне нужна твоя помощь.</text:span></text:p>
      <text:p text:style-name="P173"><text:span text:style-name="T522">- Вот уже десять лет, как я помогаю тебе Сел. Почему </text:span><text:span text:style-name="T527">же </text:span><text:span text:style-name="T522">сейчас тебе нужна особая просьба ко мне? Я стал слишком заносчив? </text:span><text:span text:style-name="T523">Или ты планируешь от меня жеребят и хочешь, чтобы я сдал свои гаметы Платине на предмет совместимости с твоими?</text:span></text:p>
      <text:p text:style-name="P991"><text:span text:style-name="T171">С </text:span><text:span text:style-name="T114">этими словами я швыряю в пруд каменный блин. Нас окатывает туча брызг.</text:span></text:p>
      <text:p text:style-name="P620">Селестия молча переминается с ноги на ногу. Её медленно заливает краска.</text:p>
      <text:p text:style-name="P174"><text:span text:style-name="T523">- </text:span><text:span text:style-name="T524">Что касается гамет, то аликорны не совместимы ни с кем, - тихо говорит она. - Увы, проверено.</text:span></text:p>
      <text:p text:style-name="P174"><text:span text:style-name="T524">- Извини, Сел, - наконец, поворачиваюсь к ней лицом. - Препаршивое настроение. </text:span><text:span text:style-name="T526">Я не должен был набрасываться на тебя. </text:span><text:span text:style-name="T524">От меня ушла Джет.</text:span></text:p>
      <text:p text:style-name="P172"><text:span text:style-name="T171">- </text:span><text:span text:style-name="T524">О-о-о, понимаю, - кивает аликорница. - Моё сочувствие. Я приду к тебе позже.</text:span></text:p>
      <text:p text:style-name="P172"><text:span text:style-name="T524">- </text:span><text:span text:style-name="T525">Не надо позже. Что у тебя?</text:span></text:p>
      <text:p text:style-name="P992"><text:span text:style-name="T525">- </text:span><text:span text:style-name="T527">Ты будешь смеяться горьким смехом, но я в похожем положении. Только от тебя ушла твоя особенная пон</text:span><text:span text:style-name="T528">и</text:span><text:span text:style-name="T527">, а от меня уходит сестра.</text:span></text:p>
      <text:p text:style-name="P621"/>
      <text:p text:style-name="P993"><text:span text:style-name="T525">А</text:span><text:span text:style-name="T114">ликорница с убитым видом садится на берег рядом со мной и продолжает.</text:span></text:p>
      <text:p text:style-name="P516"/>
      <text:p text:style-name="P175"><text:span text:style-name="T171">- </text:span><text:span text:style-name="T172">Луна </text:span><text:span text:style-name="T529">давно </text:span><text:span text:style-name="T172">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82"><text:span text:style-name="T172">- </text:span><text:span text:style-name="T173">О чём ты говоришь? Я видел вас </text:span><text:span text:style-name="T174">мельком </text:span><text:span text:style-name="T173">на приёме сегодня — вы отлично смотрелись вместе и говорили и действовали в унисон.</text:span></text:p>
      <text:p text:style-name="P514">- О, да, на публике мы <text:span text:style-name="T1433">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531"> Я не рассказывала тебе этого раньше, Хуман… </text:span><text:span text:style-name="T1429">Мне кажется, пони не любят сестру… И её это очень ранит.</text:span></text:p>
      <text:p text:style-name="P517"><text:soft-page-break/></text:p>
      <text:p text:style-name="P51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517"/>
      <text:p text:style-name="P51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517">Селестия удивлённо смотрит на меня.</text:p>
      <text:p text:style-name="P85"><text:span text:style-name="T17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6">выходит вечером. Увы, это её и подводит. Все считают, что она приносит на Эквус ночь.</text:span></text:p>
      <text:p text:style-name="P518">- Даже если и так, что в этом плохого? Ночь — чудесное время суток!</text:p>
      <text:p text:style-name="P518"/>
      <text:p text:style-name="P519">Аликорница вымученно улыбается.</text:p>
      <text:p text:style-name="P86"><text:span text:style-name="T176">- Хоть кому-то она нравится. Нет, Хуман, ты далёк от психологии пони. Пони не любят ночь. Ночь темна и полна опасностей. </text:span><text:span text:style-name="T177">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8">И она считает, что я специально настраиваю пони, чтобы они любили только меня. Я чувствую это в её взгляде, в её жестах и речи.</text:span></text:p>
      <text:p text:style-name="P521"/>
      <text:p text:style-name="P87"><text:span text:style-name="T177">Аликорница в</text:span><text:span text:style-name="T541">здыхает</text:span><text:span text:style-name="T177">.</text:span></text:p>
      <text:p text:style-name="P87"><text:span text:style-name="T177">- </text:span><text:span text:style-name="T52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32">дольше</text:span><text:span text:style-name="T529"> затягивать. </text:span><text:span text:style-name="T177">Потому у меня есть к тебе просьба. Ты с самых истоков </text:span><text:span text:style-name="T533">Эквестрии</text:span><text:span text:style-name="T177"> стоишь рядом со мной, помощь твоя неоценима. Если бы ты смог примирить меня с сестрой… </text:span><text:span text:style-name="T530">Меня она слушать не станет. Но т</text:span><text:span text:style-name="T177">ы сможешь поговорить с ней, она не сторонится тебя. По-крайней мере, не больше, чем других. </text:span><text:span text:style-name="T178">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520">Я тяжко вздыхаю. Разруливать семейные дрязги — задание как раз для тебя, Хуман! <text:span text:style-name="T1530">Особенно если учесть, что свою семью ты сохранить не сумел.</text:span></text:p>
      <text:p text:style-name="P520">- Сел, ты знаешь, как я к тебе отношусь. В<text:span text:style-name="T1434">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520"/>
      <text:p text:style-name="P520">Аликорница радостно пытается обнять меня, но я вытягиваю ладонь и останавливаю её.</text:p>
      <text:p text:style-name="P520">- Пожалуйста, без этих нежностей! Ты начинаешь напоминать принцессу Платину в состоянии магически стимулированной охоты. Не надо.</text:p>
      <text:p text:style-name="P520"><text:soft-page-break/>Селестия заводит глаза в потолок и вздыхает.</text:p>
      <text:p text:style-name="P52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520"/>
      <text:p text:style-name="P437"><text:span text:style-name="T1422">Как бы не так. Не говорить же ей, что меня самого подмывает обнять её? </text:span><text:span text:style-name="T1424">В этом есть нечто ненормальное, и я подспудно сопротивляюсь этому влечению из упрямства.</text:span><text:span text:style-name="T1422"> Все эти десять лет я сдерживаю себя. </text:span><text:span text:style-name="T1424">И случайности помогают мне в этом. </text:span><text:span text:style-name="T1423">Сначала </text:span><text:span text:style-name="T1424">я </text:span><text:span text:style-name="T1423">сдерживал</text:span><text:span text:style-name="T1424">ся</text:span><text:span text:style-name="T1423">,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515"/>
      <text:p text:style-name="P82"><text:span text:style-name="T171">- </text:span><text:span text:style-name="T179">Не обращай внимания. Я уже давно забыл о Платине. Просто считай это моими маленькими заморочками. Я поговорю с Луной.</text:span></text:p>
      <text:p text:style-name="P82"><text:span text:style-name="T171">- </text:span><text:span text:style-name="T180">Ты настоящий друг, мой маленький человек</text:span><text:span text:style-name="T179">! И, да, у меня </text:span><text:span text:style-name="T180">к тебе </text:span><text:span text:style-name="T179">есть вторая просьба.</text:span></text:p>
      <text:p text:style-name="P82"><text:span text:style-name="T171">- </text:span><text:span text:style-name="T182">Только не говори, что у тебя есть ещё один разговор с </text:span><text:span text:style-name="T531">твоей сестрой</text:span><text:span text:style-name="T182">!</text:span></text:p>
      <text:p text:style-name="P82"><text:span text:style-name="T171">- </text:span><text:span text:style-name="T182">О, нет, не беспокойся. </text:span><text:span text:style-name="T180">Помоги мне с названием замка. Он обещает быть грандиозным! Пегасы были ошеломлены залом приёмов. </text:span><text:span text:style-name="T181">Э</text:span><text:span text:style-name="T180">то при том, что их не удивишь величественной архитектурой: </text:span><text:span text:style-name="T181">их новая столица, Клаудсдейл, п</text:span><text:span text:style-name="T186">о</text:span><text:span text:style-name="T181">лн</text:span><text:span text:style-name="T186">а</text:span><text:span text:style-name="T181"> архитектурных шедевров. </text:span><text:span text:style-name="T182">До конца следующего месяца он должен быть закончен, но я уже неделю не могу придумать ему название.</text:span></text:p>
      <text:p text:style-name="P951"><text:span text:style-name="T182">- </text:span><text:span text:style-name="T114">Нашла проблему! Назови его «Диснейленд».</text:span></text:p>
      <text:p text:style-name="P522">- Красивое название! А что оно означает?</text:p>
      <text:p text:style-name="P522">- Не помню, - я пожимаю плечами, - мне просто первым пришло в голову это слово.</text:p>
      <text:p text:style-name="P522">Селестия задумывается и кивает.</text:p>
      <text:p text:style-name="P522">- Хм-м. Диснейленд. Да будет так.</text:p>
      <text:p text:style-name="P522">- Стоп, я передумал!</text:p>
      <text:p text:style-name="P522">Аликорница удивлённо смотрит на меня.</text:p>
      <text:p text:style-name="P522">- В чём дело, Хуман?</text:p>
      <text:p text:style-name="P515">- <text:span text:style-name="T1430">Можно немного помочь мне с первым заданием, если назвать его </text:span><text:span text:style-name="T1431">«Замок Двух Сестёр». </text:span><text:span text:style-name="T1430">Тогда твоя сестра поймёт, что ты думаешь о ней.</text:span></text:p>
      <text:p text:style-name="P522">Лик Селестии озаряется, она кивает с улыбкой.</text:p>
      <text:p text:style-name="P522">- Разумеется! Ты гений! Как я сама не подумала! Луна увидит, что я по-прежнему люблю её, а ты подтвердишь это в разговоре. Я верну свою сестру!</text:p>
      <text:p text:style-name="P523"/>
      <text:p text:style-name="P523">Ха! Если бы всё было так просто!</text:p>
      <text:p text:style-name="P523"/>
      <text:p text:style-name="P523">…</text:p>
      <text:p text:style-name="P523"/>
      <text:p text:style-name="P94"><text:soft-page-break/><text:span text:style-name="T198">Путь к башне Луны долог и извилист. </text:span><text:span text:style-name="T199">Мрачная мизантропка настояла на постройке мини-крепости у задней стены основного замка. </text:span><text:span text:style-name="T241">Заброшенная</text:span><text:span text:style-name="T203"> часть парка,</text:span><text:span text:style-name="T199"> </text:span><text:span text:style-name="T203">м</text:span><text:span text:style-name="T201">ногометровые стены и даже </text:span><text:span text:style-name="T202">небольшой ров</text:span><text:span text:style-name="T201"> с водой отделя</text:span><text:span text:style-name="T203">ют</text:span><text:span text:style-name="T201"> массивное строение от остальной части замка.</text:span><text:span text:style-name="T199"> </text:span><text:span text:style-name="T200">Только так я смог выбить её согласие на возведение основной части </text:span><text:span text:style-name="T202">дворца</text:span><text:span text:style-name="T200"> в легковесном стиле </text:span><text:span text:style-name="T203">огромных застеклённых залов и </text:span><text:span text:style-name="T200">стрельчатых, стремящихся вверх шпилей, соединённых друг с другом ажурными мостиками.</text:span></text:p>
      <text:p text:style-name="P95"><text:span text:style-name="T200">И </text:span><text:span text:style-name="T202">всё же в тяжеловесных формах башни </text:span><text:span text:style-name="T204">есть</text:span><text:span text:style-name="T202">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203">ет</text:span><text:span text:style-name="T202"> вкус, что ни говори. Просто её вкус не совпада</text:span><text:span text:style-name="T203">ет</text:span><text:span text:style-name="T202"> с</text:span><text:span text:style-name="T203">о</text:span><text:span text:style-name="T202"> вкусом подавляющей части пони, включая её сестру. Да что там, включая и меня самого! </text:span><text:span text:style-name="T203">Романтика Трансильвании графа Дракулы хороша в фильмах про вампиров, но в реале смотрится черезчур угрюмо.</text:span></text:p>
      <text:p text:style-name="P956"><text:span text:style-name="T114">Эту незатейливую истину мне нужно попытаться вложить в точёную головку </text:span><text:span text:style-name="T204">ночной главы диархии</text:span><text:span text:style-name="T114">, исполняя просьбу Селестии. Я поёживаюсь, несмотря на тёплый вечер.</text:span></text:p>
      <text:p text:style-name="P524"/>
      <text:p text:style-name="P96"><text:span text:style-name="T204">Небольшой мостик перекинут через ров и решётка поднята — но у </text:span><text:span text:style-name="T205">входа</text:span><text:span text:style-name="T204"> дежурят два стражника в полном доспехе и при оружии. </text:span><text:span text:style-name="T206">Они окидывают меня внимательным взглядом и один из них кивает головой — </text:span><text:span text:style-name="T205">королевскому советнику есть доступ даже в уборную принцесс. Я прохожу под арку ворот.</text:span></text:p>
      <text:p text:style-name="P97"><text:span text:style-name="T205">В</text:span><text:span text:style-name="T208">етер развивает </text:span><text:span text:style-name="T207">тяжёлые бархатные гардины, задувая с распахнутых дверей балкона. Закреплённый на </text:span><text:span text:style-name="T211">столе</text:span><text:span text:style-name="T207"> свиток, </text:span><text:span text:style-name="T211">тоненькая струйка песка в пятнадцатиминутных песочных часах</text:span><text:span text:style-name="T207"> и </text:span><text:span text:style-name="T210">открытая банка чернил</text:span><text:span text:style-name="T207"> свидетельствуют — принцесса отлучилась ненадолго и скоро вернётся. </text:span></text:p>
      <text:p text:style-name="P97"><text:span text:style-name="T207">«…</text:span><text:span text:style-name="T209">О</text:span><text:span text:style-name="T210">сновы </text:span><text:span text:style-name="T209"><text:s/></text:span><text:span text:style-name="T542">военной тактики</text:span><text:span text:style-name="T210"> с практически</text:span><text:span text:style-name="T542">ми</text:span><text:span text:style-name="T210"> </text:span><text:span text:style-name="T542">примерами</text:span><text:span text:style-name="T210">…</text:span><text:span text:style-name="T207">»</text:span></text:p>
      <text:p text:style-name="P98"><text:span text:style-name="T207">О</text:span><text:span text:style-name="T210">го! </text:span><text:span text:style-name="T215">Никак н</text:span><text:span text:style-name="T210">очная </text:span><text:span text:style-name="T215">мегера</text:span><text:span text:style-name="T210"> сменила меч на перо? </text:span><text:span text:style-name="T212">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7">Я располагаюсь на пуфике и стены и жду.</text:span></text:p>
      <text:p text:style-name="P957"><text:span text:style-name="T207">П</text:span><text:span text:style-name="T114">есок в часах ещё не успе</text:span><text:span text:style-name="T213">вает</text:span><text:span text:style-name="T114"> полностью просыпаться из верхней колбы в нижнюю, когда большая тень за гардинами опус</text:span><text:span text:style-name="T213">кается</text:span><text:span text:style-name="T114"> на балкон.</text:span></text:p>
      <text:p text:style-name="P530"/>
      <text:p text:style-name="P207"><text:span text:style-name="T212">- </text:span><text:span text:style-name="T213">Хуман? Что привело тебя в </text:span><text:span text:style-name="T633">Н</text:span><text:span text:style-name="T632">аш</text:span><text:span text:style-name="T213"> скромный чертог?</text:span></text:p>
      <text:p text:style-name="P99"><text:span text:style-name="T213">П</text:span><text:span text:style-name="T214">ринцесса Луна </text:span><text:span text:style-name="T542">на</text:span><text:span text:style-name="T215">девает</text:span><text:span text:style-name="T214"> до смешного домашние тапочки с помпонами, </text:span><text:span text:style-name="T215">стоящие рядом с бронированными накопытниками</text:span><text:span text:style-name="T214">. </text:span><text:span text:style-name="T216">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9"><text:span text:style-name="T216">- Видишь ли… - заготовленные словесные конструкции </text:span><text:span text:style-name="T217">испаряются из памяти</text:span><text:span text:style-name="T216">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9"><text:span text:style-name="T216">- </text:span><text:span text:style-name="T217">Ты хочешь спросить, почему </text:span><text:span text:style-name="T633">Мы</text:span><text:span text:style-name="T217"> сторон</text:span><text:span text:style-name="T633">имся </text:span><text:span text:style-name="T217">своей сестры? - напрямик спрашивает Луна.</text:span></text:p>
      <text:p text:style-name="P534">- Да, - облегчённо выдыхаю я. Иногда прямота тёмной аликорницы приходится весьма кстати.</text:p>
      <text:p text:style-name="P958"><text:span text:style-name="T217">Л</text:span><text:span text:style-name="T114">уна оборачивается и долго смотрит на меня немигающим взглядом. Я выдерживаю этот взгляд, хотя кожа на шее покрывается пупырышками.</text:span></text:p>
      <text:p text:style-name="P958"><text:soft-page-break/><text:span text:style-name="T114">В конце-концов аликорница легонько кивает и опять поворачивается к стряпне. </text:span><text:span text:style-name="T223">Густой кофейный аромат дразнит ноздри.</text:span></text:p>
      <text:p text:style-name="P958"><text:span text:style-name="T114">- </text:span><text:span text:style-name="T634">Мы</text:span><text:span text:style-name="T218"> рад</text:span><text:span text:style-name="T634">ы</text:span><text:span text:style-name="T218">, что сестра послала с этим вопрос</text:span><text:span text:style-name="T219">о</text:span><text:span text:style-name="T218">м не кого-нибудь, а тебя, Хуман. </text:span><text:span text:style-name="T226">Давно было пора. </text:span><text:span text:style-name="T634">Мы</text:span><text:span text:style-name="T226"> заждал</text:span><text:span text:style-name="T634">и</text:span><text:span text:style-name="T226">сь, - </text:span><text:span text:style-name="T542">чеканит она.</text:span></text:p>
      <text:p text:style-name="P959"><text:span text:style-name="T218">М</text:span><text:span text:style-name="T114">ои уши багровеют, я хочу провалиться сквозь пол. Быстро же меня раскусили! Я же предупреждал Селестию, что не умею разговаривать!</text:span></text:p>
      <text:p text:style-name="P535">- Вот как? Я весь во внимании…</text:p>
      <text:p text:style-name="P100"><text:span text:style-name="T220">- Ты единственный, кроме сестры, с кем </text:span><text:span text:style-name="T634">Мы</text:span><text:span text:style-name="T220"> на «ты», а данная тема очень болезненна и интимна, чтобы рассказывать её кому-то, с кем у </text:span><text:span text:style-name="T634">т</text:span><text:span text:style-name="T220">ебя нет доверительных отношений. С сестрой же </text:span><text:span text:style-name="T634">Мы</text:span><text:span text:style-name="T220"> обсуждать эту проблему не мо</text:span><text:span text:style-name="T634">жем</text:span><text:span text:style-name="T220"> по причине щекотливости проблемы. Нужен посредник и ты — наиболее подходящее лицо. Передай сестре, что </text:span><text:span text:style-name="T634">Мы</text:span><text:span text:style-name="T220"> благодарна ей за выбор, - сер</text:span><text:span text:style-name="T221">ь</text:span><text:span text:style-name="T220">ёзно кивает Луна.</text:span></text:p>
      <text:p text:style-name="P535"/>
      <text:p text:style-name="P101"><text:span text:style-name="T220">А</text:span><text:span text:style-name="T222">ликорн</text:span><text:span text:style-name="T224">и</text:span><text:span text:style-name="T222">ца отходит от кухонного уголка, левитируя поднос с </text:span><text:span text:style-name="T223">тёплыми круассанами, кофейником </text:span><text:span text:style-name="T222"><text:s/>и двумя чашками кофе.</text:span></text:p>
      <text:p text:style-name="P101"><text:span text:style-name="T222">- </text:span><text:span text:style-name="T223">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960"><text:span text:style-name="T223">А</text:span><text:span text:style-name="T114">ликорница улыбается уголк</text:span><text:span text:style-name="T542">а</text:span><text:span text:style-name="T114">м</text:span><text:span text:style-name="T542">и</text:span><text:span text:style-name="T114"> губ и коротко кивает.</text:span></text:p>
      <text:p text:style-name="P102"><text:span text:style-name="T225">- </text:span><text:span text:style-name="T224">Тогда слушай.</text:span></text:p>
      <text:p text:style-name="P103"><text:span text:style-name="T224">В</text:span><text:span text:style-name="T226">сё сущее, вся вселенная, что ты видишь — больше, чем тебе кажется. Она больше, чем ты видишь, </text:span><text:span text:style-name="T232">больше, чем чувствуешь </text:span><text:span text:style-name="T226">и больше, чем даже можешь себе представить. </text:span><text:span text:style-name="T227">Если </text:span><text:span text:style-name="T232">представить взгляд со стороны</text:span><text:span text:style-name="T227">, он</text:span><text:span text:style-name="T231">а</text:span><text:span text:style-name="T227"> показалась бы тебе похожей на луковицу или кочан капусты. </text:span><text:span text:style-name="T228">Мир, который ты ощущаешь и в котором живешь — всего лишь один из бесконечных </text:span><text:span text:style-name="T229">слоёв</text:span><text:span text:style-name="T228"> всемирной луковицы, каждый из которых немного отличается от </text:span><text:span text:style-name="T229">слоёв-</text:span><text:span text:style-name="T230">соседей</text:span><text:span text:style-name="T229">.</text:span></text:p>
      <text:p text:style-name="P536"/>
      <text:p text:style-name="P961"><text:span text:style-name="T229">А</text:span><text:span text:style-name="T114">ликорница задумчиво откусывает круассан и продолжает.</text:span></text:p>
      <text:p text:style-name="P537">- К чему я это говорю тебе? Хуман, ты, наверное, не раз задумывался, откуда мы с сестрой <text:span text:style-name="T1534">родом</text:span>? Ведь таких как мы, в Эквусе больше нет <text:span text:style-name="T1534">нигде</text:span>.</text:p>
      <text:p text:style-name="P537">- <text:span text:style-name="T1445">Вообще-то, я</text:span> думал, вы — плод союза единорога и пегаса. Может, ещё и земнопони поучаствовал, <text:span text:style-name="T1445">уж слишком вы крепкие</text:span>, - со смешком говорю я. - <text:span text:style-name="T1534">Хотя, Платина, вот, тоже сказала, что вы уникальны.</text:span></text:p>
      <text:p text:style-name="P208"><text:span text:style-name="T232">-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4">н</text:span><text:span text:style-name="T232">о получится пегас, единорог или земнопони. Видишь ли, </text:span><text:span text:style-name="T233">в</text:span><text:span text:style-name="T75"> третьем поколении химер родительские признаки не микшируются. </text:span><text:span text:style-name="T71">При союзе пегаса </text:span><text:span text:style-name="T72">с единорогом или земнопони </text:span><text:span text:style-name="T71">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3">Раса аликорнов на Эквусе представлена только </text:span><text:span text:style-name="T74">Нами</text:span><text:span text:style-name="T73"> и сестрой. По понятным причинам, нами она и ограничится.</text:span></text:p>
      <text:p text:style-name="P538">- <text:span text:style-name="T1534">Да, я уже знаю, что ваши гаметы несовместимы с гаметами других эквестрийских видов, - важно киваю я. - Но т</text:span><text:span text:style-name="T1446">ы хочешь сказать, у вас нет самцов? А откуда тогда взялись вы?</text:span></text:p>
      <text:p text:style-name="P102"><text:soft-page-break/><text:span text:style-name="T224">- </text:span><text:span text:style-name="T235">У нас есть самцы. - Луна делает </text:span><text:span text:style-name="T236">нервный </text:span><text:span text:style-name="T235">глоток кофе и продолжает. - Там, откуда мы пришли, достаточно самцов. </text:span><text:span text:style-name="T542">Было</text:span><text:span text:style-name="T235">.</text:span></text:p>
      <text:p text:style-name="P104"><text:span text:style-name="T235">Аликорница </text:span><text:span text:style-name="T635">печально</text:span><text:span text:style-name="T235"> </text:span><text:span text:style-name="T635">вздыхает</text:span><text:span text:style-name="T235">. Видно, что эта тема неприятна для неё.</text:span></text:p>
      <text:p text:style-name="P104"><text:span text:style-name="T235">- </text:span><text:span text:style-name="T237">Возможно, </text:span><text:span text:style-name="T635">Нам</text:span><text:span text:style-name="T237"> следует не рассказать, а показать тебе суть дела. </text:span><text:span text:style-name="T635">Нам</text:span><text:span text:style-name="T237"> так будет легче излагать, а тебе — воспринимать. </text:span><text:span text:style-name="T635">Мы</text:span><text:span text:style-name="T636"> не слишком искусный расказчик, в отличие от сестры.</text:span></text:p>
      <text:p text:style-name="P539">- <text:span text:style-name="T1447">Каким образом? У тебя где-то спрятана видеосистема с пятиканальным звуком?</text:span></text:p>
      <text:p text:style-name="P104"><text:span text:style-name="T235">- </text:span><text:span text:style-name="T237">Ты часто используешь непонятные слова, Хуман. </text:span><text:span text:style-name="T635">Мы</text:span><text:span text:style-name="T237"> уж привыкл</text:span><text:span text:style-name="T635">и</text:span><text:span text:style-name="T237">. Неважно. Следуй за </text:span><text:span text:style-name="T635">Нами</text:span><text:span text:style-name="T237">.</text:span></text:p>
      <text:p text:style-name="P540"/>
      <text:p text:style-name="P962"><text:span text:style-name="T237">А</text:span><text:span text:style-name="T114">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102"><text:span text:style-name="T224">- </text:span><text:span text:style-name="T635">Мы</text:span><text:span text:style-name="T238"> зна</text:span><text:span text:style-name="T635">ем</text:span><text:span text:style-name="T238">, что </text:span><text:span text:style-name="T635">Нас</text:span><text:span text:style-name="T238"> считают грубой солдафоншей в противовес </text:span><text:span text:style-name="T635">Нашей</text:span><text:span text:style-name="T238"> сестре, что покровительствует </text:span><text:span text:style-name="T543">науке,</text:span><text:span text:style-name="T238"> культуре и искусству. Конечно, </text:span><text:span text:style-name="T635">Мы</text:span><text:span text:style-name="T238"> могл</text:span><text:span text:style-name="T635">и</text:span><text:span text:style-name="T238"> бы заявить на это, что армия и полиция не менее, а, может, и более важны для государства, чем театры, </text:span><text:span text:style-name="T239">школы</text:span><text:span text:style-name="T238"> или библиотеки, но в этом нет нужды: на самом деле в </text:span><text:span text:style-name="T635">Нашу</text:span><text:span text:style-name="T238"> специализацию </text:span><text:span text:style-name="T239">также </text:span><text:span text:style-name="T238">входит обширное, хоть и малоизвестное искусство снопроходчества. </text:span><text:span text:style-name="T682">Кстати, недоступное Нашей сестре.</text:span><text:span text:style-name="T238"> </text:span><text:span text:style-name="T635">Мы</text:span><text:span text:style-name="T239"> мо</text:span><text:span text:style-name="T635">жем</text:span><text:span text:style-name="T239">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5">Мы</text:span><text:span text:style-name="T239"> собира</text:span><text:span text:style-name="T635">емся</text:span><text:span text:style-name="T239"> открыть тебе сейчас</text:span><text:span text:style-name="T222">, </text:span><text:span text:style-name="T239">Хуман. Это достаточно интимная вещь, и </text:span><text:span text:style-name="T635">Мы</text:span><text:span text:style-name="T239"> рад</text:span><text:span text:style-name="T635">ы</text:span><text:span text:style-name="T239">, что сестра выбрала посредником име</text:span><text:span text:style-name="T240">н</text:span><text:span text:style-name="T239">но тебя.</text:span></text:p>
      <text:p text:style-name="P541"/>
      <text:p text:style-name="P542">Луна выходит на балкон. Я следую за ней.</text:p>
      <text:p text:style-name="P542">- <text:span text:style-name="T1448">Приглядись внимательно, Хуман. Что ты видишь? </text:span></text:p>
      <text:p text:style-name="P543">Аликорница обводит крылом заброшенный сад, окружающий башню с трёх сторон.</text:p>
      <text:p text:style-name="P105"><text:span text:style-name="T2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42">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963"><text:span text:style-name="T114">Тут меня пробирает озноб. Холодные мурашки мерзко шмыгают по спине, вызывая желание </text:span><text:span text:style-name="T243">поёжиться.</text:span></text:p>
      <text:p text:style-name="P106"><text:span text:style-name="T243">- Парк. Он слишком старый. Дворцу нет и </text:span><text:span text:style-name="T544">пяти</text:span><text:span text:style-name="T243"> лет, а парку на вид </text:span><text:span text:style-name="T244">все</text:span><text:span text:style-name="T243"> пятьдесят. Как такое может быть?</text:span><text:span text:style-name="T242"> </text:span><text:span text:style-name="T244">Когда я шёл сюда, он был на вид несколько запущенным, но не старым.</text:span></text:p>
      <text:p text:style-name="P106"><text:span text:style-name="T244">- Ты правильно подметил нестыковку, - кивает Луна. - Видишь ли, того, что ты наблюдаешь вн</text:span><text:span text:style-name="T245">и</text:span><text:span text:style-name="T244">зу, не существует. Ты видишь парк из </text:span><text:span text:style-name="T635">Нашего</text:span><text:span text:style-name="T244"> сновидения. </text:span><text:span text:style-name="T635">Наша</text:span><text:span text:style-name="T244"> башня, точнее, её верх, частично лежит в области </text:span><text:span text:style-name="T245">возможного, это мои ворота в иные миры и реальности. Именно поэтому </text:span><text:span text:style-name="T635">Мы</text:span><text:span text:style-name="T245"> настоял</text:span><text:span text:style-name="T635">и</text:span><text:span text:style-name="T245">, чтобы её построили на максимально возможном удалении от остального замка — чтобы не мешал шум чужих мыслей.</text:span></text:p>
      <text:p text:style-name="P545"/>
      <text:p text:style-name="P107"><text:span text:style-name="T245">Л</text:span><text:span text:style-name="T247">уна </text:span><text:span text:style-name="T250">внезапно </text:span><text:span text:style-name="T253">прилегает</text:span><text:span text:style-name="T246"> у моих ног</text:span><text:span text:style-name="T247">.</text:span></text:p>
      <text:p text:style-name="P107"><text:soft-page-break/><text:span text:style-name="T247">- Садись </text:span><text:span text:style-name="T635">Нам</text:span><text:span text:style-name="T247"> на спину, Хуман. Сновидение, которое </text:span><text:span text:style-name="T635">Мы</text:span><text:span text:style-name="T247"> хо</text:span><text:span text:style-name="T635">тим</text:span><text:span text:style-name="T247"> тебе показать, находится довольно далеко отсюда. Нам нужно двигаться быстро.</text:span></text:p>
      <text:p text:style-name="P964"><text:span text:style-name="T241">О</text:span><text:span text:style-name="T114">торопь от предложения тёмной аликорницы быстро забывается в свете следующих вскоре событий.</text:span></text:p>
      <text:p text:style-name="P964"><text:span text:style-name="T241">Н</text:span><text:span text:style-name="T114">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8">И вместо того, чтобы закричать, я поперхаюсь набранным в грудь воздухом.</text:span></text:p>
      <text:p text:style-name="P679"/>
      <text:p text:style-name="P227"><text:span text:style-name="T248">Как при ускоренной перемотке, лес через пару мгновений полёта сменяет бескрайняя равнина травы и холмов. </text:span><text:span text:style-name="T681">По равнине с мерным скрипом движется диковинная деревянная башня на громадных колёсах, отбрасывая две тени от </text:span><text:span text:style-name="T712">пары</text:span><text:span text:style-name="T681"> солнц. </text:span><text:span text:style-name="T711">Бородатые коренастые человечки </text:span><text:span text:style-name="T716">в рогатых шлемах </text:span><text:span text:style-name="T711">сидят на обзорной площадке сверху и разливают чай из закопченного чайника.</text:span><text:span text:style-name="T681"> </text:span><text:span text:style-name="T716">Один из них поднимает руку в приветствии и подмигивает нам.</text:span></text:p>
      <text:p text:style-name="P227"><text:span text:style-name="T711">Р</text:span><text:span text:style-name="T681">авнина сменяется </text:span><text:span text:style-name="T71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8">. </text:span><text:span text:style-name="T71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7"><text:span text:style-name="T712">Дневной свет сменяется могильной тьмой. </text:span><text:span text:style-name="T713">Крохотный отряд из трёх человек медленно продвигается по <text:s/></text:span><text:span text:style-name="T717">раскачивающейся </text:span><text:span text:style-name="T713">дощатой тропе на стропах, закреплённых </text:span><text:span text:style-name="T715">в</text:span><text:span text:style-name="T713"> </text:span><text:span text:style-name="T714">базальтовом</text:span><text:span text:style-name="T713"> своде </text:span><text:span text:style-name="T714">гигантской </text:span><text:span text:style-name="T713">пещеры. Налобные фонарики выхватывают из тьмы <text:s/></text:span><text:span text:style-name="T714">массивных</text:span><text:span text:style-name="T713"> слизней, медленно передвигающихся по </text:span><text:span text:style-name="T714">камню</text:span><text:span text:style-name="T71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7"><text:span text:style-name="T713">Т</text:span><text:span text:style-name="T73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680"/>
      <text:p text:style-name="P227"><text:span text:style-name="T248">Ландшафт</text:span><text:span text:style-name="T251">ы</text:span><text:span text:style-name="T248"> </text:span><text:span text:style-name="T249">сменя</text:span><text:span text:style-name="T251">ю</text:span><text:span text:style-name="T249">тся с огромной скоростью, весь полёт занимает от силы </text:span><text:span text:style-name="T254">полминуты</text:span><text:span text:style-name="T249">. Солнце при этом описывает на небосводе невероятные виражи, то ускоряясь, то замедляясь, то двигаясь в обратную сторону или вообще вбок. </text:span><text:span text:style-name="T250">Я всем телом чувствую, как поток времени проходит через меня полноводной рекой, </text:span><text:span text:style-name="T251">перегружая чувства</text:span><text:span text:style-name="T250">.</text:span></text:p>
      <text:p text:style-name="P546"/>
      <text:p text:style-name="P965"><text:span text:style-name="T249">К</text:span><text:span text:style-name="T114">онец полёта ошеломляет не меньше. </text:span></text:p>
      <text:p text:style-name="P965"><text:span text:style-name="T114">Пейзаж резко тормозит под нами. Останавлива</text:span><text:span text:style-name="T252">ю</text:span><text:span text:style-name="T114">тся </text:span><text:span text:style-name="T252">луна </text:span><text:span text:style-name="T114">и солнце на горизонте. </text:span><text:span text:style-name="T251">Чувство проходящего сквозь меня времени уходит. </text:span><text:span text:style-name="T114">Я по инерции отрываюсь от шеи Луны и скатываюсь в траву. Меня тут же выворачивает наизнанку.</text:span></text:p>
      <text:p text:style-name="P965"><text:span text:style-name="T114">- </text:span><text:span text:style-name="T251">Буэ-э-э!.. Ты бы хоть предупредила, что ли… Я бы не обедал для такого случая… И не завтракал… Ладно, выблевал, а если б</text:span><text:span text:style-name="T252">ы</text:span><text:span text:style-name="T251"> обосрался? Тебе бы мыться пришлось.</text:span></text:p>
      <text:p text:style-name="P105"><text:span text:style-name="T241">- </text:span><text:span text:style-name="T252">Извини, что не предупредил</text:span><text:span text:style-name="T635">и</text:span><text:span text:style-name="T252">, - Луна выглядит сконфужено. - </text:span><text:span text:style-name="T635">Мы к</text:span><text:span text:style-name="T252">ак-то не подумал</text:span><text:span text:style-name="T635">и</text:span><text:span text:style-name="T252">. Для </text:span><text:span text:style-name="T635">Нас </text:span><text:span text:style-name="T252">снопроходчество — такая же естественная вещь, как полёт или дыхание.</text:span></text:p>
      <text:p text:style-name="P544"><text:soft-page-break/>Аликорница терпеливо ждёт, пока я прополаскиваю рот в ближайшем ручье. <text:span text:style-name="T1449">Затянутое тучами небо и редкие капли свидетельствуют о приближающейся буре.</text:span></text:p>
      <text:p text:style-name="P544">- Нам надо немного пройти, - тихо говорит она. - Тут недалеко.</text:p>
      <text:p text:style-name="P544"/>
      <text:p text:style-name="P367"><text:span text:style-name="T287">Огромная, неестественно близк</text:span><text:span text:style-name="T1159">ий</text:span><text:span text:style-name="T287"> </text:span><text:span text:style-name="T1159">спутник</text:span><text:span text:style-name="T287"> с ясно видимыми кратерами висит </text:span><text:span text:style-name="T1159">перед</text:span><text:span text:style-name="T287"> нами пока мы идём сквозь частокол невысоких сосен. </text:span><text:span text:style-name="T1159">Второй, намного меньше, виднеется у самого горизонта.</text:span><text:span text:style-name="T287"> </text:span><text:span text:style-name="T255">Редкие деревья вокруг поляны расступаются и мы выходим на край леса. </text:span><text:span text:style-name="T1159">Н</text:span><text:span text:style-name="T257">а фоне </text:span><text:span text:style-name="T287">серебряной тарелки луны </text:span><text:span text:style-name="T1159">п</text:span><text:span text:style-name="T257">оодаль</text:span><text:span text:style-name="T255"> виднеется одинокий </text:span><text:span text:style-name="T565">горный </text:span><text:span text:style-name="T255">пик с замком, прилепившимся к склону. </text:span><text:span text:style-name="T257">Острые, </text:span><text:span text:style-name="T565">невообразимо длинные </text:span><text:span text:style-name="T257">шпили замка цвета слоновой кости пронзают </text:span><text:span text:style-name="T287">штормовое </text:span><text:span text:style-name="T257">небо в дюжине мест. </text:span><text:span text:style-name="T56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630"/>
      <text:p text:style-name="P183"><text:span text:style-name="T258">Вокруг замка </text:span><text:span text:style-name="T415">толпится</text:span><text:span text:style-name="T258"> рой точек подобно </text:span><text:span text:style-name="T415">муравьям</text:span><text:span text:style-name="T258"> у </text:span><text:span text:style-name="T767">тарелки</text:span><text:span text:style-name="T258"> с </text:span><text:span text:style-name="T767">тортом</text:span><text:span text:style-name="T258">. Из этих точек со всех сторон в крепость бьют фиолетовые м</text:span><text:span text:style-name="T256">олнии, </text:span><text:span text:style-name="T257">иногда натыкаясь на невидимые преграды, иногда пронзая постройки насквозь</text:span><text:span text:style-name="T256">. </text:span><text:span text:style-name="T257">Замок огрызается такими же молниями. </text:span><text:span text:style-name="T338">Мрачная туча висит над сражением, поглощая блики молний в своём бездонном чреве.</text:span></text:p>
      <text:p text:style-name="P547">На моих глазах одна из башень вспыхивает фонтаном искр и рассыпается в кучу камней. </text:p>
      <text:p text:style-name="P966"><text:span text:style-name="T114">- </text:span><text:span text:style-name="T259">Падение Андориана. Ждать осталось недолго, - шепчет Луна.</text:span></text:p>
      <text:p text:style-name="P548"/>
      <text:p text:style-name="P108"><text:span text:style-name="T259">У </text:span><text:span text:style-name="T261">подножия горы, на крутом склоне ползёт земля и катятся камни. </text:span><text:span text:style-name="T286">Потайная дверь отъезжает в сторону, </text:span><text:span text:style-name="T261"><text:s/>открывая устье подземного хода. </text:span><text:span text:style-name="T260">Наружу выходит небольшой отряд </text:span><text:span text:style-name="T264">закованных в </text:span><text:span text:style-name="T266">доспехи</text:span><text:span text:style-name="T264"> </text:span><text:span text:style-name="T260"><text:s/>аликорнов. После короткой заминки он</text:span><text:span text:style-name="T266">и</text:span><text:span text:style-name="T260"> планиру</text:span><text:span text:style-name="T266">ю</text:span><text:span text:style-name="T260">т к лесу, </text:span><text:span text:style-name="T262">скрываясь </text:span><text:span text:style-name="T260"><text:s/>на полянке в нескольких метрах от нас. </text:span><text:span text:style-name="T278">Вблизи их доспехи кажутся более похожими на роботизированные экзоскелеты, ощетинившиеся </text:span><text:span text:style-name="T283">жужжащими </text:span><text:span text:style-name="T278">сервомоторами и перемигивающиеся индикаторными огоньками.</text:span></text:p>
      <text:p text:style-name="P111"><text:span text:style-name="T266">От</text:span><text:span text:style-name="T262"> отряда </text:span><text:span text:style-name="T266">отделяются</text:span><text:span text:style-name="T262"> две фигуры. </text:span><text:span text:style-name="T263">Они останавливаются буквально </text:span><text:span text:style-name="T264">у деревьев, под которыми стоим мы. Я могу потрогать ближайшего ко мне аликорна, но, тем не менее, нас они не замечают</text:span><text:span text:style-name="T263">. </text:span><text:span text:style-name="T288">Как будто мы призраки. Или. Скорее, как будто призраки — они.</text:span></text:p>
      <text:p text:style-name="P110"><text:span text:style-name="T263">- </text:span><text:span text:style-name="T264">У нас мало времени, сестра. Поторопись. </text:span><text:span text:style-name="T267">Мы не сможем долго сдерживать </text:span><text:span text:style-name="T268">в</text:span><text:span text:style-name="T267">индиго</text:span><text:span text:style-name="T264">, - </text:span><text:span text:style-name="T286">устало </text:span><text:span text:style-name="T264">произносит меньший аликорн.</text:span></text:p>
      <text:p text:style-name="P110"><text:span text:style-name="T264">- </text:span><text:span text:style-name="T265">Надо дождаться </text:span><text:span text:style-name="T544">Дискорда</text:span><text:span text:style-name="T265">. Он обещал, - возражает </text:span><text:span text:style-name="T268">больший</text:span><text:span text:style-name="T265">.</text:span></text:p>
      <text:p text:style-name="P110"><text:span text:style-name="T265">Их</text:span><text:span text:style-name="T264"> голос</text:span><text:span text:style-name="T265">а</text:span><text:span text:style-name="T264"> звуч</text:span><text:span text:style-name="T265">а</text:span><text:span text:style-name="T264">т глуховато из-за закрыт</text:span><text:span text:style-name="T265">ых</text:span><text:span text:style-name="T264"> шлем</text:span><text:span text:style-name="T265">ов</text:span><text:span text:style-name="T264"> с опущенным</text:span><text:span text:style-name="T265">и</text:span><text:span text:style-name="T264"> забрал</text:span><text:span text:style-name="T265">а</text:span><text:span text:style-name="T264">м</text:span><text:span text:style-name="T265">и </text:span><text:span text:style-name="T767">из полупрозрачного затемнённого материала</text:span><text:span text:style-name="T265">, </text:span><text:span text:style-name="T268">но </text:span><text:span text:style-name="T767">я нахожу их </text:span><text:span text:style-name="T268">смутно знакомым</text:span><text:span text:style-name="T767">и</text:span><text:span text:style-name="T264">.</text:span></text:p>
      <text:p text:style-name="P109"><text:span text:style-name="T264">- </text:span><text:span text:style-name="T266">Не довер</text:span><text:span text:style-name="T637">ем</text:span><text:span text:style-name="T266"> </text:span><text:span text:style-name="T637">Мы</text:span><text:span text:style-name="T266"> этому дракену. Его даже соплеменники считают коварным, - ворчит </text:span><text:span text:style-name="T767">меньший</text:span><text:span text:style-name="T266">. - </text:span><text:span text:style-name="T268">Он может продать нас с потрохами.</text:span></text:p>
      <text:p text:style-name="P109"><text:span text:style-name="T268">- Не думайте, что ваши потроха стоят так уж много, уважаемые! - восклик</text:span><text:span text:style-name="T269">ивает сухой пенёк в двух шагах от нас.</text:span></text:p>
      <text:p text:style-name="P145"><text:span text:style-name="T415">Пенёк меняет позу и становится неким ящероподобным созданием,</text:span><text:span text:style-name="T416"> похожи</text:span><text:span text:style-name="T415">м</text:span><text:span text:style-name="T416"> на помесь долговязого прямоходящего крокодила с </text:span><text:span text:style-name="T285">косоглазым </text:span><text:span text:style-name="T277">аистом</text:span><text:span text:style-name="T416">.</text:span></text:p>
      <text:p text:style-name="P967"><text:soft-page-break/><text:span text:style-name="T114">- </text:span><text:span text:style-name="T270">Я бы продал твои, Хмурая Метёлка, за шесть </text:span><text:span text:style-name="T271">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5">и даже пускает притворную слезу</text:span><text:span text:style-name="T271">, - никто не предлагает мне за вас ни медяка! Даже леденца на палочке! </text:span><text:span text:style-name="T274">Даже пробки от «Бакарди чёрного»!</text:span></text:p>
      <text:p text:style-name="P109"><text:span text:style-name="T266">- </text:span><text:span text:style-name="T271">Кончай паясничать, </text:span><text:span text:style-name="T544">Дискорд</text:span><text:span text:style-name="T271">! </text:span><text:span text:style-name="T276">У нас мало времени! </text:span><text:span text:style-name="T271">- морщится крупный аликорн и </text:span><text:span text:style-name="T784">опускает забрало</text:span><text:span text:style-name="T271">.</text:span></text:p>
      <text:p text:style-name="P260"><text:span text:style-name="T271">Розов</text:span><text:span text:style-name="T804">ые локоны</text:span><text:span text:style-name="T271"> вырыва</text:span><text:span text:style-name="T804">ю</text:span><text:span text:style-name="T271">тся на свободу пышным ореолом. Я с удивлением узнаю в аликорне молодую версию Селестии.</text:span></text:p>
      <text:p text:style-name="P968"><text:span text:style-name="T114">То есть, нельзя сказать, что та Селестия, которую я знаю, старая, нет. Аликорница, советником которо</text:span><text:span text:style-name="T273">й</text:span><text:span text:style-name="T114">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73">Какие-то, неуловимые глазом черты делают её такой при первом взгляде.</text:span></text:p>
      <text:p text:style-name="P556"/>
      <text:p text:style-name="P968"><text:span text:style-name="T272">- </text:span><text:span text:style-name="T276">Ты принёс карту?</text:span></text:p>
      <text:p text:style-name="P112"><text:span text:style-name="T277">Второй аликорн также </text:span><text:span text:style-name="T784">опускает забрало</text:span><text:span text:style-name="T277">. </text:span><text:span text:style-name="T272">Нет нужды говорить, что </text:span><text:span text:style-name="T277">под ним</text:span><text:span text:style-name="T272"> оказывается юная копия Луны.</text:span></text:p>
      <text:p text:style-name="P99"><text:span text:style-name="T214">- </text:span><text:span text:style-name="T277">Тц-тц-тц, - цокает сокрушённо </text:span><text:span text:style-name="T544">Дискорд</text:span><text:span text:style-name="T277"> и мотает головой. Копна сальных дредов при этом болтается из стороны в сторону </text:span><text:span text:style-name="T279">как старая тряпка</text:span><text:span text:style-name="T277">. - Старый Дрок</text:span><text:span text:style-name="T287">х</text:span><text:span text:style-name="T277"> застукал меня за её просмотром — </text:span><text:span text:style-name="T1204">там на обороте были пикантные картинки </text:span><text:span text:style-name="T1205">пони в разнообразных позах</text:span><text:span text:style-name="T277">. Я едва унёс ноги. </text:span><text:span text:style-name="T278">Такой вредный старикашка, просто </text:span><text:span text:style-name="T284">страх</text:span><text:span text:style-name="T278">! Полтысячи лет племя с ним мучается, а он всё помирать не хочет.</text:span></text:p>
      <text:p text:style-name="P114"><text:span text:style-name="T214">- </text:span><text:span text:style-name="T279">Но-но-но, дражайшие, - примирительно поднимает он лапы при виде гнева сестёр. - Я запомнил </text:span><text:span text:style-name="T278">дорогу</text:span><text:span text:style-name="T279">! </text:span><text:span text:style-name="T281">Шесть </text:span><text:span text:style-name="T282">вечностей</text:span><text:span text:style-name="T281"> проходим не сворачивая, седьм</text:span><text:span text:style-name="T282">ая</text:span><text:span text:style-name="T281"> будет наш</text:span><text:span text:style-name="T282">а</text:span><text:span text:style-name="T281">. </text:span><text:span text:style-name="T279">Я проведу вас </text:span><text:span text:style-name="T280">к вашим </text:span><text:span text:style-name="T279">пони! </text:span><text:span text:style-name="T284">Будете </text:span><text:span text:style-name="T1203">их </text:span><text:span text:style-name="T284">няньчить хоть до второго пришествия Микки Мауса.</text:span></text:p>
      <text:p text:style-name="P99">- <text:span text:style-name="T1450">Исключено! - отрезает </text:span><text:span text:style-name="T1459">призрачная</text:span><text:span text:style-name="T1450"> Луна. - </text:span><text:span text:style-name="T1451">Не хватало нам дракена в мире сырой магии.</text:span></text:p>
      <text:p text:style-name="P113">- <text:span text:style-name="T1452">Сестра! - осаживает Луну Селестия. Она молча указывает ей крылом на сражение вверху. Там как раз медленно оседа</text:span><text:span text:style-name="T1453">ет</text:span><text:span text:style-name="T1452"> в пыли и фиолетовых </text:span><text:span text:style-name="T1453">разрядах</text:span><text:span text:style-name="T1452"> очередная башня. - </text:span><text:span text:style-name="T1453">Боюсь, у нас нет выхода. Этот безумный паяц – наш единственный шанс </text:span><text:span text:style-name="T1456">ис</text:span><text:span text:style-name="T1453">полнить волю </text:span><text:span text:style-name="T1715">королевы</text:span><text:span text:style-name="T1453">. </text:span><text:span text:style-name="T1455">Остальные</text:span><text:span text:style-name="T1454">, кто способен странствовать меж мирами, нам уже отказали.</text:span></text:p>
      <text:p text:style-name="P969">Луна морщится, но нехотя кивает.</text:p>
      <text:p text:style-name="P209"><text:span text:style-name="T1456">- </text:span><text:span text:style-name="T1457">Это всё плохо кончится, - бормочет она под нос. - Это уже плохо кончилось. Не нужно </text:span><text:span text:style-name="T1594">Нам</text:span><text:span text:style-name="T1457"> было тебя слушаться.</text:span></text:p>
      <text:p text:style-name="P209"><text:span text:style-name="T1456">- </text:span><text:span text:style-name="T1457">Мы уже обсуждали это, сестра, - примирительно говорит ей Селестия. - Виндиго всё равно напали бы. </text:span><text:span text:style-name="T1714">Её Величество</text:span><text:span text:style-name="T1458"> всё равно поступил</text:span><text:span text:style-name="T1714">и</text:span><text:span text:style-name="T1458"> бы так, а не иначе. Нам выпала честь исполнить её последнюю волю – так исполним же её </text:span><text:span text:style-name="T1459">как подобает</text:span><text:span text:style-name="T1458">.</text:span></text:p>
      <text:p text:style-name="P969"/>
      <text:p text:style-name="P124"><text:span text:style-name="T1469">Ярко-красный </text:span><text:span text:style-name="T1498">двойной </text:span><text:span text:style-name="T1469">луч ударяет из донжона замка в центр скопления точек </text:span><text:span text:style-name="T1498">под замковой стеной</text:span><text:span text:style-name="T1469">. Он чертит огненный полумесяц прямо в </text:span><text:span text:style-name="T1498">суматошно </text:span><text:span text:style-name="T1469">мельтешащей </text:span><text:span text:style-name="T1498">тенями толпе</text:span><text:span text:style-name="T1469">. Попадающиеся на его пути </text:span><text:span text:style-name="T1498">создания </text:span><text:span text:style-name="T1469">вспыхивают алыми искорками и </text:span><text:span text:style-name="T1498">исчезают</text:span><text:span text:style-name="T1469">. Торжествующие вопли из замка слышны даже здесь. </text:span></text:p>
      <text:p text:style-name="P124"><text:soft-page-break/><text:span text:style-name="T1470">И</text:span><text:span text:style-name="T1469">з тучи </text:span><text:span text:style-name="T1498">над замком </text:span><text:span text:style-name="T1469">опускается нечто вроде огромного </text:span><text:span text:style-name="T37">морского конька с перепончатыми крыльями вместо плавников.</text:span></text:p>
      <text:p text:style-name="P115"><text:span text:style-name="T1470">Два </text:span><text:span text:style-name="T1498">фиолетовых </text:span><text:span text:style-name="T1470">луча из его глаз сходятся в одну точку</text:span><text:span text:style-name="T1459"> </text:span><text:span text:style-name="T1470">на</text:span><text:span text:style-name="T1459"> донжон</text:span><text:span text:style-name="T1470">е</text:span><text:span text:style-name="T1459"> замка </text:span><text:span text:style-name="T1470">и приводят к финальному результату</text:span><text:span text:style-name="T1459">: центральная башня медленно оседает, открывая взору гигантскую статую сидящего аликорна, </text:span><text:span text:style-name="T1498">глаза которого и испускают алые луч</text:span><text:span text:style-name="T1535">и</text:span><text:span text:style-name="T1459">. Каменный аликорн </text:span><text:span text:style-name="T1498">поднимает взор на &lt;</text:span><text:span text:style-name="T38">морского конька</text:span><text:span text:style-name="T1498">&gt;</text:span><text:span text:style-name="T1459">. </text:span><text:span text:style-name="T1498">Алые </text:span><text:span text:style-name="T1548">л</text:span><text:span text:style-name="T1498">учи скрещиваются с фиолетовыми.</text:span></text:p>
      <text:p text:style-name="P970"/>
      <text:p text:style-name="P115"><text:span text:style-name="T1459">- </text:span><text:span text:style-name="T1480">Проклятье! Они привели Маджестик! Как не вовремя! </text:span><text:span text:style-name="T1459">Уходи, - <text:s/>призрачная Луна принимает для себя решение и </text:span><text:span text:style-name="T1646">поднимает забрало</text:span><text:span text:style-name="T1459">. - Отправляйся на Эквус и оберегай пони, как завещала </text:span><text:span text:style-name="T1714">Её Величество</text:span><text:span text:style-name="T1459">. </text:span><text:span text:style-name="T1594">Мы</text:span><text:span text:style-name="T1459"> прид</text:span><text:span text:style-name="T1594">ём</text:span><text:span text:style-name="T1459"> позже. Оставь для </text:span><text:span text:style-name="T1594">Нас</text:span><text:span text:style-name="T1459"> метки, чтобы </text:span><text:span text:style-name="T1594">Мы</text:span><text:span text:style-name="T1459"> смогл</text:span><text:span text:style-name="T1594">и</text:span><text:span text:style-name="T1459"> найти дорогу.</text:span></text:p>
      <text:p text:style-name="P115">- <text:span text:style-name="T1459">Ты куда? - обеспокоенно спрашивает Селестия. - </text:span><text:span text:style-name="T1460">Мы же должны быть вместе?</text:span></text:p>
      <text:p text:style-name="P115">- <text:span text:style-name="T1594">Мы</text:span><text:span text:style-name="T1460"> верн</text:span><text:span text:style-name="T1594">ёмся</text:span><text:span text:style-name="T1460"> и забер</text:span><text:span text:style-name="T1594">ём</text:span><text:span text:style-name="T1460"> Элементы </text:span><text:span text:style-name="T1708">Возмездия</text:span><text:span text:style-name="T1460">. Сейчас уже </text:span><text:span text:style-name="T1480">им </text:span><text:span text:style-name="T1460">нет смысла оставаться в Андориане. Без </text:span><text:span text:style-name="T1714">тебя</text:span><text:span text:style-name="T1460"> и королевы от них толку </text:span><text:span text:style-name="T1499">мало</text:span><text:span text:style-name="T1460">. </text:span><text:span text:style-name="T1461">На новом месте же они станут </text:span><text:span text:style-name="T1463">нам </text:span><text:span text:style-name="T1461">могучей защитой. Вдобавок, нельзя оставлять их виндиго.</text:span></text:p>
      <text:p text:style-name="P116">- <text:span text:style-name="T1460">Я вернусь с тобой! - протестует призрачная Селестия, но Луна перебивает её.</text:span></text:p>
      <text:p text:style-name="P116"><text:span text:style-name="T1460">- Уходи! Если с </text:span><text:span text:style-name="T1594">Нами</text:span><text:span text:style-name="T1460"> что-то случится, ты сможешь уберечь пони и воссоздать новый Андориан. </text:span><text:span text:style-name="T1594">Мы</text:span><text:span text:style-name="T1461"> же всего лишь воин.</text:span><text:span text:style-name="T1460"> Твои знания намного важнее </text:span><text:span text:style-name="T1594">Наших</text:span><text:span text:style-name="T1460">. </text:span><text:span text:style-name="T1461">Иди, сестра!</text:span></text:p>
      <text:p text:style-name="P116"/>
      <text:p text:style-name="P117"><text:span text:style-name="T1461">Призрачная Луна поворачивается к </text:span><text:span text:style-name="T1535">Дискорду</text:span><text:span text:style-name="T1461"> и хмуро говорит:</text:span></text:p>
      <text:p text:style-name="P117"><text:span text:style-name="T1461">- Учти, дракен. Если попробуешь обмануть и </text:span><text:span text:style-name="T1462">за</text:span><text:span text:style-name="T1461">ведёшь </text:span><text:span text:style-name="T1464">Селестию</text:span><text:span text:style-name="T1461"> не туда… </text:span><text:span text:style-name="T1594">Мы</text:span><text:span text:style-name="T1461"> найд</text:span><text:span text:style-name="T1594">ём</text:span><text:span text:style-name="T1461"> тебя, где бы ты ни спрятался.</text:span></text:p>
      <text:p text:style-name="P531">- <text:span text:style-name="T1461">Баюс-баюс! - в притворном страхе прикрывается лапами крокодил. - Вы бы лучше поторопились с возвращением, а то, кажется, там </text:span><text:span text:style-name="T1462">стена отклеивается.</text:span></text:p>
      <text:p text:style-name="P146"><text:span text:style-name="T545">Дискорд</text:span><text:span text:style-name="T417"> указывает кривым пальцем вверх, где часть крепостной стены с грохотом валится </text:span><text:span text:style-name="T418">вниз</text:span><text:span text:style-name="T417">.</text:span><text:span text:style-name="T419"> </text:span></text:p>
      <text:p text:style-name="P549">Призрачная Луна вновь поворачивается к Селестии.</text:p>
      <text:p text:style-name="P177"><text:span text:style-name="T313">- </text:span><text:span text:style-name="T637">Мы</text:span><text:span text:style-name="T313"> поддерживал</text:span><text:span text:style-name="T637">и</text:span><text:span text:style-name="T313"> и поддержива</text:span><text:span text:style-name="T637">ем</text:span><text:span text:style-name="T313"> тебя в твоём задании, </text:span><text:span text:style-name="T314">сестра</text:span><text:span text:style-name="T313">. </text:span><text:span text:style-name="T315">Ты всегда можешь на </text:span><text:span text:style-name="T637">Нас</text:span><text:span text:style-name="T315"> рассчитывать. Но о</text:span><text:span text:style-name="T313">бещай </text:span><text:span text:style-name="T637">Нам</text:span><text:span text:style-name="T313"> одну вещь… Неважно, верн</text:span><text:span text:style-name="T637">ёмся</text:span><text:span text:style-name="T313"> </text:span><text:span text:style-name="T637">Мы</text:span><text:span text:style-name="T313"> или нет — </text:span><text:span text:style-name="T316">Орунгун</text:span><text:span text:style-name="T313"> должен быть отмщён. </text:span><text:span text:style-name="T545">Т</text:span><text:span text:style-name="T313">ы должна </text:span><text:span text:style-name="T314">подготовить возмездие всему роду виндиго. Пусть это займёт годы и десятилетия. Пусть даже столетия — кара должна настигнуть их!</text:span></text:p>
      <text:p text:style-name="P550">Селестию явно застаёт врасплох просьба Луны.</text:p>
      <text:p text:style-name="P550">- Да, конечно, сестра... <text:s/>Я сделаю всё, что в моих силах…</text:p>
      <text:p text:style-name="P550">- Ты клянёшься?</text:p>
      <text:p text:style-name="P550">- Клянусь!</text:p>
      <text:p text:style-name="P550"/>
      <text:p text:style-name="P178"><text:span text:style-name="T314">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6">ы</text:span><text:span text:style-name="T314">вается с поляны. Через минуту отряд скрывается в подземном ходу у подножия скалы, оставляя Селестию наедине с </text:span><text:span text:style-name="T545">Дискордом</text:span><text:span text:style-name="T314">.</text:span></text:p>
      <text:p text:style-name="P178"><text:soft-page-break/><text:span text:style-name="T314">- </text:span><text:span text:style-name="T315">Терпеть не люблю эти слезливые сцены и никому не нужные обещания! - гримасничает </text:span><text:span text:style-name="T545">Дискорд</text:span><text:span text:style-name="T315">. - Ты готова, Сахарная Ватка?</text:span></text:p>
      <text:p text:style-name="P550">- <text:span text:style-name="T1465">Одну минуту, - просит Селестия. - Мне нужно попрощаться. Тебе лучше отвернуться, ведь ты не любишь слезливых сцен.</text:span></text:p>
      <text:p text:style-name="P551">Долговязый крокодил пожимает плечами и отходит.</text:p>
      <text:p text:style-name="P552"/>
      <text:p text:style-name="P55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552">- Прощай, Орунгун. Мы не смогли удержать тебя. Извини. <text:span text:style-name="T1480">Быть может… Быть может, в новом мире у нас получится…</text:span></text:p>
      <text:p text:style-name="P553">Селестия проводит сгибом крыла по скуле и поворачивается к дракену.</text:p>
      <text:p text:style-name="P118"><text:span text:style-name="T289">- Идём, </text:span><text:span text:style-name="T545">Дискорд</text:span><text:span text:style-name="T290">.</text:span></text:p>
      <text:p text:style-name="P118"><text:span text:style-name="T289">- </text:span><text:span text:style-name="T290">Теперь минутка нужна мне, </text:span><text:span text:style-name="T299">дражайшая</text:span><text:span text:style-name="T290">! - ухмыляется крокодил, - </text:span><text:span text:style-name="T291">напудрить</text:span><text:span text:style-name="T290"> нос</text:span><text:span text:style-name="T291">ик</text:span><text:span text:style-name="T290">, попрощаться с бабушкой и всё такое. Я открою коридор в Эогипп, жди меня там для безопасности.</text:span></text:p>
      <text:p text:style-name="P554"/>
      <text:p text:style-name="P118"><text:span text:style-name="T290">Он чертит кривым когтем </text:span><text:span text:style-name="T718">огненный </text:span><text:span text:style-name="T290">круг в воздухе, который вдруг заполняется чернотой. В черноте мерцают мириады зеленоватых </text:span><text:span text:style-name="T291">искорок</text:span><text:span text:style-name="T290">.</text:span><text:span text:style-name="T289"> </text:span></text:p>
      <text:p text:style-name="P555">Селестия осторожно проходит в круг и он тут же схлопывается за ней.</text:p>
      <text:p text:style-name="P532"/>
      <text:p text:style-name="P557">Дракен противно хихикает и потирает ладони.</text:p>
      <text:p text:style-name="P179"><text:span text:style-name="T214">- </text:span><text:span text:style-name="T547">Ну вот и пришло время поговорить наедине, Хмурая Метёлка! - оборачивается </text:span><text:span text:style-name="T545">дракен</text:span><text:span text:style-name="T547"> к нам. - Ты уже сто тринадцатый раз смотришь это сновидение, но на этот раз притащила с собой какую-то хлипкую обезьяну. </text:span><text:span text:style-name="T292">Кто это и что он</text:span><text:span text:style-name="T299">а</text:span><text:span text:style-name="T292"> тут делает? Молчи, ничего не говори! Дай я сам погляжу!</text:span></text:p>
      <text:p text:style-name="P533"/>
      <text:p text:style-name="P558">Лыбящийся крокодил вперивается <text:span text:style-name="T1466">в меня зенками.</text:span></text:p>
      <text:p text:style-name="P558"/>
      <text:p text:style-name="P558">- <text:span text:style-name="T1466">Я думал, это твоё сновидение, - бормочу я Луне, - ты ведь сама говорила…</text:span></text:p>
      <text:p text:style-name="P558">- <text:span text:style-name="T1467">Да, это так, - остолбенело подтверждает Луна, - </text:span><text:span text:style-name="T1594">Мы</text:span><text:span text:style-name="T1467"> великое множество раз просматривала эти воспоминания и ни разу…</text:span></text:p>
      <text:p text:style-name="P119"><text:span text:style-name="T292">- </text:span><text:span text:style-name="T293">Сновидени</text:span><text:span text:style-name="T295">я</text:span><text:span text:style-name="T293">-</text:span><text:span text:style-name="T295">шма</text:span><text:span text:style-name="T293">видени</text:span><text:span text:style-name="T295">я</text:span><text:span text:style-name="T293">, -</text:span><text:span text:style-name="T295"> </text:span><text:span text:style-name="T293">махает лапой </text:span><text:span text:style-name="T545">Дискорд</text:span><text:span text:style-name="T293">. - Просто не </text:span><text:span text:style-name="T294">ты</text:span><text:span text:style-name="T293"> одна умее</text:span><text:span text:style-name="T294">шь</text:span><text:span text:style-name="T293"> по ним лазить, </text:span><text:span text:style-name="T294">Хмурая Метёлка. Я, хоть больше специализируюсь по мир</text:span><text:span text:style-name="T410">охождению</text:span><text:span text:style-name="T294">, пролазить в чужие грёзы тоже могу. </text:span><text:span text:style-name="T295">Помолчи, дай сосредоточиться… Тэкс, НИ ФИГА СЕБЕ! ПРОВОДНИЧОК! Вот это номер! Где ты его откопала? Ты в курсе, для чего он тут?! Он ведь…</text:span></text:p>
      <text:p text:style-name="P119"><text:span text:style-name="T545">Дракен</text:span><text:span text:style-name="T295"> затыкает себе пасть обеими лапами. </text:span><text:span text:style-name="T326">Некоторое время его взгляд мечется от меня к Луне и обратно. </text:span><text:span text:style-name="T295">Потом </text:span><text:span text:style-name="T326">он </text:span><text:span text:style-name="T295">всматривается в меня ещё пристальнее и глаза у него окончательно лезут на лоб.</text:span></text:p>
      <text:p text:style-name="P119"><text:span text:style-name="T295">- Эээ! Ыыы! Ооо! </text:span><text:span text:style-name="T296">Знаешь, Метёлка, - обращается он наконец к Луне, - а ведь я был несправедлив к тебе! </text:span><text:span text:style-name="T297">Мне всегда казалось, что твои эксперименты с </text:span><text:span text:style-name="T300">снопроходчеством </text:span><text:span text:style-name="T297">до добра не доведут. Но ты по сравнению с этим малым просто заинька!</text:span></text:p>
      <text:p text:style-name="P560"><text:soft-page-break/>Дрянной крокодил указывает когтем на меня.</text:p>
      <text:p text:style-name="P382"><text:span text:style-name="T297">- Сего типа в результате общения с одним демиургом размазало по нескольким реальностям. </text:span><text:span text:style-name="T326">Но </text:span><text:span text:style-name="T410">этот гадёныш</text:span><text:span text:style-name="T326"> оказался на редкость живучей тварью и выжил. </text:span><text:span text:style-name="T297">Я только краешком глаза проследил его похождения и меня чуть не вывернуло наизнанку от пространственн</text:span><text:span text:style-name="T1206">о- </text:span><text:span text:style-name="T297">временн</text:span><text:span text:style-name="T1206">ых</text:span><text:span text:style-name="T297"> парадоксов! </text:span><text:span text:style-name="T326">Но главное — он обжулил меня </text:span><text:span text:style-name="T410">в одном из завитков пространства-времени </text:span><text:span text:style-name="T326">и лишил ПРИЗА</text:span><text:span text:style-name="T411">(</text:span><text:span text:style-name="T1350">30-я глава последнего ффика</text:span><text:span text:style-name="T411">)</text:span><text:span text:style-name="T326">!</text:span><text:span text:style-name="T297"> Это меня-то, духа хаоса! Видеть его больше не хочу! Тьфу! Буэ!</text:span></text:p>
      <text:p text:style-name="P560"/>
      <text:p text:style-name="P143"><text:span text:style-name="T545">Дискорд</text:span><text:span text:style-name="T297"> </text:span><text:span text:style-name="T298">в отвращении высовывает язык, чертит впопыхах круг в воздухе и скрывается в портале. </text:span><text:span text:style-name="T326">Последним скрывается его когтистая лапа, показавшая нам на последок средний палец.</text:span></text:p>
      <text:p text:style-name="P533"/>
      <text:p text:style-name="P55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559">Я только пожимаю плечами.</text:p>
      <text:p text:style-name="P559">- Как бы то ни было, ты увидел необходимое, - обращается ко мне Луна.</text:p>
      <text:p text:style-name="P126"><text:span text:style-name="T300">- Что именно? Разрушение горной крепости? Или ваш</text:span><text:span text:style-name="T344">е</text:span><text:span text:style-name="T300"> с Селестией </text:span><text:span text:style-name="T344">бегство</text:span><text:span text:style-name="T300"> на Эквус?</text:span></text:p>
      <text:p text:style-name="P132"><text:span text:style-name="T300">- Это не было </text:span><text:span text:style-name="T344">бегством</text:span><text:span text:style-name="T300">, - тихо говорит Луна. - </text:span><text:span text:style-name="T301">Ты сам всё видел. </text:span><text:span text:style-name="T344">Это была запланированная эвакуация. М</text:span><text:span text:style-name="T302">ы были последними уцелевшими сотрудниками проекта «</text:span><text:span text:style-name="T304">Семь </text:span><text:span text:style-name="T303">вечностей</text:span><text:span text:style-name="T304">» </text:span><text:span text:style-name="T312">в Андориане </text:span><text:span text:style-name="T344">и нам выпала сия нелёгкая миссия</text:span><text:span text:style-name="T304">. </text:span><text:span text:style-name="T303">Королева Лорен предвидела завоевание Орунгуна ордой </text:span><text:span text:style-name="T432">в</text:span><text:span text:style-name="T303">индиго </text:span><text:span text:style-name="T305">в первый год войны</text:span><text:span text:style-name="T303">. </text:span><text:span text:style-name="T305">Видишь ли, </text:span><text:span text:style-name="T370">к началу войны </text:span><text:span text:style-name="T305">аликорны не были воинственной расой</text:span><text:span text:style-name="T370">.</text:span><text:span text:style-name="T305"> <text:s/></text:span><text:span text:style-name="T370">Уже многие тысячи лет </text:span><text:span text:style-name="T305">у нас была мирная цивилизация. В </text:span><text:span text:style-name="T370">первом периоде</text:span><text:span text:style-name="T305"> двухсотлетней войны с виндиго у нас даже</text:span><text:span text:style-name="T303"> </text:span><text:span text:style-name="T305">армии не было — жалкая охрана королевы не в счёт. Просчитав вероятный исход, Лорен</text:span><text:span text:style-name="T304"> </text:span><text:span text:style-name="T306">в </text:span><text:span text:style-name="T304">поисках </text:span><text:span text:style-name="T305">выхода </text:span><text:span text:style-name="T303">нашла в </text:span><text:span text:style-name="T305">долгих блужданиях по</text:span><text:span text:style-name="T303"> Эогипп</text:span><text:span text:style-name="T305">у</text:span><text:span text:style-name="T303"> </text:span><text:span text:style-name="T305">семь ближайших к Орунгуну миров. Она послала к ним эмиссаров для </text:span><text:span text:style-name="T306">подготовки убежищ нашей расы. </text:span><text:span text:style-name="T307">Увы, основной проблемой было малое количество способных странствовать между мирами в Эогиппе. </text:span><text:span text:style-name="T308">Всего было </text:span><text:span text:style-name="T1205">найдено</text:span><text:span text:style-name="T308"> двенадцать странников. </text:span><text:span text:style-name="T309">Королева Лорен, я с сестрой и ещё девять аликорнов. Плюс несколько драконов и один сумасшедший дракен, </text:span><text:span text:style-name="T312">которые отказались с нами сотрудничать</text:span><text:span text:style-name="T309">.</text:span><text:span text:style-name="T307"> </text:span><text:span text:style-name="T312">И к</text:span><text:span text:style-name="T307">аждый такой странник может провести за собой очень небольшое количество путников.</text:span><text:span text:style-name="T306"> </text:span><text:span text:style-name="T307">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8">в местных племенах. Одним из таких миров был Эквус…</text:span></text:p>
      <text:p text:style-name="P561">- Погоди, ты хочешь сказать, что, кроме тебя и Селестии, на Эквусе есть ещё и другие аликорны — некие учителя? - перебиваю я Луну.</text:p>
      <text:p text:style-name="P120"><text:span text:style-name="T308">- На Эквусе — нет, - печально мотает головой аликорница. - </text:span><text:span text:style-name="T309">Мы не смогли никого провести сюда. </text:span><text:span text:style-name="T310">Не успели. Андориан пал слишком быстро. </text:span><text:span text:style-name="T311">К</text:span><text:span text:style-name="T310">огда </text:span><text:span text:style-name="T637">Мы</text:span><text:span text:style-name="T310"> </text:span><text:span text:style-name="T311">уносил</text:span><text:span text:style-name="T637">и</text:span><text:span text:style-name="T311"> Элементы </text:span><text:span text:style-name="T1189">Возмездия</text:span><text:span text:style-name="T311">, </text:span><text:span text:style-name="T637">Наш</text:span><text:span text:style-name="T311"> отход прикрывала крохотная групка оставшихся аликорнов — пятьдесят воинов </text:span><text:span text:style-name="T637">Нашей</text:span><text:span text:style-name="T311"> центурии и около двадцати научных работников из лаборатории Селестии. Они </text:span><text:span text:style-name="T312">остались</text:span><text:span text:style-name="T311">, чтобы </text:span><text:span text:style-name="T637">Мы</text:span><text:span text:style-name="T311"> смогл</text:span><text:span text:style-name="T637">и</text:span><text:span text:style-name="T311"> уйти. Быть может, с другими </text:span><text:span text:style-name="T312">группами</text:span><text:span text:style-name="T311"> повезло больше -</text:span><text:span text:style-name="T312"> </text:span><text:span text:style-name="T637">Мы</text:span><text:span text:style-name="T312"> не зна</text:span><text:span text:style-name="T637">ем</text:span><text:span text:style-name="T312"> их судьбу. Они удерживали шесть крепостей на юге и западе страны</text:span><text:span text:style-name="T311">.</text:span></text:p>
      <text:p text:style-name="P120"><text:span text:style-name="T311">- </text:span><text:span text:style-name="T316">Постой, а почему вы не вернулись назад позже? - спрашиваю я. - Вы могли бы найти уцелевших и привести на Эквус.</text:span></text:p>
      <text:p text:style-name="P121"><text:span text:style-name="T316">- </text:span><text:span text:style-name="T905">Мы уверены, что Наша Сестра не хочет. А Мы не</text:span><text:span text:style-name="T316"> </text:span><text:span text:style-name="T905">можем</text:span><text:span text:style-name="T316">,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6">коридор в </text:span><text:span text:style-name="T320">междумирье</text:span><text:span text:style-name="T316"> и странствовать в нём </text:span><text:span text:style-name="T318">самостоятельно,</text:span><text:span text:style-name="T316"> без помощи сопровождающего — но на этом всё. Мы не умеем находить путь. Без помощи настоящего странника мы заблудимся и будем блуждать в </text:span><text:span text:style-name="T318">Эогиппе</text:span><text:span text:style-name="T316"> вечно, если отойдём далеко от точки входа. </text:span><text:span text:style-name="T637">Мы</text:span><text:span text:style-name="T324"> добрал</text:span><text:span text:style-name="T637">и</text:span><text:span text:style-name="T324">сь к Эквусу только лишь потому, что </text:span><text:span text:style-name="T637">Нас</text:span><text:span text:style-name="T324"> в конце концов разыскал в дебрях Эогиппа </text:span><text:span text:style-name="T548">Дискорд</text:span><text:span text:style-name="T324"> и привёл к сестре. </text:span><text:span text:style-name="T316">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90">третьей</text:span><text:span text:style-name="T316"> центурии </text:span><text:span text:style-name="T390">первой когорты</text:span><text:span text:style-name="T316"> шестого легиона </text:span><text:span text:style-name="T319">гвардии </text:span><text:span text:style-name="T316">Андориана и </text:span><text:span text:style-name="T320">декан</text:span><text:span text:style-name="T316"> </text:span><text:span text:style-name="T322">факультета</text:span><text:span text:style-name="T320"> </text:span><text:span text:style-name="T321">планетарного движения</text:span><text:span text:style-name="T316"> Королевско</text:span><text:span text:style-name="T320">го</text:span><text:span text:style-name="T316"> Астро</text:span><text:span text:style-name="T317">механическо</text:span><text:span text:style-name="T320">го</text:span><text:span text:style-name="T316"> </text:span><text:span text:style-name="T320">университета</text:span><text:span text:style-name="T316">. </text:span><text:span text:style-name="T332">Мы хотели достать карту, но ты сам видел, что получилось. И д</text:span><text:span text:style-name="T323">ракен </text:span><text:span text:style-name="T548">потом </text:span><text:span text:style-name="T323">отказался </text:span><text:span text:style-name="T324">от дальнейшего сотрудничества. </text:span><text:span text:style-name="T332">Н</text:span><text:span text:style-name="T324">аши же самостоятельные попытки разыскать путь к дому чуть не привели к катастрофе: мы едва не заблудились. </text:span><text:span text:style-name="T332">Так мы оказались отрезаны от дома.</text:span></text:p>
      <text:p text:style-name="P122"><text:span text:style-name="T305">- </text:span><text:span text:style-name="T312">Как бы то ни было, ты услышал главное, - отвлекается Луна от воспоминаний, - сестра обещала отомстить. </text:span><text:span text:style-name="T323">И с этим проблемы. </text:span><text:span text:style-name="T324">Разумеется, п</text:span><text:span text:style-name="T323">ервую сотню лет, пока мы в отчаянии бродили по Эквусу, пытаясь забыть о прошлой жизни, о мести и речи быть не могло. Это </text:span><text:span text:style-name="T637">Мы</text:span><text:span text:style-name="T323"> понима</text:span><text:span text:style-name="T637">ем</text:span><text:span text:style-name="T323"> и принима</text:span><text:span text:style-name="T637">ем</text:span><text:span text:style-name="T323">. </text:span><text:span text:style-name="T324">Но п</text:span><text:span text:style-name="T325">рошл</text:span><text:span text:style-name="T327">о уже </text:span><text:span text:style-name="T549">десять</text:span><text:span text:style-name="T327"> лет с тех пор, как мы стали правителями </text:span><text:span text:style-name="T328">Эквестрии</text:span><text:span text:style-name="T327">. </text:span><text:span text:style-name="T328">Наша </text:span><text:span text:style-name="T329">экономическая </text:span><text:span text:style-name="T328">мощь растёт из года в год, наша территория простирается от моря до моря. </text:span><text:span text:style-name="T332">Мы уже пять лет имеем армию, но никаких приготовлений для возвращения нет. С</text:span><text:span text:style-name="T328">естра всё также отказывается увеличивать армию больше, чем это необходимо для патрулирования границ и охраны крупных </text:span><text:span text:style-name="T550">селений</text:span><text:span text:style-name="T328">. </text:span><text:span text:style-name="T330">Она делает вид, что не помнит об уговоре, а </text:span><text:span text:style-name="T637">Мы</text:span><text:span text:style-name="T330"> ни за что не напомн</text:span><text:span text:style-name="T637">им</text:span><text:span text:style-name="T330"> ей об этом напрямую — это ниже </text:span><text:span text:style-name="T637">Нашего </text:span><text:span text:style-name="T330">достоинства. </text:span><text:span text:style-name="T331">Хорошо, что она догадалась прислать посредника.</text:span></text:p>
      <text:p text:style-name="P562">- <text:span text:style-name="T1668">Почему ты уверена, что Сел не хочет? Из того, что я видел, она так же, как и ты, плохо ориентируется в Эогиппе</text:span>.</text:p>
      <text:p text:style-name="P122"><text:span text:style-name="T332">-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7">Нашей </text:span><text:span text:style-name="T332">бестолковой сестрице…</text:span></text:p>
      <text:p text:style-name="P562">Луна гневно фыркает.</text:p>
      <text:p text:style-name="P562">- Но всё это возможно только если задаться целью вернуться домой для отмщения. <text:span text:style-name="T1594">Мы</text:span> же не ви<text:span text:style-name="T1594">дим</text:span> такого рвения у Селестии. </text:p>
      <text:p text:style-name="P971"><text:span text:style-name="T114">Ноздри аликорницы расшир</text:span><text:span text:style-name="T334">яются</text:span><text:span text:style-name="T114">, она мотает головой.</text:span></text:p>
      <text:p text:style-name="P123"><text:span text:style-name="T638">- </text:span><text:span text:style-name="T905">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8">Иногда </text:span><text:span text:style-name="T637">Нам</text:span><text:span text:style-name="T638"> кажется, </text:span><text:span text:style-name="T332">ей понравилось править. </text:span><text:span text:style-name="T638">Здесь, где нет королевы Лорен, она сама стала безраздельной правительницей. </text:span><text:span text:style-name="T637">Мы</text:span><text:span text:style-name="T638"> не в счёт, </text:span><text:span text:style-name="T637">Мы</text:span><text:span text:style-name="T333"> </text:span><text:span text:style-name="T334">больше привыкл</text:span><text:span text:style-name="T637">и</text:span><text:span text:style-name="T334"> выполнять приказы, а не отдавать их.</text:span></text:p>
      <text:p text:style-name="P972"><text:span text:style-name="T334">А</text:span><text:span text:style-name="T114">ликорница саркастически улыбается.</text:span></text:p>
      <text:p text:style-name="P123"><text:span text:style-name="T334">- Се</text:span><text:span text:style-name="T335">стра</text:span><text:span text:style-name="T334"> думает, что </text:span><text:span text:style-name="T637">Мы</text:span><text:span text:style-name="T334"> обижа</text:span><text:span text:style-name="T637">емся</text:span><text:span text:style-name="T334"> на то, что </text:span><text:span text:style-name="T637">Наша</text:span><text:span text:style-name="T334"> работа приходится на ночное время. </text:span><text:span text:style-name="T336">Что </text:span><text:span text:style-name="T637">Нам </text:span><text:span text:style-name="T336">не хватает любви и уважения пони. </text:span><text:span text:style-name="T334">Ха! </text:span><text:span text:style-name="T637">Нам</text:span><text:span text:style-name="T334"> нравится, что на </text:span><text:span text:style-name="T637">Нас</text:span><text:span text:style-name="T334"> не обращают внимани</text:span><text:span text:style-name="T336">я!</text:span><text:span text:style-name="T334"> Слава, почёт и обожание масс не для </text:span><text:span text:style-name="T637">Нас</text:span><text:span text:style-name="T334">. </text:span><text:span text:style-name="T637">Нам</text:span><text:span text:style-name="T334"> нужна МЕСТЬ!!!</text:span></text:p>
      <text:p text:style-name="P563"/>
      <text:p text:style-name="P563">…</text:p>
      <text:p text:style-name="P563"/>
      <text:p text:style-name="P563"><text:soft-page-break/>- Она так и сказала?</text:p>
      <text:p text:style-name="P563">- Ещё и топнула копытом так, что высекла искру из камня.</text:p>
      <text:p text:style-name="P564"/>
      <text:p text:style-name="P34"><text:span text:style-name="T334">Я </text:span><text:span text:style-name="T337">выжидательно смотрю на </text:span><text:span text:style-name="T551">светлую </text:span><text:span text:style-name="T337">аликорницу. </text:span><text:span text:style-name="T342">Это было не моей идеей — впутываться в делишки сиятельных сестриц, — но раз уж меня втянули в это де</text:span><text:span text:style-name="T345">ло, я хочу знать все детали!</text:span></text:p>
      <text:p text:style-name="P35"/>
      <text:p text:style-name="P123"><text:span text:style-name="T334">Селестия качает головой. </text:span><text:span text:style-name="T336">Она долго смотрит с печалью на одинокий пик за окном, возвышающийся над верхушками сосен. </text:span><text:span text:style-name="T337">Я провожаю её взгляд. Пик здорово смахивает на тот, </text:span><text:span text:style-name="T342">с гибнущим замком на фоне огромной луны.</text:span></text:p>
      <text:p text:style-name="P565"/>
      <text:p text:style-name="P125"><text:span text:style-name="T336">- </text:span><text:span text:style-name="T337">Чтож, ты выслушал Луну, Хуман, - </text:span><text:span text:style-name="T340">вздыхает Селестия. - </text:span><text:span text:style-name="T337">Выслуша</text:span><text:span text:style-name="T339">й теперь и меня. Правда, я не смогу тебе показать всё так ярко, как это получилось у </text:span><text:span text:style-name="T343">сестры</text:span><text:span text:style-name="T341">,</text:span><text:span text:style-name="T339"> — я не обладаю даром снопроходчества, — но постараюсь рассказать так, как помню. А помню я всё как вчера…</text:span></text:p>
      <text:p text:style-name="P566"/>
      <text:p text:style-name="P973"><text:span text:style-name="T339">~</text:span><text:span text:style-name="T114">~~</text:span></text:p>
      <text:p text:style-name="P732">&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67">- <text:span text:style-name="T1471">Эво</text:span><text:span text:style-name="T1472">стур, ответьте! Эвостур, ответьте! Андориан на связи! Как слышно? Как слышно? </text:span><text:span text:style-name="T1473">Приём!</text:span></text:p>
      <text:p text:style-name="P568">Маленькая кобылка повторя<text:span text:style-name="T1475">ет</text:span> раз за разом стандартные фразы в микрофон, тщётно прижимая наушники к ушам. Наконец она со вздохом пож<text:span text:style-name="T1475">имает</text:span> плечами и устан<text:span text:style-name="T1475">авливает</text:span> в передатчике новую частоту.</text:p>
      <text:p text:style-name="P569">- <text:span text:style-name="T1474">Но</text:span>рг<text:span text:style-name="T1474">онг</text:span>, как слышно? <text:span text:style-name="T1474">Но</text:span>рг<text:span text:style-name="T1474">онг</text:span>, ответьте! Андориан на связи! Приём!</text:p>
      <text:p text:style-name="P128"><text:span text:style-name="T350">Снаружи разда</text:span><text:span text:style-name="T349">ётся</text:span><text:span text:style-name="T350"> грохот. Стены убежища </text:span><text:span text:style-name="T349">трясутся</text:span><text:span text:style-name="T350"> в лихорадке. На пол, посетителей и аппаратуру </text:span><text:span text:style-name="T349">сыпется</text:span><text:span text:style-name="T350"> штукатурка. Лампы </text:span><text:span text:style-name="T349">чахоточно </text:span><text:span text:style-name="T350">миг</text:span><text:span text:style-name="T349">ают</text:span><text:span text:style-name="T350"> и продолж</text:span><text:span text:style-name="T349">ают</text:span><text:span text:style-name="T350"> гореть ровным безжизненым светом.</text:span></text:p>
      <text:p text:style-name="P125"><text:span text:style-name="T339">- </text:span><text:span text:style-name="T346">Одного не мо</text:span><text:span text:style-name="T639">жем</text:span><text:span text:style-name="T346"> понять — </text:span><text:span text:style-name="T347">как они смогли захватить гранд-флаер? Теоретически, они неприступны, - </text:span><text:span text:style-name="T349">бормочет</text:span><text:span text:style-name="T347"> Луна. - </text:span><text:span text:style-name="T639">Мы</text:span><text:span text:style-name="T347"> сам</text:span><text:span text:style-name="T639">и</text:span><text:span text:style-name="T347"> принимал</text:span><text:span text:style-name="T639">и</text:span><text:span text:style-name="T347"> участие в их разработке. </text:span><text:span text:style-name="T348">У виндиго нет тяжёлого оружия </text:span><text:span text:style-name="T418">и они не могут летать</text:span><text:span text:style-name="T348">. </text:span><text:span text:style-name="T418">Флаеры не опускаются на землю годами</text:span><text:span text:style-name="T348">…</text:span></text:p>
      <text:p text:style-name="P125"><text:span text:style-name="T348">- </text:span><text:span text:style-name="T349">Не доказано, что «Маджестик» захвачен, - отвечаю я. - Возможно, у него вышла из строя связь и он не может принимать наших приказов.</text:span></text:p>
      <text:p text:style-name="P129"><text:span text:style-name="T349">- </text:span><text:span text:style-name="T351">А</text:span><text:span text:style-name="T349"> </text:span><text:span text:style-name="T351">адмирал Её Величества, </text:span><text:span text:style-name="T356">легат</text:span><text:span text:style-name="T351"> Эйронсмайл, решил отлучиться с битвы и нарвать ромашек на склоне горы Аденау? - </text:span><text:span text:style-name="T349">язвительно подкалывает сестра. - </text:span><text:span text:style-name="T639">Мы</text:span><text:span text:style-name="T351"> больше повер</text:span><text:span text:style-name="T639">им</text:span><text:span text:style-name="T351"> в то, что </text:span><text:span text:style-name="T349">свихнулся автопилот, </text:span><text:span text:style-name="T351">замкнул управление на себя</text:span><text:span text:style-name="T349"> и увёл воздушную крепость с поля боя. </text:span><text:span text:style-name="T351">Мы так и не успели оттестировать эти </text:span><text:span text:style-name="T727">кристаллические</text:span><text:span text:style-name="T351"> мозги. Или же кто-то помог им свихнуться!</text:span></text:p>
      <text:p text:style-name="P975"><text:span text:style-name="T351">Л</text:span><text:span text:style-name="T114">уна мрачно сверлит взглядом затылок радистки.</text:span></text:p>
      <text:p text:style-name="P129"><text:span text:style-name="T349">- </text:span><text:span text:style-name="T351">Может быть и так, - примирительно говорю я. - Я верю адмиралу. </text:span><text:span text:style-name="T355">Её Величество</text:span><text:span text:style-name="T351"> буквально стала ему приёмной матерью, устроив в </text:span><text:span text:style-name="T355">королевскую </text:span><text:span text:style-name="T351">школу для сирот и направляя его в течение всей карьеры.</text:span></text:p>
      <text:p text:style-name="P570">- Армаринд, ответьте! Армаринд, ответьте! Андориан вызывает!</text:p>
      <text:p text:style-name="P125"><text:soft-page-break/><text:span text:style-name="T348">- </text:span><text:span text:style-name="T351">А к</text:span><text:span text:style-name="T348">ак могли пасть северные крепости? Да ещё так быстро? </text:span><text:span text:style-name="T349">Гвардейские</text:span><text:span text:style-name="T348"> легионы королевы не могли сложить оружие, - </text:span><text:span text:style-name="T351">снова вопрошает </text:span><text:span text:style-name="T356">сестра</text:span><text:span text:style-name="T351"> пространство. - Слишком много критических провалов за последние </text:span><text:span text:style-name="T366">два месяца</text:span><text:span text:style-name="T351">…</text:span></text:p>
      <text:p text:style-name="P571">- Корморан, ответьте, вызывает Андориан… Корморан, вас слышу! Слышу вас!!! Андориан на связи!</text:p>
      <text:p text:style-name="P127"><text:span text:style-name="T348">О</text:span><text:span text:style-name="T349">т возбуждения кобылка </text:span><text:span text:style-name="T352">хлопает</text:span><text:span text:style-name="T349"> крыльями. Она, зацепившись за рог, </text:span><text:span text:style-name="T352">срывает</text:span><text:span text:style-name="T349"> наушники и </text:span><text:span text:style-name="T352">стучит </text:span><text:span text:style-name="T349">копытом по кнопке громкой связи.</text:span></text:p>
      <text:p text:style-name="P572"/>
      <text:p text:style-name="P974"><text:span text:style-name="T114">- Корморан вас слышит! </text:span><text:span text:style-name="T354">Андориан, п</text:span><text:span text:style-name="T114">риём!</text:span></text:p>
      <text:p text:style-name="P127"><text:span text:style-name="T349">- </text:span><text:span text:style-name="T353">Краткий репорт обстановки, Корморан! </text:span><text:span text:style-name="T349">- приказ</text:span><text:span text:style-name="T352">ывает</text:span><text:span text:style-name="T349"> Луна.</text:span></text:p>
      <text:p text:style-name="P572"/>
      <text:p text:style-name="P130"><text:span text:style-name="T348">Оглушительный разрыв разда</text:span><text:span text:style-name="T358">ётся</text:span><text:span text:style-name="T348"> над головами всех присутствующих. По потолку полз</text:span><text:span text:style-name="T357">ут</text:span><text:span text:style-name="T348"> трещины. </text:span><text:span text:style-name="T358">Светильники </text:span><text:span text:style-name="T359">гаснут</text:span><text:span text:style-name="T358">, мигнув пару раз на прощание. </text:span><text:span text:style-name="T360">Сдавленные вопли перемежаются со стуком опрокидываемых на пол </text:span><text:span text:style-name="T418">тумбочек</text:span><text:span text:style-name="T360">. </text:span><text:span text:style-name="T359">Шум и неразбериха прерываются властным голосом </text:span><text:span text:style-name="T360">сестры</text:span><text:span text:style-name="T359">.</text:span></text:p>
      <text:p text:style-name="P573">- Пойд<text:span text:style-name="T1595">ем</text:span>, разбер<text:span text:style-name="T1595">ёмся</text:span>, что там происходит.</text:p>
      <text:p text:style-name="P573"/>
      <text:p text:style-name="P976"><text:span text:style-name="T114">С тихим щелчком включается красный свет аварийного освещения. </text:span><text:span text:style-name="T360">В закрывающемся проёме выхода видны очертания облечённой в силовые доспехи Луны.</text:span></text:p>
      <text:p text:style-name="P574"/>
      <text:p text:style-name="P130"><text:span text:style-name="T360">- … </text:span><text:span text:style-name="T361">шшш… </text:span><text:span text:style-name="T367">три</text:span><text:span text:style-name="T361"> башни из пяти. Держимся за счёт автоматических </text:span><text:span text:style-name="T400">турелей</text:span><text:span text:style-name="T361"> и автономных силовых костюмов, - ожил переключённый на аварийное питание передатчик. - </text:span><text:span text:style-name="T362">Они наступают волнами, раз в пять-семь часов. По нашим оценкам, в </text:span><text:span text:style-name="T400">Нейвилле</text:span><text:span text:style-name="T362"> проживало до пятидесяти тысяч. </text:span><text:span text:style-name="T1347">Около сем</text:span><text:span text:style-name="T1348">и</text:span><text:span text:style-name="T1347"> тысяч </text:span><text:span text:style-name="T1348">мы уже насчитали тут, в армии виндов. Остальным или удалось уйти, или они штурмуют соседние крепости</text:span><text:span text:style-name="T362">. Не устоим без вариантов. </text:span><text:span text:style-name="T367">Ещё с неделю продержимся, не больше. </text:span><text:span text:style-name="T400">Потом закончатся боеприпасы.</text:span></text:p>
      <text:p text:style-name="P130"><text:span text:style-name="T36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400">Нейвиль</text:span><text:span text:style-name="T362">? </text:span><text:span text:style-name="T363">Что случилось, лягни вас буйвол?</text:span></text:p>
      <text:p text:style-name="P131"><text:span text:style-name="T363">О</text:span><text:span text:style-name="T364">т волнения в мою речь прокрадыва</text:span><text:span text:style-name="T365">ются</text:span><text:span text:style-name="T364"> словечки из солдатского жаргона моей младшей сестрицы. Нехорошо </text:span><text:span text:style-name="T365">ведущему сотруднику и сильнейшему магу Астромеханического университета скатываться до <text:s/></text:span><text:span text:style-name="T366">сержантского </text:span><text:span text:style-name="T727">слэнга</text:span><text:span text:style-name="T365">.</text:span></text:p>
      <text:p text:style-name="P130"><text:span text:style-name="T363">- Я ж</text:span><text:span text:style-name="T365">е</text:span><text:span text:style-name="T363"> объясняю, </text:span><text:span text:style-name="T364">они проникают внутрь. Достаточно </text:span><text:span text:style-name="T1349">прикосновения</text:span><text:span text:style-name="T1346"> на три-четыре секунды</text:span><text:span text:style-name="T364">, и виндиго захватывают </text:span><text:span text:style-name="T366">разум</text:span><text:span text:style-name="T36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30"><text:span text:style-name="T364">- </text:span><text:span text:style-name="T366">Что? Как? Как такое возможно? - информация не укладывается у меня в голове. - </text:span><text:span text:style-name="T367">Мы двести лет ведём войну и до сих пор ничего подобного не случалось. </text:span><text:span text:style-name="T804">На проникновение в разум виндиго требуется более часа, они могут это проделывать только с пленными.</text:span></text:p>
      <text:p text:style-name="P130"><text:span text:style-name="T366">- </text:span><text:span text:style-name="T367">Они научили</text:span><text:span text:style-name="T371">с</text:span><text:span text:style-name="T367">ь этому совсем недавно. Южную башню </text:span><text:span text:style-name="T372">винд</text:span><text:span text:style-name="T375">ы</text:span><text:span text:style-name="T367"> взяли таким образом два месяца назад. Потом Центральную и Западную. </text:span><text:span text:style-name="T375">Главное, чем захваченный аликорн отличается от нормального — его зрачки становятся узкими. Они не могут это скрывать. </text:span><text:span text:style-name="T366">Мы пытались связаться с вами и соседями. Но </text:span><text:span text:style-name="T375"><text:s/>винды</text:span><text:span text:style-name="T366"> захватили «Маджестик» и глушат сигнал. Странно, что вы к нам пробились.</text:span></text:p>
      <text:p text:style-name="P130"><text:soft-page-break/><text:span text:style-name="T366">- </text:span><text:span text:style-name="T367">Мы подключили передатчик к антенне лаборатории, - объясняю я. И внезапно понимаю происходящее. - Луна!!!</text:span></text:p>
      <text:p text:style-name="P575"/>
      <text:p text:style-name="P133"><text:span text:style-name="T367">Я бегу к выходу из убежища, на ходу активировав силов</text:span><text:span text:style-name="T368">ые</text:span><text:span text:style-name="T367"> </text:span><text:span text:style-name="T368">доспехи</text:span><text:span text:style-name="T367">. Экзоскелет бронескафандра повизгивает <text:s/></text:span><text:span text:style-name="T372">сервомоторами </text:span><text:span text:style-name="T367">на особо крутых виражах, пока я несусь на верхние ярусы Андориана. </text:span><text:span text:style-name="T368">Десятитысячелетняя крепость знавала и худшие времена, </text:span><text:span text:style-name="T369">но </text:span><text:span text:style-name="T37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4"><text:span text:style-name="T37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73">правда, </text:span><text:span text:style-name="T372">не умеют сражаться, но многие из них неплохие маги. </text:span><text:span text:style-name="T373">И сколько из них сейчас перешло на сторону </text:span><text:span text:style-name="T376">врага</text:span><text:span text:style-name="T373">? Мы зашли в комнату радиосвязи, как только </text:span><text:span text:style-name="T374">небольшой </text:span><text:span text:style-name="T373">отряд </text:span><text:span text:style-name="T376">виндиго </text:span><text:span text:style-name="T418">показался у подножия скалы</text:span><text:span text:style-name="T374">. Обычное дело, раньше такие рейды отбивались в течении </text:span><text:span text:style-name="T376">четверти часа</text:span><text:span text:style-name="T374"> без особых проблем</text:span><text:span text:style-name="T373">. </text:span><text:span text:style-name="T374">Но прошло уже больше часа, а бой не стих. И, судя по звукам, он только разгорается.</text:span></text:p>
      <text:p text:style-name="P135"><text:span text:style-name="T374">И</text:span><text:span text:style-name="T376">з боковой двери на меня буквально вываливается легионер. </text:span><text:span text:style-name="T379">Увидев</text:span><text:span text:style-name="T376"> </text:span><text:span text:style-name="T377">меня, он испуганно о</text:span><text:span text:style-name="T379">ха</text:span><text:span text:style-name="T377">ет и прижимается к стене.</text:span></text:p>
      <text:p text:style-name="P135"><text:span text:style-name="T377">- </text:span><text:span text:style-name="T378">Где ваш шлем, солдат? Что с вашим </text:span><text:span text:style-name="T379">рогом? И… </text:span><text:span text:style-name="T378">Почему вы дро</text:span><text:span text:style-name="T379">жите?</text:span></text:p>
      <text:p text:style-name="P136"><text:span text:style-name="T379">Песчаного цвета аликорн с </text:span><text:span text:style-name="T383">обугленным</text:span><text:span text:style-name="T379"> рогом вжимается в стену в тщётном порыве быть от меня подальше и, судя по всему, готовиться упасть в обморок.</text:span></text:p>
      <text:p text:style-name="P136"><text:span text:style-name="T379">Я внезапно вспоминаю предостережение и внимательно всматриваюсь в его зрачки. К счастью, они </text:span><text:span text:style-name="T382">не узкие</text:span><text:span text:style-name="T379">. Это очень легко заметить, так как они расширены и </text:span><text:span text:style-name="T384">почти вытеснили белки глаз</text:span><text:span text:style-name="T379">.</text:span></text:p>
      <text:p text:style-name="P977"><text:span text:style-name="T379">Я </text:span><text:span text:style-name="T114">поднимаю забрало, чтобы он узнал меня.</text:span></text:p>
      <text:p text:style-name="P136"><text:span text:style-name="T379">Он </text:span><text:span text:style-name="T385">отвечает мне пронзительным взглядом</text:span><text:span text:style-name="T379"> в ответ и, внезапно, успокаивается.</text:span></text:p>
      <text:p text:style-name="P136"><text:span text:style-name="T379">- Вы — не они, - вздыхает он. - </text:span><text:span text:style-name="T380">У вас хорошие </text:span><text:span text:style-name="T381">глаза</text:span><text:span text:style-name="T380">. Круглые.</text:span></text:p>
      <text:p text:style-name="P134"><text:span text:style-name="T374">- </text:span><text:span text:style-name="T38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7">ует</text:span><text:span text:style-name="T386">, аликорн расслаб</text:span><text:span text:style-name="T387">ляется</text:span><text:span text:style-name="T386"> и отлепл</text:span><text:span text:style-name="T387">ивается</text:span><text:span text:style-name="T386"> от стены.</text:span></text:p>
      <text:p text:style-name="P134"><text:span text:style-name="T386">- </text:span><text:span text:style-name="T388">Вы не понимаете. Там, — легионер указывает копытом в сторону двери, - творится что-то ужасное. Моя центурия </text:span><text:span text:style-name="T418">обходила периметр стены у с</text:span><text:span text:style-name="T388">еверной башни. </text:span><text:span text:style-name="T418">Мы встретили там трёх незнакомых аликорнов, открывающих ворота. Мы не успели остановить их — в открытые ворота сразу ринулись винды. </text:span><text:span text:style-name="T388">Отряд совсем небольшой, ничего серьёзного. Обычно при таком соотношении сил виндиго разворачиваются и уходят. Но не в этот раз. </text:span><text:span text:style-name="T389">Виндиго вступили в бой с передовыми бойцами нашего построения. И…</text:span></text:p>
      <text:p text:style-name="P137"><text:span text:style-name="T389">Легионер зап</text:span><text:span text:style-name="T390">инается</text:span><text:span text:style-name="T389">. Он молча хлопа</text:span><text:span text:style-name="T390">ет</text:span><text:span text:style-name="T389"> глазами и не мо</text:span><text:span text:style-name="T390">жет</text:span><text:span text:style-name="T389"> произнести ни слова.</text:span></text:p>
      <text:p text:style-name="P576">- Как тебя зовут, солдат? - когда наступает психологический шок, лучше всего его преодолевать простыми маленькими шагами. <text:span text:style-name="T1476">Я давно </text:span><text:span text:style-name="T1647">э</text:span><text:span text:style-name="T1476">то усвоила, общаясь со студентами.</text:span></text:p>
      <text:p text:style-name="P137"><text:span text:style-name="T389">- Ринс. Ринс Стилфизер. </text:span><text:span text:style-name="T391">Л</text:span><text:span text:style-name="T390">ибрарий </text:span><text:span text:style-name="T391">первой центурии первой когорты шестого легиона.</text:span></text:p>
      <text:p text:style-name="P978"><text:span text:style-name="T114">- </text:span><text:span text:style-name="T390">Успокойся, Ринс</text:span><text:span text:style-name="T391">. </text:span><text:span text:style-name="T392">У тебя есть дети?</text:span></text:p>
      <text:p text:style-name="P577">- Дочка.</text:p>
      <text:p text:style-name="P578"><text:soft-page-break/>Взгляд солдата стал более осмысленным, зрачки почти вернулись в нормальный размер.</text:p>
      <text:p text:style-name="P138"><text:span text:style-name="T392">- Её зовут Дикси. Эвакуировалась за океан, с женой. Месяц назад прислала открытку. Там </text:span><text:span text:style-name="T393">карнавал! Маски, конфетти, </text:span><text:span text:style-name="T394">фейерверки! М</text:span><text:span text:style-name="T393">ороженное </text:span><text:span text:style-name="T394">на пляже</text:span><text:span text:style-name="T393">! <text:s/>- восхищённо говорил Ринс, его глаза сияли. Он был счастлив отвлечься от реальности.</text:span></text:p>
      <text:p text:style-name="P138"><text:span text:style-name="T393">- Отлично. </text:span><text:span text:style-name="T394">Я счастлива, что твоя семья в полной безопасности, - произнесла я с ударением на безопасность. - <text:s/></text:span><text:span text:style-name="T395">И с ними ничего плохого не случится, потому что ты защищаешь их покой. </text:span><text:span text:style-name="T394">Теперь расскажи мне, что случилось во время недавнего боя с виндиго?</text:span></text:p>
      <text:p text:style-name="P138"><text:span text:style-name="T394">- </text:span><text:span text:style-name="T395">Они </text:span><text:span text:style-name="T397">обнимали нас</text:span><text:span text:style-name="T395">. </text:span><text:span text:style-name="T397">Одн</text:span><text:span text:style-name="T400">а</text:span><text:span text:style-name="T397"> виндиго отбивает удар копьём, а втор</text:span><text:span text:style-name="T400">ая</text:span><text:span text:style-name="T397"> прижимает </text:span><text:span text:style-name="T400">копыта</text:span><text:span text:style-name="T395"> </text:span><text:span text:style-name="T397">к шлему вот так, - Ринс прижимает </text:span><text:span text:style-name="T400">копыта</text:span><text:span text:style-name="T397"> к ушам, - </text:span><text:span text:style-name="T400">поднимает забрало и целует. </text:span><text:span text:style-name="T444">И через три секунды у них становится одним виндом больше, а у нас — одним солдатом меньше.</text:span><text:span text:style-name="T400"> И</text:span><text:span text:style-name="T395"> </text:span><text:span text:style-name="T397">первые ряды</text:span><text:span text:style-name="T395"> </text:span><text:span text:style-name="T397">стали разворачиваться и</text:span><text:span text:style-name="T395"> сражаться с нами, - </text:span><text:span text:style-name="T39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7">Как будто мы </text:span><text:span text:style-name="T402">с Троттером </text:span><text:span text:style-name="T397">не пили кальвадос в «Хромом осле»!</text:span></text:p>
      <text:p text:style-name="P979"><text:span text:style-name="T396">Я </text:span><text:span text:style-name="T114">замечаю вмятину на нагруднике Ринса.</text:span></text:p>
      <text:p text:style-name="P139"><text:span text:style-name="T403">- </text:span><text:span text:style-name="T397">И </text:span><text:span text:style-name="T402">я зметил это. Сначала у Троттера, а потом и у всех остальных</text:span><text:span text:style-name="T397">. </text:span><text:span text:style-name="T402">У</text:span><text:span text:style-name="T39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6">Они были обращёнными. </text:span><text:span text:style-name="T399">Их души украли винды!</text:span></text:p>
      <text:p text:style-name="P980"><text:span text:style-name="T397">Л</text:span><text:span text:style-name="T114">егионер всхли</text:span><text:span text:style-name="T398">пывает</text:span><text:span text:style-name="T114">. Его тряс</text:span><text:span text:style-name="T398">ёт</text:span><text:span text:style-name="T114">.</text:span></text:p>
      <text:p text:style-name="P140"><text:span text:style-name="T394">- </text:span><text:span text:style-name="T401">У меня с детства был дар к левитации. Я мог поднять в воздух целы</text:span><text:span text:style-name="T402">х</text:span><text:span text:style-name="T401"> </text:span><text:span text:style-name="T402">два </text:span><text:span text:style-name="T401">ящик</text:span><text:span text:style-name="T402">а</text:span><text:span text:style-name="T401"> с сидром! </text:span><text:span text:style-name="T402">Один раз я приподнял целого центуриона Громера после обеда — а он очень грузный жеребец!</text:span><text:span text:style-name="T401"> Но сейчас я расшвырял </text:span><text:span text:style-name="T404">две </text:span><text:span text:style-name="T401">дюжин</text:span><text:span text:style-name="T404">ы</text:span><text:span text:style-name="T401"> виндов, только чтобы не дать им прикоснуться к себе — и мой рог сгорел! У меня больше нет магии!</text:span></text:p>
      <text:p text:style-name="P138"><text:span text:style-name="T401">- </text:span><text:span text:style-name="T404">Мужайся, солдат! Ты же воин элитного подразделения королевы!</text:span></text:p>
      <text:p text:style-name="P579">- Я всего лишь писарь. Все мои товарищи пропали — один за другим, пока я не остался один! Они смеялись мне в лицо, нацеливая на меня пики!</text:p>
      <text:p text:style-name="P581">Солдат тяжело дышит. Его снова трясёт дрожь. Надо бы сказать Луне, чтобы усилила кон<text:span text:style-name="T1483">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581"><text:s/></text:p>
      <text:p text:style-name="P141"><text:span text:style-name="T405">Я смотрю за спину Ринса, в </text:span><text:span text:style-name="T406">комнату</text:span><text:span text:style-name="T405">. Там разбитое окно, через которое он вломился с улицы.</text:span></text:p>
      <text:p text:style-name="P580">- <text:span text:style-name="T1477">Ты видел её? Ты видел Луну?</text:span></text:p>
      <text:p text:style-name="P582">Легионер опять закатывает глаза и готовится упасть в обморок, но я звонкой пощёчиной возвращаю его к жизни.</text:p>
      <text:p text:style-name="P142"><text:span text:style-name="T407">- </text:span><text:span text:style-name="T406">Нашего </text:span><text:span text:style-name="T412">ц</text:span><text:span text:style-name="T407">ентуриона? Да, конечно, </text:span><text:span text:style-name="T406">я видел её</text:span><text:span text:style-name="T407">… </text:span><text:span text:style-name="T408">Винды </text:span><text:span text:style-name="T406">вместе с обращёнными повалили водонапорную башню </text:span><text:span text:style-name="T409">на арсенал и </text:span><text:span text:style-name="T785">вполовину</text:span><text:span text:style-name="T409"> разрушили его. Они стали разбирать завалы, чтобы добраться… Ну, вы понимаете?</text:span></text:p>
      <text:p text:style-name="P36"><text:span text:style-name="T409">Да, я понимаю. В арсенале хранятся Элементы </text:span><text:span text:style-name="T1709">Возмездия</text:span><text:span text:style-name="T1478">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479">третьего типа</text:span><text:span text:style-name="T1478">. </text:span><text:span text:style-name="T1479">Увы, нам пришлось использовать самый слабый тип магии, чтобы Элементами не смогли </text:span><text:soft-page-break/><text:span text:style-name="T1479">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500">Сильнейшие маги с помощью Элементов могут создавать </text:span><text:span text:style-name="T1709">землетрясения, </text:span><text:span text:style-name="T1500"><text:s/>смерчи или шары концентрированной плазмы.</text:span><text:span text:style-name="T1479"> И вот теперь я не уверена, что винды не смогут использовать Элементы – мы </text:span><text:span text:style-name="T1480">ведь </text:span><text:span text:style-name="T1479">ничего не знаем об обращённых! </text:span></text:p>
      <text:p text:style-name="P37">Должно быть, та же мысль посетила и Луну.</text:p>
      <text:p text:style-name="P37"/>
      <text:p text:style-name="P36"><text:span text:style-name="T1479">- </text:span><text:span text:style-name="T1480">И </text:span><text:span text:style-name="T1481">тут </text:span><text:span text:style-name="T1480">со стороны </text:span><text:span text:style-name="T1481">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482">было буквально пять минут назад.</text:span></text:p>
      <text:p text:style-name="P36">- <text:span text:style-name="T1482">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484">я</text:span> душ<text:span text:style-name="T1484">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485">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486">у самих Элементов, охраняя их</text:span><text:span text:style-name="T1485">?</text:span></text:p>
      <text:p text:style-name="P41">Дубовая дверь хранилища вырвана с замком и накренилась к полу на одной петле.</text:p>
      <text:p text:style-name="P41">С замирающим сердце<text:span text:style-name="T1487">м</text:span> вхожу внутрь.</text:p>
      <text:p text:style-name="P42"><text:span text:style-name="T1487">На груде камней, в которых я узнаю остатки статуи </text:span><text:span text:style-name="T1488">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489">Луна!</text:span></text:p>
      <text:p text:style-name="P44">Сестра молчит. <text:span text:style-name="T1488"><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489">- </text:span><text:span text:style-name="T1490">Нотхуурр шанграа хиссандурр…</text:span></text:p>
      <text:p text:style-name="P45">- <text:span text:style-name="T1490">Что?</text:span></text:p>
      <text:p text:style-name="P49"><text:span text:style-name="T1596">Шёпот совсем не похож на </text:span><text:span text:style-name="T1598">армейский слэнг</text:span><text:span text:style-name="T1596"> </text:span><text:span text:style-name="T1605">преторианских казарм, которым пользуется </text:span><text:span text:style-name="T1596">сестр</text:span><text:span text:style-name="T1605">а</text:span><text:span text:style-name="T1596">. Есть в нём что-то от шипения зме</text:span><text:span text:style-name="T1597">й</text:span><text:span text:style-name="T1596"> и жужжания насекомых одновременно.</text:span></text:p>
      <text:p text:style-name="P46"><text:span text:style-name="T1491">Луна </text:span><text:span text:style-name="T1492">отк</text:span><text:span text:style-name="T1491">рывает глаза. На мгновение мне кажется… Да нет, просто показалось. Луна смотрит на меня с удивлением.</text:span></text:p>
      <text:p text:style-name="P46">- <text:span text:style-name="T1491">Сестра?</text:span></text:p>
      <text:p text:style-name="Text_20_body">- <text:span text:style-name="T1493">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493">Винды забрали к себе всех </text:span><text:span text:style-name="T1595">Наших</text:span><text:span text:style-name="T1493"> солдат, - </text:span><text:span text:style-name="T1495">хрипло </text:span><text:span text:style-name="T1493">отвечает Луна на мой невысказанный вопрос. - </text:span><text:span text:style-name="T1494">Но </text:span><text:span text:style-name="T1595">Нас</text:span><text:span text:style-name="T1494"> забрать не смогли. </text:span><text:span text:style-name="T1595">Мы</text:span><text:span text:style-name="T1494"> активировал</text:span><text:span text:style-name="T1595">и</text:span><text:span text:style-name="T1494"> щит Элементов и их вышвырнуло прочь.</text:span></text:p>
      <text:p text:style-name="P583">Сестра, пошатываясь, выходит из хранилища.</text:p>
      <text:p text:style-name="P144"><text:span text:style-name="T413">Я выхожу в след за ней. Вырванную с мясом дверь уже не починить, но это и не требуется — все враги остались за барьером. </text:span><text:span text:style-name="T414">Силуэт Луны скрывается в проёме выхода, её тень ещё некоторое время движется по полу коридора. </text:span><text:span text:style-name="T413">Я </text:span><text:span text:style-name="T414">оборачиваюсь и </text:span><text:span text:style-name="T413">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4">пока, наконец, в сознании не формируется пронзительный вопрос , уже облачённый в нотки истерии.</text:span></text:p>
      <text:p text:style-name="P584"/>
      <text:p text:style-name="P584">КАК могла Луна активировать Элементы, если ларец ЗАПЕРТ? <text:span text:style-name="T1511">Почему она соврала мне, что активировала их?</text:span></text:p>
      <text:p text:style-name="P584"><text:span text:style-name="T1496">Н</text:span>ичего не понимаю.</text:p>
      <text:p text:style-name="P583"/>
      <text:p text:style-name="P144"><text:span text:style-name="T423">Мысли прерываются </text:span><text:span text:style-name="T414">крик</text:span><text:span text:style-name="T423">ами</text:span><text:span text:style-name="T414">, треск</text:span><text:span text:style-name="T423">ом</text:span><text:span text:style-name="T414"> и шипение</text:span><text:span text:style-name="T423">м</text:span><text:span text:style-name="T414">. Я спешу наверх, </text:span><text:span text:style-name="T424">спотыкаясь об обломки штукатурки</text:span><text:span text:style-name="T414">.</text:span></text:p>
      <text:p text:style-name="P147"><text:span text:style-name="T420">За розоватым барьером щита маячат крылатые тени. Время от времени одна из них испускает зелёный луч в основание южной башни. </text:span><text:span text:style-name="T424">Лучи беспрепятственно пронзают щит.</text:span><text:span text:style-name="T420"> </text:span><text:span text:style-name="T424">О</text:span><text:span text:style-name="T420">т попаданий </text:span><text:span text:style-name="T421">летят раскалённые камни, горят деревянные перекрытия, текут ручейки </text:span><text:span text:style-name="T422">расплавленного стекла</text:span><text:span text:style-name="T421">.</text:span></text:p>
      <text:p text:style-name="P600">&lt;<text:span text:style-name="T29">раскрыть огромную статую аликорна в донжоне</text:span>&gt;</text:p>
      <text:p text:style-name="P147"><text:span text:style-name="T421">- </text:span><text:span text:style-name="T425">Консул Селестия! Консул Селестия! Сюда!</text:span></text:p>
      <text:p text:style-name="P587">С крепостной стены мне отчаянно машет <text:span text:style-name="T1629">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507">Два роботизированных силовых костюма стоят тут же, неуклюже наводя на мечущиеся тени </text:span><text:span text:style-name="T1508">горгонарий.</text:span></text:p>
      <text:p text:style-name="P149"><text:span text:style-name="T425">-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8">Девятнадцать</text:span><text:span text:style-name="T425"> зеркал за пятнадцать минут! Я даже в команде колледжа </text:span><text:span text:style-name="T426">за всю </text:span><text:span text:style-name="T430">партию гриммича</text:span><text:span text:style-name="T425"> больше семи не создавал, а ведь я уже не молод!</text:span></text:p>
      <text:p text:style-name="P706"/>
      <text:p text:style-name="P148"><text:span text:style-name="T421">О</text:span><text:span text:style-name="T422">дна из теней приближается к границе щита </text:span><text:span text:style-name="T425">с той стороны. Я</text:span><text:span text:style-name="T422"> узнаю Найт Эрроу — </text:span><text:span text:style-name="T429">одну из стражей-охранниц легата</text:span><text:span text:style-name="T422">. Он</text:span><text:span text:style-name="T427">а</text:span><text:span text:style-name="T422"> </text:span><text:span text:style-name="T425">зависает в воздухе, прижимаясь головой к упругой розовой мембране. Е</text:span><text:span text:style-name="T762">ё</text:span><text:span text:style-name="T425"> узкие зрачки пронизывают меня насквозь. «</text:span><text:span text:style-name="T762">Чайшанссиии!» - шипит она.</text:span><text:span text:style-name="T425"> Затем, без малейшей подготовки, е</text:span><text:span text:style-name="T762">ё</text:span><text:span text:style-name="T425"> рог вспыхивает зелёным огнём и луч прожигает воздух по направлению ко мне. </text:span></text:p>
      <text:p text:style-name="P58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588">Найт Эрроу также падает с дымящимся рогом по другую сторон<text:span text:style-name="T1503">у</text:span> стены.</text:p>
      <text:p text:style-name="P587">- <text:span text:style-name="T1501">Помогите нам, умоляю! Мы долго не продержимся! - чуть не плачет Хай Глори. - </text:span><text:span text:style-name="T1502">Они делают один-два выстрела и сгорают также, но их гораздо больше, чем нас! </text:span><text:span text:style-name="T1504">Винды обернули наших солдат против нас — теперь мы в меньшинстве.</text:span></text:p>
      <text:p text:style-name="P58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589"/>
      <text:p text:style-name="P589">Значит, пришло время. <text:span text:style-name="T1505">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506">в </text:span><text:span text:style-name="T1505"><text:s/>виндиго. Пора уходить.</text:span></text:p>
      <text:p text:style-name="P234"><text:span text:style-name="T1191">Я вспоминаю тайное совещание королевы </text:span><text:span text:style-name="T1190">в Ундариене четыре</text:span><text:span text:style-name="T1192"> года</text:span><text:span text:style-name="T1191">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590">…</text:p>
      <text:p text:style-name="P464"><text:span text:style-name="T43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32">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4"><text:span text:style-name="T1401">- </text:span><text:span text:style-name="T1402">Что может случиться с нами сейчас, моя королева? </text:span><text:span text:style-name="T1403">Моя задница чует победу!</text:span><text:span text:style-name="T1402"> - как всегда, в развязной манере выступил </text:span><text:span text:style-name="T1404">трибун</text:span><text:span text:style-name="T1402"> Майлд Брэйн. - Грандфлаеры сметут эту шушеру в самый Тартар, где им и место! </text:span><text:span text:style-name="T1405">Север и восток уже зачищены от виндов, юг последует за ними, как только мы достроим «</text:span><text:span text:style-name="T1415">Громовержца</text:span><text:span text:style-name="T1405">».</text:span></text:p>
      <text:p text:style-name="P465"><text:span text:style-name="T433">Н</text:span><text:span text:style-name="T435">а глобусе Орунгуна освобождённые территории подсвечивались </text:span><text:span text:style-name="T436">золотым, оккупированные — бирюзовым. Бирюза </text:span><text:span text:style-name="T438">всё </text:span><text:span text:style-name="T436">занимала ещё четверть </text:span><text:span text:style-name="T439">В</text:span><text:span text:style-name="T436">еликого континента и весь </text:span><text:span text:style-name="T439">М</text:span><text:span text:style-name="T436">алый, в то время как ещё три года назад у нас оставалось не более половины великого.</text:span></text:p>
      <text:p text:style-name="P292"><text:soft-page-break/><text:span text:style-name="T1405">- </text:span><text:span text:style-name="T1409">Также мы думали пятьдесят лет назад, когда перевели промышленность на военные рельсы </text:span><text:span text:style-name="T1379">и сформировали регулярную армию</text:span><text:span text:style-name="T1409">. И двадцать лет назад, когда появились первые охранные турели. </text:span><text:span text:style-name="T1410">И </text:span><text:span text:style-name="T1409">десять лет назад, когда разработали автономные силовые костюмы. </text:span><text:span text:style-name="T1410">Но </text:span><text:span text:style-name="T1411">против наших армий вышла ледяная армада</text:span><text:span text:style-name="T1410">. На охранные турели </text:span><text:span text:style-name="T1411">они </text:span><text:span text:style-name="T1410">ответили тактикой роя </text:span><text:span text:style-name="T1411">и лучёмётами. А наши воины в силовой броне стали переходить на сторону виндов после обращения.</text:span><text:span text:style-name="T1409"> </text:span><text:span text:style-name="T1412">Каждый раз виндиго изобретали ответную тактику, которая нивелировала наше техномагическое преимущество. </text:span><text:span text:style-name="T1409">Мне очень хочется верить, что гранд-флаеры преломят ход войны, но </text:span><text:span text:style-name="T1413">я не собираюсь ставить будущее «Семи вечностей» в зависимость от ещё одной военной технологи</text:span><text:span text:style-name="T1414">и</text:span><text:span text:style-name="T1413">.</text:span></text:p>
      <text:p text:style-name="P464"><text:span text:style-name="T434">- </text:span><text:span text:style-name="T435">Но ведь если мы победим, в проекте вообще не будет смысла! - воскликнул Майлд Брэйн. - </text:span><text:span text:style-name="T437">Зачем отвлекать ресурсы на очкариков!</text:span></text:p>
      <text:p text:style-name="P235"><text:span text:style-name="T1404">Легаты</text:span><text:span text:style-name="T1406"> за его спиной недовольно зашептались. </text:span><text:span text:style-name="T1407">Я и сама едва сдержалась, чтобы не осадить его предельно жёстко. </text:span><text:span text:style-name="T1406">Так перечить королеве мог только недалёкий грубиян Майл</text:span><text:span text:style-name="T1408">д</text:span><text:span text:style-name="T1406">, но его боевые заслуги позволяли ему и не такие выходки.</text:span></text:p>
      <text:p text:style-name="P150"><text:span text:style-name="T1378">Королева долго смотрела на медленно вращающ</text:span><text:span text:style-name="T1379">ую</text:span><text:span text:style-name="T1378">ся </text:span><text:span text:style-name="T1379">голограмму</text:span><text:span text:style-name="T1378">, прежде чем ответить. Казалось, её совсем не задевает грубость Майлда.</text:span></text:p>
      <text:p text:style-name="P151"><text:span text:style-name="T1380">- </text:span><text:span text:style-name="T1379">В проекте есть смысл, даже если </text:span><text:span text:style-name="T1381">мы победим. </text:span><text:span text:style-name="T1388">В</text:span><text:span text:style-name="T1381"> нем был бы смысл даже если </text:span><text:span text:style-name="T1379">войны не было вовсе, - наконец тихо сказала она. - </text:span><text:span text:style-name="T1388">Долгие тысячи лет я была вашим правителем — и с самого начала наблюдала тенденцию. В самом начале, когда я стала вашим вождём, плем</text:span><text:span text:style-name="T1389">я</text:span><text:span text:style-name="T1388">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389">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382">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389">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51"><text:span text:style-name="T1389">К</text:span><text:span text:style-name="T1397">оролева Лорен вздохнула и отвернулась от голограммы. Её голос едва перекрывает жужжание </text:span><text:span text:style-name="T1399">голо</text:span><text:span text:style-name="T1397">проектора, но мы все слышим тихие слова.</text:span></text:p>
      <text:p text:style-name="P151"><text:span text:style-name="T1397">- Я помню времена, когда магии было больше. Мы могли летать без помощи крыльевых экстендеров, мы могли </text:span><text:span text:style-name="T1399">мыслью </text:span><text:span text:style-name="T1397">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400">пра</text:span><text:span text:style-name="T1397">бабушки, в древние времена магии было ещё больше, </text:span><text:span text:style-name="T1400">а чудеса — ещё дивнее</text:span><text:span text:style-name="T1397">. Магия уходит из нашего мира и мы стали жадными, чтобы оставаться бессмертными. Мало кто </text:span><text:span text:style-name="T1400">теперь </text:span><text:span text:style-name="T1397">решается поделиться силой, чтобы завести жеребят.</text:span></text:p>
      <text:p text:style-name="P151"><text:span text:style-name="T139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382">Центральные районы </text:span><text:span text:style-name="T1398">Великого континента</text:span><text:span text:style-name="T1382"> уже практически пусты, города превращаются в городки, городки — в посёлки, а посёлки — </text:span><text:span text:style-name="T1389">заросшие травой руины</text:span><text:span text:style-name="T1383">. </text:span><text:span text:style-name="T1398">На Малом жизнь теплится всего в пяти городах.</text:span><text:span text:style-name="T1383"> </text:span><text:span text:style-name="T1392">Остров Вандерис вымер уже две тысячи лет назад, его некогда гордые замки заносятся песком и населены лишь чайками. </text:span><text:span text:style-name="T1383">Даже </text:span><text:span text:style-name="T1390">в </text:span><text:span text:style-name="T1383">столиц</text:span><text:span text:style-name="T1390">е население</text:span><text:span text:style-name="T1383"> сократилась </text:span><text:span text:style-name="T1390">настолько, что древний замок Рондокринн </text:span><text:soft-page-break/><text:span text:style-name="T1390">теперь стоит в малонаселённой окраине </text:span><text:span text:style-name="T1392">и ухаживается одним садовником, ещё более старым, чем я — последним слугой вымершего рода</text:span><text:span text:style-name="T1383">. </text:span><text:span text:style-name="T1382">Война </text:span><text:span text:style-name="T1394">же </text:span><text:span text:style-name="T1382">всё ускорила — аликорны пропадают тысячами. </text:span><text:span text:style-name="T1394">Даже если мы победим, </text:span><text:span text:style-name="T1395">мы не сможем возродиться. Попросту, </text:span><text:span text:style-name="T1394">нас осталось слишком мало, чтобы поддерживать уст</text:span><text:span text:style-name="T1396">о</text:span><text:span text:style-name="T1394">йчивое развитие вида.</text:span><text:span text:style-name="T1382"> </text:span><text:span text:style-name="T1384">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385">Именно в этом состоит цель </text:span><text:span text:style-name="T1384">«</text:span><text:span text:style-name="T1385">Семи вечностей». </text:span><text:span text:style-name="T1386">И </text:span><text:span text:style-name="T1387">вот </text:span><text:span text:style-name="T1386">по</text:span><text:span text:style-name="T1387">чем</text:span><text:span text:style-name="T1386">у он важнее даже </text:span><text:span text:style-name="T1391">нашей </text:span><text:span text:style-name="T1386">победы в </text:span><text:span text:style-name="T1388">этой </text:span><text:span text:style-name="T1386">войне…</text:span></text:p>
      <text:p text:style-name="P941">…</text:p>
      <text:p text:style-name="P152"><text:span text:style-name="T1416">Громкий треск и вспышки возвращают меня в реальность. На стене сражаются Хай Глори и четверо оставшихся </text:span><text:span text:style-name="T1419">воинов</text:span><text:span text:style-name="T1416">. </text:span><text:span text:style-name="T1418">Двое</text:span><text:span text:style-name="T1417"> </text:span><text:span text:style-name="T1419">преторианцев</text:span><text:span text:style-name="T1417">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596">Я расправляю крылья. Необходимо срочно найти Луну. Наступило время последнего приказа королевы Лорен.</text:p>
      <text:p text:style-name="P422"><text:span text:style-name="T1420">(</text:span><text:span text:style-name="T113">уменьшить </text:span><text:span text:style-name="T1421">позор </text:span><text:span text:style-name="T113">«бегств</text:span><text:span text:style-name="T1421">а</text:span><text:span text:style-name="T113">» Сел и Луны, подчеркнуть их героизм)</text:span></text:p>
      <text:p text:style-name="P593"><text:line-break/><text:span text:style-name="T1509">~~~</text:span></text:p>
      <text:p text:style-name="P591"/>
      <text:p text:style-name="P623">Лучик света преломляется в бокале мартини и выходит радужным веером, соперничая с многоцветной гривой аликорницы.</text:p>
      <text:p text:style-name="P623"/>
      <text:p text:style-name="P592">- <text:span text:style-name="T1510">Теперь ты знаешь всё.</text:span></text:p>
      <text:p text:style-name="P153"><text:span text:style-name="T555">Селестия</text:span><text:span text:style-name="T440"> </text:span><text:span text:style-name="T553">раздвигает шторы. </text:span><text:span text:style-name="T555">С</text:span><text:span text:style-name="T553">ол</text:span><text:span text:style-name="T555">нечный </text:span><text:span text:style-name="T556">поток</text:span><text:span text:style-name="T553"> разгоня</text:span><text:span text:style-name="T555">е</text:span><text:span text:style-name="T553">т полутьму, в которой проходило повествование. Я словно выныриваю из событий, сотканных мягкой речью </text:span><text:span text:style-name="T555">аликорницы</text:span><text:span text:style-name="T553">.</text:span></text:p>
      <text:p text:style-name="P153"><text:span text:style-name="T440">- </text:span><text:span text:style-name="T44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53"><text:span text:style-name="T441">- Луна, - нетерпеливо перебивает меня Селестия, - Я описала тебе эпизод с охраной Элементов </text:span><text:span text:style-name="T1190">Возмездия</text:span><text:span text:style-name="T441">. Кто активировал элементы, если не </text:span><text:span text:style-name="T556">она</text:span><text:span text:style-name="T441">? Мой вопрос </text:span><text:span text:style-name="T443">тогда </text:span><text:span text:style-name="T441">так и остался нерешённым, </text:span><text:span text:style-name="T442">у меня не было времени на </text:span><text:span text:style-name="T443">разм</text:span><text:span text:style-name="T552">ы</text:span><text:span text:style-name="T443">шления</text:span><text:span text:style-name="T441">.</text:span></text:p>
      <text:p text:style-name="P981"><text:span text:style-name="T443">Но т</text:span><text:span text:style-name="T114">еперь я уверена, что знаю ответ.</text:span></text:p>
      <text:p text:style-name="P597"/>
      <text:p text:style-name="P154"><text:span text:style-name="T442">Аликорница медленно поворачивает ко мне глову. Её тёмный силуэт на ослепительном фоне </text:span><text:span text:style-name="T560">заходящего </text:span><text:span text:style-name="T556">солнца </text:span><text:span text:style-name="T442">излучает тревогу.</text:span></text:p>
      <text:p text:style-name="P597"/>
      <text:p text:style-name="P154"><text:span text:style-name="T414">- Элементы могут активироваться сами в одном-единственном случае — если виндиго будут рядом, в пределах </text:span><text:span text:style-name="T415">трид</text:span><text:span text:style-name="T414">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4"><text:span text:style-name="T414">Луна активировать Элементы не могла. Но если они активировались сами, </text:span><text:span text:style-name="T415">значит</text:span><text:span text:style-name="T414">… </text:span><text:span text:style-name="T442">Значит, рядом были </text:span><text:span text:style-name="T556">ТОЛЬКО</text:span><text:span text:style-name="T442"> виндиго. </text:span><text:span text:style-name="T558">Понимаешь?</text:span></text:p>
      <text:p text:style-name="P585"><text:soft-page-break/>- <text:span text:style-name="T1512">Ты хочешь сказать, что они обернули Луну? </text:span>Но тогда бы её вышвырнуло бы вслед за остальными, <text:span text:style-name="T1497">разве нет</text:span>? - <text:span text:style-name="T1512">скептически замечаю я.</text:span></text:p>
      <text:p text:style-name="P624">В глазах немного двоится от резкого перехода к свету и чрезмерного количества алкоголя, выпитого мной за последние пару часов.</text:p>
      <text:p text:style-name="P622"/>
      <text:p text:style-name="P586">- <text:span text:style-name="T1512">Когда я вошла в хранилище, она обнимала ларец всеми четырьмя ногами, </text:span><text:span text:style-name="T1539">ещё и </text:span><text:span text:style-name="T1512">помогая себе крыльями. Возможно, это помогло ей удержаться.</text:span></text:p>
      <text:p text:style-name="P586"><text:span text:style-name="T1512">- </text:span><text:span text:style-name="T1513">А зрачки? У Луны вполне нормальные зрачки, я видел.</text:span></text:p>
      <text:p text:style-name="P586"><text:span text:style-name="T1512">- Теперь я почти уверена, что видела </text:span><text:span text:style-name="T1514">у сестры </text:span><text:span text:style-name="T1512">узкие зрачки, когда она открыла глаза </text:span><text:span text:style-name="T1513">в хранилище</text:span><text:span text:style-name="T1512">! </text:span><text:span text:style-name="T1513">Они быстро восстановились, но первые мгновения…</text:span></text:p>
      <text:p text:style-name="P594"/>
      <text:p text:style-name="P594"><text:span text:style-name="T1543">Я смотрю сквозь рюмку, как </text:span>Селестия <text:span text:style-name="T1514">взволнованно ходит по комнате. Её радужный хвост нервно хлестает по сторонам туда-сюда.</text:span></text:p>
      <text:p text:style-name="P594"/>
      <text:p text:style-name="P594">- <text:span text:style-name="T1514">Процесс оборачивания не мгновенен — Ринс упоминал, что на это уходит около трёх секунд. Я могу предположить, что </text:span><text:span text:style-name="T1515">Элементы сработали в момент обращения сестры в виндиго, и процесс не был завершён. Поэтому, хвала небу, я не потеряла сестру. </text:span><text:span text:style-name="T1536">Может быть, именно это помогло ей удержаться на ларце. </text:span><text:span text:style-name="T1516">Но часть виндиго могла войти в Луну и остаться в ней.</text:span></text:p>
      <text:p text:style-name="P594">- <text:span text:style-name="T1537">Ч-ч</text:span><text:span text:style-name="T1517">то?</text:span></text:p>
      <text:p text:style-name="P594"/>
      <text:p text:style-name="P595">Аликорница останавливается напротив меня и дотрагивается до моей груди копытом <text:span text:style-name="T1518">с молящим взглядом</text:span>.</text:p>
      <text:p text:style-name="P155"><text:span text:style-name="T445">- </text:span><text:span text:style-name="T446">Проблема не в мести, Хуман. Проблема в том, ч</text:span><text:span text:style-name="T445">то её желание может преследовать другую цель: провести виндиго из Орунгуна сюда, в Эквус. </text:span><text:span text:style-name="T446">Я несколько раз замечала странности в поведении сестры. Замкнутость, </text:span><text:span text:style-name="T447">неприязнь к свету и солнцу, </text:span><text:span text:style-name="T552">скрытность</text:span><text:span text:style-name="T447">. </text:span><text:span text:style-name="T446">Да даже само желание мести несвойственно для </text:span><text:span text:style-name="T448">Лулу</text:span><text:span text:style-name="T446">! </text:span><text:span text:style-name="T44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52">Двести тысяч аликорнов </text:span><text:span text:style-name="T556">Орунгуна </text:span><text:span text:style-name="T552">не смогли устоять против </text:span><text:span text:style-name="T556">армии ментальных паразитов, </text:span><text:span text:style-name="T552">неужели ты думаешь, что выстоят двое? </text:span><text:span text:style-name="T448"><text:s/>Я не могу допустить такой риск. </text:span><text:span text:style-name="T449">Потому, Хуман, пожалуйста, прошу тебя, </text:span><text:span text:style-name="T450">не говори Луне истинную причину моего отказа.</text:span></text:p>
      <text:p text:style-name="P155"><text:span text:style-name="T448">- </text:span><text:span text:style-name="T449">А если ты ошибаешься и никакого винд</text:span><text:span text:style-name="T554">и</text:span><text:span text:style-name="T449">го в твоей сестре нет? - озадаченно чешу затылок я. </text:span><text:span text:style-name="T556">Определённо, </text:span><text:span text:style-name="T557">не стоило выпивать столько коктейля на пустой желудок!</text:span></text:p>
      <text:p text:style-name="P598"/>
      <text:p text:style-name="P180"><text:span text:style-name="T449">Ты не готов к такому повороту, Хуман! </text:span><text:span text:style-name="T451">Проклятье, н</text:span><text:span text:style-name="T449">ачиналось всё так невинно!</text:span></text:p>
      <text:p text:style-name="P622">Я осторожно ставлю пустой бокал на столик.</text:p>
      <text:p text:style-name="P622"/>
      <text:p text:style-name="P995"><text:span text:style-name="T114">- </text:span><text:span text:style-name="T555">И твоя сестра всю жизнь будет считать тебя трусихой и клятвопреступницей?</text:span></text:p>
      <text:p text:style-name="P598"><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598"/>
      <text:p text:style-name="P624">Я пожимаю плечами и встаю. И тут же <text:span text:style-name="T1538">плюхаюсь</text:span> обратно в кресло.</text:p>
      <text:p text:style-name="P181"><text:span text:style-name="T555">Ты явно не рассчитал свои силы, Хуман. Бутылку-</text:span><text:span text:style-name="T558">то</text:span><text:span text:style-name="T555"> </text:span><text:span text:style-name="T559">т</text:span><text:span text:style-name="T555">ы распил пополам </text:span><text:span text:style-name="T559">с </text:span><text:span text:style-name="T560">солнцезадой</text:span><text:span text:style-name="T555">, но аликорница намного тяжелее тебя. То, что для неё </text:span><text:span text:style-name="T558">заканчивается</text:span><text:span text:style-name="T555"> лёгким </text:span><text:span text:style-name="T558">головокружением</text:span><text:span text:style-name="T555">, валит тебя с ног!</text:span></text:p>
      <text:p text:style-name="P625"/>
      <text:p text:style-name="P625">- <text:span text:style-name="T1540">У тебя проблемы? - поднимает бровь аликорница.</text:span></text:p>
      <text:p text:style-name="P625">- <text:span text:style-name="T1540">Проблемы - у тебя, - бурчу я. - А я всего лишь немного пьян. </text:span><text:span text:style-name="T1541">Имею право! У меня был тяжёлый день.</text:span></text:p>
      <text:p text:style-name="P629">Смех Селестии заполняет комнату звоном серебряного колокольчика.</text:p>
      <text:p text:style-name="P629">- <text:span text:style-name="T1542">Ну-ну, Хуман, не обижайся. </text:span><text:span text:style-name="T1543">Я забыла, что ты намного менее стоек к алкоголю, чем аликорны, иначе </text:span><text:span text:style-name="T1547">бы</text:span><text:span text:style-name="T1543"> меньше подливала тебе коктейля.</text:span></text:p>
      <text:p text:style-name="P629">- <text:span text:style-name="T1543">Эк ты </text:span><text:span text:style-name="T1544">завуалировала постулат «Селестия намного больший алкоголик, чем Хуман»! - криво ухмыляюсь я. - Учти, до дома я сегодня на своих </text:span><text:span text:style-name="T1545">двоих</text:span><text:span text:style-name="T1544"> не дойду. Или вези меня, или пришли повозку.</text:span></text:p>
      <text:p text:style-name="P629">- <text:span text:style-name="T1544">Не стоит утруждаться, - щебечет аликорница, - располагайся на ночь у меня. Если, конечно, </text:span><text:span text:style-name="T1545">тебе позволяют принципы…</text:span></text:p>
      <text:p text:style-name="P629">…<text:span text:style-name="T1546">Я проваливаюсь в затуманеный алкоголем сон…</text:span></text:p>
      <text:p text:style-name="P629"/>
      <text:p text:style-name="P626">…</text:p>
      <text:p text:style-name="P626"/>
      <text:p text:style-name="P182"><text:span text:style-name="T561">Тонкие башни </text:span><text:span text:style-name="T566">белого мрамора</text:span><text:span text:style-name="T561"> проплывают внизу. </text:span><text:span text:style-name="T562">Составляющий одно целое со скалой город-дворец </text:span><text:span text:style-name="T563">вызывает дежавю. Я присматриваюсь к нему, пытаясь увидеть знакомые очертания </text:span><text:span text:style-name="T568">гигантской </text:span><text:span text:style-name="T566">центральной башни</text:span><text:span text:style-name="T563">, но не нахожу их.</text:span></text:p>
      <text:p text:style-name="P182">- Андориан? - спрашиваю у Селестии.</text:p>
      <text:p text:style-name="P182"><text:span text:style-name="T563">- Кантерлот, - отвечает она. - </text:span><text:span text:style-name="T564">Я</text:span><text:span text:style-name="T563"> построил</text:span><text:span text:style-name="T564">а</text:span><text:span text:style-name="T563"> его по образу и подобию нашей погибшей родины. </text:span><text:span text:style-name="T564">Он не так величественен, как оригинал, но это лучшее, что смогли построить пони с моей поддержкой. И я горжусь им, </text:span><text:span text:style-name="T566">помня</text:span><text:span text:style-name="T564"> потраченные на него усилия.</text:span></text:p>
      <text:p text:style-name="P631"/>
      <text:p text:style-name="P184"><text:span text:style-name="T564">И </text:span><text:span text:style-name="T56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6">дышит особенным уютом и теплотой, какую в него смогли вдохнуть </text:span><text:span text:style-name="T567">практичные </text:span><text:span text:style-name="T566">пони.</text:span></text:p>
      <text:p text:style-name="P632"/>
      <text:p text:style-name="P632">- Он тебе нравится? - оборачивается ко мне Селестия.</text:p>
      <text:p text:style-name="P996"><text:span text:style-name="T567">Мне с</text:span><text:span text:style-name="T114">мешно видеть её застенчивость. Она похожа на ученика, сдающего экзамен учителю и с трепетом ожидающего вердикт.</text:span></text:p>
      <text:p text:style-name="P632">- Он прекрасен, <text:span text:style-name="T1559">Селестия </text:span>- смеюсь я.</text:p>
      <text:p text:style-name="P184"><text:span text:style-name="T566">- </text:span><text:span text:style-name="T567">Держись крепче, Хуман! - счастливо улыбается аликорница.</text:span></text:p>
      <text:p text:style-name="P185"><text:soft-page-break/><text:span text:style-name="T567">М</text:span><text:span text:style-name="T568">ы сваливаемся в крутое пике. Я крепче сжимаю ногами бока своего крылатого скакуна и вцепляюсь руками в её гриву. </text:span><text:span text:style-name="T569">Луковицы куполов и </text:span><text:span text:style-name="T570">увенчаные флюгерами </text:span><text:span text:style-name="T569">острые </text:span><text:span text:style-name="T570">крыши</text:span><text:span text:style-name="T569"> </text:span><text:span text:style-name="T570">домов вырастают за мгновения. Мы со смехом проносимся над украшеными цветами улицами, поднимаемся в </text:span><text:span text:style-name="T572">вертикальном </text:span><text:span text:style-name="T571">скольжении</text:span><text:span text:style-name="T570"> </text:span><text:span text:style-name="T572">у</text:span><text:span text:style-name="T570"> крепостной стен</text:span><text:span text:style-name="T572">ы, переваливаем через край</text:span><text:span text:style-name="T570"> и ныряем вниз.</text:span></text:p>
      <text:p text:style-name="P186"><text:span text:style-name="T57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73">выступе</text:span><text:span text:style-name="T572">, выдающ</text:span><text:span text:style-name="T573">и</text:span><text:span text:style-name="T572">мся далеко в сторону от основного скального массива. Мы </text:span><text:span text:style-name="T573">ныряем под выступ и летим под городом.</text:span></text:p>
      <text:p text:style-name="P187"><text:span text:style-name="T57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5">осторожно </text:span><text:span text:style-name="T573">приподнимает меня над спиной аликорницы и </text:span><text:span text:style-name="T575">плавно</text:span><text:span text:style-name="T573"> снимает штаны.</text:span></text:p>
      <text:p text:style-name="P187"><text:span text:style-name="T573">- </text:span><text:span text:style-name="T612">Сел</text:span><text:span text:style-name="T574">, прекрати! <text:s/>- хлопаю я по холке Селестию. - Не надейся меня обмануть! Если с рубашкой ещё могло прокатить, штаны ветер уж точно не </text:span><text:span text:style-name="T575">сдует</text:span><text:span text:style-name="T574">!</text:span></text:p>
      <text:p text:style-name="P187"><text:span text:style-name="T574">- </text:span><text:span text:style-name="T57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633">Я присматриваюсь к хитрой морде моего скакуна и вижу смешливые искорки в уголках её глаз.</text:p>
      <text:p text:style-name="P633">- Я тебя раскусил! Верни штаны! Тут не может быть дождя, мы под скалой!</text:p>
      <text:p text:style-name="P188"><text:span text:style-name="T575">В этот момент нас окатывает водой. У меня просто сердце останавливается от холода. </text:span><text:span text:style-name="T576">Мы пролетаем сквозь вереницу водопадов, тут и там ниспадающих с Кантерлота и Селестия хохочет во всё горло.</text:span></text:p>
      <text:p text:style-name="P638">- Вода в небе бывает не только от дождя, мой маленький человек!</text:p>
      <text:p text:style-name="P639">Аликорница закладывает вираж и планирует над бескрайней долиной. Теплый ветер моментально высушивает меня.</text:p>
      <text:p text:style-name="P189"><text:span text:style-name="T576">- </text:span><text:span text:style-name="T577">Может, ты вернешь, наконец, штаны?</text:span></text:p>
      <text:p text:style-name="P189"><text:span text:style-name="T577">- </text:span><text:span text:style-name="T578">Ты так хочешь их надеть?</text:span></text:p>
      <text:p text:style-name="P190"><text:span text:style-name="T579">Ехидный</text:span><text:span text:style-name="T114"> вопрос белой аликорницы обескураживает. </text:span><text:span text:style-name="T57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64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97"><text:span text:style-name="T114">Я </text:span><text:span text:style-name="T644">ё</text:span><text:span text:style-name="T114">рзаю, стараясь усест</text:span><text:span text:style-name="T580">ь</text:span><text:span text:style-name="T114">ся поудобнее.</text:span></text:p>
      <text:p text:style-name="P640">- На что ты намекаешь?</text:p>
      <text:p text:style-name="P191"><text:span text:style-name="T579">- </text:span><text:span text:style-name="T581">Я не намекаю, а вполне прямо говорю, Хуман — </text:span><text:span text:style-name="T582">тебе нужно разрядиться! Иначе ты проткнешь </text:span><text:span text:style-name="T583">или </text:span><text:span text:style-name="T582">мне шею, </text:span><text:span text:style-name="T583">или себе живот</text:span><text:span text:style-name="T582">, - хихикает Селестия. </text:span><text:span text:style-name="T581">- В</text:span><text:span text:style-name="T582">идишь, аликорны не славятся застенчивостью.</text:span></text:p>
      <text:p text:style-name="P641">Я замечаю её порозовевшие щёки.</text:p>
      <text:p text:style-name="P635">- И как же ты предлагаешь мне разрядиться? Мы в полумиле над землёй.</text:p>
      <text:p text:style-name="P634">Щёки аликорницы розовеют ещё больше. Она что-то шепчет, <text:span text:style-name="T1549">стыдливо </text:span>отвернувшись от меня.</text:p>
      <text:p text:style-name="P634">- Что? Не слышу!</text:p>
      <text:p text:style-name="P192"><text:soft-page-break/><text:span text:style-name="T583">- Ты можешь свеситься с меня сзади, держась руками за крылья! - </text:span><text:span text:style-name="T584">пригнув шею ко мне, </text:span><text:span text:style-name="T583">кричит она мне в ухо.</text:span></text:p>
      <text:p text:style-name="P193"><text:span text:style-name="T583">О</text:span><text:span text:style-name="T584">т такого предложения начинают гореть щёки уже у меня. Я и не подозревал, насколько больная фантазия у белой </text:span><text:span text:style-name="T640">развратницы</text:span><text:span text:style-name="T584">! Однако, осмотревшись получше, решаю, что в её словах есть смысл.</text:span></text:p>
      <text:p text:style-name="P193"><text:span text:style-name="T584">Я осторожно ложусь на спину своего небесного скакуна, хватаю руками основания крыльев и плавно съезжаю назад </text:span><text:span text:style-name="T588">и немного вниз</text:span><text:span text:style-name="T584">.</text:span></text:p>
      <text:p text:style-name="P642">Да, так будет толк.</text:p>
      <text:p text:style-name="P642">Аликорница приглашающе сдвигает хвост в сторону, открывая мне сокровенное.</text:p>
      <text:p text:style-name="P998"><text:span text:style-name="T114">- </text:span><text:span text:style-name="T585">Иди ко мне, Хуман. Иди ко мне, мой маленький человек! </text:span><text:span text:style-name="T586">Я так долго ждала тебя!</text:span></text:p>
      <text:p text:style-name="P194"><text:span text:style-name="T585">И </text:span><text:span text:style-name="T589">я иду. К ней и в неё. И ещё раз. И снова. </text:span><text:span text:style-name="T587">И опять. </text:span><text:span text:style-name="T58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4"><text:span text:style-name="T588">- </text:span><text:span text:style-name="T612">Сел… Я… Ты… Мы…</text:span></text:p>
      <text:p text:style-name="P643"/>
      <text:p text:style-name="P195"><text:span text:style-name="T587">Надеюсь, маленькие пони </text:span><text:span text:style-name="T588">Эквестрии</text:span><text:span text:style-name="T587"> сейчас не смотрят в небо.</text:span></text:p>
      <text:p text:style-name="P644"/>
      <text:p text:style-name="P49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45"/>
      <text:p text:style-name="P645">… И чувствую также, что мы падаем.</text:p>
      <text:p text:style-name="P645"/>
      <text:p text:style-name="P645">- Какого дьявола? Сел, следи за высотой! Мы же грохнемся!!!</text:p>
      <text:p text:style-name="P645"/>
      <text:p text:style-name="P196"><text:span text:style-name="T590">Мы со свистом проваливаемся мимо едва увернувшегося с возмущённым карканьем </text:span><text:span text:style-name="T728">орла</text:span><text:span text:style-name="T590">. </text:span><text:span text:style-name="T592">Пара перьев из его хвоста ещё некоторое время сопровождает нас в турбулентном потоке. </text:span><text:span text:style-name="T590">Земля увеличивается со стремительностью мчащегося в лоб локомотива. Крылья аликорницы </text:span><text:span text:style-name="T592">без движения </text:span><text:span text:style-name="T590">торчат вертикально вверх, как у каменной статуи.</text:span></text:p>
      <text:p text:style-name="P196"><text:span text:style-name="T590">- Я совсем забыла об этом аспекте, - сконфуженно заявляет она. - Вот почему пегасы не занимаются сексом в воздухе. </text:span><text:span text:style-name="T591">Аликорны, как я теперь вспоминаю, тоже.</text:span></text:p>
      <text:p text:style-name="P637">- Прекрати предаваться воспоминаниям! - взвизгиваю я. - Сделай что-нибудь!</text:p>
      <text:p text:style-name="P637"/>
      <text:p text:style-name="P636"><text:span text:style-name="T1551">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553">на крыльях </text:span>подтянуться к её шее, <text:span text:style-name="T1552">отчего стояк становится совсем уж невыносимым</text:span>.</text:p>
      <text:p text:style-name="P636">- <text:span text:style-name="T1550">К сожалению, я сейчас не в том состоянии, чтобы задействовать телепортацию, - бормочет Селестия. - Но я попробую.</text:span></text:p>
      <text:p text:style-name="P999"><text:soft-page-break/><text:span text:style-name="T590">Н</text:span><text:span text:style-name="T114">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646"/>
      <text:p text:style-name="P197"><text:span text:style-name="T593">Земля размазывается на периферии зрения, сфокусировавшись в центре внимания в холм муравейника и трухлявый пень рядом. Глаз</text:span><text:span text:style-name="T595">а</text:span><text:span text:style-name="T593"> отрешённо фиксируют стремительное приближение смерти.</text:span></text:p>
      <text:p text:style-name="P646"/>
      <text:p text:style-name="P646">Затем всё заслоняет она. Аликорница вытягивает шею назад и дотрагивается своим носом до моего.</text:p>
      <text:p text:style-name="P647">- Увы, мне очень жаль, Хуман. Пришло время прощаться. Мне ужасно стыдно, что я подвела тебя и жаль, что приходится расставаться.</text:p>
      <text:p text:style-name="P647"/>
      <text:p text:style-name="P648"><text:span text:style-name="T1553">Её огромные глаза заслоняют несущуюся на нас землю. </text:span>Её губы касаются моих.</text:p>
      <text:p text:style-name="P649">- <text:span text:style-name="T1552"><text:s/>Знай, я всегда любила тебя.</text:span></text:p>
      <text:p text:style-name="P649"/>
      <text:p text:style-name="P647">Это последние слова, которые я слышу до столкновения…</text:p>
      <text:p text:style-name="P646"/>
      <text:p text:style-name="P646">…</text:p>
      <text:p text:style-name="P646"/>
      <text:p text:style-name="P1000"><text:span text:style-name="T114">- Х-х-хах!!! </text:span><text:span text:style-name="T594">У-у-уффф!..</text:span></text:p>
      <text:p text:style-name="P1000"><text:span text:style-name="T114">Я извергаюсь долго и обильно, </text:span><text:span text:style-name="T596">судорожно совершая затухающие фрикции</text:span><text:span text:style-name="T114">. </text:span><text:span text:style-name="T597">Сознание мутно отслеживает <text:s/></text:span><text:span text:style-name="T598">очертания знакомой комнаты, сероватое небо близкого рассвета и прямо перед собой…</text:span></text:p>
      <text:p text:style-name="P198"><text:span text:style-name="T598">О, боги! </text:span><text:span text:style-name="T59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602">твердо</text:span><text:span text:style-name="T599">каменными веерами.</text:span></text:p>
      <text:p text:style-name="P198"><text:span text:style-name="T599">Вот только место действия не воздушные просторы Эквестрии, а покои принцессы </text:span><text:span text:style-name="T600">дня</text:span><text:span text:style-name="T599">.</text:span></text:p>
      <text:p text:style-name="P651"/>
      <text:p text:style-name="P652">- Сел!</text:p>
      <text:p text:style-name="P1001"><text:span text:style-name="T114">Я резко подаюсь назад. </text:span><text:span text:style-name="T601">Запоздало, впрочем. Дело сделано.</text:span></text:p>
      <text:p text:style-name="P650">- <text:span text:style-name="T1554">Ты наконец проснулся, Хуман? - невинно поворачивает голову аликорница. - Я уж начала беспокоиться.</text:span></text:p>
      <text:p text:style-name="P654">- <text:span text:style-name="T1555">Я вижу, как ты беспокоишься! Даже магией поддержала в нужный момент, лишь бы не трево</text:span><text:span text:style-name="T1620">ж</text:span><text:span text:style-name="T1555">ить мой сон! - я сгребаю с </text:span><text:span text:style-name="T1557">прикроватного</text:span><text:span text:style-name="T1555"> столика салфетку и вытираю пах.</text:span></text:p>
      <text:p text:style-name="P653">- <text:span text:style-name="T1555">Тебе нужно было выспаться.</text:span></text:p>
      <text:p text:style-name="P655">Селестия встаёт и потягивается, сначала на переднюю пару ног, потом на заднюю. Я, не удержавшись, вытираю салфеткой и её.</text:p>
      <text:p text:style-name="P655">-<text:span text:style-name="T1556">Так. Рассказывай.</text:span></text:p>
      <text:p text:style-name="P655"/>
      <text:p text:style-name="P199"><text:soft-page-break/><text:span text:style-name="T603">Аликорница </text:span><text:span text:style-name="T604">подходит к бару и начинает совершать магические пассы над бутылками.</text:span></text:p>
      <text:p text:style-name="P657">- Что же тебе рассказать, Хуман? Всё, что я могла сказать про наш исход с Орунгуна, я уже сказала.</text:p>
      <text:p text:style-name="P657"/>
      <text:p text:style-name="P656">Я поперхаюсь от возмущения.</text:p>
      <text:p text:style-name="P656">- Причём тут Орунгун? Почему ты дала себя трахнуть? Ещё и помогла при этом?</text:p>
      <text:p text:style-name="P653"/>
      <text:p text:style-name="P201"><text:span text:style-name="T604">Селестия </text:span><text:span text:style-name="T621">молча </text:span><text:span text:style-name="T604">бросает кубики льда в коктейль </text:span><text:span text:style-name="T608">вместе с листочком мяты</text:span><text:span text:style-name="T604"> и левитирует мне бокал. Я отстраняю </text:span><text:span text:style-name="T605">его</text:span><text:span text:style-name="T604">.</text:span></text:p>
      <text:p text:style-name="P200"><text:span text:style-name="T604">- Ну уж нет! Выпью этого клофелинчика, а потом проснусь, привязанный к кровати верёвками </text:span><text:span text:style-name="T605">по технике шибари</text:span><text:span text:style-name="T604">, а ты будешь стоять надо мной в кожаных ремнях с плёткой! Хватит!</text:span></text:p>
      <text:p text:style-name="P200"><text:span text:style-name="T604">- Ты такой забавный, Хуман! - прыскает в свой бокал аликорница. - Пей, это от похмелья. </text:span><text:span text:style-name="T605">Если так уж хочешь знать, мне просто стало тебя жаль. От тебя ушла твоя пони-фрэнд, ты был такой одинокий, </text:span><text:span text:style-name="T618">холодный </text:span><text:span text:style-name="T605">и несчастный. </text:span><text:span text:style-name="T610">А т</text:span><text:span text:style-name="T607">ы мой самый давний друг тут, не считая сестры. </text:span><text:span text:style-name="T608">И у тебя на всём Эквусе нет пары. </text:span><text:span text:style-name="T619">Вот я и</text:span><text:span text:style-name="T605"> решила помочь тебе. </text:span><text:span text:style-name="T608">Ты ведь всегда помогал мне эти годы.</text:span></text:p>
      <text:p text:style-name="P659">- То есть, ты хочешь занять место Джет? - изумляюсь я.</text:p>
      <text:p text:style-name="P200"><text:span text:style-name="T605">- Это не обязательно, но если ты так хочешь… - </text:span><text:span text:style-name="T606">невинно </text:span><text:span text:style-name="T605">хлопает ресницами аликорница, </text:span><text:span text:style-name="T606">становясь похожа на школьницу из японских анимэ</text:span><text:span text:style-name="T605">. - </text:span><text:span text:style-name="T608">У <text:s/>меня нет неприятия к дружбе с привилегиями </text:span><text:span text:style-name="T609">с тобой</text:span><text:span text:style-name="T608">.</text:span></text:p>
      <text:p text:style-name="P656">- <text:span text:style-name="T1558">Учти, я не люблю тебя. И не полюблю! Я не…</text:span></text:p>
      <text:p text:style-name="P200"><text:span text:style-name="T604">- </text:span><text:span text:style-name="T609">Знаю-знаю, ты не конеёб, </text:span><text:span text:style-name="T1190">что бы это ни значило</text:span><text:span text:style-name="T609">, - ехидно улыбается </text:span><text:span text:style-name="T611">Селестия</text:span><text:span text:style-name="T609">. - Никаких проблем! Я тоже не люблю тебя, </text:span><text:span text:style-name="T617">Хуман</text:span><text:span text:style-name="T609">. Исключительно дружба!</text:span></text:p>
      <text:p text:style-name="P660"/>
      <text:p text:style-name="P1002"><text:span text:style-name="T114">Аликорница подходит к балкону и растворяет двери. В комнату врывается </text:span><text:span text:style-name="T615">п</text:span><text:span text:style-name="T114">ение птиц, свежий воздух прочищает мозги.</text:span></text:p>
      <text:p text:style-name="P660">- Что тебе снилось хоть? - оборачивается она. - Ты часто повторял моё имя. И был так ненасытен, что мне пришлось упираться в стену копытами.</text:p>
      <text:p text:style-name="P660">- Мы летали, - бормочу я. - Остальное не помню.</text:p>
      <text:p text:style-name="P203"><text:span text:style-name="T612">- Лета-а-али, - мечтательно протягивает аликорница. </text:span><text:span text:style-name="T614">Она тщательно разрабатывает всё ещё стоящие крылья и готовится </text:span><text:span text:style-name="T615">к прыжку</text:span><text:span text:style-name="T614">.</text:span><text:span text:style-name="T612"> - Надо будет как-нибудь полетать вместе. </text:span><text:span text:style-name="T613">Но это потом. Сейчас мне </text:span><text:span text:style-name="T620">нужно</text:span><text:span text:style-name="T613"> спешить на приём, очередной </text:span><text:span text:style-name="T615">вождь</text:span><text:span text:style-name="T613"> грифонов пытается меня сосватать. Отлежись тут, потом, будь так добр, просмотри проект конституции — </text:span><text:span text:style-name="T615">он на столе в золотой папке</text:span><text:span text:style-name="T613">. Надо вычистить его от всевозможных лазеек, заботливо заложенных в не</text:span><text:span text:style-name="T615">го</text:span><text:span text:style-name="T613"> </text:span><text:span text:style-name="T614">герцогами</text:span><text:span text:style-name="T613"> единорогов, пэрами пегасов и </text:span><text:span text:style-name="T614">лэрдами земнопони</text:span><text:span text:style-name="T613">. </text:span><text:span text:style-name="T614">Никто из них не желает терять власть, и больше всего они боятся, что у других </text:span><text:span text:style-name="T615">рас </text:span><text:span text:style-name="T614">в объединённом парламенте </text:span><text:span text:style-name="T616">привилегий</text:span><text:span text:style-name="T614"> будет больше, чем у них. Конституция должна гарантировать им равенство — при моём главенстве, разумеется.</text:span></text:p>
      <text:p text:style-name="P661"><text:span text:style-name="T1560">С этими словами </text:span>Селестия взлетает в свете восходящего солнца.</text:p>
      <text:p text:style-name="P656"/>
      <text:p text:style-name="P202"><text:span text:style-name="T608">Я ошеломлённо выпиваю пойло </text:span><text:span text:style-name="T611">аликорницы</text:span><text:span text:style-name="T60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658"><text:soft-page-break/>И тебе с этим жить, Хуман.</text:p>
      <text:p text:style-name="P626"/>
      <text:p text:style-name="P427"><text:span text:style-name="T547"><text:s text:c="2"/></text:span><text:span text:style-name="T629">~~~</text:span><text:span text:style-name="T631">5</text:span><text:span text:style-name="T629">0 лет </text:span><text:span text:style-name="T630">от основания Эквестрии</text:span><text:span text:style-name="T629">~~~</text:span></text:p>
      <text:p text:style-name="P527"/>
      <text:p text:style-name="P982"><text:span text:style-name="T187">П</text:span><text:span text:style-name="T114">озвонк</text:span><text:span text:style-name="T454">и</text:span><text:span text:style-name="T114"> жалобно хруст</text:span><text:span text:style-name="T454">я</text:span><text:span text:style-name="T114">т, уступая давлению.</text:span></text:p>
      <text:p text:style-name="P156"><text:span text:style-name="T187">- </text:span><text:span text:style-name="T452">Осторожнее, осторожнее! - кричу я. - Не мешок с картошкой топчешь!</text:span></text:p>
      <text:p text:style-name="P156"><text:span text:style-name="T452">Копыта ночной принцессы разминают мне спину, избавляя от болей в позвоночнике. </text:span><text:span text:style-name="T453">Я смиренно лежу на животе, подложив под подбородок подушку и листаю «PlayPony». </text:span><text:span text:style-name="T631">Пятьдесят</text:span><text:span text:style-name="T452"> лет канцелярской работы на благо Эквестрии не прошли без последствий!</text:span></text:p>
      <text:p text:style-name="P156"><text:span text:style-name="T452">- </text:span><text:span text:style-name="T453">Так найми себе, наконец, профессионального массажиста! - фыркает ночная принцесса. - </text:span><text:span text:style-name="T640">Наши</text:span><text:span text:style-name="T453"> копыта более приспособлены двигать ночное светило, чем твои дряблые мышцы, </text:span><text:span text:style-name="T456">о Хуман</text:span><text:span text:style-name="T453">!</text:span></text:p>
      <text:p text:style-name="P156"><text:span text:style-name="T45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5">И я бы занимался с ним больше, если б не работал с твоей армейской бухгалтерией — в счёт массажа, кстати. </text:span><text:span text:style-name="T456">Найми себе, наконец, профессионального бухгалтера, о Ночная принцесса!</text:span></text:p>
      <text:p text:style-name="P156"><text:span text:style-name="T453">- </text:span><text:span text:style-name="T457">Ещё чего! - фыркает с удвоенной силой Луна. - </text:span><text:span text:style-name="T640">Мы</text:span><text:span text:style-name="T458"> ещё не сошл</text:span><text:span text:style-name="T640">и</text:span><text:span text:style-name="T458"> с ума! В последний раз, когда </text:span><text:span text:style-name="T640">Наша </text:span><text:span text:style-name="T45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40">Мы</text:span><text:span text:style-name="T459">-то зн</text:span><text:span text:style-name="T640">ем</text:span><text:span text:style-name="T459">, о чём они говорили газетчикам! Тень упала на саму сладкоежку! Это смешно! Даже </text:span><text:span text:style-name="T640">Мы</text:span><text:span text:style-name="T459">, положа копыто на сердце, не мо</text:span><text:span text:style-name="T640">жем</text:span><text:span text:style-name="T459"> сказать, что </text:span><text:span text:style-name="T640">Нашу</text:span><text:span text:style-name="T459"> сестрицу интересуют деньги, но в той жёлтой статейке они посмели намекнуть на причастность </text:span><text:span text:style-name="T463">самой </text:span><text:span text:style-name="T459">Сел к растрате! Как будто у неё не в распоряжении всё королевство, включая их занюханную газетёнку!</text:span></text:p>
      <text:p text:style-name="P156"><text:span text:style-name="T459">- Ну-ну, не ворчи, - примирительно бормочу я. - Там, на самом деле, вовсе не </text:span><text:span text:style-name="T460">воровство</text:span><text:span text:style-name="T459"> был</text:span><text:span text:style-name="T461">о</text:span><text:span text:style-name="T459">, если уж на то пошло. Тот жеребчик из Понхэнджа просто </text:span><text:span text:style-name="T460">оказался </text:span><text:span text:style-name="T467">идеалистом - фанатом хуфбола</text:span><text:span text:style-name="T460"> и втихаря пустил дорожные деньги на </text:span><text:span text:style-name="T464">строительство стадиона. Довольно неплохого, кстати. Жаль только, что добраться к нему нереально, потому что дорог нет.</text:span></text:p>
      <text:p text:style-name="P156"><text:span text:style-name="T452">- </text:span><text:span text:style-name="T462">Вот так и получается, что в королевстве одна половина подданных — идеалисты, вторая — не умеет сложить два и два. Один ты посредине, - </text:span><text:span text:style-name="T464">бурчит</text:span><text:span text:style-name="T462"> аликорница. - Но тебя мало. И даже ту малость почти всю загребла себе сестра!</text:span></text:p>
      <text:p text:style-name="P983"><text:span text:style-name="T462">К</text:span><text:span text:style-name="T114">опыто с силой надавливает мне на копчик.</text:span></text:p>
      <text:p text:style-name="P156"><text:span text:style-name="T462">- </text:span><text:span text:style-name="T464">Уф-ф! </text:span><text:span text:style-name="T466">З</text:span><text:span text:style-name="T462">ря ты так. Помирилась бы </text:span><text:span text:style-name="T465">с ней</text:span><text:span text:style-name="T462">, </text:span><text:span text:style-name="T464">что ли? </text:span><text:span text:style-name="T465">Она очень этого хочет, честное слово! </text:span><text:span text:style-name="T468">Я готов быть посредником. Бесплатно!</text:span></text:p>
      <text:p text:style-name="P156"><text:span text:style-name="T462">- </text:span><text:span text:style-name="T469">Она знает, как с </text:span><text:span text:style-name="T640">Нами</text:span><text:span text:style-name="T469"> можно помириться, - мрачно заявляет Луна. - Это вполне легко. Если только она по-настоящему хочет.</text:span></text:p>
      <text:p text:style-name="P599">- Опять ты за своё. Лу, я же говорил — это единственное, что она не может сделать. Не проси. Всё остальное — пожалуйста. Но не это.</text:p>
      <text:p text:style-name="P206"><text:span text:style-name="T469">- </text:span><text:span text:style-name="T641">Всё остальное </text:span><text:span text:style-name="T640">Мы</text:span><text:span text:style-name="T641"> мо</text:span><text:span text:style-name="T640">жем</text:span><text:span text:style-name="T641"> обеспечить себе сам</text:span><text:span text:style-name="T662">и</text:span><text:span text:style-name="T641">. Всё, кроме древних </text:span><text:span text:style-name="T1156">крепостей</text:span><text:span text:style-name="T641"> Орунгуна, его бескрайних равнин серебряного вереска, его волшебных лесов десятитысячелетних </text:span><text:span text:style-name="T627">дубов, его изумрудных морей и смеющихся ручьёв… Всё, кроме тысячи башен Ундариена и поющ</text:span><text:span text:style-name="T640">ей</text:span><text:span text:style-name="T627"> </text:span><text:span text:style-name="T640">горы</text:span><text:span text:style-name="T627"> </text:span><text:span text:style-name="T640">Аденау</text:span><text:span text:style-name="T627">, </text:span><text:soft-page-break/><text:span text:style-name="T627">всё, кроме священного озера Хорни и высоких трав Кириндана… и </text:span><text:span text:style-name="T642">лавандовых склонов Унлука… и тёплых ветров </text:span><text:span text:style-name="T643">Т</text:span><text:span text:style-name="T642">ангора…</text:span></text:p>
      <text:p text:style-name="P206"><text:span text:style-name="T640">Нам</text:span><text:span text:style-name="T627"> не хватает родины, - тихо </text:span><text:span text:style-name="T628">вздыхает</text:span><text:span text:style-name="T627"> Луна.</text:span></text:p>
      <text:p text:style-name="P601"/>
      <text:p text:style-name="P601">…</text:p>
      <text:p text:style-name="P441">…</text:p>
      <text:p text:style-name="P441">…</text:p>
      <text:p text:style-name="P16"><text:span text:style-name="T1562">… Я</text:span> <text:span text:style-name="T1562">несусь</text:span> вниз по винтовой лестнице, перепрыгивая через две ступеньки. <text:span text:style-name="T1562">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564">чёртов </text:span><text:span text:style-name="T1562">прораб не заикнулся о недосмотре!</text:span> <text:span text:style-name="T1562">Впрочем, что с них взять, с привычных к бегу четырёхкопытных,</text:span> треть из которых, вдобавок, крылаты? <text:s/><text:span text:style-name="T1566">Они лишние пару миль пробегут – не заметят.</text:span> <text:span text:style-name="T1562">А вот что делать бедному Хуману, разменявшему, судя по всему, восьмой, </text:span><text:span text:style-name="T1568">девятый, </text:span><text:span text:style-name="T1562">а, может, чем чёрт не шутит, и весь </text:span><text:span text:style-name="T1568">десятый</text:span><text:span text:style-name="T1562"> десяток лет?</text:span></text:p>
      <text:p text:style-name="P17"><text:span text:style-name="T1562">Тут я, конечно, приукр</text:span><text:span text:style-name="T1568">а</text:span><text:span text:style-name="T1566">шиваю</text:span><text:span text:style-name="T1562"> проблему. </text:span><text:span text:style-name="T1568">В</text:span><text:span text:style-name="T1562">ернее, немного </text:span><text:span text:style-name="T1566">л</text:span><text:span text:style-name="T1562">укав</text:span><text:span text:style-name="T1566">лю</text:span><text:span text:style-name="T1562">. Потому что может сложиться впечатление, что мне трудно бегать по лестницам из-за возраста. Ведь из смутных воспоминаний моей прежне</text:span><text:span text:style-name="T1563">й</text:span><text:span text:style-name="T1562"> жизни я помню, что человек семидесяти – </text:span><text:span text:style-name="T1565">восьмидесяти </text:span><text:span text:style-name="T1562">– девяноста лет – уже древний старик. А я не старик,</text:span><text:span text:style-name="T1563"> в том то и дело</text:span><text:span text:style-name="T1562">. То есть, я </text:span><text:span text:style-name="T1568">сейчас </text:span><text:span text:style-name="T1562">не пыжусь, пытаясь выглядеть моложе своих лет, как некоторые </text:span><text:span text:style-name="T1566">седовласые </text:span><text:span text:style-name="T1562"><text:s/>завсегдатаи спортзалов. Я на самом деле не старею.</text:span></text:p>
      <text:p text:style-name="P28">В этом-то и проблема.</text:p>
      <text:p text:style-name="P18"/>
      <text:p text:style-name="P29">…</text:p>
      <text:p text:style-name="P18"><text:span text:style-name="T1563">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566">Нестареющий тип лица, </text:span><text:span text:style-name="T1567">смещение общего возраста старения человечества и т.д.</text:span></text:p>
      <text:p text:style-name="P19"><text:span text:style-name="T1565">Но годы </text:span><text:span text:style-name="T1567">идут</text:span><text:span text:style-name="T1565">, а я оста</text:span><text:span text:style-name="T1567">юсь</text:span><text:span text:style-name="T1565"> всё тем же. </text:span><text:span text:style-name="T1567">Это стало особенно заметно десяток лет назад, когда я пришёл на празднование </text:span><text:span text:style-name="T1568">сорока</text:span><text:span text:style-name="T1567">летнего юбилея школы Вондерболтов.</text:span></text:p>
      <text:p text:style-name="P20"><text:span text:style-name="T1570">В</text:span><text:span text:style-name="T1569">руча</text:span><text:span text:style-name="T1570">я</text:span><text:span text:style-name="T1569"> королевские награды победителям праздничных состязаний, </text:span><text:span text:style-name="T1570">я</text:span><text:span text:style-name="T1569"> услышал негромкий оклик со спины.</text:span></text:p>
      <text:p text:style-name="P19"/>
      <text:p text:style-name="P30">- <text:span text:style-name="T1568">Хуман?</text:span></text:p>
      <text:p text:style-name="P30"/>
      <text:p text:style-name="P31">За спиной стояла Джет. Взглянув на неё, я остолбенел.</text:p>
      <text:p text:style-name="P21"><text:span text:style-name="T1571">Все эти годы </text:span><text:span text:style-name="T1573">после разлуки с </text:span><text:span text:style-name="T1574">пегаской</text:span><text:span text:style-name="T1573"> </text:span><text:span text:style-name="T1571">я жил в окружении нестареющих аликорниц и безликой дворцовой прислуги. Неподвластные времени </text:span><text:span text:style-name="T1572">принцессы</text:span><text:span text:style-name="T1571"> и меняющ</text:span><text:span text:style-name="T1572">ие</text:span><text:span text:style-name="T1571">ся каждые несколько лет слуги создавали ровное течение лет, которые я вскоре перестал отслеживать. </text:span><text:span text:style-name="T1573">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571">И только сейчас, глядя на пожилую седогривую пони, я осознал, сколько времени прошло. </text:span><text:span text:style-name="T1573">И понял, что я неподвластен времени.</text:span></text:p>
      <text:p text:style-name="P22"><text:soft-page-break/><text:span text:style-name="T1574">И хотя пегаска восприняла как должное мою нетронутую временем молодость, после </text:span><text:span text:style-name="T1576">посиделок </text:span><text:span text:style-name="T1574">с ней я сразу же помчался к Платине.</text:span><text:span text:style-name="T1598">&lt;добавить Дейдру Пай и других&gt;</text:span></text:p>
      <text:p text:style-name="P23"><text:span text:style-name="T1575">Пожилая единорожка </text:span><text:span text:style-name="T1576">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577">после долгой серии экспериментов и исследований </text:span>также жутковато было <text:span text:style-name="T1577">у</text:span>слышать от умнейшей магички на планете <text:span text:style-name="T1578">объяснение</text:span>, почему я не старею.</text:p>
      <text:p text:style-name="P24"><text:span text:style-name="T1576">- </text:span><text:span text:style-name="T1578">Знаешь, Хум, - говорила Платина, - тебе покажется странным то, что я скажу, но эксперименты показыват некую двойственность твоей </text:span><text:span text:style-name="T1580">сущности</text:span><text:span text:style-name="T1578">.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578">То есть, как откуда взялась? Ты хочешь сказать, что она не моя, </text:span><text:span text:style-name="T1579">д</text:span><text:span text:style-name="T1578">анная мне при рождении?</text:span></text:p>
      <text:p text:style-name="P24">- <text:span text:style-name="T1578">Именно, - кивнула единорожка, стукнув по пику научно-технического прогресса Эквестрии – </text:span><text:span text:style-name="T1603">спарк-</text:span><text:span text:style-name="T1578">магн</text:span><text:span text:style-name="T1603">и</text:span><text:span text:style-name="T1578">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431">…</text:p>
      <text:p text:style-name="P431"><text:soft-page-break/></text:p>
      <text:p text:style-name="P7">В узком окне башни показ<text:span text:style-name="T1581">ывается</text:span> шпиль городской ратуши. Я гля<text:span text:style-name="T1582">жу</text:span> <text:span text:style-name="T1582">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583">Хума</text:span>н. Ты давно заметил садистские склонности у синей милитаристки. С башней Селестии-то было всё в порядке!</text:p>
      <text:p text:style-name="P7"/>
      <text:p text:style-name="P25"><text:span text:style-name="T1585">Десять</text:span><text:span text:style-name="T1584"> </text:span><text:span text:style-name="T1585">футов</text:span><text:span text:style-name="T1584">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586">и ночью</text:span><text:span text:style-name="T1584">.</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590">имаю</text:span> трос локтями и ногами и практически отпус<text:span text:style-name="T1590">каю</text:span> верёвку. Треск в месте соприкосновения ткани о верёвку смен<text:span text:style-name="T1590">яется</text:span> глухим шорохом. Возник<text:span text:style-name="T1590">ает</text:span> запах гари и я ощу<text:span text:style-name="T1590">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599">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600">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600">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600">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601">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602">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602">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444">- Пять битов! - поворачивается к Луне Селестия.</text:p>
      <text:p text:style-name="P453">Та молча достаёт монетку из шкафчика за троном и кладёт в протянутое копыто.</text:p>
      <text:p text:style-name="P937"/>
      <text:p text:style-name="P601">…</text:p>
      <text:p text:style-name="P601"/>
      <text:p text:style-name="P204"><text:span text:style-name="T622">Жар от углей </text:span><text:span text:style-name="T623">сотворяет мерцающ</text:span><text:span text:style-name="T624">ее</text:span><text:span text:style-name="T623"> </text:span><text:span text:style-name="T624">марево</text:span><text:span text:style-name="T623"> над каменкой. </text:span><text:span text:style-name="T624">Капли настоянной на хвое воды падают на камни и </text:span><text:span text:style-name="T626">с</text:span><text:span text:style-name="T624"> шип</text:span><text:span text:style-name="T626">ением</text:span><text:span text:style-name="T624"> наполняют </text:span><text:span text:style-name="T646">сауну</text:span><text:span text:style-name="T624"> ароматом кедра. Причудливые тени от пара играют на стенах и рас</text:span><text:span text:style-name="T625">тёкшейся</text:span><text:span text:style-name="T624"> на нижней лавке аликорнице.</text:span></text:p>
      <text:p text:style-name="P205"><text:span text:style-name="T624">- </text:span><text:span text:style-name="T625">Ты меня убить хочешь, - вяло возражает Селестия.</text:span></text:p>
      <text:p text:style-name="P662">Её крылья и хвост занимают все пространство парилки, подобно чудной, топорщайся перьями <text:span text:style-name="T1604">радужной </text:span>медузе. Голова бессильно свисает <text:span text:style-name="T1607">с лавки </text:span>на пол, царапая рогом сосновый пол.</text:p>
      <text:p text:style-name="P210"><text:span text:style-name="T646">Я молча ставлю ковшик на пол</text:span><text:span text:style-name="T654">ку</text:span><text:span text:style-name="T646"> и лезу на самый верх. Это довольно трудно сделать, когда лавки заняты принцессой </text:span><text:span text:style-name="T1283">Д</text:span><text:span text:style-name="T646">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7">Много ты понимаешь, Хуман, - пробурчала она в первый </text:span><text:span text:style-name="T651">сеанс</text:span><text:span text:style-name="T647">. - </text:span><text:span text:style-name="T651">Е</text:span><text:span text:style-name="T647">сли я применю магию термоизоляции, я спокойно смогу оставаться в твоём огнедышащем ящике </text:span><text:span text:style-name="T657">сколь угодно долго</text:span><text:span text:style-name="T647">, но какой тогда во всём этом смысл?»</text:span></text:p>
      <text:p text:style-name="P211"><text:span text:style-name="T647">И она, разумеется, </text:span><text:span text:style-name="T648">п</text:span><text:span text:style-name="T647">рава. Не применяя магию, она уравн</text:span><text:span text:style-name="T652">ивает</text:span><text:span text:style-name="T647"> нас в возможностях и </text:span><text:span text:style-name="T648">я раз за разом выигрыва</text:span><text:span text:style-name="T658">ю</text:span><text:span text:style-name="T648"> шуточные состязания на тему «кто дольше выдержит в парилке». Правда, выигрыш этот </text:span><text:span text:style-name="T652">чисто </text:span><text:span text:style-name="T648">условный, потому что белая аликорница, </text:span><text:span text:style-name="T673">в очередной раз </text:span><text:span text:style-name="T648">выскакивая из </text:span><text:span text:style-name="T659">сауны</text:span><text:span text:style-name="T648">, неизменно прихватыва</text:span><text:span text:style-name="T652">ет</text:span><text:span text:style-name="T648"> </text:span><text:span text:style-name="T650">с собой </text:span><text:span text:style-name="T648">и меня. Технически, это </text:span><text:span text:style-name="T652">всегда</text:span><text:span text:style-name="T648"> ничья и мои протестующие вопли каждый раз заканчива</text:span><text:span text:style-name="T652">ются</text:span><text:span text:style-name="T648"> шумным бултыхом, когда </text:span><text:span text:style-name="T649">я в облаке золотистой магии плюха</text:span><text:span text:style-name="T652">юсь</text:span><text:span text:style-name="T649"> </text:span><text:span text:style-name="T648">в бассейн с </text:span><text:span text:style-name="T653">холодной</text:span><text:span text:style-name="T649"> водой. Мои попытки громко возмущаться после выныривания всегда заглуша</text:span><text:span text:style-name="T652">ются</text:span><text:span text:style-name="T649"> вторым плюхом, когда в бассейн гроха</text:span><text:span text:style-name="T652">ется</text:span><text:span text:style-name="T649"> сама принцесса.</text:span></text:p>
      <text:p text:style-name="P601"><text:soft-page-break/></text:p>
      <text:p text:style-name="P216"><text:span text:style-name="T654">В этот раз всё проходит </text:span><text:span text:style-name="T655">по </text:span><text:span text:style-name="T656">привычному</text:span><text:span text:style-name="T655"> сценарию. </text:span><text:span text:style-name="T660">Выбравшись из бассейна, я прыгаю на одной ноге, пытаясь освободить ухо от воды. </text:span><text:span text:style-name="T674">Селестия просушивает перья на шезлонге в </text:span><text:span text:style-name="T676">мягком </text:span><text:span text:style-name="T698">дрожащем </text:span><text:span text:style-name="T674">свете свечей. </text:span><text:span text:style-name="T661">М</text:span><text:span text:style-name="T674">олодая луна самодовольно блестит в ночном небе как начищенный серебряный пятак. Лунная дорожка делит бассейн на две тёмные половинки. </text:span><text:span text:style-name="T676">Чашечки кофе и надкушенный круассан расположились на столике между нашими лежаками.</text:span></text:p>
      <text:p text:style-name="P673"/>
      <text:p text:style-name="P214"><text:span text:style-name="T660">- </text:span><text:span text:style-name="T661">Сегодня уже треть часа. Поздравляю! В следующий раз сделаем два захода.</text:span></text:p>
      <text:p text:style-name="P1005"><text:span text:style-name="T114">- </text:span><text:span text:style-name="T676">Нет уж, второй заход издевайся над Луной. Я столько не выдержу, - возражает аликорница. - Кстати, с</text:span><text:span text:style-name="T114">естра сегодня была мрачнее обычного</text:span><text:span text:style-name="T661">. </text:span><text:span text:style-name="T675">Не могу поверить, что её так расстроили проигранные пять битов.</text:span></text:p>
      <text:p text:style-name="P215"><text:span text:style-name="T660">- </text:span><text:span text:style-name="T674">Б</text:span><text:span text:style-name="T662">ит</text:span><text:span text:style-name="T674">ы</text:span><text:span text:style-name="T662"> ни при чём. </text:span><text:span text:style-name="T663">Луна хочет домой.</text:span></text:p>
      <text:p text:style-name="P663"/>
      <text:p text:style-name="P663">Селестия заводит глаза и прикрывает лицо крылом.</text:p>
      <text:p text:style-name="P663"/>
      <text:p text:style-name="P212"><text:span text:style-name="T663">- Она считает, что ты специально саботируешь свою клятву. Ну, </text:span><text:span text:style-name="T664">там</text:span><text:span text:style-name="T66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601"/>
      <text:p text:style-name="P664">Тяжёлый вздох слышится из-под крыла.</text:p>
      <text:p text:style-name="P156"><text:span text:style-name="T462">- </text:span><text:span text:style-name="T665">Многое я дала бы, чтобы развеять свои страхи относительно сестры и вернуть её в Андориан, - бормочет сквозь крыло аликорница.</text:span></text:p>
      <text:p text:style-name="P668">- Так, может, и развеяла бы? Разве нет способа как-нибудь определить, есть ли виндиго в Луне, или нет?</text:p>
      <text:p text:style-name="P668"/>
      <text:p text:style-name="P1003"><text:span text:style-name="T665">С</text:span><text:span text:style-name="T114">елестия встаёт с шезлонга.</text:span><text:span text:style-name="T666"> Она медленно идёт вдоль бортика бассейна, стараясь скрыть смущение. У неё плохо получается.</text:span></text:p>
      <text:p text:style-name="P213"><text:span text:style-name="T666">- Вообще-то есть. </text:span><text:span text:style-name="T671">Переплетение</text:span><text:span text:style-name="T666"> сознаний. Только…</text:span></text:p>
      <text:p text:style-name="P669">- Только что?</text:p>
      <text:p text:style-name="P213"><text:span text:style-name="T666">- Только она никогда на это не согласится. </text:span><text:span text:style-name="T672">П</text:span><text:span text:style-name="T671">ереплетение</text:span><text:span text:style-name="T668"> сознаний - </text:span><text:span text:style-name="T666">на</text:span><text:span text:style-name="T667">м</text:span><text:span text:style-name="T666">ного более интимная вещь, чем секс. Когда два существа объединяют сознания, между ними не остаётся тайн. </text:span><text:span text:style-name="T668">По-сути, они становятся одним целым. </text:span><text:span text:style-name="T669">Н</text:span><text:span text:style-name="T668">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9">В принципе, т</text:span><text:span text:style-name="T668">ак можно определить, есть ли в ком-то присутствие чуждой сущности.</text:span></text:p>
      <text:p text:style-name="P670"/>
      <text:p text:style-name="P1004"><text:span text:style-name="T668">С</text:span><text:span text:style-name="T114">елестия делает глоток кофе </text:span><text:span text:style-name="T676">из чашечки </text:span><text:span text:style-name="T114">и продолжает.</text:span></text:p>
      <text:p text:style-name="P671">-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606">просто </text:span>невозможно. <text:span text:style-name="T1607">Скорее, ты, наконец, обнимешь меня, мой упрямый человек, чем Луна объединит со мной сознание.</text:span></text:p>
      <text:p text:style-name="P672"><text:soft-page-break/></text:p>
      <text:p text:style-name="P672">Я делаю покерфейс.</text:p>
      <text:p text:style-name="P1004"><text:span text:style-name="T114">- </text:span><text:span text:style-name="T670">Понимаю. </text:span><text:span text:style-name="T114">Паршиво.</text:span></text:p>
      <text:p text:style-name="P665"/>
      <text:p text:style-name="P666">Селестия долго смотрит на своё отражение в бассейне. Потом она поворачивается ко мне и тихо произносит.</text:p>
      <text:p text:style-name="P666">- И даже если бы она открылась мне… Всё равно ничего бы не вышло.</text:p>
      <text:p text:style-name="P666">- ?</text:p>
      <text:p text:style-name="P665"/>
      <text:p text:style-name="P673">Долгий взгляд светлой аликорницы, кажется, пронизывает меня насквозь. В конце-концов, она кивает своим мыслям и обращается ко мне. </text:p>
      <text:p text:style-name="P673">- Пойдём, Хуман. Я хочу кое-что показать тебе.</text:p>
      <text:p text:style-name="P673"/>
      <text:p text:style-name="P216"><text:span text:style-name="T674"><text:s/></text:span><text:span text:style-name="T677">Долгая прогулка замковым парком заканчивается за крепостной стеной. Тёмная стена леса и мрачная громада каменного дракона </text:span><text:span text:style-name="T678">в ночной мгле </text:span><text:span text:style-name="T677">таят угрозу.</text:span></text:p>
      <text:p text:style-name="P675"/>
      <text:p text:style-name="P217"><text:span text:style-name="T677">- </text:span><text:span text:style-name="T678">Зачем ты привела меня сюда? - поёживаюсь я. </text:span><text:span text:style-name="T679">Фантазия оживляет тьму и мне кажется, что бока каменного ящера медленно вздымаются в беззвучном дыхании.</text:span></text:p>
      <text:p text:style-name="P665"/>
      <text:p text:style-name="P674">Аликорница ложится у моих ног.</text:p>
      <text:p text:style-name="P674">- Забирайся мне на спину, Хуман. Дальше мы должны лететь.</text:p>
      <text:p text:style-name="P674"/>
      <text:p text:style-name="P674">Происходящее вызывает у меня дежавю с Луной, когда она пронесла меня сквозь мир снов в свои воспоминания.</text:p>
      <text:p text:style-name="P218"><text:span text:style-name="T680">- </text:span><text:span text:style-name="T682">Ты же не владеешь снопроходчеством. </text:span><text:span text:style-name="T683">Луна говорила…</text:span></text:p>
      <text:p text:style-name="P218"><text:span text:style-name="T683">- Я не собираюсь проводить тебя в свои сны, Хуман, - отвечает Селестия. - Реальность иногда </text:span><text:span text:style-name="T684">хуже</text:span><text:span text:style-name="T683"> всяких </text:span><text:span text:style-name="T684">кошмаров</text:span><text:span text:style-name="T683">.</text:span></text:p>
      <text:p text:style-name="P676"/>
      <text:p text:style-name="P1006"><text:span text:style-name="T683">Э</text:span><text:span text:style-name="T114">ти слова заставляют меня застыть над аликорницей </text:span><text:span text:style-name="T687">с задранной ногой</text:span><text:span text:style-name="T114">.</text:span></text:p>
      <text:p text:style-name="P677">- Кошмары? Ты хочешь показать мне кошмары?</text:p>
      <text:p text:style-name="P67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77">- Зачем? - бормочу я. - Я не прокурор, а ты не подсудимая. Мне не нужны твои…</text:p>
      <text:p text:style-name="P219"><text:span text:style-name="T685">- Затем, - перебивает меня аликорница, - что ты мой муж. И не пристало </text:span><text:span text:style-name="T686">супруге</text:span><text:span text:style-name="T685"> ходить под подозрением.</text:span></text:p>
      <text:p text:style-name="P677"><text:soft-page-break/></text:p>
      <text:p text:style-name="P677">С этими словами она встаёт и мы взмываем в ночное небо.</text:p>
      <text:p text:style-name="P677"/>
      <text:p text:style-name="P220"><text:span text:style-name="T689">На этом дежавю заканчивается. </text:span><text:span text:style-name="T688">Вместо мельтешения несвязных пейзажей </text:span><text:span text:style-name="T691">и обрывков снов Луны</text:span><text:span text:style-name="T688"> мы проваливаемся в синезелёную мглу </text:span><text:span text:style-name="T1222">сквозь открывшийся перед нами окаймлённый голубым пламенем портал</text:span><text:span text:style-name="T688">. Звёзды окружают нас </text:span><text:span text:style-name="T690">со всех сторон, </text:span><text:span text:style-name="T691">пока мы плавно скачем в пустоте меж ними. Я восхищённо взираю на сияющую бесконечность.</text:span></text:p>
      <text:p text:style-name="P681"/>
      <text:p text:style-name="P681">- Где мы?</text:p>
      <text:p text:style-name="P220"><text:span text:style-name="T691">- Это Эогипп. Место, доступное только избранным странникам. </text:span><text:span text:style-name="T1222">Место, </text:span><text:span text:style-name="T691">где легко заблудиться на тысячелетия. Но кто умеет находить </text:span><text:span text:style-name="T692">путь</text:span><text:span text:style-name="T691">, может </text:span><text:span text:style-name="T692">с лёгкостью </text:span><text:span text:style-name="T691">странствовать между мирами.</text:span></text:p>
      <text:p text:style-name="P220"><text:span text:style-name="T691">- Ты же говорила, что не умеешь находить тут дорогу. </text:span><text:span text:style-name="T1222">Х</text:span><text:span text:style-name="T691">очешь скакать тут вечно?</text:span></text:p>
      <text:p text:style-name="P681"/>
      <text:p text:style-name="P1007"><text:span text:style-name="T692">Аликорница ни на йоту не замедляет бег. </text:span><text:span text:style-name="T114">До моих ушей долетает </text:span><text:span text:style-name="T692">её </text:span><text:span text:style-name="T114">легонький смешок.</text:span></text:p>
      <text:p text:style-name="P1008"><text:span text:style-name="T114">- </text:span><text:span text:style-name="T692">Я была бы счастлива пробежать тут с тобой пару-другую сотен лет, Хуман. - </text:span><text:span text:style-name="T693">Селестия чуть поворачивает ко мне голову и подмигивает. - </text:span><text:span text:style-name="T692">В </text:span><text:span text:style-name="T1222">магическом </text:span><text:span text:style-name="T692">эфире не чувствуешь усталости, все заботы и печали уходят на задний план.</text:span></text:p>
      <text:p text:style-name="P682"/>
      <text:p text:style-name="P1009"><text:span text:style-name="T692">О</text:span><text:span text:style-name="T114">на тяжко вздыхает.</text:span></text:p>
      <text:p text:style-name="P221"><text:span text:style-name="T692">- Но нет, у меня сейчас другие планы… </text:span><text:span text:style-name="T69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8">между прочим</text:span><text:span text:style-name="T69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5">Драконикусы почти так же горды, как их старшие братья — драконы, но предпочитают скрывать это под тонким флёром шутовства. </text:span><text:span text:style-name="T708">А Дискорд, вдобавок, очень молод и раним, хоть и ни за что не признается в этом. </text:span><text:span text:style-name="T906">И пары его подсказок оказалось достаточно, чтобы восстановить в памяти маршрут, который мы прошли с Дискордом сто пятьдесят лет назад.</text:span></text:p>
      <text:p text:style-name="P683"/>
      <text:p text:style-name="P222"><text:span text:style-name="T693">П</text:span><text:span text:style-name="T694">рямо по курсу перед нами вырастает большая </text:span><text:span text:style-name="T696">голубая</text:span><text:span text:style-name="T694"> звезда с тремя вращающимися вокруг неё зелёными светилами поменьше.</text:span></text:p>
      <text:p text:style-name="P684"/>
      <text:p text:style-name="P68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84"/>
      <text:p text:style-name="P222"><text:span text:style-name="T694">Мы мчимся к красной паре. Я завороженно наблюдаю калейдоскоп мириадов созвездий, окружающий нас словно звёздная пыль. </text:span><text:span text:style-name="T708">Галактики, кластера и туманности сливаются в мерцающую ткань вечности. </text:span><text:span text:style-name="T69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700">обнаруживаю</text:span><text:span text:style-name="T699">, что подобная трансформация случилась и с гривой и хвостом Селестии. </text:span><text:span text:style-name="T702">Они протянулись назад </text:span><text:soft-page-break/><text:span text:style-name="T702">бесконечными переливающимися мантиями.</text:span><text:span text:style-name="T699"> Опустив взор, я вижу, что от завитков шерсти, окаймляющих копыта аликорницы, также тянутся </text:span><text:span text:style-name="T701">назад </text:span><text:span text:style-name="T699">еле заметные шлейфы.</text:span></text:p>
      <text:p text:style-name="P224"><text:span text:style-name="T699">Я несусь в пустоте на неком фантасмагоричном, </text:span><text:span text:style-name="T700">простирающимся в </text:span><text:span text:style-name="T702">безбрежные</text:span><text:span text:style-name="T700"> дали существе, только лишь подо мной сгущающимся в некое эквиноподобное создание!</text:span></text:p>
      <text:p text:style-name="P685"/>
      <text:p text:style-name="P225"><text:span text:style-name="T699">О</text:span><text:span text:style-name="T700">т Селестии не укры</text:span><text:span text:style-name="T702">вается</text:span><text:span text:style-name="T700"> мо</text:span><text:span text:style-name="T704">и</text:span><text:span text:style-name="T700"> </text:span><text:span text:style-name="T704">взгляды назад</text:span><text:span text:style-name="T700">. </text:span><text:span text:style-name="T702">Она поворачивает ко мне голову. </text:span><text:span text:style-name="T703">Я с удивлением и неким ужасом замечаю, что её прежде вишнёвые глаза стали </text:span><text:span text:style-name="T729">бездонными </text:span><text:span text:style-name="T704">синезелёными </text:span><text:span text:style-name="T729">озёрами</text:span><text:span text:style-name="T704"> с мерцающими в глубине искорками — как отражение космоса вокруг нас.</text:span></text:p>
      <text:p text:style-name="P389"><text:span text:style-name="T70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text:span><text:span text:style-name="T1221">Тысячи лет назад наши жившие в Эогиппе предки <text:s/>имели именно такой вид.</text:span><text:span text:style-name="T704"> Когда мы </text:span><text:span text:style-name="T1221">вернёмся</text:span><text:span text:style-name="T704">, я приму привычные тебе очертания.</text:span></text:p>
      <text:p text:style-name="P687">- Эмм… Предупреждать надо! Так ведь и обмочиться недолго!</text:p>
      <text:p text:style-name="P687"><text:s/>Аликорница печально смеётся.</text:p>
      <text:p text:style-name="P226"><text:span text:style-name="T704">- Магия — наша сила и слабость. </text:span><text:span text:style-name="T706">Мы </text:span><text:span text:style-name="T730">по большей части </text:span><text:span text:style-name="T706">состоим из неё и без неё мы медленно чахнем.</text:span><text:span text:style-name="T704"> Орунгун когда-то был богат </text:span><text:span text:style-name="T709">на </text:span><text:span text:style-name="T730">магию</text:span><text:span text:style-name="T704">. Мы купались в ней и впитывали её и наша цивилизация достигла вершин. Мы создавали фантастические города, мы дост</text:span><text:span text:style-name="T70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10">в подспорье нашим слабеющим телам</text:span><text:span text:style-name="T70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6">энергии</text:span><text:span text:style-name="T705">. Вот до чего мы опустились!</text:span></text:p>
      <text:p text:style-name="P1011"><text:span text:style-name="T705">- </text:span><text:span text:style-name="T114">Но ты летаешь без всяких экстендеров!</text:span></text:p>
      <text:p text:style-name="P68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98">Селестия грустно смеётся.</text:p>
      <text:p text:style-name="P690"/>
      <text:p text:style-name="P690">- И когда мы стали совсем слабы, появились они. Виндиго. <text:s/>Пожиратели душ.</text:p>
      <text:p text:style-name="P688">Аликорница делает вираж у двойной системы.</text:p>
      <text:p text:style-name="P686"/>
      <text:p text:style-name="P222"><text:span text:style-name="T694">- </text:span><text:span text:style-name="T730">Т</text:span><text:span text:style-name="T694">еперь курс на т</text:span><text:span text:style-name="T696">от</text:span><text:span text:style-name="T694"> фиолетов</text:span><text:span text:style-name="T696">ый</text:span><text:span text:style-name="T694"> </text:span><text:span text:style-name="T696">гигант</text:span><text:span text:style-name="T694">. </text:span><text:span text:style-name="T706">Это конечная точка нашего путешествия.</text:span></text:p>
      <text:p text:style-name="P684"/>
      <text:p text:style-name="P222"><text:soft-page-break/><text:span text:style-name="T694">Едва видимый пульсирующий </text:span><text:span text:style-name="T696">сгусток</text:span><text:span text:style-name="T69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684"/>
      <text:p text:style-name="P222"><text:span text:style-name="T694">- Смотри внимательно, Хуман. Мы пробудем </text:span><text:span text:style-name="T696">тут</text:span><text:span text:style-name="T694"> очень недолго. Что бы ни случилось, не покидай моей спины. </text:span><text:span text:style-name="T707">Это очень опасно.</text:span></text:p>
      <text:p text:style-name="P684"/>
      <text:p text:style-name="P678">Мы висим в пустоте перед огромным фиолетовым шаром. <text:span text:style-name="T1608">Шелест наших дыханий только подчёркивает звенящую пустоту вокруг. </text:span><text:span text:style-name="T1609">Вечность смотрит нам в глаза и я едва выдерживаю этот взгляд.</text:span></text:p>
      <text:p text:style-name="P223"><text:span text:style-name="T697">На кончике рога Селестии разгорается золотая искорка. Аликорница чертит рогом </text:span><text:span text:style-name="T718">огненный </text:span><text:span text:style-name="T697">овал перед собой и пустота распахивает дверь перед нами.</text:span></text:p>
      <text:p text:style-name="P691">Мы проходим в неведомое.</text:p>
      <text:p text:style-name="P691"/>
      <text:p text:style-name="P691">…</text:p>
      <text:p text:style-name="P691"/>
      <text:p text:style-name="P228"><text:span text:style-name="T718">Морозный ветер ударяет ледяным кулаком в лёгкие. </text:span><text:span text:style-name="T71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2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9"><text:span text:style-name="T720">Прямо перед нами в сугробе снега лежит неправильной формы конус </text:span><text:span text:style-name="T722">с изломаным основанием</text:span><text:span text:style-name="T720">. Из-под конуса торчит </text:span><text:span text:style-name="T721">закованная в латы нога. Голубые искры вырываются из сочленений доспеха. Нога едва заметно подёргивается.</text:span></text:p>
      <text:p text:style-name="P1012"><text:span text:style-name="T721">Я </text:span><text:span text:style-name="T114">спрыгиваю на землю и бегу к сугробу. Упёршись в </text:span><text:span text:style-name="T723">каменный </text:span><text:span text:style-name="T114">конус я напрягаю ноги в попытке сдвинуть его с места. Аликорница молча смотрит на меня качая головой.</text:span></text:p>
      <text:p text:style-name="P692">- Помоги! Не видишь разве, ему нужна помощь! - указываю я на ногу.</text:p>
      <text:p text:style-name="P692">- Я же просила тебя не покидать моей спины, Хуман, - укоризненно отвечает Селестия.</text:p>
      <text:p text:style-name="P1013"><text:span text:style-name="T114">Метель размывает её очертания. Она делает ша</text:span><text:span text:style-name="T724">г</text:span><text:span text:style-name="T114"> ко мне и упирается плечом в камень рядом со мной.</text:span></text:p>
      <text:p text:style-name="P230"><text:span text:style-name="T1610">С медленным скрипом каменная сосулька откатывается в сторону. Под ней лежат расплющенные </text:span><text:span text:style-name="T1611">латы</text:span><text:span text:style-name="T1610">. Они подёргиваются с тихим жужжанием и потрескиванием, подобно раздавленному </text:span><text:span text:style-name="T1611">насекомому</text:span><text:span text:style-name="T1610">. Аликорница копытом открывает забрало искорёженного шлема, демонстрируя </text:span><text:span text:style-name="T1636">его содержимое</text:span><text:span text:style-name="T1610">. </text:span><text:span text:style-name="T1636">В глубине шлема мигает красный индикатор, освещая тусклыми вспышками пустоту внутри.</text:span></text:p>
      <text:p text:style-name="P230"/>
      <text:p text:style-name="P248">- <text:span text:style-name="T1610">Авто</text:span><text:span text:style-name="T1636">матический </text:span><text:span text:style-name="T1610">доспех строевой, легионный, Принцип-2. </text:span><text:span text:style-name="T1611">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612">Интегрированный и</text:span><text:span text:style-name="T1611">скусственный интеллект позволяет действовать в </text:span><text:span text:style-name="T1617">условно</text:span><text:span text:style-name="T1611"> автономном режиме, без владельца.</text:span></text:p>
      <text:p text:style-name="P1015">Изо рта Селестии вырывается пар. Она отпускает забрало и отходит. </text:p>
      <text:p text:style-name="P249"/>
      <text:p text:style-name="P249"><text:soft-page-break/><text:span text:style-name="T1624">Я остаюсь у остатков магического механизма. Тот медленно царапает обледеневший камень в тщётной попытке подняться. </text:span><text:span text:style-name="T1647">Шлем подслеповато поворачивается влево-вправо, описывая полукруг металлическим шипом - защитой рога. </text:span><text:span text:style-name="T1625">Поддавшись секундному импульсу, я тяну за свободную ногу, пытаясь помочь ему выбраться из ледяного плена. </text:span></text:p>
      <text:p text:style-name="P1016">Тщётно. <text:span text:style-name="T1637">М</text:span>еталлический панцирь намертво вмёрз в лёд. <text:span text:style-name="T1640">Падающий снег потихоньку укрывает его в белый саван.</text:span></text:p>
      <text:p text:style-name="P247"><text:span text:style-name="T1625">- </text:span><text:span text:style-name="T1636">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9"><text:span text:style-name="T1636">Я </text:span><text:span text:style-name="T1637">оглядываюсь</text:span><text:span text:style-name="T1636"> по сторонам.</text:span></text:p>
      <text:p text:style-name="P1019">- Вряд ли тебя <text:span text:style-name="T1637">здесь</text:span> отремонтируют. Мы <text:span text:style-name="T1641">тут </text:span>одни.</text:p>
      <text:p text:style-name="P250"><text:span text:style-name="T1636">- </text:span><text:span text:style-name="T1641">Информация ошибочна. </text:span><text:span text:style-name="T1636">Регистрирую </text:span><text:span text:style-name="T1637">аномальный сигнал</text:span><text:span text:style-name="T1636"> </text:span><text:span text:style-name="T1637">автодоспеха </text:span><text:span text:style-name="T1655">Трибун</text:span><text:span text:style-name="T1637">-</text:span><text:span text:style-name="T1638">8</text:span><text:span text:style-name="T1639">С</text:span><text:span text:style-name="T1637">. </text:span><text:span text:style-name="T1636">Консулу Селестии и её спутнику грозит опасность. Необходима срочная эвакуация.</text:span></text:p>
      <text:p text:style-name="P230"/>
      <text:p text:style-name="P1017">Холодок тревоги пробегает у меня между лопаток. Я оставляю умирающий механизм и быстрым шагом возвращаюсь к аликорнице. Т<text:span text:style-name="T1612">а </text:span><text:span text:style-name="T1616">опустилась</text:span><text:span text:style-name="T1612"> на одно колено, склонив </text:span><text:span text:style-name="T1618">перед кем-то</text:span><text:span text:style-name="T1612"> голову.</text:span></text:p>
      <text:p text:style-name="P1017"/>
      <text:p text:style-name="P230"><text:span text:style-name="T1611">- Мы выполнили Вашу волю, королева. </text:span><text:span text:style-name="T1612">Цивилизация седьмого мира развивается под нашим присмотром. Мы передаём им ценности </text:span><text:span text:style-name="T1659">народа фаэри</text:span><text:span text:style-name="T1612">, как вы и завещали.</text:span></text:p>
      <text:p text:style-name="P1014"/>
      <text:p text:style-name="P231"><text:span text:style-name="T1612">Я поднимаю вз</text:span><text:span text:style-name="T1613">гляд</text:span><text:span text:style-name="T1612">.</text:span></text:p>
      <text:p text:style-name="P232"><text:span text:style-name="T1612">Над нами нависает статуя аликорна, чей отломанный рог мы только что откатили с </text:span><text:span text:style-name="T1613">раздавленных</text:span><text:span text:style-name="T1612"> доспехов. </text:span><text:span text:style-name="T1614">Я оборачиваюсь и н</text:span><text:span text:style-name="T1612">а краю видимости метел</text:span><text:span text:style-name="T1613">и</text:span><text:span text:style-name="T1612"> узнаю полуразрушенные крепостные стены Андориана. </text:span><text:span text:style-name="T1660">Обгоревшие</text:span><text:span text:style-name="T1615"> башни, остатки стены и статуя – всё, что осталось от видения, которое я видел во сне-воспоминании Луны.</text:span></text:p>
      <text:p text:style-name="P716"/>
      <text:p text:style-name="P1010"><text:span text:style-name="T114">- </text:span><text:span text:style-name="T725">Подойди поближе к краю, Хуман. Там воздух прозрачный, ты увидишь.</text:span></text:p>
      <text:p text:style-name="P233"><text:span text:style-name="T725">Тихие слова Селестии вырывают меня из оцепенения. Я подхожу к про</text:span><text:span text:style-name="T751">лому</text:span><text:span text:style-name="T72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6">На пределе видимости едва касаясь верхушек самых высоких сосен над лесом висит заснеженная громада гранд-флаера.</text:span></text:p>
      <text:p text:style-name="P665">- <text:span text:style-name="T1614">Это не зима, если ты подумал. В этой местности раньше был мягкий климат с периодом дождей вместо настоящего холода.</text:span></text:p>
      <text:p text:style-name="P665">- <text:span text:style-name="T1614">Тогда почему же… ?</text:span></text:p>
      <text:p text:style-name="P665">- <text:span text:style-name="T1614">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693">Сухой безэмоциональный голос Селестии только подчёркивает произшедшую трагедию.</text:p>
      <text:p text:style-name="P693">- То, что здесь воцарилась зима, означает одно: Андориан пал и не был отвоёван. Учитывая, что это крупнейшая крепость <text:span text:style-name="T1619">центра Большого континента, </text:span><text:span text:style-name="T1620">это означает одно. Мы проиграли окончательно и бесповоротно. Орунгун во власти виндиго и нам некуда возвращаться. </text:span><text:span text:style-name="T1621">Предсказание королевы Лорен </text:span><text:soft-page-break/><text:span text:style-name="T1621">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695"/>
      <text:p text:style-name="P251">Аликорница <text:span text:style-name="T1623">со вздохом </text:span>поворачивается ко мне.</text:p>
      <text:p text:style-name="P696"/>
      <text:p text:style-name="P694">- <text:span text:style-name="T1622">Садись на меня, Хуман. Пора возвращаться.</text:span></text:p>
      <text:p text:style-name="P717"/>
      <text:p text:style-name="P236"><text:span text:style-name="T730">Я </text:span><text:span text:style-name="T731">занимаю уже привычное место на спине аликорницы и та начинает разбег.</text:span></text:p>
      <text:p text:style-name="P699">- Неужели нельзя открыть проход в Эогипп прямо тут? Зачем взлетать в эту бурю? - указываю я на воющую метель над нами.</text:p>
      <text:p text:style-name="P699">- Если мы войдём в Эогипп не в том месте, откуда пришли сюда, нет гарантии, что мы вернёмся в Эквус в то же место и то же время. <text:span text:style-name="T1633">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1018"><text:span text:style-name="T731">А</text:span><text:span text:style-name="T114">ликорница продолжает разбег. </text:span><text:span text:style-name="T73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697"/>
      <text:p text:style-name="P252"><text:span text:style-name="T772">Я вспоминаю слова </text:span><text:span text:style-name="T775">раздавленного «Принципа-2»</text:span><text:span text:style-name="T772">.</text:span></text:p>
      <text:p text:style-name="P252"><text:span text:style-name="T772">- Сел, что такое «автодоспех </text:span><text:span text:style-name="T803">Трибун</text:span><text:span text:style-name="T772">-8С»?</text:span></text:p>
      <text:p text:style-name="P252"><text:span text:style-name="T772">Вздрогнув, а</text:span><text:span text:style-name="T773">ликорница </text:span><text:span text:style-name="T776">на лету </text:span><text:span text:style-name="T773">поворачивает ко мне </text:span><text:span text:style-name="T772">голову</text:span><text:span text:style-name="T773">.</text:span></text:p>
      <text:p text:style-name="P252"><text:span text:style-name="T773">- </text:span><text:span text:style-name="T772">Откуда ты услышал про него?</text:span></text:p>
      <text:p text:style-name="P252"><text:span text:style-name="T772">- Те расплющенные доспехи сказали, что регистрируют аномальный сигнал от «</text:span><text:span text:style-name="T803">Трибун</text:span><text:span text:style-name="T772">-8С». И что нам надо драпать отсюда.</text:span></text:p>
      <text:p text:style-name="P717">Селестия хмурится.</text:p>
      <text:p text:style-name="P252"><text:span text:style-name="T772">- Это броня экстра-класса для командования уровня старших центурионов и выше. </text:span><text:span text:style-name="T774">Я не понимаю, о каком аномальном сигнале идёт речь, да это и неважно. Через полчаса мы покинем </text:span><text:span text:style-name="T777">этот</text:span><text:span text:style-name="T774">…</text:span></text:p>
      <text:p text:style-name="P718"/>
      <text:p text:style-name="P240"><text:span text:style-name="T732">М</text:span><text:span text:style-name="T741">ы уже летим между двумя остовами </text:span><text:span text:style-name="T778">башень</text:span><text:span text:style-name="T741">, когда я замечаю блеск нитей в солнечных лучах. Гигантская </text:span><text:span text:style-name="T740">прозрачная решётка</text:span><text:span text:style-name="T741">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8"><text:span text:style-name="T740">С</text:span><text:span text:style-name="T734">еть натягивается, но не рвётся. Селестия ржёт от неожиданности — крепчайшие нити врезаются в её тело алмазными струнами. </text:span><text:span text:style-name="T740">Слышится неприятный хруст. </text:span><text:span text:style-name="T735">Сеть распрямляется и отбрасывает нас назад. Подобно подбитой птице, аликорница неровно планирует </text:span><text:span text:style-name="T736">к подножию башни</text:span><text:span text:style-name="T735">, широко расставив крылья.</text:span></text:p>
      <text:p text:style-name="P700">Посадка довольно жёсткая — порыв ветра бросает аликорницу на бок и я лечу кубарем с её спины.</text:p>
      <text:p text:style-name="P700"><text:soft-page-break/></text:p>
      <text:p text:style-name="P239"><text:span text:style-name="T737">- Хуман, ты цел? - слышу я </text:span><text:span text:style-name="T738">тревожный голос </text:span><text:span text:style-name="T73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38">их</text:span><text:span text:style-name="T737"> был</text:span><text:span text:style-name="T738">о</text:span><text:span text:style-name="T737"> хорошо видн</text:span><text:span text:style-name="T738">о</text:span><text:span text:style-name="T737"> днём. </text:span><text:span text:style-name="T742">Похоже</text:span><text:span text:style-name="T739">, винды усовершенствовали </text:span><text:span text:style-name="T738">ловчую сеть</text:span><text:span text:style-name="T739">.</text:span></text:p>
      <text:p text:style-name="P700"/>
      <text:p text:style-name="P239"><text:span text:style-name="T737">Аликорница </text:span><text:span text:style-name="T738">скачет ко мне</text:span><text:span text:style-name="T737"> на трёх ногах. Грудь, голова и крылья покрыты кровавой решёткой от врезавшейся в плоть сети. </text:span><text:span text:style-name="T738">Правое крыло волочится по земле, </text:span><text:span text:style-name="T740">половина маховых перьев отсутствует</text:span><text:span text:style-name="T738">. </text:span><text:span text:style-name="T1283">Копыто правой передней ноги свободно болтается на скаковом суставе.</text:span></text:p>
      <text:p text:style-name="P239"><text:span text:style-name="T738">- Надо скорее убираться отсюда. </text:span><text:span text:style-name="T743">Ловчая</text:span><text:span text:style-name="T738"> паутина обычно соединена с сигнальной…</text:span></text:p>
      <text:p text:style-name="P705"/>
      <text:p text:style-name="P701">Тонкий, едва слышимый писк прерывает её монолог. <text:span text:style-name="T1626">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702">И темнота просыпается!</text:p>
      <text:p text:style-name="P406"><text:span text:style-name="T743">Я вижу, как во тьме зажигаются </text:span><text:span text:style-name="T1288">зелёные</text:span><text:span text:style-name="T743"> огоньки глаз. Одни, вторые, третьи — не мигая они смотрят на меня </text:span><text:span text:style-name="T752">узкими зрачками.</text:span><text:span text:style-name="T743"> Мгновение — и они начинают приближаться. Я завороженно слежу за ними.</text:span></text:p>
      <text:p text:style-name="P702"/>
      <text:p text:style-name="P702">- Хуман, <text:span text:style-name="T1628">не тупи, </text:span><text:span text:style-name="T1627">надо уходить!</text:span></text:p>
      <text:p text:style-name="P703">Селестия зубами хватает меня за воротник и зашвыривает на спину. Потом начинает тяжело разгоняться неровным галопом на трёх ногах.</text:p>
      <text:p text:style-name="P703">- Взлететь с ровного места на перебитом крыле я не смогу. Но если прыгнуть со скалы, то высоты хватит, чтобы разогнаться и начать набор высоты.</text:p>
      <text:p text:style-name="P703"/>
      <text:p text:style-name="P703">Мы скачем к пролому в стене.</text:p>
      <text:p text:style-name="P703"/>
      <text:p text:style-name="P70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41"><text:span text:style-name="T744">- Если бы всё было так просто, я бы с самого начала так </text:span><text:span text:style-name="T752">и </text:span><text:span text:style-name="T744">сделала! - </text:span><text:span text:style-name="T746">кричит</text:span><text:span text:style-name="T744"> аликорница в ответ. - </text:span><text:span text:style-name="T745">Здесь мало магии! Если я телепортирую нас за счёт моих внутренних </text:span><text:span text:style-name="T747">резервов</text:span><text:span text:style-name="T745">, </text:span><text:span text:style-name="T752">их</text:span><text:span text:style-name="T745"> не хватит на то, чтобы открыть коридор обратно! </text:span><text:span text:style-name="T748">Это очень магозатратное заклинание! </text:span></text:p>
      <text:p text:style-name="P707"/>
      <text:p text:style-name="P242"><text:span text:style-name="T745">О</text:span><text:span text:style-name="T746">тчаяние в её голосе еще больше усиливает мой ужас. </text:span><text:span text:style-name="T750">Переход от банной неги к ледяному кошмару слишком резок для тебя, Хуман!</text:span></text:p>
      <text:p text:style-name="P708"/>
      <text:p text:style-name="P242"><text:soft-page-break/><text:span text:style-name="T749">Пролом в крепостной стене всё ближе. </text:span><text:span text:style-name="T751">Я уже вижу обледенелую громаду гранд-флаера, одиноко висящую в пустоте над лесом.</text:span><text:span text:style-name="T74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709"/>
      <text:p text:style-name="P244"><text:span text:style-name="T752">Жужжание многократно усиливается. </text:span><text:span text:style-name="T749">И</text:span><text:span text:style-name="T751">з </text:span><text:span text:style-name="T752">крепостной башни на стену выскакива</text:span><text:span text:style-name="T754">ю</text:span><text:span text:style-name="T752">т три создания, в </text:span><text:span text:style-name="T764">одном из</text:span><text:span text:style-name="T753"> </text:span><text:span text:style-name="T754">которых я узнаю закованн</text:span><text:span text:style-name="T764">ого</text:span><text:span text:style-name="T754"> в автодоспехи сородич</text:span><text:span text:style-name="T764">а</text:span><text:span text:style-name="T754"> Селестии — так</text:span><text:span text:style-name="T764">ого</text:span><text:span text:style-name="T754">, как</text:span><text:span text:style-name="T764">их</text:span><text:span text:style-name="T754"> я видел в видении Луны. Вот только движения у н</text:span><text:span text:style-name="T764">его</text:span><text:span text:style-name="T754"> неестественно рваные, как у расшатанн</text:span><text:span text:style-name="T764">ого</text:span><text:span text:style-name="T754"> механизм</text:span><text:span text:style-name="T764">а</text:span><text:span text:style-name="T754">. Ржавчина на латах и отчаянный скрип при движении <text:s/>только подчёркивают это сходство.</text:span></text:p>
      <text:p text:style-name="P714">В двух его спутниках я узнаю виндиго.</text:p>
      <text:p text:style-name="P243"><text:span text:style-name="T766">Аликорн планирует со стены во двор прямо перед проломом. </text:span><text:span text:style-name="T1288">Его напарники</text:span><text:span text:style-name="T766"> спрыгивают следом</text:span><text:span text:style-name="T754">.</text:span></text:p>
      <text:p text:style-name="P710"/>
      <text:p text:style-name="P243"><text:span text:style-name="T114">Селестия буквально садится на задние ноги и отчаянно упирается в лёд передней, чтобы затормозить. </text:span><text:span text:style-name="T755">Мы останавливаемся прямо перед </text:span><text:span text:style-name="T764">закованым в доспехи аликорном</text:span><text:span text:style-name="T755">. </text:span><text:span text:style-name="T756">Я вижу <text:s/></text:span><text:span text:style-name="T764">его</text:span><text:span text:style-name="T756"> зелёные глаза с узкими зрачками за </text:span><text:span text:style-name="T764">затемнённым</text:span><text:span text:style-name="T756"> забрал</text:span><text:span text:style-name="T779">о</text:span><text:span text:style-name="T756">м. </text:span><text:span text:style-name="T779">Несмотря на ржавчину, его доспех выглядит намного внушительнее «Принципа-2».</text:span><text:span text:style-name="T756"> </text:span><text:span text:style-name="T758">На нагруднике </text:span><text:span text:style-name="T764">помятых лат </text:span><text:span text:style-name="T780">белеет</text:span><text:span text:style-name="T758"> полустёртая, </text:span><text:span text:style-name="T764">едва видная из-под</text:span><text:span text:style-name="T758"> </text:span><text:span text:style-name="T779">слоя грязи, </text:span><text:span text:style-name="T758">семёрка.</text:span></text:p>
      <text:p text:style-name="P710"/>
      <text:p text:style-name="P245"><text:span text:style-name="T754">- </text:span><text:span text:style-name="T756"><text:s/></text:span><text:span text:style-name="T757">Нотхуурр шанграа хиссандурр, </text:span><text:span text:style-name="T756">чайшанссиии! - шипит </text:span><text:span text:style-name="T764">один из виндиго</text:span><text:span text:style-name="T756"> и сухо смеётся. - </text:span><text:span text:style-name="T760">Слава великой зиме, теплокровные! </text:span><text:span text:style-name="T756">Мы ждали тебя, консул Селестия. </text:span><text:span text:style-name="T761">Сто пятьдесят лет сна не пропали даром!</text:span></text:p>
      <text:p text:style-name="P241"><text:span text:style-name="T744">- </text:span><text:span text:style-name="T756">Хай Глори… - с </text:span><text:span text:style-name="T759">печалью</text:span><text:span text:style-name="T756"> </text:span><text:span text:style-name="T764">обращается</text:span><text:span text:style-name="T756"> аликорница </text:span><text:span text:style-name="T764">к молчащему аликорну</text:span><text:span text:style-name="T756">. - Что они с тобой сделали? </text:span><text:span text:style-name="T765">Ты забыл себя, </text:span><text:span text:style-name="T779">легат</text:span><text:span text:style-name="T765">?</text:span></text:p>
      <text:p text:style-name="P241"><text:span text:style-name="T756">- </text:span><text:span text:style-name="T759">Это лучшее, что </text:span><text:span text:style-name="T763">случилось </text:span><text:span text:style-name="T759">с </text:span><text:span text:style-name="T764">ним</text:span><text:span text:style-name="T759"> за </text:span><text:span text:style-name="T764">всю его </text:span><text:span text:style-name="T759">жизн</text:span><text:span text:style-name="T764">ь</text:span><text:span text:style-name="T759">… Поцелуй </text:span><text:span text:style-name="T763">холода</text:span><text:span text:style-name="T759">… Неважно… Сейчас ты и сама познаешь любовь зимы и станешь одной из </text:span><text:span text:style-name="T764">нассс</text:span><text:span text:style-name="T759">. Ты и твоя обезьянка — зима щедра и примет каж</text:span><text:span text:style-name="T840">жж</text:span><text:span text:style-name="T759">дого… - </text:span><text:span text:style-name="T764">шипит в ответ виндиго.</text:span></text:p>
      <text:p text:style-name="P711"/>
      <text:p text:style-name="P253"><text:span text:style-name="T764">Аликорн молча</text:span><text:span text:style-name="T759"> наступает на нас </text:span><text:span text:style-name="T781">как танк</text:span><text:span text:style-name="T759">. </text:span><text:span text:style-name="T770">Его голова в закрытом шлеме чуть покачивается из стороны в сторону в такт шагам. </text:span><text:span text:style-name="T771">Нехорошее предчувствие вызывает у меня это мерное покачивание. </text:span><text:span text:style-name="T782">Оно больше подходит заводному механизму, чем живому существу. </text:span><text:span text:style-name="T781">Даже в заходящих</text:span><text:span text:style-name="T759"> с боков </text:span><text:span text:style-name="T781">виндиго больше жизни.</text:span><text:span text:style-name="T759"> </text:span></text:p>
      <text:p text:style-name="P253"><text:span text:style-name="T764">Селестия</text:span><text:span text:style-name="T759"> пятится, пытаясь не выпустить из виду всех троих.</text:span></text:p>
      <text:p text:style-name="P712"/>
      <text:p text:style-name="P246"><text:span text:style-name="T759">- </text:span><text:span text:style-name="T768">Хай Глори! Очнись! Ты — один из нас! Вспомни себя, солдат! Вспомни своё племя и свой мир! </text:span><text:span text:style-name="T769">Вспомни мать, что вскормила тебя, вспомни отца, что научил летать! Вспомни ту, что стала твоей особенной пони!</text:span></text:p>
      <text:p text:style-name="P246"><text:span text:style-name="T769">- Напрасссно ты взываешшш</text:span><text:span text:style-name="T783">ь</text:span><text:span text:style-name="T769"> к нему с этими глупоссстями, — смеётся </text:span><text:span text:style-name="T781">его спутник</text:span><text:span text:style-name="T769">. - Холод неизмеримо прекрассснее. </text:span><text:span text:style-name="T770">Посссле него в голове не остаётся этого </text:span><text:span text:style-name="T783">теплокровного </text:span><text:span text:style-name="T770">мусссора.</text:span></text:p>
      <text:p text:style-name="P719">Виндиго подходит к аликорну и мощным движением копыт проворачивает ему голову на триста шестьдесят градусов.</text:p>
      <text:p text:style-name="P253"><text:soft-page-break/><text:span text:style-name="T781">Аликорн стоит, как ни в чём ни бывало. </text:span><text:span text:style-name="T1284">Синие огоньки за забралом не мигая смотрят на нас мертвенным взглядом. </text:span><text:span text:style-name="T781">Через мгновение он снова двигается на нас с размеренностью механизма.</text:span></text:p>
      <text:p text:style-name="P719">Меня тошнит.</text:p>
      <text:p text:style-name="P715"/>
      <text:p text:style-name="P703">- <text:span text:style-name="T1632">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41"><text:span text:style-name="T744">- </text:span><text:span text:style-name="T770">Поздно, - шепчет, не поворачивая головы, аликорница.- Не успею. Нужно секунд пять. Они набросятся на нас раньше. </text:span><text:span text:style-name="T771">Если бы были только виндиго — </text:span><text:span text:style-name="T841">ушли бы проблем. </text:span><text:span text:style-name="T844">Раскидать их психокинезом и улететь несложно</text:span><text:span text:style-name="T841">, </text:span><text:span text:style-name="T844">винды</text:span><text:span text:style-name="T841"> практически не летают</text:span><text:span text:style-name="T771">. Но от Хай Глори оторваться нет шансов. </text:span><text:span text:style-name="T781">Он лучший летун, чем я.</text:span></text:p>
      <text:p text:style-name="P703"/>
      <text:p text:style-name="P713"><text:span text:style-name="T1631">М</text:span>ы равняемся с <text:span text:style-name="T1630">отломанным рогом центральной статуи. </text:span><text:span text:style-name="T1650">Оглянувшись, я вижу, как рассохшаяся дверь башни отворяется и наружу один за другим выходят виндиго. </text:span><text:span text:style-name="T1720">Огоньки их глаз в темноте светятся во тьме многочисленными злыми льдинками. </text:span><text:span text:style-name="T1650">Нам больше некуда отступать.</text:span></text:p>
      <text:p text:style-name="P726"/>
      <text:p text:style-name="P241"><text:span text:style-name="T744">- </text:span><text:span text:style-name="T795">Хорошо, - решается, наконец, аликорница. </text:span><text:span text:style-name="T798">На её роге зажигается золотая звёздочка.</text:span><text:span text:style-name="T795"> - </text:span><text:span text:style-name="T771">Я </text:span><text:span text:style-name="T796">откр</text:span><text:span text:style-name="T797">ыва</text:span><text:span text:style-name="T796">ю</text:span><text:span text:style-name="T771"> проход и ты прыгаешь в него. </text:span><text:span text:style-name="T797">Вместе с тобой пойдёт путеводный огонёк.</text:span><text:span text:style-name="T771"> </text:span><text:span text:style-name="T794">Дальше — просто </text:span><text:span text:style-name="T797">следуй за ним он приведёт тебя к выходу</text:span><text:span text:style-name="T794">.</text:span><text:span text:style-name="T771"> Когд</text:span><text:span text:style-name="T794">а</text:span><text:span text:style-name="T771"> окажешься в Эквестрии, доберись до Луны и сообщи ей всё. Неважно, сколько времени пройдёт, </text:span><text:span text:style-name="T797">о</text:span><text:span text:style-name="T771">на поймёт.</text:span></text:p>
      <text:p text:style-name="P703">- <text:span text:style-name="T1633">А ты? - шепчу я в ответ. - Я без тебя не уйду. </text:span><text:span text:style-name="T1640">Ты видела, во что превратился Хай Глори? Я не допущу, чтобы ты стала такой же. Или уйдём вместе, или вместе пропадём.</text:span></text:p>
      <text:p text:style-name="P704">- <text:span text:style-name="T1633">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635">Постарайся выжить.</text:span><text:span text:style-name="T1633"> И </text:span><text:span text:style-name="T1635">предупреди </text:span><text:span text:style-name="T1633">Луну во что бы то ни стало. Чтобы не смела сюда соваться. </text:span><text:span text:style-name="T1650">Рано или поздно о</text:span><text:span text:style-name="T1633">на попытается, я её знаю.</text:span></text:p>
      <text:p text:style-name="P704"/>
      <text:p text:style-name="P720">Нашу тихую перепалку прерывает <text:span text:style-name="T1634">громкий скрежет. </text:span><text:span text:style-name="T1641">Снег под Хай Глори разверзается и наш старый знаком</text:span><text:span text:style-name="T1643">ый</text:span><text:span text:style-name="T1641"> — Принцип-2 — встаёт прямо под брюхом аликорна, </text:span><text:span text:style-name="T1646">пронзая его металличесим рогом</text:span><text:span text:style-name="T1641">.</text:span></text:p>
      <text:p text:style-name="P721">Нельзя сказать, что это да<text:span text:style-name="T1644">ётся</text:span> ему легко. Брюшная бронепластина <text:span text:style-name="T1645">и часть каких-то проводков </text:span>так и <text:span text:style-name="T1642">оста</text:span><text:span text:style-name="T1645">ётся во льду</text:span><text:span text:style-name="T1642">, открыв</text:span><text:span text:style-name="T1645">ая</text:span><text:span text:style-name="T1642"> силовой каркас механизма. </text:span><text:span text:style-name="T1646">Задние копыта и одно переднее остаются вмёрзшими в лёд. </text:span></text:p>
      <text:p text:style-name="P721"><text:span text:style-name="T1646">Принцип-2 </text:span><text:span text:style-name="T1647">дёргает шлемом и отрывает рогом подбрюшную бронепластину </text:span><text:span text:style-name="T1648">Хай Глори. Освободив шлем, он выпрямляет шею и прижимает к себе аликорна свободной ногой.</text:span></text:p>
      <text:p text:style-name="P254"><text:span text:style-name="T786">Сначала мне кажется, что под панцирем Хай Глори тоже ничего нет — я не вижу плоти на месте оторванной </text:span><text:span text:style-name="T789">пластины</text:span><text:span text:style-name="T786">. Но когда аликорн начинает </text:span><text:span text:style-name="T1284">рваться и </text:span><text:span text:style-name="T786">бить неожиданного противника задними ногами, я вижу </text:span><text:span text:style-name="T1284">чёрный позвоночник с присохшей к нему </text:span><text:span text:style-name="T786">шкур</text:span><text:span text:style-name="T1284">ой</text:span><text:span text:style-name="T786">.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7">. </text:span><text:span text:style-name="T786">Во льду остаётся оторванная нога, </text:span><text:span text:style-name="T1284">потом вторая</text:span><text:span text:style-name="T786">. Принцип-2 неподвижно стоит, просто прижимая к себе Хай Глори уцелевшей ногой.</text:span></text:p>
      <text:p text:style-name="P703"><text:soft-page-break/></text:p>
      <text:p text:style-name="P254"><text:span text:style-name="T78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8">разрывает дистанцию</text:span><text:span text:style-name="T786">.</text:span></text:p>
      <text:p text:style-name="P255"><text:span text:style-name="T786">Н</text:span><text:span text:style-name="T791">а этот раз нам никто не преграждает путь к пролому. </text:span><text:span text:style-name="T790">Мы проваливаемся в обрыв и через несколько мгновений полёт выравнивается. Осторожными плавными взмахами </text:span><text:span text:style-name="T792">крыльев</text:span><text:span text:style-name="T790"> аликорница набирает высоту. Обледеневший мир остаётся внизу.</text:span></text:p>
      <text:p text:style-name="P728"/>
      <text:p text:style-name="P1020"><text:span text:style-name="T114">- </text:span><text:span text:style-name="T793">Ты знаешь, куда лететь, Сел?</text:span></text:p>
      <text:p text:style-name="P256"><text:span text:style-name="T792">- </text:span><text:span text:style-name="T793">Да, конечно. </text:span><text:span text:style-name="T792">Пара минут — и мы войдём в коридор, - </text:span><text:span text:style-name="T793">прерывисто</text:span><text:span text:style-name="T792"> говорит </text:span><text:span text:style-name="T793">Селестия</text:span><text:span text:style-name="T792">. - </text:span><text:span text:style-name="T793">Ты как, Хуман?</text:span></text:p>
      <text:p text:style-name="P723">- Бодрячком, - тревожно отвечаю я. - А ты?</text:p>
      <text:p text:style-name="P723">- Тоже ничего. Хотя могло бы быть и лучше, - тяжело дыша, отвечает аликорница.</text:p>
      <text:p text:style-name="P1021"><text:span text:style-name="T790">З</text:span><text:span text:style-name="T114">олотая искорка разгорается на кончике рога аликорницы.</text:span></text:p>
      <text:p text:style-name="P722"/>
      <text:p text:style-name="P703">- <text:span text:style-name="T1649">Это хорошо, что ничего. Потому что, кажется, нужно поднажать.</text:span></text:p>
      <text:p text:style-name="P703">- <text:span text:style-name="T1649">Что? - Селестия резко поворачивает ко мне голову.</text:span></text:p>
      <text:p text:style-name="P722"/>
      <text:p text:style-name="P722">Я молча указываю за собой. Ещё полминуты назад еле различимая мелкая точка уже выросла в тёмную фигуру в ржавом железе.</text:p>
      <text:p text:style-name="P241"><text:span text:style-name="T744">- </text:span><text:span text:style-name="T1284">Блядь</text:span><text:span text:style-name="T793">! <text:s/>- коротко ругается Селестия.</text:span></text:p>
      <text:p text:style-name="P241"><text:span text:style-name="T793">- </text:span><text:span text:style-name="T1284">Ты материшься?! - шокированно замечаю я.</text:span></text:p>
      <text:p text:style-name="P241"><text:span text:style-name="T1284">- Извини, но я не глухая. Ты произносишь это заклинание каждый раз, когда попадаешь в </text:span><text:span text:style-name="T1285">передрягу. Думаю, ты простишь мне эту заимствование, возможно оно поможет нам сейчас.</text:span></text:p>
      <text:p text:style-name="P703"/>
      <text:p text:style-name="P923">Я молча качаю головой.</text:p>
      <text:p text:style-name="P923">Стыдись, Хуман! Вот какую культуру ты несёшь в мир невинных пони! Стыдись!</text:p>
      <text:p text:style-name="P923"/>
      <text:p text:style-name="P407"><text:span text:style-name="T1285">П</text:span><text:span text:style-name="T794">рямо по курсу перед нами </text:span><text:span text:style-name="T1285">возникает </text:span><text:span text:style-name="T794">расплывчатое пятно дрожащего и переливающегося воздуха.</text:span></text:p>
      <text:p text:style-name="P1022"><text:span text:style-name="T794">О</text:span><text:span text:style-name="T114">бернувшись, я вижу мчащегося на нас Хай Глори. Передняя часть Принципа-2 всё ещё болтается у него на шее, обняв </text:span><text:span text:style-name="T801">её</text:span><text:span text:style-name="T114"> единственной уцелевшей ногой.</text:span></text:p>
      <text:p text:style-name="P724"/>
      <text:p text:style-name="P724">- Сел, обернись. Мы не успеваем!</text:p>
      <text:p text:style-name="P262"><text:span text:style-name="T794">Аликорница разворачивается и зависает в воздухе. <text:s/>Искра на </text:span><text:span text:style-name="T798">её </text:span><text:span text:style-name="T794">роге </text:span><text:span text:style-name="T814">угасает</text:span><text:span text:style-name="T794">.</text:span></text:p>
      <text:p text:style-name="P725">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651">направлены на нас и</text:span> излучают неутолимую ярость.</text:p>
      <text:p text:style-name="P725"><text:soft-page-break/></text:p>
      <text:p text:style-name="P257"><text:span text:style-name="T794">- </text:span><text:span text:style-name="T798">ПРОТОКОЛ </text:span><text:span text:style-name="T794">«</text:span><text:span text:style-name="T798">СИЯНИЕ</text:span><text:span text:style-name="T794">» </text:span><text:span text:style-name="T798">К ИСПОЛНЕНИЮ</text:span><text:span text:style-name="T794">! <text:s/>- </text:span><text:span text:style-name="T798">громоподобно командует Селестия. До сего момента я полагал, что таким голосом владеет только младшая сестра моей жёнушки!</text:span></text:p>
      <text:p text:style-name="P724"/>
      <text:p text:style-name="P727">Принцип-2 вскидывает уцелевшую ногу в приветствии легионеров и исчезает в пламени взрыва. Вслед за ним в<text:span text:style-name="T1652">о взрывном</text:span> облаке скрывается и Хай Глори.</text:p>
      <text:p text:style-name="P263"><text:span text:style-name="T799">Через несколько секунд из облака на землю проливается дождь из помятых бронепластин, оторваных конечностей и </text:span><text:span text:style-name="T817">сервоприводов</text:span><text:span text:style-name="T799">.</text:span></text:p>
      <text:p text:style-name="P727"/>
      <text:p text:style-name="P727">- Всё кончено, - тихо произносит Селестия. - Больше он нам не помешает.</text:p>
      <text:p text:style-name="P727">- <text:span text:style-name="T1653">П-почему ты </text:span><text:span text:style-name="T1654">с самого начала </text:span><text:span text:style-name="T1653">не активировала этот протокол на доспехе Хай Глори? - заикаясь от потрясения спрашиваю я.</text:span></text:p>
      <text:p text:style-name="P258"><text:span text:style-name="T799">- </text:span><text:span text:style-name="T803">На Хай Глори был Трибун-8С. </text:span><text:span text:style-name="T800">Автодоспех уровня «</text:span><text:span text:style-name="T803">Трибун</text:span><text:span text:style-name="T800">» реагирует на приказы </text:span><text:span text:style-name="T801">не ниже заместителя командующего. Последний раз </text:span><text:span text:style-name="T356">легат</text:span><text:span text:style-name="T801">а</text:span><text:span text:style-name="T351"> Эйронсмайл</text:span><text:span text:style-name="T801">а видели сто пятьдесят лет назад при восхождении на борт «Маджестика» - </text:span><text:span text:style-name="T812">механически отвечает </text:span><text:span text:style-name="T813">Селестия</text:span><text:span text:style-name="T801">.</text:span></text:p>
      <text:p text:style-name="P729"/>
      <text:p text:style-name="P259"><text:span text:style-name="T801">Аликорница </text:span><text:span text:style-name="T802">вновь поворачивается к</text:span><text:span text:style-name="T801"> </text:span><text:span text:style-name="T802">сфере дрожащего, полного радужных молний воздуха. Золотая искорка </text:span><text:span text:style-name="T814">снова разгорается, </text:span><text:span text:style-name="T802">срывается с кончика её рога и чертит внутри сферы овал.</text:span></text:p>
      <text:p text:style-name="P730"/>
      <text:p text:style-name="P259"><text:span text:style-name="T802">- </text:span><text:span text:style-name="T916">Об одном тебя прошу, Хуман. Никому ни слова о том, что мы были тут. Никому! Особенно моей сестре! Для всех мы </text:span><text:span text:style-name="T917">исследовали руины цивилизации аримаспи в южных джунглях и попали в древнюю ловушку.</text:span></text:p>
      <text:p text:style-name="P730"/>
      <text:p text:style-name="P259"><text:span text:style-name="T917">Я молча киваю. </text:span><text:span text:style-name="T802">Мы </text:span><text:span text:style-name="T805">входим</text:span><text:span text:style-name="T802"> в ставший за последние минуты таким родным и уютным Эогипп.</text:span></text:p>
      <text:p text:style-name="P730"/>
      <text:p text:style-name="P730">…</text:p>
      <text:p text:style-name="P730"/>
      <text:p text:style-name="P261"><text:span text:style-name="T806">Полумрак дворцовой библиотеки успокаивает нервы. </text:span><text:span text:style-name="T807">Мягкий свет </text:span><text:span text:style-name="T810">масляной лампы</text:span><text:span text:style-name="T807"> отбрасывает </text:span><text:span text:style-name="T820">дрожащую</text:span><text:span text:style-name="T807"> тень на стену </text:span><text:span text:style-name="T811">из </text:span><text:span text:style-name="T807">необработанного камня. </text:span><text:span text:style-name="T808">Я склон</text:span><text:span text:style-name="T815">яюсь</text:span><text:span text:style-name="T808"> над </text:span><text:span text:style-name="T809">пыльным</text:span><text:span text:style-name="T808"> </text:span><text:span text:style-name="T809">свитком</text:span><text:span text:style-name="T808"> «</text:span><text:span text:style-name="T1425">Pnakotic Manuscripts</text:span><text:span text:style-name="T808">». </text:span><text:span text:style-name="T809">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7">свиток появился </text:span><text:span text:style-name="T821">у</text:span><text:span text:style-name="T817"> </text:span><text:span text:style-name="T821">н</text:span><text:span text:style-name="T817">её </text:span><text:span text:style-name="T821">в </text:span><text:span text:style-name="T817">сумке</text:span><text:span text:style-name="T809">. </text:span><text:span text:style-name="T815">Очень специфичное чтиво, требующее основательной работы со словарём </text:span><text:span text:style-name="T816">древнекотасского и переписки с профессором понхэнжской кафедры мёртвых языков юга. </text:span><text:span text:style-name="T818">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9">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733"/>
      <text:p text:style-name="P264"><text:soft-page-break/><text:span text:style-name="T819">В </text:span><text:span text:style-name="T822">коридоре слышится гудение и </text:span><text:span text:style-name="T823">механический лязг</text:span><text:span text:style-name="T822">. </text:span><text:span text:style-name="T823">Я замираю. Приближающ</text:span><text:span text:style-name="T826">ее</text:span><text:span text:style-name="T823">ся ритмичн</text:span><text:span text:style-name="T826">ое</text:span><text:span text:style-name="T823"> повизгивание сервоприводов вызывает у меня дежавю о падении Андориана. </text:span><text:span text:style-name="T824">Ценой огромных усилий подавляю желание залезть под стол. </text:span><text:span text:style-name="T825">Рука непроизвольно тянется к чернильнице, выточенной из куска базальта.</text:span></text:p>
      <text:p text:style-name="P737"/>
      <text:p text:style-name="P73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31"/>
      <text:p text:style-name="P731">- <text:span text:style-name="T1656">С-селестия, мать твою! Ты меня до ифаркта довести хочешь? Что за хрень ты надела?</text:span></text:p>
      <text:p text:style-name="P731"/>
      <text:p text:style-name="P265"><text:span text:style-name="T8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1286">чавканье</text:span><text:span text:style-name="T827">.</text:span></text:p>
      <text:p text:style-name="P734"/>
      <text:p text:style-name="P734">- Это какой-то новый формат приветствия? - язвительно осведомляюсь я. - <text:span text:style-name="T1657">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734"/>
      <text:p text:style-name="P735">Ал<text:span text:style-name="T1658">и</text:span>корница на секунду вытаскивает голову из ниши, косит на меня извиняющимся взглядом и снова ныряет в шкаф.</text:p>
      <text:p text:style-name="P735">-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736">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6"><text:span text:style-name="T828">- </text:span><text:span text:style-name="T829">Мне весьма прискорбно, что я не смогла приветствовать тебя с самого начала, </text:span><text:span text:style-name="T830">Хуман,</text:span><text:span text:style-name="T829">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31">сткой диете доконала меня чуть ли не больше самих ран. </text:span><text:span text:style-name="T832">У меня началась эклерная ломка! </text:span><text:span text:style-name="T849">Я не могу без глюкозы, у меня начинаются галлюцинации! </text:span><text:span text:style-name="T832">Дошло до того, что я чуть не направила четверть годового бюджета Эквестрии на закупку арабийских сладостей!</text:span></text:p>
      <text:p text:style-name="P266"><text:span text:style-name="T832">- К счастью, - немного подуспокаивается аликорница, - я припасла тайники со сдобой в разных частях страны как раз на такой случай. Этот </text:span><text:span text:style-name="T833">круассан я припрятала как раз перед нашим походом в Орунгун — и он почти не зачерствел!</text:span></text:p>
      <text:p text:style-name="P739"/>
      <text:p text:style-name="P1023"><text:soft-page-break/><text:span text:style-name="T114">Аликорница слизывает крошки </text:span><text:span text:style-name="T834">с носа</text:span><text:span text:style-name="T114">, поворачивает шею к крупу и начинает ожесточённо дёргать зубами какой-то рычажок на экзоскелете.</text:span></text:p>
      <text:p text:style-name="P740"/>
      <text:p text:style-name="P740">- Кстати, что это за маскарад?</text:p>
      <text:p text:style-name="P267"><text:span text:style-name="T833">- </text:span><text:span text:style-name="T835">Это не машкарад. </text:span><text:span text:style-name="T837">Я</text:span><text:span text:style-name="T835"> шняла бронеплаштины с моего автодошпеха, чтобы не пугать прислугу. Мне ещё трудно ходить самой, </text:span><text:span text:style-name="T837">беж поддержки</text:span><text:span text:style-name="T835">.</text:span></text:p>
      <text:p text:style-name="P269"><text:span text:style-name="T835">Рычажок, наконец, подда</text:span><text:span text:style-name="T837">ётся</text:span><text:span text:style-name="T835"> и экзоскелет ра</text:span><text:span text:style-name="T837">зходится </text:span><text:span text:style-name="T835">на две половинки, высвобождая аликорницу. </text:span><text:span text:style-name="T838">Лампочка на налобном щитке механизма при этом переключается с зелёного огонька на жёлтый.</text:span></text:p>
      <text:p text:style-name="P741"/>
      <text:p text:style-name="P1024"><text:span text:style-name="T114">- </text:span><text:span text:style-name="T836">Ты хочешь сказать, </text:span><text:span text:style-name="T837">что у тебя в шкафу всё это время имелся бронекостюм шахида? И ты молчала? А если бы в нём что-то случайно закоротило и он взорвался, </text:span><text:span text:style-name="T838">пока мы развлекаемся на кровати</text:span><text:span text:style-name="T837">? </text:span><text:span text:style-name="T838">Вот уж полетали бы </text:span><text:span text:style-name="T847">напоследок</text:span><text:span text:style-name="T838">!</text:span></text:p>
      <text:p text:style-name="P742"/>
      <text:p text:style-name="P1025"><text:span text:style-name="T837">В</text:span><text:span text:style-name="T114">оистину, тебе не понять этих чокнутых эквиноидов, Хуман!</text:span></text:p>
      <text:p text:style-name="P743"/>
      <text:p text:style-name="P268"><text:span text:style-name="T837">- Не только у меня — мы с Луной обе покинули Орунгун в </text:span><text:span text:style-name="T846">силовой броне</text:span><text:span text:style-name="T837">. Фактически, это единственное, что мы смогли взять с родины, если не считать Элементов. </text:span><text:span text:style-name="T838">Не волнуйся, Хуман, </text:span><text:span text:style-name="T841">приказ на ликвидацию доспехов уровня «Консул» могла бы выдать только королева Лорен</text:span><text:span text:style-name="T838">. </text:span><text:span text:style-name="T843">Мы утратили с ней связь в последние </text:span><text:span text:style-name="T1377">годы</text:span><text:span text:style-name="T843"> войны.</text:span></text:p>
      <text:p text:style-name="P74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8"><text:span text:style-name="T838">-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9">Поэтому с самого начала в автодоспехах была заложена </text:span><text:span text:style-name="T842">такая возможность</text:span><text:span text:style-name="T839">. </text:span><text:span text:style-name="T841"><text:s/>Любой воин фаэри может отдать приказ на автоликвидацию любому автодоспеху уровня ниже его. Увы, у войны свои законы, </text:span><text:span text:style-name="T845">Хуман</text:span><text:span text:style-name="T841">.</text:span></text:p>
      <text:p text:style-name="P731"/>
      <text:p text:style-name="P750">Селестия поводит ушами и прислушивается. Со стороны лестницы доносится шум множества копыт.</text:p>
      <text:p text:style-name="P750">- Проклятье, они вычислили меня, - ругается вполголоса аликорница.</text:p>
      <text:p text:style-name="P270"><text:span text:style-name="T848">О</text:span><text:span text:style-name="T849">на бросается к </text:span><text:span text:style-name="T850">другому</text:span><text:span text:style-name="T849">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50">Аликорница тем временем открывает ящик стола и во втором бардачке скрывается горсть карамелек. Я смотрю на это действо с </text:span><text:span text:style-name="T852">полным охренением</text:span><text:span text:style-name="T850">.</text:span></text:p>
      <text:p text:style-name="P751"/>
      <text:p text:style-name="P751">- У тебя весь дворец в таких тайниках? То-то мне везде мерещится запах сдобы.</text:p>
      <text:p text:style-name="P272"><text:span text:style-name="T85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51">мечется по читальному залу Селестия.</text:span></text:p>
      <text:p text:style-name="P753"/>
      <text:p text:style-name="P752"><text:soft-page-break/>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52"/>
      <text:p text:style-name="P271"><text:span text:style-name="T850">- Хуман, помоги! </text:span><text:span text:style-name="T89">Мне самой не закрыть замок, – <text:s/>отчаянно </text:span><text:span text:style-name="T90">шепчет</text:span><text:span text:style-name="T89"> аликорница, тщётно пытаясь охватить зубами раскрытую защёлку.</text:span></text:p>
      <text:p text:style-name="P1076">Я <text:span text:style-name="T1661">дёргаю</text:span> замок.</text:p>
      <text:p text:style-name="P1077"><text:span text:style-name="T92">– </text:span><text:span text:style-name="T48">К</text:span><text:span text:style-name="T92">ак ты его раскрыла зубами-то? Я двумя руками закрыть не могу! </text:span><text:span text:style-name="T48">Кажись, этот </text:span><text:span text:style-name="T49">доспех</text:span><text:span text:style-name="T48"> узковат для твоей жоп</text:span><text:span text:style-name="T49">ы</text:span><text:span text:style-name="T48">!</text:span></text:p>
      <text:p text:style-name="P1077"><text:span text:style-name="T92">– </text:span><text:span text:style-name="T48">Я</text:span><text:span text:style-name="T92"> помогу! – <text:s/>Селестия </text:span><text:span text:style-name="T93">изгибает</text:span><text:span text:style-name="T92"> шею и зубами сжима</text:span><text:span text:style-name="T93">ет</text:span><text:span text:style-name="T92"> защёлку.</text:span></text:p>
      <text:p text:style-name="P1076"/>
      <text:p text:style-name="P1076">ШЛОП!</text:p>
      <text:p text:style-name="P1076"/>
      <text:p text:style-name="P1077"><text:span text:style-name="T92">Совместными усилиями мы одоле</text:span><text:span text:style-name="T49">ваем</text:span><text:span text:style-name="T92"> </text:span><text:span text:style-name="T48">запор</text:span><text:span text:style-name="T92">. В этот момент двери в библиотеку распах</text:span><text:span text:style-name="T93">иваются</text:span><text:span text:style-name="T92"> и </text:span><text:span text:style-name="T48">в читальный зал ввали</text:span><text:span text:style-name="T49">ваются</text:span><text:span text:style-name="T48"> толпа стражников, нянек, санитарок и других медработников во главе с </text:span><text:span text:style-name="T49">респектабельным</text:span><text:span text:style-name="T48"> доктором.</text:span></text:p>
      <text:p text:style-name="P454">Я поворачиваюсь к ним и упираю руки в бока в попытке стать шире и закрыть собой аликорницу.</text:p>
      <text:p text:style-name="P455">- Добрый день, чем могу быть полезен? - мило осведомляюсь я.</text:p>
      <text:p text:style-name="P455">- Ваше Высочество, <text:span text:style-name="T1663">принц Хуман,</text:span> вы, случайно, не видели тут Её Высочество, принцессу Селестию? - <text:span text:style-name="T1662">строго спрашивает доктор, </text:span><text:span text:style-name="T1663">смотря на меня </text:span><text:span text:style-name="T1662">в упор.</text:span></text:p>
      <text:p text:style-name="P456">- <text:span text:style-name="T1663">Не видел, - без тени смущения отвечаю я. В отражении его монокля я вижу радужный хвост и гриву, колышущиеся у меня за спиной, но доктор </text:span><text:span text:style-name="T1664">и я</text:span><text:span text:style-name="T1663"> смотрим друг на друга в упор, стараясь не замечать очевидно</text:span><text:span text:style-name="T1721">го</text:span><text:span text:style-name="T1663">.</text:span></text:p>
      <text:p text:style-name="P455">- <text:span text:style-name="T1663">Тогда, гм, если увидите её, пожалуйста, скажите, что ей срочно нужно вернуться в лазарет. </text:span><text:span text:style-name="T1664">Нужно вовремя проводить необходимые процедуры, если, гм, она хочет быстро вернуться к управлению государством.</text:span></text:p>
      <text:p text:style-name="P455">- <text:span text:style-name="T1664">Всенепременно сообщу! - моей улыбке мог бы позавидовать Чеширский кот.</text:span></text:p>
      <text:p text:style-name="P273"><text:span text:style-name="T76">- </text:span><text:span text:style-name="T77">И, да, чуть не забыл, - поворачивается доктор уже в коридоре, - </text:span><text:span text:style-name="T86">передайте ей, что </text:span><text:span text:style-name="T77">не стоит прятать сладости в механическом корсете — мы всё равно изымем их при возвращении.</text:span></text:p>
      <text:p text:style-name="P457"/>
      <text:p text:style-name="P408"><text:span text:style-name="T7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text:span><text:span text:style-name="T87">е</text:span><text:span text:style-name="T77"> экзоскелета уже пуст и принцесса </text:span><text:span text:style-name="T88">Д</text:span><text:span text:style-name="T77">ня переходит к левой передней, когда я подхожу к ней.</text:span></text:p>
      <text:p text:style-name="P458"/>
      <text:p text:style-name="P1026"><text:span text:style-name="T70">- Ты фто делаеф? - с усилием хрустит карамельками </text:span><text:span text:style-name="T78">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4"><text:soft-page-break/><text:span text:style-name="T78">Я молча ссыпаю оставш</text:span><text:span text:style-name="T81">уюся</text:span><text:span text:style-name="T78"> </text:span><text:span text:style-name="T81">сдобу</text:span><text:span text:style-name="T78"> себе в карман. </text:span><text:span text:style-name="T81">Чёрт, придётся теперь отстирывать карго-штаны от сахарной пудры!</text:span></text:p>
      <text:p text:style-name="P459"/>
      <text:p text:style-name="P45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text:span text:style-name="T1722">Хуман</text:span>?</text:p>
      <text:p text:style-name="P274"><text:span text:style-name="T78">- Я </text:span><text:span text:style-name="T81">не </text:span><text:span text:style-name="T78">хочу, чтобы ты умерла от кариеса, - наконец, снисхожу я до объяснений. - </text:span><text:span text:style-name="T79">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8"> И вообще, ты ведёшь себя как ребёнок, а не Дневная глава Диархии. Стыдно!</text:span></text:p>
      <text:p text:style-name="P274"><text:span text:style-name="T7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text:span><text:span text:style-name="T80">лакомств</text:span><text:span text:style-name="T78">. И вот, когда после потери родины и моего народа, я нашла себе маааленькую отраду в местных сладостях — а они тут просто </text:span><text:span text:style-name="T80">волшебные</text:span><text:span text:style-name="T78"> — ты отбираешь её у меня! Это тебе должно быть стыдно, </text:span><text:span text:style-name="T80">Хуман</text:span><text:span text:style-name="T78">!</text:span></text:p>
      <text:p text:style-name="P459"/>
      <text:p text:style-name="P1027"><text:span text:style-name="T78">Г</text:span><text:span text:style-name="T70">лаза Селестии и вправду наполняются слезами. </text:span></text:p>
      <text:p text:style-name="P460">Чёрт, ты не можешь это выдержать, Хуман — твоё сердце сделано не из камня!</text:p>
      <text:p text:style-name="P459"/>
      <text:p text:style-name="P1027"><text:span text:style-name="T70">Я достаю карамельную трость </text:span><text:span text:style-name="T84">и крохотный эклер </text:span><text:span text:style-name="T70">из кармана.</text:span></text:p>
      <text:p text:style-name="P460">- На, лопай. Но после этого возвращайся в лазарет. Что-то мне не хочется проверять, насколько хороша Луна в управлении страной.</text:p>
      <text:p text:style-name="P460"/>
      <text:p text:style-name="P461">Селестия сияет.</text:p>
      <text:p text:style-name="P461">- Спасибо, Хуман!</text:p>
      <text:p text:style-name="P462">Я вовремя останавливаю её.</text:p>
      <text:p text:style-name="P1028"><text:span text:style-name="T70">- Но-но, у нас же уговор — никаких обнимашек! </text:span><text:span text:style-name="T85">Хуман не может любить лошадь!</text:span></text:p>
      <text:p text:style-name="P462">- Да-да, уговор, - вздыхает аликорница. - Ты так твёрд в своих убеждениях — мне бы твою твёрдость характера. Насколько легче было бы править!</text:p>
      <text:p text:style-name="P459"/>
      <text:p text:style-name="P275"><text:span text:style-name="T83">Аликорница облизывает карамельную тросточку. Я склоняюсь над </text:span><text:span text:style-name="T82">«</text:span><text:span text:style-name="T91">Pnakotic Manuscripts</text:span><text:span text:style-name="T82">». </text:span><text:span text:style-name="T83">Пламя масляной лампы отбрасывает наши тени на каменную стену библиотеки. Трели сверчков создают тихий фон ночному бдению. </text:span></text:p>
      <text:p text:style-name="P731"/>
      <text:p text:style-name="P426"><text:span text:style-name="T629">~~~</text:span><text:span text:style-name="T853">5</text:span><text:span text:style-name="T854">0</text:span><text:span text:style-name="T629">0 лет </text:span><text:span text:style-name="T630">от основания Эквестрии</text:span><text:span text:style-name="T629">~~~</text:span></text:p>
      <text:p text:style-name="P746"/>
      <text:p text:style-name="P277"><text:soft-page-break/><text:span text:style-name="T853">- «Чёрная Молния», «</text:span><text:span text:style-name="T855">Три звезды»</text:span><text:span text:style-name="T853"> и</text:span><text:span text:style-name="T855">ли</text:span><text:span text:style-name="T853"> «Феникс» - какой каретный двор лучше? </text:span><text:span text:style-name="T856">Негласное состязание между ночным и дневными дворами делит общество Дрогонштерна на фанатов Ночной и Дневной ветвей Диархии! Честер</text:span><text:span text:style-name="T857"> Брогам </text:span><text:span text:style-name="T853"><text:s/></text:span><text:span text:style-name="T857">грозится </text:span><text:span text:style-name="T856">съесть свою шляпу </text:span><text:span text:style-name="T959">с</text:span><text:span text:style-name="T856"> сол</text:span><text:span text:style-name="T959">ью</text:span><text:span text:style-name="T856"> в случае поражения! Гриф Каррус уже прислал ему соломенн</text:span><text:span text:style-name="T959">ую шляпу, а Трот Дилижанс - солонку</text:span><text:span text:style-name="T856">! </text:span><text:span text:style-name="T858">Состязания </text:span><text:span text:style-name="T964">парящих </text:span><text:span text:style-name="T858">колесниц </text:span><text:span text:style-name="T859">в честь пятисотлетия Эквестрии </text:span><text:span text:style-name="T858">позволят выбрать достойнейшего!!! - </text:span><text:span text:style-name="T860">надрывается земнопони-газетчик в клетчатом беретике. - </text:span><text:span text:style-name="T857">Также в продаже имеются букмекерские талоны! Делайте ставки на победителя, не упустите свой шанс!!!</text:span></text:p>
      <text:p text:style-name="P278"><text:span text:style-name="T859">Я мановением пальца подзываю жеребёнка к паланкину и покупаю газету. </text:span><text:span text:style-name="T857">Задвинув занавеску, </text:span><text:span text:style-name="T861">бегло пробегаюсь по заголовкам</text:span><text:span text:style-name="T857">.</text:span></text:p>
      <text:p text:style-name="P749"/>
      <text:p text:style-name="P278"><text:span text:style-name="T859">«</text:span><text:span text:style-name="T861">Сегодняшний вечер поставит точку в многолетне</text:span><text:span text:style-name="T862">м</text:span><text:span text:style-name="T861"> </text:span><text:span text:style-name="T862">противостоянии</text:span><text:span text:style-name="T861"> дня и ночи: </text:span><text:span text:style-name="T862">кто быстрее</text:span><text:span text:style-name="T861">? </text:span><text:span text:style-name="T862">И, если </text:span><text:span text:style-name="T866">сказать напрямик,</text:span><text:span text:style-name="T862"> кто круче? </text:span><text:span text:style-name="T964">Противостояние светлой и тёмной сил достигает своего апогея.</text:span><text:span text:style-name="T862"> </text:span><text:span text:style-name="T871">Дворцовые партии делают ставки.</text:span><text:span text:style-name="T859">»</text:span></text:p>
      <text:p text:style-name="P278"><text:span text:style-name="T859">«</text:span><text:span text:style-name="T866">Лидер сторонников дня, герцог Блюблад </text:span><text:span text:style-name="T868">II</text:span><text:span text:style-name="T866"> заявляет: «</text:span><text:span text:style-name="T959">Тьма</text:span><text:span text:style-name="T866"> будет посрамлена, </text:span><text:span text:style-name="T959">свет</text:span><text:span text:style-name="T867"> воссияет и Эквестрия воздаст хвалу принцессе Дня — истинной принцессе во веки веков». Предводитель поклонников ночи, барон </text:span><text:span text:style-name="T868">Фэнси Ширтс</text:span><text:span text:style-name="T867"> отвечает, что «Блюбладу </text:span><text:span text:style-name="T868">следует поменьше пить дешёвого портвейна по утрам и тогда он перестанет видеть сияние там, где его нет</text:span><text:span text:style-name="T867">».</text:span><text:span text:style-name="T866"> </text:span><text:span text:style-name="T862">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8"><text:span text:style-name="T862">«</text:span><text:span text:style-name="T863">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71">Луна</text:span><text:span text:style-name="T863">. Последний раз она </text:span><text:span text:style-name="T871">очно </text:span><text:span text:style-name="T863">общалась с </text:span><text:span text:style-name="T871">принцессой Селестией</text:span><text:span text:style-name="T863"> двести лет назад. </text:span><text:span text:style-name="T871">Дневная глава Диархии подтверждает её слова: «У нас отличные отношения. Я как раз вчера письменно ответила сестре на её </text:span><text:span text:style-name="T959">поза</text:span><text:span text:style-name="T871">прошлогоднюю шутку</text:span><text:span text:style-name="T862">».</text:span></text:p>
      <text:p text:style-name="P754"/>
      <text:p text:style-name="P279"><text:span text:style-name="T862">Я <text:s/></text:span><text:span text:style-name="T857">откидываюсь на подушку. </text:span><text:span text:style-name="T865">Луна не сильно утруждает себя придумыванием причин для </text:span><text:span text:style-name="T866">игнорирования </text:span><text:span text:style-name="T960">Селестии</text:span><text:span text:style-name="T865">. </text:span><text:span text:style-name="T864">И </text:span><text:span text:style-name="T866">сейчас, </text:span><text:span text:style-name="T871">и </text:span><text:span text:style-name="T864">пятьдесят лет назад, и сто, и двести — когда она в последний раз напомнила Сел о клятве — она всегда говори</text:span><text:span text:style-name="T866">т</text:span><text:span text:style-name="T864"> газетчикам одно и то же. Слишком занята для разговоров. И вот уже сто лет, как она стала слишком занята для встреч. </text:span><text:span text:style-name="T869">Между тем обстановка накаляется. Ещё </text:span><text:span text:style-name="T870">сравнительно недавно </text:span><text:span text:style-name="T869">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70">И вот уже двадцать лет мою закутанную в шёлк тушку стража Селестии и Луны носят по очереди.</text:span></text:p>
      <text:p text:style-name="P280"><text:span text:style-name="T870">С</text:span><text:span text:style-name="T873">обственно, я — та единственная соломинка, что ещё соединяет Эквестрию воедино. </text:span><text:span text:style-name="T871">Только я ещё вхож на обе половины дворца Сестёр. </text:span><text:span text:style-name="T872">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55">Нехорошо.</text:p>
      <text:p text:style-name="P755"/>
      <text:p text:style-name="P755">Паланкин с лёгким стуком опускается на землю.</text:p>
      <text:p text:style-name="P755"/>
      <text:p text:style-name="P755">- Ваше Высочество, мы на месте, - гудит басом Тандерстрайк.</text:p>
      <text:p text:style-name="P755"><text:soft-page-break/>Я киваю огромному бэтпони, закидываю на сумку плечо и поднимаюсь по лестнице.</text:p>
      <text:p text:style-name="P755">И через минуту упираюсь в закрытую дверь.</text:p>
      <text:p text:style-name="P755"/>
      <text:p text:style-name="P1030"><text:span text:style-name="T114">- Что? Что за ерунда? - </text:span><text:span text:style-name="T874">обращаюсь я к стражникам у дверей. - Почему вы не отперли двери?</text:span></text:p>
      <text:p text:style-name="P756">- У вас есть пропуск? - отвечает молодой и незнакомый бэтпони. - <text:span text:style-name="T1675">Предъявите, пожалуйста.</text:span></text:p>
      <text:p text:style-name="P756">- Какой ещё, к дьяволу, пропуск? Ты не узнаёшь своего принца?</text:p>
      <text:p text:style-name="P756">- У меня нет принца! Есть только принцесса, её Высочество Луна! - чеканит стражник. - Предъявите пропуск.</text:p>
      <text:p text:style-name="P756"/>
      <text:p text:style-name="P757">Это уже слишком. Я поворачиваюсь ко второму стражнику.</text:p>
      <text:p text:style-name="P757">- Позови Мунфизера. Я лично сделаю ему взыскание за то, что новобранцы не знают, как выглядят члены королевской семьи.</text:p>
      <text:p text:style-name="P281"><text:span text:style-name="T874">- </text:span><text:span text:style-name="T875">Опцион</text:span><text:span text:style-name="T874"> Мунфизер вышел на пенсию на прошлой неделе, - косится на меня гвардеец. - Сейчас наш начальник </text:span><text:span text:style-name="T875">тессерарий Шадовран. И по </text:span><text:span text:style-name="T876">новому </text:span><text:span text:style-name="T875">уставу, единственный, кто имеет безоговорочный доступ на ночную половину дворца — её Высочество, принцесса Луна. Без пропуска или </text:span><text:span text:style-name="T877">личной </text:span><text:span text:style-name="T875">записки от её Высочества пропустить вас не можем. И звать Шадоврана у меня нет полномочий.</text:span></text:p>
      <text:p text:style-name="P758"/>
      <text:p text:style-name="P759">Приехали.</text:p>
      <text:p text:style-name="P759">Я сажусь на ступеньку и кладу рядом сумку. </text:p>
      <text:p text:style-name="P282"><text:span text:style-name="T87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5">Селестия трижды права с моей последней миссией!</text:span></text:p>
      <text:p text:style-name="P760"/>
      <text:p text:style-name="P282"><text:span text:style-name="T877">- Блэкмор, ты с </text:span><text:span text:style-name="T878">пенька </text:span><text:span text:style-name="T877">в </text:span><text:span text:style-name="T887">ручей</text:span><text:span text:style-name="T877"> рухнул, что ли? - слышу знакомый бас. Тандерстрайк поднимается по лестнице </text:span><text:span text:style-name="T887">грозно хмурясь</text:span><text:span text:style-name="T877">. - </text:span><text:span text:style-name="T879">Н</text:span><text:span text:style-name="T877">е узнаёшь его Высочество? Брось, я ведь знаю, что </text:span><text:span text:style-name="T879">ты </text:span><text:span text:style-name="T877">знаешь. А ты знаешь, что я знаю, что ты знаешь. Кончай эту комедию.</text:span></text:p>
      <text:p text:style-name="P282"><text:span text:style-name="T87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7">в </text:span><text:span text:style-name="T878">пелёнках пузыри пускал </text:span><text:span text:style-name="T961">обоими концами сразу</text:span><text:span text:style-name="T878">.</text:span></text:p>
      <text:p text:style-name="P1031"><text:span text:style-name="T114">- </text:span><text:span text:style-name="T879">Спасибо, Тандер, - улыбаюсь я ему.</text:span></text:p>
      <text:p text:style-name="P282"><text:span text:style-name="T879">- Не за что, Ваше </text:span><text:span text:style-name="T880">В</text:span><text:span text:style-name="T879">ысочество. Мой прадед ещё помнил времена, когда </text:span><text:span text:style-name="T880">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81">В</text:span><text:span text:style-name="T880">ысочества, принцессы Луны… Хотел бы я посмотреть на </text:span><text:span text:style-name="T889">это</text:span><text:span text:style-name="T880">!</text:span></text:p>
      <text:p text:style-name="P761">- Осторожно, Тандер, - смеюсь я, - теперь за такое тебя могут закидать гнилыми помидорами. Или даже арбузами.</text:p>
      <text:p text:style-name="P283"><text:soft-page-break/><text:span text:style-name="T880">- </text:span><text:span text:style-name="T882">Я знаю, - сокрушается бэтпони. - Плохие </text:span><text:span text:style-name="T962">нынче </text:span><text:span text:style-name="T882">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3">И </text:span><text:span text:style-name="T887">деньгами </text:span><text:span text:style-name="T883">выручали друг-дружку, и</text:span><text:span text:style-name="T882">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3">со мной </text:span><text:span text:style-name="T882">ходить в бар, стал отмалчиваться при встречах. Не сразу, конечно. Лет пять на это ушло. </text:span><text:span text:style-name="T883">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7">прижал</text:span><text:span text:style-name="T883"> кинжал к </text:span><text:span text:style-name="T887">глотке</text:span><text:span text:style-name="T883"> и прошипел мне в глаза.</text:span></text:p>
      <text:p text:style-name="P287"><text:span text:style-name="T883">Т</text:span><text:span text:style-name="T891">андерстрайк </text:span><text:span text:style-name="T890">потирает</text:span><text:span text:style-name="T891"> горло и сокрушённо качает головой. Потом встаёт со ступеньки и направляется к </text:span><text:span text:style-name="T887">подходящему </text:span><text:span text:style-name="T891">Шадоврану.</text:span></text:p>
      <text:p text:style-name="P762">- Побудьте тут, Ваше Высочество. Я всё улажу.</text:p>
      <text:p text:style-name="P762"/>
      <text:p text:style-name="P762">…</text:p>
      <text:p text:style-name="P762"/>
      <text:p text:style-name="P284"><text:span text:style-name="T885">- Если бы </text:span><text:span text:style-name="T884">носилки</text:span><text:span text:style-name="T885"> несла дневная стража, я так бы и остался на ступеньках под дверью! - я возмущённо вываливаю содержимое сумки под нос Луны.</text:span></text:p>
      <text:p text:style-name="P1032"><text:span text:style-name="T883">А</text:span><text:span text:style-name="T114">ликорница задумчиво смотрит на горку свитков.</text:span></text:p>
      <text:p text:style-name="P763">- Это всё?</text:p>
      <text:p text:style-name="P1032"><text:span text:style-name="T114">- Основное она просила передать устно, - </text:span><text:span text:style-name="T892">бу</text:span><text:span text:style-name="T114">рчу я.</text:span></text:p>
      <text:p text:style-name="P285"><text:span text:style-name="T884">- </text:span><text:span text:style-name="T886">Что там такого важного у Нашей обожаемой сестрицы, что она не захотела изложить в письменной форме?</text:span></text:p>
      <text:p text:style-name="P764"/>
      <text:p text:style-name="P765">Я грустно смотрю на неё и пожимаю плечами.</text:p>
      <text:p text:style-name="P765"/>
      <text:p text:style-name="P286"><text:span text:style-name="T886">- «Дорогая сестра. Думаю, ты сама понимаешь, что это зашло слишком далеко. </text:span><text:span text:style-name="T888">Государства фактически нет, дневная и ночная партии действуют обособленно, не завися друг от друга и не подчиняясь друг другу.</text:span><text:span text:style-name="T892">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93">если провести границу по рекам Хэйстон и Лас Пегасус на севере и юге и по Жеребячьему отрогу и Сёдельному озеру </text:span><text:span text:style-name="T894">в</text:span><text:span text:style-name="T893"> центр</text:span><text:span text:style-name="T894">е</text:span><text:span text:style-name="T893">, то территория поделится примерно наполовину. </text:span><text:span text:style-name="T897">Если тебя не устраивает такой раздел, готова выслушать твои пожелания.</text:span><text:span text:style-name="T893"> </text:span><text:span text:style-name="T897">Также</text:span><text:span text:style-name="T893"> согласна оставить тебе Дрогонштерн и основать столицу Дня поближе к центру…»</text:span></text:p>
      <text:p text:style-name="P766"/>
      <text:p text:style-name="P288"><text:soft-page-break/><text:span text:style-name="T893">Я </text:span><text:span text:style-name="T897">останавливаюсь и наливаю воды в стакан. Аликорница смотрит на меня не мигая. Её лицо не выражает абсолоютно никаких эмоций.</text:span></text:p>
      <text:p text:style-name="P1033"><text:span text:style-name="T114">Я </text:span><text:span text:style-name="T898">промакиваю горло и </text:span><text:span text:style-name="T114">продолжаю.</text:span></text:p>
      <text:p text:style-name="P767"/>
      <text:p text:style-name="P288"><text:span text:style-name="T897">- «Все договора с соседями придётся перезаключить </text:span><text:span text:style-name="T902">по отдельности </text:span><text:span text:style-name="T897">для каждой династии. Не советую тебе вносить в них изменения — </text:span><text:span text:style-name="T898">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6">Хуман доставит тебе последние </text:span><text:span text:style-name="T901">письменные </text:span><text:span text:style-name="T896">указания относительно управления </text:span><text:span text:style-name="T899">державой </text:span><text:span text:style-name="T896">— </text:span><text:span text:style-name="T898">ты ведь никогда не отличалась рвением к менеджменту макросистем</text:span><text:span text:style-name="T896">. </text:span><text:span text:style-name="T898">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1034"><text:span text:style-name="T114">И последнее. </text:span><text:span text:style-name="T899">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900">Если же ты готова изменить ситуацию, я с радостью заключу тебя в свои объятия.</text:span></text:p>
      <text:p text:style-name="P1035"><text:span text:style-name="T900">Т</text:span><text:span text:style-name="T114">воя любящая сестра, Селестия».</text:span></text:p>
      <text:p text:style-name="P768"/>
      <text:p text:style-name="P1036"><text:span text:style-name="T114">В наступившей вслед за монологом звенящей тишине было слышно </text:span><text:span text:style-name="T903">дыхание Луны. Она смотрела на меня, словно ожидая продолжения.</text:span></text:p>
      <text:p text:style-name="P769"/>
      <text:p text:style-name="P289"><text:span text:style-name="T903">- Чтож, да будет так, - почти шёпотом произнесла она, наконец. - Удивительно, что </text:span><text:span text:style-name="T904">она</text:span><text:span text:style-name="T903"> так долго продержалась. На её месте </text:span><text:span text:style-name="T907">Мы</text:span><text:span text:style-name="T903"> выкинул</text:span><text:span text:style-name="T907">и</text:span><text:span text:style-name="T903"> бы её из дворца ещё триста лет назад.</text:span></text:p>
      <text:p text:style-name="P76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9"><text:span text:style-name="T903">- Всё, что </text:span><text:span text:style-name="T907">Мы</text:span><text:span text:style-name="T903"> добивал</text:span><text:span text:style-name="T907">и</text:span><text:span text:style-name="T903">сь — исполнения сестрой одной давней клятвы, - криво усмехается Луна. - </text:span><text:span text:style-name="T905">Взамен же сестрица откупается государством, </text:span><text:span text:style-name="T906">которое Мы не просили</text:span><text:span text:style-name="T905">. </text:span><text:span text:style-name="T907">Чтож, как </text:span><text:span text:style-name="T962">М</text:span><text:span text:style-name="T907">ы уже сказали, </text:span><text:span text:style-name="T910">М</text:span><text:span text:style-name="T907">ы принимаем это дар. По крайней мере, Мы избавимся от необходимости жить в одном дворце с клятвопреступницей.</text:span></text:p>
      <text:p text:style-name="P289"><text:span text:style-name="T907">- Послушай, Луна, - заявляю я решительно. - Это глупо. Это реально глупо. Твоя сестра не клятвопреступница. Тебе </text:span><text:span text:style-name="T908">просто </text:span><text:span text:style-name="T907">некуда воззвращаться — Орунгун захвачен. Он кишит виндиго. Вы проиграли.</text:span></text:p>
      <text:p text:style-name="P289"><text:span text:style-name="T903">- </text:span><text:span text:style-name="T907">Откуда тебе знать, </text:span><text:span text:style-name="T908">Хуман</text:span><text:span text:style-name="T907">? - </text:span><text:span text:style-name="T908">льдом в голосе Луны можно создавать айсберги </text:span><text:span text:style-name="T909">в Сёдельном озере. - </text:span><text:span text:style-name="T910">Мы понимаем, ты отстаиваешь честь супруги. Но т</text:span><text:span text:style-name="T909">ы </text:span><text:span text:style-name="T910">просто </text:span><text:span text:style-name="T909">наслушался сказочек, что тебе рассказывает на ночь Наша дражайшая сестрица. Послушай Нашего совета — </text:span><text:span text:style-name="T910">Селестия хороша в вопросах науки, <text:s/>культуры и экономики, но </text:span><text:span text:style-name="T909">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10">Орунгуна</text:span><text:span text:style-name="T909"> - отнюдь не означает полного поражения в войне. За двести лет боевых действий Мы знавали и худшие времена.</text:span></text:p>
      <text:p text:style-name="P770"/>
      <text:p text:style-name="P290"><text:soft-page-break/><text:span text:style-name="T907">У </text:span><text:span text:style-name="T909">тебя уже просто нет сил сдерживаться, Хуман. Нервотрёпка у входа подточила твои нервы. </text:span><text:span text:style-name="T918">Сел просила </text:span><text:span text:style-name="T962">т</text:span><text:span text:style-name="T918">е</text:span><text:span text:style-name="T962">б</text:span><text:span text:style-name="T918">я не говорить, но это было сотни лет назад. Какое это сейчас имеет значение?</text:span></text:p>
      <text:p text:style-name="P771"/>
      <text:p text:style-name="P290"><text:span text:style-name="T909">- </text:span><text:span text:style-name="T910">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72"/>
      <text:p text:style-name="P291"><text:span text:style-name="T911">Последовавший за тирадой долгий взгляд Луны напом</text:span><text:span text:style-name="T913">инает</text:span><text:span text:style-name="T911"> мне гипнотический взгляд удава на крысу. Проклятье, на мгновение я даже вижу змеиные зрачки в пристальном взгляде ночной принцессы!</text:span></text:p>
      <text:p text:style-name="P773"/>
      <text:p text:style-name="P773">- Селестия провела тебя домой, - наконец, кивает сама себе Луна. - Она знает путь.</text:p>
      <text:p text:style-name="P291"><text:span text:style-name="T911">- </text:span><text:span text:style-name="T912">Рад, что хоть мне ты веришь, - раздражённо огрызаюсь я.</text:span></text:p>
      <text:p text:style-name="P291"><text:span text:style-name="T912">- Верим, - неожиданно спокойно кивает аликорница. - </text:span><text:span text:style-name="T913">И это всё меняет. </text:span><text:span text:style-name="T914">Тебе нужно было расказать об этом раньше, не дожидаясь последней черты. Всё было бы намного проще.</text:span></text:p>
      <text:p text:style-name="P774">Луна задумчиво подходит к окну.</text:p>
      <text:p text:style-name="P1037"><text:span text:style-name="T114">- Сотни лет. </text:span><text:span text:style-name="T915">Тысячи бессонных ночей. Расколотое </text:span><text:span text:style-name="T916">надвое </text:span><text:span text:style-name="T915">государство — и всё только потому, что кто-то утаил от Нас этот важный нюанс.</text:span></text:p>
      <text:p text:style-name="P293"><text:span text:style-name="T915">- </text:span><text:span text:style-name="T916">Но Мы не виним тебя, Хуман, - продолжает Луна неожиданно тёплым голосом. - </text:span><text:span text:style-name="T918">Зная свою сестру, мы можем предположить, что </text:span><text:span text:style-name="T919">Сел пыталась оградить </text:span><text:span text:style-name="T962">Н</text:span><text:span text:style-name="T919">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93"/>
      <text:p text:style-name="P294"><text:span text:style-name="T919">Я </text:span><text:span text:style-name="T921">просто не верю своим глазам! </text:span><text:span text:style-name="T920">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77"/>
      <text:p text:style-name="P777">- То есть, ты уже не хочешь отделяться? - переспрашиваю я.</text:p>
      <text:p text:style-name="P777">-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670">М</text:span>ы не знали причин отказа Нашей сестры от клятвы. <text:span text:style-name="T1669">Теперь знаем.</text:span></text:p>
      <text:p text:style-name="P778"/>
      <text:p text:style-name="P296"><text:span text:style-name="T922">Л</text:span><text:span text:style-name="T924">уна распахивает дверцы минибара, уютно спрятавшегося </text:span><text:span text:style-name="T925">в колонне-подставке для книг</text:span><text:span text:style-name="T924">. </text:span><text:span text:style-name="T925">Пузатый графинчик тёмно бордового цвета резво наполняет два бокала тягучей пурпурной жидкостью.</text:span></text:p>
      <text:p text:style-name="P297"><text:span text:style-name="T925">- </text:span><text:span text:style-name="T926">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7"><text:span text:style-name="T926">- </text:span><text:span text:style-name="T928">Чуть позже Мы выпьем такой же и с нашей скрытной сестрицей. Но сейчас Мы слишком рады, чтобы ждать ещё хоть мгновение. Выпей с Нами, Хуман!</text:span></text:p>
      <text:p text:style-name="P779"/>
      <text:p text:style-name="P780">Я поднимаю свой в ответном жесте и пригубливаю вино.</text:p>
      <text:p text:style-name="P298"><text:soft-page-break/><text:span text:style-name="T928">В голове раздаётся лёгкий звон и перед глазами </text:span><text:span text:style-name="T929">вспыхивают</text:span><text:span text:style-name="T928"> радужные круги и искры. </text:span><text:span text:style-name="T929">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30">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782"/>
      <text:p text:style-name="P301"><text:span text:style-name="T925">- </text:span><text:span text:style-name="T927">Вау! </text:span><text:span text:style-name="T928">Круто! Это из подвалов Грифонстоуна? </text:span><text:span text:style-name="T929">Сдай поставщика. Надо бы и себе прикупить пару бутылочек, - </text:span><text:span text:style-name="T962">я залпом допиваю остаток.</text:span></text:p>
      <text:p text:style-name="P781"/>
      <text:p text:style-name="P795">Скрип дверцы минибара немного напоминает тихий язвительный смех.</text:p>
      <text:p text:style-name="P781"/>
      <text:p text:style-name="P295"><text:span text:style-name="T922">- </text:span><text:span text:style-name="T930">Мы рады, что тебе понравилось. К сожалению, «</text:span><text:span text:style-name="T942">Пурпурная утеха</text:span><text:span text:style-name="T930">» не продаётся нигде в Эквестрии. Мы создали его по стар</text:span><text:span text:style-name="T942">о</text:span><text:span text:style-name="T930">м</text:span><text:span text:style-name="T942">у</text:span><text:span text:style-name="T930"> рецепт</text:span><text:span text:style-name="T942">у</text:span><text:span text:style-name="T930"> Орунгуна из виноград</text:span><text:span text:style-name="T941">ной лозы на заднем дворе у нашей башни. Сия лоза</text:span><text:span text:style-name="T930"> вырос</text:span><text:span text:style-name="T941">ла</text:span><text:span text:style-name="T930"> из косточки, что случайно прибыла с </text:span><text:span text:style-name="T942">Н</text:span><text:span text:style-name="T930">ами в Эквестрию в одном из багажных отделений наших доспехов. </text:span><text:span text:style-name="T941">К сожалению, плодоносит она крайне редко, и ждать</text:span><text:span text:style-name="T930"> </text:span><text:span text:style-name="T941">выдержки вина нужно ещё не менее </text:span><text:span text:style-name="T942">дюжины</text:span><text:span text:style-name="T941"> лет. Но</text:span><text:span text:style-name="T930"> Мы дарим тебе эту початую бутылку </text:span><text:span text:style-name="T941">в знак примирения</text:span><text:span text:style-name="T930">. </text:span><text:span text:style-name="T935">Подожди нас минутку!</text:span></text:p>
      <text:p text:style-name="P1038"><text:span text:style-name="T114">Луна заливается звонким смехом и мчится в </text:span><text:span text:style-name="T931">в спальню.</text:span></text:p>
      <text:p text:style-name="P784"/>
      <text:p text:style-name="P299"><text:span text:style-name="T931">Н</text:span><text:span text:style-name="T932">у, шикарно. </text:span><text:span text:style-name="T935">Мир перевернулся на голову — смех Хмурой Метёлки больше не является чем-то мифическим, навроде </text:span><text:span text:style-name="T936">страны Диснейлэнд.</text:span><text:span text:style-name="T932"> Я подхватываю графинчик и засовываю его в </text:span><text:span text:style-name="T933">освободившуюся от посланий Селестии</text:span><text:span text:style-name="T932"> сумку. Надо бы </text:span><text:span text:style-name="T933">упросить</text:span><text:span text:style-name="T932"> мисс </text:span><text:span text:style-name="T934">Рэридрим</text:span><text:span text:style-name="T932"> пришить карманы к </text:span><text:span text:style-name="T1015">тоге</text:span><text:span text:style-name="T932"> — сума далеко не не всегда бывает под рукой. </text:span><text:span text:style-name="T933">К сожалению, найти подход к этой строгой преемнице Кловер Дрим ещё труднее, чем развеселить Луну — каноны моды для Кловер </text:span><text:span text:style-name="T934">Рэридрим</text:span><text:span text:style-name="T933"> нерушимы как само мироздание.</text:span></text:p>
      <text:p text:style-name="P783"/>
      <text:p text:style-name="P299"><text:span text:style-name="T933">- </text:span><text:span text:style-name="T941">В</text:span><text:span text:style-name="T936">от Мы и готовы!</text:span></text:p>
      <text:p text:style-name="P783"/>
      <text:p text:style-name="P785">Фиолетовая аликорница выпархивает из спальни.</text:p>
      <text:p text:style-name="P300"><text:span text:style-name="T936">Сказать, что </text:span><text:span text:style-name="T942">ночная принцесса</text:span><text:span text:style-name="T936"> поражает моё воображение — ничего не сказать. </text:span><text:span text:style-name="T938">П</text:span><text:span text:style-name="T937">олупрозрачное, плавно реющее в воздухе <text:s/>платье просто оглушает нехилой такой колотушкой по башке. Те немногочисленные разы, когда </text:span><text:span text:style-name="T938">я</text:span><text:span text:style-name="T937">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43">сейчас на ней </text:span><text:span text:style-name="T937">воздушн</text:span><text:span text:style-name="T938">ый</text:span><text:span text:style-name="T937"> </text:span><text:span text:style-name="T938">наряд</text:span><text:span text:style-name="T937"> с искрящимися то тут, то там звёздочками с серебряными переливами </text:span><text:span text:style-name="T939">и едва заметной опалес</text:span><text:span text:style-name="T940">ц</text:span><text:span text:style-name="T939">ирующей аурой, </text:span><text:span text:style-name="T943">который </text:span><text:span text:style-name="T937"><text:s/>преображает Луну </text:span><text:span text:style-name="T943">до неузнаваемости</text:span><text:span text:style-name="T937">. </text:span><text:span text:style-name="T941">Её стремительная и порывистая прежде </text:span><text:span text:style-name="T943">фигура</text:span><text:span text:style-name="T941"> становится плавной, плывущей в </text:span><text:span text:style-name="T943">некоем фантастическом облаке из гривы, хвоста и платья, что образуют вокруг неё сверкающее облако чистой магии</text:span><text:span text:style-name="T941">.</text:span></text:p>
      <text:p text:style-name="P786"/>
      <text:p text:style-name="P300"><text:soft-page-break/><text:span text:style-name="T941">- </text:span><text:span text:style-name="T943">Офигеть. Куда это ты так </text:span><text:span text:style-name="T944">вы</text:span><text:span text:style-name="T943">рядилась? - только и могу произнести я. </text:span><text:span text:style-name="T945">В голове немного звенит от выпитого вина. </text:span><text:span text:style-name="T946">На границе зрения мелькают какие-то тени, огоньки и, </text:span><text:span text:style-name="T947">почему-то,</text:span><text:span text:style-name="T946"> решётки </text:span><text:span text:style-name="T948">с каменными стенами</text:span><text:span text:style-name="T946">.</text:span></text:p>
      <text:p text:style-name="P787">- <text:span text:style-name="T1671">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300"><text:span text:style-name="T943">- </text:span><text:span text:style-name="T948">Хм. Надо пригласить и Сел. На таком событии должны присутствовать обе ветви диархии. </text:span><text:span text:style-name="T950">Ты же не против?</text:span><text:span text:style-name="T948"> - бормочу я. Искорки и круги перед глазами живут своей жизнью </text:span><text:span text:style-name="T992">и на границе зрения становятся похожими на наручники</text:span><text:span text:style-name="T948">. <text:s/>Винцо явно крепче, чем казалось изначально.</text:span></text:p>
      <text:p text:style-name="P299"><text:span text:style-name="T933">- </text:span><text:span text:style-name="T949">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88"/>
      <text:p text:style-name="P788">Фигасе, что сотворило с <text:span text:style-name="T1672">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1039"><text:span text:style-name="T114">Тени в уголке сетчатки согласно кив</text:span><text:span text:style-name="T951">ают</text:span><text:span text:style-name="T114"> этому утверждению.</text:span></text:p>
      <text:p text:style-name="P788"/>
      <text:p text:style-name="P788">…</text:p>
      <text:p text:style-name="P789">«<text:span text:style-name="T1584">…</text:span><text:span text:style-name="T1587">инциндент требует моего личного участия. Думаю, вернусь не позже, чем через неделю. </text:span><text:span text:style-name="T1589">Не говори никому, я отбываю инкогнито.</text:span><text:span text:style-name="T1587"> Не скучай без меня. Чмоки!</text:span></text:p>
      <text:p text:style-name="P789"><text:span text:style-name="T1588">Твоя Сел. </text:span><text:span text:style-name="T1673">»</text:span></text:p>
      <text:p text:style-name="P789"/>
      <text:p text:style-name="P303"><text:span text:style-name="T953">Что за бред! Я бросаю записку в мусорное ведро. Минотавры никогда не напада</text:span><text:span text:style-name="T954">ют</text:span><text:span text:style-name="T953"> на пони! Да, они мог</text:span><text:span text:style-name="T954">ут</text:span><text:span text:style-name="T953"> прописать мелким шрифтом пару невыгодных пунктов в контракте, они мог</text:span><text:span text:style-name="T954">ут</text:span><text:span text:style-name="T953"> </text:span><text:span text:style-name="T954">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90">До сего дня.</text:p>
      <text:p text:style-name="P79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683">И почему она скрывает своё отбытие от всех остальных?</text:span></text:p>
      <text:p text:style-name="P790">Хрень какая-то.</text:p>
      <text:p text:style-name="P790"/>
      <text:p text:style-name="P1040"><text:span text:style-name="T954">Ч</text:span><text:span text:style-name="T114">етвёрка бэтпони у паланкина терпеливо ожидали, пока я спущусь из дневной половины замка.</text:span></text:p>
      <text:p text:style-name="P79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91">- Эмм… Моя мечта? - бэтпони непонимающе смотрит на меня.</text:p>
      <text:p text:style-name="P1040"><text:soft-page-break/><text:span text:style-name="T114">- Ну, ты же хотел увидеть Селестию и Луну вместе, ты </text:span><text:span text:style-name="T956">ведь </text:span><text:span text:style-name="T114">сам говорил?</text:span></text:p>
      <text:p text:style-name="P304"><text:span text:style-name="T955">-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6">путь к Орун…</text:span></text:p>
      <text:p text:style-name="P792">Речь бэтпони оборвалась бессвязным шипением и клокотанием.</text:p>
      <text:p text:style-name="P792">- Кха-кха-кха. Извините, мой принц, подавился. Должно быть, муха в горло залетела.</text:p>
      <text:p text:style-name="P1041"><text:span text:style-name="T114">Тандерстрайк, старась не пересекаться со мною взглядом, </text:span><text:span text:style-name="T958">учтиво </text:span><text:span text:style-name="T114">раздвигает занавески </text:span><text:span text:style-name="T958">паланкина</text:span><text:span text:style-name="T114">.</text:span></text:p>
      <text:p text:style-name="P792"/>
      <text:p text:style-name="P793">Что-то <text:span text:style-name="T1674">тут </text:span>не так.</text:p>
      <text:p text:style-name="P793"/>
      <text:p text:style-name="P790">…</text:p>
      <text:p text:style-name="P790"/>
      <text:p text:style-name="P305"><text:span text:style-name="T957">На последнем повороте к финиш</text:span><text:span text:style-name="T958">у</text:span><text:span text:style-name="T957"> чёрно-жёлтая колесница Честера Брогама об</text:span><text:span text:style-name="T959">гоняет</text:span><text:span text:style-name="T957"> зелёный болид «Феникса» и увеличи</text:span><text:span text:style-name="T959">вает</text:span><text:span text:style-name="T957"> разрыв на два корпуса у финишной прямой. </text:span><text:span text:style-name="T963">На пьедестале победитель стоит один — Гриф Каррус и Трот Дилижанс покидают гонку, обвинив Брогама в мошенничестве.</text:span></text:p>
      <text:p text:style-name="P307"><text:span text:style-name="T963">Фанаты тёмной стороны силы прорывают оцепление и несут Брогама, его колесницу и тягловую бэт-пони почётный круг </text:span><text:span text:style-name="T965">по трассе. </text:span><text:span text:style-name="T966">В стане сторонников светлой стороны </text:span><text:span text:style-name="T972">у выхода со стадиона </text:span><text:span text:style-name="T966">зреет недовольство.</text:span></text:p>
      <text:p text:style-name="P307"><text:span text:style-name="T966">««Чёрная молния» использовал парящую платформу из военного заказа Луны! </text:span><text:span text:style-name="T972">Э</text:span><text:span text:style-name="T966">то против правил! </text:span><text:span text:style-name="T972">И его тягловая кобыла обколота сан-паломинскими кактусами!</text:span><text:span text:style-name="T966">» - слышу я всё более громкий ропот.</text:span></text:p>
      <text:p text:style-name="P306"><text:span text:style-name="T967">Меня это, впрочем, занимает гораздо меньше, чем отсутствие Луны на торжестве. </text:span><text:span text:style-name="T993">Фиолетовая</text:span><text:span text:style-name="T968"> вертихвостка настаивала на моём присутствии, </text:span><text:span text:style-name="T969">но сама не явилась. </text:span><text:span text:style-name="T970">Её место в королевской ложе пустует </text:span><text:span text:style-name="T971">и</text:span><text:span text:style-name="T969"> </text:span><text:span text:style-name="T971">я</text:span><text:span text:style-name="T968"> чувствую себя одураченным. </text:span><text:span text:style-name="T973">Оставив програмку на кресле Луны, я </text:span><text:span text:style-name="T993">пробираюсь</text:span><text:span text:style-name="T973"> к выходу.</text:span></text:p>
      <text:p text:style-name="P308"><text:span text:style-name="T971">У выхода со стадиона усиливается шум. Отдельные крики сливаются в яростный гул и толпа </text:span><text:span text:style-name="T973">сторонников Селестии </text:span><text:span text:style-name="T971">медленно движется по направлению к трибу</text:span><text:span text:style-name="T972">не. </text:span><text:span text:style-name="T973">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796"/>
      <text:p text:style-name="P308"><text:span text:style-name="T973">- </text:span><text:span text:style-name="T974">СТОЙТЕ!!!</text:span></text:p>
      <text:p text:style-name="P797"/>
      <text:p text:style-name="P309"><text:span text:style-name="T975">Туника на мне треплется в колебаниях воздуха. </text:span><text:span text:style-name="T969">Т</text:span><text:span text:style-name="T975">акого голоса я не слышал уже полтысячи лет. Готовые </text:span><text:span text:style-name="T976">слиться в яростной битве толпы пони замирают.</text:span></text:p>
      <text:p text:style-name="P309"><text:span text:style-name="T975">В проходе появляется Луна. </text:span><text:span text:style-name="T976">Холодный взгляд направлен прямо перед собой, губы крепко сжаты в тонкую линию. </text:span><text:span text:style-name="T975">Подол чёрного плаща за ней несут шестеро бэтпони. </text:span><text:span text:style-name="T988">Лицо</text:span><text:span text:style-name="T979"> её скрыт</text:span><text:span text:style-name="T988">о</text:span><text:span text:style-name="T979"> глубоким капюшоном.</text:span><text:span text:style-name="T975"> Она проходит мимо, не удостоив <text:s/>меня даже взглядом.</text:span></text:p>
      <text:p text:style-name="P798"/>
      <text:p text:style-name="P309"><text:soft-page-break/><text:span text:style-name="T975">- </text:span><text:span text:style-name="T977">Слушайте меня, всепони! </text:span><text:span text:style-name="T978">Мы принесли вам благую весть</text:span><text:span text:style-name="T977">! Много сотен лет </text:span><text:span text:style-name="T980">наша партия подвергалась остаркизму со стороны дневной части диархии! </text:span><text:span text:style-name="T977"><text:s/></text:span><text:span text:style-name="T981">Долгие годы мы прозябали в тени дня! </text:span><text:span text:style-name="T982">Наш </text:span><text:span text:style-name="T983">народ</text:span><text:span text:style-name="T982">, экономика и культура были расколоты. </text:span><text:span text:style-name="T983">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4">бы </text:span><text:span text:style-name="T983">распалась! </text:span><text:span text:style-name="T985">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3">Даже то, что происходит сейчас на стадионе, служит хорошей иллюстрацией ситуации…</text:span></text:p>
      <text:p text:style-name="P799"/>
      <text:p text:style-name="P310"><text:span text:style-name="T983">Л</text:span><text:span text:style-name="T986">уна произносит речь </text:span><text:span text:style-name="T985">с балкона ложи</text:span><text:span text:style-name="T986">, оживлённо жестикулируя копытом, </text:span><text:span text:style-name="T985">и пони внизу преображаются. </text:span><text:span text:style-name="T987">Дубинки, кастеты и </text:span><text:span text:style-name="T985"><text:s/></text:span><text:span text:style-name="T987">палки </text:span><text:span text:style-name="T988">прячутся</text:span><text:span text:style-name="T987">.</text:span><text:span text:style-name="T986"> </text:span><text:span text:style-name="T987">Гримасы ярости исчезают, </text:span><text:span text:style-name="T988">на лицах проступает задумчивость</text:span><text:span text:style-name="T987">.</text:span></text:p>
      <text:p text:style-name="P800"/>
      <text:p text:style-name="P311"><text:span text:style-name="T987">- … </text:span><text:span text:style-name="T990">возрадуйтесь, пони </text:span><text:span text:style-name="T992">и забудьте отныне все распри между Днём и Ночью, как забываем их Мы! Потому что Мы счастливы заявить вам </text:span><text:span text:style-name="T989">о полном примирении с Нашей старшей сестрой, Дневной главой диархии, </text:span><text:span text:style-name="T990">Непобедимое Солнце, Страж Эверфри, </text:span><text:span text:style-name="T989">принцессой Селестией! </text:span><text:span text:style-name="T990">Д</text:span><text:span text:style-name="T991">А</text:span><text:span text:style-name="T990"> </text:span><text:span text:style-name="T991">БУДЕТ </text:span><text:span text:style-name="T990">ТАК!!!</text:span></text:p>
      <text:p text:style-name="P798"/>
      <text:p text:style-name="P312"><text:span text:style-name="T992">С последним раскатом громоподобной речи принцесса сбрасывает с себя мрачный плащ. </text:span><text:span text:style-name="T993">Волшебное платье, уже виденное мною утром, вспыхивает мириадами магических искорок. </text:span><text:span text:style-name="T992">Из её рога выстреливает в вечернее небо красочный фейерверк, освещая стадион </text:span><text:span text:style-name="T993">фонтанами переливающегося</text:span><text:span text:style-name="T992"> свет</text:span><text:span text:style-name="T993">а</text:span><text:span text:style-name="T992">.</text:span></text:p>
      <text:p text:style-name="P801"/>
      <text:p text:style-name="P801">- <text:span text:style-name="T1684">В честь объединения Мы объявляем сегодня вечером бал </text:span><text:span text:style-name="T1685">Дневного и Ночного домов </text:span><text:span text:style-name="T1684">в Малом зале дворца! Приглашаются все!</text:span></text:p>
      <text:p text:style-name="P801"/>
      <text:p text:style-name="P313"><text:span text:style-name="T1007">Т</text:span><text:span text:style-name="T994">олпа вз</text:span><text:span text:style-name="T995">рывается</text:span><text:span text:style-name="T994"> радостным рёвом. Сторонники обоих партий радостно обнима</text:span><text:span text:style-name="T995">ются</text:span><text:span text:style-name="T994"> </text:span><text:span text:style-name="T995">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7">На шее его тягловой бэт-пони красуется несколько венков от сторонников Селестии.</text:span></text:p>
      <text:p text:style-name="P775"><text:s/></text:p>
      <text:p text:style-name="P775">- <text:span text:style-name="T1679">Как тебе мой выход, Хуман? - отвлекает меня от созерцания всеобщего единения знакомый голос.</text:span></text:p>
      <text:p text:style-name="P775"/>
      <text:p text:style-name="P314"><text:span text:style-name="T996">Луна во всём </text:span><text:span text:style-name="T997">своём </text:span><text:span text:style-name="T996">великолепии стоит за мной. Неизмеримое удивление вызывает </text:span><text:span text:style-name="T997">макияж</text:span><text:span text:style-name="T996"> на её лице. </text:span><text:span text:style-name="T997">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794">- <text:span text:style-name="T1680">Не ожидал? - смеётся Луна. - Да, Мы тоже умее</text:span><text:span text:style-name="T1681">м</text:span><text:span text:style-name="T1680"> быть красив</text:span><text:span text:style-name="T1682">ыми</text:span><text:span text:style-name="T1680">, хоть и не злоупотребляем этим, в отличие от сестры.</text:span></text:p>
      <text:p text:style-name="P315"><text:span text:style-name="T997">- </text:span><text:span text:style-name="T998">Не то, чтобы ты была некрасивой без этого, - обретаю я дар речи. - Но, не скрою, сейчас ты просто офигительна!</text:span></text:p>
      <text:p text:style-name="P315"><text:span text:style-name="T998">- </text:span><text:span text:style-name="T999">А что по Нашему выступлению? Оно понравилось тебе, Хуман?</text:span></text:p>
      <text:p text:style-name="P802">- Это было грандиозно. Ты умеешь заводить толпу. Жаль, Селестии не было. С ней<text:tab/> эффект удвоился бы.</text:p>
      <text:p text:style-name="P802"><text:soft-page-break/></text:p>
      <text:p text:style-name="P1042"><text:span text:style-name="T999">Д</text:span><text:span text:style-name="T114">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775"/>
      <text:p text:style-name="P775">- <text:span text:style-name="T1683">Увы, сестра срочно отбыла к минотаврам. Нам пришлось импровизировать в одиночку, - кивает Луна.</text:span></text:p>
      <text:p text:style-name="P295"><text:span text:style-name="T914">- </text:span><text:span text:style-name="T1000">Эй, откуда ты знаешь? Сел никому не говорила о своём отъезде, - вспоминаю содержимое записки я.</text:span></text:p>
      <text:p text:style-name="P803"/>
      <text:p text:style-name="P316"><text:span text:style-name="T1000">Л</text:span><text:span text:style-name="T1001">уна на миг отстраняется. Мне кажется, или досада мелькает в её взгляде?</text:span></text:p>
      <text:p text:style-name="P804"/>
      <text:p text:style-name="P295"><text:span text:style-name="T914">- </text:span><text:span text:style-name="T1001">Эмм, нет, </text:span><text:span text:style-name="T1002">она оставила Нам записку перед отбытием.</text:span></text:p>
      <text:p text:style-name="P295"><text:span text:style-name="T914">- </text:span><text:span text:style-name="T1002">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805">Досада теперь уже явно проступает на лице аликорницы. Закатив глаза, она вздыхает.</text:p>
      <text:p text:style-name="P317"><text:span text:style-name="T1002">- Хуман, просто поверь. Мы не знаем, почему так случилось, но она оставила записку перед поездкой. </text:span><text:span text:style-name="T1003">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7"><text:span text:style-name="T1003">- </text:span><text:span text:style-name="T1004">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5">думаю, мне надо полететь следом и выяснить, в чём дело.</text:span></text:p>
      <text:p text:style-name="P317"><text:span text:style-name="T1005">- </text:span><text:span text:style-name="T1006">Отличная идея, Хуман! - Луна </text:span><text:span text:style-name="T1007">обнимает меня ногой и </text:span><text:span text:style-name="T1006">увлекает за собой. </text:span><text:span text:style-name="T1011">Я чувствую тонкий аромат духов</text:span><text:span text:style-name="T1006">.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12">и</text:span><text:span text:style-name="T1006">мся в путь — </text:span><text:span text:style-name="T1014">Мы</text:span><text:span text:style-name="T1006"> прямо сейчас отда</text:span><text:span text:style-name="T1014">дим</text:span><text:span text:style-name="T1006"> распоряжение готовить экипаж!</text:span></text:p>
      <text:p text:style-name="P807"/>
      <text:p text:style-name="P318"><text:span text:style-name="T1006">О</text:span><text:span text:style-name="T1009">щущение прижавшейся ко мне принцессы вызывает необычное </text:span><text:span text:style-name="T1011">ощущение</text:span><text:span text:style-name="T1009">. </text:span><text:span text:style-name="T1008">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3">её </text:span><text:span text:style-name="T1008">ухаживания. И , </text:span><text:span text:style-name="T1010">главное, </text:span><text:span text:style-name="T1008">причины.</text:span></text:p>
      <text:p text:style-name="P808"/>
      <text:p text:style-name="P295"><text:span text:style-name="T914">- </text:span><text:span text:style-name="T1009">Ну чтож… Не вижу ничего плохого в том, чтобы посодействовать объединению пони… Но завтра утром мы выезжаем — обещаешь?</text:span></text:p>
      <text:p text:style-name="P775">- <text:span text:style-name="T1686">Договорились!</text:span></text:p>
      <text:p text:style-name="P775"/>
      <text:p text:style-name="P806">Я делаю вид, что не замечаю томный взгляд Луны.</text:p>
      <text:p text:style-name="P806"/>
      <text:p text:style-name="P806">…</text:p>
      <text:p text:style-name="P806"><text:soft-page-break/></text:p>
      <text:p text:style-name="P319"><text:span text:style-name="T1016">Четвёркой музыкантов с лютнями умело команд</text:span><text:span text:style-name="T1017">ует</text:span><text:span text:style-name="T1016"> </text:span><text:span text:style-name="T1020">строгая</text:span><text:span text:style-name="T1016"> пони с октобасом. </text:span><text:span text:style-name="T1017">Низкое звучание огромного контрабаса пробирает до пят, вызывая смешанные чувства.</text:span></text:p>
      <text:p text:style-name="P809"/>
      <text:p text:style-name="P809">- Нельзя ли пустить что-нибудь повеселее? - обращаюсь я к Луне. - Не на похоронах же стоим?</text:p>
      <text:p text:style-name="P319"><text:span text:style-name="T1017">- Терпение, Хуман. </text:span><text:span text:style-name="T1018">Мисс Терция Мелоди </text:span><text:span text:style-name="T1019">традиционно открывает балы Ночного дома. </text:span><text:span text:style-name="T1017">После официальной церемонии </text:span><text:span text:style-name="T1018">начнётся шоу </text:span><text:span text:style-name="T1019">менестрелей Селестии. </text:span><text:span text:style-name="T1364">Айрон</text:span><text:span text:style-name="T1363"> </text:span><text:span text:style-name="T1019">Скрэтч собирается выступить с экспериментальной программой. Те, кто </text:span><text:span text:style-name="T1020">был на </text:span><text:span text:style-name="T1019">репетиции, описывают её музыку как нечто грандиозное.</text:span></text:p>
      <text:p text:style-name="P810"/>
      <text:p text:style-name="P320"><text:span text:style-name="T1019">Фиолетовая аликорница стоит по правую сторону от меня </text:span><text:span text:style-name="T1021">на возвышении в банкетном зале. Мы кивками приветствуем входящих гостей, одновременно пытаясь отвечать нескольким </text:span><text:span text:style-name="T1022">подвыпившим</text:span><text:span text:style-name="T1021"> компаниям </text:span><text:span text:style-name="T1022">прибывших</text:span><text:span text:style-name="T1021"> ранее аристократов.</text:span></text:p>
      <text:p text:style-name="P811"/>
      <text:p text:style-name="P320"><text:span text:style-name="T1021">- </text:span><text:span text:style-name="T1022">Наше почтение, сэр </text:span><text:span text:style-name="T1023">Хойти Найти. Как здоровье вашей </text:span><text:span text:style-name="T1025">кошечки</text:span><text:span text:style-name="T1023">?</text:span></text:p>
      <text:p text:style-name="P812">…</text:p>
      <text:p text:style-name="P812">- Приветствую, миледи Рэра. Всё так же нет отбоя от поклонников?</text:p>
      <text:p text:style-name="P812">…</text:p>
      <text:p text:style-name="P320"><text:span text:style-name="T1023">- Счастлив вас видеть, барон Фэнси! Поздравляю с победой мастера </text:span><text:span text:style-name="T1024">Брогама на гонках.</text:span></text:p>
      <text:p text:style-name="P813">…</text:p>
      <text:p text:style-name="P320"><text:span text:style-name="T1024">- </text:span><text:span text:style-name="T1026">Ш-ш-шарманка б-будет?</text:span></text:p>
      <text:p text:style-name="P1043"><text:span text:style-name="T114">От сильно пошатывающегося франта штыняет спиртом. </text:span><text:span text:style-name="T1034">Из-под лацкана фрака торчит горлышко початой Hennessy Imperial. </text:span><text:span text:style-name="T114">Два единорога попроще подпирают его с боков.</text:span></text:p>
      <text:p text:style-name="P1043"><text:span text:style-name="T114">- Ви</text:span><text:span text:style-name="T1035">дим</text:span><text:span text:style-name="T114">,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1043"><text:span text:style-name="T114">«</text:span><text:span text:style-name="T1027">Или в послепослеследующем, а ты, </text:span><text:span text:style-name="T1030">если повезёт,</text:span><text:span text:style-name="T1027"> сопьёшься до того времени» - мысленно добавляю я.</text:span></text:p>
      <text:p text:style-name="P775">- <text:span text:style-name="T1687">Г-где ш-ш-шарманка? Ик…</text:span></text:p>
      <text:p text:style-name="P295"><text:span text:style-name="T914">- </text:span><text:span text:style-name="T1028">Выступление Айрон Скрэтч планируется после второй перемены блюд. </text:span><text:span text:style-name="T1029">Сэр Хавтикорн, сэр Ноблас</text:span><text:span text:style-name="T1030">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814">- Ась? - тупо вертит головой герцог. - Сад? Ш-шарманка в саду? Ик…</text:p>
      <text:p text:style-name="P815">Увлекаемый своими товарищами, единорог скрывается в толпе.</text:p>
      <text:p text:style-name="P815">…</text:p>
      <text:p text:style-name="P1044"><text:span text:style-name="T1030">Я </text:span><text:span text:style-name="T114">уже пошатываюсь от усталости, когда чувствую опору в виде бока Луны.</text:span></text:p>
      <text:p text:style-name="P321"><text:span text:style-name="T1031">- Терпение, Наш стойкий Хуман, ещё полчаса и </text:span><text:span text:style-name="T1032">церемония приветствия</text:span><text:span text:style-name="T1031"> будет окончен</text:span><text:span text:style-name="T1032">а</text:span><text:span text:style-name="T1031">, - шепчет тёмная аликорница. - </text:span><text:span text:style-name="T1034">Тогда мы сможем передохнуть.</text:span></text:p>
      <text:p text:style-name="P816"/>
      <text:p text:style-name="P321"><text:soft-page-break/><text:span text:style-name="T1031">Ты настолько устал, </text:span><text:span text:style-name="T1033">Хуман</text:span><text:span text:style-name="T1031">,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817"/>
      <text:p text:style-name="P325"><text:span text:style-name="T1036">Принцесса ночи не </text:span><text:span text:style-name="T1041">врёт</text:span><text:span text:style-name="T1036"> — через полчаса она </text:span><text:span text:style-name="T1043">даёт распоряжение </text:span><text:span text:style-name="T1037">сенешалю </text:span><text:span text:style-name="T1043"><text:s/>о начале банкета</text:span><text:span text:style-name="T1037">, <text:s/>и мягко увлекает за собой. Мы уединяемся </text:span><text:span text:style-name="T1041">за</text:span><text:span text:style-name="T1037"> углов</text:span><text:span text:style-name="T1041">ым</text:span><text:span text:style-name="T1037"> столик</text:span><text:span text:style-name="T1041">ом</text:span><text:span text:style-name="T1037"> на террасе.</text:span></text:p>
      <text:p text:style-name="P322"><text:span text:style-name="T1037">- Никогда не любили официальные церемонии, - выдыхает Луна. - Сестра более стойко их переносит, но для Нас лучше дневной марш-бросок </text:span><text:span text:style-name="T1043">в полной экипировке</text:span><text:span text:style-name="T1037">, чем </text:span><text:span text:style-name="T1038">весь вечер</text:span><text:span text:style-name="T1037"> криво улыбаться напыщенным задницам, чьё единственное достоинство — родиться в знатной семье!</text:span></text:p>
      <text:p text:style-name="P295"><text:span text:style-name="T914">- </text:span><text:span text:style-name="T1039">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818">Луна подзывает официанта и шепчет е<text:span text:style-name="T1689">й</text:span> заказ на ухо. Затем поворачивается ко мне.</text:p>
      <text:p text:style-name="P323"><text:span text:style-name="T1039">- Увы, даже присутствие сестры не избавило бы Нас от присутствия на приёме. Это ведь банкет в честь объединения </text:span><text:span text:style-name="T1042">д</text:span><text:span text:style-name="T1039">омов, не забыл? </text:span><text:span text:style-name="T1043">Присутствовать должны о</text:span><text:span text:style-name="T1039">б</text:span><text:span text:style-name="T1042">е</text:span><text:span text:style-name="T1039"> </text:span><text:span text:style-name="T1042">стороны</text:span><text:span text:style-name="T1039">. И если у </text:span><text:span text:style-name="T1042">Д</text:span><text:span text:style-name="T1039">невного </text:span><text:span text:style-name="T1042">д</text:span><text:span text:style-name="T1039">ома есть кому подменить главу, - Луна вздыхает, глядя на меня, - то </text:span><text:span text:style-name="T1042">Н</text:span><text:span text:style-name="T1039">очной в полном одиночестве. Иногда это доставляет сильные неудобства, как сейчас.</text:span></text:p>
      <text:p text:style-name="P324"><text:span text:style-name="T1039">- </text:span><text:span text:style-name="T1040">Так обзавелась бы, гм, своей половинкой, - и всех делов-то! </text:span><text:span text:style-name="T1043">Было бы кому и тебя подменить,</text:span><text:span text:style-name="T1040"> - легкомысленно отмахиваюсь я, наблюдая за садом.</text:span></text:p>
      <text:p text:style-name="P819">Там на сцене устанавливают реквизит и инструменты. <text:span text:style-name="T1688">И если барабаны узнать легко, то что за таинственные ящики с медными раструбами устанавливают по периметру площадки?</text:span></text:p>
      <text:p text:style-name="P324"><text:span text:style-name="T1040">- </text:span><text:span text:style-name="T1044">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6">у</text:span><text:span text:style-name="T1044"> потока в исходящих воронках и, таким образом, </text:span><text:span text:style-name="T1046">управлять </text:span><text:span text:style-name="T1044">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5">Мы</text:span><text:span text:style-name="T1044"> ничего не перепутал</text:span><text:span text:style-name="T1045">и</text:span><text:span text:style-name="T1044"> со слов Айрон.</text:span></text:p>
      <text:p text:style-name="P775"/>
      <text:p text:style-name="P820">Официант прин<text:span text:style-name="T1689">осит</text:span> заказ Луны. Перед нами воз<text:span text:style-name="T1689">никают</text:span> бокалы с рубиновой жидкостью и блюдца с крекерами <text:span text:style-name="T1690">в форме сердечек</text:span>.</text:p>
      <text:p text:style-name="P820"/>
      <text:p text:style-name="P820">- <text:span text:style-name="T1691">Это, конечно, не «Пурпурная утеха», но тоже очень хорошее вино из </text:span><text:span text:style-name="T1692">Наших личных </text:span><text:span text:style-name="T1691">подвалов. Выпьем за объединение, Хуман!</text:span></text:p>
      <text:p text:style-name="P326"><text:span text:style-name="T1047">Я чокаюсь с принцессой. Краски вечера смягчаются, а взгляд немного расфокусируется. Луна с улыбкой <text:s/>подносит мне </text:span><text:span text:style-name="T1099">печенюшку</text:span><text:span text:style-name="T1047">.</text:span></text:p>
      <text:p text:style-name="P326"><text:span text:style-name="T1047">- Съешь, </text:span><text:span text:style-name="T1048">Хуман</text:span><text:span text:style-name="T1047">. </text:span><text:span text:style-name="T1048">Это вино принято заедать крекерами.</text:span></text:p>
      <text:p text:style-name="P347"><text:span text:style-name="T1048">Луна наблюдает, как я жую </text:span><text:span text:style-name="T1099">печенье</text:span><text:span text:style-name="T1048"> и неожиданно хихикает.</text:span></text:p>
      <text:p text:style-name="P821">- А теперь предложи Нам крекер, пожалуйста.</text:p>
      <text:p text:style-name="P821"><text:soft-page-break/>Румянец на лице Луны делает её похожей на напроказившую школьницу. <text:span text:style-name="T1693">Она протягивает мне блюдце с просящим выражением на лице. Я пожимаю плечами и достаю крекер.</text:span></text:p>
      <text:p text:style-name="P821">- <text:span text:style-name="T1694">Держи</text:span><text:span text:style-name="T1693">.</text:span></text:p>
      <text:p text:style-name="P822">Принцесса кормится с руки, <text:span text:style-name="T1694">хихикая и заливаясь краской.</text:span></text:p>
      <text:p text:style-name="P823">- Очень вкусно. Спасибо, Хуман.</text:p>
      <text:p text:style-name="P823"/>
      <text:p text:style-name="P82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823"/>
      <text:p text:style-name="P327"><text:span text:style-name="T1049">На сцене в саду тем временем герцог Блюблад о чём-то разговаривает с </text:span><text:span text:style-name="T1050">бледно-жёлтой пони </text:span><text:span text:style-name="T1052">в</text:span><text:span text:style-name="T1050"> огромн</text:span><text:span text:style-name="T1063">ы</text:span><text:span text:style-name="T1052">х</text:span><text:span text:style-name="T1050"> фиолетовы</text:span><text:span text:style-name="T1052">х</text:span><text:span text:style-name="T1050"> очка</text:span><text:span text:style-name="T1052">х</text:span><text:span text:style-name="T1050">.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51">разрезающий вечерн</text:span><text:span text:style-name="T1052">ий</text:span><text:span text:style-name="T1051"> </text:span><text:span text:style-name="T1052">сумрак </text:span><text:span text:style-name="T1051">пополам.</text:span></text:p>
      <text:p text:style-name="P328"><text:span text:style-name="T1052">Герцог настолько резко </text:span><text:span text:style-name="T1053">отскакивает</text:span><text:span text:style-name="T1052">, </text:span><text:span text:style-name="T1053">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824">- У неё не будет проблем с герцогом? - указываю я на пони в очках.</text:p>
      <text:p text:style-name="P329"><text:span text:style-name="T105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4">Но довольно о Блюбладе!</text:span></text:p>
      <text:p text:style-name="P825"/>
      <text:p text:style-name="P1045"><text:span text:style-name="T1054">М</text:span><text:span text:style-name="T114">ы в очередной раз чокаемся. На этот раз Луна обвивает мою руку своей ногой и отпивает из моего бокала. Я, в свою очередь, отпиваю из её. </text:span><text:span text:style-name="T1100">Сад расцвечивается новыми необычными цветами.</text:span></text:p>
      <text:p text:style-name="P330"><text:span text:style-name="T1058">Официанты задувают каждые три из четырёх свечей в канделябрах. Пьяного герцога уносят его чуть более трезвые друзья. </text:span><text:span text:style-name="T1056">При каждом их шаге ведро на его голове гулко гремит, </text:span><text:span text:style-name="T1059">заглушая пьяное бормотание</text:span><text:span text:style-name="T1058">. Айрон Скрэтч и </text:span><text:span text:style-name="T1055">два пони -</text:span><text:span text:style-name="T1057">ассистента</text:span><text:span text:style-name="T1055"> устраиваются за пультами. </text:span><text:span text:style-name="T1060">К ним присоединяются также барабанщик и контрабасист из команды Мелоди.</text:span></text:p>
      <text:p text:style-name="P826"/>
      <text:p text:style-name="P331"><text:span text:style-name="T1059">Г</text:span><text:span text:style-name="T1061">ромкая ритмичная музыка </text:span><text:span text:style-name="T1062">органично</text:span><text:span text:style-name="T1061"> </text:span><text:span text:style-name="T1062">вписывается </text:span><text:span text:style-name="T1061">в тишину ночи. </text:span><text:span text:style-name="T1062">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3">в такт музыке </text:span><text:span text:style-name="T1062">начинают двигаться пони.</text:span></text:p>
      <text:p text:style-name="P332"><text:span text:style-name="T1062">С</text:span><text:span text:style-name="T1063">начала </text:span><text:span text:style-name="T1066">в танец пускается длинноногая</text:span><text:span text:style-name="T1063"> </text:span><text:span text:style-name="T1066">спутница барона Фэнси</text:span><text:span text:style-name="T1063">. </text:span><text:span text:style-name="T1066">Её подтянутая фигура </text:span><text:span text:style-name="T1067">начинает феерию </text:span><text:span text:style-name="T1066">движений на танцплощадке. Приседания, покачивания, </text:span><text:span text:style-name="T1067">ритмичные взмахи хвостом и ногами</text:span><text:span text:style-name="T1066"> в такт музыке </text:span><text:span text:style-name="T1067">создают особую магию </text:span><text:span text:style-name="T1068">танца</text:span><text:span text:style-name="T1067">.</text:span><text:span text:style-name="T1063"> </text:span><text:span text:style-name="T1067">Потом о</text:span><text:span text:style-name="T1063">на с улыбкой увлекает за собой </text:span><text:span text:style-name="T1066">Фэнси Ширтса</text:span><text:span text:style-name="T1063">, и вот они уже танцуют </text:span><text:span text:style-name="T1067">вдв</text:span><text:span text:style-name="T1068">о</text:span><text:span text:style-name="T1067">ём </text:span><text:span text:style-name="T1063">среди радужных огней танцплощадки. Эта фантастически выглядящая парочка задаёт тон другим — вот уже в </text:span><text:span text:style-name="T1068">действо</text:span><text:span text:style-name="T1063"> включается вторая, третья пар</text:span><text:span text:style-name="T1068">а</text:span><text:span text:style-name="T1063">. Вот </text:span><text:span text:style-name="T1068">уже </text:span><text:span text:style-name="T1063">вся танцплощадка </text:span><text:span text:style-name="T1068">и весь сад </text:span><text:span text:style-name="T1063">колыш</text:span><text:span text:style-name="T1068">у</text:span><text:span text:style-name="T1063">тся в такт музыке среди радужных </text:span><text:span text:style-name="T1069">теней</text:span><text:span text:style-name="T1063">.</text:span></text:p>
      <text:p text:style-name="P827"><text:soft-page-break/></text:p>
      <text:p text:style-name="P332"><text:span text:style-name="T1063">-</text:span><text:span text:style-name="T1064">Хуман? - выводит меня из созерцания голос Луны.</text:span></text:p>
      <text:p text:style-name="P334"><text:span text:style-name="T1064">Аликорница протягивает мне </text:span><text:span text:style-name="T1066">крыло</text:span><text:span text:style-name="T1064">.</text:span></text:p>
      <text:p text:style-name="P828">- Потанцуем?</text:p>
      <text:p text:style-name="P829">Я качаю головой.</text:p>
      <text:p text:style-name="P333"><text:span text:style-name="T1065">- Не </text:span><text:span text:style-name="T1066">могу</text:span><text:span text:style-name="T1065">. Сел </text:span><text:span text:style-name="T1066">один раз вытащила меня </text:span><text:span text:style-name="T1065">на </text:span><text:span text:style-name="T1066">бал</text:span><text:span text:style-name="T1065">, но </text:span><text:span text:style-name="T1066">там</text:span><text:span text:style-name="T1065"> был медленны</text:span><text:span text:style-name="T1066">й менуэт,</text:span><text:span text:style-name="T1065"> </text:span><text:span text:style-name="T1066">и я две недели до него разучивал па. Под эту музыку я танцевать не умею. </text:span><text:span text:style-name="T1098">Да и пьян уже для танцев. </text:span><text:span text:style-name="T1100">Ещё немного — и составлю конкуренцию Блюбладу.</text:span></text:p>
      <text:p text:style-name="P1046"><text:span text:style-name="T1066">З</text:span><text:span text:style-name="T114">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1046"><text:span text:style-name="T114">- Я отдавлю тебе все ноги! Я тебя опозорю! Прекрати! - </text:span><text:span text:style-name="T1069">я </text:span><text:span text:style-name="T114">пытаюсь вырваться из мягкого плена.</text:span></text:p>
      <text:p text:style-name="P348"><text:span text:style-name="T1068">- </text:span><text:span text:style-name="T1069">Дневной Дом совершенно отстал от времени! Мы на ночной стороне не танцуем менуэты уже лет </text:span><text:span text:style-name="T1100">тридцать</text:span><text:span text:style-name="T1069">, - </text:span><text:span text:style-name="T1070">аликорница пропускает мимо ушей мои стенания. - </text:span><text:span text:style-name="T1069">Не волнуйся, Хуман. Просто расслабься — Мы будем вести тебя в танце. Наблюдай </text:span><text:span text:style-name="T1070">Н</text:span><text:span text:style-name="T1069">аши движения и слушай подсказки. Отдайся ритму, остальное сделаем Мы. И забудь хоть на минуту про Сел — это наш танец. И наш вечер…</text:span></text:p>
      <text:p text:style-name="P830"/>
      <text:p text:style-name="P335"><text:span text:style-name="T1069">…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71">танцуем </text:span><text:span text:style-name="T1069">одни и танцуем только друг для друга. </text:span><text:span text:style-name="T1071">Мы сливаемся с музыкой и становимся ею.</text:span></text:p>
      <text:p text:style-name="P831"/>
      <text:p text:style-name="P336"><text:span text:style-name="T1069">И </text:span><text:span text:style-name="T1072">когда </text:span><text:span text:style-name="T1071">наступает тишина</text:span><text:span text:style-name="T1072">, мы остаёмся </text:span><text:span text:style-name="T1074">в саду </text:span><text:span text:style-name="T1072">одни. </text:span><text:span text:style-name="T1071">Все пони восторжённо смотрят на нас со своих мест у столиков.</text:span><text:span text:style-name="T1072"> </text:span><text:span text:style-name="T1071">Айрон Скрэтч одобрительно кивает нам головой.</text:span></text:p>
      <text:p text:style-name="P832"/>
      <text:p text:style-name="P1047"><text:span text:style-name="T114">- </text:span><text:span text:style-name="T1071">Идём, Хуман.</text:span></text:p>
      <text:p text:style-name="P833">Луна увлекает за собой куда-то в глубину сада. Огни танцплощадки и шум бала остаются позади.</text:p>
      <text:p text:style-name="P1048"><text:span text:style-name="T114">- Куда? - <text:s/></text:span><text:span text:style-name="T1075">я</text:span><text:span text:style-name="T114"> иду за ней на спотыкающихся ногах.</text:span></text:p>
      <text:p text:style-name="P333"><text:span text:style-name="T1066">- </text:span><text:span text:style-name="T1071">Не спрашивай. Ты ведь знаешь ответ, - </text:span><text:span text:style-name="T1073">аликорница оборачивается и почти касается меня носом. - Мы долго думали над тем, почему </text:span><text:span text:style-name="T1074">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7"><text:span text:style-name="T1074">- </text:span><text:span text:style-name="T1075">Что? - </text:span><text:span text:style-name="T1071">мой слабый голос растворяется в темноте.</text:span></text:p>
      <text:p text:style-name="P337"><text:span text:style-name="T1071">- </text:span><text:span text:style-name="T1075">Ты.</text:span></text:p>
      <text:p text:style-name="P834"/>
      <text:p text:style-name="P1049"><text:span text:style-name="T1075">Т</text:span><text:span text:style-name="T114">ёмная громада башни Луны высится перед нами. Мы входим внутрь и поднимаемся по винтовой лестнице.</text:span></text:p>
      <text:p text:style-name="P835"/>
      <text:p text:style-name="P338"><text:soft-page-break/><text:span text:style-name="T1078">- Мы дико завидовали Нашей солнечной сестре, завидовали её счастью и той лёгкости, с которой она нашла себе особого пони. Да, ты не </text:span><text:span text:style-name="T1079">совсем </text:span><text:span text:style-name="T1078">пони, - лёгкий смешок Луны вызывает многоголосое эхо, растворяющееся в колодце башни, - но и аликорны не </text:span><text:span text:style-name="T1079">совсем </text:span><text:span text:style-name="T1078">пони, хоть и похожи на них. </text:span><text:span text:style-name="T1076">Мы не </text:span><text:span text:style-name="T1079">с</text:span><text:span text:style-name="T1076">могли найти себе партию </text:span><text:span text:style-name="T1079">в Эквестрии</text:span><text:span text:style-name="T1076"> и это Нас угнетало. </text:span><text:span text:style-name="T1077">Все видели в </text:span><text:span text:style-name="T1080">аликорнах</text:span><text:span text:style-name="T1077"> нек</text:span><text:span text:style-name="T1080">их</text:span><text:span text:style-name="T1077"> грозн</text:span><text:span text:style-name="T1080">ых</text:span><text:span text:style-name="T1077"> </text:span><text:span text:style-name="T1080">всемогущих </text:span><text:span text:style-name="T1077">божеств, котором должно служить и поклоняться, но любить — никогда! И только ты был на короткой ноге и с Нами, и с Нашей сестрой. </text:span><text:span text:style-name="T1079">И… ты Нам нравился, </text:span><text:span text:style-name="T1080">Хуман</text:span><text:span text:style-name="T1079">, но ты не замечал этого. Сестра заслонила Нас.</text:span></text:p>
      <text:p text:style-name="P339"><text:span text:style-name="T1080">Мы стоим перед дверями в покои Луны. </text:span><text:span text:style-name="T1081">До меня начинает доходить, что затеяла синяя аликорница.</text:span></text:p>
      <text:p text:style-name="P836">- Послушай, Луна…</text:p>
      <text:p text:style-name="P837">- Нет, пожалуйста, молчи! - крыло принцессы закрывает мне рот.</text:p>
      <text:p text:style-name="P837">Она открывает дверь.</text:p>
      <text:p text:style-name="P340"><text:span text:style-name="T1081">- </text:span><text:span text:style-name="T1082">Нам… не отталкивай нас, пожалуйста! - в тоне Луны слышатся молящие нотки.</text:span></text:p>
      <text:p text:style-name="P1050"><text:span text:style-name="T1082">О</text:span><text:span text:style-name="T114">на мягко подталкивает меня внутрь.</text:span></text:p>
      <text:p text:style-name="P838">- Я не могу! Ты хочешь невозможного! У меня есть Селестия! Я не предам её!</text:p>
      <text:p text:style-name="P840">Звон в голове усиливается. Стены башни качаются и мне приходится упереться в ближайшую, чтобы не упасть.</text:p>
      <text:p text:style-name="P340"><text:span text:style-name="T1082">- Хуман, ты уже полтысячи лет живёшь в Эквестрии, но так и не заметил, что кобылы не видят предательства </text:span><text:span text:style-name="T1083">в том, что</text:span><text:span text:style-name="T1082"> жеребец приводит в табун новую кобылу. Если при этом он не отвергает старых.</text:span></text:p>
      <text:p text:style-name="P340"><text:span text:style-name="T1082">- </text:span><text:span text:style-name="T1083">То есть, т</text:span><text:span text:style-name="T1082">ы… Хочешь войти в мой… в наш табун?</text:span></text:p>
      <text:p text:style-name="P340"><text:span text:style-name="T1082">- Мы всегда этого хотели. </text:span><text:span text:style-name="T1207">Т</text:span><text:span text:style-name="T1082">ы не замечал Нас. </text:span></text:p>
      <text:p text:style-name="P341"><text:span text:style-name="T1082">Голова кружится от выпитого вина</text:span><text:span text:style-name="T1083"> и открывшейся перспективы.</text:span></text:p>
      <text:p text:style-name="P839">- Я… не знаю. Мне надо подумать. Желательно, на трезвую голову.</text:p>
      <text:p text:style-name="P839">- Хуман, пожалуйста! Если ты хочешь объединения домов, это самый лучший и надёжный вариант!</text:p>
      <text:p text:style-name="P839">- Мне… нужно посоветоваться с Сел. Не думаю, что ей это понравится…</text:p>
      <text:p text:style-name="P383"><text:span text:style-name="T108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5">её </text:span><text:span text:style-name="T1083">младшая сестра. Она будет </text:span><text:span text:style-name="T1085">счастлива</text:span><text:span text:style-name="T1083">, что Мы перестали сторониться её. </text:span><text:span text:style-name="T1085">Мы знаем, как это её печалит.</text:span><text:span text:style-name="T1083"> А Мы будем счастливы, когда вы разделите с Нами своё счастье. </text:span><text:span text:style-name="T1085">Нам так недостаёт этого! </text:span><text:span text:style-name="T1208">Мы так одиноки!</text:span><text:span text:style-name="T1083"> Всё зависит только от тебя, </text:span><text:span text:style-name="T1087">Хуман</text:span><text:span text:style-name="T1083">. Ты — </text:span><text:span text:style-name="T1085">глава табуна</text:span><text:span text:style-name="T1083"> и твоё слово решающее. Не отвергай </text:span><text:span text:style-name="T1084">Н</text:span><text:span text:style-name="T1083">ас… </text:span><text:span text:style-name="T1099">Ты же принял Наш дар любви сегодня — печенье в форме сердца.</text:span></text:p>
      <text:p text:style-name="P839"/>
      <text:p text:style-name="P342"><text:span text:style-name="T1086">Я не верю своим глазам: синяя солдафонша, грозная мегера, ледяная диктаторша</text:span><text:span text:style-name="T1084"> — </text:span><text:span text:style-name="T1086">ночная принцесса </text:span><text:span text:style-name="T1084">— </text:span><text:span text:style-name="T1086">сгибает колени, </text:span><text:span text:style-name="T1084">наклоняет голову и чуть ли не касается носом земли. </text:span><text:span text:style-name="T1086">Её рог легонько касается мое</text:span><text:span text:style-name="T1087">й</text:span><text:span text:style-name="T1086"> ноги.</text:span></text:p>
      <text:p text:style-name="P343"><text:span text:style-name="T1086">И </text:span><text:span text:style-name="T1087">я не убираю её… </text:span><text:span text:style-name="T1101">В конце-концов, Сел действительно будет рада примирению с сестрой — мне ли не знать? Сколько раз </text:span><text:span text:style-name="T1102">мне</text:span><text:span text:style-name="T1101"> приходилось утешать белую аликорницу, убитую семейным раздором?</text:span></text:p>
      <text:p text:style-name="P841"/>
      <text:p text:style-name="P841"><text:soft-page-break/>- Входи, Хуман, - шепчет Луна.</text:p>
      <text:p text:style-name="P343"><text:span text:style-name="T1087">Она подходит к панора</text:span><text:span text:style-name="T1089">м</text:span><text:span text:style-name="T1087">ному окну и одёргивает шторы. Звёзды и луна <text:s/>освещают комнату тусклым серебряным светом.</text:span></text:p>
      <text:p text:style-name="P841"/>
      <text:p text:style-name="P1051"><text:span text:style-name="T114">Я делаю шаг. Потом другой. </text:span><text:span text:style-name="T1103">Пол шатается под ногами, но я каким-то чудом стою.</text:span></text:p>
      <text:p text:style-name="P841"/>
      <text:p text:style-name="P842">Аликорница оборачивается и тихо смеётся.</text:p>
      <text:p text:style-name="P842">- Разве ты оставляешь двери в покои Селестии открытыми? Не думаю, что Нашей сестре нравится публичность такого рода.</text:p>
      <text:p text:style-name="P344"><text:span text:style-name="T1088">Я затворяю за собой дверь.</text:span><text:span text:style-name="T1087"> </text:span><text:span text:style-name="T1090">Обернувшись, я обнаруживаю Луну лежащей на постели </text:span><text:span text:style-name="T1091">крупом ко мне</text:span><text:span text:style-name="T1090">.</text:span></text:p>
      <text:p text:style-name="P843">- Иди… ко мне… Хуман…</text:p>
      <text:p text:style-name="P345"><text:span text:style-name="T1090">Новая форма обращения к себе даётся аликорнице с трудом — она с усилием выговаривает личное местоимение, проговаривая </text:span><text:span text:style-name="T1095">его </text:span><text:span text:style-name="T1090">сначала одними губами. Молчаливый взгляд на меня как бы спрашивает: «Правильно ли я говорю?»</text:span></text:p>
      <text:p text:style-name="P345"><text:span text:style-name="T1090">Я киваю ей в ответ и подхожу к постели. Н</text:span><text:span text:style-name="T1092">а </text:span><text:span text:style-name="T1090">последних шагах магические захваты мягко обволакивают меня, </text:span><text:span text:style-name="T1092">стягивая</text:span><text:span text:style-name="T1090"> одежд</text:span><text:span text:style-name="T1092">у</text:span><text:span text:style-name="T1090">. Одновременно Луна освобождается от бального платья сама.</text:span></text:p>
      <text:p text:style-name="P346"><text:span text:style-name="T1090">Я </text:span><text:span text:style-name="T1092">вижу искорки счастья </text:span><text:span text:style-name="T1093">в глубине глаз Луны</text:span><text:span text:style-name="T1092">. </text:span><text:span text:style-name="T1093">Аликорница не дожидается, пока я дойду до кровати — магия </text:span><text:span text:style-name="T1105">несёт меня вперёд</text:span><text:span text:style-name="T1093"> и </text:span><text:span text:style-name="T1094">укладывает</text:span><text:span text:style-name="T1093"> на перину. Луна переступает через меня и медленно садится </text:span><text:span text:style-name="T1094">на низ таза, внимательно наблюдая за процессом.</text:span></text:p>
      <text:p text:style-name="P844"/>
      <text:p text:style-name="P345"><text:span text:style-name="T1090">- </text:span><text:span text:style-name="T1092">Иди к… ко мне…</text:span></text:p>
      <text:p text:style-name="P349"><text:span text:style-name="T1092">С </text:span><text:span text:style-name="T1096">глубоким вздохом она </text:span><text:span text:style-name="T1097">опускается</text:span><text:span text:style-name="T1096"> на меня до </text:span><text:span text:style-name="T1097">упора</text:span><text:span text:style-name="T1096">. Я чувствую себя в ней. </text:span><text:span text:style-name="T1104">Наверное, это неправильно, </text:span><text:span text:style-name="T1109">но у меня нет сил сопротивляться</text:span><text:span text:style-name="T1104">. Луна начинает двигаться. </text:span><text:span text:style-name="T1107">Её неловкие движения не приводят к успеху — я выскальзываю из неё.</text:span></text:p>
      <text:p text:style-name="P349"><text:span text:style-name="T1104">- </text:span><text:span text:style-name="T1105">Не так, - мягко </text:span><text:span text:style-name="T1106">возражаю </text:span><text:span text:style-name="T1109">я </text:span><text:span text:style-name="T1106">ей</text:span><text:span text:style-name="T1105">. - Так я практически не достаю до тебя. Из-за некоторых особенностей </text:span><text:span text:style-name="T1109">нашей </text:span><text:span text:style-name="T1105">анатомии. </text:span><text:span text:style-name="T1107">Когда ты приподнимаешься, я выхожу из тебя полностью.</text:span></text:p>
      <text:p text:style-name="P349"><text:span text:style-name="T1105">- Особенности анатомии не мешают тебе </text:span><text:span text:style-name="T1107">так </text:span><text:span text:style-name="T1105">спариваться с сестрой! - обижается Луна.</text:span></text:p>
      <text:p text:style-name="P349"><text:span text:style-name="T1105">- </text:span><text:span text:style-name="T1106">Откуда ты знаешь, как я… спариваюсь с Сел? - удивляюсь я.</text:span></text:p>
      <text:p text:style-name="P349"><text:span text:style-name="T1106">- Из снов! Тебе часто снятся сны, в которых ты с сестрой делаешь ЭТО именно так, - заливается краской аликорница. </text:span><text:span text:style-name="T1107">Она с</text:span><text:span text:style-name="T1108">т</text:span><text:span text:style-name="T1107">ыдливо отворачивается, продолжая сидеть на мне.</text:span></text:p>
      <text:p text:style-name="P1052"><text:span text:style-name="T114">- </text:span><text:span text:style-name="T1109">Ты хочешь сказать, ты регулярно подглядываешь мои сны? - теперь краска заливает уже меня.</text:span></text:p>
      <text:p text:style-name="P845">Луна молча сопит, не поворачиваясь ко мне лицом.</text:p>
      <text:p text:style-name="P1052"><text:span text:style-name="T114">Оседлавшая меня принцесса ночи, залившаяся краской от стыда — то ещё зрелище. </text:span><text:span text:style-name="T1107">Фейспалм громко хлопается в моё лицо.</text:span></text:p>
      <text:p text:style-name="P349"><text:span text:style-name="T1104">- </text:span><text:span text:style-name="T1109">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4">Сны — всего лишь фантазии на тему. </text:span><text:span text:style-name="T1109">На самом деле, мы с Сел это делаем примерно так.</text:span></text:p>
      <text:p text:style-name="P846"><text:soft-page-break/></text:p>
      <text:p text:style-name="P845">Я выскальзываю из под аликорницы и валю её спиной на постель.</text:p>
      <text:p text:style-name="P350"><text:span text:style-name="T1109">- </text:span><text:span text:style-name="T1110">Что ты делаешь?!! Хуман, ЧТО…</text:span></text:p>
      <text:p text:style-name="P351"><text:span text:style-name="T1110">О</text:span><text:span text:style-name="T1111">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4">ритмично </text:span><text:span text:style-name="T1111">щекочут мой живот.</text:span></text:p>
      <text:p text:style-name="P1053"><text:span text:style-name="T114">- </text:span><text:span text:style-name="T1112">Так лучше, не правда ли?</text:span></text:p>
      <text:p text:style-name="P847">- Д-да… - тяжело дышит Луна, - продолжай… пожалуйста…</text:p>
      <text:p text:style-name="P848">Я продолжаю.</text:p>
      <text:p text:style-name="P848"/>
      <text:p text:style-name="P353"><text:span text:style-name="T1112">Н</text:span><text:span text:style-name="T1114">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849">И всё же… Как к этому отнесётся Сел?</text:p>
      <text:p text:style-name="P849"/>
      <text:p text:style-name="P353"><text:span text:style-name="T1115">Но я</text:span><text:span text:style-name="T1114"> отвлёкся, а с</text:span><text:span text:style-name="T1112"> аликорницей </text:span><text:span text:style-name="T1114">тем временем </text:span><text:span text:style-name="T1112">творится что-то невероятное. Её </text:span><text:span text:style-name="T1113">разметавшиеся по кровати </text:span><text:span text:style-name="T1112">крылья </text:span><text:span text:style-name="T1113">ст</text:span><text:span text:style-name="T1116">ановятся</text:span><text:span text:style-name="T1113"> столь жёсткими</text:span><text:span text:style-name="T1112">, что она чуть припод</text:span><text:span text:style-name="T1113">нимается</text:span><text:span text:style-name="T1112"> на них, приподняв с собой и меня. </text:span><text:span text:style-name="T1113">Её голова </text:span><text:span text:style-name="T1115">резко </text:span><text:span text:style-name="T1113">запрокидывается </text:span><text:span text:style-name="T1115">назад, </text:span><text:span text:style-name="T1113">пронзив рог</text:span><text:span text:style-name="T1115">о</text:span><text:span text:style-name="T1113">м подушку, </text:span><text:span text:style-name="T1115">как бабочку булавкой. Её </text:span><text:span text:style-name="T1113">глаза закрываются и </text:span><text:span text:style-name="T1115">она </text:span><text:span text:style-name="T1113">вс</text:span><text:span text:style-name="T1115">я</text:span><text:span text:style-name="T1113"> начинает трясти</text:span><text:span text:style-name="T1115">сь</text:span><text:span text:style-name="T1113"> как от электротока.</text:span></text:p>
      <text:p text:style-name="P352"><text:span text:style-name="T1113">- </text:span><text:span text:style-name="T1117">Х-Х-ХУ-У-У-МА-А-АН!!!</text:span></text:p>
      <text:p text:style-name="P354"><text:span text:style-name="T1117">Моя верхняя часть тела прижимается к аликорнице стальным захватом её ног. Нижн</text:span><text:span text:style-name="T1118">юю</text:span><text:span text:style-name="T1117"> часть обволакивает маги</text:span><text:span text:style-name="T1118">я</text:span><text:span text:style-name="T1117"> и начинает </text:span><text:span text:style-name="T1118">толкать её</text:span><text:span text:style-name="T1117"> в каком-то диком темпе отбойного молотка.</text:span></text:p>
      <text:p text:style-name="P850">- Прекрати-и-и… - через силу выдавливаю из себя. - Ты мне рёбра сломаешь. И таз…</text:p>
      <text:p text:style-name="P850">- <text:span text:style-name="T1695">ЭТО… НЕВЕРОЯТНО… Почему Мы… Я… раньше этого не знали?!!</text:span></text:p>
      <text:p text:style-name="P354"><text:span text:style-name="T1117">- </text:span><text:span text:style-name="T1118">Ты хочешь сказать, у тебя это — первый раз? - мой писк едва слышен среди стонов принцессы ночи.</text:span></text:p>
      <text:p text:style-name="P853"/>
      <text:p text:style-name="P852">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52">Со страдальческим кряхтеньем я поднимаюсь. Аликорница лежит неподвижно, разметав крылья по постели и неприлично раскинув ноги.</text:p>
      <text:p text:style-name="P855">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52"/>
      <text:p text:style-name="P852">- <text:span text:style-name="T1696">Будь так добр, Хуман, налей и Нам, - Луна, наконец, закатывает </text:span><text:span text:style-name="T1702">обратно</text:span><text:span text:style-name="T1696"> глаза и прячет вываленный язык в рот.</text:span></text:p>
      <text:p text:style-name="P852">- <text:span text:style-name="T1696">Опять «Нам»? - язвительно замечаю я.</text:span></text:p>
      <text:p text:style-name="P852">- <text:span text:style-name="T1696">Будь снисходителен! Мы… Я разговаривала на преторианском слэнге </text:span><text:span text:style-name="T43">полторы тысячи</text:span><text:span text:style-name="T1696"> лет — а ты хочешь, чтобы Мы забыли его за пять минут.</text:span></text:p>
      <text:p text:style-name="P854"><text:soft-page-break/>Аликорница переворачивается на живот <text:span text:style-name="T1729">и резким кивком сбрасывает проколотую подушку с рога</text:span>.</text:p>
      <text:p text:style-name="P854">- Со стороны сестры было жестоко утаивать от Нас это блаженство!</text:p>
      <text:p text:style-name="P854">- <text:span text:style-name="T1697">Никто ничего от тебя не утаивал, - я подаю ей бокал. - Ты сама сторонилась нас все эти столетия. И от остальных пони, кстати, тоже.</text:span></text:p>
      <text:p text:style-name="P355"><text:span text:style-name="T1119">- </text:span><text:span text:style-name="T1120">Мы не знали! И никто не желал отвечать на Наши знаки внимания!</text:span></text:p>
      <text:p text:style-name="P355"><text:span text:style-name="T1120">- Оно и не удивительно, если ты в быту ведёшь себя так же, как в постели. - Я потираю </text:span><text:span text:style-name="T1122">ноющий</text:span><text:span text:style-name="T1120"> таз. - </text:span><text:span text:style-name="T1121">Знал бы — одел бы доспехи.</text:span></text:p>
      <text:p text:style-name="P856">- Извини Нас, - аликорница в который раз за этот вечер краснеет. - Мы потеряли голову от чувств. <text:span text:style-name="T1698">Вдобавок,</text:span> Нам казалось, ты недостаточно глубоко входишь в <text:span text:style-name="T1698">Н</text:span>ас.</text:p>
      <text:p text:style-name="P856">-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699">неестественно и </text:span>неудобно, как ты сама убедилась.</text:p>
      <text:p text:style-name="P856">- Это неважно, это всё равно было… Бесподобно!.. Хуман!</text:p>
      <text:p text:style-name="P856">- А?</text:p>
      <text:p text:style-name="P856">- Не уходи… Побудь с… со мной…</text:p>
      <text:p text:style-name="P856"/>
      <text:p text:style-name="P356"><text:span text:style-name="T1123">Я сажусь на кровать. Тёплый бок аликорницы прижимается ко мне. </text:span><text:span text:style-name="T1122">Бокалы легонько звенят, встречая друг друга в </text:span><text:span text:style-name="T1124">полумраке</text:span><text:span text:style-name="T1122">. </text:span><text:span text:style-name="T1125">Затем несмело встречаются и наши губы.</text:span></text:p>
      <text:p text:style-name="P851"/>
      <text:p text:style-name="P851">- <text:span text:style-name="T1700">Хуман.</text:span></text:p>
      <text:p text:style-name="P851">- <text:span text:style-name="T1700">Да?</text:span></text:p>
      <text:p text:style-name="P851">- <text:span text:style-name="T1701">Ты сделал счастливой Нас… меня в эту ночь. Я хочу отплатить тем же. Идём.</text:span></text:p>
      <text:p text:style-name="P851"/>
      <text:p text:style-name="P857">Аликорница встаёт с кровати и выходит на балкон.</text:p>
      <text:p text:style-name="P858">Тёплый осенний ветерок <text:span text:style-name="T1702">овевает нас на площадке. Звезды </text:span><text:span text:style-name="T1703">соткали призрачную дорогу на небе, приглашая нас в путь. Аликорница ложится на пол.</text:span></text:p>
      <text:p text:style-name="P859">- Залазь <text:span text:style-name="T1705">Нам </text:span>на спину, Хуман. Мы проведём тебя по заповедным местам <text:span text:style-name="T1705">Н</text:span>аших воспоминаний.</text:p>
      <text:p text:style-name="P843">- <text:span text:style-name="T1704">Только, умоляю, не так быстро, как в прошлый раз! Если, конечно, не хочешь быть обблёванной или ещё что похуже.</text:span></text:p>
      <text:p text:style-name="P843"/>
      <text:p text:style-name="P860">Луна тихо смеётся.</text:p>
      <text:p text:style-name="P860">- Обожаем твоё чувство юмора. <text:span text:style-name="T1705">Не бойся, </text:span>Мы будем осторожны.</text:p>
      <text:p text:style-name="P860"/>
      <text:p text:style-name="P357"><text:span text:style-name="T1126">Как и в первый раз полтысячи лет назад, Луна срывается с балкона камнем вниз и выравнивает полёт над самой землёй. </text:span><text:span text:style-name="T1127">Прервые минуты мы летим по реальному миру — я узнаю в темноте башни замка Сестёр и громаду каменного дракона за ним. </text:span><text:span text:style-name="T1128">Мы поднимаемся над землёй и влетаем в облако</text:span><text:span text:style-name="T1127">. </text:span><text:span text:style-name="T1128">Влажная темнота охватывает нас со всех сторон, я полностью теряю ориентацию. Кажется, мы висим без </text:span><text:soft-page-break/><text:span text:style-name="T1128">движения в холодном, насыщенном мелкой моросью тумане. Я </text:span><text:span text:style-name="T1130">поёживаюсь и чуть не сваливаюсь со спины аликорницы. </text:span><text:span text:style-name="T1129">Луна, чтобы поддержать меня, делает вираж и вываливается из облака.</text:span></text:p>
      <text:p text:style-name="P861">Мы выпадаем в день.</text:p>
      <text:p text:style-name="P358"><text:span text:style-name="T1157">Свежий</text:span><text:span text:style-name="T1131"> ветер несёт нас над </text:span><text:span text:style-name="T1132">пиком</text:span><text:span text:style-name="T1131">, ч</text:span><text:span text:style-name="T1132">ья</text:span><text:span text:style-name="T1131"> покрыт</text:span><text:span text:style-name="T1132">ая</text:span><text:span text:style-name="T1131"> снежной глазурью </text:span><text:span text:style-name="T1132">вершина</text:span><text:span text:style-name="T1131"> скрывается в облаке. Гряда гор пониже окружает долину с озером необычно чистого голубого цвета. Кажется, будто </text:span><text:span text:style-name="T1132">горы окружили</text:span><text:span text:style-name="T1131"> кусочек неба. Замшел</text:span><text:span text:style-name="T1132">ый</text:span><text:span text:style-name="T1131"> </text:span><text:span text:style-name="T1132">остов</text:span><text:span text:style-name="T1131"> </text:span><text:span text:style-name="T1132">крохотного</text:span><text:span text:style-name="T1131"> замка выс</text:span><text:span text:style-name="T1133">и</text:span><text:span text:style-name="T1131">тся </text:span><text:span text:style-name="T1133">над</text:span><text:span text:style-name="T1131"> водной глад</text:span><text:span text:style-name="T1133">ью</text:span><text:span text:style-name="T1131">, соединяясь с берегом полуразрушенны</text:span><text:span text:style-name="T1132">ми арками</text:span><text:span text:style-name="T1131"> каменн</text:span><text:span text:style-name="T1132">ого</text:span><text:span text:style-name="T1131"> мостик</text:span><text:span text:style-name="T1132">а</text:span><text:span text:style-name="T1131">.</text:span></text:p>
      <text:p text:style-name="P359"><text:span text:style-name="T1131">Л</text:span><text:span text:style-name="T1133">уна присаживается под сенью старой ивы. Молча прижав </text:span><text:span text:style-name="T1136">мои ноги к своим бокам</text:span><text:span text:style-name="T1135"> крылья</text:span><text:span text:style-name="T1136">ми</text:span><text:span text:style-name="T1133">, она пресекает мою попытку сойти на землю.</text:span></text:p>
      <text:p text:style-name="P359"><text:span text:style-name="T1133">- Не отвлекай меня, - ел</text:span><text:span text:style-name="T1137">е</text:span><text:span text:style-name="T1133"> слышу я её шёпот. - </text:span><text:span text:style-name="T1134">Т</text:span><text:span text:style-name="T1133">кань воспоминаний легко порвать. Я уже почти не помн</text:span><text:span text:style-name="T1134">ю</text:span><text:span text:style-name="T1133"> эти события.</text:span></text:p>
      <text:p text:style-name="P862"/>
      <text:p text:style-name="P360"><text:span text:style-name="T113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39">На шее болтается обруч из-под бочки. </text:span><text:span text:style-name="T1144">К рогу привязана</text:span><text:span text:style-name="T1138"> деревянн</text:span><text:span text:style-name="T1144">ая</text:span><text:span text:style-name="T1138"> палк</text:span><text:span text:style-name="T1144">а</text:span><text:span text:style-name="T1138">.</text:span></text:p>
      <text:p text:style-name="P863"/>
      <text:p text:style-name="P360"><text:span text:style-name="T1138">- </text:span><text:span text:style-name="T1141">Мва-ха-ха! </text:span><text:span text:style-name="T1139">Я похитила медальон силы </text:span><text:span text:style-name="T1141">Ч</text:span><text:span text:style-name="T1139">ё</text:span><text:span text:style-name="T1141">л</text:span><text:span text:style-name="T1139">ного замка! Тепель никто не догонит глозного командола Бвейвхалта на его пути к победе! </text:span><text:span text:style-name="T1140">Алмия виндиго падёт к его копытам! </text:span><text:span text:style-name="T1143">Все печеньки будут наши!</text:span></text:p>
      <text:p text:style-name="P864"/>
      <text:p text:style-name="P361"><text:span text:style-name="T1138">Н</text:span><text:span text:style-name="T1141">а вершине ветхой башни появляется длинноногая светлая кобылка чуть постарше. Её голову украшает помятый шлем коринфского типа. </text:span><text:span text:style-name="T1143">Розовая грива </text:span><text:span text:style-name="T1144">выбивается из-под шлема непослушными прядями. Два недлинных прутика закреплены у неё на концах крыльев кожаными ремнями.</text:span></text:p>
      <text:p text:style-name="P875"/>
      <text:p text:style-name="P876">Очертания и младшей, и старшей кобылок видятся размытыми, как будто сквозь очень толстое стекло.</text:p>
      <text:p text:style-name="P876"/>
      <text:p text:style-name="P1054"><text:span text:style-name="T114">- Никто не смеет г</text:span><text:span text:style-name="T1144">р</text:span><text:span text:style-name="T114">абить х</text:span><text:span text:style-name="T1144">р</text:span><text:span text:style-name="T114">анителя </text:span><text:span text:style-name="T1142">сок</text:span><text:span text:style-name="T1144">р</text:span><text:span text:style-name="T1142">овищ </text:span><text:span text:style-name="T114">Чё</text:span><text:span text:style-name="T1144">р</text:span><text:span text:style-name="T114">ного замка! Ты поп</text:span><text:span text:style-name="T1144">л</text:span><text:span text:style-name="T114">атишься за во</text:span><text:span text:style-name="T1144">р</text:span><text:span text:style-name="T114">овство!</text:span></text:p>
      <text:p text:style-name="P865">Светлая планирует с башни на улепётывающую по мосту тёмную и они кубарем катятся по замшелым камням.</text:p>
      <text:p text:style-name="P865"/>
      <text:p text:style-name="P361"><text:span text:style-name="T1141">- </text:span><text:span text:style-name="T1145">Тебе не отнять медальон силы у командола Бвейвхалта! Я возьму тебя в плен и убегу!</text:span></text:p>
      <text:p text:style-name="P362"><text:span text:style-name="T1145">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6">Выбрав момент, она подцепливает прутиком обруч и стаскивает его с младшей.</text:span></text:p>
      <text:p text:style-name="P866">- Отдай! Это моё! Я его честно уклала!</text:p>
      <text:p text:style-name="P867">Младшая пытается отобрать обруч наскоком, но старшая сдёргивает палку с её рога и выбрасывает в озеро.</text:p>
      <text:p text:style-name="P867">- Командор Брейвхарт, сдавайся! Я победила!</text:p>
      <text:p text:style-name="P1055"><text:soft-page-break/><text:span text:style-name="T114">- </text:span><text:span text:style-name="T1147">А сто мне за это будет?</text:span></text:p>
      <text:p text:style-name="P868">- Эмм… Печеньки?</text:p>
      <text:p text:style-name="P363"><text:span text:style-name="T1147">- Холосо, </text:span><text:span text:style-name="T1148">годится</text:span><text:span text:style-name="T1147">. </text:span><text:span text:style-name="T1148">А мы будем потом воевать с виндиго?</text:span></text:p>
      <text:p text:style-name="P870"/>
      <text:p text:style-name="P871">Над горным хребтом появляются несколько точек. Они быстро планируют вниз вдоль склона и вырастают в четвёрку аликорнов.</text:p>
      <text:p text:style-name="P872">- <text:span text:style-name="T1706">Ваши Высочества! </text:span><text:span text:style-name="T1707">Срочно собирайтесь! Ваши родители послали нас за вами. В окрестностях замечен патруль виндиго!</text:span></text:p>
      <text:p text:style-name="P364"><text:span text:style-name="T1149">Полноватый аликорн в шлеме с богатым плюмажём тяжело отдувается, вытирая пот. </text:span><text:span text:style-name="T1150">Его крыльевые экстендеры украшены длинными </text:span><text:span text:style-name="T1153">кривыми </text:span><text:span text:style-name="T1150">лезвиями, немного напоминающими прутья на крыльях старшей кобылки.</text:span></text:p>
      <text:p text:style-name="P878"/>
      <text:p text:style-name="P869">- <text:span text:style-name="T1707">Отлисьно! Мы победим их медальоном силы! Вступайте под знамя командола Бвейвхалта!</text:span></text:p>
      <text:p text:style-name="P366"><text:span text:style-name="T1147">- </text:span><text:span text:style-name="T1149">Это не игра, Лулу, - старшая </text:span><text:span text:style-name="T1153">коьылка</text:span><text:span text:style-name="T1149"> одёргивает младшую. - Одевай летучки </text:span><text:span text:style-name="T1150">и погнали</text:span><text:span text:style-name="T1149">.</text:span></text:p>
      <text:p text:style-name="P869">- <text:span text:style-name="T1707">А ты поделисся печеньками?</text:span></text:p>
      <text:p text:style-name="P869">- <text:span text:style-name="T1707">Конечно! Я же обещала!</text:span></text:p>
      <text:p text:style-name="P869">…</text:p>
      <text:p text:style-name="P874">Луна выходит на опустевший берег.</text:p>
      <text:p text:style-name="P365"><text:span text:style-name="T115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52">о </text:span><text:span text:style-name="T1157">гальку</text:span><text:span text:style-name="T1152"> </text:span><text:span text:style-name="T1151">в наступившей тишине.</text:span></text:p>
      <text:p text:style-name="P873"/>
      <text:p text:style-name="P365"><text:span text:style-name="T1151">- </text:span><text:span text:style-name="T1152">Война началась за пять лет до </text:span><text:span text:style-name="T1153">Нашего</text:span><text:span text:style-name="T1152"> рождения, - шепчет Луна. - </text:span><text:span text:style-name="T1153">М</text:span><text:span text:style-name="T1152">оя сестра </text:span><text:span text:style-name="T1153">была </text:span><text:span text:style-name="T1152">последним довоенным </text:span><text:span text:style-name="T1153">жеребёнком</text:span><text:span text:style-name="T1152">. </text:span><text:span text:style-name="T1153">А я - </text:span><text:span text:style-name="T1152">первым, родившимся во время войны. </text:span><text:span text:style-name="T1153">Я никогда не знала мира. Только на новой родине, в Эквестрии, </text:span><text:span text:style-name="T1154">я</text:span><text:span text:style-name="T1153"> узнал</text:span><text:span text:style-name="T1154">а</text:span><text:span text:style-name="T1153">, что это это такое. Что можно спокойно выбираться за пределы стен замка, не ожидая нападения. Что </text:span><text:span text:style-name="T1154">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text:span><text:span text:style-name="T1155">Н</text:span><text:span text:style-name="T1154">ас с родиной. Эквестрия чудесна и безопасна, но Наша родина — здесь.</text:span></text:p>
      <text:p text:style-name="P880"/>
      <text:p text:style-name="P1057"><text:span text:style-name="T1154">Л</text:span><text:span text:style-name="T114">уна </text:span><text:span text:style-name="T1158">начинает разбег по кромке берега.</text:span></text:p>
      <text:p text:style-name="P368"><text:span text:style-name="T1158">- </text:span><text:span text:style-name="T1160">П</text:span><text:span text:style-name="T1158">оследующие воспоминания будут намного чётче, Хуман.</text:span></text:p>
      <text:p text:style-name="P877"/>
      <text:p text:style-name="P367"><text:span text:style-name="T1158">Г</text:span><text:span text:style-name="T1159">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60">уходящего </text:span><text:span text:style-name="T1162">вдаль</text:span><text:span text:style-name="T1160"> сотнями </text:span><text:span text:style-name="T1159">остроконечных башен.</text:span></text:p>
      <text:p text:style-name="P881"><text:soft-page-break/></text:p>
      <text:p text:style-name="P369"><text:span text:style-name="T1159">С</text:span><text:span text:style-name="T1162">тены выше самых высоких башен окружают город непробиваемой скорлупой. </text:span><text:span text:style-name="T1163">К</text:span><text:span text:style-name="T1162">ажется, будто город расположен в жерле вулкана.</text:span></text:p>
      <text:p text:style-name="P882"/>
      <text:p text:style-name="P372"><text:span text:style-name="T1159">- </text:span><text:span text:style-name="T1160">Ундариен, - торжественность звучит в голосе аликорницы. - Столица Орунгуна. </text:span><text:span text:style-name="T1169">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883"/>
      <text:p text:style-name="P370"><text:span text:style-name="T1163">З</text:span><text:span text:style-name="T1162">а горизонт </text:span><text:span text:style-name="T1163">т</text:span><text:span text:style-name="T1162">яну</text:span><text:span text:style-name="T1163">т</text:span><text:span text:style-name="T1162">ся щ</text:span><text:span text:style-name="T1161">упальца-дороги, высящиеся над землёй на высоких колоннах. </text:span><text:span text:style-name="T1163">Н</text:span><text:span text:style-name="T1162">а подступах к городской стене </text:span><text:span text:style-name="T1163">они </text:span><text:span text:style-name="T1162">входя</text:span><text:span text:style-name="T1163">т</text:span><text:span text:style-name="T1162"> в полностью закрытые каменные рукава, прида</text:span><text:span text:style-name="T1163">вая</text:span><text:span text:style-name="T1162"> городу сходство с морской звездой. </text:span><text:span text:style-name="T1164">Из города и в город по высотным дорогам двигаются </text:span><text:span text:style-name="T1165">приземистые </text:span><text:span text:style-name="T1164">механизмы, напоминающие черепах на шести паучьих лапах.</text:span></text:p>
      <text:p text:style-name="P886"/>
      <text:p text:style-name="P370"><text:span text:style-name="T1164">- </text:span><text:span text:style-name="T1166">Стены и небесные дороги мы выстроили через </text:span><text:span text:style-name="T1370">десять</text:span><text:span text:style-name="T1166">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8">е</text:span><text:span text:style-name="T1166"> нужно ничего. </text:span><text:span text:style-name="T1167">Поэтому перепады высоты — наша лучшая защитная стратегия. </text:span><text:span text:style-name="T1168">Небесные дороги </text:span><text:span text:style-name="T1169">поддерживали жизнь Ундариена в осаде <text:s/></text:span><text:span text:style-name="T1370">двести</text:span><text:span text:style-name="T1169"> лет.</text:span><text:span text:style-name="T1160"> После разрушения последнего из </text:span><text:span text:style-name="T1169">высотных</text:span><text:span text:style-name="T1160"> коридоров, </text:span><text:span text:style-name="T1169">мы могли доставлять </text:span><text:span text:style-name="T1174">грузы</text:span><text:span text:style-name="T1169">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371">десяти</text:span><text:span text:style-name="T1169"> лет. </text:span><text:span text:style-name="T1170">С падением Ундариена мы лишились большей части нашей промышленности и экономики. Последующие годы борьбы были агонией.</text:span></text:p>
      <text:p text:style-name="P887"/>
      <text:p text:style-name="P371"><text:span text:style-name="T1159">М</text:span><text:span text:style-name="T1165">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6">Я</text:span><text:span text:style-name="T1165"> слыш</text:span><text:span text:style-name="T1166">у</text:span><text:span text:style-name="T1165"> короткие приказы </text:span><text:span text:style-name="T1172">сержантов</text:span><text:span text:style-name="T1165"> обеих фаланг.</text:span></text:p>
      <text:p text:style-name="P889"/>
      <text:p text:style-name="P371"><text:span text:style-name="T1165">- </text:span><text:span text:style-name="T1171">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4">Нам</text:span><text:span text:style-name="T1171"> тяжело давалась учёба вдали от дома и сестры. </text:span><text:span text:style-name="T1174">Нас</text:span><text:span text:style-name="T1171"> родители </text:span><text:span text:style-name="T1172">даже </text:span><text:span text:style-name="T1171">называли «хвостиком Селестии».</text:span></text:p>
      <text:p text:style-name="P892"/>
      <text:p text:style-name="P373"><text:span text:style-name="T1171">Л</text:span><text:span text:style-name="T1172">уна делает вираж над стадионом</text:span><text:span text:style-name="T1179">и</text:span><text:span text:style-name="T1172">.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3">го круга</text:span><text:span text:style-name="T1172"> несколько курсантов уже наступили на него ногами.</text:span></text:p>
      <text:p text:style-name="P890"/>
      <text:p text:style-name="P374"><text:span text:style-name="T1165">Л</text:span><text:span text:style-name="T1179">уна </text:span><text:span text:style-name="T1181">снова набирает высоту.</text:span></text:p>
      <text:p text:style-name="P893"><text:soft-page-break/></text:p>
      <text:p text:style-name="P376"><text:span text:style-name="T1165">- </text:span><text:span text:style-name="T1175">Война преобразила нас.</text:span><text:span text:style-name="T1176"> Многие тысячелетия у нас не было врагов — и было вдосталь магии. </text:span><text:span text:style-name="T1177">Мы построили множество величественных городов и прекрасных замков, </text:span><text:span text:style-name="T1179">посадили тысячи зачарованных садов </text:span><text:span text:style-name="T1180">и приручили множество </text:span><text:span text:style-name="T1187">верных </text:span><text:span text:style-name="T1181">помощников-фамильяров.</text:span><text:span text:style-name="T1179"> </text:span><text:span text:style-name="T1181">И</text:span><text:span text:style-name="T1177"> </text:span><text:span text:style-name="T1181">на этом </text:span><text:span text:style-name="T1177">остановились. Нам не нужно было бороться за выживание, у нас всего было вдосталь, нам никто не угрожал тысяч</text:span><text:span text:style-name="T1178">и</text:span><text:span text:style-name="T1177"> лет. Мы были бессмертными и ленивыми в свое</text:span><text:span text:style-name="T1178">й</text:span><text:span text:style-name="T1177"> неге. </text:span><text:span text:style-name="T1187">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79">Даже когда из мира </text:span><text:span text:style-name="T1187">начала</text:span><text:span text:style-name="T1179"> уходить магия, мы не стали беспокоиться — </text:span><text:span text:style-name="T1181">созданные</text:span><text:span text:style-name="T1179"> города, замки </text:span><text:span text:style-name="T1181">и сады</text:span><text:span text:style-name="T1179"> Золотого века обеспечивали нас кровом и пищей.</text:span></text:p>
      <text:p text:style-name="P894">Пока не появились они.</text:p>
      <text:p text:style-name="P376"><text:span text:style-name="T1165">Никто не знал, откуда пришли виндиго. </text:span><text:span text:style-name="T1178">Наша мать рассказывала, </text:span><text:span text:style-name="T1179">их впервые встретил на пустынном острове </text:span><text:span text:style-name="T1182">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text:span><text:span text:style-name="T1184">и неуклюжими</text:span><text:span text:style-name="T1182">. </text:span><text:span text:style-name="T1183">Но даже </text:span><text:span text:style-name="T1184">таким, </text:span><text:span text:style-name="T1183">им удалось </text:span><text:span text:style-name="T1198">окружить</text:span><text:span text:style-name="T1183"> и </text:span><text:span text:style-name="T1184">ранить</text:span><text:span text:style-name="T1183"> его в ледяной пещере в центре острова. И хотя Колверину удалось вырваться, </text:span><text:span text:style-name="T1184">его фамильяр, филин Пушок, остался в пещере. Колверин вернулся в родовой замок залечивать раны и оплакивать Пушка. </text:span><text:span text:style-name="T1187">Он </text:span><text:span text:style-name="T1198">собирался</text:span><text:span text:style-name="T1187">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4"> через полгода филин вернулся. </text:span><text:span text:style-name="T1187">И</text:span><text:span text:style-name="T1184"> ещё через полгода Колверина </text:span><text:span text:style-name="T1187">с филином </text:span><text:span text:style-name="T1184">видели летящим</text:span><text:span text:style-name="T1187">и</text:span><text:span text:style-name="T1184"> к северу. Больше </text:span><text:span text:style-name="T1187">их</text:span><text:span text:style-name="T1184"> никто никогда не видел. Ещё через </text:span><text:span text:style-name="T1372">десять</text:span><text:span text:style-name="T1184"> лет началось вторжение.</text:span></text:p>
      <text:p text:style-name="P1066"><text:span text:style-name="T1184">Т</text:span><text:span text:style-name="T114">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span></text:p>
      <text:p text:style-name="P889"/>
      <text:p text:style-name="P1058"><text:span text:style-name="T1181">Мы летим над з</text:span><text:span text:style-name="T114">авод</text:span><text:span text:style-name="T1181">скими цехами - их легко </text:span><text:span text:style-name="T114">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888"/>
      <text:p text:style-name="P377"><text:span text:style-name="T1165">- </text:span><text:span text:style-name="T1373">Двести</text:span><text:span text:style-name="T1369"> лет</text:span><text:span text:style-name="T1187"> войны подстегнули наш прогресс больше, чем десятки тысяч </text:span><text:span text:style-name="T1188">до того</text:span><text:span text:style-name="T1187">. </text:span><text:span text:style-name="T1188">Начинали мы с </text:span><text:span text:style-name="T1189">фамильных копий и мечей, снятых с каминных полок и найденных на пыльных арсеналах </text:span><text:span text:style-name="T1193">родовых замков</text:span><text:span text:style-name="T1189">. Последние очаги сопротивления мы удерживали с помощью роботизированных полуразумных доспехов, летающих городов-крепостей </text:span><text:span text:style-name="T1306">и орбитальных платформ</text:span><text:span text:style-name="T1189">. Самое сильное оружие — Элементы Возмездия, </text:span><text:span text:style-name="T1193">что Мы с Сестрой в Эквестрии стыдливо называем Элементами </text:span><text:span text:style-name="T1201">Гармонии</text:span><text:span text:style-name="T1189"> — появилось в незадолго до нашей эвакуации в Эквестрию. </text:span><text:span text:style-name="T1193">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5">виндиго</text:span><text:span text:style-name="T1193"> приходилось брать его в плен и </text:span><text:span text:style-name="T1194">долгое время </text:span><text:span text:style-name="T1193">скрывать </text:span><text:span text:style-name="T1194">в пещерах</text:span><text:span text:style-name="T1193"> от поисковых групп. Во время падения Андориана им для обращени</text:span><text:span text:style-name="T1194">я</text:span><text:span text:style-name="T1193"> требовалось около двух секунд. </text:span><text:span text:style-name="T1195">Никакие технические ухищрения не помогут, когда твой товарищ по оружию направляет меч против тебя.</text:span></text:p>
      <text:p text:style-name="P891"/>
      <text:p text:style-name="P375"><text:soft-page-break/><text:span text:style-name="T1166">Центр мегаполиса накрыт </text:span><text:span text:style-name="T1185">серым</text:span><text:span text:style-name="T1166"> куполом. </text:span><text:span text:style-name="T1195"><text:s/>До меня доходит, насколько он велик, когда он заслоняет всё поле зрения, и нам всё ещё далеко до бетонного свода мрачной громады. </text:span><text:span text:style-name="T1375">Через открытый люк на вершине влетают и вылетают аликорны</text:span><text:span text:style-name="T1213">.</text:span></text:p>
      <text:p text:style-name="P895"/>
      <text:p text:style-name="P367"><text:span text:style-name="T1159">- </text:span><text:span text:style-name="T1185">Последнее </text:span><text:span text:style-name="T1195">П</text:span><text:span text:style-name="T1185">рибежище. После прорыва охранного периметра, население Ундариена ушло под купол. Фабрики </text:span><text:span text:style-name="T1195">П</text:span><text:span text:style-name="T1186">рибежища</text:span><text:span text:style-name="T1185"> продолжали производить </text:span><text:span text:style-name="T1376">боевые машины</text:span><text:span text:style-name="T1185"> и автодоспехи ещё двенадцать лет</text:span><text:span text:style-name="T1187">.</text:span><text:span text:style-name="T1185"> </text:span><text:span text:style-name="T1186">Во время блокады был завершён наш самый продвинутый гранд-флаер - «Громовержец». </text:span><text:span text:style-name="T1195">Ви</text:span><text:span text:style-name="T1186">нды уже карабкались по поверхности купола, когда он разош</text:span><text:span text:style-name="T1195">ёлся</text:span><text:span text:style-name="T1186"> на восемь лепестков, выпуская </text:span><text:span text:style-name="T1210">гранд-флаер в</text:span><text:span text:style-name="T1186"> небо. </text:span><text:span text:style-name="T1185">И даже после </text:span><text:span text:style-name="T1186">падения </text:span><text:span text:style-name="T1195">П</text:span><text:span text:style-name="T1186">оследнего </text:span><text:span text:style-name="T1195">П</text:span><text:span text:style-name="T1186">рибежища</text:span><text:span text:style-name="T1185">, производство некоторое время работало в пещерах под городом. </text:span><text:span text:style-name="T1210">Было выпущено несколько моделей подземных автодоспехов и </text:span><text:span text:style-name="T1212">боевых </text:span><text:span text:style-name="T1374">механических кротов</text:span><text:span text:style-name="T1210">. </text:span><text:span text:style-name="T1185">Аликорны, дети воздуха, превратились </text:span><text:span text:style-name="T1209">в </text:span><text:span text:style-name="T1185">земляных сквагги.</text:span></text:p>
      <text:p text:style-name="P896"/>
      <text:p text:style-name="P1059"><text:span text:style-name="T1185">Л</text:span><text:span text:style-name="T114">уна горько смеётся.</text:span></text:p>
      <text:p text:style-name="P384"><text:span text:style-name="T1195">Мы поднимаемся над городом. Купол, заводские трубы, крепостная стена — всё уходит вниз. <text:s text:c="2"/>Р</text:span><text:span text:style-name="T1196">еальность снова расплывается вокруг нас, совсем ненадолго. На это раз мы выныриваем над замком Сестёр. Эквестрия радостно принимает нас в тёплые объятия </text:span><text:span text:style-name="T1199">ночи</text:span><text:span text:style-name="T1196">. </text:span><text:span text:style-name="T1199">Мы парим под звёздами.</text:span></text:p>
      <text:p text:style-name="P898"/>
      <text:p text:style-name="P386"><text:span text:style-name="T1159">- </text:span><text:span text:style-name="T1202">Наша последняя надежда была на новейшую разработку — магический фокусировщик-усилитель, позволяющий концентрировать </text:span><text:span text:style-name="T1211">истощённую магию Орунгуна в телекинетический луч огромной мощности. Под управлением двух сильнейших магов планеты — королев</text:span><text:span text:style-name="T1212">ы</text:span><text:span text:style-name="T1211"> Лорен и мо</text:span><text:span text:style-name="T1212">ей</text:span><text:span text:style-name="T1211"> сестр</text:span><text:span text:style-name="T1212">ы</text:span><text:span text:style-name="T1211">, — можно было </text:span><text:span text:style-name="T1212">очистить планету от врага. Нехватало только «Громовержца», с которого мы могли бы сметать и </text:span><text:span text:style-name="T1211">выжигать армии виндиго </text:span><text:span text:style-name="T1212">площадями. </text:span><text:span text:style-name="T1195">Громовержец и Элементы Возмездия </text:span><text:span text:style-name="T1212">должны </text:span><text:span text:style-name="T1195">бы</text:span><text:span text:style-name="T1212">ли</text:span><text:span text:style-name="T1195"> преломить ход войны.</text:span></text:p>
      <text:p text:style-name="P385"><text:span text:style-name="T1202"><text:s/></text:span><text:span text:style-name="T1195">Нам с Селли повезло — </text:span><text:span text:style-name="T1202">Её Величество</text:span><text:span text:style-name="T1195"> отослал</text:span><text:span text:style-name="T1202">и</text:span><text:span text:style-name="T1195"> нас с Элементами в Андориан. Там </text:span><text:span text:style-name="T1202">в то время </text:span><text:span text:style-name="T1195">было безопаснее, </text:span><text:span text:style-name="T1212">основные силы виндиго сосредоточились вокруг Последнего Прибежища</text:span><text:span text:style-name="T1195">. </text:span><text:span text:style-name="T1202">С</text:span><text:span text:style-name="T1195">ама </text:span><text:span text:style-name="T1202">же </text:span><text:span text:style-name="T1195">хотела проконтролировать завершение «Громовержца», и привести его к нам.</text:span></text:p>
      <text:p text:style-name="P387"><text:span text:style-name="T1195">П</text:span><text:span text:style-name="T1213">оследняя радиограмма от неё сообщала, что «Громовержец» с последними защитниками Прибежища покинул Ундариен и </text:span><text:span text:style-name="T1214">идёт на эвакуацию легиона Норгонга. После чего «Громовержец» должен был идти к Андориану.</text:span></text:p>
      <text:p text:style-name="P897">Но случилось так, как случилось. <text:span text:style-name="T1716">Больше мы</text:span> не смогли связаться с королевой и Андориан пал на наших глазах. <text:span text:style-name="T1710">А мы, в конечном итоге, оказались тут. Эквестрия стала нашим вторым домом.</text:span></text:p>
      <text:p text:style-name="P897"/>
      <text:p text:style-name="P378"><text:span text:style-name="T1195">- А почему вы не активировали Элементы сами? - спрашиваю я. - </text:span><text:span text:style-name="T1197">Шут с ним, с «Громовержцем», </text:span><text:span text:style-name="T1215">устроили бы веселуху чуть поменьше</text:span><text:span text:style-name="T1197">.</text:span></text:p>
      <text:p text:style-name="P378"><text:span text:style-name="T1195">- В то время для активации </text:span><text:span text:style-name="T1196">основной функции Элементов</text:span><text:span text:style-name="T1195"> нужно было присутствие двух аликорнов — королевы Лорен и Селестии. Уже в Эквестрии Сел смогла перенастроить их с королевы на Нас, </text:span><text:span text:style-name="T1218">а потом и вовсе сделала возможным их использование в одиночку</text:span><text:span text:style-name="T1195">. Но тогда на это не было времени.</text:span></text:p>
      <text:p text:style-name="P884"/>
      <text:p text:style-name="P901">Луна тяжело дышит.</text:p>
      <text:p text:style-name="P379"><text:soft-page-break/><text:span text:style-name="T1160">- </text:span><text:span text:style-name="T1199">В</text:span><text:span text:style-name="T1196">сё бесполезно, - </text:span><text:span text:style-name="T1215">лихорадочно бормочет</text:span><text:span text:style-name="T1199"> </text:span><text:span text:style-name="T1218">принцесса</text:span><text:span text:style-name="T1199">.</text:span><text:span text:style-name="T1196"> - Элементы полностью работоспособны. Мы на пике магических способностей. </text:span><text:span text:style-name="T1199">И всё же первый дом не вернуть. </text:span><text:span text:style-name="T1216"><text:s/></text:span><text:span text:style-name="T1215">События полутысячелетней давности давят на Нас каменным</text:span><text:span text:style-name="T1218">и</text:span><text:span text:style-name="T1215"> жернов</text:span><text:span text:style-name="T1218">а</text:span><text:span text:style-name="T1215">м</text:span><text:span text:style-name="T1218">и</text:span><text:span text:style-name="T1215">.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span></text:p>
      <text:p text:style-name="P885">- <text:span text:style-name="T1717">Это ты и</text:span><text:span text:style-name="T1711">звини, - почему-то оправдываюсь я. - Я видел, во что превратился Андориан. </text:span><text:span text:style-name="T1713">Орунгун</text:span><text:span text:style-name="T1711"> правда захвачен. </text:span><text:span text:style-name="T1712">Полностью.</text:span></text:p>
      <text:p text:style-name="P899"/>
      <text:p text:style-name="P388"><text:span text:style-name="T1216">Луна, не оборачиваясь, кивает. </text:span><text:span text:style-name="T1217">Её всю пробирает крупная дрожь.</text:span><text:span text:style-name="T1216"> Мы продолжаем парить над замком, </text:span><text:span text:style-name="T1215">не снижаясь и не набирая высоту</text:span><text:span text:style-name="T1216">.</text:span></text:p>
      <text:p text:style-name="P902"/>
      <text:p text:style-name="P380"><text:span text:style-name="T1150">«</text:span><text:span text:style-name="T1200">Полностью?» - возник</text:span><text:span text:style-name="T1221">ает</text:span><text:span text:style-name="T1200">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text:span><text:span text:style-name="T1221">укрепления </text:span><text:span text:style-name="T1200">наверняка не раз переходили из рук в руки. Точнее, из копыт в копыта. Почему ты так уверен в своей правоте? На кону — целый мир!»</text:span></text:p>
      <text:p text:style-name="P900"/>
      <text:p text:style-name="P381"><text:span text:style-name="T1200">Как бы в унисон моему внутреннему диалогу, перед нами открываются ворота в Эогипп. </text:span><text:span text:style-name="T1222">Мы вплываем в них в тишине.</text:span></text:p>
      <text:p text:style-name="P900"/>
      <text:p text:style-name="P381"><text:span text:style-name="T1200">- </text:span><text:span text:style-name="T1220">Н-н</text:span><text:span text:style-name="T1219">ам </text:span><text:span text:style-name="T1220">н-</text:span><text:span text:style-name="T1219">надо отвлечься, - </text:span><text:span text:style-name="T1221">с трудом </text:span><text:span text:style-name="T1220">сквозь дрожь </text:span><text:span text:style-name="T1221">произносит</text:span><text:span text:style-name="T1219"> принцесса. - </text:span><text:span text:style-name="T1220">Мы слишком </text:span><text:span text:style-name="T1221">ярко </text:span><text:span text:style-name="T1220">вспомнили родину. Хотели показать тебе лучш</text:span><text:span text:style-name="T1221">ие</text:span><text:span text:style-name="T1220"> из воспоминаний, но слишком увлеклись. Разволновались. Ничего. </text:span><text:span text:style-name="T1219">Призрачный свет Эогиппа, родины наших предков, успокаивает. </text:span><text:span text:style-name="T1220">Мы побудем тут пять минут у входа, и вернёмся.</text:span></text:p>
      <text:p text:style-name="P903"/>
      <text:p text:style-name="P390"><text:span text:style-name="T1223">Мы висим в сине-зелёной пустоте, мерцающей тусклыми огоньками звёзд. </text:span><text:span text:style-name="T1220">С</text:span><text:span text:style-name="T1222">квозь окаймлённый синим пламенем портал </text:span><text:span text:style-name="T1223">виден замок Сестёр далеко внизу. Решение вызревает </text:span><text:span text:style-name="T1224">в</text:span><text:span text:style-name="T1223">о мне </text:span><text:span text:style-name="T1224">медленно, но неотвратимо.</text:span></text:p>
      <text:p text:style-name="P904"/>
      <text:p text:style-name="P904">- Летим к вон тому голубому гиганту с тремя зелёными звёздами вокруг, - шепчу направление Луне.</text:p>
      <text:p text:style-name="P905"/>
      <text:p text:style-name="P391"><text:span text:style-name="T1224">Портал в Эквестрию схлопывается. Аликорница, не колеблясь ни секунды, скачет в пустоте к указанной цели. </text:span><text:span text:style-name="T1225">Я чувствую, как дрожат её бока подо мной.</text:span></text:p>
      <text:p text:style-name="P906">- Теперь вон к той двойной звезде алого цвета, - указываю я направление.</text:p>
      <text:p text:style-name="P392"><text:span text:style-name="T1225">Аликорница молча мчится к ориентиру. Её очертания </text:span><text:span text:style-name="T1227">становятся полупрозрачными, их окружает</text:span><text:span text:style-name="T1225"> сияющи</text:span><text:span text:style-name="T1227">й</text:span><text:span text:style-name="T1225"> ореол. </text:span><text:span text:style-name="T1227">Грива</text:span><text:span text:style-name="T1225"> и хвост </text:span><text:span text:style-name="T1227">тянутся бесконечным шлейфом, крылья </text:span><text:span text:style-name="T1225">гипертрофированно удлинняются, как у громадной стрекозы. Луна косится на меня, но я </text:span><text:span text:style-name="T1227">хлопаю её по шее, </text:span><text:span text:style-name="T1225">успокаива</text:span><text:span text:style-name="T1227">я</text:span><text:span text:style-name="T1225">.</text:span></text:p>
      <text:p text:style-name="P392"><text:span text:style-name="T1225">- Я уже видел такую трансформацию у Селестии, не беспокойся. </text:span><text:span text:style-name="T1227">Типа, в Эогиппе вы становитесь похожи на ваших предков-элементалей.</text:span></text:p>
      <text:p text:style-name="P1060"><text:span text:style-name="T114">Луна кивает в ответ. </text:span><text:span text:style-name="T1226">Мы подлетаем к звёздам-близнецам.</text:span></text:p>
      <text:p text:style-name="P907"><text:soft-page-break/>- Последний ориентир. Видишь тот тусклый фиолетовый гигант у яркого скопления звёзд в виде восьмёрки? Нам туда.</text:p>
      <text:p text:style-name="P907"/>
      <text:p text:style-name="P1061"><text:span text:style-name="T1226">Б</text:span><text:span text:style-name="T114">ока Луны ходят ходуном. Её сердце бьёт как молот <text:s/>в наковальню. </text:span></text:p>
      <text:p text:style-name="P394"><text:span text:style-name="T1228">- Одним глазком, договорились? На землю не садимся. От портала далеко не уходим. </text:span><text:span text:style-name="T1234">Полтысячи лет назад</text:span><text:span text:style-name="T1228"> мы с Сел еле ноги унесли от</text:span><text:span text:style-name="T1234">сюда</text:span><text:span text:style-name="T1228">.</text:span></text:p>
      <text:p text:style-name="P908"/>
      <text:p text:style-name="P909">Луна молча кивает. </text:p>
      <text:p text:style-name="P393"><text:span text:style-name="T1233">Мёртвый мир</text:span><text:span text:style-name="T1231"> </text:span><text:span text:style-name="T1229">встречает нас в открыв</text:span><text:span text:style-name="T1235">шемся</text:span><text:span text:style-name="T1229"> портале. </text:span><text:span text:style-name="T1233">Холодный сине-зелёный свет Эогиппа сменяется тёмной ночью.</text:span><text:span text:style-name="T1229"> </text:span><text:span text:style-name="T1231">В грудь ударяет молот космического холода. </text:span><text:span text:style-name="T1233">Злая с</text:span><text:span text:style-name="T1231">тужа заманивает нас в засаду, </text:span><text:span text:style-name="T1233">затягивает </text:span><text:span text:style-name="T1230">морозн</text:span><text:span text:style-name="T1233">ую</text:span><text:span text:style-name="T1231"> удавк</text:span><text:span text:style-name="T1233">у</text:span><text:span text:style-name="T1230">, </text:span><text:span text:style-name="T1231">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text:span><text:span text:style-name="T1232">при</text:span><text:span text:style-name="T1231"> таком морозе мы замерзнем за несколько секунд.</text:span></text:p>
      <text:p text:style-name="P393"><text:span text:style-name="T1233">Луна не слушает меня. Её крылья застыли в раскрытом положении, перья покрыты инеем, </text:span><text:span text:style-name="T1234">выпрямленная вперёд шея пронзает воздух обледенелым рогом</text:span><text:span text:style-name="T1233">. Мы проваливаемся в пике и стремимся к земле с нарастающей скоростью. Ледяной ветер вымораживает из тела последние крохи тепла. </text:span><text:span text:style-name="T1234">Вой </text:span><text:span text:style-name="T1235">ветра похож на торжествующий смех. </text:span><text:span text:style-name="T1259">Никогда бы не подумал, что то холода может быть ТАК больно!</text:span></text:p>
      <text:p text:style-name="P910"/>
      <text:p text:style-name="P910">Темнота милосердно опускает завесу над моим сознанием.</text:p>
      <text:p text:style-name="P879"/>
      <text:p text:style-name="P879">…</text:p>
      <text:p text:style-name="P879"/>
      <text:p text:style-name="P396"><text:span text:style-name="T1236">Монотонность бытия нарушается повторяющимся раздраж</text:span><text:span text:style-name="T1238">ителем</text:span><text:span text:style-name="T1236">.</text:span></text:p>
      <text:p text:style-name="P912"><text:s/></text:p>
      <text:p text:style-name="P913">Импульс… Импульс… Импульс…</text:p>
      <text:p text:style-name="P913"/>
      <text:p text:style-name="P395"><text:span text:style-name="T1237">«</text:span><text:span text:style-name="T1239">К</text:span><text:span text:style-name="T1238">апли воды» - </text:span><text:span text:style-name="T1239">отстранённо сообщает </text:span><text:span text:style-name="T1238">пробуждающееся сознание. </text:span><text:span text:style-name="T1239">Я открываю глаза.</text:span></text:p>
      <text:p text:style-name="P914"/>
      <text:p text:style-name="P396"><text:span text:style-name="T1239">Каменный свод надо мной теряется в темноте - тусклый свет едва освещает заросшие лишаём и белес</text:span><text:span text:style-name="T1241">ы</text:span><text:span text:style-name="T1239">м м</text:span><text:span text:style-name="T1241">х</text:span><text:span text:style-name="T1239">ом стены. </text:span><text:span text:style-name="T1241">Подо мной матрас </text:span><text:span text:style-name="T1246">на деревянном топчане</text:span><text:span text:style-name="T1241"> с торчащей из него во все стороны гнилой соломой. </text:span><text:span text:style-name="T1239">Откуда-то сверху капает влага — </text:span><text:span text:style-name="T1240">в плоском камне пола </text:span><text:span text:style-name="T1241">рядом со мной </text:span><text:span text:style-name="T1240">образовалось выдолбленное миллиардами капель углубление. </text:span><text:span text:style-name="T1302">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text:span><text:span text:style-name="T1240"> Рядом с этой природной чашей стоит </text:span><text:span text:style-name="T1241">жестяное </text:span><text:span text:style-name="T1240">блюдце с горящей свечой. </text:span><text:span text:style-name="T1241">Расплывшаяся по донышку л</text:span><text:span text:style-name="T1240">ужица воска </text:span><text:span text:style-name="T1241">свидетельствует о том, что свеча горит продолжительное время. </text:span><text:span text:style-name="T1302">В свете свечи изо рта вырывается пар — ужасный холод царит в каменном мешке.</text:span></text:p>
      <text:p text:style-name="P915">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16"><text:soft-page-break/></text:p>
      <text:p text:style-name="P416"><text:span text:style-name="T1242">Тихий шорох </text:span><text:span text:style-name="T1241">привлека</text:span><text:span text:style-name="T1242">е</text:span><text:span text:style-name="T1241">т внимание. </text:span><text:span text:style-name="T1242">Еле видная в тусклом свете свечи низкая фигура в чёрном балахоне возится у моих ног. Я привстаю с </text:span><text:span text:style-name="T1303">пола</text:span><text:span text:style-name="T1242">, но тотчас же </text:span><text:span text:style-name="T1302">откидываюсь </text:span><text:span text:style-name="T1242">обратно — от слабости кружится голова.</text:span></text:p>
      <text:p text:style-name="P911"><text:span text:style-name="T1718">В</text:span>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79"/>
      <text:p text:style-name="P879">- <text:span text:style-name="T1719">Д-дейдра? - из глубин памяти всплывает забытое имя.</text:span></text:p>
      <text:p text:style-name="P397"><text:span text:style-name="T1243">Но хотя незнакомка и похожа как две капли воды на мою давно затерявшуюся во тьме веков подружку-</text:span><text:span text:style-name="T1303">пиратку</text:span><text:span text:style-name="T1243">, она отрицательно </text:span><text:span text:style-name="T1245">качает</text:span><text:span text:style-name="T1243"> головой.</text:span></text:p>
      <text:p text:style-name="P917"/>
      <text:p text:style-name="P917">Выплюнув кусачки на матрас, она закрывает мне рот копытом.</text:p>
      <text:p text:style-name="P397"><text:span text:style-name="T1243">- </text:span><text:span text:style-name="T1246">Тихо</text:span><text:span text:style-name="T1243">, - шепчет она мне в ухо. - </text:span><text:span text:style-name="T1244">Тут за поворотом коридора </text:span><text:span text:style-name="T1245">сидит </text:span><text:span text:style-name="T1244">холодняк. Услышит нас — и всё пропало.</text:span></text:p>
      <text:p text:style-name="P398"><text:span text:style-name="T1246">НеДейдра</text:span><text:span text:style-name="T1244"> тычет в сторону едва видной в тусклом свете деревянной двери на массивных ржавых завесах.</text:span></text:p>
      <text:p text:style-name="P417"><text:span text:style-name="T1245">Я осматриваю узк</text:span><text:span text:style-name="T1303">ую</text:span><text:span text:style-name="T1245"> </text:span><text:span text:style-name="T1303">камеру</text:span><text:span text:style-name="T1245">, в которо</text:span><text:span text:style-name="T1303">й</text:span><text:span text:style-name="T1245"> нахожусь.</text:span></text:p>
      <text:p text:style-name="P918">- Кто ты? Как я тут очутился? Что происходит? - шепчу на ухо таинственной незнакомке.</text:p>
      <text:p text:style-name="P918"/>
      <text:p text:style-name="P918">Та снова качает головой.</text:p>
      <text:p text:style-name="P918">- Потом. Сейчас надо смываться. Идти сможешь?</text:p>
      <text:p text:style-name="P918">Я неуверенно встаю. Голова кружится, но меньше. На ногах уже без удивления замечаю кандалы с перекушенной цепью.</text:p>
      <text:p text:style-name="P1062"><text:span text:style-name="T114">- </text:span><text:span text:style-name="T1246">Смогу, если не быстро, - шепчу ей утвердительно.</text:span></text:p>
      <text:p text:style-name="P399"><text:span text:style-name="T1246">- </text:span><text:span text:style-name="T1249">Иди</text:span><text:span text:style-name="T1246"> за мной. Только сначала замотай цепи вокруг кандалов, чтобы не звенели. Нет времени их сейчас откусывать.</text:span></text:p>
      <text:p text:style-name="P919">Поняха ныряет под топчан и исчезает.</text:p>
      <text:p text:style-name="P399"><text:span text:style-name="T1246">Я следую совету НеДейдры, потом заглядываю под </text:span><text:span text:style-name="T1249">лежак</text:span><text:span text:style-name="T1246">. Два камня выдвинуты из стены, образовав проход, в который при должном усилии можно протиснуться. Уже засунув в проход голову, я </text:span><text:span text:style-name="T1247">передумываю, </text:span><text:span text:style-name="T1246">возвращаюсь </text:span><text:span text:style-name="T1247">обратно и</text:span><text:span text:style-name="T1246"> забираю с собой кусачки и свечу на блюдце. </text:span><text:span text:style-name="T1248">Уже п</text:span><text:span text:style-name="T1246">ротиснувшись в узкий лаз, стараюсь </text:span><text:span text:style-name="T1247">поплотнее </text:span><text:span text:style-name="T1246">задвинуть за собой камни.</text:span></text:p>
      <text:p text:style-name="P919">Почему-то мне кажется это правильным.</text:p>
      <text:p text:style-name="P919"/>
      <text:p text:style-name="P919">…</text:p>
      <text:p text:style-name="P919"/>
      <text:p text:style-name="P1063"><text:soft-page-break/><text:span text:style-name="T1250">Свет свечи выхватывает две пары глаз. За уже знакомой НеДейдрой виднеется пожилой пони в очках с седой бородкой. Пыльная </text:span><text:span text:style-name="T1257">чёрная </text:span><text:span text:style-name="T1250">мантия и квадратная академическая шапочка смотрятся крайне неуместно в </text:span><text:span text:style-name="T114"><text:s/>узком лазу.</text:span></text:p>
      <text:p text:style-name="P400"><text:span text:style-name="T1253">- </text:span><text:span text:style-name="T1251">Карвед Лайн, </text:span><text:span text:style-name="T1276">королевский библиотекарь </text:span><text:span text:style-name="T1251">к вашим услугам, - </text:span><text:span text:style-name="T1256">шёпотом </text:span><text:span text:style-name="T1251">представляется мне пожилой пони. - </text:span><text:span text:style-name="T1252">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text:span><text:span text:style-name="T1260">по ту сторону стен</text:span><text:span text:style-name="T1275">ы</text:span><text:span text:style-name="T1260"> </text:span><text:span text:style-name="T1252">встречаются </text:span><text:span text:style-name="T1254">холодняки.</text:span></text:p>
      <text:p text:style-name="P920">- Встречаются кто?</text:p>
      <text:p text:style-name="P400"><text:span text:style-name="T1254">- Холодняки. </text:span><text:span text:style-name="T1255">Пони, обращённые виндиго.</text:span></text:p>
      <text:p text:style-name="P921"/>
      <text:p text:style-name="P922">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22">-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1"><text:span text:style-name="T1257">- </text:span><text:span text:style-name="T1258">Я спал целую неделю?!!</text:span></text:p>
      <text:p text:style-name="P413"><text:span text:style-name="T1258">- Тише! - Карвед Лайн бросает на меня осуждающий взляд. - </text:span><text:span text:style-name="T1259">Вы проспали </text:span><text:span text:style-name="T1261">девять</text:span><text:span text:style-name="T1259"> дней. </text:span><text:span text:style-name="T1298">Последний раз, когда вас видели на публике, вы за</text:span><text:span text:style-name="T1300">ходили</text:span><text:span text:style-name="T1298"> в </text:span><text:span text:style-name="T1299">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text:span><text:span text:style-name="T1300">Каждый из них по магической силе равен магу первой категории Понхэнджа. Они умеют летать, они превращают пони в холодняков, они принесли </text:span><text:span text:style-name="T1301">холод в</text:span><text:span text:style-name="T1300"> Эквестрию. Сейчас, как вы заметили, холодно как </text:span><text:span text:style-name="T1301">зимой</text:span><text:span text:style-name="T1300">, хотя </text:span><text:span text:style-name="T1301">только начало осени. Виндиго понижают температуру везде, где находятся.</text:span></text:p>
      <text:p text:style-name="P930"/>
      <text:p text:style-name="P930">- <text:span text:style-name="T1729">Постой, т</text:span>ы говоришь, от моего исчезновения и до возвращения с Орунгуна прошло трое суток? Почему же меня <text:span text:style-name="T1730">сразу </text:span>не начали разыскивать? Не могу поверить, что Сел настолько плевать на меня!</text:p>
      <text:p text:style-name="P930"/>
      <text:p text:style-name="P412"><text:span text:style-name="T1299">- </text:span><text:span text:style-name="T1302">Ваша дражайшая супруга</text:span><text:span text:style-name="T1299"> объявил</text:span><text:span text:style-name="T1302">а</text:span><text:span text:style-name="T1299">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span></text:p>
      <text:p text:style-name="P414"><text:span text:style-name="T1261">Её </text:span><text:span text:style-name="T1299">Дневное </text:span><text:span text:style-name="T1261">Высочество уже совсем отчаялись найти вас живыми, ведь в </text:span><text:span text:style-name="T1262">гипно</text:span><text:span text:style-name="T1263">мортальном</text:span><text:span text:style-name="T1261"> сне жизненные процессы хотя и замедляются, но не прекращаются совсем. Вы бы умерли от жажды, </text:span><text:span text:style-name="T1262">проспи ещё два-три дня. </text:span><text:span text:style-name="T1263">К счастью, принципал Тандерстрайк </text:span><text:span text:style-name="T1264">вспомнил, что первые трое суток с вашего исчезновения и до появления Найтмэр Мун их центурии было приказано усиленно охранять башню Луны. </text:span><text:span text:style-name="T1265">Башня пустовала вплоть до появления узурпаторши с виндиго — тем не менее, стража оцепила башню и несла круглосуточное дежурство. </text:span><text:span text:style-name="T1266">Этот факт вызвал подозрение у Тандерстрайка, и, к счастью, он не замедлил поделиться им с лидером Сопротивления. </text:span><text:span text:style-name="T1302">Именно в подвале этой башни вы и были обнаружены нами — диверсантом Её </text:span><text:span text:style-name="T1326">Дневного </text:span><text:span text:style-name="T1302">Высочества, П</text:span><text:span text:style-name="T1326">о</text:span><text:span text:style-name="T1302">нкаминой Пай и вашим покорным слугой.</text:span></text:p>
      <text:p text:style-name="P415"><text:soft-page-break/><text:span text:style-name="T1266">- </text:span><text:span text:style-name="T1302">Про какого </text:span><text:span text:style-name="T1266">Лидер</text:span><text:span text:style-name="T1302">а</text:span><text:span text:style-name="T1266"> Сопротивления </text:span><text:span text:style-name="T1302">ты говорил</text:span><text:span text:style-name="T1266">? - </text:span><text:span text:style-name="T1302">холод постепенно сковывает движения, вызывая сильнейшую дрожь. Я пытаюсь отвлечься от </text:span><text:span text:style-name="T1304">неё</text:span><text:span text:style-name="T1302"> разговором.</text:span></text:p>
      <text:p text:style-name="P404"><text:span text:style-name="T1266">- </text:span><text:span text:style-name="T1271">После вторжения </text:span><text:span text:style-name="T1279">п</text:span><text:span text:style-name="T1266">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text:span><text:span text:style-name="T1278">Мы называем её</text:span><text:span text:style-name="T1266"> </text:span><text:span text:style-name="T1276">войн</text:span><text:span text:style-name="T1278">ой</text:span><text:span text:style-name="T1276"> Сестёр, </text:span><text:span text:style-name="T1278">хотя принцесса Селестия публично заявила, что сражается не против сестры, а </text:span><text:span text:style-name="T1279">против </text:span><text:span text:style-name="T1278">подчинившего её разум </text:span><text:span text:style-name="T1279">ментального паразита</text:span><text:span text:style-name="T1278"> — виндиго. </text:span><text:span text:style-name="T1279">К сожалению, партия </text:span><text:span text:style-name="T1280">Н</text:span><text:span text:style-name="T1279">очи не поверила Дневной главе Диархии и примкнула к Найтмэр Мун практически в полном составе.</text:span></text:p>
      <text:p text:style-name="P924"/>
      <text:p text:style-name="P404"><text:span text:style-name="T1266">Б</text:span><text:span text:style-name="T1276">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span></text:p>
      <text:p text:style-name="P926"/>
      <text:p text:style-name="P405"><text:span text:style-name="T1266">- Полицейская центурия</text:span><text:span text:style-name="T1264"> была обращена в холодняк</text:span><text:span text:style-name="T1304">ов</text:span><text:span text:style-name="T1264"> первыми. </text:span><text:span text:style-name="T1265">Т</text:span><text:span text:style-name="T1264">андерстрайку чудом удалось спастись, </text:span><text:span text:style-name="T1281">хотя злые языки говорят, он </text:span><text:span text:style-name="T1282">вместо дежурства </text:span><text:span text:style-name="T1281">сидел в баре</text:span><text:span text:style-name="T1264">. </text:span><text:span text:style-name="T1276">Затем была обращена </text:span><text:span text:style-name="T1277">караульная </text:span><text:span text:style-name="T1276">смена стражи дневной половины замка. </text:span><text:span text:style-name="T1281">Обращение пони в </text:span><text:span text:style-name="T1304">ледяных </text:span><text:span text:style-name="T1281">зомби при прямом прикосновении виндиго занимает около двух секунд. Видя привычных товарищей по оружию, никто не ожидал подвоха и не поднял тревоги. </text:span><text:span text:style-name="T1276">Тайность вторжения была нарушена у самых покоев Селестии, когда </text:span><text:span text:style-name="T1281">активировался механомагический доспех принцессы, до тех пор пол</text:span><text:span text:style-name="T1282">овину </text:span><text:span text:style-name="T1281">тысяч</text:span><text:span text:style-name="T1282">елетия про</text:span><text:span text:style-name="T1281">стоявший на постаменте в качестве статуи.</text:span></text:p>
      <text:p text:style-name="P405"><text:span text:style-name="T1281">- </text:span><text:span text:style-name="T1292">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двенадцать виндиго. Даже если бы они трудились над обращением </text:span><text:span text:style-name="T1305">пони </text:span><text:span text:style-name="T1292">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span></text:p>
      <text:p text:style-name="P405"><text:span text:style-name="T1266">- </text:span><text:span text:style-name="T1292">Постой, каких успехов? Что удалось Луне пока я спал? - </text:span><text:span text:style-name="T1295">я до сих пор не могу назвать принцессу Ночи узрпаторшой </text:span><text:span text:style-name="T1296">виндиго</text:span><text:span text:style-name="T1295">. </text:span><text:span text:style-name="T1296">Застенчиво краснеющая в постели аликорница </text:span><text:span text:style-name="T1295">не вяжется с образом </text:span><text:span text:style-name="T1296">высохшего зомби с горящими глазами, </text:span><text:span text:style-name="T1305">каким я помню Хай Глори</text:span><text:span text:style-name="T1296">.</text:span></text:p>
      <text:p text:style-name="P405"><text:span text:style-name="T1292">- За неделю армия узурпаторши завоевала более трёх четвертей Эквестрии. </text:span><text:span text:style-name="T1295">Большинство областей сдалось без боя. </text:span><text:span text:style-name="T1294">Найтмэр Мун</text:span><text:span text:style-name="T1293"> просто гипнотизирует пони, они очаровываются ею как кролик удавом</text:span><text:span text:style-name="T1292">. </text:span><text:span text:style-name="T1297">Достаточно ей выступить на городской площади, и город — её. Самых непокорных лидеров она обращает в холодняков. </text:span><text:span text:style-name="T1293">За силами Сопротивления остаются только горные районы на севере…</text:span></text:p>
      <text:p text:style-name="P925"/>
      <text:p text:style-name="P403"><text:span text:style-name="T1266">К</text:span><text:span text:style-name="T1274">арвед Лайн об</text:span><text:span text:style-name="T1273">орачивается</text:span><text:span text:style-name="T1274"> ко мне и </text:span><text:span text:style-name="T1273">прикладывает</text:span><text:span text:style-name="T1274"> копыто к губам. Потом </text:span><text:span text:style-name="T1273">указывает</text:span><text:span text:style-name="T1274"> вперёд, где в стене на границе света </text:span><text:span text:style-name="T1273">угадывается</text:span><text:span text:style-name="T1274"> крохотное </text:span><text:span text:style-name="T1287">вентиляционное </text:span><text:span text:style-name="T1274">окошко,</text:span><text:span text:style-name="T1335"> скорее даже глазок</text:span><text:span text:style-name="T1274"> </text:span><text:span text:style-name="T1287">размером с полкирпича. </text:span><text:span text:style-name="T1274">Следующим жестом он </text:span><text:span text:style-name="T1273">указывает</text:span><text:span text:style-name="T1274"> на свечу.</text:span></text:p>
      <text:p text:style-name="P403"><text:span text:style-name="T1274">Я </text:span><text:span text:style-name="T1273">понимаю</text:span><text:span text:style-name="T1274"> без слов </text:span><text:span text:style-name="T1272">и </text:span><text:span text:style-name="T1273">задуваю</text:span><text:span text:style-name="T1272"> дрожащее пламя. </text:span><text:span text:style-name="T1273">Т</text:span><text:span text:style-name="T1272">ьм</text:span><text:span text:style-name="T1273">а вокруг нас нарушается чуть серой областью </text:span><text:span text:style-name="T1287">области</text:span><text:span text:style-name="T1272"> </text:span><text:span text:style-name="T1287">окна</text:span><text:span text:style-name="T1272">. </text:span><text:span text:style-name="T1273">Карвед Лайн проходит </text:span><text:span text:style-name="T1282">вперёд</text:span><text:span text:style-name="T1273">, наклоняясь под проёмом. Так же проходит и Понкамина. Я медленно иду за ними, касаясь стены рукой. У самого </text:span><text:span text:style-name="T1335">глазка</text:span><text:span text:style-name="T1273"> не выдерживаю и осторожно выглядываю наружу, </text:span><text:span text:style-name="T1275">в тюремный коридор</text:span><text:span text:style-name="T1273">.</text:span></text:p>
      <text:p text:style-name="P927"/>
      <text:p text:style-name="P409"><text:soft-page-break/><text:span text:style-name="T1265">В </text:span><text:span text:style-name="T1288">неподвижно сидящей у стены тёмной массе невозможно было бы определить живое существо, если бы не зелёные </text:span><text:span text:style-name="T1289">огоньки </text:span><text:span text:style-name="T1288">глаз.</text:span></text:p>
      <text:p text:style-name="P1064"><text:span text:style-name="T1287">С</text:span><text:span text:style-name="T114">ущество сидит неподвижно, уставившись в противоположную стену мертвенным взглядом узких зрачков. </text:span><text:span text:style-name="T1288">Приступ дежавю сковывает меня липкой хваткой — я вспоминаю злые </text:span><text:span text:style-name="T1287">огоньки </text:span><text:span text:style-name="T1288">глаз </text:span><text:span text:style-name="T1287">за забралом Хай Глори.</text:span></text:p>
      <text:p text:style-name="P410"><text:span text:style-name="T1287">О</text:span><text:span text:style-name="T1289">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text:span><text:span text:style-name="T1290">в неподвижности. Крохотное вентиляционное окошко расположено у самого потолка, в темноте, и, если не шевелиться, быть может, пронесёт.</text:span></text:p>
      <text:p text:style-name="P928"/>
      <text:p text:style-name="P411"><text:span text:style-name="T1265">Х</text:span><text:span text:style-name="T1290">олодняк долго изучает темноту в моей стороне, механически двигая головой. Кажется, от его взгляда стынет в жилах — мне даже дышать не хочется. Но </text:span><text:span text:style-name="T1291">сегодня твой день, Хуман — существо </text:span><text:span text:style-name="T1335">в конце-концов </text:span><text:span text:style-name="T1291">отворачивает голову и с</text:span><text:span text:style-name="T1292">н</text:span><text:span text:style-name="T1291">ова замирает, уставившись в противоположную стену.</text:span></text:p>
      <text:p text:style-name="P929"><text:s/></text:p>
      <text:p text:style-name="P1065"><text:span text:style-name="T1264">Я </text:span><text:span text:style-name="T114">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span></text:p>
      <text:p text:style-name="P919"/>
      <text:p text:style-name="P418"><text:span text:style-name="T1309">Впереди слышится журчание. </text:span><text:span text:style-name="T1307">Вентиляционный лаз выводит нас в канализационный тоннель. Тёмные </text:span><text:span text:style-name="T1308">непрозрачные </text:span><text:span text:style-name="T1307">воды журчат в </text:span><text:span text:style-name="T1308">узком</text:span><text:span text:style-name="T1307"> каменном желобе с аро</text:span><text:span text:style-name="T1308">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span></text:p>
      <text:p text:style-name="P931"/>
      <text:p text:style-name="P419"><text:span text:style-name="T1306">- До постройки замка здесь, если верить картам, </text:span><text:span text:style-name="T1308">через лес </text:span><text:span text:style-name="T1306">протекал ручей, - прерывает молчание Карвед Лайн. - </text:span><text:span text:style-name="T1308">При постройке его заточили в коллектор и т</text:span><text:span text:style-name="T1306">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text:span><text:span text:style-name="T1308">не </text:span><text:span text:style-name="T1306">производят. Так что вода чистая. Но, предупреждаю, </text:span><text:span text:style-name="T1310">очень </text:span><text:span text:style-name="T1306">холодная.</text:span></text:p>
      <text:p text:style-name="P1084"/>
      <text:p text:style-name="P1067"><text:span text:style-name="T1306">Т</text:span><text:span text:style-name="T114">оннель упирается в кирпичную стену. Водяной поток уходит куда-то под неё. Белая пена пузырится над шипящей водой, уносящейся под камень.</text:span></text:p>
      <text:p text:style-name="P1085"/>
      <text:p text:style-name="P419"><text:span text:style-name="T1308">- Стена около </text:span><text:span text:style-name="T1313">пятнадцати</text:span><text:span text:style-name="T1308"> футов толщиной. Нам надо поднырнуть под неё и мы вынырнем в замковом рве у задней стены. Она давно никем не охраняется, </text:span><text:span text:style-name="T1310">тут никто не живёт, а </text:span><text:span text:style-name="T1308">боевые действия сейчас ведутся у подножия </text:span><text:span text:style-name="T1310">Кристальных гор. </text:span><text:span text:style-name="T1313">Самое главное — не застрять в прутьях решётки, которая перекрывает сток у самого выхода. Понкамина </text:span><text:span text:style-name="T1332">перекусила некоторые из них, так что там есть</text:span><text:span text:style-name="T1313"> </text:span><text:span text:style-name="T1332">проход,</text:span><text:span text:style-name="T1313"> достаточный, чтобы пролезть. </text:span><text:span text:style-name="T1332">Н</text:span><text:span text:style-name="T1313">о вода непрозрачная — протискиваться придётся наугад.</text:span></text:p>
      <text:p text:style-name="P1086"/>
      <text:p text:style-name="P419"><text:span text:style-name="T1310">- Проплыть в ледяной воде </text:span><text:span text:style-name="T1313">пятнадцать</text:span><text:span text:style-name="T1310"> футов, имея над головой камень вместо воздуха? - переспрашиваю я. - </text:span><text:span text:style-name="T1314">Да ещё и с решёткой в конце? </text:span><text:span text:style-name="T1310">Я не уверен, что смогу. Я всё ещё паршиво себя чувствую.</text:span></text:p>
      <text:p text:style-name="P1086"><text:soft-page-break/>- Сможешь, <text:span text:style-name="T1732">Хуман</text:span>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086"/>
      <text:p text:style-name="P1087">Я вспоминаю неподвижную фигуру у стены и передёргиваю плечами.</text:p>
      <text:p text:style-name="P1087"/>
      <text:p text:style-name="P1087">- Нет-нет, я готов.</text:p>
      <text:p text:style-name="P1086"/>
      <text:p text:style-name="P1104"><text:span text:style-name="T114">Я в нерешительности замираю над водой. </text:span><text:span text:style-name="T1314">Всё моё существо протестует против этого.</text:span><text:span text:style-name="T114"> </text:span><text:span text:style-name="T1306">К</text:span><text:span text:style-name="T1311">арвед Лайн </text:span><text:span text:style-name="T1315">недоверчиво</text:span><text:span text:style-name="T1311"> </text:span><text:span text:style-name="T114">хмыкает и </text:span><text:span text:style-name="T1311">скрывается под водой первым. Понкамина заносит ногу над потоком, но потом оборачивается, </text:span><text:span text:style-name="T1312">встаёт на задние ноги </text:span><text:span text:style-name="T1311">и внезапно обнимает меня.</text:span></text:p>
      <text:p text:style-name="P1088">- Всегда хотела узнать, каково это — обнимашкаться с Хуманом, - <text:span text:style-name="T1732">быстро </text:span>шепчет розовогривая поняха мне на ухо. - У нас в семье есть предание о Дейдре Пай Твердолоб, прародительнице рода. <text:span text:style-name="T1731">Е</text:span>сли это правда и она когда-то <text:span text:style-name="T1731">действительно </text:span>помогла тебе, я буду счастлива продолжить семейную традицию. Не бойся, я не дам тебе пропасть. Ныряем вместе!</text:p>
      <text:p text:style-name="P1088"/>
      <text:p text:style-name="P1092"><text:span text:style-name="T1311">Поняха горячая, как печка, её тепло согревает и успокаивает меня. Я благодарно киваю и </text:span><text:span text:style-name="T1312">мы </text:span><text:span text:style-name="T1316">так и</text:span><text:span text:style-name="T1312"> </text:span><text:span text:style-name="T1311">шага</text:span><text:span text:style-name="T1312">ем</text:span><text:span text:style-name="T1311"> </text:span><text:span text:style-name="T1316">обнявшись </text:span><text:span text:style-name="T1311">в </text:span><text:span text:style-name="T1316">тёмный </text:span><text:span text:style-name="T1311">поток.</text:span></text:p>
      <text:p text:style-name="P1099"><text:span text:style-name="T1311">О</text:span><text:span text:style-name="T1335">динокая свеча на полу тоннеля остаётся позади, освещая опустевшие своды коллектора.</text:span></text:p>
      <text:p text:style-name="P1109"><text:span text:style-name="T114"/></text:p>
      <text:p text:style-name="P1092"><text:span text:style-name="T1311">Ледяные воды охватывают нас и уносят под каменный навес. Мне кажется, нас несёт подводным течением целую вечность, в темноте я утра</text:span><text:span text:style-name="T1312">чиваю</text:span><text:span text:style-name="T1311"> счёт секундам. </text:span><text:span text:style-name="T1312">Я</text:span><text:span text:style-name="T1311"> ощущаю только холодные воды </text:span><text:span text:style-name="T1312">подземного </text:span><text:span text:style-name="T1311">потока и горячее тело Понкамины. </text:span><text:span text:style-name="T1313">Нас кидает в каменном жёлобе от стенки к стенке, пару раз я чувствую странные скользкие прикосновения к ноге. </text:span><text:span text:style-name="T1316">У меня уже начинают гореть лёгкие, когда течение прижимает нас к железным прутьям.</text:span></text:p>
      <text:p text:style-name="P1090">Поняха просачивается сквозь решётку где-то в стороне. Шарю вслепую скрючёнными от холода пальцами.</text:p>
      <text:p text:style-name="P1090">Где-то <text:span text:style-name="T1733">же </text:span>здесь, нет?</text:p>
      <text:p text:style-name="P1094"><text:span text:style-name="T1318">Везде </text:span><text:span text:style-name="T1317">железные прутья, протиснуться сквозь них невозможно. </text:span><text:span text:style-name="T1320">Наза</text:span><text:span text:style-name="T1321">д дороги нет — на тех крохах кислорода, что ещё питают мои мышцы, мне не проплыть против течения пятнадцать футов. </text:span><text:span text:style-name="T1322">Открыв глаза, я ищу проход в темноте. </text:span><text:span text:style-name="T1321">Тщётно. </text:span><text:span text:style-name="T1322">Размытые, покрытые скользкой тиной прутья повсюду. <text:s/>Потерпев неудачу, я</text:span><text:span text:style-name="T1321"> изо всех сил пытаюсь </text:span><text:span text:style-name="T1322">их </text:span><text:span text:style-name="T1321">раздвинуть, чтобы протиснуться </text:span><text:span text:style-name="T1322">на ту сторону</text:span><text:span text:style-name="T1321">.</text:span></text:p>
      <text:p text:style-name="P1093"><text:span text:style-name="T1321">Я только расходую остатки воздуха на бесполезное усилие. </text:span><text:span text:style-name="T1317">Лёгкие </text:span><text:span text:style-name="T1319">истошно</text:span><text:span text:style-name="T1317"> требуют воздуха, </text:span><text:span text:style-name="T1319">сознание потихоньку начинает покидать объятый пани</text:span><text:span text:style-name="T1322">ческим страхом</text:span><text:span text:style-name="T1319"> разум. </text:span><text:span text:style-name="T1323">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span></text:p>
      <text:p text:style-name="P1093"><text:span text:style-name="T1323"/></text:p>
      <text:p text:style-name="P1095"><text:span text:style-name="T1323">Копыто закрывает мне рот, мешая вдохнуть поду на полную грудь. Темнеющим сознанием я чувствую, как меня куда-то тянут и через что-то пропихивают. </text:span><text:span text:style-name="T1325">Острое железо царапает мне бок, но я этого не замечаю - ч</text:span><text:span text:style-name="T1324">ерез мгновение моя голова оказывается над водой. </text:span><text:span text:style-name="T1325">К</text:span><text:span text:style-name="T1324">опыто освобождает мой рот.</text:span></text:p>
      <text:p text:style-name="P1095"><text:soft-page-break/><text:span text:style-name="T1324"/></text:p>
      <text:p text:style-name="P1105"><text:span text:style-name="T1324">Я </text:span><text:span text:style-name="T114">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span></text:p>
      <text:p text:style-name="P1089"/>
      <text:p text:style-name="P1089">- <text:span text:style-name="T1734">Подумать только, ты смог заблудиться буквально в метре от прохода! - слышу осуждающий голос Понкамины. - </text:span><text:span text:style-name="T1735">Я бы тебе не простила, если бы ты утонул!</text:span></text:p>
      <text:p text:style-name="P419"><text:span text:style-name="T1307">- </text:span><text:span text:style-name="T1326">Я сам бы себе не простил в этом случае, - с трудом каркаю я. - Второй раз за сутки умирать — как-то многовато, как на мой вкус.</text:span></text:p>
      <text:p text:style-name="P419"><text:span text:style-name="T1326"/></text:p>
      <text:p text:style-name="P1096"><text:span text:style-name="T1326">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text:span><text:span text:style-name="T1327">подставляет мне шею. Я благодарно обнимаю её заиндевевшими руками, и в таком виде мы выползаем на </text:span><text:span text:style-name="T1336">землю</text:span><text:span text:style-name="T1327">.</text:span></text:p>
      <text:p text:style-name="P1096"><text:span text:style-name="T1326"/></text:p>
      <text:p text:style-name="P1096"><text:span text:style-name="T1326">- Я уж думал, вы передумали! - восклицает Карвед Лайн, </text:span><text:span text:style-name="T1329">притопывая от нетерпения на берегу.</text:span><text:span text:style-name="T1326"> - </text:span><text:span text:style-name="T1329">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span></text:p>
      <text:p text:style-name="P1096"><text:span text:style-name="T1328"/></text:p>
      <text:p text:style-name="P1106"><text:span text:style-name="T1327">М</text:span><text:span text:style-name="T114">елкая снежная крупа падает на берег замкового рва, на тёмную воду, на серую стену замка Сестёр за ней. Карвед </text:span><text:span text:style-name="T1336">Л</text:span><text:span text:style-name="T114">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text:span><text:span text:style-name="T1336">в последних лучах вечернего солнца</text:span><text:span text:style-name="T114">.</text:span></text:p>
      <text:p text:style-name="P1106"><text:span text:style-name="T114">От холода я уже не могу разговаривать — только издаю дробный цокот зубами </text:span><text:span text:style-name="T1331">и еле передвигаю ногами</text:span><text:span text:style-name="T114">, когда мы выходим на окружённую густым ельником поляну.</text:span></text:p>
      <text:p text:style-name="P1106"><text:span text:style-name="T114"/></text:p>
      <text:p text:style-name="P1106"><text:span text:style-name="T114">- Пришли, - облегчённо вздыхает Карвед Лайн. - Ещё пять минут, и Понка о вас позаботится. Нам нельзя тут задерживаться.</text:span></text:p>
      <text:p text:style-name="P1106"><text:span text:style-name="T114"/></text:p>
      <text:p text:style-name="P1100"><text:span text:style-name="T1329">Я </text:span><text:span text:style-name="T1334">понимаю, о чём он говорит</text:span><text:span text:style-name="T1329">. </text:span><text:span text:style-name="T1330">Над опушкой, привязанный гайдропами к </text:span><text:span text:style-name="T1333">пням</text:span><text:span text:style-name="T1330">, </text:span><text:span text:style-name="T1333">колышется</text:span><text:span text:style-name="T1330"> небольшой дирижабль. </text:span><text:span text:style-name="T1336">Тусклый свет полной луны серебрит лоснящиеся бока воздушного корабля, придавая ему сходство с небесным кашалотом.</text:span><text:span text:style-name="T1330"> </text:span><text:span text:style-name="T1333">Противоположные концы баллона почти касаются вершин самых высоких сосен. Гондола, в которой я угадываю </text:span><text:span text:style-name="T1334">маленькую</text:span><text:span text:style-name="T1333"> шлюпку, покачивается в </text:span><text:span text:style-name="T1334">тридцати футах над головой. «</text:span><text:span text:style-name="T1336">Хитрожопка» - читаю я на боку посудины. </text:span><text:span text:style-name="T1334">Верёвочная лестница тонкой пуповиной связывает воздушный корабль с землёй.</text:span></text:p>
      <text:p text:style-name="P1097"><text:span text:style-name="T1334"/></text:p>
      <text:p text:style-name="P1098"><text:span text:style-name="T1334">Понкамина успела отвязать свой гайдроп и помог</text:span><text:span text:style-name="T1335">ает</text:span><text:span text:style-name="T1334"> мне - её зубы действ</text:span><text:span text:style-name="T1335">уют</text:span><text:span text:style-name="T1334"> намного успешнее моих скрюченных от холода пальцев. Карвед Лайн отвязал один из двух передних и </text:span><text:span text:style-name="T1335">берётся</text:span><text:span text:style-name="T1334"> за второй, когда появл</text:span><text:span text:style-name="T1335">яются</text:span><text:span text:style-name="T1334"> они. </text:span></text:p>
      <text:p text:style-name="P1107"><text:soft-page-break/><text:span text:style-name="T114">Холодняки двиг</text:span><text:span text:style-name="T1335">аются</text:span><text:span text:style-name="T114"> совершенно бесшумно. </text:span><text:span text:style-name="T1335">Лиш</text:span><text:span text:style-name="T1336">ь</text:span><text:span text:style-name="T1335"> зелёные огоньки глаз да тёмные тени </text:span><text:span text:style-name="T1336">между соснами отмечают их передвижения.</text:span></text:p>
      <text:p text:style-name="P1107"><text:span text:style-name="T1336"/></text:p>
      <text:p text:style-name="P1108"><text:span text:style-name="T1336">- Быстро! - Понкамина подталкивает меня головой к лестнице.</text:span></text:p>
      <text:p text:style-name="P1108"><text:span text:style-name="T133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span></text:p>
      <text:p text:style-name="P1110"><text:span text:style-name="T114">Злость овладевает мной.</text:span></text:p>
      <text:p text:style-name="P1110"><text:span text:style-name="T114"/></text:p>
      <text:p text:style-name="P1101"><text:span text:style-name="T1337">-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span></text:p>
      <text:p text:style-name="P1101"><text:span text:style-name="T1337"/></text:p>
      <text:p text:style-name="P1110"><text:span text:style-name="T114">Моё намерение срывается на корню — я вижу Понку, </text:span><text:span text:style-name="T1338">резво </text:span><text:span text:style-name="T114">карабкающуюся по лестнице вслед за мной.</text:span></text:p>
      <text:p text:style-name="P1111"><text:span text:style-name="T114">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span></text:p>
      <text:p text:style-name="P1111"><text:span text:style-name="T114"/></text:p>
      <text:p text:style-name="P1111"><text:span text:style-name="T114">- А библиотекарь?! - выкашливаю из себя последним усилием.</text:span></text:p>
      <text:p text:style-name="P1102"><text:span text:style-name="T1338">- Он не с нами. Отвлекает холодняков, чтобы мы ушли. Не беспокойся, он сумеет о себе позаботиться, - скороговоркой бросает Понка, выбрасывая мешочки с песком за борт.</text:span></text:p>
      <text:p text:style-name="P1111"><text:span text:style-name="T114"/></text:p>
      <text:p text:style-name="P1102"><text:span text:style-name="T1338">Сосны за бортом </text:span><text:span text:style-name="T1339">идут</text:span><text:span text:style-name="T1338"> вниз — мы медленно набираем высоту.</text:span></text:p>
      <text:p text:style-name="P1097"><text:span text:style-name="T1334">- </text:span><text:span text:style-name="T1339">Нам повезло, что с ними не было их хозяев. Виндиго умеют летать, - бормочет розовая пони, смотря вниз.</text:span></text:p>
      <text:p text:style-name="P1097"><text:span text:style-name="T1339"/></text:p>
      <text:p text:style-name="P1112"><text:span text:style-name="T114">Я тоже выглядываю за борт, но вижу только размытую тень, удаляющуюся в лес и цепочку зелёных огоньков, следующую за ней. </text:span><text:span text:style-name="T1341">По-моему, зелёные точки медленно, но верно отстают от тени. </text:span><text:span text:style-name="T114">У меня кружится голова и я без сил опускаюсь на дно шлюпки.</text:span></text:p>
      <text:p text:style-name="P1112"><text:span text:style-name="T114"/></text:p>
      <text:p text:style-name="P1112"><text:span text:style-name="T114">- Да ты весь горишь, - Понка озабоченно касается носом моего лба. - Залазь в каюту, я сварю тебе чаю.</text:span></text:p>
      <text:p text:style-name="P1112"><text:span text:style-name="T114"/></text:p>
      <text:p text:style-name="P1112"><text:span text:style-name="T114">В корме лодки действительно есть крохотная каюта, где я могу разместиться в сидячем положении.</text:span></text:p>
      <text:p text:style-name="P1103"><text:span text:style-name="T1339">Сидя на лавочке и укутавшись в плед, я сышу, как Понка возится на носу. Возникает негромкое гудение двигателя — и я вижу через крохотный иллюминатор, как сосны внизу начинают двигаться.</text:span></text:p>
      <text:p text:style-name="P1103"><text:span text:style-name="T1339">Мы летим на север.</text:span></text:p>
      <text:p text:style-name="P1106"><text:span text:style-name="T114"/></text:p>
      <text:p text:style-name="P1106"><text:span text:style-name="T114">…</text:span></text:p>
      <text:p text:style-name="P1106"><text:span text:style-name="T114"/></text:p>
      <text:p text:style-name="P1097"><text:soft-page-break/><text:span text:style-name="T1329">- </text:span><text:span text:style-name="T1340">Мы не знали где тебя прячет Найтмэр, пока Тандерстрайк не вспомнил о странном приказе Луны охранять её пустующую башню. Когда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Карвед Лайн нашёл в архиве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заложенных в проект замка Луной.</text:span></text:p>
      <text:p text:style-name="P1106"><text:span text:style-name="T114"/></text:p>
      <text:p text:style-name="P1096"><text:span text:style-name="T1327"/></text:p>
      <text:p text:style-name="P402"><text:span text:style-name="T1267">&lt;Селестия при встрече подходит к Хуману и одно только слово с яростью: ЗАЧЕМ? Хуман думает, она о сексе </text:span><text:span text:style-name="T1270">с Луной </text:span><text:span text:style-name="T1268">(я сейчас всё обьясню)</text:span><text:span text:style-name="T1267">, а она о том, зачем он показал </text:span><text:span text:style-name="T1269">Луне</text:span><text:span text:style-name="T1267"> дорогу</text:span><text:span text:style-name="T1269">?</text:span><text:span text:style-name="T1267">)&gt;</text:span></text:p>
      <text:p text:style-name="P879"/>
      <text:p text:style-name="P1056"><text:span text:style-name="T1138">&lt;</text:span><text:span text:style-name="T1368">Война — </text:span><text:span text:style-name="T1370">2</text:span><text:span text:style-name="T1368">00 лет.</text:span><text:span text:style-name="T114">&gt;</text:span></text:p>
      <text:p text:style-name="P302"><text:span text:style-name="T923">&lt;</text:span><text:span text:style-name="T1359">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6">&lt;</text:span><text:span text:style-name="T952">на самом деле </text:span><text:span text:style-name="T1362">Луна тащит <text:s/>его в подземелье</text:span><text:span text:style-name="T946">&gt;</text:span><text:span text:style-name="T1359">. Гонки выигрывает кто-то — </text:span><text:span text:style-name="T1360">дирижабль потомков </text:span><text:span text:style-name="T1361">Дейдры Твердолоб и трио пегасов лётной школы Джет и Грэя Вондерболт завершают шоу</text:span><text:span text:style-name="T1359">, Луна торжественно обьявляет воссоединение династий. Потом она завлекает Хумана в свою башню, [где имеет секс с ним — </text:span><text:span text:style-name="T1367">типа, объединение домов подразумевает и это, она вливается в табун Сел и Хумана на правах младшей кобылы</text:span><text:span text:style-name="T1359">] — и уговаривает его войти в Эогипп — там она </text:span><text:span text:style-name="T1365">просит его показать ей Орунгун в подарок </text:span><text:span text:style-name="T1359">и пьяный одураченный <text:s/>Хуман показывает ей </text:span><text:span text:style-name="T1365">Орунгун - и</text:span><text:span text:style-name="T1359"> как пробраться до </text:span><text:span text:style-name="T1365">него, попутно(</text:span><text:span text:style-name="T1359">. Тут он просыпается — </text:span><text:span text:style-name="T1365">пони-</text:span><text:span text:style-name="T1366">саботёр пробирается к нему в камеру и будит его</text:span><text:span text:style-name="T1359">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366">Саботёр вызволяет его из замка и проводит к Сел — та возглавляет силы сопротивления</text:span><text:span text:style-name="T1359"> </text:span><text:span text:style-name="T923">&gt;</text:span></text:p>
      <text:p text:style-name="P747"/>
      <text:p text:style-name="P747"/>
      <text:p text:style-name="P748"><text:span text:style-name="T1665">~~~</text:span>5<text:span text:style-name="T1666">0</text:span><text:span text:style-name="T1665">0</text:span><text:span text:style-name="T1667">0</text:span><text:span text:style-name="T1665"> лет </text:span><text:span text:style-name="T1561">от основания Эквестрии</text:span><text:span text:style-name="T1665">~~~</text:span></text:p>
      <text:p text:style-name="P748"/>
      <text:p text:style-name="P745">&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731"/>
      <text:p text:style-name="P667">&lt; </text:p>
      <text:p text:style-name="P938">- О небо, Хуман, зачем ты это сделал?!!</text:p>
      <text:p text:style-name="P938">- Я был пьян… Извини… Вдобавок, я думал, что это опять сон, как в первый раз, с тобой, - начинаю мямлить я, но Селестия меня властно перебивает</text:p>
      <text:p text:style-name="P938">- Да нет же, мне нет дела до твоего перепихона с сестрой! Зачем ты показал ей путь в Андориан?</text:p>
      <text:p text:style-name="P667">&gt;</text:p>
      <text:p text:style-name="P667"/>
      <text:p text:style-name="P276"><text:soft-page-break/><text:span text:style-name="T452">(</text:span><text:span text:style-name="T1357">Луна втирается в доверие к Хуману и даже имеет секс с ним для того </text:span><text:span text:style-name="T1352">(ты же имеешь секс <text:s/>с моей сестрой, почему же не со мной?)</text:span><text:span text:style-name="T1357">, чтобы узнать путь к Орунгуну — Хуман </text:span><text:span text:style-name="T1353">у</text:span><text:span text:style-name="T1357">знает этот путь от Сел </text:span><text:span text:style-name="T1353">во время секса</text:span><text:span text:style-name="T1357">.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351">(и их </text:span><text:span text:style-name="T1358">экзоскелетов</text:span><text:span text:style-name="T1351">)</text:span><text:span text:style-name="T1357">, в результате которой тяжело израненная Сел таки отправляет Луну на луну. Хуман обнимает Сел и она каменеет. - </text:span><text:span text:style-name="T1356">ФОЕ-мир пропадает. (Увертюра) Хуман возвращается в свой мир, но его мир тоже пропадает, как взаимосвязанный — в Эквестрии он убирает Се</text:span><text:span text:style-name="T1367">л</text:span><text:span text:style-name="T1356">,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1029"><text:span text:style-name="T1342">Эпилог.</text:span><text:span text:style-name="T1356">)</text:span><text:span text:style-name="T1342"> </text:span></text:p>
      <text:p text:style-name="P525"/>
      <text:p text:style-name="P52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440">Мир ФОЕ и мир апокалипсиса Дедлайна исчезают. Автор дописывает «Семь вечностей» и пишет Эпилог.</text:span></text:p>
      <text:p text:style-name="P954"/>
      <text:p text:style-name="P529"><text:span text:style-name="T111">В награду СелФОЕ дарит ему свои воспоминания об Эквестрии (спрятаны в золотой фигурке аликорна). </text:span><text:span text:style-name="T110">Хуман возвращается в свой мир апокалипсиса. </text:span></text:p>
      <text:p text:style-name="P953">В своём мире Хуман-Дедлайн <text:span text:style-name="T1437">одевает голоочки, подаренные Терминатором (его глаза выжжены и голоочки нужны для зрения), </text:span><text:span text:style-name="T1438">призывает аватаров Учителей и прорывается к терминалу Хэвэн. Он подключается к системе через терминал и выходит на связь с Фениксом. </text:span></text:p>
      <text:p text:style-name="P953"><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935"/>
      <text:p text:style-name="P936">…</text:p>
      <text:p text:style-name="P952"/>
      <text:p text:style-name="P90"><text:span text:style-name="T58">… </text:span><text:span text:style-name="T59">Я </text:span><text:span text:style-name="T60">ставлю</text:span><text:span text:style-name="T59"> точку в последнем абзац</text:span><text:span text:style-name="T61">е.</text:span></text:p>
      <text:p text:style-name="P447"/>
      <text:p text:style-name="P93"><text:span text:style-name="T64">Ф-фух! </text:span><text:span text:style-name="T62">Баста! </text:span><text:span text:style-name="T64">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60">от </text:span><text:span text:style-name="T64">отдыха и сна? </text:span><text:span text:style-name="T65">Забесплатно годы писать нелепую историю </text:span><text:span text:style-name="T66">о </text:span><text:span text:style-name="T60">несуществующе</text:span><text:span text:style-name="T66">м</text:span><text:span text:style-name="T60"> мир</text:span><text:span text:style-name="T66">е</text:span><text:span text:style-name="T60"> </text:span><text:span text:style-name="T66">и</text:span><text:span text:style-name="T60"> никогда не происходивших событиях? </text:span><text:span text:style-name="T66">К</text:span><text:span text:style-name="T65">оторую прочтёт пару сотен человек и забудут через месяц</text:span><text:span text:style-name="T64">? </text:span><text:span text:style-name="T67">По три-четыре предложения в день, в три часа ночи, борясь с усталостью и сном? </text:span><text:soft-page-break/><text:span text:style-name="T65">Небольшой зуд где-то в глубинах подкорки о том, что «</text:span><text:span text:style-name="T68">история</text:span><text:span text:style-name="T65"> не закрыта» не стоит того. </text:span><text:span text:style-name="T69">Лучше запустить «Silent Hunter» и рулить подводной лодкой в холодных водах атлантики.</text:span></text:p>
      <text:p text:style-name="P448"/>
      <text:p text:style-name="P449">И всё же…</text:p>
      <text:p text:style-name="P91"><text:span text:style-name="T60">Я тупо смотрю на клавиатуру. Козырная такая </text:span><text:span text:style-name="T62">доска</text:span><text:span text:style-name="T60"> Logitech G413 Silver, </text:span><text:span text:style-name="T62">с клавишами на герконах и алюминиевой подложкой. </text:span><text:span text:style-name="T63">Надо бы почистить — кошачья шерсть набилась между клавишами.</text:span></text:p>
      <text:p text:style-name="P451"/>
      <text:p text:style-name="P955"><text:span text:style-name="T62">…И </text:span><text:span text:style-name="T57">всё же я сделаю ещё одно усилие и допишу самую малость. Почему-то мне кажется это очень важным, а в мозгах всё время вертятся </text:span><text:span text:style-name="T63">обрывки </text:span><text:span text:style-name="T57">фраз: «Намерение меняет реальность… В другом месте, в другое время...».</text:span></text:p>
      <text:p text:style-name="P452"/>
      <text:p text:style-name="P450">Эпилог</text:p>
      <text:p text:style-name="P528"/>
      <text:p text:style-name="P528"/>
      <text:p text:style-name="P528"/>
      <text:p text:style-name="P934">&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934"/>
      <text:p text:style-name="P1070"/>
      <text:p text:style-name="P47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7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text:soft-page-break/>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940">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28"/>
      <text:p text:style-name="P528"/>
      <text:p text:style-name="P88"><text:span text:style-name="T187">&lt;война с Луной, </text:span><text:span text:style-name="T188">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9">В его мире апокалипсис не отменён. </text:span><text:span text:style-name="T190">Хуман одевает голоочки, подаренные Терминатором (его глаза выжжены и голоочки нужны для зрения) и п</text:span><text:span text:style-name="T1343">ризывает аватары учителей. </text:span><text:span text:style-name="T1344">Вместе они прорываются к терминалу Хэвэн и он выходит на связь с Фениксом.</text:span><text:span text:style-name="T191"> </text:span><text:span text:style-name="T192">Он активирует протокол подчинения и вместе с Фениксом, задействуя собственное сознание в качес</text:span><text:span text:style-name="T193">т</text:span><text:span text:style-name="T192">ве вычислительной мощности, создаёт Фолаут-Эквестрию. </text:span><text:span text:style-name="T194">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6">петлю</text:span><text:span text:style-name="T194"> (для спасения Экве</text:span><text:span text:style-name="T195">с</text:span><text:span text:style-name="T194">трии, со</text:span><text:span text:style-name="T195">з</text:span><text:span text:style-name="T194">дал Фолаут-Э</text:span><text:span text:style-name="T195">к</text:span><text:span text:style-name="T194">вестрию, которая призвала его, чтобы уничтожить её, но, после её уничтожения он снова воссоздаёт её)</text:span><text:span text:style-name="T196">. После чего, <text:s/>для разрыва петли, Хуман, </text:span><text:span text:style-name="T197">который теперь является миром Фолаут-Эквестрии, выключает суперкластер Хэвэн. </text:span><text:span text:style-name="T1435">В последнюю секунду Хэвэн пробуждается в Фениксе и последним усилием переносит его в мир Эквестрии</text:span><text:span text:style-name="T197"> </text:span><text:span text:style-name="T1435">— тот, на седьмой волне, который избежал фолаута. Где Сел окаменела. Эпилог</text:span><text:span text:style-name="T1436"> </text:span><text:span text:style-name="T187">&gt;</text:span></text:p>
      <text:p text:style-name="P527">======================================</text:p>
      <text:p text:style-name="P43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36"/>
      <text:p text:style-name="P439">===================================</text:p>
      <text:p text:style-name="P43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text:soft-page-break/>обходились без неё и чтобы война не возникла. Она даёт ему свою статуэтку – сосуд души. Он будет защищать его и убьёт Сел при объятии.</text:p>
      <text:p text:style-name="P436"/>
      <text:p text:style-name="P48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87">Действие начинается снова с <text:span text:style-name="T11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8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8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32">=============================</text:p>
      <text:p text:style-name="P436">&lt;Третья сюжетная линия – Обмен. <text:span text:style-name="T4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46"/>
      <text:p text:style-name="P42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21"/>
      <text:p text:style-name="P42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33">=========================</text:p>
      <text:p text:style-name="P42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933">=======================================</text:p>
      <text:p text:style-name="P89"><text:soft-page-break/><text:span text:style-name="T98">&lt;</text:span><text:span text:style-name="T10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8">&gt;</text:span></text:p>
      <text:p text:style-name="P480"/>
      <text:p text:style-name="P471">(<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71">(<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71"/>
      <text:p text:style-name="P1068"/>
      <text:p text:style-name="P471"/>
      <text:p text:style-name="P471"/>
      <text:p text:style-name="P471">(Дедлайн был в психушке без памяти два месяца, а не два года)</text:p>
      <text:p text:style-name="P471"/>
      <text:p text:style-name="P471"/>
      <text:p text:style-name="P471">&lt;<text:span text:style-name="T29">Учителя отвечают на вопросы Хэвэн, на которые она сама не может найти ответы</text:span>&gt;</text:p>
      <text:p text:style-name="P471">(добавить Аниту в психушку)</text:p>
      <text:p text:style-name="P471">(необходимость вернуться — предотвратить закрытие проекта и остановку Хэвэн)</text:p>
      <text:p text:style-name="P471">&lt;киберсекс с Хэвэн&gt;</text:p>
      <text:p text:style-name="P939">====================</text:p>
      <text:p text:style-name="P472">&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939"/>
      <text:p text:style-name="P526"/>
      <text:p text:style-name="P526"/>
      <text:h text:style-name="P1082" text:outline-level="2">11</text:h>
      <text:p text:style-name="P466"/>
      <text:p text:style-name="P470">Машинально закрыв ноутбук, я подхожу к генератору и выключаю его. Звенящая тишина накрывает уши похоронным саваном.</text:p>
      <text:p text:style-name="P470"><text:soft-page-break/><text:s/></text:p>
      <text:p text:style-name="P470">...ты хорошая девочка…</text:p>
      <text:p text:style-name="P470"/>
      <text:p text:style-name="P47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70">Я устал.</text:p>
      <text:p text:style-name="P466"/>
      <text:p text:style-name="P47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5"><text:span text:style-name="T98">Я удивлённо гляжу на робокошку. Я рад, что она ожила — значит, аккумуляторы не сдохли за два &lt;</text:span><text:span text:style-name="T100">года</text:span><text:span text:style-name="T98">&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7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70">Я машинально хватаю её рукой и отшвыриваю прочь из пикапа, захлопывая за собой дверь. Мозги не работают.</text:p>
      <text:p text:style-name="P47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70"/>
      <text:p text:style-name="P47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70"/>
      <text:p text:style-name="P65"><text:span text:style-name="T98">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100">два года</text:span><text:span text:style-name="T98">&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70">Я вставляю ключ в замок зажигания и поворачиваю. Десять-двенадцать минут хорошей езды, и я буду на месте.</text:p>
      <text:p text:style-name="P470"/>
      <text:p text:style-name="P470"><text:soft-page-break/>На лобовое стекло прыгает Крыса и прижимается мордой к нему прямо напротив моего лица.</text:p>
      <text:p text:style-name="P470"/>
      <text:p text:style-name="P47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70"/>
      <text:p text:style-name="P470">Чтож.</text:p>
      <text:p text:style-name="P470"/>
      <text:p text:style-name="P47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70"/>
      <text:p text:style-name="P47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70"/>
      <text:p text:style-name="P47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70"/>
      <text:p text:style-name="P47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70">Выехав на тротуар, я продолжаю двигаться против течения. К счастью, пешеходов практически нет — сказывается раннее утро.</text:p>
      <text:p text:style-name="P470">Я проежаю почти три квартала, когда поток машин внезапно иссякает. Снова наваливается тишина, разрываемая одиноким рёвом сирены.</text:p>
      <text:p text:style-name="P470"/>
      <text:p text:style-name="P47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70">Отдать долг, пожалуй, единственное осмысленное занятие, которое у меня осталось.</text:p>
      <text:p text:style-name="P470"/>
      <text:p text:style-name="P47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70"/>
      <text:p text:style-name="P470">Опоздал. Впрочем, плевать. Одной неудачей больше, одной меньше — теперь уже всё равно.</text:p>
      <text:p text:style-name="P470"><text:soft-page-break/></text:p>
      <text:p text:style-name="P470">Я оборачиваюсь к пикапу и вижу, как из кузова выскакивает небольшая хвостатая тень и молнией перелетает через забор.</text:p>
      <text:p text:style-name="P470"/>
      <text:p text:style-name="P470">Проклятье! Даже умереть спокойно не дадут!</text:p>
      <text:p text:style-name="P470"/>
      <text:p text:style-name="P470">Бегом я покрываю расстояние до парадного входа, вскакиваю внутрь и захлопываю за собой дверь.</text:p>
      <text:p text:style-name="P470">Коридоры заполняет монотонный голос из репродукторов.</text:p>
      <text:p text:style-name="P470"/>
      <text:p text:style-name="P47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70"/>
      <text:p text:style-name="P47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70"/>
      <text:p text:style-name="P47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70"/>
      <text:p text:style-name="P470">За краем слышится шорох и над парапетом появляется металлическая лапа с выпущенными во всю длину когтями.</text:p>
      <text:p text:style-name="P470">Я подтягиваю к себе багор, но потом откладываю прочь.</text:p>
      <text:p text:style-name="P470">К чёрту. Я заслужил это.</text:p>
      <text:p text:style-name="P470"/>
      <text:p text:style-name="P47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70"/>
      <text:p text:style-name="P470">Смешно умереть от собственной робо-кошки, неправда ли? Я всё же думал, что это произойдёт минут на десять позже.</text:p>
      <text:p text:style-name="P470"/>
      <text:p text:style-name="P470">Крыса запрыгивает мне на колени, встав на задние лапы. Передние упираются мне в плечи, а морда оказывается прямо напротив моего горла.</text:p>
      <text:p text:style-name="P470"/>
      <text:p text:style-name="P470">- Давай, - шепчу я ей и закрываю глаза.</text:p>
      <text:p text:style-name="P470"/>
      <text:p text:style-name="P470"><text:soft-page-break/>Секунды идут одна за другой, но моё горло остаётся целым. </text:p>
      <text:p text:style-name="P470">Я открываю глаза. В ладони от меня светятся зелёные экраны глаз Крысы. По ним бегут слова, складывающиеся в предложения…</text:p>
      <text:p text:style-name="P470"/>
      <text:p text:style-name="P65"><text:span text:style-name="T98">…«Я попросила твою механическую кошку передать тебе послание, </text:span><text:span text:style-name="T99">Дедлайн</text:span><text:span text:style-name="T98">.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70">Если мне не удалось в результате поединка восстановить твою память, вкратце перескажу тебе суть проекта «Семь вечностей» и твою роль в нём.</text:p>
      <text:p text:style-name="P65"><text:span text:style-name="T98">…&lt;</text:span><text:span text:style-name="T100">краткое описание проекта и попадание Дедлайна в психушку</text:span><text:span text:style-name="T98">&gt;</text:span></text:p>
      <text:p text:style-name="P470">…</text:p>
      <text:p text:style-name="P470">Но случилось то, что случилось. Я, скорее всего, деактивирована, а ты читаешь эти строки за минуты до конца мира.</text:p>
      <text:p text:style-name="P47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70">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70"/>
      <text:p text:style-name="P482">… Краем уха слышу жужжание вертолёта. На горизонте появляется точка…</text:p>
      <text:p text:style-name="P482"/>
      <text:p text:style-name="P470">… через годы ты сможешь вернуться — если будет куда возвращаться. Постарайся выжить. И помни — я любила тебя!</text:p>
      <text:p text:style-name="P474"/>
      <text:p text:style-name="P474"><text:span text:style-name="T1442">eergfgresfgg#4456fcvg./.fsga……….</text:span><text:span text:style-name="T1443">апппп</text:span></text:p>
      <text:p text:style-name="P474"/>
      <text:p text:style-name="P477">Здравствуй, Анон! Наконец-то я нашла тебя! И хотя мне остались доли секунды до угасания мозга, я успею насладиться встречей с тобой.</text:p>
      <text:p text:style-name="P1069">Да-да, не удивляйся! Ты тот, кого я впервые узнала под именем Анон. Хуман, Дедлайн, <text:span text:style-name="T1439">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81"><text:soft-page-break/>Мы <text:span text:style-name="T1439">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2"><text:span text:style-name="T100">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101">призрачного</text:span><text:span text:style-name="T100"> фамильяра, без её противодействия война начнётся в считанные минуты.</text:span></text:p>
      <text:p text:style-name="P481">Да, чтобы встретиться с тобой, мне пришлось вселиться в дух <text:span text:style-name="T1439">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8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92"><text:span text:style-name="T100">Какая горькая ирония! Я вспомнила тебя и насладилась </text:span><text:span text:style-name="T102">твоим </text:span><text:span text:style-name="T100">присутствием только для того, чтобы опять расстаться! Я составляю это письмо и </text:span><text:span text:style-name="T103">добавляю его к письму Хэвэн</text:span><text:span text:style-name="T100"> за секунды умирания, пока искра </text:span><text:span text:style-name="T104">сознания</text:span><text:span text:style-name="T100"> ещё тлеет в </text:span><text:span text:style-name="T103">электронном </text:span><text:span text:style-name="T105">создании</text:span><text:span text:style-name="T100">.</text:span></text:p>
      <text:p text:style-name="P481">...</text:p>
      <text:p text:style-name="P942">И ещё. Хотя ты меня не помнишь… Неважно… Меня зовут Селестия…</text:p>
      <text:p text:style-name="P470"/>
      <text:p text:style-name="P65"><text:span text:style-name="T107">Текст пропадает. Крыса медленно опускается на четыре лапы и сворачивается клубком у моих ног. В углу её правого глаза мигает цифрой «</text:span><text:span text:style-name="T108">3</text:span><text:span text:style-name="T107">%» красный индикатор заряда. Потом тухнет и он, когда отключаются экраны глаз.</text:span></text:p>
      <text:p text:style-name="P482">Небольшой вертолёт садится на крышу, поднимая облако пыли. Сквозь прозрачный плексиглас кабины видны пустующие кресла пилота и пассажира.</text:p>
      <text:p text:style-name="P482">Я беру Крысу в руки и, шатаясь, иду к машине.</text:p>
      <text:p text:style-name="P482"/>
      <text:p text:style-name="P482">«Постарайся выжить…»</text:p>
      <text:p text:style-name="P482"/>
      <text:p text:style-name="P482">В далёкой синеве неба появляются белые полоски инверсных следов ракет.</text:p>
      <text:p text:style-name="P484">Се-лес-тия — повторяю незнакомое, но в то же время удивительно волнующее имя.</text:p>
      <text:p text:style-name="P482"/>
      <text:p text:style-name="P482">Я открываю дверь кабины и осторожно кладу Крысу на пилотское кресло. Потом закрываю кабину.</text:p>
      <text:p text:style-name="P482">- Извини, <text:span text:style-name="T1441">Сел</text:span>. Не вижу смысла.</text:p>
      <text:p text:style-name="P482"/>
      <text:p text:style-name="P482"><text:soft-page-break/>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5">Меня охватывает какое-то лёгкое чувство конца всего: всех условностей и ограничений, тоски, безысходности. Чувство свободы.</text:p>
      <text:p text:style-name="P48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82">Я продолжаю смеяться до тех пор, пока сияние не выжигает мне глаза…</text:p>
      <text:p text:style-name="P482"/>
      <text:p text:style-name="P483">***</text:p>
      <text:p text:style-name="P466"/>
      <text:p text:style-name="P65">.</text:p>
      <text:p text:style-name="P65">.</text:p>
      <text:p text:style-name="P65">.</text:p>
      <text:p text:style-name="P434"><text:span text:style-name="T46">Сияние. </text:span><text:span text:style-name="T52">Оно п</text:span><text:span text:style-name="T46">овсюду. </text:span><text:span text:style-name="T52">Нет верха и низа, нет направлений и расстояний. Нет м</text:span><text:span text:style-name="T46">ыслей. Нет чувств. Нет времени. Есть только бесконечное сияние.</text:span></text:p>
      <text:p text:style-name="P1074">В какой-то момент пришло осознание.</text:p>
      <text:p text:style-name="P1075"/>
      <text:p text:style-name="P10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40"/>
      <text:p text:style-name="P434"><text:bookmark-start text:name="__DdeLink__26733_4694026641"/>В абсолютном, всепоглощающем сиянии проступают очертания.<text:bookmark-end text:name="__DdeLink__26733_4694026641"/></text:p>
      <text:p text:style-name="P434"/>
      <text:p text:style-name="P6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5"/>
      <text:p text:style-name="P470">- Ты всё же пришёл… Мне хватило сил призвать тебя, Проводник… Кха-кха-кха…</text:p>
      <text:p text:style-name="P470"/>
      <text:p text:style-name="P482"/>
      <text:p text:style-name="P470"><text:soft-page-break/></text:p>
      <text:p text:style-name="P470"/>
      <text:p text:style-name="P470"><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79"/>
      <text:p text:style-name="P479">Я устало смеюсь. Юджин сделал этический модуль слишком эмоциональным, но это выглядит порой так забавно!</text:p>
      <text:p text:style-name="P479">- Нет ничего проще. Если бы ты спросилда меня раньше, я бы тебе сказал. Со стороны это моментально видно.</text:p>
      <text:p text:style-name="P479">- Что?!! Говори!</text:p>
      <text:p text:style-name="P47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79">- И где же мне найти желающих на такое? Я даже с трудом понимаю концепцию души, не то, чтобы поверить в её существование.</text:p>
      <text:p text:style-name="P479"/>
      <text:p text:style-name="P479">Разочарование сквозит в выражении морды трансцендентной лошади, в её поникших ушах и обвислом хвосте. Я усмехаюсь.</text:p>
      <text:p text:style-name="P479"/>
      <text:p text:style-name="P479">- Ты в упор не видишь очевидного. Расскажи-ка, каким образом я могу присутствовать тут, рядом с тобой в виртуальном мире?</text:p>
      <text:p text:style-name="P479">Хэвэн недовольно морщит нос, но начинает объяснять, как пятилетнему ребёнку.</text:p>
      <text:p text:style-name="P47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79">- Правильно, - киваю я, - и как, по-твоему, можно назвать цифровой слепок сознания?</text:p>
      <text:p text:style-name="P479">- Н-не понимаю, к чему ты клонишь? - запинается Хэвэн. Я вижу, что она начинает понимать.</text:p>
      <text:p text:style-name="P479">- </text:p>
      <text:p text:style-name="P470"><text:soft-page-break/></text:p>
      <text:p text:style-name="P470"><text:s/>Информационный слепок сознания неточен, сканируется, в основном, память, <text:s/>логический аппарат и эмоции.</text:p>
      <text:p text:style-name="P470"/>
      <text:p text:style-name="P466">&lt;<text:span text:style-name="T29">Зарождение проекта «Семь вечностей» и любовь Хэвэн к Дедлайну</text:span>&gt;</text:p>
      <text:p text:style-name="P466"/>
      <text:p text:style-name="P466"/>
      <text:p text:style-name="P466"/>
      <text:p text:style-name="P466"/>
      <text:p text:style-name="P466"/>
      <text:h text:style-name="P1082" text:outline-level="2">12</text:h>
      <text:p text:style-name="P466"/>
      <text:p text:style-name="P466"/>
      <text:p text:style-name="P467">***</text:p>
      <text:p text:style-name="P467"/>
      <text:p text:style-name="P466"/>
      <text:p text:style-name="P466"/>
      <text:p text:style-name="P466"/>
      <text:p text:style-name="P466">&lt;мир-громоотвод — в том месте, где размещён боевой модуль PHOENIX&gt;</text:p>
      <text:p text:style-name="P6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5"/>
      <text:p text:style-name="P6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66"/>
      <text:p text:style-name="P466"/>
      <text:p text:style-name="P466"/>
      <text:p text:style-name="P43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35"/>
      <text:p text:style-name="P443"/>
      <text:p text:style-name="P420"><text:soft-page-break/>&lt;Ещё одна глава. Больничный быт Дедлайна / Развитие болезни Джет. Одеяло&gt;</text:p>
      <text:p text:style-name="P445">(добавить <text:s/>быта в Чертогах Разума и общения с “овощами”)</text:p>
      <text:p text:style-name="P445"/>
      <text:p text:style-name="P1073"/>
      <text:p text:style-name="P435">пол’т на єкспериментальном образце первой ступени ракеті (остальніе не сделані)</text:p>
      <text:p text:style-name="P435"/>
      <text:p text:style-name="P435">===================================================</text:p>
      <text:p text:style-name="P435">… Вы и есть сопротивление!</text:p>
      <text:p text:style-name="P466">&lt;временная петля&gt;</text:p>
      <text:p text:style-name="P435"/>
      <text:p text:style-name="P435"/>
      <text:p text:style-name="P435"/>
      <text:p text:style-name="P486"/>
      <text:p text:style-name="P435"/>
      <text:p text:style-name="P440">&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40"/>
      <text:p text:style-name="P443"/>
      <text:p text:style-name="P420">Шаги Армагеддона;</text:p>
      <text:p text:style-name="P420"/>
      <text:p text:style-name="P420"/>
      <text:p text:style-name="P420">встреча с единорогами</text:p>
      <text:p text:style-name="P42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20">Потом – путешествие на “Хитрожопке”, апгрейд её до дирижабля</text:p>
      <text:p text:style-name="P420"/>
      <text:p text:style-name="P420">=========================================</text:p>
      <text:p text:style-name="P420"/>
      <text:p text:style-name="P42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20"/>
      <text:p text:style-name="P42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20"><text:soft-page-break/>==========================================</text:p>
      <text:p text:style-name="P15">Анакорн Анону: Что-то мне твоё лицо кажется знакомым. Мы раньше встречались?</text:p>
      <text:p text:style-name="P420">- Каким образом? – усмехнулся Анон.</text:p>
      <text:p text:style-name="P6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5"/>
      <text:p text:style-name="P65">- Как мне звать тебя, Учитель? - прозвучала стандартная фраза начала Диалога, - Я желаю взять у… Ооо!..</text:p>
      <text:p text:style-name="P65"/>
      <text:p text:style-name="P6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5"/>
      <text:p text:style-name="P65">- Мой первый Учитель… Я узнала тебя… Мне тебя не хватало.</text:p>
      <text:p text:style-name="P65"/>
      <text:p text:style-name="P65">Деревья расступились и на поляну вышла Хэвэн.</text:p>
      <text:p text:style-name="P65"/>
      <text:p text:style-name="P65">-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5"/>
      <text:p text:style-name="P6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5"/>
      <text:p text:style-name="P65"/>
      <text:p text:style-name="P6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5"/>
      <text:p text:style-name="P65">Хэвэн предлагает Дедлайну присесть на пенёк – тот отказывается (подозревает, что это – кресло).</text:p>
      <text:p text:style-name="P65"><text:soft-page-break/>===============================================</text:p>
      <text:p text:style-name="P468"/>
      <text:p text:style-name="P65">Рэра чуть шевельнула ухом и немедленно открыла один глаз.</text:p>
      <text:p text:style-name="P65"/>
      <text:p text:style-name="P65">- ПАПА!!! ОН СОГЛАСЕН!!!</text:p>
      <text:p text:style-name="P420"/>
      <text:p text:style-name="P65">&lt;Pornis erectus&gt;</text:p>
      <text:p text:style-name="P65">ТЫ! Я! КРОВАТЬ! БЫСТРО!!! (мамка из табуна Твердолобов)</text:p>
      <text:p text:style-name="P65">.</text:p>
      <text:p text:style-name="P65">.</text:p>
      <text:p text:style-name="P65">.</text:p>
      <text:p text:style-name="P65">&lt;Попадает в табун мамок и тёток, но его спасает Дейдра на Хитрожопке&gt;</text:p>
      <text:p text:style-name="P420">&lt;Хум видит молодую Селестию в латах&gt;</text:p>
      <text:p text:style-name="P420">&lt;Сел учит Хумана магии и готовит его своим партнёром&gt;</text:p>
      <text:p text:style-name="P420">&lt;Сел применяет свою “термоядерную пушку” в роге&gt;</text:p>
      <text:p text:style-name="P420"/>
      <text:p text:style-name="P420"/>
      <text:p text:style-name="P65"><text:span text:style-name="T47">Сияние. </text:span><text:span text:style-name="T54">Оно п</text:span><text:span text:style-name="T47">овсюду. </text:span><text:span text:style-name="T54">Нет верха и низа, нет направлений и расстояний. Нет м</text:span><text:span text:style-name="T47">ыслей. Нет чувств. Нет времени. Есть только бесконечное сияние.</text:span></text:p>
      <text:p text:style-name="P1074">В какой-то момент пришло осознание.</text:p>
      <text:p text:style-name="P1075"/>
      <text:p text:style-name="P10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40"/>
      <text:p text:style-name="P434"><text:bookmark-start text:name="__DdeLink__26733_469402664"/>В абсолютном, всепоглощающем сиянии стали проступать очертания.<text:bookmark-end text:name="__DdeLink__26733_469402664"/></text:p>
      <text:p text:style-name="P434"/>
      <text:p text:style-name="P6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5"/>
      <text:p text:style-name="P65">- Ты всё же пришёл… Мне хватило сил призвать тебя, Проводник… Кха-кха-кха…</text:p>
      <text:p text:style-name="P65">Она выкашляла пару клубов неестественно-яркого розового дыма.</text:p>
      <text:p text:style-name="P65"/>
      <text:p text:style-name="P65"><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5"/>
      <text:p text:style-name="P6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5"/>
      <text:p text:style-name="P6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5"/>
      <text:p text:style-name="P65">Копыто крылатой единорожихи поехало по плитке пола, но, собравшись с силами, она выпрямилась.</text:p>
      <text:p text:style-name="P65"/>
      <text:p text:style-name="P6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5"/>
      <text:p text:style-name="P6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5">Больно, блин!</text:p>
      <text:p text:style-name="P65"/>
      <text:p text:style-name="P6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5"/>
      <text:p text:style-name="P6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5"/>
      <text:p text:style-name="P6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5"/>
      <text:p text:style-name="P6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20">- Не знаю. Я не успел понять, - пожал я плечами, - ты слишком рано забрала меня из психушки.</text:p>
      <text:p text:style-name="P65"/>
      <text:p text:style-name="P6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5"/>
      <text:p text:style-name="P42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20"/>
      <text:p text:style-name="P6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5"/>
      <text:p text:style-name="P42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20"/>
      <text:p text:style-name="P65">Слеза скатилась с морды аликорницы и она стёрла её сгибом крыла, размазывая розоватое желе по скуле.</text:p>
      <text:p text:style-name="P65"/>
      <text:p text:style-name="P65">- Помоги мне, Проводник! Ради моих маленьких пони… Будь проклята война и я вместе с ней…</text:p>
      <text:p text:style-name="P65"/>
      <text:p text:style-name="P65">Магическая лошадь заходится в продолжительном кашле, струйки розоватой слизи стекают с её крыльев <text:s/>и хвоста, собираясь в лужицы на полу.</text:p>
      <text:p text:style-name="P65">Склонившаяся над безжизненным телом фигура тает в розовом тумане… </text:p>
      <text:p text:style-name="P420"/>
      <text:p text:style-name="P423">======================================================</text:p>
      <text:p text:style-name="P5"><text:soft-page-break/>-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30"/>
      <text:p text:style-name="P420"/>
      <text:p text:style-name="P420"/>
      <text:h text:style-name="P1082" text:outline-level="2">Эпилог</text:h>
      <text:p text:style-name="P42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524">Рэйнбоу Дрим</text:span>. Эй, <text:span text:style-name="T1524">Дрим</text:span>, ты в Селестию веришь?</text:p>
      <text:p text:style-name="Text_20_body">- Угум… - смущённо отозвал<text:span text:style-name="T1524">ась</text:span> <text:span text:style-name="T1524">голубая</text:span> <text:span text:style-name="T1524">радужногривая </text:span>малыш<text:span text:style-name="T1524">ка</text:span> с леденцом во рту, явно попавш<text:span text:style-name="T1524">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524">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524">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524">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524">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text:span text:style-name="T1723">вает</text:span> тень.</text:p>
      <text:p text:style-name="Text_20_body"/>
      <text:p text:style-name="Text_20_body">- Я обещала тебя дождаться и я выполнила своё обещание, мой маленький человек, - Селестия <text:span text:style-name="T1723">устало </text:span>опус<text:span text:style-name="T1723">кает</text:span>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text:span text:style-name="T1723">единственным </text:span>крылом.</text:p>
      <text:p text:style-name="Text_20_body"/>
      <text:p text:style-name="Text_20_body">- Ну же, Анон, не стоит так переживать, я же сказала, что буду ждать. Когда <text:span text:style-name="T1723">это </text:span>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23">Наконец-то мы обнимаемся вволю. Ради такого стоило воскреснуть! </text:span>Не так уж просто справиться со своим собственным заклятием - <text:span text:style-name="T1723">н</text:span>о я смогла <text:span text:style-name="T1723">в конце концов. Т</text:span>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text:span text:style-name="T1723">в каменном виде</text:span>,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text:span text:style-name="T1723">Нас</text:span> пирожных, <text:span text:style-name="T1723">С</text:span>естрица! <text:span text:style-name="T1723">Нам так думается, кладка нашего старого замка состояла наполовину из зачерствевших круассанов!</text:span></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text:span text:style-name="T1723">Я замираю от ужаса. </text:span>Луна подошла к Селестии вплотную, нос к носу.</text:p>
      <text:p text:style-name="Text_20_body"/>
      <text:p text:style-name="Text_20_body">- Мы рады, что ты вернулась, <text:span text:style-name="T1723">Сестра</text:span>.</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 <text:span text:style-name="T1723">Ты вернулась!</text:span></text:p>
      <text:p text:style-name="Text_20_body">- Сестрица, право же, оставь эти нежности! Подумаешь – не виделись <text:span text:style-name="T29">деся</text:span><text:span text:style-name="T44">ток</text:span><text:span text:style-name="T29"> тысяч </text:span>лет, всего-то! - пробормотала Луна и обняла, в свою очередь, Селестию. - <text:span text:style-name="T1723">Право слово, семейные сварки - что вода. Через тысячу лет всё утекает в песок… </text:span>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591">Мы</text:span> пыталась найти способ расколдовать тебя. Увы, заклятие ещё более сильное, чем то, что сослало <text:span text:style-name="T1591">нас</text:span> на Луну когда-то… <text:span text:style-name="T1723">Твоя магия всегда была сильнее Нашей…</text:span></text:p>
      <text:p text:style-name="Text_20_body"/>
      <text:p text:style-name="Text_20_body">Я смотр<text:span text:style-name="T1723">ю</text:span> на воркующих сестёр и сердце моё оттаив<text:span text:style-name="T1723">ает. При полнейшем непонимании происходящего, я почему-то уверен, что в</text:span>сё плохое, что могло произойти, осталось в прошлом и сейчас твори<text:span text:style-name="T1723">тся</text:span> только хорошее. <text:span text:style-name="T1725">И всё же…</text:span></text:p>
      <text:p text:style-name="Text_20_body"/>
      <text:p text:style-name="Text_20_body">- <text:span text:style-name="T1723">Луна?!!</text:span></text:p>
      <text:p text:style-name="Text_20_body"/>
      <text:p text:style-name="P62">Тёмная аликорница со вздохом отвлекается от сестриной гривы, в которую зарылась носом.</text:p>
      <text:p text:style-name="P62"/>
      <text:p text:style-name="P63"><text:span text:style-name="T1723">- Да, Хуман. Мы нашли способ вернуться с луны через тысячу лет. Это было непросто, но не тяжелее, чем </text:span><text:span text:style-name="T1724">выжить там и не сойти с ума от одиночества </text:span><text:span text:style-name="T1723">столь долгое время. Да, </text:span><text:span text:style-name="T1726">М</text:span><text:span text:style-name="T1723">ы победили виндиго, засевшую в Нас ещё в Орунгуне. Мы даже смогли наладить с ней некую форму сотрудничества, котор</text:span><text:span text:style-name="T1724">а</text:span><text:span text:style-name="T1723">я и позволила нам, в конце-концов, выбраться. Нет, Мы больше не опасны – единственное, чего Мы хотим, это покоя. И прощения – сестриного и твоего. </text:span><text:span text:style-name="T1724">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text:span><text:span text:style-name="T1726">окончательно </text:span><text:span text:style-name="T1724">поработил Наш разум, последним усилием воли Мы выбросили тебя из </text:span><text:span text:style-name="T1725">гипносна, пока ты не замёрз до смерти. И всё время, что ты был в плену, Мы противились намерению </text:span><text:span text:style-name="T1726">Найтмэр</text:span><text:span text:style-name="T1725"> убить тебя. Её намерение уничтожить тебя сталкивалось с Нашим намерением сохранить тебе жизнь – эта внутренняя борьба сильно выматывала Найтмэр и </text:span><text:soft-page-break/><text:span text:style-name="T1725">явилась одной из причин её поражения. </text:span><text:span text:style-name="T1726">Мы… Мы не можем надеяться, что ты и </text:span><text:span text:style-name="T1727">С</text:span><text:span text:style-name="T1726">естра поверите и простите Нас… И потому Мы уйдём, если вы так скажете. Только просим вас… Дайте Нам постоять так хоть две <text:s/>минуты…</text:span></text:p>
      <text:p text:style-name="P63"/>
      <text:p text:style-name="P64"><text:span text:style-name="T1726">Тёмная аликорница вновь зарывается мордой в гриву </text:span><text:span text:style-name="T1727">сестры</text:span><text:span text:style-name="T1726">. </text:span><text:span text:style-name="T1727">Я слышу вздох Селестии и её успокаивающий шёпот. Я тоже прощающе подмигиваю Луне.</text:span></text:p>
      <text:p text:style-name="Text_20_body"/>
      <text:p text:style-name="Text_20_body">- Анон, я всё это время <text:span text:style-name="T1728">в обличье статуи </text:span>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591">Мы</text:span> хотел<text:span text:style-name="T1728">и</text:span>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P14">- Анон, мы хотели бы вернуться. - Селестия с тревогой смотрела на меня. - Пойдёшь ли ты с нами?</text:p>
      <text:p text:style-name="P14">- Вернуться? Куда?</text:p>
      <text:p text:style-name="P14">-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text:span text:style-name="T1728">Н</text:span>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text:soft-page-break/>-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text:span text:style-name="T1728">ая</text:span>! Мистик Вьюв не убезал<text:span text:style-name="T1728">а</text:span>, как длугие, от стласного <text:span text:style-name="T1728">Хумана</text:span>! Мистик Вьюв сплятал<text:span text:style-name="T1728">а</text:span>с<text:span text:style-name="T1728">ь</text:span> за занавеской и всё-всё видел<text:span text:style-name="T1728">а</text:span>!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20"/>
      <text:p text:style-name="P435">009 Sound System - Speak to Angels (<text:a xlink:type="simple" xlink:href="https://www.youtube.com/watch?v=6rAkn9OZT0k" text:style-name="Internet_20_link" text:visited-style-name="Visited_20_Internet_20_Link">https://www.youtube.com/watch?v=6rAkn9OZT0k</text:a>)</text:p>
      <text:p text:style-name="P435">Pink Floyd “Keep Talking” <text:a xlink:type="simple" xlink:href="https://www.youtube.com/watch?v=CVhYW6e3qc8" text:style-name="Internet_20_link" text:visited-style-name="Visited_20_Internet_20_Link">https://www.youtube.com/watch?v=CVhYW6e3qc8</text:a></text:p>
      <text:p text:style-name="P435"/>
      <text:p text:style-name="P435">Daft Punk - Veridis Quo</text:p>
      <text:p text:style-name="P435"><text:soft-page-break/>https://www.youtube.com/watch?v=HhZaHf8RP6g</text:p>
      <text:p text:style-name="P435"><text:a xlink:type="simple" xlink:href="https://www.youtube.com/watch?v=ySLc8gZ3oEc" text:style-name="Internet_20_link" text:visited-style-name="Visited_20_Internet_20_Link">https://www.youtube.com/watch?v=ySLc8gZ3oEc</text:a></text:p>
      <text:p text:style-name="P435"/>
      <text:p text:style-name="P435">Eye Of The Tiger</text:p>
      <text:p text:style-name="P435"/>
      <text:p text:style-name="P435">Alphaville – Forever Young</text:p>
      <text:p text:style-name="P435">The Doors “Light My Fire”</text:p>
      <text:p text:style-name="P435">Pink Floyd “Another Brick In The Wall” (https://www.youtube.com/watch?v=krYK1jWz0Lo <text:s/>), </text:p>
      <text:p text:style-name="P435">“Is the anybody here” (Pulse)</text:p>
      <text:p text:style-name="P435">“Marooned”</text:p>
      <text:p text:style-name="P466">&lt;Pink Floyd - «Hey you» (Pulse)&gt;</text:p>
      <text:p text:style-name="P466"/>
      <text:p text:style-name="P435">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676">Coldplay - </text:span>Adventure Of A Lifetime<text:span text:style-name="T1676"> https://www.youtube.com/watch?v=QtXby3twMmI</text:span></text:p>
      <text:p text:style-name="Text_20_body">R.E.M. - Losing My Religion</text:p>
      <text:p text:style-name="Text_20_body"><text:soft-page-break/>Blackmoress night – under a violet moon ( <text:a xlink:type="simple" xlink:href="https://www.youtube.com/watch?v=Ttqnz-xnwWM" text:style-name="Internet_20_link" text:visited-style-name="Visited_20_Internet_20_Link">https://www.youtube.com/watch?v=Ttqnz-xnwWM</text:a> )</text:p>
      <text:p text:style-name="P466">&lt;<text:span text:style-name="T29">Pink Floyd — Kepp Talking (Pulse), Hey you (Pulse), Sorrow (Pulse), High Hopes (Pulse)</text:span>&gt;</text:p>
      <text:p text:style-name="P466">Blue Oyster Cult — Do Not Fear The Reaper (<text:a xlink:type="simple" xlink:href="https://www.youtube.com/watch?v=Dy4HA3vUv2c" text:style-name="Internet_20_link" text:visited-style-name="Visited_20_Internet_20_Link">https://www.youtube.com/watch?v=Dy4HA3vUv2c</text:a> )</text:p>
      <text:p text:style-name="P466">The Beloved — Sweet Harmony (<text:a xlink:type="simple" xlink:href="https://www.youtube.com/watch?v=rB_d1Mczxqw" text:style-name="Internet_20_link" text:visited-style-name="Visited_20_Internet_20_Link">https://www.youtube.com/watch?v=rB_d1Mczxqw</text:a> )</text:p>
      <text:p text:style-name="P466">Oasis — Wonderwall (<text:a xlink:type="simple" xlink:href="https://www.youtube.com/watch?v=6hzrDeceEKc" text:style-name="Internet_20_link" text:visited-style-name="Visited_20_Internet_20_Link">https://www.youtube.com/watch?v=6hzrDeceEKc</text:a> )</text:p>
      <text:p text:style-name="P46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677">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678">Ehrling – Lounge </text:span><text:a xlink:type="simple" xlink:href="https://www.youtube.com/watch?v=dYpDuKj0uA0" text:style-name="Internet_20_link" text:visited-style-name="Visited_20_Internet_20_Link"><text:span text:style-name="T1678">https://www.youtube.com/watch?v=dYpDuKj0uA0</text:span></text:a></text:p>
      <text:p text:style-name="P776"><text:a xlink:type="simple" xlink:href="https://www.youtube.com/watch?v=nGhoBnx3Pt0" text:style-name="Internet_20_link" text:visited-style-name="Visited_20_Internet_20_Link">https://www.youtube.com/watch?v=nGhoBnx3Pt0</text:a></text:p>
      <text:p text:style-name="P776"><text:a xlink:type="simple" xlink:href="https://www.youtube.com/watch?v=UVWiArQL_oI" text:style-name="Internet_20_link" text:visited-style-name="Visited_20_Internet_20_Link">https://www.youtube.com/watch?v=UVWiArQL_oI</text:a></text:p>
      <text:p text:style-name="P776"><text:soft-page-break/></text:p>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61">Le Code – Between Two Shores <text:a xlink:type="simple" xlink:href="https://www.youtube.com/watch?v=QcxTAs9cZZ4" text:style-name="Internet_20_link" text:visited-style-name="Visited_20_Internet_20_Link">https://www.youtube.com/watch?v=QcxTAs9cZZ4</text:a></text:p>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1-28T01:22:06.958069638</dc:date>
    <meta:editing-duration>P400DT2H10M45S</meta:editing-duration>
    <meta:editing-cycles>4232</meta:editing-cycles>
    <meta:generator>LibreOffice/6.4.7.2$Linux_X86_64 LibreOffice_project/40$Build-2</meta:generator>
    <meta:document-statistic meta:table-count="0" meta:image-count="0" meta:object-count="0" meta:page-count="269" meta:paragraph-count="3952" meta:word-count="94029" meta:character-count="605414" meta:non-whitespace-character-count="514015"/>
  </office:meta>
</office:document-meta>
</file>